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9.1pt"/>
    </style:style>
    <style:style style:name="co5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0f870f"/>
      <style:text-properties style:text-position=""/>
    </style:style>
    <style:style style:name="ce10" style:family="table-cell" style:parent-style-name="Default">
      <style:table-cell-properties fo:background-color="#108e10"/>
      <style:text-properties style:text-position=""/>
    </style:style>
    <style:style style:name="ce11" style:family="table-cell" style:parent-style-name="Default">
      <style:table-cell-properties fo:background-color="#119611"/>
      <style:text-properties style:text-position=""/>
    </style:style>
    <style:style style:name="ce12" style:family="table-cell" style:parent-style-name="Default">
      <style:table-cell-properties fo:background-color="#1313ad"/>
      <style:text-properties style:text-position=""/>
    </style:style>
    <style:style style:name="ce13" style:family="table-cell" style:parent-style-name="Default">
      <style:table-cell-properties fo:background-color="#b51414"/>
      <style:text-properties style:text-position=""/>
    </style:style>
    <style:style style:name="ce14" style:family="table-cell" style:parent-style-name="Default">
      <style:table-cell-properties fo:background-color="#0e0e83"/>
      <style:text-properties style:text-position=""/>
    </style:style>
    <style:style style:name="ce15" style:family="table-cell" style:parent-style-name="Default">
      <style:table-cell-properties fo:background-color="#108d10"/>
      <style:text-properties style:text-position=""/>
    </style:style>
    <style:style style:name="ce16" style:family="table-cell" style:parent-style-name="Default">
      <style:table-cell-properties fo:background-color="#12a112"/>
      <style:text-properties style:text-position=""/>
    </style:style>
    <style:style style:name="ce17" style:family="table-cell" style:parent-style-name="Default">
      <style:table-cell-properties fo:background-color="#0e0e84"/>
      <style:text-properties style:text-position=""/>
    </style:style>
    <style:style style:name="ce18" style:family="table-cell" style:parent-style-name="Default">
      <style:table-cell-properties fo:background-color="#820e0e"/>
      <style:text-properties style:text-position=""/>
    </style:style>
    <style:style style:name="ce19" style:family="table-cell" style:parent-style-name="Default">
      <style:table-cell-properties fo:background-color="#0e830e"/>
      <style:text-properties style:text-position=""/>
    </style:style>
    <style:style style:name="ce2" style:family="table-cell" style:parent-style-name="Default">
      <style:table-cell-properties fo:background-color="#800e0e"/>
      <style:text-properties style:text-position=""/>
    </style:style>
    <style:style style:name="ce20" style:family="table-cell" style:parent-style-name="Default">
      <style:table-cell-properties fo:background-color="#101092"/>
      <style:text-properties style:text-position=""/>
    </style:style>
    <style:style style:name="ce21" style:family="table-cell" style:parent-style-name="Default">
      <style:table-cell-properties fo:background-color="#12a212"/>
      <style:text-properties style:text-position=""/>
    </style:style>
    <style:style style:name="ce22" style:family="table-cell" style:parent-style-name="Default">
      <style:table-cell-properties fo:background-color="#0e0e81"/>
      <style:text-properties style:text-position=""/>
    </style:style>
    <style:style style:name="ce23" style:family="table-cell" style:parent-style-name="Default">
      <style:table-cell-properties fo:background-color="#0e0e82"/>
      <style:text-properties style:text-position=""/>
    </style:style>
    <style:style style:name="ce24" style:family="table-cell" style:parent-style-name="Default">
      <style:table-cell-properties fo:background-color="#951010"/>
      <style:text-properties style:text-position=""/>
    </style:style>
    <style:style style:name="ce25" style:family="table-cell" style:parent-style-name="Default">
      <style:table-cell-properties fo:background-color="#0f0f85"/>
      <style:text-properties style:text-position=""/>
    </style:style>
    <style:style style:name="ce26" style:family="table-cell" style:parent-style-name="Default">
      <style:table-cell-properties fo:background-color="#0f850f"/>
      <style:text-properties style:text-position=""/>
    </style:style>
    <style:style style:name="ce27" style:family="table-cell" style:parent-style-name="Default">
      <style:table-cell-properties fo:background-color="#0f0f8d"/>
      <style:text-properties style:text-position=""/>
    </style:style>
    <style:style style:name="ce28" style:family="table-cell" style:parent-style-name="Default">
      <style:table-cell-properties fo:background-color="#1313aa"/>
      <style:text-properties style:text-position=""/>
    </style:style>
    <style:style style:name="ce29" style:family="table-cell" style:parent-style-name="Default">
      <style:table-cell-properties fo:background-color="#15bb15"/>
      <style:text-properties style:text-position=""/>
    </style:style>
    <style:style style:name="ce3" style:family="table-cell" style:parent-style-name="Default">
      <style:table-cell-properties fo:background-color="#870f0f"/>
      <style:text-properties style:text-position=""/>
    </style:style>
    <style:style style:name="ce30" style:family="table-cell" style:parent-style-name="Default">
      <style:table-cell-properties fo:background-color="#0f0f86"/>
      <style:text-properties style:text-position=""/>
    </style:style>
    <style:style style:name="ce31" style:family="table-cell" style:parent-style-name="Default">
      <style:table-cell-properties fo:background-color="#11119c"/>
      <style:text-properties style:text-position=""/>
    </style:style>
    <style:style style:name="ce32" style:family="table-cell" style:parent-style-name="Default">
      <style:table-cell-properties fo:background-color="#14b714"/>
      <style:text-properties style:text-position=""/>
    </style:style>
    <style:style style:name="ce33" style:family="table-cell" style:parent-style-name="Default">
      <style:table-cell-properties fo:background-color="#8a0f0f"/>
      <style:text-properties style:text-position=""/>
    </style:style>
    <style:style style:name="ce34" style:family="table-cell" style:parent-style-name="Default">
      <style:table-cell-properties fo:background-color="#0f0f84"/>
      <style:text-properties style:text-position=""/>
    </style:style>
    <style:style style:name="ce35" style:family="table-cell" style:parent-style-name="Default">
      <style:table-cell-properties fo:background-color="#890f0f"/>
      <style:text-properties style:text-position=""/>
    </style:style>
    <style:style style:name="ce36" style:family="table-cell" style:parent-style-name="Default">
      <style:table-cell-properties fo:background-color="#119c11"/>
      <style:text-properties style:text-position=""/>
    </style:style>
    <style:style style:name="ce37" style:family="table-cell" style:parent-style-name="Default">
      <style:table-cell-properties fo:background-color="#109310"/>
      <style:text-properties style:text-position=""/>
    </style:style>
    <style:style style:name="ce38" style:family="table-cell" style:parent-style-name="Default">
      <style:table-cell-properties fo:background-color="#840f0f"/>
      <style:text-properties style:text-position=""/>
    </style:style>
    <style:style style:name="ce39" style:family="table-cell" style:parent-style-name="Default">
      <style:table-cell-properties fo:background-color="#108f10"/>
      <style:text-properties style:text-position=""/>
    </style:style>
    <style:style style:name="ce4" style:family="table-cell" style:parent-style-name="Default">
      <style:table-cell-properties fo:background-color="#0e820e"/>
      <style:text-properties style:text-position=""/>
    </style:style>
    <style:style style:name="ce40" style:family="table-cell" style:parent-style-name="Default">
      <style:table-cell-properties fo:background-color="#1414b9"/>
      <style:text-properties style:text-position=""/>
    </style:style>
    <style:style style:name="ce41" style:family="table-cell" style:parent-style-name="Default">
      <style:table-cell-properties fo:background-color="#0f0f8b"/>
      <style:text-properties style:text-position=""/>
    </style:style>
    <style:style style:name="ce42" style:family="table-cell" style:parent-style-name="Default">
      <style:table-cell-properties fo:background-color="#1212a7"/>
      <style:text-properties style:text-position=""/>
    </style:style>
    <style:style style:name="ce43" style:family="table-cell" style:parent-style-name="Default">
      <style:table-cell-properties fo:background-color="#111196"/>
      <style:text-properties style:text-position=""/>
    </style:style>
    <style:style style:name="ce44" style:family="table-cell" style:parent-style-name="Default">
      <style:table-cell-properties fo:background-color="#0f860f"/>
      <style:text-properties style:text-position=""/>
    </style:style>
    <style:style style:name="ce45" style:family="table-cell" style:parent-style-name="Default">
      <style:table-cell-properties fo:background-color="#0f0f88"/>
      <style:text-properties style:text-position=""/>
    </style:style>
    <style:style style:name="ce46" style:family="table-cell" style:parent-style-name="Default">
      <style:table-cell-properties fo:background-color="#1212a0"/>
      <style:text-properties style:text-position=""/>
    </style:style>
    <style:style style:name="ce47" style:family="table-cell" style:parent-style-name="Default">
      <style:table-cell-properties fo:background-color="#109610"/>
      <style:text-properties style:text-position=""/>
    </style:style>
    <style:style style:name="ce48" style:family="table-cell" style:parent-style-name="Default">
      <style:table-cell-properties fo:background-color="#0f0f87"/>
      <style:text-properties style:text-position=""/>
    </style:style>
    <style:style style:name="ce49" style:family="table-cell" style:parent-style-name="Default">
      <style:table-cell-properties fo:background-color="#119811"/>
      <style:text-properties style:text-position=""/>
    </style:style>
    <style:style style:name="ce5" style:family="table-cell" style:parent-style-name="Default">
      <style:table-cell-properties fo:background-color="#109210"/>
      <style:text-properties style:text-position=""/>
    </style:style>
    <style:style style:name="ce50" style:family="table-cell" style:parent-style-name="Default">
      <style:table-cell-properties fo:background-color="#810e0e"/>
      <style:text-properties style:text-position=""/>
    </style:style>
    <style:style style:name="ce51" style:family="table-cell" style:parent-style-name="Default">
      <style:table-cell-properties fo:background-color="#14b314"/>
      <style:text-properties style:text-position=""/>
    </style:style>
    <style:style style:name="ce52" style:family="table-cell" style:parent-style-name="Default">
      <style:table-cell-properties fo:background-color="#0f0f8c"/>
      <style:text-properties style:text-position=""/>
    </style:style>
    <style:style style:name="ce53" style:family="table-cell" style:parent-style-name="Default">
      <style:table-cell-properties fo:background-color="#12a612"/>
      <style:text-properties style:text-position=""/>
    </style:style>
    <style:style style:name="ce54" style:family="table-cell" style:parent-style-name="Default">
      <style:table-cell-properties fo:background-color="#8b0f0f"/>
      <style:text-properties style:text-position=""/>
    </style:style>
    <style:style style:name="ce55" style:family="table-cell" style:parent-style-name="Default">
      <style:table-cell-properties fo:background-color="#0f840f"/>
      <style:text-properties style:text-position="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59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0f890f"/>
      <style:text-properties style:text-position=""/>
    </style:style>
    <style:style style:name="ce60" style:family="table-cell" style:parent-style-name="Default">
      <style:table-cell-properties fo:border-bottom="none" fo:border-left="none" fo:border-right="none" fo:border-top="0.06pt solid #000000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2" style:family="table-cell" style:parent-style-name="Default">
      <style:table-cell-properties fo:background-color="#ffff00" fo:border="0.06pt solid #000000"/>
      <style:text-properties style:text-position="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64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5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7" style:family="table-cell" style:parent-style-name="Default">
      <style:table-cell-properties fo:background-color="#0e810e"/>
      <style:text-properties style:text-position=""/>
    </style:style>
    <style:style style:name="ce8" style:family="table-cell" style:parent-style-name="Default">
      <style:table-cell-properties fo:background-color="#0e0e80"/>
      <style:text-properties style:text-position=""/>
    </style:style>
    <style:style style:name="ce9" style:family="table-cell" style:parent-style-name="Default">
      <style:table-cell-properties fo:background-color="#1212a5"/>
      <style:text-properties style:text-position=""/>
    </style:style>
    <style:style style:name="ce74" style:family="table-cell" style:parent-style-name="Default">
      <style:table-cell-properties fo:background-color="#0f870f"/>
    </style:style>
    <style:style style:name="ce75" style:family="table-cell" style:parent-style-name="Default">
      <style:table-cell-properties fo:background-color="#800e0e"/>
    </style:style>
    <style:style style:name="ce76" style:family="table-cell" style:parent-style-name="Default">
      <style:table-cell-properties fo:background-color="#870f0f"/>
    </style:style>
    <style:style style:name="ce77" style:family="table-cell" style:parent-style-name="Default">
      <style:table-cell-properties fo:background-color="#0e820e"/>
    </style:style>
    <style:style style:name="ce78" style:family="table-cell" style:parent-style-name="Default">
      <style:table-cell-properties fo:background-color="#109210"/>
    </style:style>
    <style:style style:name="ce79" style:family="table-cell" style:parent-style-name="Default">
      <style:table-cell-properties fo:background-color="#0f890f"/>
    </style:style>
    <style:style style:name="ce80" style:family="table-cell" style:parent-style-name="Default">
      <style:table-cell-properties fo:background-color="#0e810e"/>
    </style:style>
    <style:style style:name="ce81" style:family="table-cell" style:parent-style-name="Default">
      <style:table-cell-properties fo:background-color="#0e0e80"/>
    </style:style>
    <style:style style:name="ce82" style:family="table-cell" style:parent-style-name="Default">
      <style:table-cell-properties fo:background-color="#1212a5"/>
    </style:style>
    <style:style style:name="ce83" style:family="table-cell" style:parent-style-name="Default">
      <style:table-cell-properties fo:background-color="#108e10"/>
    </style:style>
    <style:style style:name="ce84" style:family="table-cell" style:parent-style-name="Default">
      <style:table-cell-properties fo:background-color="#119611"/>
    </style:style>
    <style:style style:name="ce85" style:family="table-cell" style:parent-style-name="Default">
      <style:table-cell-properties fo:background-color="#1313ad"/>
    </style:style>
    <style:style style:name="ce86" style:family="table-cell" style:parent-style-name="Default">
      <style:table-cell-properties fo:background-color="#b51414"/>
    </style:style>
    <style:style style:name="ce87" style:family="table-cell" style:parent-style-name="Default">
      <style:table-cell-properties fo:background-color="#0e0e83"/>
    </style:style>
    <style:style style:name="ce88" style:family="table-cell" style:parent-style-name="Default">
      <style:table-cell-properties fo:background-color="#108d10"/>
    </style:style>
    <style:style style:name="ce89" style:family="table-cell" style:parent-style-name="Default">
      <style:table-cell-properties fo:background-color="#12a112"/>
    </style:style>
    <style:style style:name="ce90" style:family="table-cell" style:parent-style-name="Default">
      <style:table-cell-properties fo:background-color="#0e0e84"/>
    </style:style>
    <style:style style:name="ce91" style:family="table-cell" style:parent-style-name="Default">
      <style:table-cell-properties fo:background-color="#820e0e"/>
    </style:style>
    <style:style style:name="ce92" style:family="table-cell" style:parent-style-name="Default">
      <style:table-cell-properties fo:background-color="#0e830e"/>
    </style:style>
    <style:style style:name="ce93" style:family="table-cell" style:parent-style-name="Default">
      <style:table-cell-properties fo:background-color="#101092"/>
    </style:style>
    <style:style style:name="ce94" style:family="table-cell" style:parent-style-name="Default">
      <style:table-cell-properties fo:background-color="#12a212"/>
    </style:style>
    <style:style style:name="ce95" style:family="table-cell" style:parent-style-name="Default">
      <style:table-cell-properties fo:background-color="#0e0e81"/>
    </style:style>
    <style:style style:name="ce96" style:family="table-cell" style:parent-style-name="Default">
      <style:table-cell-properties fo:background-color="#0e0e82"/>
    </style:style>
    <style:style style:name="ce97" style:family="table-cell" style:parent-style-name="Default">
      <style:table-cell-properties fo:background-color="#951010"/>
    </style:style>
    <style:style style:name="ce98" style:family="table-cell" style:parent-style-name="Default">
      <style:table-cell-properties fo:background-color="#0f0f85"/>
    </style:style>
    <style:style style:name="ce99" style:family="table-cell" style:parent-style-name="Default">
      <style:table-cell-properties fo:background-color="#0f850f"/>
    </style:style>
    <style:style style:name="ce100" style:family="table-cell" style:parent-style-name="Default">
      <style:table-cell-properties fo:background-color="#0f0f8d"/>
    </style:style>
    <style:style style:name="ce101" style:family="table-cell" style:parent-style-name="Default">
      <style:table-cell-properties fo:background-color="#1313aa"/>
    </style:style>
    <style:style style:name="ce102" style:family="table-cell" style:parent-style-name="Default">
      <style:table-cell-properties fo:background-color="#15bb15"/>
    </style:style>
    <style:style style:name="ce103" style:family="table-cell" style:parent-style-name="Default">
      <style:table-cell-properties fo:background-color="#0f0f86"/>
    </style:style>
    <style:style style:name="ce104" style:family="table-cell" style:parent-style-name="Default">
      <style:table-cell-properties fo:background-color="#11119c"/>
    </style:style>
    <style:style style:name="ce105" style:family="table-cell" style:parent-style-name="Default">
      <style:table-cell-properties fo:background-color="#14b714"/>
    </style:style>
    <style:style style:name="ce106" style:family="table-cell" style:parent-style-name="Default">
      <style:table-cell-properties fo:background-color="#8a0f0f"/>
    </style:style>
    <style:style style:name="ce107" style:family="table-cell" style:parent-style-name="Default">
      <style:table-cell-properties fo:background-color="#0f0f84"/>
    </style:style>
    <style:style style:name="ce108" style:family="table-cell" style:parent-style-name="Default">
      <style:table-cell-properties fo:background-color="#890f0f"/>
    </style:style>
    <style:style style:name="ce109" style:family="table-cell" style:parent-style-name="Default">
      <style:table-cell-properties fo:background-color="#119c11"/>
    </style:style>
    <style:style style:name="ce110" style:family="table-cell" style:parent-style-name="Default">
      <style:table-cell-properties fo:background-color="#109310"/>
    </style:style>
    <style:style style:name="ce111" style:family="table-cell" style:parent-style-name="Default">
      <style:table-cell-properties fo:background-color="#840f0f"/>
    </style:style>
    <style:style style:name="ce112" style:family="table-cell" style:parent-style-name="Default">
      <style:table-cell-properties fo:background-color="#108f10"/>
    </style:style>
    <style:style style:name="ce113" style:family="table-cell" style:parent-style-name="Default">
      <style:table-cell-properties fo:background-color="#1414b9"/>
    </style:style>
    <style:style style:name="ce114" style:family="table-cell" style:parent-style-name="Default">
      <style:table-cell-properties fo:background-color="#0f0f8b"/>
    </style:style>
    <style:style style:name="ce115" style:family="table-cell" style:parent-style-name="Default">
      <style:table-cell-properties fo:background-color="#1212a7"/>
    </style:style>
    <style:style style:name="ce116" style:family="table-cell" style:parent-style-name="Default">
      <style:table-cell-properties fo:background-color="#111196"/>
    </style:style>
    <style:style style:name="ce117" style:family="table-cell" style:parent-style-name="Default">
      <style:table-cell-properties fo:background-color="#0f860f"/>
    </style:style>
    <style:style style:name="ce118" style:family="table-cell" style:parent-style-name="Default">
      <style:table-cell-properties fo:background-color="#0f0f88"/>
    </style:style>
    <style:style style:name="ce119" style:family="table-cell" style:parent-style-name="Default">
      <style:table-cell-properties fo:background-color="#1212a0"/>
    </style:style>
    <style:style style:name="ce120" style:family="table-cell" style:parent-style-name="Default">
      <style:table-cell-properties fo:background-color="#109610"/>
    </style:style>
    <style:style style:name="ce121" style:family="table-cell" style:parent-style-name="Default">
      <style:table-cell-properties fo:background-color="#0f0f87"/>
    </style:style>
    <style:style style:name="ce122" style:family="table-cell" style:parent-style-name="Default">
      <style:table-cell-properties fo:background-color="#119811"/>
    </style:style>
    <style:style style:name="ce123" style:family="table-cell" style:parent-style-name="Default">
      <style:table-cell-properties fo:background-color="#810e0e"/>
    </style:style>
    <style:style style:name="ce124" style:family="table-cell" style:parent-style-name="Default">
      <style:table-cell-properties fo:background-color="#14b314"/>
    </style:style>
    <style:style style:name="ce125" style:family="table-cell" style:parent-style-name="Default">
      <style:table-cell-properties fo:background-color="#0f0f8c"/>
    </style:style>
    <style:style style:name="ce126" style:family="table-cell" style:parent-style-name="Default">
      <style:table-cell-properties fo:background-color="#12a612"/>
    </style:style>
    <style:style style:name="ce127" style:family="table-cell" style:parent-style-name="Default">
      <style:table-cell-properties fo:background-color="#8b0f0f"/>
    </style:style>
    <style:style style:name="ce128" style:family="table-cell" style:parent-style-name="Default">
      <style:table-cell-properties fo:background-color="#0f840f"/>
    </style:style>
    <style:style style:name="ce12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32" style:family="table-cell" style:parent-style-name="Default"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ackground-color="#ffff00" fo:border="0.06pt solid #000000"/>
    </style:style>
    <style:style style:name="ce136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none" fo:border-left="none" fo:border-right="0.06pt solid #000000" fo:border-top="none"/>
    </style:style>
    <style:style style:name="ce138" style:family="table-cell" style:parent-style-name="Default">
      <style:table-cell-properties fo:border-bottom="0.06pt solid #000000" fo:border-left="none" fo:border-right="0.06pt solid #000000" fo:border-top="none"/>
    </style:style>
    <style:style style:name="ce139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imension1</text:p>
          </table:table-cell>
          <table:table-cell office:value-type="string" calcext:value-type="string">
            <text:p>Dimension2</text:p>
          </table:table-cell>
          <table:table-cell office:value-type="string" calcext:value-type="string">
            <text:p>RealClusterIdx</text:p>
          </table:table-cell>
          <table:table-cell table:number-columns-repeated="2"/>
          <table:table-cell table:style-name="Default" office:value-type="string" calcext:value-type="string">
            <text:p>Dimension1</text:p>
          </table:table-cell>
          <table:table-cell table:style-name="Default" office:value-type="string" calcext:value-type="string">
            <text:p>Dimension2</text:p>
          </table:table-cell>
          <table:table-cell office:value-type="string" calcext:value-type="string">
            <text:p>ClusterId</text:p>
          </table:table-cell>
          <table:table-cell office:value-type="string" calcext:value-type="string">
            <text:p>Confidence</text:p>
          </table:table-cell>
          <table:table-cell table:number-columns-repeated="6"/>
        </table:table-row>
        <table:table-row table:style-name="ro1">
          <table:table-cell office:value-type="float" office:value="-1.24593" calcext:value-type="float">
            <text:p>-1.24593</text:p>
          </table:table-cell>
          <table:table-cell office:value-type="float" office:value="1.75233" calcext:value-type="float">
            <text:p>1.752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[.$A2]" office:value-type="float" office:value="-1.24593" calcext:value-type="float">
            <text:p>-1.24593</text:p>
          </table:table-cell>
          <table:table-cell table:style-name="ce1" table:formula="of:=[.$B2]" office:value-type="float" office:value="1.75233" calcext:value-type="float">
            <text:p>1.75233</text:p>
          </table:table-cell>
          <table:table-cell office:value-type="float" office:value="1" calcext:value-type="float">
            <text:p>1</text:p>
          </table:table-cell>
          <table:table-cell office:value-type="float" office:value="0.937505154267838" calcext:value-type="float">
            <text:p>0.9375051543</text:p>
          </table:table-cell>
          <table:table-cell/>
          <table:table-cell table:style-name="ce56" office:value-type="string" calcext:value-type="string">
            <text:p>True ClusterIdx / Computed ClusterIdx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3" office:value-type="string" calcext:value-type="string">
            <text:p>Correctly labeled</text:p>
          </table:table-cell>
        </table:table-row>
        <table:table-row table:style-name="ro1">
          <table:table-cell office:value-type="float" office:value="-4.92138" calcext:value-type="float">
            <text:p>-4.92138</text:p>
          </table:table-cell>
          <table:table-cell office:value-type="float" office:value="12.6702" calcext:value-type="float">
            <text:p>12.67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]" office:value-type="float" office:value="-4.92138" calcext:value-type="float">
            <text:p>-4.92138</text:p>
          </table:table-cell>
          <table:table-cell table:formula="of:=[.$B3]" office:value-type="float" office:value="12.6702" calcext:value-type="float">
            <text:p>12.6702</text:p>
          </table:table-cell>
          <table:table-cell office:value-type="float" office:value="0" calcext:value-type="float">
            <text:p>0</text:p>
          </table:table-cell>
          <table:table-cell office:value-type="float" office:value="0.999999132758686" calcext:value-type="float">
            <text:p>0.9999991328</text:p>
          </table:table-cell>
          <table:table-cell/>
          <table:table-cell table:style-name="ce57" office:value-type="float" office:value="0" calcext:value-type="float">
            <text:p>0</text:p>
          </table:table-cell>
          <table:table-cell table:formula="of:=COUNTIFS([.$C$2:.$C$301];&quot;=0&quot;;[.$H$2:.$H$301];&quot;=0&quot;)" office:value-type="float" office:value="0" calcext:value-type="float">
            <text:p>0</text:p>
          </table:table-cell>
          <table:table-cell table:formula="of:=COUNTIFS([.$C$2:.$C$301];&quot;=0&quot;;[.$H$2:.$H$301];&quot;=1&quot;)" office:value-type="float" office:value="99" calcext:value-type="float">
            <text:p>99</text:p>
          </table:table-cell>
          <table:table-cell table:formula="of:=COUNTIFS([.$C$2:.$C$301];&quot;=0&quot;;[.$H$2:.$H$301];&quot;=2&quot;)" office:value-type="float" office:value="1" calcext:value-type="float">
            <text:p>1</text:p>
          </table:table-cell>
          <table:table-cell table:style-name="ce64" table:formula="of:=MAX([.L3:.N3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77232" calcext:value-type="float">
            <text:p>0.77232</text:p>
          </table:table-cell>
          <table:table-cell office:value-type="float" office:value="16.97505" calcext:value-type="float">
            <text:p>16.975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]" office:value-type="float" office:value="0.77232" calcext:value-type="float">
            <text:p>0.77232</text:p>
          </table:table-cell>
          <table:table-cell table:formula="of:=[.$B4]" office:value-type="float" office:value="16.97505" calcext:value-type="float">
            <text:p>16.97505</text:p>
          </table:table-cell>
          <table:table-cell office:value-type="float" office:value="0" calcext:value-type="float">
            <text:p>0</text:p>
          </table:table-cell>
          <table:table-cell office:value-type="float" office:value="0.999973623563009" calcext:value-type="float">
            <text:p>0.9999736236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formula="of:=COUNTIFS([.$C$2:.$C$301];&quot;=1&quot;;[.$H$2:.$H$301];&quot;=0&quot;)" office:value-type="float" office:value="1" calcext:value-type="float">
            <text:p>1</text:p>
          </table:table-cell>
          <table:table-cell table:formula="of:=COUNTIFS([.$C$2:.$C$301];&quot;=1&quot;;[.$H$2:.$H$301];&quot;=1&quot;)" office:value-type="float" office:value="4" calcext:value-type="float">
            <text:p>4</text:p>
          </table:table-cell>
          <table:table-cell table:formula="of:=COUNTIFS([.$C$2:.$C$301];&quot;=1&quot;;[.$H$2:.$H$301];&quot;=2&quot;)" office:value-type="float" office:value="95" calcext:value-type="float">
            <text:p>95</text:p>
          </table:table-cell>
          <table:table-cell table:style-name="ce64" table:formula="of:=MAX([.L4:.N4]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.72989" calcext:value-type="float">
            <text:p>3.72989</text:p>
          </table:table-cell>
          <table:table-cell office:value-type="float" office:value="11.54253" calcext:value-type="float">
            <text:p>11.5425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table:formula="of:=[.$A5]" office:value-type="float" office:value="3.72989" calcext:value-type="float">
            <text:p>3.72989</text:p>
          </table:table-cell>
          <table:table-cell table:style-name="ce3" table:formula="of:=[.$B5]" office:value-type="float" office:value="11.54253" calcext:value-type="float">
            <text:p>11.54253</text:p>
          </table:table-cell>
          <table:table-cell office:value-type="float" office:value="0" calcext:value-type="float">
            <text:p>0</text:p>
          </table:table-cell>
          <table:table-cell office:value-type="float" office:value="0.941761008956815" calcext:value-type="float">
            <text:p>0.941761009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61" table:formula="of:=COUNTIFS([.$C$2:.$C$301];&quot;=2&quot;;[.$H$2:.$H$301];&quot;=0&quot;)" office:value-type="float" office:value="97" calcext:value-type="float">
            <text:p>97</text:p>
          </table:table-cell>
          <table:table-cell table:style-name="ce61" table:formula="of:=COUNTIFS([.$C$2:.$C$301];&quot;=2&quot;;[.$H$2:.$H$301];&quot;=1&quot;)" office:value-type="float" office:value="3" calcext:value-type="float">
            <text:p>3</text:p>
          </table:table-cell>
          <table:table-cell table:style-name="ce61" table:formula="of:=COUNTIFS([.$C$2:.$C$301];&quot;=2&quot;;[.$H$2:.$H$301];&quot;=2&quot;)" office:value-type="float" office:value="0" calcext:value-type="float">
            <text:p>0</text:p>
          </table:table-cell>
          <table:table-cell table:style-name="ce65" table:formula="of:=MAX([.L5:.N5]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.50667" calcext:value-type="float">
            <text:p>2.50667</text:p>
          </table:table-cell>
          <table:table-cell office:value-type="float" office:value="0.61497" calcext:value-type="float">
            <text:p>0.614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6]" office:value-type="float" office:value="2.50667" calcext:value-type="float">
            <text:p>2.50667</text:p>
          </table:table-cell>
          <table:table-cell table:style-name="ce4" table:formula="of:=[.$B6]" office:value-type="float" office:value="0.61497" calcext:value-type="float">
            <text:p>0.61497</text:p>
          </table:table-cell>
          <table:table-cell office:value-type="float" office:value="1" calcext:value-type="float">
            <text:p>1</text:p>
          </table:table-cell>
          <table:table-cell office:value-type="float" office:value="0.9830911011315" calcext:value-type="float">
            <text:p>0.9830911011</text:p>
          </table:table-cell>
          <table:table-cell table:number-columns-repeated="6"/>
        </table:table-row>
        <table:table-row table:style-name="ro1">
          <table:table-cell office:value-type="float" office:value="2.05108" calcext:value-type="float">
            <text:p>2.05108</text:p>
          </table:table-cell>
          <table:table-cell office:value-type="float" office:value="2.19732" calcext:value-type="float">
            <text:p>2.197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 table:formula="of:=[.$A7]" office:value-type="float" office:value="2.05108" calcext:value-type="float">
            <text:p>2.05108</text:p>
          </table:table-cell>
          <table:table-cell table:style-name="ce5" table:formula="of:=[.$B7]" office:value-type="float" office:value="2.19732" calcext:value-type="float">
            <text:p>2.19732</text:p>
          </table:table-cell>
          <table:table-cell office:value-type="float" office:value="1" calcext:value-type="float">
            <text:p>1</text:p>
          </table:table-cell>
          <table:table-cell office:value-type="float" office:value="0.85318805735953" calcext:value-type="float">
            <text:p>0.8531880574</text:p>
          </table:table-cell>
          <table:table-cell table:number-columns-repeated="6"/>
        </table:table-row>
        <table:table-row table:style-name="ro1">
          <table:table-cell office:value-type="float" office:value="-1.23861" calcext:value-type="float">
            <text:p>-1.23861</text:p>
          </table:table-cell>
          <table:table-cell office:value-type="float" office:value="1.8436" calcext:value-type="float">
            <text:p>1.84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formula="of:=[.$A8]" office:value-type="float" office:value="-1.23861" calcext:value-type="float">
            <text:p>-1.23861</text:p>
          </table:table-cell>
          <table:table-cell table:style-name="ce6" table:formula="of:=[.$B8]" office:value-type="float" office:value="1.8436" calcext:value-type="float">
            <text:p>1.8436</text:p>
          </table:table-cell>
          <table:table-cell office:value-type="float" office:value="1" calcext:value-type="float">
            <text:p>1</text:p>
          </table:table-cell>
          <table:table-cell office:value-type="float" office:value="0.926271845914152" calcext:value-type="float">
            <text:p>0.9262718459</text:p>
          </table:table-cell>
          <table:table-cell table:number-columns-repeated="6"/>
        </table:table-row>
        <table:table-row table:style-name="ro1">
          <table:table-cell office:value-type="float" office:value="-4.72062" calcext:value-type="float">
            <text:p>-4.72062</text:p>
          </table:table-cell>
          <table:table-cell office:value-type="float" office:value="-0.5385" calcext:value-type="float">
            <text:p>-0.53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9]" office:value-type="float" office:value="-4.72062" calcext:value-type="float">
            <text:p>-4.72062</text:p>
          </table:table-cell>
          <table:table-cell table:style-name="ce7" table:formula="of:=[.$B9]" office:value-type="float" office:value="-0.5385" calcext:value-type="float">
            <text:p>-0.5385</text:p>
          </table:table-cell>
          <table:table-cell office:value-type="float" office:value="1" calcext:value-type="float">
            <text:p>1</text:p>
          </table:table-cell>
          <table:table-cell office:value-type="float" office:value="0.989418817656149" calcext:value-type="float">
            <text:p>0.9894188177</text:p>
          </table:table-cell>
          <table:table-cell/>
          <table:table-cell table:style-name="ce59" office:value-type="string" calcext:value-type="string">
            <text:p>Clustering Accuracy</text:p>
          </table:table-cell>
          <table:table-cell table:style-name="ce62" table:formula="of:=SUM([.$O$3:.$O$5])*100/300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3.49689" calcext:value-type="float">
            <text:p>13.49689</text:p>
          </table:table-cell>
          <table:table-cell office:value-type="float" office:value="2.43852" calcext:value-type="float">
            <text:p>2.438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0]" office:value-type="float" office:value="13.49689" calcext:value-type="float">
            <text:p>13.49689</text:p>
          </table:table-cell>
          <table:table-cell table:style-name="ce8" table:formula="of:=[.$B10]" office:value-type="float" office:value="2.43852" calcext:value-type="float">
            <text:p>2.43852</text:p>
          </table:table-cell>
          <table:table-cell office:value-type="float" office:value="2" calcext:value-type="float">
            <text:p>2</text:p>
          </table:table-cell>
          <table:table-cell office:value-type="float" office:value="0.999871352301439" calcext:value-type="float">
            <text:p>0.9998713523</text:p>
          </table:table-cell>
          <table:table-cell table:number-columns-repeated="6"/>
        </table:table-row>
        <table:table-row table:style-name="ro1">
          <table:table-cell office:value-type="float" office:value="7.39643" calcext:value-type="float">
            <text:p>7.39643</text:p>
          </table:table-cell>
          <table:table-cell office:value-type="float" office:value="12.7007" calcext:value-type="float">
            <text:p>12.70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[.$A11]" office:value-type="float" office:value="7.39643" calcext:value-type="float">
            <text:p>7.39643</text:p>
          </table:table-cell>
          <table:table-cell table:style-name="ce9" table:formula="of:=[.$B11]" office:value-type="float" office:value="12.7007" calcext:value-type="float">
            <text:p>12.7007</text:p>
          </table:table-cell>
          <table:table-cell office:value-type="float" office:value="2" calcext:value-type="float">
            <text:p>2</text:p>
          </table:table-cell>
          <table:table-cell office:value-type="float" office:value="0.70352736762529" calcext:value-type="float">
            <text:p>0.7035273676</text:p>
          </table:table-cell>
          <table:table-cell table:number-columns-repeated="6"/>
        </table:table-row>
        <table:table-row table:style-name="ro1">
          <table:table-cell office:value-type="float" office:value="-1.24708" calcext:value-type="float">
            <text:p>-1.24708</text:p>
          </table:table-cell>
          <table:table-cell office:value-type="float" office:value="1.02308" calcext:value-type="float">
            <text:p>1.023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12]" office:value-type="float" office:value="-1.24708" calcext:value-type="float">
            <text:p>-1.24708</text:p>
          </table:table-cell>
          <table:table-cell table:style-name="ce4" table:formula="of:=[.$B12]" office:value-type="float" office:value="1.02308" calcext:value-type="float">
            <text:p>1.02308</text:p>
          </table:table-cell>
          <table:table-cell office:value-type="float" office:value="1" calcext:value-type="float">
            <text:p>1</text:p>
          </table:table-cell>
          <table:table-cell office:value-type="float" office:value="0.979231074701629" calcext:value-type="float">
            <text:p>0.9792310747</text:p>
          </table:table-cell>
          <table:table-cell table:number-columns-repeated="6"/>
        </table:table-row>
        <table:table-row table:style-name="ro1">
          <table:table-cell office:value-type="float" office:value="-5.35283" calcext:value-type="float">
            <text:p>-5.35283</text:p>
          </table:table-cell>
          <table:table-cell office:value-type="float" office:value="11.48771" calcext:value-type="float">
            <text:p>11.487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]" office:value-type="float" office:value="-5.35283" calcext:value-type="float">
            <text:p>-5.35283</text:p>
          </table:table-cell>
          <table:table-cell table:formula="of:=[.$B13]" office:value-type="float" office:value="11.48771" calcext:value-type="float">
            <text:p>11.48771</text:p>
          </table:table-cell>
          <table:table-cell office:value-type="float" office:value="0" calcext:value-type="float">
            <text:p>0</text:p>
          </table:table-cell>
          <table:table-cell office:value-type="float" office:value="0.99999886925941" calcext:value-type="float">
            <text:p>0.9999988693</text:p>
          </table:table-cell>
          <table:table-cell table:number-columns-repeated="6"/>
        </table:table-row>
        <table:table-row table:style-name="ro1">
          <table:table-cell office:value-type="float" office:value="-0.15771" calcext:value-type="float">
            <text:p>-0.15771</text:p>
          </table:table-cell>
          <table:table-cell office:value-type="float" office:value="0.41551" calcext:value-type="float">
            <text:p>0.415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4]" office:value-type="float" office:value="-0.15771" calcext:value-type="float">
            <text:p>-0.15771</text:p>
          </table:table-cell>
          <table:table-cell table:style-name="ce7" table:formula="of:=[.$B14]" office:value-type="float" office:value="0.41551" calcext:value-type="float">
            <text:p>0.41551</text:p>
          </table:table-cell>
          <table:table-cell office:value-type="float" office:value="1" calcext:value-type="float">
            <text:p>1</text:p>
          </table:table-cell>
          <table:table-cell office:value-type="float" office:value="0.988902195376335" calcext:value-type="float">
            <text:p>0.9889021954</text:p>
          </table:table-cell>
          <table:table-cell table:number-columns-repeated="6"/>
        </table:table-row>
        <table:table-row table:style-name="ro1">
          <table:table-cell office:value-type="float" office:value="-2.89135" calcext:value-type="float">
            <text:p>-2.89135</text:p>
          </table:table-cell>
          <table:table-cell office:value-type="float" office:value="15.84831" calcext:value-type="float">
            <text:p>15.848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]" office:value-type="float" office:value="-2.89135" calcext:value-type="float">
            <text:p>-2.89135</text:p>
          </table:table-cell>
          <table:table-cell table:formula="of:=[.$B15]" office:value-type="float" office:value="15.84831" calcext:value-type="float">
            <text:p>15.84831</text:p>
          </table:table-cell>
          <table:table-cell office:value-type="float" office:value="0" calcext:value-type="float">
            <text:p>0</text:p>
          </table:table-cell>
          <table:table-cell office:value-type="float" office:value="0.999999140330091" calcext:value-type="float">
            <text:p>0.9999991403</text:p>
          </table:table-cell>
          <table:table-cell table:number-columns-repeated="6"/>
        </table:table-row>
        <table:table-row table:style-name="ro1">
          <table:table-cell office:value-type="float" office:value="5.02461" calcext:value-type="float">
            <text:p>5.02461</text:p>
          </table:table-cell>
          <table:table-cell office:value-type="float" office:value="0.74118" calcext:value-type="float">
            <text:p>0.741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 table:formula="of:=[.$A16]" office:value-type="float" office:value="5.02461" calcext:value-type="float">
            <text:p>5.02461</text:p>
          </table:table-cell>
          <table:table-cell table:style-name="ce10" table:formula="of:=[.$B16]" office:value-type="float" office:value="0.74118" calcext:value-type="float">
            <text:p>0.74118</text:p>
          </table:table-cell>
          <table:table-cell office:value-type="float" office:value="1" calcext:value-type="float">
            <text:p>1</text:p>
          </table:table-cell>
          <table:table-cell office:value-type="float" office:value="0.885391641303039" calcext:value-type="float">
            <text:p>0.8853916413</text:p>
          </table:table-cell>
          <table:table-cell table:number-columns-repeated="6"/>
        </table:table-row>
        <table:table-row table:style-name="ro1">
          <table:table-cell office:value-type="float" office:value="0.2519" calcext:value-type="float">
            <text:p>0.2519</text:p>
          </table:table-cell>
          <table:table-cell office:value-type="float" office:value="-1.08374" calcext:value-type="float">
            <text:p>-1.083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7]" office:value-type="float" office:value="0.2519" calcext:value-type="float">
            <text:p>0.2519</text:p>
          </table:table-cell>
          <table:table-cell table:style-name="ce7" table:formula="of:=[.$B17]" office:value-type="float" office:value="-1.08374" calcext:value-type="float">
            <text:p>-1.08374</text:p>
          </table:table-cell>
          <table:table-cell office:value-type="float" office:value="1" calcext:value-type="float">
            <text:p>1</text:p>
          </table:table-cell>
          <table:table-cell office:value-type="float" office:value="0.988825972714863" calcext:value-type="float">
            <text:p>0.9888259727</text:p>
          </table:table-cell>
          <table:table-cell table:number-columns-repeated="6"/>
        </table:table-row>
        <table:table-row table:style-name="ro1">
          <table:table-cell office:value-type="float" office:value="5.27325" calcext:value-type="float">
            <text:p>5.27325</text:p>
          </table:table-cell>
          <table:table-cell office:value-type="float" office:value="1.01255" calcext:value-type="float">
            <text:p>1.01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" table:formula="of:=[.$A18]" office:value-type="float" office:value="5.27325" calcext:value-type="float">
            <text:p>5.27325</text:p>
          </table:table-cell>
          <table:table-cell table:style-name="ce11" table:formula="of:=[.$B18]" office:value-type="float" office:value="1.01255" calcext:value-type="float">
            <text:p>1.01255</text:p>
          </table:table-cell>
          <table:table-cell office:value-type="float" office:value="1" calcext:value-type="float">
            <text:p>1</text:p>
          </table:table-cell>
          <table:table-cell office:value-type="float" office:value="0.821813544967167" calcext:value-type="float">
            <text:p>0.821813545</text:p>
          </table:table-cell>
          <table:table-cell table:number-columns-repeated="6"/>
        </table:table-row>
        <table:table-row table:style-name="ro1">
          <table:table-cell office:value-type="float" office:value="9.11681" calcext:value-type="float">
            <text:p>9.11681</text:p>
          </table:table-cell>
          <table:table-cell office:value-type="float" office:value="6.35552" calcext:value-type="float">
            <text:p>6.355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9]" office:value-type="float" office:value="9.11681" calcext:value-type="float">
            <text:p>9.11681</text:p>
          </table:table-cell>
          <table:table-cell table:style-name="ce8" table:formula="of:=[.$B19]" office:value-type="float" office:value="6.35552" calcext:value-type="float">
            <text:p>6.35552</text:p>
          </table:table-cell>
          <table:table-cell office:value-type="float" office:value="2" calcext:value-type="float">
            <text:p>2</text:p>
          </table:table-cell>
          <table:table-cell office:value-type="float" office:value="0.998249095369762" calcext:value-type="float">
            <text:p>0.9982490954</text:p>
          </table:table-cell>
          <table:table-cell table:number-columns-repeated="6"/>
        </table:table-row>
        <table:table-row table:style-name="ro1">
          <table:table-cell office:value-type="float" office:value="7.76835" calcext:value-type="float">
            <text:p>7.76835</text:p>
          </table:table-cell>
          <table:table-cell office:value-type="float" office:value="0.60273" calcext:value-type="float">
            <text:p>0.602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" table:formula="of:=[.$A20]" office:value-type="float" office:value="7.76835" calcext:value-type="float">
            <text:p>7.76835</text:p>
          </table:table-cell>
          <table:table-cell table:style-name="ce12" table:formula="of:=[.$B20]" office:value-type="float" office:value="0.60273" calcext:value-type="float">
            <text:p>0.60273</text:p>
          </table:table-cell>
          <table:table-cell office:value-type="float" office:value="2" calcext:value-type="float">
            <text:p>2</text:p>
          </table:table-cell>
          <table:table-cell office:value-type="float" office:value="0.644869821680173" calcext:value-type="float">
            <text:p>0.6448698217</text:p>
          </table:table-cell>
          <table:table-cell table:number-columns-repeated="6"/>
        </table:table-row>
        <table:table-row table:style-name="ro1">
          <table:table-cell office:value-type="float" office:value="17.57917" calcext:value-type="float">
            <text:p>17.57917</text:p>
          </table:table-cell>
          <table:table-cell office:value-type="float" office:value="7.55135" calcext:value-type="float">
            <text:p>7.551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1]" office:value-type="float" office:value="17.57917" calcext:value-type="float">
            <text:p>17.57917</text:p>
          </table:table-cell>
          <table:table-cell table:style-name="ce8" table:formula="of:=[.$B21]" office:value-type="float" office:value="7.55135" calcext:value-type="float">
            <text:p>7.55135</text:p>
          </table:table-cell>
          <table:table-cell office:value-type="float" office:value="2" calcext:value-type="float">
            <text:p>2</text:p>
          </table:table-cell>
          <table:table-cell office:value-type="float" office:value="0.999999893732712" calcext:value-type="float">
            <text:p>0.9999998937</text:p>
          </table:table-cell>
          <table:table-cell table:number-columns-repeated="6"/>
        </table:table-row>
        <table:table-row table:style-name="ro1">
          <table:table-cell office:value-type="float" office:value="-6.29619" calcext:value-type="float">
            <text:p>-6.29619</text:p>
          </table:table-cell>
          <table:table-cell office:value-type="float" office:value="7.05771" calcext:value-type="float">
            <text:p>7.057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2]" office:value-type="float" office:value="-6.29619" calcext:value-type="float">
            <text:p>-6.29619</text:p>
          </table:table-cell>
          <table:table-cell table:formula="of:=[.$B22]" office:value-type="float" office:value="7.05771" calcext:value-type="float">
            <text:p>7.05771</text:p>
          </table:table-cell>
          <table:table-cell office:value-type="float" office:value="0" calcext:value-type="float">
            <text:p>0</text:p>
          </table:table-cell>
          <table:table-cell office:value-type="float" office:value="0.999996294126094" calcext:value-type="float">
            <text:p>0.9999962941</text:p>
          </table:table-cell>
          <table:table-cell table:number-columns-repeated="6"/>
        </table:table-row>
        <table:table-row table:style-name="ro1">
          <table:table-cell office:value-type="float" office:value="-1.21761" calcext:value-type="float">
            <text:p>-1.21761</text:p>
          </table:table-cell>
          <table:table-cell office:value-type="float" office:value="0.74927" calcext:value-type="float">
            <text:p>0.749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3]" office:value-type="float" office:value="-1.21761" calcext:value-type="float">
            <text:p>-1.21761</text:p>
          </table:table-cell>
          <table:table-cell table:style-name="ce7" table:formula="of:=[.$B23]" office:value-type="float" office:value="0.74927" calcext:value-type="float">
            <text:p>0.74927</text:p>
          </table:table-cell>
          <table:table-cell office:value-type="float" office:value="1" calcext:value-type="float">
            <text:p>1</text:p>
          </table:table-cell>
          <table:table-cell office:value-type="float" office:value="0.984611853234574" calcext:value-type="float">
            <text:p>0.9846118532</text:p>
          </table:table-cell>
          <table:table-cell table:number-columns-repeated="6"/>
        </table:table-row>
        <table:table-row table:style-name="ro1">
          <table:table-cell office:value-type="float" office:value="1.1792" calcext:value-type="float">
            <text:p>1.1792</text:p>
          </table:table-cell>
          <table:table-cell office:value-type="float" office:value="17.72361" calcext:value-type="float">
            <text:p>17.723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]" office:value-type="float" office:value="1.1792" calcext:value-type="float">
            <text:p>1.1792</text:p>
          </table:table-cell>
          <table:table-cell table:formula="of:=[.$B24]" office:value-type="float" office:value="17.72361" calcext:value-type="float">
            <text:p>17.72361</text:p>
          </table:table-cell>
          <table:table-cell office:value-type="float" office:value="0" calcext:value-type="float">
            <text:p>0</text:p>
          </table:table-cell>
          <table:table-cell office:value-type="float" office:value="0.999978466641354" calcext:value-type="float">
            <text:p>0.9999784666</text:p>
          </table:table-cell>
          <table:table-cell table:number-columns-repeated="6"/>
        </table:table-row>
        <table:table-row table:style-name="ro1">
          <table:table-cell office:value-type="float" office:value="-4.07091" calcext:value-type="float">
            <text:p>-4.07091</text:p>
          </table:table-cell>
          <table:table-cell office:value-type="float" office:value="13.62372" calcext:value-type="float">
            <text:p>13.623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]" office:value-type="float" office:value="-4.07091" calcext:value-type="float">
            <text:p>-4.07091</text:p>
          </table:table-cell>
          <table:table-cell table:formula="of:=[.$B25]" office:value-type="float" office:value="13.62372" calcext:value-type="float">
            <text:p>13.62372</text:p>
          </table:table-cell>
          <table:table-cell office:value-type="float" office:value="0" calcext:value-type="float">
            <text:p>0</text:p>
          </table:table-cell>
          <table:table-cell office:value-type="float" office:value="0.9999987804204" calcext:value-type="float">
            <text:p>0.9999987804</text:p>
          </table:table-cell>
          <table:table-cell table:number-columns-repeated="6"/>
        </table:table-row>
        <table:table-row table:style-name="ro1">
          <table:table-cell office:value-type="float" office:value="13.51998" calcext:value-type="float">
            <text:p>13.51998</text:p>
          </table:table-cell>
          <table:table-cell office:value-type="float" office:value="4.23001" calcext:value-type="float">
            <text:p>4.230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6]" office:value-type="float" office:value="13.51998" calcext:value-type="float">
            <text:p>13.51998</text:p>
          </table:table-cell>
          <table:table-cell table:style-name="ce8" table:formula="of:=[.$B26]" office:value-type="float" office:value="4.23001" calcext:value-type="float">
            <text:p>4.23001</text:p>
          </table:table-cell>
          <table:table-cell office:value-type="float" office:value="2" calcext:value-type="float">
            <text:p>2</text:p>
          </table:table-cell>
          <table:table-cell office:value-type="float" office:value="0.999995208966164" calcext:value-type="float">
            <text:p>0.999995209</text:p>
          </table:table-cell>
          <table:table-cell table:number-columns-repeated="6"/>
        </table:table-row>
        <table:table-row table:style-name="ro1">
          <table:table-cell office:value-type="float" office:value="0.37617" calcext:value-type="float">
            <text:p>0.37617</text:p>
          </table:table-cell>
          <table:table-cell office:value-type="float" office:value="21.12616" calcext:value-type="float">
            <text:p>21.126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]" office:value-type="float" office:value="0.37617" calcext:value-type="float">
            <text:p>0.37617</text:p>
          </table:table-cell>
          <table:table-cell table:formula="of:=[.$B27]" office:value-type="float" office:value="21.12616" calcext:value-type="float">
            <text:p>21.12616</text:p>
          </table:table-cell>
          <table:table-cell office:value-type="float" office:value="0" calcext:value-type="float">
            <text:p>0</text:p>
          </table:table-cell>
          <table:table-cell office:value-type="float" office:value="0.999999753388117" calcext:value-type="float">
            <text:p>0.9999997534</text:p>
          </table:table-cell>
          <table:table-cell table:number-columns-repeated="6"/>
        </table:table-row>
        <table:table-row table:style-name="ro1">
          <table:table-cell office:value-type="float" office:value="-0.42595" calcext:value-type="float">
            <text:p>-0.42595</text:p>
          </table:table-cell>
          <table:table-cell office:value-type="float" office:value="0.51888" calcext:value-type="float">
            <text:p>0.518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8]" office:value-type="float" office:value="-0.42595" calcext:value-type="float">
            <text:p>-0.42595</text:p>
          </table:table-cell>
          <table:table-cell table:style-name="ce7" table:formula="of:=[.$B28]" office:value-type="float" office:value="0.51888" calcext:value-type="float">
            <text:p>0.51888</text:p>
          </table:table-cell>
          <table:table-cell office:value-type="float" office:value="1" calcext:value-type="float">
            <text:p>1</text:p>
          </table:table-cell>
          <table:table-cell office:value-type="float" office:value="0.987903521456203" calcext:value-type="float">
            <text:p>0.9879035215</text:p>
          </table:table-cell>
          <table:table-cell table:number-columns-repeated="6"/>
        </table:table-row>
        <table:table-row table:style-name="ro1">
          <table:table-cell office:value-type="float" office:value="2.67652" calcext:value-type="float">
            <text:p>2.67652</text:p>
          </table:table-cell>
          <table:table-cell office:value-type="float" office:value="3.58832" calcext:value-type="float">
            <text:p>3.588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3" table:formula="of:=[.$A29]" office:value-type="float" office:value="2.67652" calcext:value-type="float">
            <text:p>2.67652</text:p>
          </table:table-cell>
          <table:table-cell table:style-name="ce13" table:formula="of:=[.$B29]" office:value-type="float" office:value="3.58832" calcext:value-type="float">
            <text:p>3.58832</text:p>
          </table:table-cell>
          <table:table-cell office:value-type="float" office:value="0" calcext:value-type="float">
            <text:p>0</text:p>
          </table:table-cell>
          <table:table-cell office:value-type="float" office:value="0.583867041308776" calcext:value-type="float">
            <text:p>0.5838670413</text:p>
          </table:table-cell>
          <table:table-cell table:number-columns-repeated="6"/>
        </table:table-row>
        <table:table-row table:style-name="ro1">
          <table:table-cell office:value-type="float" office:value="0.82346" calcext:value-type="float">
            <text:p>0.82346</text:p>
          </table:table-cell>
          <table:table-cell office:value-type="float" office:value="11.45524" calcext:value-type="float">
            <text:p>11.455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0]" office:value-type="float" office:value="0.82346" calcext:value-type="float">
            <text:p>0.82346</text:p>
          </table:table-cell>
          <table:table-cell table:formula="of:=[.$B30]" office:value-type="float" office:value="11.45524" calcext:value-type="float">
            <text:p>11.45524</text:p>
          </table:table-cell>
          <table:table-cell office:value-type="float" office:value="0" calcext:value-type="float">
            <text:p>0</text:p>
          </table:table-cell>
          <table:table-cell office:value-type="float" office:value="0.998034763824318" calcext:value-type="float">
            <text:p>0.9980347638</text:p>
          </table:table-cell>
          <table:table-cell table:number-columns-repeated="6"/>
        </table:table-row>
        <table:table-row table:style-name="ro1">
          <table:table-cell office:value-type="float" office:value="9.02825" calcext:value-type="float">
            <text:p>9.02825</text:p>
          </table:table-cell>
          <table:table-cell office:value-type="float" office:value="-2.47788" calcext:value-type="float">
            <text:p>-2.477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[.$A31]" office:value-type="float" office:value="9.02825" calcext:value-type="float">
            <text:p>9.02825</text:p>
          </table:table-cell>
          <table:table-cell table:style-name="ce14" table:formula="of:=[.$B31]" office:value-type="float" office:value="-2.47788" calcext:value-type="float">
            <text:p>-2.47788</text:p>
          </table:table-cell>
          <table:table-cell office:value-type="float" office:value="2" calcext:value-type="float">
            <text:p>2</text:p>
          </table:table-cell>
          <table:table-cell office:value-type="float" office:value="0.97437415402194" calcext:value-type="float">
            <text:p>0.974374154</text:p>
          </table:table-cell>
          <table:table-cell table:number-columns-repeated="6"/>
        </table:table-row>
        <table:table-row table:style-name="ro1">
          <table:table-cell office:value-type="float" office:value="13.24416" calcext:value-type="float">
            <text:p>13.24416</text:p>
          </table:table-cell>
          <table:table-cell office:value-type="float" office:value="3.51939" calcext:value-type="float">
            <text:p>3.519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32]" office:value-type="float" office:value="13.24416" calcext:value-type="float">
            <text:p>13.24416</text:p>
          </table:table-cell>
          <table:table-cell table:style-name="ce8" table:formula="of:=[.$B32]" office:value-type="float" office:value="3.51939" calcext:value-type="float">
            <text:p>3.51939</text:p>
          </table:table-cell>
          <table:table-cell office:value-type="float" office:value="2" calcext:value-type="float">
            <text:p>2</text:p>
          </table:table-cell>
          <table:table-cell office:value-type="float" office:value="0.999987446415225" calcext:value-type="float">
            <text:p>0.9999874464</text:p>
          </table:table-cell>
          <table:table-cell table:number-columns-repeated="6"/>
        </table:table-row>
        <table:table-row table:style-name="ro1">
          <table:table-cell office:value-type="float" office:value="9.39347" calcext:value-type="float">
            <text:p>9.39347</text:p>
          </table:table-cell>
          <table:table-cell office:value-type="float" office:value="4.50467" calcext:value-type="float">
            <text:p>4.5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33]" office:value-type="float" office:value="9.39347" calcext:value-type="float">
            <text:p>9.39347</text:p>
          </table:table-cell>
          <table:table-cell table:style-name="ce8" table:formula="of:=[.$B33]" office:value-type="float" office:value="4.50467" calcext:value-type="float">
            <text:p>4.50467</text:p>
          </table:table-cell>
          <table:table-cell office:value-type="float" office:value="2" calcext:value-type="float">
            <text:p>2</text:p>
          </table:table-cell>
          <table:table-cell office:value-type="float" office:value="0.999314901432147" calcext:value-type="float">
            <text:p>0.9993149014</text:p>
          </table:table-cell>
          <table:table-cell table:number-columns-repeated="6"/>
        </table:table-row>
        <table:table-row table:style-name="ro1">
          <table:table-cell office:value-type="float" office:value="13.27289" calcext:value-type="float">
            <text:p>13.27289</text:p>
          </table:table-cell>
          <table:table-cell office:value-type="float" office:value="4.05303" calcext:value-type="float">
            <text:p>4.05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34]" office:value-type="float" office:value="13.27289" calcext:value-type="float">
            <text:p>13.27289</text:p>
          </table:table-cell>
          <table:table-cell table:style-name="ce8" table:formula="of:=[.$B34]" office:value-type="float" office:value="4.05303" calcext:value-type="float">
            <text:p>4.05303</text:p>
          </table:table-cell>
          <table:table-cell office:value-type="float" office:value="2" calcext:value-type="float">
            <text:p>2</text:p>
          </table:table-cell>
          <table:table-cell office:value-type="float" office:value="0.999993310771184" calcext:value-type="float">
            <text:p>0.9999933108</text:p>
          </table:table-cell>
          <table:table-cell table:number-columns-repeated="6"/>
        </table:table-row>
        <table:table-row table:style-name="ro1">
          <table:table-cell office:value-type="float" office:value="-3.80206" calcext:value-type="float">
            <text:p>-3.80206</text:p>
          </table:table-cell>
          <table:table-cell office:value-type="float" office:value="0.99278" calcext:value-type="float">
            <text:p>0.992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35]" office:value-type="float" office:value="-3.80206" calcext:value-type="float">
            <text:p>-3.80206</text:p>
          </table:table-cell>
          <table:table-cell table:style-name="ce4" table:formula="of:=[.$B35]" office:value-type="float" office:value="0.99278" calcext:value-type="float">
            <text:p>0.99278</text:p>
          </table:table-cell>
          <table:table-cell office:value-type="float" office:value="1" calcext:value-type="float">
            <text:p>1</text:p>
          </table:table-cell>
          <table:table-cell office:value-type="float" office:value="0.977759103611749" calcext:value-type="float">
            <text:p>0.9777591036</text:p>
          </table:table-cell>
          <table:table-cell table:number-columns-repeated="6"/>
        </table:table-row>
        <table:table-row table:style-name="ro1">
          <table:table-cell office:value-type="float" office:value="-3.69014" calcext:value-type="float">
            <text:p>-3.69014</text:p>
          </table:table-cell>
          <table:table-cell office:value-type="float" office:value="-0.23242" calcext:value-type="float">
            <text:p>-0.23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36]" office:value-type="float" office:value="-3.69014" calcext:value-type="float">
            <text:p>-3.69014</text:p>
          </table:table-cell>
          <table:table-cell table:style-name="ce7" table:formula="of:=[.$B36]" office:value-type="float" office:value="-0.23242" calcext:value-type="float">
            <text:p>-0.23242</text:p>
          </table:table-cell>
          <table:table-cell office:value-type="float" office:value="1" calcext:value-type="float">
            <text:p>1</text:p>
          </table:table-cell>
          <table:table-cell office:value-type="float" office:value="0.989812068888543" calcext:value-type="float">
            <text:p>0.9898120689</text:p>
          </table:table-cell>
          <table:table-cell table:number-columns-repeated="6"/>
        </table:table-row>
        <table:table-row table:style-name="ro1">
          <table:table-cell office:value-type="float" office:value="0.45001" calcext:value-type="float">
            <text:p>0.45001</text:p>
          </table:table-cell>
          <table:table-cell office:value-type="float" office:value="-1.42567" calcext:value-type="float">
            <text:p>-1.425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37]" office:value-type="float" office:value="0.45001" calcext:value-type="float">
            <text:p>0.45001</text:p>
          </table:table-cell>
          <table:table-cell table:style-name="ce7" table:formula="of:=[.$B37]" office:value-type="float" office:value="-1.42567" calcext:value-type="float">
            <text:p>-1.42567</text:p>
          </table:table-cell>
          <table:table-cell office:value-type="float" office:value="1" calcext:value-type="float">
            <text:p>1</text:p>
          </table:table-cell>
          <table:table-cell office:value-type="float" office:value="0.985117622975484" calcext:value-type="float">
            <text:p>0.985117623</text:p>
          </table:table-cell>
          <table:table-cell table:number-columns-repeated="6"/>
        </table:table-row>
        <table:table-row table:style-name="ro1">
          <table:table-cell office:value-type="float" office:value="-0.27086" calcext:value-type="float">
            <text:p>-0.27086</text:p>
          </table:table-cell>
          <table:table-cell office:value-type="float" office:value="2.05829" calcext:value-type="float">
            <text:p>2.058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table:formula="of:=[.$A38]" office:value-type="float" office:value="-0.27086" calcext:value-type="float">
            <text:p>-0.27086</text:p>
          </table:table-cell>
          <table:table-cell table:style-name="ce15" table:formula="of:=[.$B38]" office:value-type="float" office:value="2.05829" calcext:value-type="float">
            <text:p>2.05829</text:p>
          </table:table-cell>
          <table:table-cell office:value-type="float" office:value="1" calcext:value-type="float">
            <text:p>1</text:p>
          </table:table-cell>
          <table:table-cell office:value-type="float" office:value="0.894362875556212" calcext:value-type="float">
            <text:p>0.8943628756</text:p>
          </table:table-cell>
          <table:table-cell table:number-columns-repeated="6"/>
        </table:table-row>
        <table:table-row table:style-name="ro1">
          <table:table-cell office:value-type="float" office:value="8.39298" calcext:value-type="float">
            <text:p>8.39298</text:p>
          </table:table-cell>
          <table:table-cell office:value-type="float" office:value="7.3699" calcext:value-type="float">
            <text:p>7.36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39]" office:value-type="float" office:value="8.39298" calcext:value-type="float">
            <text:p>8.39298</text:p>
          </table:table-cell>
          <table:table-cell table:style-name="ce8" table:formula="of:=[.$B39]" office:value-type="float" office:value="7.3699" calcext:value-type="float">
            <text:p>7.3699</text:p>
          </table:table-cell>
          <table:table-cell office:value-type="float" office:value="2" calcext:value-type="float">
            <text:p>2</text:p>
          </table:table-cell>
          <table:table-cell office:value-type="float" office:value="0.993713403965391" calcext:value-type="float">
            <text:p>0.993713404</text:p>
          </table:table-cell>
          <table:table-cell table:number-columns-repeated="6"/>
        </table:table-row>
        <table:table-row table:style-name="ro1">
          <table:table-cell office:value-type="float" office:value="9.86682" calcext:value-type="float">
            <text:p>9.86682</text:p>
          </table:table-cell>
          <table:table-cell office:value-type="float" office:value="-3.23926" calcext:value-type="float">
            <text:p>-3.239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40]" office:value-type="float" office:value="9.86682" calcext:value-type="float">
            <text:p>9.86682</text:p>
          </table:table-cell>
          <table:table-cell table:style-name="ce8" table:formula="of:=[.$B40]" office:value-type="float" office:value="-3.23926" calcext:value-type="float">
            <text:p>-3.23926</text:p>
          </table:table-cell>
          <table:table-cell office:value-type="float" office:value="2" calcext:value-type="float">
            <text:p>2</text:p>
          </table:table-cell>
          <table:table-cell office:value-type="float" office:value="0.997785707388296" calcext:value-type="float">
            <text:p>0.9977857074</text:p>
          </table:table-cell>
          <table:table-cell table:number-columns-repeated="6"/>
        </table:table-row>
        <table:table-row table:style-name="ro1">
          <table:table-cell office:value-type="float" office:value="8.99596" calcext:value-type="float">
            <text:p>8.99596</text:p>
          </table:table-cell>
          <table:table-cell office:value-type="float" office:value="3.82407" calcext:value-type="float">
            <text:p>3.824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41]" office:value-type="float" office:value="8.99596" calcext:value-type="float">
            <text:p>8.99596</text:p>
          </table:table-cell>
          <table:table-cell table:style-name="ce8" table:formula="of:=[.$B41]" office:value-type="float" office:value="3.82407" calcext:value-type="float">
            <text:p>3.82407</text:p>
          </table:table-cell>
          <table:table-cell office:value-type="float" office:value="2" calcext:value-type="float">
            <text:p>2</text:p>
          </table:table-cell>
          <table:table-cell office:value-type="float" office:value="0.99893600288004" calcext:value-type="float">
            <text:p>0.9989360029</text:p>
          </table:table-cell>
          <table:table-cell table:number-columns-repeated="6"/>
        </table:table-row>
        <table:table-row table:style-name="ro1">
          <table:table-cell office:value-type="float" office:value="2.76177" calcext:value-type="float">
            <text:p>2.76177</text:p>
          </table:table-cell>
          <table:table-cell office:value-type="float" office:value="0.25412" calcext:value-type="float">
            <text:p>0.254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42]" office:value-type="float" office:value="2.76177" calcext:value-type="float">
            <text:p>2.76177</text:p>
          </table:table-cell>
          <table:table-cell table:style-name="ce7" table:formula="of:=[.$B42]" office:value-type="float" office:value="0.25412" calcext:value-type="float">
            <text:p>0.25412</text:p>
          </table:table-cell>
          <table:table-cell office:value-type="float" office:value="1" calcext:value-type="float">
            <text:p>1</text:p>
          </table:table-cell>
          <table:table-cell office:value-type="float" office:value="0.984982229039777" calcext:value-type="float">
            <text:p>0.984982229</text:p>
          </table:table-cell>
          <table:table-cell table:number-columns-repeated="6"/>
        </table:table-row>
        <table:table-row table:style-name="ro1">
          <table:table-cell office:value-type="float" office:value="-1.16682" calcext:value-type="float">
            <text:p>-1.16682</text:p>
          </table:table-cell>
          <table:table-cell office:value-type="float" office:value="0.15949" calcext:value-type="float">
            <text:p>0.159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43]" office:value-type="float" office:value="-1.16682" calcext:value-type="float">
            <text:p>-1.16682</text:p>
          </table:table-cell>
          <table:table-cell table:style-name="ce7" table:formula="of:=[.$B43]" office:value-type="float" office:value="0.15949" calcext:value-type="float">
            <text:p>0.15949</text:p>
          </table:table-cell>
          <table:table-cell office:value-type="float" office:value="1" calcext:value-type="float">
            <text:p>1</text:p>
          </table:table-cell>
          <table:table-cell office:value-type="float" office:value="0.989864332998451" calcext:value-type="float">
            <text:p>0.989864333</text:p>
          </table:table-cell>
          <table:table-cell table:number-columns-repeated="6"/>
        </table:table-row>
        <table:table-row table:style-name="ro1">
          <table:table-cell office:value-type="float" office:value="-4.8636" calcext:value-type="float">
            <text:p>-4.8636</text:p>
          </table:table-cell>
          <table:table-cell office:value-type="float" office:value="0.7224" calcext:value-type="float">
            <text:p>0.72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44]" office:value-type="float" office:value="-4.8636" calcext:value-type="float">
            <text:p>-4.8636</text:p>
          </table:table-cell>
          <table:table-cell table:style-name="ce4" table:formula="of:=[.$B44]" office:value-type="float" office:value="0.7224" calcext:value-type="float">
            <text:p>0.7224</text:p>
          </table:table-cell>
          <table:table-cell office:value-type="float" office:value="1" calcext:value-type="float">
            <text:p>1</text:p>
          </table:table-cell>
          <table:table-cell office:value-type="float" office:value="0.98300327144037" calcext:value-type="float">
            <text:p>0.9830032714</text:p>
          </table:table-cell>
          <table:table-cell table:number-columns-repeated="6"/>
        </table:table-row>
        <table:table-row table:style-name="ro1">
          <table:table-cell office:value-type="float" office:value="-3.03678" calcext:value-type="float">
            <text:p>-3.03678</text:p>
          </table:table-cell>
          <table:table-cell office:value-type="float" office:value="0.78827" calcext:value-type="float">
            <text:p>0.788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45]" office:value-type="float" office:value="-3.03678" calcext:value-type="float">
            <text:p>-3.03678</text:p>
          </table:table-cell>
          <table:table-cell table:style-name="ce4" table:formula="of:=[.$B45]" office:value-type="float" office:value="0.78827" calcext:value-type="float">
            <text:p>0.78827</text:p>
          </table:table-cell>
          <table:table-cell office:value-type="float" office:value="1" calcext:value-type="float">
            <text:p>1</text:p>
          </table:table-cell>
          <table:table-cell office:value-type="float" office:value="0.982617587094272" calcext:value-type="float">
            <text:p>0.9826175871</text:p>
          </table:table-cell>
          <table:table-cell table:number-columns-repeated="6"/>
        </table:table-row>
        <table:table-row table:style-name="ro1">
          <table:table-cell office:value-type="float" office:value="-1.19248" calcext:value-type="float">
            <text:p>-1.19248</text:p>
          </table:table-cell>
          <table:table-cell office:value-type="float" office:value="-1.00184" calcext:value-type="float">
            <text:p>-1.001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46]" office:value-type="float" office:value="-1.19248" calcext:value-type="float">
            <text:p>-1.19248</text:p>
          </table:table-cell>
          <table:table-cell table:style-name="ce7" table:formula="of:=[.$B46]" office:value-type="float" office:value="-1.00184" calcext:value-type="float">
            <text:p>-1.00184</text:p>
          </table:table-cell>
          <table:table-cell office:value-type="float" office:value="1" calcext:value-type="float">
            <text:p>1</text:p>
          </table:table-cell>
          <table:table-cell office:value-type="float" office:value="0.988712596363572" calcext:value-type="float">
            <text:p>0.9887125964</text:p>
          </table:table-cell>
          <table:table-cell table:number-columns-repeated="6"/>
        </table:table-row>
        <table:table-row table:style-name="ro1">
          <table:table-cell office:value-type="float" office:value="-0.6569" calcext:value-type="float">
            <text:p>-0.6569</text:p>
          </table:table-cell>
          <table:table-cell office:value-type="float" office:value="16.16785" calcext:value-type="float">
            <text:p>16.167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7]" office:value-type="float" office:value="-0.6569" calcext:value-type="float">
            <text:p>-0.6569</text:p>
          </table:table-cell>
          <table:table-cell table:formula="of:=[.$B47]" office:value-type="float" office:value="16.16785" calcext:value-type="float">
            <text:p>16.16785</text:p>
          </table:table-cell>
          <table:table-cell office:value-type="float" office:value="0" calcext:value-type="float">
            <text:p>0</text:p>
          </table:table-cell>
          <table:table-cell office:value-type="float" office:value="0.99999035395466" calcext:value-type="float">
            <text:p>0.999990354</text:p>
          </table:table-cell>
          <table:table-cell table:number-columns-repeated="6"/>
        </table:table-row>
        <table:table-row table:style-name="ro1">
          <table:table-cell office:value-type="float" office:value="-3.77257" calcext:value-type="float">
            <text:p>-3.77257</text:p>
          </table:table-cell>
          <table:table-cell office:value-type="float" office:value="2.45323" calcext:value-type="float">
            <text:p>2.453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$A48]" office:value-type="float" office:value="-3.77257" calcext:value-type="float">
            <text:p>-3.77257</text:p>
          </table:table-cell>
          <table:table-cell table:style-name="ce16" table:formula="of:=[.$B48]" office:value-type="float" office:value="2.45323" calcext:value-type="float">
            <text:p>2.45323</text:p>
          </table:table-cell>
          <table:table-cell office:value-type="float" office:value="1" calcext:value-type="float">
            <text:p>1</text:p>
          </table:table-cell>
          <table:table-cell office:value-type="float" office:value="0.738623244627258" calcext:value-type="float">
            <text:p>0.7386232446</text:p>
          </table:table-cell>
          <table:table-cell table:number-columns-repeated="6"/>
        </table:table-row>
        <table:table-row table:style-name="ro1">
          <table:table-cell office:value-type="float" office:value="10.84666" calcext:value-type="float">
            <text:p>10.84666</text:p>
          </table:table-cell>
          <table:table-cell office:value-type="float" office:value="0.07663" calcext:value-type="float">
            <text:p>0.076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" table:formula="of:=[.$A49]" office:value-type="float" office:value="10.84666" calcext:value-type="float">
            <text:p>10.84666</text:p>
          </table:table-cell>
          <table:table-cell table:style-name="ce17" table:formula="of:=[.$B49]" office:value-type="float" office:value="0.07663" calcext:value-type="float">
            <text:p>0.07663</text:p>
          </table:table-cell>
          <table:table-cell office:value-type="float" office:value="2" calcext:value-type="float">
            <text:p>2</text:p>
          </table:table-cell>
          <table:table-cell office:value-type="float" office:value="0.966177230398547" calcext:value-type="float">
            <text:p>0.9661772304</text:p>
          </table:table-cell>
          <table:table-cell table:number-columns-repeated="6"/>
        </table:table-row>
        <table:table-row table:style-name="ro1">
          <table:table-cell office:value-type="float" office:value="0.8483" calcext:value-type="float">
            <text:p>0.8483</text:p>
          </table:table-cell>
          <table:table-cell office:value-type="float" office:value="6.80294" calcext:value-type="float">
            <text:p>6.802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" table:formula="of:=[.$A50]" office:value-type="float" office:value="0.8483" calcext:value-type="float">
            <text:p>0.8483</text:p>
          </table:table-cell>
          <table:table-cell table:style-name="ce18" table:formula="of:=[.$B50]" office:value-type="float" office:value="6.80294" calcext:value-type="float">
            <text:p>6.80294</text:p>
          </table:table-cell>
          <table:table-cell office:value-type="float" office:value="0" calcext:value-type="float">
            <text:p>0</text:p>
          </table:table-cell>
          <table:table-cell office:value-type="float" office:value="0.977981792524805" calcext:value-type="float">
            <text:p>0.9779817925</text:p>
          </table:table-cell>
          <table:table-cell table:number-columns-repeated="6"/>
        </table:table-row>
        <table:table-row table:style-name="ro1">
          <table:table-cell office:value-type="float" office:value="10.79136" calcext:value-type="float">
            <text:p>10.79136</text:p>
          </table:table-cell>
          <table:table-cell office:value-type="float" office:value="1.79479" calcext:value-type="float">
            <text:p>1.794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51]" office:value-type="float" office:value="10.79136" calcext:value-type="float">
            <text:p>10.79136</text:p>
          </table:table-cell>
          <table:table-cell table:style-name="ce8" table:formula="of:=[.$B51]" office:value-type="float" office:value="1.79479" calcext:value-type="float">
            <text:p>1.79479</text:p>
          </table:table-cell>
          <table:table-cell office:value-type="float" office:value="2" calcext:value-type="float">
            <text:p>2</text:p>
          </table:table-cell>
          <table:table-cell office:value-type="float" office:value="0.993856409685914" calcext:value-type="float">
            <text:p>0.9938564097</text:p>
          </table:table-cell>
          <table:table-cell table:number-columns-repeated="6"/>
        </table:table-row>
        <table:table-row table:style-name="ro1">
          <table:table-cell office:value-type="float" office:value="11.10556" calcext:value-type="float">
            <text:p>11.10556</text:p>
          </table:table-cell>
          <table:table-cell office:value-type="float" office:value="7.38869" calcext:value-type="float">
            <text:p>7.388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52]" office:value-type="float" office:value="11.10556" calcext:value-type="float">
            <text:p>11.10556</text:p>
          </table:table-cell>
          <table:table-cell table:style-name="ce8" table:formula="of:=[.$B52]" office:value-type="float" office:value="7.38869" calcext:value-type="float">
            <text:p>7.38869</text:p>
          </table:table-cell>
          <table:table-cell office:value-type="float" office:value="2" calcext:value-type="float">
            <text:p>2</text:p>
          </table:table-cell>
          <table:table-cell office:value-type="float" office:value="0.999757537191945" calcext:value-type="float">
            <text:p>0.9997575372</text:p>
          </table:table-cell>
          <table:table-cell table:number-columns-repeated="6"/>
        </table:table-row>
        <table:table-row table:style-name="ro1">
          <table:table-cell office:value-type="float" office:value="-0.29973" calcext:value-type="float">
            <text:p>-0.29973</text:p>
          </table:table-cell>
          <table:table-cell office:value-type="float" office:value="1.21605" calcext:value-type="float">
            <text:p>1.216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formula="of:=[.$A53]" office:value-type="float" office:value="-0.29973" calcext:value-type="float">
            <text:p>-0.29973</text:p>
          </table:table-cell>
          <table:table-cell table:style-name="ce19" table:formula="of:=[.$B53]" office:value-type="float" office:value="1.21605" calcext:value-type="float">
            <text:p>1.21605</text:p>
          </table:table-cell>
          <table:table-cell office:value-type="float" office:value="1" calcext:value-type="float">
            <text:p>1</text:p>
          </table:table-cell>
          <table:table-cell office:value-type="float" office:value="0.974632577126501" calcext:value-type="float">
            <text:p>0.9746325771</text:p>
          </table:table-cell>
          <table:table-cell table:number-columns-repeated="6"/>
        </table:table-row>
        <table:table-row table:style-name="ro1">
          <table:table-cell office:value-type="float" office:value="7.81228" calcext:value-type="float">
            <text:p>7.81228</text:p>
          </table:table-cell>
          <table:table-cell office:value-type="float" office:value="1.55859" calcext:value-type="float">
            <text:p>1.558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" table:formula="of:=[.$A54]" office:value-type="float" office:value="7.81228" calcext:value-type="float">
            <text:p>7.81228</text:p>
          </table:table-cell>
          <table:table-cell table:style-name="ce20" table:formula="of:=[.$B54]" office:value-type="float" office:value="1.55859" calcext:value-type="float">
            <text:p>1.55859</text:p>
          </table:table-cell>
          <table:table-cell office:value-type="float" office:value="2" calcext:value-type="float">
            <text:p>2</text:p>
          </table:table-cell>
          <table:table-cell office:value-type="float" office:value="0.852089607760606" calcext:value-type="float">
            <text:p>0.8520896078</text:p>
          </table:table-cell>
          <table:table-cell table:number-columns-repeated="6"/>
        </table:table-row>
        <table:table-row table:style-name="ro1">
          <table:table-cell office:value-type="float" office:value="6.18327" calcext:value-type="float">
            <text:p>6.18327</text:p>
          </table:table-cell>
          <table:table-cell office:value-type="float" office:value="0.61685" calcext:value-type="float">
            <text:p>0.616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 table:formula="of:=[.$A55]" office:value-type="float" office:value="6.18327" calcext:value-type="float">
            <text:p>6.18327</text:p>
          </table:table-cell>
          <table:table-cell table:style-name="ce21" table:formula="of:=[.$B55]" office:value-type="float" office:value="0.61685" calcext:value-type="float">
            <text:p>0.61685</text:p>
          </table:table-cell>
          <table:table-cell office:value-type="float" office:value="1" calcext:value-type="float">
            <text:p>1</text:p>
          </table:table-cell>
          <table:table-cell office:value-type="float" office:value="0.728780216559502" calcext:value-type="float">
            <text:p>0.7287802166</text:p>
          </table:table-cell>
          <table:table-cell table:number-columns-repeated="6"/>
        </table:table-row>
        <table:table-row table:style-name="ro1">
          <table:table-cell office:value-type="float" office:value="-1.28184" calcext:value-type="float">
            <text:p>-1.28184</text:p>
          </table:table-cell>
          <table:table-cell office:value-type="float" office:value="21.59611" calcext:value-type="float">
            <text:p>21.596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6]" office:value-type="float" office:value="-1.28184" calcext:value-type="float">
            <text:p>-1.28184</text:p>
          </table:table-cell>
          <table:table-cell table:formula="of:=[.$B56]" office:value-type="float" office:value="21.59611" calcext:value-type="float">
            <text:p>21.59611</text:p>
          </table:table-cell>
          <table:table-cell office:value-type="float" office:value="0" calcext:value-type="float">
            <text:p>0</text:p>
          </table:table-cell>
          <table:table-cell office:value-type="float" office:value="0.999999980291524" calcext:value-type="float">
            <text:p>0.9999999803</text:p>
          </table:table-cell>
          <table:table-cell table:number-columns-repeated="6"/>
        </table:table-row>
        <table:table-row table:style-name="ro1">
          <table:table-cell office:value-type="float" office:value="-2.88817" calcext:value-type="float">
            <text:p>-2.88817</text:p>
          </table:table-cell>
          <table:table-cell office:value-type="float" office:value="1.05362" calcext:value-type="float">
            <text:p>1.053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57]" office:value-type="float" office:value="-2.88817" calcext:value-type="float">
            <text:p>-2.88817</text:p>
          </table:table-cell>
          <table:table-cell table:style-name="ce4" table:formula="of:=[.$B57]" office:value-type="float" office:value="1.05362" calcext:value-type="float">
            <text:p>1.05362</text:p>
          </table:table-cell>
          <table:table-cell office:value-type="float" office:value="1" calcext:value-type="float">
            <text:p>1</text:p>
          </table:table-cell>
          <table:table-cell office:value-type="float" office:value="0.976734174803745" calcext:value-type="float">
            <text:p>0.9767341748</text:p>
          </table:table-cell>
          <table:table-cell table:number-columns-repeated="6"/>
        </table:table-row>
        <table:table-row table:style-name="ro1">
          <table:table-cell office:value-type="float" office:value="7.56559" calcext:value-type="float">
            <text:p>7.56559</text:p>
          </table:table-cell>
          <table:table-cell office:value-type="float" office:value="6.15955" calcext:value-type="float">
            <text:p>6.159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58]" office:value-type="float" office:value="7.56559" calcext:value-type="float">
            <text:p>7.56559</text:p>
          </table:table-cell>
          <table:table-cell table:style-name="ce22" table:formula="of:=[.$B58]" office:value-type="float" office:value="6.15955" calcext:value-type="float">
            <text:p>6.15955</text:p>
          </table:table-cell>
          <table:table-cell office:value-type="float" office:value="2" calcext:value-type="float">
            <text:p>2</text:p>
          </table:table-cell>
          <table:table-cell office:value-type="float" office:value="0.98953965633729" calcext:value-type="float">
            <text:p>0.9895396563</text:p>
          </table:table-cell>
          <table:table-cell table:number-columns-repeated="6"/>
        </table:table-row>
        <table:table-row table:style-name="ro1">
          <table:table-cell office:value-type="float" office:value="-1.87602" calcext:value-type="float">
            <text:p>-1.87602</text:p>
          </table:table-cell>
          <table:table-cell office:value-type="float" office:value="13.70037" calcext:value-type="float">
            <text:p>13.700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9]" office:value-type="float" office:value="-1.87602" calcext:value-type="float">
            <text:p>-1.87602</text:p>
          </table:table-cell>
          <table:table-cell table:formula="of:=[.$B59]" office:value-type="float" office:value="13.70037" calcext:value-type="float">
            <text:p>13.70037</text:p>
          </table:table-cell>
          <table:table-cell office:value-type="float" office:value="0" calcext:value-type="float">
            <text:p>0</text:p>
          </table:table-cell>
          <table:table-cell office:value-type="float" office:value="0.999983781331375" calcext:value-type="float">
            <text:p>0.9999837813</text:p>
          </table:table-cell>
          <table:table-cell table:number-columns-repeated="6"/>
        </table:table-row>
        <table:table-row table:style-name="ro1">
          <table:table-cell office:value-type="float" office:value="2.02728" calcext:value-type="float">
            <text:p>2.02728</text:p>
          </table:table-cell>
          <table:table-cell office:value-type="float" office:value="-0.29212" calcext:value-type="float">
            <text:p>-0.292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60]" office:value-type="float" office:value="2.02728" calcext:value-type="float">
            <text:p>2.02728</text:p>
          </table:table-cell>
          <table:table-cell table:style-name="ce7" table:formula="of:=[.$B60]" office:value-type="float" office:value="-0.29212" calcext:value-type="float">
            <text:p>-0.29212</text:p>
          </table:table-cell>
          <table:table-cell office:value-type="float" office:value="1" calcext:value-type="float">
            <text:p>1</text:p>
          </table:table-cell>
          <table:table-cell office:value-type="float" office:value="0.990062388226202" calcext:value-type="float">
            <text:p>0.9900623882</text:p>
          </table:table-cell>
          <table:table-cell table:number-columns-repeated="6"/>
        </table:table-row>
        <table:table-row table:style-name="ro1">
          <table:table-cell office:value-type="float" office:value="7.28987" calcext:value-type="float">
            <text:p>7.28987</text:p>
          </table:table-cell>
          <table:table-cell office:value-type="float" office:value="3.44903" calcext:value-type="float">
            <text:p>3.449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61]" office:value-type="float" office:value="7.28987" calcext:value-type="float">
            <text:p>7.28987</text:p>
          </table:table-cell>
          <table:table-cell table:style-name="ce22" table:formula="of:=[.$B61]" office:value-type="float" office:value="3.44903" calcext:value-type="float">
            <text:p>3.44903</text:p>
          </table:table-cell>
          <table:table-cell office:value-type="float" office:value="2" calcext:value-type="float">
            <text:p>2</text:p>
          </table:table-cell>
          <table:table-cell office:value-type="float" office:value="0.990546373761057" calcext:value-type="float">
            <text:p>0.9905463738</text:p>
          </table:table-cell>
          <table:table-cell table:number-columns-repeated="6"/>
        </table:table-row>
        <table:table-row table:style-name="ro1">
          <table:table-cell office:value-type="float" office:value="7.65515" calcext:value-type="float">
            <text:p>7.65515</text:p>
          </table:table-cell>
          <table:table-cell office:value-type="float" office:value="7.42437" calcext:value-type="float">
            <text:p>7.4243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62]" office:value-type="float" office:value="7.65515" calcext:value-type="float">
            <text:p>7.65515</text:p>
          </table:table-cell>
          <table:table-cell table:style-name="ce22" table:formula="of:=[.$B62]" office:value-type="float" office:value="7.42437" calcext:value-type="float">
            <text:p>7.42437</text:p>
          </table:table-cell>
          <table:table-cell office:value-type="float" office:value="2" calcext:value-type="float">
            <text:p>2</text:p>
          </table:table-cell>
          <table:table-cell office:value-type="float" office:value="0.984484465046679" calcext:value-type="float">
            <text:p>0.984484465</text:p>
          </table:table-cell>
          <table:table-cell table:number-columns-repeated="6"/>
        </table:table-row>
        <table:table-row table:style-name="ro1">
          <table:table-cell office:value-type="float" office:value="15.32357" calcext:value-type="float">
            <text:p>15.32357</text:p>
          </table:table-cell>
          <table:table-cell office:value-type="float" office:value="5.13959" calcext:value-type="float">
            <text:p>5.139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63]" office:value-type="float" office:value="15.32357" calcext:value-type="float">
            <text:p>15.32357</text:p>
          </table:table-cell>
          <table:table-cell table:style-name="ce8" table:formula="of:=[.$B63]" office:value-type="float" office:value="5.13959" calcext:value-type="float">
            <text:p>5.13959</text:p>
          </table:table-cell>
          <table:table-cell office:value-type="float" office:value="2" calcext:value-type="float">
            <text:p>2</text:p>
          </table:table-cell>
          <table:table-cell office:value-type="float" office:value="0.999999351928354" calcext:value-type="float">
            <text:p>0.9999993519</text:p>
          </table:table-cell>
          <table:table-cell table:number-columns-repeated="6"/>
        </table:table-row>
        <table:table-row table:style-name="ro1">
          <table:table-cell office:value-type="float" office:value="3.86663" calcext:value-type="float">
            <text:p>3.86663</text:p>
          </table:table-cell>
          <table:table-cell office:value-type="float" office:value="-0.29441" calcext:value-type="float">
            <text:p>-0.294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formula="of:=[.$A64]" office:value-type="float" office:value="3.86663" calcext:value-type="float">
            <text:p>3.86663</text:p>
          </table:table-cell>
          <table:table-cell table:style-name="ce19" table:formula="of:=[.$B64]" office:value-type="float" office:value="-0.29441" calcext:value-type="float">
            <text:p>-0.29441</text:p>
          </table:table-cell>
          <table:table-cell office:value-type="float" office:value="1" calcext:value-type="float">
            <text:p>1</text:p>
          </table:table-cell>
          <table:table-cell office:value-type="float" office:value="0.972306300066487" calcext:value-type="float">
            <text:p>0.9723063001</text:p>
          </table:table-cell>
          <table:table-cell table:number-columns-repeated="6"/>
        </table:table-row>
        <table:table-row table:style-name="ro1">
          <table:table-cell office:value-type="float" office:value="2.63018" calcext:value-type="float">
            <text:p>2.63018</text:p>
          </table:table-cell>
          <table:table-cell office:value-type="float" office:value="-0.58002" calcext:value-type="float">
            <text:p>-0.580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65]" office:value-type="float" office:value="2.63018" calcext:value-type="float">
            <text:p>2.63018</text:p>
          </table:table-cell>
          <table:table-cell table:style-name="ce7" table:formula="of:=[.$B65]" office:value-type="float" office:value="-0.58002" calcext:value-type="float">
            <text:p>-0.58002</text:p>
          </table:table-cell>
          <table:table-cell office:value-type="float" office:value="1" calcext:value-type="float">
            <text:p>1</text:p>
          </table:table-cell>
          <table:table-cell office:value-type="float" office:value="0.987198713797688" calcext:value-type="float">
            <text:p>0.9871987138</text:p>
          </table:table-cell>
          <table:table-cell table:number-columns-repeated="6"/>
        </table:table-row>
        <table:table-row table:style-name="ro1">
          <table:table-cell office:value-type="float" office:value="-2.71222" calcext:value-type="float">
            <text:p>-2.71222</text:p>
          </table:table-cell>
          <table:table-cell office:value-type="float" office:value="17.44991" calcext:value-type="float">
            <text:p>17.449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6]" office:value-type="float" office:value="-2.71222" calcext:value-type="float">
            <text:p>-2.71222</text:p>
          </table:table-cell>
          <table:table-cell table:formula="of:=[.$B66]" office:value-type="float" office:value="17.44991" calcext:value-type="float">
            <text:p>17.44991</text:p>
          </table:table-cell>
          <table:table-cell office:value-type="float" office:value="0" calcext:value-type="float">
            <text:p>0</text:p>
          </table:table-cell>
          <table:table-cell office:value-type="float" office:value="0.999999744031994" calcext:value-type="float">
            <text:p>0.999999744</text:p>
          </table:table-cell>
          <table:table-cell table:number-columns-repeated="6"/>
        </table:table-row>
        <table:table-row table:style-name="ro1">
          <table:table-cell office:value-type="float" office:value="2.60525" calcext:value-type="float">
            <text:p>2.60525</text:p>
          </table:table-cell>
          <table:table-cell office:value-type="float" office:value="20.30981" calcext:value-type="float">
            <text:p>20.309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7]" office:value-type="float" office:value="2.60525" calcext:value-type="float">
            <text:p>2.60525</text:p>
          </table:table-cell>
          <table:table-cell table:formula="of:=[.$B67]" office:value-type="float" office:value="20.30981" calcext:value-type="float">
            <text:p>20.30981</text:p>
          </table:table-cell>
          <table:table-cell office:value-type="float" office:value="0" calcext:value-type="float">
            <text:p>0</text:p>
          </table:table-cell>
          <table:table-cell office:value-type="float" office:value="0.999991163947959" calcext:value-type="float">
            <text:p>0.9999911639</text:p>
          </table:table-cell>
          <table:table-cell table:number-columns-repeated="6"/>
        </table:table-row>
        <table:table-row table:style-name="ro1">
          <table:table-cell office:value-type="float" office:value="-1.35206" calcext:value-type="float">
            <text:p>-1.35206</text:p>
          </table:table-cell>
          <table:table-cell office:value-type="float" office:value="23.50136" calcext:value-type="float">
            <text:p>23.501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8]" office:value-type="float" office:value="-1.35206" calcext:value-type="float">
            <text:p>-1.35206</text:p>
          </table:table-cell>
          <table:table-cell table:formula="of:=[.$B68]" office:value-type="float" office:value="23.50136" calcext:value-type="float">
            <text:p>23.50136</text:p>
          </table:table-cell>
          <table:table-cell office:value-type="float" office:value="0" calcext:value-type="float">
            <text:p>0</text:p>
          </table:table-cell>
          <table:table-cell office:value-type="float" office:value="0.999999998104207" calcext:value-type="float">
            <text:p>0.9999999981</text:p>
          </table:table-cell>
          <table:table-cell table:number-columns-repeated="6"/>
        </table:table-row>
        <table:table-row table:style-name="ro1">
          <table:table-cell office:value-type="float" office:value="1.77031" calcext:value-type="float">
            <text:p>1.77031</text:p>
          </table:table-cell>
          <table:table-cell office:value-type="float" office:value="0.09933" calcext:value-type="float">
            <text:p>0.099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69]" office:value-type="float" office:value="1.77031" calcext:value-type="float">
            <text:p>1.77031</text:p>
          </table:table-cell>
          <table:table-cell table:style-name="ce7" table:formula="of:=[.$B69]" office:value-type="float" office:value="0.09933" calcext:value-type="float">
            <text:p>0.09933</text:p>
          </table:table-cell>
          <table:table-cell office:value-type="float" office:value="1" calcext:value-type="float">
            <text:p>1</text:p>
          </table:table-cell>
          <table:table-cell office:value-type="float" office:value="0.989905684886573" calcext:value-type="float">
            <text:p>0.9899056849</text:p>
          </table:table-cell>
          <table:table-cell table:number-columns-repeated="6"/>
        </table:table-row>
        <table:table-row table:style-name="ro1">
          <table:table-cell office:value-type="float" office:value="-1.79121" calcext:value-type="float">
            <text:p>-1.79121</text:p>
          </table:table-cell>
          <table:table-cell office:value-type="float" office:value="19.99021" calcext:value-type="float">
            <text:p>19.990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0]" office:value-type="float" office:value="-1.79121" calcext:value-type="float">
            <text:p>-1.79121</text:p>
          </table:table-cell>
          <table:table-cell table:formula="of:=[.$B70]" office:value-type="float" office:value="19.99021" calcext:value-type="float">
            <text:p>19.99021</text:p>
          </table:table-cell>
          <table:table-cell office:value-type="float" office:value="0" calcext:value-type="float">
            <text:p>0</text:p>
          </table:table-cell>
          <table:table-cell office:value-type="float" office:value="0.999999937863541" calcext:value-type="float">
            <text:p>0.9999999379</text:p>
          </table:table-cell>
          <table:table-cell table:number-columns-repeated="6"/>
        </table:table-row>
        <table:table-row table:style-name="ro1">
          <table:table-cell office:value-type="float" office:value="11.57732" calcext:value-type="float">
            <text:p>11.57732</text:p>
          </table:table-cell>
          <table:table-cell office:value-type="float" office:value="3.7725" calcext:value-type="float">
            <text:p>3.77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71]" office:value-type="float" office:value="11.57732" calcext:value-type="float">
            <text:p>11.57732</text:p>
          </table:table-cell>
          <table:table-cell table:style-name="ce8" table:formula="of:=[.$B71]" office:value-type="float" office:value="3.7725" calcext:value-type="float">
            <text:p>3.7725</text:p>
          </table:table-cell>
          <table:table-cell office:value-type="float" office:value="2" calcext:value-type="float">
            <text:p>2</text:p>
          </table:table-cell>
          <table:table-cell office:value-type="float" office:value="0.999944807174289" calcext:value-type="float">
            <text:p>0.9999448072</text:p>
          </table:table-cell>
          <table:table-cell table:number-columns-repeated="6"/>
        </table:table-row>
        <table:table-row table:style-name="ro1">
          <table:table-cell office:value-type="float" office:value="-3.95608" calcext:value-type="float">
            <text:p>-3.95608</text:p>
          </table:table-cell>
          <table:table-cell office:value-type="float" office:value="-0.93286" calcext:value-type="float">
            <text:p>-0.932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72]" office:value-type="float" office:value="-3.95608" calcext:value-type="float">
            <text:p>-3.95608</text:p>
          </table:table-cell>
          <table:table-cell table:style-name="ce7" table:formula="of:=[.$B72]" office:value-type="float" office:value="-0.93286" calcext:value-type="float">
            <text:p>-0.93286</text:p>
          </table:table-cell>
          <table:table-cell office:value-type="float" office:value="1" calcext:value-type="float">
            <text:p>1</text:p>
          </table:table-cell>
          <table:table-cell office:value-type="float" office:value="0.987885010932826" calcext:value-type="float">
            <text:p>0.9878850109</text:p>
          </table:table-cell>
          <table:table-cell table:number-columns-repeated="6"/>
        </table:table-row>
        <table:table-row table:style-name="ro1">
          <table:table-cell office:value-type="float" office:value="9.26763" calcext:value-type="float">
            <text:p>9.26763</text:p>
          </table:table-cell>
          <table:table-cell office:value-type="float" office:value="1.99297" calcext:value-type="float">
            <text:p>1.992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table:formula="of:=[.$A73]" office:value-type="float" office:value="9.26763" calcext:value-type="float">
            <text:p>9.26763</text:p>
          </table:table-cell>
          <table:table-cell table:style-name="ce23" table:formula="of:=[.$B73]" office:value-type="float" office:value="1.99297" calcext:value-type="float">
            <text:p>1.99297</text:p>
          </table:table-cell>
          <table:table-cell office:value-type="float" office:value="2" calcext:value-type="float">
            <text:p>2</text:p>
          </table:table-cell>
          <table:table-cell office:value-type="float" office:value="0.981336196770761" calcext:value-type="float">
            <text:p>0.9813361968</text:p>
          </table:table-cell>
          <table:table-cell table:number-columns-repeated="6"/>
        </table:table-row>
        <table:table-row table:style-name="ro1">
          <table:table-cell office:value-type="float" office:value="-0.14677" calcext:value-type="float">
            <text:p>-0.14677</text:p>
          </table:table-cell>
          <table:table-cell office:value-type="float" office:value="18.66654" calcext:value-type="float">
            <text:p>18.666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4]" office:value-type="float" office:value="-0.14677" calcext:value-type="float">
            <text:p>-0.14677</text:p>
          </table:table-cell>
          <table:table-cell table:formula="of:=[.$B74]" office:value-type="float" office:value="18.66654" calcext:value-type="float">
            <text:p>18.66654</text:p>
          </table:table-cell>
          <table:table-cell office:value-type="float" office:value="0" calcext:value-type="float">
            <text:p>0</text:p>
          </table:table-cell>
          <table:table-cell office:value-type="float" office:value="0.999998251043301" calcext:value-type="float">
            <text:p>0.999998251</text:p>
          </table:table-cell>
          <table:table-cell table:number-columns-repeated="6"/>
        </table:table-row>
        <table:table-row table:style-name="ro1">
          <table:table-cell office:value-type="float" office:value="1.74115" calcext:value-type="float">
            <text:p>1.74115</text:p>
          </table:table-cell>
          <table:table-cell office:value-type="float" office:value="3.94063" calcext:value-type="float">
            <text:p>3.940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4" table:formula="of:=[.$A75]" office:value-type="float" office:value="1.74115" calcext:value-type="float">
            <text:p>1.74115</text:p>
          </table:table-cell>
          <table:table-cell table:style-name="ce24" table:formula="of:=[.$B75]" office:value-type="float" office:value="3.94063" calcext:value-type="float">
            <text:p>3.94063</text:p>
          </table:table-cell>
          <table:table-cell office:value-type="float" office:value="0" calcext:value-type="float">
            <text:p>0</text:p>
          </table:table-cell>
          <table:table-cell office:value-type="float" office:value="0.831019047304275" calcext:value-type="float">
            <text:p>0.8310190473</text:p>
          </table:table-cell>
          <table:table-cell table:number-columns-repeated="6"/>
        </table:table-row>
        <table:table-row table:style-name="ro1">
          <table:table-cell office:value-type="float" office:value="1.32252" calcext:value-type="float">
            <text:p>1.32252</text:p>
          </table:table-cell>
          <table:table-cell office:value-type="float" office:value="8.70669" calcext:value-type="float">
            <text:p>8.7066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8" table:formula="of:=[.$A76]" office:value-type="float" office:value="1.32252" calcext:value-type="float">
            <text:p>1.32252</text:p>
          </table:table-cell>
          <table:table-cell table:style-name="ce18" table:formula="of:=[.$B76]" office:value-type="float" office:value="8.70669" calcext:value-type="float">
            <text:p>8.70669</text:p>
          </table:table-cell>
          <table:table-cell office:value-type="float" office:value="0" calcext:value-type="float">
            <text:p>0</text:p>
          </table:table-cell>
          <table:table-cell office:value-type="float" office:value="0.983322903788138" calcext:value-type="float">
            <text:p>0.9833229038</text:p>
          </table:table-cell>
          <table:table-cell table:number-columns-repeated="6"/>
        </table:table-row>
        <table:table-row table:style-name="ro1">
          <table:table-cell office:value-type="float" office:value="4.01495" calcext:value-type="float">
            <text:p>4.01495</text:p>
          </table:table-cell>
          <table:table-cell office:value-type="float" office:value="10.1366" calcext:value-type="float">
            <text:p>10.13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" table:formula="of:=[.$A77]" office:value-type="float" office:value="4.01495" calcext:value-type="float">
            <text:p>4.01495</text:p>
          </table:table-cell>
          <table:table-cell table:style-name="ce24" table:formula="of:=[.$B77]" office:value-type="float" office:value="10.1366" calcext:value-type="float">
            <text:p>10.1366</text:p>
          </table:table-cell>
          <table:table-cell office:value-type="float" office:value="0" calcext:value-type="float">
            <text:p>0</text:p>
          </table:table-cell>
          <table:table-cell office:value-type="float" office:value="0.831012200024779" calcext:value-type="float">
            <text:p>0.8310122</text:p>
          </table:table-cell>
          <table:table-cell table:number-columns-repeated="6"/>
        </table:table-row>
        <table:table-row table:style-name="ro1">
          <table:table-cell office:value-type="float" office:value="2.15224" calcext:value-type="float">
            <text:p>2.15224</text:p>
          </table:table-cell>
          <table:table-cell office:value-type="float" office:value="23.58825" calcext:value-type="float">
            <text:p>23.588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8]" office:value-type="float" office:value="2.15224" calcext:value-type="float">
            <text:p>2.15224</text:p>
          </table:table-cell>
          <table:table-cell table:formula="of:=[.$B78]" office:value-type="float" office:value="23.58825" calcext:value-type="float">
            <text:p>23.58825</text:p>
          </table:table-cell>
          <table:table-cell office:value-type="float" office:value="0" calcext:value-type="float">
            <text:p>0</text:p>
          </table:table-cell>
          <table:table-cell office:value-type="float" office:value="0.999999883826402" calcext:value-type="float">
            <text:p>0.9999998838</text:p>
          </table:table-cell>
          <table:table-cell table:number-columns-repeated="6"/>
        </table:table-row>
        <table:table-row table:style-name="ro1">
          <table:table-cell office:value-type="float" office:value="-1.74621" calcext:value-type="float">
            <text:p>-1.74621</text:p>
          </table:table-cell>
          <table:table-cell office:value-type="float" office:value="1.04112" calcext:value-type="float">
            <text:p>1.041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79]" office:value-type="float" office:value="-1.74621" calcext:value-type="float">
            <text:p>-1.74621</text:p>
          </table:table-cell>
          <table:table-cell table:style-name="ce4" table:formula="of:=[.$B79]" office:value-type="float" office:value="1.04112" calcext:value-type="float">
            <text:p>1.04112</text:p>
          </table:table-cell>
          <table:table-cell office:value-type="float" office:value="1" calcext:value-type="float">
            <text:p>1</text:p>
          </table:table-cell>
          <table:table-cell office:value-type="float" office:value="0.978213649623812" calcext:value-type="float">
            <text:p>0.9782136496</text:p>
          </table:table-cell>
          <table:table-cell table:number-columns-repeated="6"/>
        </table:table-row>
        <table:table-row table:style-name="ro1">
          <table:table-cell office:value-type="float" office:value="0.57543" calcext:value-type="float">
            <text:p>0.57543</text:p>
          </table:table-cell>
          <table:table-cell office:value-type="float" office:value="-0.58262" calcext:value-type="float">
            <text:p>-0.58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80]" office:value-type="float" office:value="0.57543" calcext:value-type="float">
            <text:p>0.57543</text:p>
          </table:table-cell>
          <table:table-cell table:style-name="ce7" table:formula="of:=[.$B80]" office:value-type="float" office:value="-0.58262" calcext:value-type="float">
            <text:p>-0.58262</text:p>
          </table:table-cell>
          <table:table-cell office:value-type="float" office:value="1" calcext:value-type="float">
            <text:p>1</text:p>
          </table:table-cell>
          <table:table-cell office:value-type="float" office:value="0.991195608127539" calcext:value-type="float">
            <text:p>0.9911956081</text:p>
          </table:table-cell>
          <table:table-cell table:number-columns-repeated="6"/>
        </table:table-row>
        <table:table-row table:style-name="ro1">
          <table:table-cell office:value-type="float" office:value="6.96067" calcext:value-type="float">
            <text:p>6.96067</text:p>
          </table:table-cell>
          <table:table-cell office:value-type="float" office:value="8.02587" calcext:value-type="float">
            <text:p>8.0258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table:formula="of:=[.$A81]" office:value-type="float" office:value="6.96067" calcext:value-type="float">
            <text:p>6.96067</text:p>
          </table:table-cell>
          <table:table-cell table:style-name="ce25" table:formula="of:=[.$B81]" office:value-type="float" office:value="8.02587" calcext:value-type="float">
            <text:p>8.02587</text:p>
          </table:table-cell>
          <table:table-cell office:value-type="float" office:value="2" calcext:value-type="float">
            <text:p>2</text:p>
          </table:table-cell>
          <table:table-cell office:value-type="float" office:value="0.954527432527155" calcext:value-type="float">
            <text:p>0.9545274325</text:p>
          </table:table-cell>
          <table:table-cell table:number-columns-repeated="6"/>
        </table:table-row>
        <table:table-row table:style-name="ro1">
          <table:table-cell office:value-type="float" office:value="-0.40802" calcext:value-type="float">
            <text:p>-0.40802</text:p>
          </table:table-cell>
          <table:table-cell office:value-type="float" office:value="-0.47282" calcext:value-type="float">
            <text:p>-0.472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82]" office:value-type="float" office:value="-0.40802" calcext:value-type="float">
            <text:p>-0.40802</text:p>
          </table:table-cell>
          <table:table-cell table:style-name="ce7" table:formula="of:=[.$B82]" office:value-type="float" office:value="-0.47282" calcext:value-type="float">
            <text:p>-0.47282</text:p>
          </table:table-cell>
          <table:table-cell office:value-type="float" office:value="1" calcext:value-type="float">
            <text:p>1</text:p>
          </table:table-cell>
          <table:table-cell office:value-type="float" office:value="0.991127162469177" calcext:value-type="float">
            <text:p>0.9911271625</text:p>
          </table:table-cell>
          <table:table-cell table:number-columns-repeated="6"/>
        </table:table-row>
        <table:table-row table:style-name="ro1">
          <table:table-cell office:value-type="float" office:value="3.70304" calcext:value-type="float">
            <text:p>3.70304</text:p>
          </table:table-cell>
          <table:table-cell office:value-type="float" office:value="-1.33984" calcext:value-type="float">
            <text:p>-1.339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6" table:formula="of:=[.$A83]" office:value-type="float" office:value="3.70304" calcext:value-type="float">
            <text:p>3.70304</text:p>
          </table:table-cell>
          <table:table-cell table:style-name="ce26" table:formula="of:=[.$B83]" office:value-type="float" office:value="-1.33984" calcext:value-type="float">
            <text:p>-1.33984</text:p>
          </table:table-cell>
          <table:table-cell office:value-type="float" office:value="1" calcext:value-type="float">
            <text:p>1</text:p>
          </table:table-cell>
          <table:table-cell office:value-type="float" office:value="0.960706244456985" calcext:value-type="float">
            <text:p>0.9607062445</text:p>
          </table:table-cell>
          <table:table-cell table:number-columns-repeated="6"/>
        </table:table-row>
        <table:table-row table:style-name="ro1">
          <table:table-cell office:value-type="float" office:value="9.52992" calcext:value-type="float">
            <text:p>9.52992</text:p>
          </table:table-cell>
          <table:table-cell office:value-type="float" office:value="-0.82332" calcext:value-type="float">
            <text:p>-0.823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" table:formula="of:=[.$A84]" office:value-type="float" office:value="9.52992" calcext:value-type="float">
            <text:p>9.52992</text:p>
          </table:table-cell>
          <table:table-cell table:style-name="ce27" table:formula="of:=[.$B84]" office:value-type="float" office:value="-0.82332" calcext:value-type="float">
            <text:p>-0.82332</text:p>
          </table:table-cell>
          <table:table-cell office:value-type="float" office:value="2" calcext:value-type="float">
            <text:p>2</text:p>
          </table:table-cell>
          <table:table-cell office:value-type="float" office:value="0.89624288349999" calcext:value-type="float">
            <text:p>0.8962428835</text:p>
          </table:table-cell>
          <table:table-cell table:number-columns-repeated="6"/>
        </table:table-row>
        <table:table-row table:style-name="ro1">
          <table:table-cell office:value-type="float" office:value="11.07606" calcext:value-type="float">
            <text:p>11.07606</text:p>
          </table:table-cell>
          <table:table-cell office:value-type="float" office:value="-0.39328" calcext:value-type="float">
            <text:p>-0.393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[.$A85]" office:value-type="float" office:value="11.07606" calcext:value-type="float">
            <text:p>11.07606</text:p>
          </table:table-cell>
          <table:table-cell table:style-name="ce14" table:formula="of:=[.$B85]" office:value-type="float" office:value="-0.39328" calcext:value-type="float">
            <text:p>-0.39328</text:p>
          </table:table-cell>
          <table:table-cell office:value-type="float" office:value="2" calcext:value-type="float">
            <text:p>2</text:p>
          </table:table-cell>
          <table:table-cell office:value-type="float" office:value="0.971484509522431" calcext:value-type="float">
            <text:p>0.9714845095</text:p>
          </table:table-cell>
          <table:table-cell table:number-columns-repeated="6"/>
        </table:table-row>
        <table:table-row table:style-name="ro1">
          <table:table-cell office:value-type="float" office:value="-1.32491" calcext:value-type="float">
            <text:p>-1.32491</text:p>
          </table:table-cell>
          <table:table-cell office:value-type="float" office:value="16.8155" calcext:value-type="float">
            <text:p>16.81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6]" office:value-type="float" office:value="-1.32491" calcext:value-type="float">
            <text:p>-1.32491</text:p>
          </table:table-cell>
          <table:table-cell table:formula="of:=[.$B86]" office:value-type="float" office:value="16.8155" calcext:value-type="float">
            <text:p>16.8155</text:p>
          </table:table-cell>
          <table:table-cell office:value-type="float" office:value="0" calcext:value-type="float">
            <text:p>0</text:p>
          </table:table-cell>
          <table:table-cell office:value-type="float" office:value="0.999997566026034" calcext:value-type="float">
            <text:p>0.999997566</text:p>
          </table:table-cell>
          <table:table-cell table:number-columns-repeated="6"/>
        </table:table-row>
        <table:table-row table:style-name="ro1">
          <table:table-cell office:value-type="float" office:value="-4.17769" calcext:value-type="float">
            <text:p>-4.17769</text:p>
          </table:table-cell>
          <table:table-cell office:value-type="float" office:value="7.88592" calcext:value-type="float">
            <text:p>7.88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7]" office:value-type="float" office:value="-4.17769" calcext:value-type="float">
            <text:p>-4.17769</text:p>
          </table:table-cell>
          <table:table-cell table:formula="of:=[.$B87]" office:value-type="float" office:value="7.88592" calcext:value-type="float">
            <text:p>7.88592</text:p>
          </table:table-cell>
          <table:table-cell office:value-type="float" office:value="0" calcext:value-type="float">
            <text:p>0</text:p>
          </table:table-cell>
          <table:table-cell office:value-type="float" office:value="0.999966826278902" calcext:value-type="float">
            <text:p>0.9999668263</text:p>
          </table:table-cell>
          <table:table-cell table:number-columns-repeated="6"/>
        </table:table-row>
        <table:table-row table:style-name="ro1">
          <table:table-cell office:value-type="float" office:value="-0.16679" calcext:value-type="float">
            <text:p>-0.16679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88]" office:value-type="float" office:value="-0.16679" calcext:value-type="float">
            <text:p>-0.16679</text:p>
          </table:table-cell>
          <table:table-cell table:style-name="ce7" table:formula="of:=[.$B88]" office:value-type="float" office:value="0.03748" calcext:value-type="float">
            <text:p>0.03748</text:p>
          </table:table-cell>
          <table:table-cell office:value-type="float" office:value="1" calcext:value-type="float">
            <text:p>1</text:p>
          </table:table-cell>
          <table:table-cell office:value-type="float" office:value="0.990796616833244" calcext:value-type="float">
            <text:p>0.9907966168</text:p>
          </table:table-cell>
          <table:table-cell table:number-columns-repeated="6"/>
        </table:table-row>
        <table:table-row table:style-name="ro1">
          <table:table-cell office:value-type="float" office:value="11.08227" calcext:value-type="float">
            <text:p>11.08227</text:p>
          </table:table-cell>
          <table:table-cell office:value-type="float" office:value="12.8547" calcext:value-type="float">
            <text:p>12.85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89]" office:value-type="float" office:value="11.08227" calcext:value-type="float">
            <text:p>11.08227</text:p>
          </table:table-cell>
          <table:table-cell table:style-name="ce8" table:formula="of:=[.$B89]" office:value-type="float" office:value="12.8547" calcext:value-type="float">
            <text:p>12.8547</text:p>
          </table:table-cell>
          <table:table-cell office:value-type="float" office:value="2" calcext:value-type="float">
            <text:p>2</text:p>
          </table:table-cell>
          <table:table-cell office:value-type="float" office:value="0.994508448593903" calcext:value-type="float">
            <text:p>0.9945084486</text:p>
          </table:table-cell>
          <table:table-cell table:number-columns-repeated="6"/>
        </table:table-row>
        <table:table-row table:style-name="ro1">
          <table:table-cell office:value-type="float" office:value="11.9485" calcext:value-type="float">
            <text:p>11.9485</text:p>
          </table:table-cell>
          <table:table-cell office:value-type="float" office:value="-0.20688" calcext:value-type="float">
            <text:p>-0.206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90]" office:value-type="float" office:value="11.9485" calcext:value-type="float">
            <text:p>11.9485</text:p>
          </table:table-cell>
          <table:table-cell table:style-name="ce22" table:formula="of:=[.$B90]" office:value-type="float" office:value="-0.20688" calcext:value-type="float">
            <text:p>-0.20688</text:p>
          </table:table-cell>
          <table:table-cell office:value-type="float" office:value="2" calcext:value-type="float">
            <text:p>2</text:p>
          </table:table-cell>
          <table:table-cell office:value-type="float" office:value="0.987301944474229" calcext:value-type="float">
            <text:p>0.9873019445</text:p>
          </table:table-cell>
          <table:table-cell table:number-columns-repeated="6"/>
        </table:table-row>
        <table:table-row table:style-name="ro1">
          <table:table-cell office:value-type="float" office:value="3.97048" calcext:value-type="float">
            <text:p>3.97048</text:p>
          </table:table-cell>
          <table:table-cell office:value-type="float" office:value="4.7761" calcext:value-type="float">
            <text:p>4.77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formula="of:=[.$A91]" office:value-type="float" office:value="3.97048" calcext:value-type="float">
            <text:p>3.97048</text:p>
          </table:table-cell>
          <table:table-cell table:style-name="ce28" table:formula="of:=[.$B91]" office:value-type="float" office:value="4.7761" calcext:value-type="float">
            <text:p>4.7761</text:p>
          </table:table-cell>
          <table:table-cell office:value-type="float" office:value="2" calcext:value-type="float">
            <text:p>2</text:p>
          </table:table-cell>
          <table:table-cell office:value-type="float" office:value="0.66363439366752" calcext:value-type="float">
            <text:p>0.6636343937</text:p>
          </table:table-cell>
          <table:table-cell table:number-columns-repeated="6"/>
        </table:table-row>
        <table:table-row table:style-name="ro1">
          <table:table-cell office:value-type="float" office:value="-4.07597" calcext:value-type="float">
            <text:p>-4.07597</text:p>
          </table:table-cell>
          <table:table-cell office:value-type="float" office:value="8.26889" calcext:value-type="float">
            <text:p>8.268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92]" office:value-type="float" office:value="-4.07597" calcext:value-type="float">
            <text:p>-4.07597</text:p>
          </table:table-cell>
          <table:table-cell table:formula="of:=[.$B92]" office:value-type="float" office:value="8.26889" calcext:value-type="float">
            <text:p>8.26889</text:p>
          </table:table-cell>
          <table:table-cell office:value-type="float" office:value="0" calcext:value-type="float">
            <text:p>0</text:p>
          </table:table-cell>
          <table:table-cell office:value-type="float" office:value="0.999968618041569" calcext:value-type="float">
            <text:p>0.999968618</text:p>
          </table:table-cell>
          <table:table-cell table:number-columns-repeated="6"/>
        </table:table-row>
        <table:table-row table:style-name="ro1">
          <table:table-cell office:value-type="float" office:value="0.37163" calcext:value-type="float">
            <text:p>0.37163</text:p>
          </table:table-cell>
          <table:table-cell office:value-type="float" office:value="11.59768" calcext:value-type="float">
            <text:p>11.5976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93]" office:value-type="float" office:value="0.37163" calcext:value-type="float">
            <text:p>0.37163</text:p>
          </table:table-cell>
          <table:table-cell table:formula="of:=[.$B93]" office:value-type="float" office:value="11.59768" calcext:value-type="float">
            <text:p>11.59768</text:p>
          </table:table-cell>
          <table:table-cell office:value-type="float" office:value="0" calcext:value-type="float">
            <text:p>0</text:p>
          </table:table-cell>
          <table:table-cell office:value-type="float" office:value="0.998957712794912" calcext:value-type="float">
            <text:p>0.9989577128</text:p>
          </table:table-cell>
          <table:table-cell table:number-columns-repeated="6"/>
        </table:table-row>
        <table:table-row table:style-name="ro1">
          <table:table-cell office:value-type="float" office:value="-0.31719" calcext:value-type="float">
            <text:p>-0.31719</text:p>
          </table:table-cell>
          <table:table-cell office:value-type="float" office:value="12.43625" calcext:value-type="float">
            <text:p>12.436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94]" office:value-type="float" office:value="-0.31719" calcext:value-type="float">
            <text:p>-0.31719</text:p>
          </table:table-cell>
          <table:table-cell table:formula="of:=[.$B94]" office:value-type="float" office:value="12.43625" calcext:value-type="float">
            <text:p>12.43625</text:p>
          </table:table-cell>
          <table:table-cell office:value-type="float" office:value="0" calcext:value-type="float">
            <text:p>0</text:p>
          </table:table-cell>
          <table:table-cell office:value-type="float" office:value="0.999738681274262" calcext:value-type="float">
            <text:p>0.9997386813</text:p>
          </table:table-cell>
          <table:table-cell table:number-columns-repeated="6"/>
        </table:table-row>
        <table:table-row table:style-name="ro1">
          <table:table-cell office:value-type="float" office:value="10.65623" calcext:value-type="float">
            <text:p>10.65623</text:p>
          </table:table-cell>
          <table:table-cell office:value-type="float" office:value="10.71368" calcext:value-type="float">
            <text:p>10.713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95]" office:value-type="float" office:value="10.65623" calcext:value-type="float">
            <text:p>10.65623</text:p>
          </table:table-cell>
          <table:table-cell table:style-name="ce8" table:formula="of:=[.$B95]" office:value-type="float" office:value="10.71368" calcext:value-type="float">
            <text:p>10.71368</text:p>
          </table:table-cell>
          <table:table-cell office:value-type="float" office:value="2" calcext:value-type="float">
            <text:p>2</text:p>
          </table:table-cell>
          <table:table-cell office:value-type="float" office:value="0.99770722388418" calcext:value-type="float">
            <text:p>0.9977072239</text:p>
          </table:table-cell>
          <table:table-cell table:number-columns-repeated="6"/>
        </table:table-row>
        <table:table-row table:style-name="ro1">
          <table:table-cell office:value-type="float" office:value="7.31791" calcext:value-type="float">
            <text:p>7.31791</text:p>
          </table:table-cell>
          <table:table-cell office:value-type="float" office:value="0.1024" calcext:value-type="float">
            <text:p>0.10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9" table:formula="of:=[.$A96]" office:value-type="float" office:value="7.31791" calcext:value-type="float">
            <text:p>7.31791</text:p>
          </table:table-cell>
          <table:table-cell table:style-name="ce29" table:formula="of:=[.$B96]" office:value-type="float" office:value="0.1024" calcext:value-type="float">
            <text:p>0.1024</text:p>
          </table:table-cell>
          <table:table-cell office:value-type="float" office:value="1" calcext:value-type="float">
            <text:p>1</text:p>
          </table:table-cell>
          <table:table-cell office:value-type="float" office:value="0.5300089642971" calcext:value-type="float">
            <text:p>0.5300089643</text:p>
          </table:table-cell>
          <table:table-cell table:number-columns-repeated="6"/>
        </table:table-row>
        <table:table-row table:style-name="ro1">
          <table:table-cell office:value-type="float" office:value="13.48461" calcext:value-type="float">
            <text:p>13.48461</text:p>
          </table:table-cell>
          <table:table-cell office:value-type="float" office:value="3.03597" calcext:value-type="float">
            <text:p>3.035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97]" office:value-type="float" office:value="13.48461" calcext:value-type="float">
            <text:p>13.48461</text:p>
          </table:table-cell>
          <table:table-cell table:style-name="ce8" table:formula="of:=[.$B97]" office:value-type="float" office:value="3.03597" calcext:value-type="float">
            <text:p>3.03597</text:p>
          </table:table-cell>
          <table:table-cell office:value-type="float" office:value="2" calcext:value-type="float">
            <text:p>2</text:p>
          </table:table-cell>
          <table:table-cell office:value-type="float" office:value="0.999969930767766" calcext:value-type="float">
            <text:p>0.9999699308</text:p>
          </table:table-cell>
          <table:table-cell table:number-columns-repeated="6"/>
        </table:table-row>
        <table:table-row table:style-name="ro1">
          <table:table-cell office:value-type="float" office:value="-1.32332" calcext:value-type="float">
            <text:p>-1.32332</text:p>
          </table:table-cell>
          <table:table-cell office:value-type="float" office:value="-1.85006" calcext:value-type="float">
            <text:p>-1.850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formula="of:=[.$A98]" office:value-type="float" office:value="-1.32332" calcext:value-type="float">
            <text:p>-1.32332</text:p>
          </table:table-cell>
          <table:table-cell table:style-name="ce19" table:formula="of:=[.$B98]" office:value-type="float" office:value="-1.85006" calcext:value-type="float">
            <text:p>-1.85006</text:p>
          </table:table-cell>
          <table:table-cell office:value-type="float" office:value="1" calcext:value-type="float">
            <text:p>1</text:p>
          </table:table-cell>
          <table:table-cell office:value-type="float" office:value="0.973504838159881" calcext:value-type="float">
            <text:p>0.9735048382</text:p>
          </table:table-cell>
          <table:table-cell table:number-columns-repeated="6"/>
        </table:table-row>
        <table:table-row table:style-name="ro1">
          <table:table-cell office:value-type="float" office:value="12.86695" calcext:value-type="float">
            <text:p>12.86695</text:p>
          </table:table-cell>
          <table:table-cell office:value-type="float" office:value="6.31496" calcext:value-type="float">
            <text:p>6.314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99]" office:value-type="float" office:value="12.86695" calcext:value-type="float">
            <text:p>12.86695</text:p>
          </table:table-cell>
          <table:table-cell table:style-name="ce8" table:formula="of:=[.$B99]" office:value-type="float" office:value="6.31496" calcext:value-type="float">
            <text:p>6.31496</text:p>
          </table:table-cell>
          <table:table-cell office:value-type="float" office:value="2" calcext:value-type="float">
            <text:p>2</text:p>
          </table:table-cell>
          <table:table-cell office:value-type="float" office:value="0.9999811958807" calcext:value-type="float">
            <text:p>0.9999811959</text:p>
          </table:table-cell>
          <table:table-cell table:number-columns-repeated="6"/>
        </table:table-row>
        <table:table-row table:style-name="ro1">
          <table:table-cell office:value-type="float" office:value="0.14491" calcext:value-type="float">
            <text:p>0.14491</text:p>
          </table:table-cell>
          <table:table-cell office:value-type="float" office:value="11.73521" calcext:value-type="float">
            <text:p>11.735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0]" office:value-type="float" office:value="0.14491" calcext:value-type="float">
            <text:p>0.14491</text:p>
          </table:table-cell>
          <table:table-cell table:formula="of:=[.$B100]" office:value-type="float" office:value="11.73521" calcext:value-type="float">
            <text:p>11.73521</text:p>
          </table:table-cell>
          <table:table-cell office:value-type="float" office:value="0" calcext:value-type="float">
            <text:p>0</text:p>
          </table:table-cell>
          <table:table-cell office:value-type="float" office:value="0.999273819243382" calcext:value-type="float">
            <text:p>0.9992738192</text:p>
          </table:table-cell>
          <table:table-cell table:number-columns-repeated="6"/>
        </table:table-row>
        <table:table-row table:style-name="ro1">
          <table:table-cell office:value-type="float" office:value="-1.37736" calcext:value-type="float">
            <text:p>-1.3773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01]" office:value-type="float" office:value="-1.37736" calcext:value-type="float">
            <text:p>-1.37736</text:p>
          </table:table-cell>
          <table:table-cell table:style-name="ce7" table:formula="of:=[.$B101]" office:value-type="float" office:value="0.00016" calcext:value-type="float">
            <text:p>0.00016</text:p>
          </table:table-cell>
          <table:table-cell office:value-type="float" office:value="1" calcext:value-type="float">
            <text:p>1</text:p>
          </table:table-cell>
          <table:table-cell office:value-type="float" office:value="0.990329146847542" calcext:value-type="float">
            <text:p>0.9903291468</text:p>
          </table:table-cell>
          <table:table-cell table:number-columns-repeated="6"/>
        </table:table-row>
        <table:table-row table:style-name="ro1">
          <table:table-cell office:value-type="float" office:value="0.93649" calcext:value-type="float">
            <text:p>0.93649</text:p>
          </table:table-cell>
          <table:table-cell office:value-type="float" office:value="16.52077" calcext:value-type="float">
            <text:p>16.5207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2]" office:value-type="float" office:value="0.93649" calcext:value-type="float">
            <text:p>0.93649</text:p>
          </table:table-cell>
          <table:table-cell table:formula="of:=[.$B102]" office:value-type="float" office:value="16.52077" calcext:value-type="float">
            <text:p>16.52077</text:p>
          </table:table-cell>
          <table:table-cell office:value-type="float" office:value="0" calcext:value-type="float">
            <text:p>0</text:p>
          </table:table-cell>
          <table:table-cell office:value-type="float" office:value="0.999951703588394" calcext:value-type="float">
            <text:p>0.9999517036</text:p>
          </table:table-cell>
          <table:table-cell table:number-columns-repeated="6"/>
        </table:table-row>
        <table:table-row table:style-name="ro1">
          <table:table-cell office:value-type="float" office:value="10.40315" calcext:value-type="float">
            <text:p>10.40315</text:p>
          </table:table-cell>
          <table:table-cell office:value-type="float" office:value="7.41017" calcext:value-type="float">
            <text:p>7.41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03]" office:value-type="float" office:value="10.40315" calcext:value-type="float">
            <text:p>10.40315</text:p>
          </table:table-cell>
          <table:table-cell table:style-name="ce8" table:formula="of:=[.$B103]" office:value-type="float" office:value="7.41017" calcext:value-type="float">
            <text:p>7.41017</text:p>
          </table:table-cell>
          <table:table-cell office:value-type="float" office:value="2" calcext:value-type="float">
            <text:p>2</text:p>
          </table:table-cell>
          <table:table-cell office:value-type="float" office:value="0.999429551417791" calcext:value-type="float">
            <text:p>0.9994295514</text:p>
          </table:table-cell>
          <table:table-cell table:number-columns-repeated="6"/>
        </table:table-row>
        <table:table-row table:style-name="ro1">
          <table:table-cell office:value-type="float" office:value="6.43955" calcext:value-type="float">
            <text:p>6.43955</text:p>
          </table:table-cell>
          <table:table-cell office:value-type="float" office:value="6.66071" calcext:value-type="float">
            <text:p>6.660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[.$A104]" office:value-type="float" office:value="6.43955" calcext:value-type="float">
            <text:p>6.43955</text:p>
          </table:table-cell>
          <table:table-cell table:style-name="ce30" table:formula="of:=[.$B104]" office:value-type="float" office:value="6.66071" calcext:value-type="float">
            <text:p>6.66071</text:p>
          </table:table-cell>
          <table:table-cell office:value-type="float" office:value="2" calcext:value-type="float">
            <text:p>2</text:p>
          </table:table-cell>
          <table:table-cell office:value-type="float" office:value="0.952620810587163" calcext:value-type="float">
            <text:p>0.9526208106</text:p>
          </table:table-cell>
          <table:table-cell table:number-columns-repeated="6"/>
        </table:table-row>
        <table:table-row table:style-name="ro1">
          <table:table-cell office:value-type="float" office:value="-0.80339" calcext:value-type="float">
            <text:p>-0.80339</text:p>
          </table:table-cell>
          <table:table-cell office:value-type="float" office:value="-0.42835" calcext:value-type="float">
            <text:p>-0.428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05]" office:value-type="float" office:value="-0.80339" calcext:value-type="float">
            <text:p>-0.80339</text:p>
          </table:table-cell>
          <table:table-cell table:style-name="ce7" table:formula="of:=[.$B105]" office:value-type="float" office:value="-0.42835" calcext:value-type="float">
            <text:p>-0.42835</text:p>
          </table:table-cell>
          <table:table-cell office:value-type="float" office:value="1" calcext:value-type="float">
            <text:p>1</text:p>
          </table:table-cell>
          <table:table-cell office:value-type="float" office:value="0.990998567115636" calcext:value-type="float">
            <text:p>0.9909985671</text:p>
          </table:table-cell>
          <table:table-cell table:number-columns-repeated="6"/>
        </table:table-row>
        <table:table-row table:style-name="ro1">
          <table:table-cell office:value-type="float" office:value="12.12958" calcext:value-type="float">
            <text:p>12.12958</text:p>
          </table:table-cell>
          <table:table-cell office:value-type="float" office:value="3.41203" calcext:value-type="float">
            <text:p>3.41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06]" office:value-type="float" office:value="12.12958" calcext:value-type="float">
            <text:p>12.12958</text:p>
          </table:table-cell>
          <table:table-cell table:style-name="ce8" table:formula="of:=[.$B106]" office:value-type="float" office:value="3.41203" calcext:value-type="float">
            <text:p>3.41203</text:p>
          </table:table-cell>
          <table:table-cell office:value-type="float" office:value="2" calcext:value-type="float">
            <text:p>2</text:p>
          </table:table-cell>
          <table:table-cell office:value-type="float" office:value="0.999951006949999" calcext:value-type="float">
            <text:p>0.999951007</text:p>
          </table:table-cell>
          <table:table-cell table:number-columns-repeated="6"/>
        </table:table-row>
        <table:table-row table:style-name="ro1">
          <table:table-cell office:value-type="float" office:value="-1.85279" calcext:value-type="float">
            <text:p>-1.85279</text:p>
          </table:table-cell>
          <table:table-cell office:value-type="float" office:value="12.83828" calcext:value-type="float">
            <text:p>12.838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7]" office:value-type="float" office:value="-1.85279" calcext:value-type="float">
            <text:p>-1.85279</text:p>
          </table:table-cell>
          <table:table-cell table:formula="of:=[.$B107]" office:value-type="float" office:value="12.83828" calcext:value-type="float">
            <text:p>12.83828</text:p>
          </table:table-cell>
          <table:table-cell office:value-type="float" office:value="0" calcext:value-type="float">
            <text:p>0</text:p>
          </table:table-cell>
          <table:table-cell office:value-type="float" office:value="0.999968889134209" calcext:value-type="float">
            <text:p>0.9999688891</text:p>
          </table:table-cell>
          <table:table-cell table:number-columns-repeated="6"/>
        </table:table-row>
        <table:table-row table:style-name="ro1">
          <table:table-cell office:value-type="float" office:value="7.47886" calcext:value-type="float">
            <text:p>7.47886</text:p>
          </table:table-cell>
          <table:table-cell office:value-type="float" office:value="12.31553" calcext:value-type="float">
            <text:p>12.315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1" table:formula="of:=[.$A108]" office:value-type="float" office:value="7.47886" calcext:value-type="float">
            <text:p>7.47886</text:p>
          </table:table-cell>
          <table:table-cell table:style-name="ce31" table:formula="of:=[.$B108]" office:value-type="float" office:value="12.31553" calcext:value-type="float">
            <text:p>12.31553</text:p>
          </table:table-cell>
          <table:table-cell office:value-type="float" office:value="2" calcext:value-type="float">
            <text:p>2</text:p>
          </table:table-cell>
          <table:table-cell office:value-type="float" office:value="0.773373009921506" calcext:value-type="float">
            <text:p>0.7733730099</text:p>
          </table:table-cell>
          <table:table-cell table:number-columns-repeated="6"/>
        </table:table-row>
        <table:table-row table:style-name="ro1">
          <table:table-cell office:value-type="float" office:value="-1.02704" calcext:value-type="float">
            <text:p>-1.02704</text:p>
          </table:table-cell>
          <table:table-cell office:value-type="float" office:value="14.10402" calcext:value-type="float">
            <text:p>14.104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9]" office:value-type="float" office:value="-1.02704" calcext:value-type="float">
            <text:p>-1.02704</text:p>
          </table:table-cell>
          <table:table-cell table:formula="of:=[.$B109]" office:value-type="float" office:value="14.10402" calcext:value-type="float">
            <text:p>14.10402</text:p>
          </table:table-cell>
          <table:table-cell office:value-type="float" office:value="0" calcext:value-type="float">
            <text:p>0</text:p>
          </table:table-cell>
          <table:table-cell office:value-type="float" office:value="0.999966734723848" calcext:value-type="float">
            <text:p>0.9999667347</text:p>
          </table:table-cell>
          <table:table-cell table:number-columns-repeated="6"/>
        </table:table-row>
        <table:table-row table:style-name="ro1">
          <table:table-cell office:value-type="float" office:value="3.39136" calcext:value-type="float">
            <text:p>3.39136</text:p>
          </table:table-cell>
          <table:table-cell office:value-type="float" office:value="1.77079" calcext:value-type="float">
            <text:p>1.770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 table:formula="of:=[.$A110]" office:value-type="float" office:value="3.39136" calcext:value-type="float">
            <text:p>3.39136</text:p>
          </table:table-cell>
          <table:table-cell table:style-name="ce10" table:formula="of:=[.$B110]" office:value-type="float" office:value="1.77079" calcext:value-type="float">
            <text:p>1.77079</text:p>
          </table:table-cell>
          <table:table-cell office:value-type="float" office:value="1" calcext:value-type="float">
            <text:p>1</text:p>
          </table:table-cell>
          <table:table-cell office:value-type="float" office:value="0.88674053855651" calcext:value-type="float">
            <text:p>0.8867405386</text:p>
          </table:table-cell>
          <table:table-cell table:number-columns-repeated="6"/>
        </table:table-row>
        <table:table-row table:style-name="ro1">
          <table:table-cell office:value-type="float" office:value="14.30541" calcext:value-type="float">
            <text:p>14.30541</text:p>
          </table:table-cell>
          <table:table-cell office:value-type="float" office:value="3.80355" calcext:value-type="float">
            <text:p>3.803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11]" office:value-type="float" office:value="14.30541" calcext:value-type="float">
            <text:p>14.30541</text:p>
          </table:table-cell>
          <table:table-cell table:style-name="ce8" table:formula="of:=[.$B111]" office:value-type="float" office:value="3.80355" calcext:value-type="float">
            <text:p>3.80355</text:p>
          </table:table-cell>
          <table:table-cell office:value-type="float" office:value="2" calcext:value-type="float">
            <text:p>2</text:p>
          </table:table-cell>
          <table:table-cell office:value-type="float" office:value="0.999997421395546" calcext:value-type="float">
            <text:p>0.9999974214</text:p>
          </table:table-cell>
          <table:table-cell table:number-columns-repeated="6"/>
        </table:table-row>
        <table:table-row table:style-name="ro1">
          <table:table-cell office:value-type="float" office:value="-2.03613" calcext:value-type="float">
            <text:p>-2.03613</text:p>
          </table:table-cell>
          <table:table-cell office:value-type="float" office:value="8.31039" calcext:value-type="float">
            <text:p>8.310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12]" office:value-type="float" office:value="-2.03613" calcext:value-type="float">
            <text:p>-2.03613</text:p>
          </table:table-cell>
          <table:table-cell table:formula="of:=[.$B112]" office:value-type="float" office:value="8.31039" calcext:value-type="float">
            <text:p>8.31039</text:p>
          </table:table-cell>
          <table:table-cell office:value-type="float" office:value="0" calcext:value-type="float">
            <text:p>0</text:p>
          </table:table-cell>
          <table:table-cell office:value-type="float" office:value="0.999640776848647" calcext:value-type="float">
            <text:p>0.9996407768</text:p>
          </table:table-cell>
          <table:table-cell table:number-columns-repeated="6"/>
        </table:table-row>
        <table:table-row table:style-name="ro1">
          <table:table-cell office:value-type="float" office:value="-2.19481" calcext:value-type="float">
            <text:p>-2.19481</text:p>
          </table:table-cell>
          <table:table-cell office:value-type="float" office:value="20.7252" calcext:value-type="float">
            <text:p>20.72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13]" office:value-type="float" office:value="-2.19481" calcext:value-type="float">
            <text:p>-2.19481</text:p>
          </table:table-cell>
          <table:table-cell table:formula="of:=[.$B113]" office:value-type="float" office:value="20.7252" calcext:value-type="float">
            <text:p>20.7252</text:p>
          </table:table-cell>
          <table:table-cell office:value-type="float" office:value="0" calcext:value-type="float">
            <text:p>0</text:p>
          </table:table-cell>
          <table:table-cell office:value-type="float" office:value="0.999999982669171" calcext:value-type="float">
            <text:p>0.9999999827</text:p>
          </table:table-cell>
          <table:table-cell table:number-columns-repeated="6"/>
        </table:table-row>
        <table:table-row table:style-name="ro1">
          <table:table-cell office:value-type="float" office:value="-0.84095" calcext:value-type="float">
            <text:p>-0.84095</text:p>
          </table:table-cell>
          <table:table-cell office:value-type="float" office:value="8.31255" calcext:value-type="float">
            <text:p>8.31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14]" office:value-type="float" office:value="-0.84095" calcext:value-type="float">
            <text:p>-0.84095</text:p>
          </table:table-cell>
          <table:table-cell table:formula="of:=[.$B114]" office:value-type="float" office:value="8.31255" calcext:value-type="float">
            <text:p>8.31255</text:p>
          </table:table-cell>
          <table:table-cell office:value-type="float" office:value="0" calcext:value-type="float">
            <text:p>0</text:p>
          </table:table-cell>
          <table:table-cell office:value-type="float" office:value="0.998486957999662" calcext:value-type="float">
            <text:p>0.998486958</text:p>
          </table:table-cell>
          <table:table-cell table:number-columns-repeated="6"/>
        </table:table-row>
        <table:table-row table:style-name="ro1">
          <table:table-cell office:value-type="float" office:value="3.03657" calcext:value-type="float">
            <text:p>3.03657</text:p>
          </table:table-cell>
          <table:table-cell office:value-type="float" office:value="-1.1013" calcext:value-type="float">
            <text:p>-1.10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115]" office:value-type="float" office:value="3.03657" calcext:value-type="float">
            <text:p>3.03657</text:p>
          </table:table-cell>
          <table:table-cell table:style-name="ce4" table:formula="of:=[.$B115]" office:value-type="float" office:value="-1.1013" calcext:value-type="float">
            <text:p>-1.1013</text:p>
          </table:table-cell>
          <table:table-cell office:value-type="float" office:value="1" calcext:value-type="float">
            <text:p>1</text:p>
          </table:table-cell>
          <table:table-cell office:value-type="float" office:value="0.979562427535596" calcext:value-type="float">
            <text:p>0.9795624275</text:p>
          </table:table-cell>
          <table:table-cell table:number-columns-repeated="6"/>
        </table:table-row>
        <table:table-row table:style-name="ro1">
          <table:table-cell office:value-type="float" office:value="-1.12598" calcext:value-type="float">
            <text:p>-1.12598</text:p>
          </table:table-cell>
          <table:table-cell office:value-type="float" office:value="0.38736" calcext:value-type="float">
            <text:p>0.387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16]" office:value-type="float" office:value="-1.12598" calcext:value-type="float">
            <text:p>-1.12598</text:p>
          </table:table-cell>
          <table:table-cell table:style-name="ce7" table:formula="of:=[.$B116]" office:value-type="float" office:value="0.38736" calcext:value-type="float">
            <text:p>0.38736</text:p>
          </table:table-cell>
          <table:table-cell office:value-type="float" office:value="1" calcext:value-type="float">
            <text:p>1</text:p>
          </table:table-cell>
          <table:table-cell office:value-type="float" office:value="0.988561857172865" calcext:value-type="float">
            <text:p>0.9885618572</text:p>
          </table:table-cell>
          <table:table-cell table:number-columns-repeated="6"/>
        </table:table-row>
        <table:table-row table:style-name="ro1">
          <table:table-cell office:value-type="float" office:value="12.66283" calcext:value-type="float">
            <text:p>12.66283</text:p>
          </table:table-cell>
          <table:table-cell office:value-type="float" office:value="4.71875" calcext:value-type="float">
            <text:p>4.718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17]" office:value-type="float" office:value="12.66283" calcext:value-type="float">
            <text:p>12.66283</text:p>
          </table:table-cell>
          <table:table-cell table:style-name="ce8" table:formula="of:=[.$B117]" office:value-type="float" office:value="4.71875" calcext:value-type="float">
            <text:p>4.71875</text:p>
          </table:table-cell>
          <table:table-cell office:value-type="float" office:value="2" calcext:value-type="float">
            <text:p>2</text:p>
          </table:table-cell>
          <table:table-cell office:value-type="float" office:value="0.999985838760546" calcext:value-type="float">
            <text:p>0.9999858388</text:p>
          </table:table-cell>
          <table:table-cell table:number-columns-repeated="6"/>
        </table:table-row>
        <table:table-row table:style-name="ro1">
          <table:table-cell office:value-type="float" office:value="7.48729" calcext:value-type="float">
            <text:p>7.48729</text:p>
          </table:table-cell>
          <table:table-cell office:value-type="float" office:value="7.88324" calcext:value-type="float">
            <text:p>7.883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table:formula="of:=[.$A118]" office:value-type="float" office:value="7.48729" calcext:value-type="float">
            <text:p>7.48729</text:p>
          </table:table-cell>
          <table:table-cell table:style-name="ce23" table:formula="of:=[.$B118]" office:value-type="float" office:value="7.88324" calcext:value-type="float">
            <text:p>7.88324</text:p>
          </table:table-cell>
          <table:table-cell office:value-type="float" office:value="2" calcext:value-type="float">
            <text:p>2</text:p>
          </table:table-cell>
          <table:table-cell office:value-type="float" office:value="0.976893249950369" calcext:value-type="float">
            <text:p>0.97689325</text:p>
          </table:table-cell>
          <table:table-cell table:number-columns-repeated="6"/>
        </table:table-row>
        <table:table-row table:style-name="ro1">
          <table:table-cell office:value-type="float" office:value="-4.01949" calcext:value-type="float">
            <text:p>-4.01949</text:p>
          </table:table-cell>
          <table:table-cell office:value-type="float" office:value="16.17297" calcext:value-type="float">
            <text:p>16.172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19]" office:value-type="float" office:value="-4.01949" calcext:value-type="float">
            <text:p>-4.01949</text:p>
          </table:table-cell>
          <table:table-cell table:formula="of:=[.$B119]" office:value-type="float" office:value="16.17297" calcext:value-type="float">
            <text:p>16.17297</text:p>
          </table:table-cell>
          <table:table-cell office:value-type="float" office:value="0" calcext:value-type="float">
            <text:p>0</text:p>
          </table:table-cell>
          <table:table-cell office:value-type="float" office:value="0.999999832956133" calcext:value-type="float">
            <text:p>0.999999833</text:p>
          </table:table-cell>
          <table:table-cell table:number-columns-repeated="6"/>
        </table:table-row>
        <table:table-row table:style-name="ro1">
          <table:table-cell office:value-type="float" office:value="0.47071" calcext:value-type="float">
            <text:p>0.47071</text:p>
          </table:table-cell>
          <table:table-cell office:value-type="float" office:value="12.95284" calcext:value-type="float">
            <text:p>12.952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0]" office:value-type="float" office:value="0.47071" calcext:value-type="float">
            <text:p>0.47071</text:p>
          </table:table-cell>
          <table:table-cell table:formula="of:=[.$B120]" office:value-type="float" office:value="12.95284" calcext:value-type="float">
            <text:p>12.95284</text:p>
          </table:table-cell>
          <table:table-cell office:value-type="float" office:value="0" calcext:value-type="float">
            <text:p>0</text:p>
          </table:table-cell>
          <table:table-cell office:value-type="float" office:value="0.999528399574223" calcext:value-type="float">
            <text:p>0.9995283996</text:p>
          </table:table-cell>
          <table:table-cell table:number-columns-repeated="6"/>
        </table:table-row>
        <table:table-row table:style-name="ro1">
          <table:table-cell office:value-type="float" office:value="-1.40013" calcext:value-type="float">
            <text:p>-1.40013</text:p>
          </table:table-cell>
          <table:table-cell office:value-type="float" office:value="0.26147" calcext:value-type="float">
            <text:p>0.26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21]" office:value-type="float" office:value="-1.40013" calcext:value-type="float">
            <text:p>-1.40013</text:p>
          </table:table-cell>
          <table:table-cell table:style-name="ce7" table:formula="of:=[.$B121]" office:value-type="float" office:value="0.26147" calcext:value-type="float">
            <text:p>0.26147</text:p>
          </table:table-cell>
          <table:table-cell office:value-type="float" office:value="1" calcext:value-type="float">
            <text:p>1</text:p>
          </table:table-cell>
          <table:table-cell office:value-type="float" office:value="0.989220405168317" calcext:value-type="float">
            <text:p>0.9892204052</text:p>
          </table:table-cell>
          <table:table-cell table:number-columns-repeated="6"/>
        </table:table-row>
        <table:table-row table:style-name="ro1">
          <table:table-cell office:value-type="float" office:value="-1.11487" calcext:value-type="float">
            <text:p>-1.11487</text:p>
          </table:table-cell>
          <table:table-cell office:value-type="float" office:value="12.26921" calcext:value-type="float">
            <text:p>12.269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2]" office:value-type="float" office:value="-1.11487" calcext:value-type="float">
            <text:p>-1.11487</text:p>
          </table:table-cell>
          <table:table-cell table:formula="of:=[.$B122]" office:value-type="float" office:value="12.26921" calcext:value-type="float">
            <text:p>12.26921</text:p>
          </table:table-cell>
          <table:table-cell office:value-type="float" office:value="0" calcext:value-type="float">
            <text:p>0</text:p>
          </table:table-cell>
          <table:table-cell office:value-type="float" office:value="0.999888067215511" calcext:value-type="float">
            <text:p>0.9998880672</text:p>
          </table:table-cell>
          <table:table-cell table:number-columns-repeated="6"/>
        </table:table-row>
        <table:table-row table:style-name="ro1">
          <table:table-cell office:value-type="float" office:value="10.25614" calcext:value-type="float">
            <text:p>10.25614</text:p>
          </table:table-cell>
          <table:table-cell office:value-type="float" office:value="5.30823" calcext:value-type="float">
            <text:p>5.308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23]" office:value-type="float" office:value="10.25614" calcext:value-type="float">
            <text:p>10.25614</text:p>
          </table:table-cell>
          <table:table-cell table:style-name="ce8" table:formula="of:=[.$B123]" office:value-type="float" office:value="5.30823" calcext:value-type="float">
            <text:p>5.30823</text:p>
          </table:table-cell>
          <table:table-cell office:value-type="float" office:value="2" calcext:value-type="float">
            <text:p>2</text:p>
          </table:table-cell>
          <table:table-cell office:value-type="float" office:value="0.999693163908615" calcext:value-type="float">
            <text:p>0.9996931639</text:p>
          </table:table-cell>
          <table:table-cell table:number-columns-repeated="6"/>
        </table:table-row>
        <table:table-row table:style-name="ro1">
          <table:table-cell office:value-type="float" office:value="1.16231" calcext:value-type="float">
            <text:p>1.16231</text:p>
          </table:table-cell>
          <table:table-cell office:value-type="float" office:value="12.33338" calcext:value-type="float">
            <text:p>12.333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4]" office:value-type="float" office:value="1.16231" calcext:value-type="float">
            <text:p>1.16231</text:p>
          </table:table-cell>
          <table:table-cell table:formula="of:=[.$B124]" office:value-type="float" office:value="12.33338" calcext:value-type="float">
            <text:p>12.33338</text:p>
          </table:table-cell>
          <table:table-cell office:value-type="float" office:value="0" calcext:value-type="float">
            <text:p>0</text:p>
          </table:table-cell>
          <table:table-cell office:value-type="float" office:value="0.998335968493521" calcext:value-type="float">
            <text:p>0.9983359685</text:p>
          </table:table-cell>
          <table:table-cell table:number-columns-repeated="6"/>
        </table:table-row>
        <table:table-row table:style-name="ro1">
          <table:table-cell office:value-type="float" office:value="-6.11328" calcext:value-type="float">
            <text:p>-6.11328</text:p>
          </table:table-cell>
          <table:table-cell office:value-type="float" office:value="20.87534" calcext:value-type="float">
            <text:p>20.875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5]" office:value-type="float" office:value="-6.11328" calcext:value-type="float">
            <text:p>-6.11328</text:p>
          </table:table-cell>
          <table:table-cell table:formula="of:=[.$B125]" office:value-type="float" office:value="20.87534" calcext:value-type="float">
            <text:p>20.87534</text:p>
          </table:table-cell>
          <table:table-cell office:value-type="float" office:value="0" calcext:value-type="float">
            <text:p>0</text:p>
          </table:table-cell>
          <table:table-cell office:value-type="float" office:value="0.99999999986912" calcext:value-type="float">
            <text:p>0.9999999999</text:p>
          </table:table-cell>
          <table:table-cell table:number-columns-repeated="6"/>
        </table:table-row>
        <table:table-row table:style-name="ro1">
          <table:table-cell office:value-type="float" office:value="-1.94806" calcext:value-type="float">
            <text:p>-1.94806</text:p>
          </table:table-cell>
          <table:table-cell office:value-type="float" office:value="-1.15766" calcext:value-type="float">
            <text:p>-1.157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26]" office:value-type="float" office:value="-1.94806" calcext:value-type="float">
            <text:p>-1.94806</text:p>
          </table:table-cell>
          <table:table-cell table:style-name="ce7" table:formula="of:=[.$B126]" office:value-type="float" office:value="-1.15766" calcext:value-type="float">
            <text:p>-1.15766</text:p>
          </table:table-cell>
          <table:table-cell office:value-type="float" office:value="1" calcext:value-type="float">
            <text:p>1</text:p>
          </table:table-cell>
          <table:table-cell office:value-type="float" office:value="0.986941162648744" calcext:value-type="float">
            <text:p>0.9869411626</text:p>
          </table:table-cell>
          <table:table-cell table:number-columns-repeated="6"/>
        </table:table-row>
        <table:table-row table:style-name="ro1">
          <table:table-cell office:value-type="float" office:value="-1.0058" calcext:value-type="float">
            <text:p>-1.0058</text:p>
          </table:table-cell>
          <table:table-cell office:value-type="float" office:value="19.21952" calcext:value-type="float">
            <text:p>19.219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7]" office:value-type="float" office:value="-1.0058" calcext:value-type="float">
            <text:p>-1.0058</text:p>
          </table:table-cell>
          <table:table-cell table:formula="of:=[.$B127]" office:value-type="float" office:value="19.21952" calcext:value-type="float">
            <text:p>19.21952</text:p>
          </table:table-cell>
          <table:table-cell office:value-type="float" office:value="0" calcext:value-type="float">
            <text:p>0</text:p>
          </table:table-cell>
          <table:table-cell office:value-type="float" office:value="0.999999643692194" calcext:value-type="float">
            <text:p>0.9999996437</text:p>
          </table:table-cell>
          <table:table-cell table:number-columns-repeated="6"/>
        </table:table-row>
        <table:table-row table:style-name="ro1">
          <table:table-cell office:value-type="float" office:value="7.23787" calcext:value-type="float">
            <text:p>7.23787</text:p>
          </table:table-cell>
          <table:table-cell office:value-type="float" office:value="-0.13175" calcext:value-type="float">
            <text:p>-0.13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table:formula="of:=[.$A128]" office:value-type="float" office:value="7.23787" calcext:value-type="float">
            <text:p>7.23787</text:p>
          </table:table-cell>
          <table:table-cell table:style-name="ce32" table:formula="of:=[.$B128]" office:value-type="float" office:value="-0.13175" calcext:value-type="float">
            <text:p>-0.13175</text:p>
          </table:table-cell>
          <table:table-cell office:value-type="float" office:value="1" calcext:value-type="float">
            <text:p>1</text:p>
          </table:table-cell>
          <table:table-cell office:value-type="float" office:value="0.562757486393756" calcext:value-type="float">
            <text:p>0.5627574864</text:p>
          </table:table-cell>
          <table:table-cell table:number-columns-repeated="6"/>
        </table:table-row>
        <table:table-row table:style-name="ro1">
          <table:table-cell office:value-type="float" office:value="1.11548" calcext:value-type="float">
            <text:p>1.11548</text:p>
          </table:table-cell>
          <table:table-cell office:value-type="float" office:value="0.63727" calcext:value-type="float">
            <text:p>0.637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29]" office:value-type="float" office:value="1.11548" calcext:value-type="float">
            <text:p>1.11548</text:p>
          </table:table-cell>
          <table:table-cell table:style-name="ce7" table:formula="of:=[.$B129]" office:value-type="float" office:value="0.63727" calcext:value-type="float">
            <text:p>0.63727</text:p>
          </table:table-cell>
          <table:table-cell office:value-type="float" office:value="1" calcext:value-type="float">
            <text:p>1</text:p>
          </table:table-cell>
          <table:table-cell office:value-type="float" office:value="0.98697649506921" calcext:value-type="float">
            <text:p>0.9869764951</text:p>
          </table:table-cell>
          <table:table-cell table:number-columns-repeated="6"/>
        </table:table-row>
        <table:table-row table:style-name="ro1">
          <table:table-cell office:value-type="float" office:value="-2.74371" calcext:value-type="float">
            <text:p>-2.74371</text:p>
          </table:table-cell>
          <table:table-cell office:value-type="float" office:value="13.83954" calcext:value-type="float">
            <text:p>13.839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0]" office:value-type="float" office:value="-2.74371" calcext:value-type="float">
            <text:p>-2.74371</text:p>
          </table:table-cell>
          <table:table-cell table:formula="of:=[.$B130]" office:value-type="float" office:value="13.83954" calcext:value-type="float">
            <text:p>13.83954</text:p>
          </table:table-cell>
          <table:table-cell office:value-type="float" office:value="0" calcext:value-type="float">
            <text:p>0</text:p>
          </table:table-cell>
          <table:table-cell office:value-type="float" office:value="0.999994862425608" calcext:value-type="float">
            <text:p>0.9999948624</text:p>
          </table:table-cell>
          <table:table-cell table:number-columns-repeated="6"/>
        </table:table-row>
        <table:table-row table:style-name="ro1">
          <table:table-cell office:value-type="float" office:value="3.13939" calcext:value-type="float">
            <text:p>3.13939</text:p>
          </table:table-cell>
          <table:table-cell office:value-type="float" office:value="20.59655" calcext:value-type="float">
            <text:p>20.596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1]" office:value-type="float" office:value="3.13939" calcext:value-type="float">
            <text:p>3.13939</text:p>
          </table:table-cell>
          <table:table-cell table:formula="of:=[.$B131]" office:value-type="float" office:value="20.59655" calcext:value-type="float">
            <text:p>20.59655</text:p>
          </table:table-cell>
          <table:table-cell office:value-type="float" office:value="0" calcext:value-type="float">
            <text:p>0</text:p>
          </table:table-cell>
          <table:table-cell office:value-type="float" office:value="0.999987661255436" calcext:value-type="float">
            <text:p>0.9999876613</text:p>
          </table:table-cell>
          <table:table-cell table:number-columns-repeated="6"/>
        </table:table-row>
        <table:table-row table:style-name="ro1">
          <table:table-cell office:value-type="float" office:value="3.86522" calcext:value-type="float">
            <text:p>3.86522</text:p>
          </table:table-cell>
          <table:table-cell office:value-type="float" office:value="0.19249" calcext:value-type="float">
            <text:p>0.19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formula="of:=[.$A132]" office:value-type="float" office:value="3.86522" calcext:value-type="float">
            <text:p>3.86522</text:p>
          </table:table-cell>
          <table:table-cell table:style-name="ce19" table:formula="of:=[.$B132]" office:value-type="float" office:value="0.19249" calcext:value-type="float">
            <text:p>0.19249</text:p>
          </table:table-cell>
          <table:table-cell office:value-type="float" office:value="1" calcext:value-type="float">
            <text:p>1</text:p>
          </table:table-cell>
          <table:table-cell office:value-type="float" office:value="0.969604782371192" calcext:value-type="float">
            <text:p>0.9696047824</text:p>
          </table:table-cell>
          <table:table-cell table:number-columns-repeated="6"/>
        </table:table-row>
        <table:table-row table:style-name="ro1">
          <table:table-cell office:value-type="float" office:value="2.99074" calcext:value-type="float">
            <text:p>2.99074</text:p>
          </table:table-cell>
          <table:table-cell office:value-type="float" office:value="19.07415" calcext:value-type="float">
            <text:p>19.074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3]" office:value-type="float" office:value="2.99074" calcext:value-type="float">
            <text:p>2.99074</text:p>
          </table:table-cell>
          <table:table-cell table:formula="of:=[.$B133]" office:value-type="float" office:value="19.07415" calcext:value-type="float">
            <text:p>19.07415</text:p>
          </table:table-cell>
          <table:table-cell office:value-type="float" office:value="0" calcext:value-type="float">
            <text:p>0</text:p>
          </table:table-cell>
          <table:table-cell office:value-type="float" office:value="0.99994901693906" calcext:value-type="float">
            <text:p>0.9999490169</text:p>
          </table:table-cell>
          <table:table-cell table:number-columns-repeated="6"/>
        </table:table-row>
        <table:table-row table:style-name="ro1">
          <table:table-cell office:value-type="float" office:value="-1.12575" calcext:value-type="float">
            <text:p>-1.12575</text:p>
          </table:table-cell>
          <table:table-cell office:value-type="float" office:value="20.47682" calcext:value-type="float">
            <text:p>20.4768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4]" office:value-type="float" office:value="-1.12575" calcext:value-type="float">
            <text:p>-1.12575</text:p>
          </table:table-cell>
          <table:table-cell table:formula="of:=[.$B134]" office:value-type="float" office:value="20.47682" calcext:value-type="float">
            <text:p>20.47682</text:p>
          </table:table-cell>
          <table:table-cell office:value-type="float" office:value="0" calcext:value-type="float">
            <text:p>0</text:p>
          </table:table-cell>
          <table:table-cell office:value-type="float" office:value="0.999999917665716" calcext:value-type="float">
            <text:p>0.9999999177</text:p>
          </table:table-cell>
          <table:table-cell table:number-columns-repeated="6"/>
        </table:table-row>
        <table:table-row table:style-name="ro1">
          <table:table-cell office:value-type="float" office:value="12.23399" calcext:value-type="float">
            <text:p>12.23399</text:p>
          </table:table-cell>
          <table:table-cell office:value-type="float" office:value="-0.89477" calcext:value-type="float">
            <text:p>-0.894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135]" office:value-type="float" office:value="12.23399" calcext:value-type="float">
            <text:p>12.23399</text:p>
          </table:table-cell>
          <table:table-cell table:style-name="ce22" table:formula="of:=[.$B135]" office:value-type="float" office:value="-0.89477" calcext:value-type="float">
            <text:p>-0.89477</text:p>
          </table:table-cell>
          <table:table-cell office:value-type="float" office:value="2" calcext:value-type="float">
            <text:p>2</text:p>
          </table:table-cell>
          <table:table-cell office:value-type="float" office:value="0.991779324684155" calcext:value-type="float">
            <text:p>0.9917793247</text:p>
          </table:table-cell>
          <table:table-cell table:number-columns-repeated="6"/>
        </table:table-row>
        <table:table-row table:style-name="ro1">
          <table:table-cell office:value-type="float" office:value="15.94575" calcext:value-type="float">
            <text:p>15.94575</text:p>
          </table:table-cell>
          <table:table-cell office:value-type="float" office:value="2.96907" calcext:value-type="float">
            <text:p>2.969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36]" office:value-type="float" office:value="15.94575" calcext:value-type="float">
            <text:p>15.94575</text:p>
          </table:table-cell>
          <table:table-cell table:style-name="ce8" table:formula="of:=[.$B136]" office:value-type="float" office:value="2.96907" calcext:value-type="float">
            <text:p>2.96907</text:p>
          </table:table-cell>
          <table:table-cell office:value-type="float" office:value="2" calcext:value-type="float">
            <text:p>2</text:p>
          </table:table-cell>
          <table:table-cell office:value-type="float" office:value="0.999996341453426" calcext:value-type="float">
            <text:p>0.9999963415</text:p>
          </table:table-cell>
          <table:table-cell table:number-columns-repeated="6"/>
        </table:table-row>
        <table:table-row table:style-name="ro1">
          <table:table-cell office:value-type="float" office:value="7.68782" calcext:value-type="float">
            <text:p>7.68782</text:p>
          </table:table-cell>
          <table:table-cell office:value-type="float" office:value="9.51843" calcext:value-type="float">
            <text:p>9.518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table:formula="of:=[.$A137]" office:value-type="float" office:value="7.68782" calcext:value-type="float">
            <text:p>7.68782</text:p>
          </table:table-cell>
          <table:table-cell table:style-name="ce25" table:formula="of:=[.$B137]" office:value-type="float" office:value="9.51843" calcext:value-type="float">
            <text:p>9.51843</text:p>
          </table:table-cell>
          <table:table-cell office:value-type="float" office:value="2" calcext:value-type="float">
            <text:p>2</text:p>
          </table:table-cell>
          <table:table-cell office:value-type="float" office:value="0.959877795185934" calcext:value-type="float">
            <text:p>0.9598777952</text:p>
          </table:table-cell>
          <table:table-cell table:number-columns-repeated="6"/>
        </table:table-row>
        <table:table-row table:style-name="ro1">
          <table:table-cell office:value-type="float" office:value="16.28076" calcext:value-type="float">
            <text:p>16.28076</text:p>
          </table:table-cell>
          <table:table-cell office:value-type="float" office:value="9.25631" calcext:value-type="float">
            <text:p>9.256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38]" office:value-type="float" office:value="16.28076" calcext:value-type="float">
            <text:p>16.28076</text:p>
          </table:table-cell>
          <table:table-cell table:style-name="ce8" table:formula="of:=[.$B138]" office:value-type="float" office:value="9.25631" calcext:value-type="float">
            <text:p>9.25631</text:p>
          </table:table-cell>
          <table:table-cell office:value-type="float" office:value="2" calcext:value-type="float">
            <text:p>2</text:p>
          </table:table-cell>
          <table:table-cell office:value-type="float" office:value="0.99999884515121" calcext:value-type="float">
            <text:p>0.9999988452</text:p>
          </table:table-cell>
          <table:table-cell table:number-columns-repeated="6"/>
        </table:table-row>
        <table:table-row table:style-name="ro1">
          <table:table-cell office:value-type="float" office:value="-1.71275" calcext:value-type="float">
            <text:p>-1.71275</text:p>
          </table:table-cell>
          <table:table-cell office:value-type="float" office:value="7.04752" calcext:value-type="float">
            <text:p>7.047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9]" office:value-type="float" office:value="-1.71275" calcext:value-type="float">
            <text:p>-1.71275</text:p>
          </table:table-cell>
          <table:table-cell table:formula="of:=[.$B139]" office:value-type="float" office:value="7.04752" calcext:value-type="float">
            <text:p>7.04752</text:p>
          </table:table-cell>
          <table:table-cell office:value-type="float" office:value="0" calcext:value-type="float">
            <text:p>0</text:p>
          </table:table-cell>
          <table:table-cell office:value-type="float" office:value="0.999069940565173" calcext:value-type="float">
            <text:p>0.9990699406</text:p>
          </table:table-cell>
          <table:table-cell table:number-columns-repeated="6"/>
        </table:table-row>
        <table:table-row table:style-name="ro1">
          <table:table-cell office:value-type="float" office:value="-3.7078" calcext:value-type="float">
            <text:p>-3.7078</text:p>
          </table:table-cell>
          <table:table-cell office:value-type="float" office:value="18.34086" calcext:value-type="float">
            <text:p>18.340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0]" office:value-type="float" office:value="-3.7078" calcext:value-type="float">
            <text:p>-3.7078</text:p>
          </table:table-cell>
          <table:table-cell table:formula="of:=[.$B140]" office:value-type="float" office:value="18.34086" calcext:value-type="float">
            <text:p>18.34086</text:p>
          </table:table-cell>
          <table:table-cell office:value-type="float" office:value="0" calcext:value-type="float">
            <text:p>0</text:p>
          </table:table-cell>
          <table:table-cell office:value-type="float" office:value="0.999999967007346" calcext:value-type="float">
            <text:p>0.999999967</text:p>
          </table:table-cell>
          <table:table-cell table:number-columns-repeated="6"/>
        </table:table-row>
        <table:table-row table:style-name="ro1">
          <table:table-cell office:value-type="float" office:value="-4.16062" calcext:value-type="float">
            <text:p>-4.16062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141]" office:value-type="float" office:value="-4.16062" calcext:value-type="float">
            <text:p>-4.16062</text:p>
          </table:table-cell>
          <table:table-cell table:style-name="ce4" table:formula="of:=[.$B141]" office:value-type="float" office:value="0.67328" calcext:value-type="float">
            <text:p>0.67328</text:p>
          </table:table-cell>
          <table:table-cell office:value-type="float" office:value="1" calcext:value-type="float">
            <text:p>1</text:p>
          </table:table-cell>
          <table:table-cell office:value-type="float" office:value="0.98392414065585" calcext:value-type="float">
            <text:p>0.9839241407</text:p>
          </table:table-cell>
          <table:table-cell table:number-columns-repeated="6"/>
        </table:table-row>
        <table:table-row table:style-name="ro1">
          <table:table-cell office:value-type="float" office:value="-3.90384" calcext:value-type="float">
            <text:p>-3.90384</text:p>
          </table:table-cell>
          <table:table-cell office:value-type="float" office:value="10.94708" calcext:value-type="float">
            <text:p>10.947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2]" office:value-type="float" office:value="-3.90384" calcext:value-type="float">
            <text:p>-3.90384</text:p>
          </table:table-cell>
          <table:table-cell table:formula="of:=[.$B142]" office:value-type="float" office:value="10.94708" calcext:value-type="float">
            <text:p>10.94708</text:p>
          </table:table-cell>
          <table:table-cell office:value-type="float" office:value="0" calcext:value-type="float">
            <text:p>0</text:p>
          </table:table-cell>
          <table:table-cell office:value-type="float" office:value="0.999990934660681" calcext:value-type="float">
            <text:p>0.9999909347</text:p>
          </table:table-cell>
          <table:table-cell table:number-columns-repeated="6"/>
        </table:table-row>
        <table:table-row table:style-name="ro1">
          <table:table-cell office:value-type="float" office:value="-0.66034" calcext:value-type="float">
            <text:p>-0.66034</text:p>
          </table:table-cell>
          <table:table-cell office:value-type="float" office:value="13.69002" calcext:value-type="float">
            <text:p>13.690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3]" office:value-type="float" office:value="-0.66034" calcext:value-type="float">
            <text:p>-0.66034</text:p>
          </table:table-cell>
          <table:table-cell table:formula="of:=[.$B143]" office:value-type="float" office:value="13.69002" calcext:value-type="float">
            <text:p>13.69002</text:p>
          </table:table-cell>
          <table:table-cell office:value-type="float" office:value="0" calcext:value-type="float">
            <text:p>0</text:p>
          </table:table-cell>
          <table:table-cell office:value-type="float" office:value="0.999929286373364" calcext:value-type="float">
            <text:p>0.9999292864</text:p>
          </table:table-cell>
          <table:table-cell table:number-columns-repeated="6"/>
        </table:table-row>
        <table:table-row table:style-name="ro1">
          <table:table-cell office:value-type="float" office:value="-5.37645" calcext:value-type="float">
            <text:p>-5.37645</text:p>
          </table:table-cell>
          <table:table-cell office:value-type="float" office:value="-0.3711" calcext:value-type="float">
            <text:p>-0.37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44]" office:value-type="float" office:value="-5.37645" calcext:value-type="float">
            <text:p>-5.37645</text:p>
          </table:table-cell>
          <table:table-cell table:style-name="ce7" table:formula="of:=[.$B144]" office:value-type="float" office:value="-0.3711" calcext:value-type="float">
            <text:p>-0.3711</text:p>
          </table:table-cell>
          <table:table-cell office:value-type="float" office:value="1" calcext:value-type="float">
            <text:p>1</text:p>
          </table:table-cell>
          <table:table-cell office:value-type="float" office:value="0.989583645132925" calcext:value-type="float">
            <text:p>0.9895836451</text:p>
          </table:table-cell>
          <table:table-cell table:number-columns-repeated="6"/>
        </table:table-row>
        <table:table-row table:style-name="ro1">
          <table:table-cell office:value-type="float" office:value="1.66223" calcext:value-type="float">
            <text:p>1.66223</text:p>
          </table:table-cell>
          <table:table-cell office:value-type="float" office:value="1.18775" calcext:value-type="float">
            <text:p>1.18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formula="of:=[.$A145]" office:value-type="float" office:value="1.66223" calcext:value-type="float">
            <text:p>1.66223</text:p>
          </table:table-cell>
          <table:table-cell table:style-name="ce19" table:formula="of:=[.$B145]" office:value-type="float" office:value="1.18775" calcext:value-type="float">
            <text:p>1.18775</text:p>
          </table:table-cell>
          <table:table-cell office:value-type="float" office:value="1" calcext:value-type="float">
            <text:p>1</text:p>
          </table:table-cell>
          <table:table-cell office:value-type="float" office:value="0.97495459307708" calcext:value-type="float">
            <text:p>0.9749545931</text:p>
          </table:table-cell>
          <table:table-cell table:number-columns-repeated="6"/>
        </table:table-row>
        <table:table-row table:style-name="ro1">
          <table:table-cell office:value-type="float" office:value="-1.27897" calcext:value-type="float">
            <text:p>-1.27897</text:p>
          </table:table-cell>
          <table:table-cell office:value-type="float" office:value="3.62" calcext:value-type="float">
            <text:p>3.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3" table:formula="of:=[.$A146]" office:value-type="float" office:value="-1.27897" calcext:value-type="float">
            <text:p>-1.27897</text:p>
          </table:table-cell>
          <table:table-cell table:style-name="ce33" table:formula="of:=[.$B146]" office:value-type="float" office:value="3.62" calcext:value-type="float">
            <text:p>3.62</text:p>
          </table:table-cell>
          <table:table-cell office:value-type="float" office:value="0" calcext:value-type="float">
            <text:p>0</text:p>
          </table:table-cell>
          <table:table-cell office:value-type="float" office:value="0.916610165739394" calcext:value-type="float">
            <text:p>0.9166101657</text:p>
          </table:table-cell>
          <table:table-cell table:number-columns-repeated="6"/>
        </table:table-row>
        <table:table-row table:style-name="ro1">
          <table:table-cell office:value-type="float" office:value="4.68582" calcext:value-type="float">
            <text:p>4.68582</text:p>
          </table:table-cell>
          <table:table-cell office:value-type="float" office:value="-0.46308" calcext:value-type="float">
            <text:p>-0.463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[.$A147]" office:value-type="float" office:value="4.68582" calcext:value-type="float">
            <text:p>4.68582</text:p>
          </table:table-cell>
          <table:table-cell table:style-name="ce1" table:formula="of:=[.$B147]" office:value-type="float" office:value="-0.46308" calcext:value-type="float">
            <text:p>-0.46308</text:p>
          </table:table-cell>
          <table:table-cell office:value-type="float" office:value="1" calcext:value-type="float">
            <text:p>1</text:p>
          </table:table-cell>
          <table:table-cell office:value-type="float" office:value="0.942826656369676" calcext:value-type="float">
            <text:p>0.9428266564</text:p>
          </table:table-cell>
          <table:table-cell table:number-columns-repeated="6"/>
        </table:table-row>
        <table:table-row table:style-name="ro1">
          <table:table-cell office:value-type="float" office:value="-0.22746" calcext:value-type="float">
            <text:p>-0.22746</text:p>
          </table:table-cell>
          <table:table-cell office:value-type="float" office:value="16.63841" calcext:value-type="float">
            <text:p>16.638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8]" office:value-type="float" office:value="-0.22746" calcext:value-type="float">
            <text:p>-0.22746</text:p>
          </table:table-cell>
          <table:table-cell table:formula="of:=[.$B148]" office:value-type="float" office:value="16.63841" calcext:value-type="float">
            <text:p>16.63841</text:p>
          </table:table-cell>
          <table:table-cell office:value-type="float" office:value="0" calcext:value-type="float">
            <text:p>0</text:p>
          </table:table-cell>
          <table:table-cell office:value-type="float" office:value="0.999989298260303" calcext:value-type="float">
            <text:p>0.9999892983</text:p>
          </table:table-cell>
          <table:table-cell table:number-columns-repeated="6"/>
        </table:table-row>
        <table:table-row table:style-name="ro1">
          <table:table-cell office:value-type="float" office:value="2.36449" calcext:value-type="float">
            <text:p>2.36449</text:p>
          </table:table-cell>
          <table:table-cell office:value-type="float" office:value="16.42973" calcext:value-type="float">
            <text:p>16.429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9]" office:value-type="float" office:value="2.36449" calcext:value-type="float">
            <text:p>2.36449</text:p>
          </table:table-cell>
          <table:table-cell table:formula="of:=[.$B149]" office:value-type="float" office:value="16.42973" calcext:value-type="float">
            <text:p>16.42973</text:p>
          </table:table-cell>
          <table:table-cell office:value-type="float" office:value="0" calcext:value-type="float">
            <text:p>0</text:p>
          </table:table-cell>
          <table:table-cell office:value-type="float" office:value="0.999707561328027" calcext:value-type="float">
            <text:p>0.9997075613</text:p>
          </table:table-cell>
          <table:table-cell table:number-columns-repeated="6"/>
        </table:table-row>
        <table:table-row table:style-name="ro1">
          <table:table-cell office:value-type="float" office:value="-4.98478" calcext:value-type="float">
            <text:p>-4.98478</text:p>
          </table:table-cell>
          <table:table-cell office:value-type="float" office:value="-0.0774" calcext:value-type="float">
            <text:p>-0.07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50]" office:value-type="float" office:value="-4.98478" calcext:value-type="float">
            <text:p>-4.98478</text:p>
          </table:table-cell>
          <table:table-cell table:style-name="ce7" table:formula="of:=[.$B150]" office:value-type="float" office:value="-0.0774" calcext:value-type="float">
            <text:p>-0.0774</text:p>
          </table:table-cell>
          <table:table-cell office:value-type="float" office:value="1" calcext:value-type="float">
            <text:p>1</text:p>
          </table:table-cell>
          <table:table-cell office:value-type="float" office:value="0.989332494107047" calcext:value-type="float">
            <text:p>0.9893324941</text:p>
          </table:table-cell>
          <table:table-cell table:number-columns-repeated="6"/>
        </table:table-row>
        <table:table-row table:style-name="ro1">
          <table:table-cell office:value-type="float" office:value="2.03516" calcext:value-type="float">
            <text:p>2.03516</text:p>
          </table:table-cell>
          <table:table-cell office:value-type="float" office:value="-1.80848" calcext:value-type="float">
            <text:p>-1.808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formula="of:=[.$A151]" office:value-type="float" office:value="2.03516" calcext:value-type="float">
            <text:p>2.03516</text:p>
          </table:table-cell>
          <table:table-cell table:style-name="ce19" table:formula="of:=[.$B151]" office:value-type="float" office:value="-1.80848" calcext:value-type="float">
            <text:p>-1.80848</text:p>
          </table:table-cell>
          <table:table-cell office:value-type="float" office:value="1" calcext:value-type="float">
            <text:p>1</text:p>
          </table:table-cell>
          <table:table-cell office:value-type="float" office:value="0.972799425732101" calcext:value-type="float">
            <text:p>0.9727994257</text:p>
          </table:table-cell>
          <table:table-cell table:number-columns-repeated="6"/>
        </table:table-row>
        <table:table-row table:style-name="ro1">
          <table:table-cell office:value-type="float" office:value="0.33092" calcext:value-type="float">
            <text:p>0.33092</text:p>
          </table:table-cell>
          <table:table-cell office:value-type="float" office:value="13.5762" calcext:value-type="float">
            <text:p>13.57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2]" office:value-type="float" office:value="0.33092" calcext:value-type="float">
            <text:p>0.33092</text:p>
          </table:table-cell>
          <table:table-cell table:formula="of:=[.$B152]" office:value-type="float" office:value="13.5762" calcext:value-type="float">
            <text:p>13.5762</text:p>
          </table:table-cell>
          <table:table-cell office:value-type="float" office:value="0" calcext:value-type="float">
            <text:p>0</text:p>
          </table:table-cell>
          <table:table-cell office:value-type="float" office:value="0.999746016202051" calcext:value-type="float">
            <text:p>0.9997460162</text:p>
          </table:table-cell>
          <table:table-cell table:number-columns-repeated="6"/>
        </table:table-row>
        <table:table-row table:style-name="ro1">
          <table:table-cell office:value-type="float" office:value="1.53185" calcext:value-type="float">
            <text:p>1.53185</text:p>
          </table:table-cell>
          <table:table-cell office:value-type="float" office:value="13.62636" calcext:value-type="float">
            <text:p>13.626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3]" office:value-type="float" office:value="1.53185" calcext:value-type="float">
            <text:p>1.53185</text:p>
          </table:table-cell>
          <table:table-cell table:formula="of:=[.$B153]" office:value-type="float" office:value="13.62636" calcext:value-type="float">
            <text:p>13.62636</text:p>
          </table:table-cell>
          <table:table-cell office:value-type="float" office:value="0" calcext:value-type="float">
            <text:p>0</text:p>
          </table:table-cell>
          <table:table-cell office:value-type="float" office:value="0.998960471726222" calcext:value-type="float">
            <text:p>0.9989604717</text:p>
          </table:table-cell>
          <table:table-cell table:number-columns-repeated="6"/>
        </table:table-row>
        <table:table-row table:style-name="ro1">
          <table:table-cell office:value-type="float" office:value="13.98246" calcext:value-type="float">
            <text:p>13.98246</text:p>
          </table:table-cell>
          <table:table-cell office:value-type="float" office:value="7.31496" calcext:value-type="float">
            <text:p>7.314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54]" office:value-type="float" office:value="13.98246" calcext:value-type="float">
            <text:p>13.98246</text:p>
          </table:table-cell>
          <table:table-cell table:style-name="ce8" table:formula="of:=[.$B154]" office:value-type="float" office:value="7.31496" calcext:value-type="float">
            <text:p>7.31496</text:p>
          </table:table-cell>
          <table:table-cell office:value-type="float" office:value="2" calcext:value-type="float">
            <text:p>2</text:p>
          </table:table-cell>
          <table:table-cell office:value-type="float" office:value="0.999992672264988" calcext:value-type="float">
            <text:p>0.9999926723</text:p>
          </table:table-cell>
          <table:table-cell table:number-columns-repeated="6"/>
        </table:table-row>
        <table:table-row table:style-name="ro1">
          <table:table-cell office:value-type="float" office:value="-2.25206" calcext:value-type="float">
            <text:p>-2.25206</text:p>
          </table:table-cell>
          <table:table-cell office:value-type="float" office:value="15.71825" calcext:value-type="float">
            <text:p>15.718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5]" office:value-type="float" office:value="-2.25206" calcext:value-type="float">
            <text:p>-2.25206</text:p>
          </table:table-cell>
          <table:table-cell table:formula="of:=[.$B155]" office:value-type="float" office:value="15.71825" calcext:value-type="float">
            <text:p>15.71825</text:p>
          </table:table-cell>
          <table:table-cell office:value-type="float" office:value="0" calcext:value-type="float">
            <text:p>0</text:p>
          </table:table-cell>
          <table:table-cell office:value-type="float" office:value="0.999997926199951" calcext:value-type="float">
            <text:p>0.9999979262</text:p>
          </table:table-cell>
          <table:table-cell table:number-columns-repeated="6"/>
        </table:table-row>
        <table:table-row table:style-name="ro1">
          <table:table-cell office:value-type="float" office:value="10.17451" calcext:value-type="float">
            <text:p>10.17451</text:p>
          </table:table-cell>
          <table:table-cell office:value-type="float" office:value="0.98713" calcext:value-type="float">
            <text:p>0.987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4" table:formula="of:=[.$A156]" office:value-type="float" office:value="10.17451" calcext:value-type="float">
            <text:p>10.17451</text:p>
          </table:table-cell>
          <table:table-cell table:style-name="ce34" table:formula="of:=[.$B156]" office:value-type="float" office:value="0.98713" calcext:value-type="float">
            <text:p>0.98713</text:p>
          </table:table-cell>
          <table:table-cell office:value-type="float" office:value="2" calcext:value-type="float">
            <text:p>2</text:p>
          </table:table-cell>
          <table:table-cell office:value-type="float" office:value="0.965535175266802" calcext:value-type="float">
            <text:p>0.9655351753</text:p>
          </table:table-cell>
          <table:table-cell table:number-columns-repeated="6"/>
        </table:table-row>
        <table:table-row table:style-name="ro1">
          <table:table-cell office:value-type="float" office:value="-0.87002" calcext:value-type="float">
            <text:p>-0.87002</text:p>
          </table:table-cell>
          <table:table-cell office:value-type="float" office:value="12.11076" calcext:value-type="float">
            <text:p>12.110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7]" office:value-type="float" office:value="-0.87002" calcext:value-type="float">
            <text:p>-0.87002</text:p>
          </table:table-cell>
          <table:table-cell table:formula="of:=[.$B157]" office:value-type="float" office:value="12.11076" calcext:value-type="float">
            <text:p>12.11076</text:p>
          </table:table-cell>
          <table:table-cell office:value-type="float" office:value="0" calcext:value-type="float">
            <text:p>0</text:p>
          </table:table-cell>
          <table:table-cell office:value-type="float" office:value="0.999832839290223" calcext:value-type="float">
            <text:p>0.9998328393</text:p>
          </table:table-cell>
          <table:table-cell table:number-columns-repeated="6"/>
        </table:table-row>
        <table:table-row table:style-name="ro1">
          <table:table-cell office:value-type="float" office:value="-3.21453" calcext:value-type="float">
            <text:p>-3.21453</text:p>
          </table:table-cell>
          <table:table-cell office:value-type="float" office:value="22.65408" calcext:value-type="float">
            <text:p>22.654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8]" office:value-type="float" office:value="-3.21453" calcext:value-type="float">
            <text:p>-3.21453</text:p>
          </table:table-cell>
          <table:table-cell table:formula="of:=[.$B158]" office:value-type="float" office:value="22.65408" calcext:value-type="float">
            <text:p>22.65408</text:p>
          </table:table-cell>
          <table:table-cell office:value-type="float" office:value="0" calcext:value-type="float">
            <text:p>0</text:p>
          </table:table-cell>
          <table:table-cell office:value-type="float" office:value="0.999999999439301" calcext:value-type="float">
            <text:p>0.9999999994</text:p>
          </table:table-cell>
          <table:table-cell table:number-columns-repeated="6"/>
        </table:table-row>
        <table:table-row table:style-name="ro1">
          <table:table-cell office:value-type="float" office:value="-1.00163" calcext:value-type="float">
            <text:p>-1.00163</text:p>
          </table:table-cell>
          <table:table-cell office:value-type="float" office:value="0.43207" calcext:value-type="float">
            <text:p>0.432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59]" office:value-type="float" office:value="-1.00163" calcext:value-type="float">
            <text:p>-1.00163</text:p>
          </table:table-cell>
          <table:table-cell table:style-name="ce7" table:formula="of:=[.$B159]" office:value-type="float" office:value="0.43207" calcext:value-type="float">
            <text:p>0.43207</text:p>
          </table:table-cell>
          <table:table-cell office:value-type="float" office:value="1" calcext:value-type="float">
            <text:p>1</text:p>
          </table:table-cell>
          <table:table-cell office:value-type="float" office:value="0.988295357353701" calcext:value-type="float">
            <text:p>0.9882953574</text:p>
          </table:table-cell>
          <table:table-cell table:number-columns-repeated="6"/>
        </table:table-row>
        <table:table-row table:style-name="ro1">
          <table:table-cell office:value-type="float" office:value="-3.12784" calcext:value-type="float">
            <text:p>-3.12784</text:p>
          </table:table-cell>
          <table:table-cell office:value-type="float" office:value="24.37513" calcext:value-type="float">
            <text:p>24.375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0]" office:value-type="float" office:value="-3.12784" calcext:value-type="float">
            <text:p>-3.12784</text:p>
          </table:table-cell>
          <table:table-cell table:formula="of:=[.$B160]" office:value-type="float" office:value="24.37513" calcext:value-type="float">
            <text:p>24.37513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25383" calcext:value-type="float">
            <text:p>0.9999999999</text:p>
          </table:table-cell>
          <table:table-cell table:number-columns-repeated="6"/>
        </table:table-row>
        <table:table-row table:style-name="ro1">
          <table:table-cell office:value-type="float" office:value="0.64782" calcext:value-type="float">
            <text:p>0.64782</text:p>
          </table:table-cell>
          <table:table-cell office:value-type="float" office:value="17.39602" calcext:value-type="float">
            <text:p>17.396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1]" office:value-type="float" office:value="0.64782" calcext:value-type="float">
            <text:p>0.64782</text:p>
          </table:table-cell>
          <table:table-cell table:formula="of:=[.$B161]" office:value-type="float" office:value="17.39602" calcext:value-type="float">
            <text:p>17.39602</text:p>
          </table:table-cell>
          <table:table-cell office:value-type="float" office:value="0" calcext:value-type="float">
            <text:p>0</text:p>
          </table:table-cell>
          <table:table-cell office:value-type="float" office:value="0.99998457380856" calcext:value-type="float">
            <text:p>0.9999845738</text:p>
          </table:table-cell>
          <table:table-cell table:number-columns-repeated="6"/>
        </table:table-row>
        <table:table-row table:style-name="ro1">
          <table:table-cell office:value-type="float" office:value="0.12415" calcext:value-type="float">
            <text:p>0.12415</text:p>
          </table:table-cell>
          <table:table-cell office:value-type="float" office:value="0.25559" calcext:value-type="float">
            <text:p>0.255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62]" office:value-type="float" office:value="0.12415" calcext:value-type="float">
            <text:p>0.12415</text:p>
          </table:table-cell>
          <table:table-cell table:style-name="ce7" table:formula="of:=[.$B162]" office:value-type="float" office:value="0.25559" calcext:value-type="float">
            <text:p>0.25559</text:p>
          </table:table-cell>
          <table:table-cell office:value-type="float" office:value="1" calcext:value-type="float">
            <text:p>1</text:p>
          </table:table-cell>
          <table:table-cell office:value-type="float" office:value="0.990015720694667" calcext:value-type="float">
            <text:p>0.9900157207</text:p>
          </table:table-cell>
          <table:table-cell table:number-columns-repeated="6"/>
        </table:table-row>
        <table:table-row table:style-name="ro1">
          <table:table-cell office:value-type="float" office:value="0.03942" calcext:value-type="float">
            <text:p>0.03942</text:p>
          </table:table-cell>
          <table:table-cell office:value-type="float" office:value="25.68383" calcext:value-type="float">
            <text:p>25.683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3]" office:value-type="float" office:value="0.03942" calcext:value-type="float">
            <text:p>0.03942</text:p>
          </table:table-cell>
          <table:table-cell table:formula="of:=[.$B163]" office:value-type="float" office:value="25.68383" calcext:value-type="float">
            <text:p>25.68383</text:p>
          </table:table-cell>
          <table:table-cell office:value-type="float" office:value="0" calcext:value-type="float">
            <text:p>0</text:p>
          </table:table-cell>
          <table:table-cell office:value-type="float" office:value="0.999999999387762" calcext:value-type="float">
            <text:p>0.9999999994</text:p>
          </table:table-cell>
          <table:table-cell table:number-columns-repeated="6"/>
        </table:table-row>
        <table:table-row table:style-name="ro1">
          <table:table-cell office:value-type="float" office:value="-0.01203" calcext:value-type="float">
            <text:p>-0.01203</text:p>
          </table:table-cell>
          <table:table-cell office:value-type="float" office:value="-0.20871" calcext:value-type="float">
            <text:p>-0.208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64]" office:value-type="float" office:value="-0.01203" calcext:value-type="float">
            <text:p>-0.01203</text:p>
          </table:table-cell>
          <table:table-cell table:style-name="ce7" table:formula="of:=[.$B164]" office:value-type="float" office:value="-0.20871" calcext:value-type="float">
            <text:p>-0.20871</text:p>
          </table:table-cell>
          <table:table-cell office:value-type="float" office:value="1" calcext:value-type="float">
            <text:p>1</text:p>
          </table:table-cell>
          <table:table-cell office:value-type="float" office:value="0.991318781998136" calcext:value-type="float">
            <text:p>0.991318782</text:p>
          </table:table-cell>
          <table:table-cell table:number-columns-repeated="6"/>
        </table:table-row>
        <table:table-row table:style-name="ro1">
          <table:table-cell office:value-type="float" office:value="3.00815" calcext:value-type="float">
            <text:p>3.00815</text:p>
          </table:table-cell>
          <table:table-cell office:value-type="float" office:value="21.7463" calcext:value-type="float">
            <text:p>21.74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5]" office:value-type="float" office:value="3.00815" calcext:value-type="float">
            <text:p>3.00815</text:p>
          </table:table-cell>
          <table:table-cell table:formula="of:=[.$B165]" office:value-type="float" office:value="21.7463" calcext:value-type="float">
            <text:p>21.7463</text:p>
          </table:table-cell>
          <table:table-cell office:value-type="float" office:value="0" calcext:value-type="float">
            <text:p>0</text:p>
          </table:table-cell>
          <table:table-cell office:value-type="float" office:value="0.999997080435676" calcext:value-type="float">
            <text:p>0.9999970804</text:p>
          </table:table-cell>
          <table:table-cell table:number-columns-repeated="6"/>
        </table:table-row>
        <table:table-row table:style-name="ro1">
          <table:table-cell office:value-type="float" office:value="14.59095" calcext:value-type="float">
            <text:p>14.59095</text:p>
          </table:table-cell>
          <table:table-cell office:value-type="float" office:value="-1.57112" calcext:value-type="float">
            <text:p>-1.571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66]" office:value-type="float" office:value="14.59095" calcext:value-type="float">
            <text:p>14.59095</text:p>
          </table:table-cell>
          <table:table-cell table:style-name="ce8" table:formula="of:=[.$B166]" office:value-type="float" office:value="-1.57112" calcext:value-type="float">
            <text:p>-1.57112</text:p>
          </table:table-cell>
          <table:table-cell office:value-type="float" office:value="2" calcext:value-type="float">
            <text:p>2</text:p>
          </table:table-cell>
          <table:table-cell office:value-type="float" office:value="0.999467991222323" calcext:value-type="float">
            <text:p>0.9994679912</text:p>
          </table:table-cell>
          <table:table-cell table:number-columns-repeated="6"/>
        </table:table-row>
        <table:table-row table:style-name="ro1">
          <table:table-cell office:value-type="float" office:value="12.9644" calcext:value-type="float">
            <text:p>12.9644</text:p>
          </table:table-cell>
          <table:table-cell office:value-type="float" office:value="-1.48349" calcext:value-type="float">
            <text:p>-1.483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67]" office:value-type="float" office:value="12.9644" calcext:value-type="float">
            <text:p>12.9644</text:p>
          </table:table-cell>
          <table:table-cell table:style-name="ce8" table:formula="of:=[.$B167]" office:value-type="float" office:value="-1.48349" calcext:value-type="float">
            <text:p>-1.48349</text:p>
          </table:table-cell>
          <table:table-cell office:value-type="float" office:value="2" calcext:value-type="float">
            <text:p>2</text:p>
          </table:table-cell>
          <table:table-cell office:value-type="float" office:value="0.99739671172005" calcext:value-type="float">
            <text:p>0.9973967117</text:p>
          </table:table-cell>
          <table:table-cell table:number-columns-repeated="6"/>
        </table:table-row>
        <table:table-row table:style-name="ro1">
          <table:table-cell office:value-type="float" office:value="3.0677" calcext:value-type="float">
            <text:p>3.0677</text:p>
          </table:table-cell>
          <table:table-cell office:value-type="float" office:value="0.16645" calcext:value-type="float">
            <text:p>0.166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 table:formula="of:=[.$A168]" office:value-type="float" office:value="3.0677" calcext:value-type="float">
            <text:p>3.0677</text:p>
          </table:table-cell>
          <table:table-cell table:style-name="ce4" table:formula="of:=[.$B168]" office:value-type="float" office:value="0.16645" calcext:value-type="float">
            <text:p>0.16645</text:p>
          </table:table-cell>
          <table:table-cell office:value-type="float" office:value="1" calcext:value-type="float">
            <text:p>1</text:p>
          </table:table-cell>
          <table:table-cell office:value-type="float" office:value="0.982919539058923" calcext:value-type="float">
            <text:p>0.9829195391</text:p>
          </table:table-cell>
          <table:table-cell table:number-columns-repeated="6"/>
        </table:table-row>
        <table:table-row table:style-name="ro1">
          <table:table-cell office:value-type="float" office:value="3.3353" calcext:value-type="float">
            <text:p>3.3353</text:p>
          </table:table-cell>
          <table:table-cell office:value-type="float" office:value="24.11784" calcext:value-type="float">
            <text:p>24.117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9]" office:value-type="float" office:value="3.3353" calcext:value-type="float">
            <text:p>3.3353</text:p>
          </table:table-cell>
          <table:table-cell table:formula="of:=[.$B169]" office:value-type="float" office:value="24.11784" calcext:value-type="float">
            <text:p>24.11784</text:p>
          </table:table-cell>
          <table:table-cell office:value-type="float" office:value="0" calcext:value-type="float">
            <text:p>0</text:p>
          </table:table-cell>
          <table:table-cell office:value-type="float" office:value="0.999999750587472" calcext:value-type="float">
            <text:p>0.9999997506</text:p>
          </table:table-cell>
          <table:table-cell table:number-columns-repeated="6"/>
        </table:table-row>
        <table:table-row table:style-name="ro1">
          <table:table-cell office:value-type="float" office:value="9.82599" calcext:value-type="float">
            <text:p>9.82599</text:p>
          </table:table-cell>
          <table:table-cell office:value-type="float" office:value="6.76299" calcext:value-type="float">
            <text:p>6.762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70]" office:value-type="float" office:value="9.82599" calcext:value-type="float">
            <text:p>9.82599</text:p>
          </table:table-cell>
          <table:table-cell table:style-name="ce8" table:formula="of:=[.$B170]" office:value-type="float" office:value="6.76299" calcext:value-type="float">
            <text:p>6.76299</text:p>
          </table:table-cell>
          <table:table-cell office:value-type="float" office:value="2" calcext:value-type="float">
            <text:p>2</text:p>
          </table:table-cell>
          <table:table-cell office:value-type="float" office:value="0.999126317783411" calcext:value-type="float">
            <text:p>0.9991263178</text:p>
          </table:table-cell>
          <table:table-cell table:number-columns-repeated="6"/>
        </table:table-row>
        <table:table-row table:style-name="ro1">
          <table:table-cell office:value-type="float" office:value="-1.75851" calcext:value-type="float">
            <text:p>-1.75851</text:p>
          </table:table-cell>
          <table:table-cell office:value-type="float" office:value="-0.80016" calcext:value-type="float">
            <text:p>-0.800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71]" office:value-type="float" office:value="-1.75851" calcext:value-type="float">
            <text:p>-1.75851</text:p>
          </table:table-cell>
          <table:table-cell table:style-name="ce7" table:formula="of:=[.$B171]" office:value-type="float" office:value="-0.80016" calcext:value-type="float">
            <text:p>-0.80016</text:p>
          </table:table-cell>
          <table:table-cell office:value-type="float" office:value="1" calcext:value-type="float">
            <text:p>1</text:p>
          </table:table-cell>
          <table:table-cell office:value-type="float" office:value="0.989552150163691" calcext:value-type="float">
            <text:p>0.9895521502</text:p>
          </table:table-cell>
          <table:table-cell table:number-columns-repeated="6"/>
        </table:table-row>
        <table:table-row table:style-name="ro1">
          <table:table-cell office:value-type="float" office:value="8.56712" calcext:value-type="float">
            <text:p>8.56712</text:p>
          </table:table-cell>
          <table:table-cell office:value-type="float" office:value="2.33118" calcext:value-type="float">
            <text:p>2.33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table:formula="of:=[.$A172]" office:value-type="float" office:value="8.56712" calcext:value-type="float">
            <text:p>8.56712</text:p>
          </table:table-cell>
          <table:table-cell table:style-name="ce23" table:formula="of:=[.$B172]" office:value-type="float" office:value="2.33118" calcext:value-type="float">
            <text:p>2.33118</text:p>
          </table:table-cell>
          <table:table-cell office:value-type="float" office:value="2" calcext:value-type="float">
            <text:p>2</text:p>
          </table:table-cell>
          <table:table-cell office:value-type="float" office:value="0.981072714494076" calcext:value-type="float">
            <text:p>0.9810727145</text:p>
          </table:table-cell>
          <table:table-cell table:number-columns-repeated="6"/>
        </table:table-row>
        <table:table-row table:style-name="ro1">
          <table:table-cell office:value-type="float" office:value="17.69303" calcext:value-type="float">
            <text:p>17.69303</text:p>
          </table:table-cell>
          <table:table-cell office:value-type="float" office:value="6.8596" calcext:value-type="float">
            <text:p>6.85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73]" office:value-type="float" office:value="17.69303" calcext:value-type="float">
            <text:p>17.69303</text:p>
          </table:table-cell>
          <table:table-cell table:style-name="ce8" table:formula="of:=[.$B173]" office:value-type="float" office:value="6.8596" calcext:value-type="float">
            <text:p>6.8596</text:p>
          </table:table-cell>
          <table:table-cell office:value-type="float" office:value="2" calcext:value-type="float">
            <text:p>2</text:p>
          </table:table-cell>
          <table:table-cell office:value-type="float" office:value="0.999999930799179" calcext:value-type="float">
            <text:p>0.9999999308</text:p>
          </table:table-cell>
          <table:table-cell table:number-columns-repeated="6"/>
        </table:table-row>
        <table:table-row table:style-name="ro1">
          <table:table-cell office:value-type="float" office:value="9.53916" calcext:value-type="float">
            <text:p>9.53916</text:p>
          </table:table-cell>
          <table:table-cell office:value-type="float" office:value="1.71413" calcext:value-type="float">
            <text:p>1.714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table:formula="of:=[.$A174]" office:value-type="float" office:value="9.53916" calcext:value-type="float">
            <text:p>9.53916</text:p>
          </table:table-cell>
          <table:table-cell table:style-name="ce23" table:formula="of:=[.$B174]" office:value-type="float" office:value="1.71413" calcext:value-type="float">
            <text:p>1.71413</text:p>
          </table:table-cell>
          <table:table-cell office:value-type="float" office:value="2" calcext:value-type="float">
            <text:p>2</text:p>
          </table:table-cell>
          <table:table-cell office:value-type="float" office:value="0.976475812906811" calcext:value-type="float">
            <text:p>0.9764758129</text:p>
          </table:table-cell>
          <table:table-cell table:number-columns-repeated="6"/>
        </table:table-row>
        <table:table-row table:style-name="ro1">
          <table:table-cell office:value-type="float" office:value="5.23227" calcext:value-type="float">
            <text:p>5.23227</text:p>
          </table:table-cell>
          <table:table-cell office:value-type="float" office:value="32.65707" calcext:value-type="float">
            <text:p>32.657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75]" office:value-type="float" office:value="5.23227" calcext:value-type="float">
            <text:p>5.23227</text:p>
          </table:table-cell>
          <table:table-cell table:formula="of:=[.$B175]" office:value-type="float" office:value="32.65707" calcext:value-type="float">
            <text:p>32.65707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1676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-6.3988" calcext:value-type="float">
            <text:p>-6.3988</text:p>
          </table:table-cell>
          <table:table-cell office:value-type="float" office:value="1.24124" calcext:value-type="float">
            <text:p>1.241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formula="of:=[.$A176]" office:value-type="float" office:value="-6.3988" calcext:value-type="float">
            <text:p>-6.3988</text:p>
          </table:table-cell>
          <table:table-cell table:style-name="ce19" table:formula="of:=[.$B176]" office:value-type="float" office:value="1.24124" calcext:value-type="float">
            <text:p>1.24124</text:p>
          </table:table-cell>
          <table:table-cell office:value-type="float" office:value="1" calcext:value-type="float">
            <text:p>1</text:p>
          </table:table-cell>
          <table:table-cell office:value-type="float" office:value="0.968874004338347" calcext:value-type="float">
            <text:p>0.9688740043</text:p>
          </table:table-cell>
          <table:table-cell table:number-columns-repeated="6"/>
        </table:table-row>
        <table:table-row table:style-name="ro1">
          <table:table-cell office:value-type="float" office:value="7.78909" calcext:value-type="float">
            <text:p>7.78909</text:p>
          </table:table-cell>
          <table:table-cell office:value-type="float" office:value="6.76712" calcext:value-type="float">
            <text:p>6.767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177]" office:value-type="float" office:value="7.78909" calcext:value-type="float">
            <text:p>7.78909</text:p>
          </table:table-cell>
          <table:table-cell table:style-name="ce22" table:formula="of:=[.$B177]" office:value-type="float" office:value="6.76712" calcext:value-type="float">
            <text:p>6.76712</text:p>
          </table:table-cell>
          <table:table-cell office:value-type="float" office:value="2" calcext:value-type="float">
            <text:p>2</text:p>
          </table:table-cell>
          <table:table-cell office:value-type="float" office:value="0.989901844359891" calcext:value-type="float">
            <text:p>0.9899018444</text:p>
          </table:table-cell>
          <table:table-cell table:number-columns-repeated="6"/>
        </table:table-row>
        <table:table-row table:style-name="ro1">
          <table:table-cell office:value-type="float" office:value="-0.4756" calcext:value-type="float">
            <text:p>-0.4756</text:p>
          </table:table-cell>
          <table:table-cell office:value-type="float" office:value="-1.86585" calcext:value-type="float">
            <text:p>-1.865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formula="of:=[.$A178]" office:value-type="float" office:value="-0.4756" calcext:value-type="float">
            <text:p>-0.4756</text:p>
          </table:table-cell>
          <table:table-cell table:style-name="ce19" table:formula="of:=[.$B178]" office:value-type="float" office:value="-1.86585" calcext:value-type="float">
            <text:p>-1.86585</text:p>
          </table:table-cell>
          <table:table-cell office:value-type="float" office:value="1" calcext:value-type="float">
            <text:p>1</text:p>
          </table:table-cell>
          <table:table-cell office:value-type="float" office:value="0.974060226679636" calcext:value-type="float">
            <text:p>0.9740602267</text:p>
          </table:table-cell>
          <table:table-cell table:number-columns-repeated="6"/>
        </table:table-row>
        <table:table-row table:style-name="ro1">
          <table:table-cell office:value-type="float" office:value="6.39438" calcext:value-type="float">
            <text:p>6.39438</text:p>
          </table:table-cell>
          <table:table-cell office:value-type="float" office:value="6.5656" calcext:value-type="float">
            <text:p>6.56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[.$A179]" office:value-type="float" office:value="6.39438" calcext:value-type="float">
            <text:p>6.39438</text:p>
          </table:table-cell>
          <table:table-cell table:style-name="ce30" table:formula="of:=[.$B179]" office:value-type="float" office:value="6.5656" calcext:value-type="float">
            <text:p>6.5656</text:p>
          </table:table-cell>
          <table:table-cell office:value-type="float" office:value="2" calcext:value-type="float">
            <text:p>2</text:p>
          </table:table-cell>
          <table:table-cell office:value-type="float" office:value="0.951841364719886" calcext:value-type="float">
            <text:p>0.9518413647</text:p>
          </table:table-cell>
          <table:table-cell table:number-columns-repeated="6"/>
        </table:table-row>
        <table:table-row table:style-name="ro1">
          <table:table-cell office:value-type="float" office:value="5.69499" calcext:value-type="float">
            <text:p>5.69499</text:p>
          </table:table-cell>
          <table:table-cell office:value-type="float" office:value="14.50086" calcext:value-type="float">
            <text:p>14.500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5" table:formula="of:=[.$A180]" office:value-type="float" office:value="5.69499" calcext:value-type="float">
            <text:p>5.69499</text:p>
          </table:table-cell>
          <table:table-cell table:style-name="ce35" table:formula="of:=[.$B180]" office:value-type="float" office:value="14.50086" calcext:value-type="float">
            <text:p>14.50086</text:p>
          </table:table-cell>
          <table:table-cell office:value-type="float" office:value="0" calcext:value-type="float">
            <text:p>0</text:p>
          </table:table-cell>
          <table:table-cell office:value-type="float" office:value="0.925384940470777" calcext:value-type="float">
            <text:p>0.9253849405</text:p>
          </table:table-cell>
          <table:table-cell table:number-columns-repeated="6"/>
        </table:table-row>
        <table:table-row table:style-name="ro1">
          <table:table-cell office:value-type="float" office:value="6.22333" calcext:value-type="float">
            <text:p>6.22333</text:p>
          </table:table-cell>
          <table:table-cell office:value-type="float" office:value="-0.62022" calcext:value-type="float">
            <text:p>-0.620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6" table:formula="of:=[.$A181]" office:value-type="float" office:value="6.22333" calcext:value-type="float">
            <text:p>6.22333</text:p>
          </table:table-cell>
          <table:table-cell table:style-name="ce36" table:formula="of:=[.$B181]" office:value-type="float" office:value="-0.62022" calcext:value-type="float">
            <text:p>-0.62022</text:p>
          </table:table-cell>
          <table:table-cell office:value-type="float" office:value="1" calcext:value-type="float">
            <text:p>1</text:p>
          </table:table-cell>
          <table:table-cell office:value-type="float" office:value="0.774510283386758" calcext:value-type="float">
            <text:p>0.7745102834</text:p>
          </table:table-cell>
          <table:table-cell table:number-columns-repeated="6"/>
        </table:table-row>
        <table:table-row table:style-name="ro1">
          <table:table-cell office:value-type="float" office:value="-1.18382" calcext:value-type="float">
            <text:p>-1.18382</text:p>
          </table:table-cell>
          <table:table-cell office:value-type="float" office:value="-1.78735" calcext:value-type="float">
            <text:p>-1.787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formula="of:=[.$A182]" office:value-type="float" office:value="-1.18382" calcext:value-type="float">
            <text:p>-1.18382</text:p>
          </table:table-cell>
          <table:table-cell table:style-name="ce19" table:formula="of:=[.$B182]" office:value-type="float" office:value="-1.78735" calcext:value-type="float">
            <text:p>-1.78735</text:p>
          </table:table-cell>
          <table:table-cell office:value-type="float" office:value="1" calcext:value-type="float">
            <text:p>1</text:p>
          </table:table-cell>
          <table:table-cell office:value-type="float" office:value="0.975818592597707" calcext:value-type="float">
            <text:p>0.9758185926</text:p>
          </table:table-cell>
          <table:table-cell table:number-columns-repeated="6"/>
        </table:table-row>
        <table:table-row table:style-name="ro1">
          <table:table-cell office:value-type="float" office:value="5.78568" calcext:value-type="float">
            <text:p>5.78568</text:p>
          </table:table-cell>
          <table:table-cell office:value-type="float" office:value="-0.55414" calcext:value-type="float">
            <text:p>-0.554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7" table:formula="of:=[.$A183]" office:value-type="float" office:value="5.78568" calcext:value-type="float">
            <text:p>5.78568</text:p>
          </table:table-cell>
          <table:table-cell table:style-name="ce37" table:formula="of:=[.$B183]" office:value-type="float" office:value="-0.55414" calcext:value-type="float">
            <text:p>-0.55414</text:p>
          </table:table-cell>
          <table:table-cell office:value-type="float" office:value="1" calcext:value-type="float">
            <text:p>1</text:p>
          </table:table-cell>
          <table:table-cell office:value-type="float" office:value="0.844925153617926" calcext:value-type="float">
            <text:p>0.8449251536</text:p>
          </table:table-cell>
          <table:table-cell table:number-columns-repeated="6"/>
        </table:table-row>
        <table:table-row table:style-name="ro1">
          <table:table-cell office:value-type="float" office:value="8.67992" calcext:value-type="float">
            <text:p>8.67992</text:p>
          </table:table-cell>
          <table:table-cell office:value-type="float" office:value="-2.23399" calcext:value-type="float">
            <text:p>-2.233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[.$A184]" office:value-type="float" office:value="8.67992" calcext:value-type="float">
            <text:p>8.67992</text:p>
          </table:table-cell>
          <table:table-cell table:style-name="ce30" table:formula="of:=[.$B184]" office:value-type="float" office:value="-2.23399" calcext:value-type="float">
            <text:p>-2.23399</text:p>
          </table:table-cell>
          <table:table-cell office:value-type="float" office:value="2" calcext:value-type="float">
            <text:p>2</text:p>
          </table:table-cell>
          <table:table-cell office:value-type="float" office:value="0.945596466067402" calcext:value-type="float">
            <text:p>0.9455964661</text:p>
          </table:table-cell>
          <table:table-cell table:number-columns-repeated="6"/>
        </table:table-row>
        <table:table-row table:style-name="ro1">
          <table:table-cell office:value-type="float" office:value="-0.05994" calcext:value-type="float">
            <text:p>-0.05994</text:p>
          </table:table-cell>
          <table:table-cell office:value-type="float" office:value="7.08716" calcext:value-type="float">
            <text:p>7.087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85]" office:value-type="float" office:value="-0.05994" calcext:value-type="float">
            <text:p>-0.05994</text:p>
          </table:table-cell>
          <table:table-cell table:formula="of:=[.$B185]" office:value-type="float" office:value="7.08716" calcext:value-type="float">
            <text:p>7.08716</text:p>
          </table:table-cell>
          <table:table-cell office:value-type="float" office:value="0" calcext:value-type="float">
            <text:p>0</text:p>
          </table:table-cell>
          <table:table-cell office:value-type="float" office:value="0.993335089578344" calcext:value-type="float">
            <text:p>0.9933350896</text:p>
          </table:table-cell>
          <table:table-cell table:number-columns-repeated="6"/>
        </table:table-row>
        <table:table-row table:style-name="ro1">
          <table:table-cell office:value-type="float" office:value="10.49901" calcext:value-type="float">
            <text:p>10.49901</text:p>
          </table:table-cell>
          <table:table-cell office:value-type="float" office:value="1.28109" calcext:value-type="float">
            <text:p>1.281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table:formula="of:=[.$A186]" office:value-type="float" office:value="10.49901" calcext:value-type="float">
            <text:p>10.49901</text:p>
          </table:table-cell>
          <table:table-cell table:style-name="ce23" table:formula="of:=[.$B186]" office:value-type="float" office:value="1.28109" calcext:value-type="float">
            <text:p>1.28109</text:p>
          </table:table-cell>
          <table:table-cell office:value-type="float" office:value="2" calcext:value-type="float">
            <text:p>2</text:p>
          </table:table-cell>
          <table:table-cell office:value-type="float" office:value="0.982085076829404" calcext:value-type="float">
            <text:p>0.9820850768</text:p>
          </table:table-cell>
          <table:table-cell table:number-columns-repeated="6"/>
        </table:table-row>
        <table:table-row table:style-name="ro1">
          <table:table-cell office:value-type="float" office:value="11.77221" calcext:value-type="float">
            <text:p>11.77221</text:p>
          </table:table-cell>
          <table:table-cell office:value-type="float" office:value="3.77043" calcext:value-type="float">
            <text:p>3.770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87]" office:value-type="float" office:value="11.77221" calcext:value-type="float">
            <text:p>11.77221</text:p>
          </table:table-cell>
          <table:table-cell table:style-name="ce8" table:formula="of:=[.$B187]" office:value-type="float" office:value="3.77043" calcext:value-type="float">
            <text:p>3.77043</text:p>
          </table:table-cell>
          <table:table-cell office:value-type="float" office:value="2" calcext:value-type="float">
            <text:p>2</text:p>
          </table:table-cell>
          <table:table-cell office:value-type="float" office:value="0.999955673212464" calcext:value-type="float">
            <text:p>0.9999556732</text:p>
          </table:table-cell>
          <table:table-cell table:number-columns-repeated="6"/>
        </table:table-row>
        <table:table-row table:style-name="ro1">
          <table:table-cell office:value-type="float" office:value="0.99482" calcext:value-type="float">
            <text:p>0.99482</text:p>
          </table:table-cell>
          <table:table-cell office:value-type="float" office:value="23.31258" calcext:value-type="float">
            <text:p>23.312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88]" office:value-type="float" office:value="0.99482" calcext:value-type="float">
            <text:p>0.99482</text:p>
          </table:table-cell>
          <table:table-cell table:formula="of:=[.$B188]" office:value-type="float" office:value="23.31258" calcext:value-type="float">
            <text:p>23.31258</text:p>
          </table:table-cell>
          <table:table-cell office:value-type="float" office:value="0" calcext:value-type="float">
            <text:p>0</text:p>
          </table:table-cell>
          <table:table-cell office:value-type="float" office:value="0.999999959583131" calcext:value-type="float">
            <text:p>0.9999999596</text:p>
          </table:table-cell>
          <table:table-cell table:number-columns-repeated="6"/>
        </table:table-row>
        <table:table-row table:style-name="ro1">
          <table:table-cell office:value-type="float" office:value="5.34341" calcext:value-type="float">
            <text:p>5.34341</text:p>
          </table:table-cell>
          <table:table-cell office:value-type="float" office:value="14.8862" calcext:value-type="float">
            <text:p>14.88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8" table:formula="of:=[.$A189]" office:value-type="float" office:value="5.34341" calcext:value-type="float">
            <text:p>5.34341</text:p>
          </table:table-cell>
          <table:table-cell table:style-name="ce38" table:formula="of:=[.$B189]" office:value-type="float" office:value="14.8862" calcext:value-type="float">
            <text:p>14.8862</text:p>
          </table:table-cell>
          <table:table-cell office:value-type="float" office:value="0" calcext:value-type="float">
            <text:p>0</text:p>
          </table:table-cell>
          <table:table-cell office:value-type="float" office:value="0.962584008085648" calcext:value-type="float">
            <text:p>0.9625840081</text:p>
          </table:table-cell>
          <table:table-cell table:number-columns-repeated="6"/>
        </table:table-row>
        <table:table-row table:style-name="ro1">
          <table:table-cell office:value-type="float" office:value="-1.51415" calcext:value-type="float">
            <text:p>-1.51415</text:p>
          </table:table-cell>
          <table:table-cell office:value-type="float" office:value="4.41595" calcext:value-type="float">
            <text:p>4.415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0]" office:value-type="float" office:value="-1.51415" calcext:value-type="float">
            <text:p>-1.51415</text:p>
          </table:table-cell>
          <table:table-cell table:formula="of:=[.$B190]" office:value-type="float" office:value="4.41595" calcext:value-type="float">
            <text:p>4.41595</text:p>
          </table:table-cell>
          <table:table-cell office:value-type="float" office:value="0" calcext:value-type="float">
            <text:p>0</text:p>
          </table:table-cell>
          <table:table-cell office:value-type="float" office:value="0.993539858008615" calcext:value-type="float">
            <text:p>0.993539858</text:p>
          </table:table-cell>
          <table:table-cell table:number-columns-repeated="6"/>
        </table:table-row>
        <table:table-row table:style-name="ro1">
          <table:table-cell office:value-type="float" office:value="4.77231" calcext:value-type="float">
            <text:p>4.77231</text:p>
          </table:table-cell>
          <table:table-cell office:value-type="float" office:value="1.05135" calcext:value-type="float">
            <text:p>1.051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9" table:formula="of:=[.$A191]" office:value-type="float" office:value="4.77231" calcext:value-type="float">
            <text:p>4.77231</text:p>
          </table:table-cell>
          <table:table-cell table:style-name="ce39" table:formula="of:=[.$B191]" office:value-type="float" office:value="1.05135" calcext:value-type="float">
            <text:p>1.05135</text:p>
          </table:table-cell>
          <table:table-cell office:value-type="float" office:value="1" calcext:value-type="float">
            <text:p>1</text:p>
          </table:table-cell>
          <table:table-cell office:value-type="float" office:value="0.877830305653691" calcext:value-type="float">
            <text:p>0.8778303057</text:p>
          </table:table-cell>
          <table:table-cell table:number-columns-repeated="6"/>
        </table:table-row>
        <table:table-row table:style-name="ro1">
          <table:table-cell office:value-type="float" office:value="-9.19748" calcext:value-type="float">
            <text:p>-9.19748</text:p>
          </table:table-cell>
          <table:table-cell office:value-type="float" office:value="10.87886" calcext:value-type="float">
            <text:p>10.878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2]" office:value-type="float" office:value="-9.19748" calcext:value-type="float">
            <text:p>-9.19748</text:p>
          </table:table-cell>
          <table:table-cell table:formula="of:=[.$B192]" office:value-type="float" office:value="10.87886" calcext:value-type="float">
            <text:p>10.87886</text:p>
          </table:table-cell>
          <table:table-cell office:value-type="float" office:value="0" calcext:value-type="float">
            <text:p>0</text:p>
          </table:table-cell>
          <table:table-cell office:value-type="float" office:value="0.999999983946424" calcext:value-type="float">
            <text:p>0.9999999839</text:p>
          </table:table-cell>
          <table:table-cell table:number-columns-repeated="6"/>
        </table:table-row>
        <table:table-row table:style-name="ro1">
          <table:table-cell office:value-type="float" office:value="10.12272" calcext:value-type="float">
            <text:p>10.12272</text:p>
          </table:table-cell>
          <table:table-cell office:value-type="float" office:value="3.52982" calcext:value-type="float">
            <text:p>3.529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193]" office:value-type="float" office:value="10.12272" calcext:value-type="float">
            <text:p>10.12272</text:p>
          </table:table-cell>
          <table:table-cell table:style-name="ce8" table:formula="of:=[.$B193]" office:value-type="float" office:value="3.52982" calcext:value-type="float">
            <text:p>3.52982</text:p>
          </table:table-cell>
          <table:table-cell office:value-type="float" office:value="2" calcext:value-type="float">
            <text:p>2</text:p>
          </table:table-cell>
          <table:table-cell office:value-type="float" office:value="0.999641936081802" calcext:value-type="float">
            <text:p>0.9996419361</text:p>
          </table:table-cell>
          <table:table-cell table:number-columns-repeated="6"/>
        </table:table-row>
        <table:table-row table:style-name="ro1">
          <table:table-cell office:value-type="float" office:value="1.49248" calcext:value-type="float">
            <text:p>1.49248</text:p>
          </table:table-cell>
          <table:table-cell office:value-type="float" office:value="-0.14737" calcext:value-type="float">
            <text:p>-0.147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94]" office:value-type="float" office:value="1.49248" calcext:value-type="float">
            <text:p>1.49248</text:p>
          </table:table-cell>
          <table:table-cell table:style-name="ce7" table:formula="of:=[.$B194]" office:value-type="float" office:value="-0.14737" calcext:value-type="float">
            <text:p>-0.14737</text:p>
          </table:table-cell>
          <table:table-cell office:value-type="float" office:value="1" calcext:value-type="float">
            <text:p>1</text:p>
          </table:table-cell>
          <table:table-cell office:value-type="float" office:value="0.990930454738215" calcext:value-type="float">
            <text:p>0.9909304547</text:p>
          </table:table-cell>
          <table:table-cell table:number-columns-repeated="6"/>
        </table:table-row>
        <table:table-row table:style-name="ro1">
          <table:table-cell office:value-type="float" office:value="-7.92299" calcext:value-type="float">
            <text:p>-7.92299</text:p>
          </table:table-cell>
          <table:table-cell office:value-type="float" office:value="17.00979" calcext:value-type="float">
            <text:p>17.0097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5]" office:value-type="float" office:value="-7.92299" calcext:value-type="float">
            <text:p>-7.92299</text:p>
          </table:table-cell>
          <table:table-cell table:formula="of:=[.$B195]" office:value-type="float" office:value="17.00979" calcext:value-type="float">
            <text:p>17.00979</text:p>
          </table:table-cell>
          <table:table-cell office:value-type="float" office:value="0" calcext:value-type="float">
            <text:p>0</text:p>
          </table:table-cell>
          <table:table-cell office:value-type="float" office:value="0.999999999279644" calcext:value-type="float">
            <text:p>0.9999999993</text:p>
          </table:table-cell>
          <table:table-cell table:number-columns-repeated="6"/>
        </table:table-row>
        <table:table-row table:style-name="ro1">
          <table:table-cell office:value-type="float" office:value="-4.00871" calcext:value-type="float">
            <text:p>-4.00871</text:p>
          </table:table-cell>
          <table:table-cell office:value-type="float" office:value="24.84396" calcext:value-type="float">
            <text:p>24.843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6]" office:value-type="float" office:value="-4.00871" calcext:value-type="float">
            <text:p>-4.00871</text:p>
          </table:table-cell>
          <table:table-cell table:formula="of:=[.$B196]" office:value-type="float" office:value="24.84396" calcext:value-type="float">
            <text:p>24.84396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85879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.94747" calcext:value-type="float">
            <text:p>5.94747</text:p>
          </table:table-cell>
          <table:table-cell office:value-type="float" office:value="11.02971" calcext:value-type="float">
            <text:p>11.029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0" table:formula="of:=[.$A197]" office:value-type="float" office:value="5.94747" calcext:value-type="float">
            <text:p>5.94747</text:p>
          </table:table-cell>
          <table:table-cell table:style-name="ce40" table:formula="of:=[.$B197]" office:value-type="float" office:value="11.02971" calcext:value-type="float">
            <text:p>11.02971</text:p>
          </table:table-cell>
          <table:table-cell office:value-type="float" office:value="2" calcext:value-type="float">
            <text:p>2</text:p>
          </table:table-cell>
          <table:table-cell office:value-type="float" office:value="0.552204232731765" calcext:value-type="float">
            <text:p>0.5522042327</text:p>
          </table:table-cell>
          <table:table-cell table:number-columns-repeated="6"/>
        </table:table-row>
        <table:table-row table:style-name="ro1">
          <table:table-cell office:value-type="float" office:value="1.81171" calcext:value-type="float">
            <text:p>1.81171</text:p>
          </table:table-cell>
          <table:table-cell office:value-type="float" office:value="0.36831" calcext:value-type="float">
            <text:p>0.368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198]" office:value-type="float" office:value="1.81171" calcext:value-type="float">
            <text:p>1.81171</text:p>
          </table:table-cell>
          <table:table-cell table:style-name="ce7" table:formula="of:=[.$B198]" office:value-type="float" office:value="0.36831" calcext:value-type="float">
            <text:p>0.36831</text:p>
          </table:table-cell>
          <table:table-cell office:value-type="float" office:value="1" calcext:value-type="float">
            <text:p>1</text:p>
          </table:table-cell>
          <table:table-cell office:value-type="float" office:value="0.988404078243786" calcext:value-type="float">
            <text:p>0.9884040782</text:p>
          </table:table-cell>
          <table:table-cell table:number-columns-repeated="6"/>
        </table:table-row>
        <table:table-row table:style-name="ro1">
          <table:table-cell office:value-type="float" office:value="7.45234" calcext:value-type="float">
            <text:p>7.45234</text:p>
          </table:table-cell>
          <table:table-cell office:value-type="float" office:value="10.52398" calcext:value-type="float">
            <text:p>10.523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1" table:formula="of:=[.$A199]" office:value-type="float" office:value="7.45234" calcext:value-type="float">
            <text:p>7.45234</text:p>
          </table:table-cell>
          <table:table-cell table:style-name="ce41" table:formula="of:=[.$B199]" office:value-type="float" office:value="10.52398" calcext:value-type="float">
            <text:p>10.52398</text:p>
          </table:table-cell>
          <table:table-cell office:value-type="float" office:value="2" calcext:value-type="float">
            <text:p>2</text:p>
          </table:table-cell>
          <table:table-cell office:value-type="float" office:value="0.911031772784613" calcext:value-type="float">
            <text:p>0.9110317728</text:p>
          </table:table-cell>
          <table:table-cell table:number-columns-repeated="6"/>
        </table:table-row>
        <table:table-row table:style-name="ro1">
          <table:table-cell office:value-type="float" office:value="7.03669" calcext:value-type="float">
            <text:p>7.03669</text:p>
          </table:table-cell>
          <table:table-cell office:value-type="float" office:value="1.45918" calcext:value-type="float">
            <text:p>1.459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2" table:formula="of:=[.$A200]" office:value-type="float" office:value="7.03669" calcext:value-type="float">
            <text:p>7.03669</text:p>
          </table:table-cell>
          <table:table-cell table:style-name="ce42" table:formula="of:=[.$B200]" office:value-type="float" office:value="1.45918" calcext:value-type="float">
            <text:p>1.45918</text:p>
          </table:table-cell>
          <table:table-cell office:value-type="float" office:value="2" calcext:value-type="float">
            <text:p>2</text:p>
          </table:table-cell>
          <table:table-cell office:value-type="float" office:value="0.692661581447596" calcext:value-type="float">
            <text:p>0.6926615814</text:p>
          </table:table-cell>
          <table:table-cell table:number-columns-repeated="6"/>
        </table:table-row>
        <table:table-row table:style-name="ro1">
          <table:table-cell office:value-type="float" office:value="4.55199" calcext:value-type="float">
            <text:p>4.55199</text:p>
          </table:table-cell>
          <table:table-cell office:value-type="float" office:value="3.5628" calcext:value-type="float">
            <text:p>3.56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3" table:formula="of:=[.$A201]" office:value-type="float" office:value="4.55199" calcext:value-type="float">
            <text:p>4.55199</text:p>
          </table:table-cell>
          <table:table-cell table:style-name="ce43" table:formula="of:=[.$B201]" office:value-type="float" office:value="3.5628" calcext:value-type="float">
            <text:p>3.5628</text:p>
          </table:table-cell>
          <table:table-cell office:value-type="float" office:value="2" calcext:value-type="float">
            <text:p>2</text:p>
          </table:table-cell>
          <table:table-cell office:value-type="float" office:value="0.82200699977445" calcext:value-type="float">
            <text:p>0.8220069998</text:p>
          </table:table-cell>
          <table:table-cell table:number-columns-repeated="6"/>
        </table:table-row>
        <table:table-row table:style-name="ro1">
          <table:table-cell office:value-type="float" office:value="-4.05806" calcext:value-type="float">
            <text:p>-4.05806</text:p>
          </table:table-cell>
          <table:table-cell office:value-type="float" office:value="16.26388" calcext:value-type="float">
            <text:p>16.263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02]" office:value-type="float" office:value="-4.05806" calcext:value-type="float">
            <text:p>-4.05806</text:p>
          </table:table-cell>
          <table:table-cell table:formula="of:=[.$B202]" office:value-type="float" office:value="16.26388" calcext:value-type="float">
            <text:p>16.26388</text:p>
          </table:table-cell>
          <table:table-cell office:value-type="float" office:value="0" calcext:value-type="float">
            <text:p>0</text:p>
          </table:table-cell>
          <table:table-cell office:value-type="float" office:value="0.999999852664263" calcext:value-type="float">
            <text:p>0.9999998527</text:p>
          </table:table-cell>
          <table:table-cell table:number-columns-repeated="6"/>
        </table:table-row>
        <table:table-row table:style-name="ro1">
          <table:table-cell office:value-type="float" office:value="0.03718" calcext:value-type="float">
            <text:p>0.03718</text:p>
          </table:table-cell>
          <table:table-cell office:value-type="float" office:value="1.78718" calcext:value-type="float">
            <text:p>1.787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[.$A203]" office:value-type="float" office:value="0.03718" calcext:value-type="float">
            <text:p>0.03718</text:p>
          </table:table-cell>
          <table:table-cell table:style-name="ce1" table:formula="of:=[.$B203]" office:value-type="float" office:value="1.78718" calcext:value-type="float">
            <text:p>1.78718</text:p>
          </table:table-cell>
          <table:table-cell office:value-type="float" office:value="1" calcext:value-type="float">
            <text:p>1</text:p>
          </table:table-cell>
          <table:table-cell office:value-type="float" office:value="0.937565434621273" calcext:value-type="float">
            <text:p>0.9375654346</text:p>
          </table:table-cell>
          <table:table-cell table:number-columns-repeated="6"/>
        </table:table-row>
        <table:table-row table:style-name="ro1">
          <table:table-cell office:value-type="float" office:value="2.10733" calcext:value-type="float">
            <text:p>2.10733</text:p>
          </table:table-cell>
          <table:table-cell office:value-type="float" office:value="2.06185" calcext:value-type="float">
            <text:p>2.061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 table:formula="of:=[.$A204]" office:value-type="float" office:value="2.10733" calcext:value-type="float">
            <text:p>2.10733</text:p>
          </table:table-cell>
          <table:table-cell table:style-name="ce10" table:formula="of:=[.$B204]" office:value-type="float" office:value="2.06185" calcext:value-type="float">
            <text:p>2.06185</text:p>
          </table:table-cell>
          <table:table-cell office:value-type="float" office:value="1" calcext:value-type="float">
            <text:p>1</text:p>
          </table:table-cell>
          <table:table-cell office:value-type="float" office:value="0.885612400839793" calcext:value-type="float">
            <text:p>0.8856124008</text:p>
          </table:table-cell>
          <table:table-cell table:number-columns-repeated="6"/>
        </table:table-row>
        <table:table-row table:style-name="ro1">
          <table:table-cell office:value-type="float" office:value="15.24131" calcext:value-type="float">
            <text:p>15.24131</text:p>
          </table:table-cell>
          <table:table-cell office:value-type="float" office:value="5.73501" calcext:value-type="float">
            <text:p>5.735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05]" office:value-type="float" office:value="15.24131" calcext:value-type="float">
            <text:p>15.24131</text:p>
          </table:table-cell>
          <table:table-cell table:style-name="ce8" table:formula="of:=[.$B205]" office:value-type="float" office:value="5.73501" calcext:value-type="float">
            <text:p>5.73501</text:p>
          </table:table-cell>
          <table:table-cell office:value-type="float" office:value="2" calcext:value-type="float">
            <text:p>2</text:p>
          </table:table-cell>
          <table:table-cell office:value-type="float" office:value="0.999999129290226" calcext:value-type="float">
            <text:p>0.9999991293</text:p>
          </table:table-cell>
          <table:table-cell table:number-columns-repeated="6"/>
        </table:table-row>
        <table:table-row table:style-name="ro1">
          <table:table-cell office:value-type="float" office:value="-3.5643" calcext:value-type="float">
            <text:p>-3.5643</text:p>
          </table:table-cell>
          <table:table-cell office:value-type="float" office:value="-2.20709" calcext:value-type="float">
            <text:p>-2.207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4" table:formula="of:=[.$A206]" office:value-type="float" office:value="-3.5643" calcext:value-type="float">
            <text:p>-3.5643</text:p>
          </table:table-cell>
          <table:table-cell table:style-name="ce44" table:formula="of:=[.$B206]" office:value-type="float" office:value="-2.20709" calcext:value-type="float">
            <text:p>-2.20709</text:p>
          </table:table-cell>
          <table:table-cell office:value-type="float" office:value="1" calcext:value-type="float">
            <text:p>1</text:p>
          </table:table-cell>
          <table:table-cell office:value-type="float" office:value="0.950156734522523" calcext:value-type="float">
            <text:p>0.9501567345</text:p>
          </table:table-cell>
          <table:table-cell table:number-columns-repeated="6"/>
        </table:table-row>
        <table:table-row table:style-name="ro1">
          <table:table-cell office:value-type="float" office:value="10.10528" calcext:value-type="float">
            <text:p>10.10528</text:p>
          </table:table-cell>
          <table:table-cell office:value-type="float" office:value="-0.00739" calcext:value-type="float">
            <text:p>-0.007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5" table:formula="of:=[.$A207]" office:value-type="float" office:value="10.10528" calcext:value-type="float">
            <text:p>10.10528</text:p>
          </table:table-cell>
          <table:table-cell table:style-name="ce45" table:formula="of:=[.$B207]" office:value-type="float" office:value="-0.00739" calcext:value-type="float">
            <text:p>-0.00739</text:p>
          </table:table-cell>
          <table:table-cell office:value-type="float" office:value="2" calcext:value-type="float">
            <text:p>2</text:p>
          </table:table-cell>
          <table:table-cell office:value-type="float" office:value="0.931691006683942" calcext:value-type="float">
            <text:p>0.9316910067</text:p>
          </table:table-cell>
          <table:table-cell table:number-columns-repeated="6"/>
        </table:table-row>
        <table:table-row table:style-name="ro1">
          <table:table-cell office:value-type="float" office:value="1.05114" calcext:value-type="float">
            <text:p>1.05114</text:p>
          </table:table-cell>
          <table:table-cell office:value-type="float" office:value="-0.67081" calcext:value-type="float">
            <text:p>-0.670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08]" office:value-type="float" office:value="1.05114" calcext:value-type="float">
            <text:p>1.05114</text:p>
          </table:table-cell>
          <table:table-cell table:style-name="ce7" table:formula="of:=[.$B208]" office:value-type="float" office:value="-0.67081" calcext:value-type="float">
            <text:p>-0.67081</text:p>
          </table:table-cell>
          <table:table-cell office:value-type="float" office:value="1" calcext:value-type="float">
            <text:p>1</text:p>
          </table:table-cell>
          <table:table-cell office:value-type="float" office:value="0.990870104564378" calcext:value-type="float">
            <text:p>0.9908701046</text:p>
          </table:table-cell>
          <table:table-cell table:number-columns-repeated="6"/>
        </table:table-row>
        <table:table-row table:style-name="ro1">
          <table:table-cell office:value-type="float" office:value="7.32581" calcext:value-type="float">
            <text:p>7.32581</text:p>
          </table:table-cell>
          <table:table-cell office:value-type="float" office:value="9.70212" calcext:value-type="float">
            <text:p>9.702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5" table:formula="of:=[.$A209]" office:value-type="float" office:value="7.32581" calcext:value-type="float">
            <text:p>7.32581</text:p>
          </table:table-cell>
          <table:table-cell table:style-name="ce45" table:formula="of:=[.$B209]" office:value-type="float" office:value="9.70212" calcext:value-type="float">
            <text:p>9.70212</text:p>
          </table:table-cell>
          <table:table-cell office:value-type="float" office:value="2" calcext:value-type="float">
            <text:p>2</text:p>
          </table:table-cell>
          <table:table-cell office:value-type="float" office:value="0.933339369025653" calcext:value-type="float">
            <text:p>0.933339369</text:p>
          </table:table-cell>
          <table:table-cell table:number-columns-repeated="6"/>
        </table:table-row>
        <table:table-row table:style-name="ro1">
          <table:table-cell office:value-type="float" office:value="3.06503" calcext:value-type="float">
            <text:p>3.06503</text:p>
          </table:table-cell>
          <table:table-cell office:value-type="float" office:value="0.44892" calcext:value-type="float">
            <text:p>0.448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210]" office:value-type="float" office:value="3.06503" calcext:value-type="float">
            <text:p>3.06503</text:p>
          </table:table-cell>
          <table:table-cell table:style-name="ce4" table:formula="of:=[.$B210]" office:value-type="float" office:value="0.44892" calcext:value-type="float">
            <text:p>0.44892</text:p>
          </table:table-cell>
          <table:table-cell office:value-type="float" office:value="1" calcext:value-type="float">
            <text:p>1</text:p>
          </table:table-cell>
          <table:table-cell office:value-type="float" office:value="0.980245040471492" calcext:value-type="float">
            <text:p>0.9802450405</text:p>
          </table:table-cell>
          <table:table-cell table:number-columns-repeated="6"/>
        </table:table-row>
        <table:table-row table:style-name="ro1">
          <table:table-cell office:value-type="float" office:value="-0.86725" calcext:value-type="float">
            <text:p>-0.86725</text:p>
          </table:table-cell>
          <table:table-cell office:value-type="float" office:value="12.88822" calcext:value-type="float">
            <text:p>12.888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11]" office:value-type="float" office:value="-0.86725" calcext:value-type="float">
            <text:p>-0.86725</text:p>
          </table:table-cell>
          <table:table-cell table:formula="of:=[.$B211]" office:value-type="float" office:value="12.88822" calcext:value-type="float">
            <text:p>12.88822</text:p>
          </table:table-cell>
          <table:table-cell office:value-type="float" office:value="0" calcext:value-type="float">
            <text:p>0</text:p>
          </table:table-cell>
          <table:table-cell office:value-type="float" office:value="0.999901515278734" calcext:value-type="float">
            <text:p>0.9999015153</text:p>
          </table:table-cell>
          <table:table-cell table:number-columns-repeated="6"/>
        </table:table-row>
        <table:table-row table:style-name="ro1">
          <table:table-cell office:value-type="float" office:value="-2.58165" calcext:value-type="float">
            <text:p>-2.58165</text:p>
          </table:table-cell>
          <table:table-cell office:value-type="float" office:value="-0.23914" calcext:value-type="float">
            <text:p>-0.239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12]" office:value-type="float" office:value="-2.58165" calcext:value-type="float">
            <text:p>-2.58165</text:p>
          </table:table-cell>
          <table:table-cell table:style-name="ce7" table:formula="of:=[.$B212]" office:value-type="float" office:value="-0.23914" calcext:value-type="float">
            <text:p>-0.23914</text:p>
          </table:table-cell>
          <table:table-cell office:value-type="float" office:value="1" calcext:value-type="float">
            <text:p>1</text:p>
          </table:table-cell>
          <table:table-cell office:value-type="float" office:value="0.990196611723418" calcext:value-type="float">
            <text:p>0.9901966117</text:p>
          </table:table-cell>
          <table:table-cell table:number-columns-repeated="6"/>
        </table:table-row>
        <table:table-row table:style-name="ro1">
          <table:table-cell office:value-type="float" office:value="-1.7126" calcext:value-type="float">
            <text:p>-1.7126</text:p>
          </table:table-cell>
          <table:table-cell office:value-type="float" office:value="0.04135" calcext:value-type="float">
            <text:p>0.041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13]" office:value-type="float" office:value="-1.7126" calcext:value-type="float">
            <text:p>-1.7126</text:p>
          </table:table-cell>
          <table:table-cell table:style-name="ce7" table:formula="of:=[.$B213]" office:value-type="float" office:value="0.04135" calcext:value-type="float">
            <text:p>0.04135</text:p>
          </table:table-cell>
          <table:table-cell office:value-type="float" office:value="1" calcext:value-type="float">
            <text:p>1</text:p>
          </table:table-cell>
          <table:table-cell office:value-type="float" office:value="0.990033792732237" calcext:value-type="float">
            <text:p>0.9900337927</text:p>
          </table:table-cell>
          <table:table-cell table:number-columns-repeated="6"/>
        </table:table-row>
        <table:table-row table:style-name="ro1">
          <table:table-cell office:value-type="float" office:value="-3.07193" calcext:value-type="float">
            <text:p>-3.07193</text:p>
          </table:table-cell>
          <table:table-cell office:value-type="float" office:value="-0.56788" calcext:value-type="float">
            <text:p>-0.567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14]" office:value-type="float" office:value="-3.07193" calcext:value-type="float">
            <text:p>-3.07193</text:p>
          </table:table-cell>
          <table:table-cell table:style-name="ce7" table:formula="of:=[.$B214]" office:value-type="float" office:value="-0.56788" calcext:value-type="float">
            <text:p>-0.56788</text:p>
          </table:table-cell>
          <table:table-cell office:value-type="float" office:value="1" calcext:value-type="float">
            <text:p>1</text:p>
          </table:table-cell>
          <table:table-cell office:value-type="float" office:value="0.989760700847377" calcext:value-type="float">
            <text:p>0.9897607008</text:p>
          </table:table-cell>
          <table:table-cell table:number-columns-repeated="6"/>
        </table:table-row>
        <table:table-row table:style-name="ro1">
          <table:table-cell office:value-type="float" office:value="0.15966" calcext:value-type="float">
            <text:p>0.15966</text:p>
          </table:table-cell>
          <table:table-cell office:value-type="float" office:value="0.70697" calcext:value-type="float">
            <text:p>0.706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15]" office:value-type="float" office:value="0.15966" calcext:value-type="float">
            <text:p>0.15966</text:p>
          </table:table-cell>
          <table:table-cell table:style-name="ce7" table:formula="of:=[.$B215]" office:value-type="float" office:value="0.70697" calcext:value-type="float">
            <text:p>0.70697</text:p>
          </table:table-cell>
          <table:table-cell office:value-type="float" office:value="1" calcext:value-type="float">
            <text:p>1</text:p>
          </table:table-cell>
          <table:table-cell office:value-type="float" office:value="0.986163570611747" calcext:value-type="float">
            <text:p>0.9861635706</text:p>
          </table:table-cell>
          <table:table-cell table:number-columns-repeated="6"/>
        </table:table-row>
        <table:table-row table:style-name="ro1">
          <table:table-cell office:value-type="float" office:value="14.50289" calcext:value-type="float">
            <text:p>14.50289</text:p>
          </table:table-cell>
          <table:table-cell office:value-type="float" office:value="3.55099" calcext:value-type="float">
            <text:p>3.550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16]" office:value-type="float" office:value="14.50289" calcext:value-type="float">
            <text:p>14.50289</text:p>
          </table:table-cell>
          <table:table-cell table:style-name="ce8" table:formula="of:=[.$B216]" office:value-type="float" office:value="3.55099" calcext:value-type="float">
            <text:p>3.55099</text:p>
          </table:table-cell>
          <table:table-cell office:value-type="float" office:value="2" calcext:value-type="float">
            <text:p>2</text:p>
          </table:table-cell>
          <table:table-cell office:value-type="float" office:value="0.99999675199535" calcext:value-type="float">
            <text:p>0.999996752</text:p>
          </table:table-cell>
          <table:table-cell table:number-columns-repeated="6"/>
        </table:table-row>
        <table:table-row table:style-name="ro1">
          <table:table-cell office:value-type="float" office:value="9.09975" calcext:value-type="float">
            <text:p>9.09975</text:p>
          </table:table-cell>
          <table:table-cell office:value-type="float" office:value="4.02945" calcext:value-type="float">
            <text:p>4.029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17]" office:value-type="float" office:value="9.09975" calcext:value-type="float">
            <text:p>9.09975</text:p>
          </table:table-cell>
          <table:table-cell table:style-name="ce8" table:formula="of:=[.$B217]" office:value-type="float" office:value="4.02945" calcext:value-type="float">
            <text:p>4.02945</text:p>
          </table:table-cell>
          <table:table-cell office:value-type="float" office:value="2" calcext:value-type="float">
            <text:p>2</text:p>
          </table:table-cell>
          <table:table-cell office:value-type="float" office:value="0.999087503803077" calcext:value-type="float">
            <text:p>0.9990875038</text:p>
          </table:table-cell>
          <table:table-cell table:number-columns-repeated="6"/>
        </table:table-row>
        <table:table-row table:style-name="ro1">
          <table:table-cell office:value-type="float" office:value="11.20844" calcext:value-type="float">
            <text:p>11.20844</text:p>
          </table:table-cell>
          <table:table-cell office:value-type="float" office:value="0.80257" calcext:value-type="float">
            <text:p>0.802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218]" office:value-type="float" office:value="11.20844" calcext:value-type="float">
            <text:p>11.20844</text:p>
          </table:table-cell>
          <table:table-cell table:style-name="ce22" table:formula="of:=[.$B218]" office:value-type="float" office:value="0.80257" calcext:value-type="float">
            <text:p>0.80257</text:p>
          </table:table-cell>
          <table:table-cell office:value-type="float" office:value="2" calcext:value-type="float">
            <text:p>2</text:p>
          </table:table-cell>
          <table:table-cell office:value-type="float" office:value="0.98439211799687" calcext:value-type="float">
            <text:p>0.984392118</text:p>
          </table:table-cell>
          <table:table-cell table:number-columns-repeated="6"/>
        </table:table-row>
        <table:table-row table:style-name="ro1">
          <table:table-cell office:value-type="float" office:value="-1.32871" calcext:value-type="float">
            <text:p>-1.32871</text:p>
          </table:table-cell>
          <table:table-cell office:value-type="float" office:value="-0.28035" calcext:value-type="float">
            <text:p>-0.280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19]" office:value-type="float" office:value="-1.32871" calcext:value-type="float">
            <text:p>-1.32871</text:p>
          </table:table-cell>
          <table:table-cell table:style-name="ce7" table:formula="of:=[.$B219]" office:value-type="float" office:value="-0.28035" calcext:value-type="float">
            <text:p>-0.28035</text:p>
          </table:table-cell>
          <table:table-cell office:value-type="float" office:value="1" calcext:value-type="float">
            <text:p>1</text:p>
          </table:table-cell>
          <table:table-cell office:value-type="float" office:value="0.990788542117894" calcext:value-type="float">
            <text:p>0.9907885421</text:p>
          </table:table-cell>
          <table:table-cell table:number-columns-repeated="6"/>
        </table:table-row>
        <table:table-row table:style-name="ro1">
          <table:table-cell office:value-type="float" office:value="11.69409" calcext:value-type="float">
            <text:p>11.69409</text:p>
          </table:table-cell>
          <table:table-cell office:value-type="float" office:value="7.60557" calcext:value-type="float">
            <text:p>7.605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20]" office:value-type="float" office:value="11.69409" calcext:value-type="float">
            <text:p>11.69409</text:p>
          </table:table-cell>
          <table:table-cell table:style-name="ce8" table:formula="of:=[.$B220]" office:value-type="float" office:value="7.60557" calcext:value-type="float">
            <text:p>7.60557</text:p>
          </table:table-cell>
          <table:table-cell office:value-type="float" office:value="2" calcext:value-type="float">
            <text:p>2</text:p>
          </table:table-cell>
          <table:table-cell office:value-type="float" office:value="0.999868873052212" calcext:value-type="float">
            <text:p>0.9998688731</text:p>
          </table:table-cell>
          <table:table-cell table:number-columns-repeated="6"/>
        </table:table-row>
        <table:table-row table:style-name="ro1">
          <table:table-cell office:value-type="float" office:value="-2.80105" calcext:value-type="float">
            <text:p>-2.80105</text:p>
          </table:table-cell>
          <table:table-cell office:value-type="float" office:value="-0.75084" calcext:value-type="float">
            <text:p>-0.750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21]" office:value-type="float" office:value="-2.80105" calcext:value-type="float">
            <text:p>-2.80105</text:p>
          </table:table-cell>
          <table:table-cell table:style-name="ce7" table:formula="of:=[.$B221]" office:value-type="float" office:value="-0.75084" calcext:value-type="float">
            <text:p>-0.75084</text:p>
          </table:table-cell>
          <table:table-cell office:value-type="float" office:value="1" calcext:value-type="float">
            <text:p>1</text:p>
          </table:table-cell>
          <table:table-cell office:value-type="float" office:value="0.989275083652375" calcext:value-type="float">
            <text:p>0.9892750837</text:p>
          </table:table-cell>
          <table:table-cell table:number-columns-repeated="6"/>
        </table:table-row>
        <table:table-row table:style-name="ro1">
          <table:table-cell office:value-type="float" office:value="12.33687" calcext:value-type="float">
            <text:p>12.33687</text:p>
          </table:table-cell>
          <table:table-cell office:value-type="float" office:value="4.85406" calcext:value-type="float">
            <text:p>4.854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22]" office:value-type="float" office:value="12.33687" calcext:value-type="float">
            <text:p>12.33687</text:p>
          </table:table-cell>
          <table:table-cell table:style-name="ce8" table:formula="of:=[.$B222]" office:value-type="float" office:value="4.85406" calcext:value-type="float">
            <text:p>4.85406</text:p>
          </table:table-cell>
          <table:table-cell office:value-type="float" office:value="2" calcext:value-type="float">
            <text:p>2</text:p>
          </table:table-cell>
          <table:table-cell office:value-type="float" office:value="0.99997825569634" calcext:value-type="float">
            <text:p>0.9999782557</text:p>
          </table:table-cell>
          <table:table-cell table:number-columns-repeated="6"/>
        </table:table-row>
        <table:table-row table:style-name="ro1">
          <table:table-cell office:value-type="float" office:value="8.46363" calcext:value-type="float">
            <text:p>8.46363</text:p>
          </table:table-cell>
          <table:table-cell office:value-type="float" office:value="0.22326" calcext:value-type="float">
            <text:p>0.223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6" table:formula="of:=[.$A223]" office:value-type="float" office:value="8.46363" calcext:value-type="float">
            <text:p>8.46363</text:p>
          </table:table-cell>
          <table:table-cell table:style-name="ce46" table:formula="of:=[.$B223]" office:value-type="float" office:value="0.22326" calcext:value-type="float">
            <text:p>0.22326</text:p>
          </table:table-cell>
          <table:table-cell office:value-type="float" office:value="2" calcext:value-type="float">
            <text:p>2</text:p>
          </table:table-cell>
          <table:table-cell office:value-type="float" office:value="0.744669728229935" calcext:value-type="float">
            <text:p>0.7446697282</text:p>
          </table:table-cell>
          <table:table-cell table:number-columns-repeated="6"/>
        </table:table-row>
        <table:table-row table:style-name="ro1">
          <table:table-cell office:value-type="float" office:value="5.93643" calcext:value-type="float">
            <text:p>5.93643</text:p>
          </table:table-cell>
          <table:table-cell office:value-type="float" office:value="-0.54618" calcext:value-type="float">
            <text:p>-0.546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7" table:formula="of:=[.$A224]" office:value-type="float" office:value="5.93643" calcext:value-type="float">
            <text:p>5.93643</text:p>
          </table:table-cell>
          <table:table-cell table:style-name="ce47" table:formula="of:=[.$B224]" office:value-type="float" office:value="-0.54618" calcext:value-type="float">
            <text:p>-0.54618</text:p>
          </table:table-cell>
          <table:table-cell office:value-type="float" office:value="1" calcext:value-type="float">
            <text:p>1</text:p>
          </table:table-cell>
          <table:table-cell office:value-type="float" office:value="0.824182963692457" calcext:value-type="float">
            <text:p>0.8241829637</text:p>
          </table:table-cell>
          <table:table-cell table:number-columns-repeated="6"/>
        </table:table-row>
        <table:table-row table:style-name="ro1">
          <table:table-cell office:value-type="float" office:value="-2.31631" calcext:value-type="float">
            <text:p>-2.31631</text:p>
          </table:table-cell>
          <table:table-cell office:value-type="float" office:value="23.45435" calcext:value-type="float">
            <text:p>23.454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25]" office:value-type="float" office:value="-2.31631" calcext:value-type="float">
            <text:p>-2.31631</text:p>
          </table:table-cell>
          <table:table-cell table:formula="of:=[.$B225]" office:value-type="float" office:value="23.45435" calcext:value-type="float">
            <text:p>23.45435</text:p>
          </table:table-cell>
          <table:table-cell office:value-type="float" office:value="0" calcext:value-type="float">
            <text:p>0</text:p>
          </table:table-cell>
          <table:table-cell office:value-type="float" office:value="0.99999999937146" calcext:value-type="float">
            <text:p>0.9999999994</text:p>
          </table:table-cell>
          <table:table-cell table:number-columns-repeated="6"/>
        </table:table-row>
        <table:table-row table:style-name="ro1">
          <table:table-cell office:value-type="float" office:value="9.659" calcext:value-type="float">
            <text:p>9.659</text:p>
          </table:table-cell>
          <table:table-cell office:value-type="float" office:value="5.03996" calcext:value-type="float">
            <text:p>5.039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26]" office:value-type="float" office:value="9.659" calcext:value-type="float">
            <text:p>9.659</text:p>
          </table:table-cell>
          <table:table-cell table:style-name="ce8" table:formula="of:=[.$B226]" office:value-type="float" office:value="5.03996" calcext:value-type="float">
            <text:p>5.03996</text:p>
          </table:table-cell>
          <table:table-cell office:value-type="float" office:value="2" calcext:value-type="float">
            <text:p>2</text:p>
          </table:table-cell>
          <table:table-cell office:value-type="float" office:value="0.999421500994263" calcext:value-type="float">
            <text:p>0.999421501</text:p>
          </table:table-cell>
          <table:table-cell table:number-columns-repeated="6"/>
        </table:table-row>
        <table:table-row table:style-name="ro1">
          <table:table-cell office:value-type="float" office:value="5.98391" calcext:value-type="float">
            <text:p>5.98391</text:p>
          </table:table-cell>
          <table:table-cell office:value-type="float" office:value="3.09292" calcext:value-type="float">
            <text:p>3.092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8" table:formula="of:=[.$A227]" office:value-type="float" office:value="5.98391" calcext:value-type="float">
            <text:p>5.98391</text:p>
          </table:table-cell>
          <table:table-cell table:style-name="ce48" table:formula="of:=[.$B227]" office:value-type="float" office:value="3.09292" calcext:value-type="float">
            <text:p>3.09292</text:p>
          </table:table-cell>
          <table:table-cell office:value-type="float" office:value="2" calcext:value-type="float">
            <text:p>2</text:p>
          </table:table-cell>
          <table:table-cell office:value-type="float" office:value="0.940149295978655" calcext:value-type="float">
            <text:p>0.940149296</text:p>
          </table:table-cell>
          <table:table-cell table:number-columns-repeated="6"/>
        </table:table-row>
        <table:table-row table:style-name="ro1">
          <table:table-cell office:value-type="float" office:value="16.45203" calcext:value-type="float">
            <text:p>16.45203</text:p>
          </table:table-cell>
          <table:table-cell office:value-type="float" office:value="3.71482" calcext:value-type="float">
            <text:p>3.714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28]" office:value-type="float" office:value="16.45203" calcext:value-type="float">
            <text:p>16.45203</text:p>
          </table:table-cell>
          <table:table-cell table:style-name="ce8" table:formula="of:=[.$B228]" office:value-type="float" office:value="3.71482" calcext:value-type="float">
            <text:p>3.71482</text:p>
          </table:table-cell>
          <table:table-cell office:value-type="float" office:value="2" calcext:value-type="float">
            <text:p>2</text:p>
          </table:table-cell>
          <table:table-cell office:value-type="float" office:value="0.999999674601166" calcext:value-type="float">
            <text:p>0.9999996746</text:p>
          </table:table-cell>
          <table:table-cell table:number-columns-repeated="6"/>
        </table:table-row>
        <table:table-row table:style-name="ro1">
          <table:table-cell office:value-type="float" office:value="-1.88806" calcext:value-type="float">
            <text:p>-1.88806</text:p>
          </table:table-cell>
          <table:table-cell office:value-type="float" office:value="0.43432" calcext:value-type="float">
            <text:p>0.43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29]" office:value-type="float" office:value="-1.88806" calcext:value-type="float">
            <text:p>-1.88806</text:p>
          </table:table-cell>
          <table:table-cell table:style-name="ce7" table:formula="of:=[.$B229]" office:value-type="float" office:value="0.43432" calcext:value-type="float">
            <text:p>0.43432</text:p>
          </table:table-cell>
          <table:table-cell office:value-type="float" office:value="1" calcext:value-type="float">
            <text:p>1</text:p>
          </table:table-cell>
          <table:table-cell office:value-type="float" office:value="0.987725376201114" calcext:value-type="float">
            <text:p>0.9877253762</text:p>
          </table:table-cell>
          <table:table-cell table:number-columns-repeated="6"/>
        </table:table-row>
        <table:table-row table:style-name="ro1">
          <table:table-cell office:value-type="float" office:value="1.82378" calcext:value-type="float">
            <text:p>1.82378</text:p>
          </table:table-cell>
          <table:table-cell office:value-type="float" office:value="-0.47209" calcext:value-type="float">
            <text:p>-0.472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30]" office:value-type="float" office:value="1.82378" calcext:value-type="float">
            <text:p>1.82378</text:p>
          </table:table-cell>
          <table:table-cell table:style-name="ce7" table:formula="of:=[.$B230]" office:value-type="float" office:value="-0.47209" calcext:value-type="float">
            <text:p>-0.47209</text:p>
          </table:table-cell>
          <table:table-cell office:value-type="float" office:value="1" calcext:value-type="float">
            <text:p>1</text:p>
          </table:table-cell>
          <table:table-cell office:value-type="float" office:value="0.990412717835451" calcext:value-type="float">
            <text:p>0.9904127178</text:p>
          </table:table-cell>
          <table:table-cell table:number-columns-repeated="6"/>
        </table:table-row>
        <table:table-row table:style-name="ro1">
          <table:table-cell office:value-type="float" office:value="-1.02816" calcext:value-type="float">
            <text:p>-1.02816</text:p>
          </table:table-cell>
          <table:table-cell office:value-type="float" office:value="22.36473" calcext:value-type="float">
            <text:p>22.364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1]" office:value-type="float" office:value="-1.02816" calcext:value-type="float">
            <text:p>-1.02816</text:p>
          </table:table-cell>
          <table:table-cell table:formula="of:=[.$B231]" office:value-type="float" office:value="22.36473" calcext:value-type="float">
            <text:p>22.36473</text:p>
          </table:table-cell>
          <table:table-cell office:value-type="float" office:value="0" calcext:value-type="float">
            <text:p>0</text:p>
          </table:table-cell>
          <table:table-cell office:value-type="float" office:value="0.999999988998902" calcext:value-type="float">
            <text:p>0.999999989</text:p>
          </table:table-cell>
          <table:table-cell table:number-columns-repeated="6"/>
        </table:table-row>
        <table:table-row table:style-name="ro1">
          <table:table-cell office:value-type="float" office:value="-4.36706" calcext:value-type="float">
            <text:p>-4.36706</text:p>
          </table:table-cell>
          <table:table-cell office:value-type="float" office:value="13.20616" calcext:value-type="float">
            <text:p>13.206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2]" office:value-type="float" office:value="-4.36706" calcext:value-type="float">
            <text:p>-4.36706</text:p>
          </table:table-cell>
          <table:table-cell table:formula="of:=[.$B232]" office:value-type="float" office:value="13.20616" calcext:value-type="float">
            <text:p>13.20616</text:p>
          </table:table-cell>
          <table:table-cell office:value-type="float" office:value="0" calcext:value-type="float">
            <text:p>0</text:p>
          </table:table-cell>
          <table:table-cell office:value-type="float" office:value="0.999998842026729" calcext:value-type="float">
            <text:p>0.999998842</text:p>
          </table:table-cell>
          <table:table-cell table:number-columns-repeated="6"/>
        </table:table-row>
        <table:table-row table:style-name="ro1">
          <table:table-cell office:value-type="float" office:value="0.75052" calcext:value-type="float">
            <text:p>0.75052</text:p>
          </table:table-cell>
          <table:table-cell office:value-type="float" office:value="-0.96185" calcext:value-type="float">
            <text:p>-0.961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33]" office:value-type="float" office:value="0.75052" calcext:value-type="float">
            <text:p>0.75052</text:p>
          </table:table-cell>
          <table:table-cell table:style-name="ce7" table:formula="of:=[.$B233]" office:value-type="float" office:value="-0.96185" calcext:value-type="float">
            <text:p>-0.96185</text:p>
          </table:table-cell>
          <table:table-cell office:value-type="float" office:value="1" calcext:value-type="float">
            <text:p>1</text:p>
          </table:table-cell>
          <table:table-cell office:value-type="float" office:value="0.98968842621805" calcext:value-type="float">
            <text:p>0.9896884262</text:p>
          </table:table-cell>
          <table:table-cell table:number-columns-repeated="6"/>
        </table:table-row>
        <table:table-row table:style-name="ro1">
          <table:table-cell office:value-type="float" office:value="1.33395" calcext:value-type="float">
            <text:p>1.33395</text:p>
          </table:table-cell>
          <table:table-cell office:value-type="float" office:value="15.72134" calcext:value-type="float">
            <text:p>15.721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4]" office:value-type="float" office:value="1.33395" calcext:value-type="float">
            <text:p>1.33395</text:p>
          </table:table-cell>
          <table:table-cell table:formula="of:=[.$B234]" office:value-type="float" office:value="15.72134" calcext:value-type="float">
            <text:p>15.72134</text:p>
          </table:table-cell>
          <table:table-cell office:value-type="float" office:value="0" calcext:value-type="float">
            <text:p>0</text:p>
          </table:table-cell>
          <table:table-cell office:value-type="float" office:value="0.99984434332467" calcext:value-type="float">
            <text:p>0.9998443433</text:p>
          </table:table-cell>
          <table:table-cell table:number-columns-repeated="6"/>
        </table:table-row>
        <table:table-row table:style-name="ro1">
          <table:table-cell office:value-type="float" office:value="-2.75794" calcext:value-type="float">
            <text:p>-2.75794</text:p>
          </table:table-cell>
          <table:table-cell office:value-type="float" office:value="7.36439" calcext:value-type="float">
            <text:p>7.364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5]" office:value-type="float" office:value="-2.75794" calcext:value-type="float">
            <text:p>-2.75794</text:p>
          </table:table-cell>
          <table:table-cell table:formula="of:=[.$B235]" office:value-type="float" office:value="7.36439" calcext:value-type="float">
            <text:p>7.36439</text:p>
          </table:table-cell>
          <table:table-cell office:value-type="float" office:value="0" calcext:value-type="float">
            <text:p>0</text:p>
          </table:table-cell>
          <table:table-cell office:value-type="float" office:value="0.999768873114525" calcext:value-type="float">
            <text:p>0.9997688731</text:p>
          </table:table-cell>
          <table:table-cell table:number-columns-repeated="6"/>
        </table:table-row>
        <table:table-row table:style-name="ro1">
          <table:table-cell office:value-type="float" office:value="12.66525" calcext:value-type="float">
            <text:p>12.66525</text:p>
          </table:table-cell>
          <table:table-cell office:value-type="float" office:value="6.91539" calcext:value-type="float">
            <text:p>6.915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36]" office:value-type="float" office:value="12.66525" calcext:value-type="float">
            <text:p>12.66525</text:p>
          </table:table-cell>
          <table:table-cell table:style-name="ce8" table:formula="of:=[.$B236]" office:value-type="float" office:value="6.91539" calcext:value-type="float">
            <text:p>6.91539</text:p>
          </table:table-cell>
          <table:table-cell office:value-type="float" office:value="2" calcext:value-type="float">
            <text:p>2</text:p>
          </table:table-cell>
          <table:table-cell office:value-type="float" office:value="0.99996965159437" calcext:value-type="float">
            <text:p>0.9999696516</text:p>
          </table:table-cell>
          <table:table-cell table:number-columns-repeated="6"/>
        </table:table-row>
        <table:table-row table:style-name="ro1">
          <table:table-cell office:value-type="float" office:value="0.18752" calcext:value-type="float">
            <text:p>0.18752</text:p>
          </table:table-cell>
          <table:table-cell office:value-type="float" office:value="9.16672" calcext:value-type="float">
            <text:p>9.166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7]" office:value-type="float" office:value="0.18752" calcext:value-type="float">
            <text:p>0.18752</text:p>
          </table:table-cell>
          <table:table-cell table:formula="of:=[.$B237]" office:value-type="float" office:value="9.16672" calcext:value-type="float">
            <text:p>9.16672</text:p>
          </table:table-cell>
          <table:table-cell office:value-type="float" office:value="0" calcext:value-type="float">
            <text:p>0</text:p>
          </table:table-cell>
          <table:table-cell office:value-type="float" office:value="0.996591806393976" calcext:value-type="float">
            <text:p>0.9965918064</text:p>
          </table:table-cell>
          <table:table-cell table:number-columns-repeated="6"/>
        </table:table-row>
        <table:table-row table:style-name="ro1">
          <table:table-cell office:value-type="float" office:value="13.38157" calcext:value-type="float">
            <text:p>13.38157</text:p>
          </table:table-cell>
          <table:table-cell office:value-type="float" office:value="3.58043" calcext:value-type="float">
            <text:p>3.580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38]" office:value-type="float" office:value="13.38157" calcext:value-type="float">
            <text:p>13.38157</text:p>
          </table:table-cell>
          <table:table-cell table:style-name="ce8" table:formula="of:=[.$B238]" office:value-type="float" office:value="3.58043" calcext:value-type="float">
            <text:p>3.58043</text:p>
          </table:table-cell>
          <table:table-cell office:value-type="float" office:value="2" calcext:value-type="float">
            <text:p>2</text:p>
          </table:table-cell>
          <table:table-cell office:value-type="float" office:value="0.999990262400617" calcext:value-type="float">
            <text:p>0.9999902624</text:p>
          </table:table-cell>
          <table:table-cell table:number-columns-repeated="6"/>
        </table:table-row>
        <table:table-row table:style-name="ro1">
          <table:table-cell office:value-type="float" office:value="9.05593" calcext:value-type="float">
            <text:p>9.05593</text:p>
          </table:table-cell>
          <table:table-cell office:value-type="float" office:value="5.02423" calcext:value-type="float">
            <text:p>5.024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39]" office:value-type="float" office:value="9.05593" calcext:value-type="float">
            <text:p>9.05593</text:p>
          </table:table-cell>
          <table:table-cell table:style-name="ce8" table:formula="of:=[.$B239]" office:value-type="float" office:value="5.02423" calcext:value-type="float">
            <text:p>5.02423</text:p>
          </table:table-cell>
          <table:table-cell office:value-type="float" office:value="2" calcext:value-type="float">
            <text:p>2</text:p>
          </table:table-cell>
          <table:table-cell office:value-type="float" office:value="0.998809995317316" calcext:value-type="float">
            <text:p>0.9988099953</text:p>
          </table:table-cell>
          <table:table-cell table:number-columns-repeated="6"/>
        </table:table-row>
        <table:table-row table:style-name="ro1">
          <table:table-cell office:value-type="float" office:value="3.34156" calcext:value-type="float">
            <text:p>3.34156</text:p>
          </table:table-cell>
          <table:table-cell office:value-type="float" office:value="16.64095" calcext:value-type="float">
            <text:p>16.640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0]" office:value-type="float" office:value="3.34156" calcext:value-type="float">
            <text:p>3.34156</text:p>
          </table:table-cell>
          <table:table-cell table:formula="of:=[.$B240]" office:value-type="float" office:value="16.64095" calcext:value-type="float">
            <text:p>16.64095</text:p>
          </table:table-cell>
          <table:table-cell office:value-type="float" office:value="0" calcext:value-type="float">
            <text:p>0</text:p>
          </table:table-cell>
          <table:table-cell office:value-type="float" office:value="0.999213051359299" calcext:value-type="float">
            <text:p>0.9992130514</text:p>
          </table:table-cell>
          <table:table-cell table:number-columns-repeated="6"/>
        </table:table-row>
        <table:table-row table:style-name="ro1">
          <table:table-cell office:value-type="float" office:value="-2.1767" calcext:value-type="float">
            <text:p>-2.1767</text:p>
          </table:table-cell>
          <table:table-cell office:value-type="float" office:value="1.24951" calcext:value-type="float">
            <text:p>1.249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formula="of:=[.$A241]" office:value-type="float" office:value="-2.1767" calcext:value-type="float">
            <text:p>-2.1767</text:p>
          </table:table-cell>
          <table:table-cell table:style-name="ce19" table:formula="of:=[.$B241]" office:value-type="float" office:value="1.24951" calcext:value-type="float">
            <text:p>1.24951</text:p>
          </table:table-cell>
          <table:table-cell office:value-type="float" office:value="1" calcext:value-type="float">
            <text:p>1</text:p>
          </table:table-cell>
          <table:table-cell office:value-type="float" office:value="0.97075427163868" calcext:value-type="float">
            <text:p>0.9707542716</text:p>
          </table:table-cell>
          <table:table-cell table:number-columns-repeated="6"/>
        </table:table-row>
        <table:table-row table:style-name="ro1">
          <table:table-cell office:value-type="float" office:value="-2.49698" calcext:value-type="float">
            <text:p>-2.49698</text:p>
          </table:table-cell>
          <table:table-cell office:value-type="float" office:value="-0.70008" calcext:value-type="float">
            <text:p>-0.700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42]" office:value-type="float" office:value="-2.49698" calcext:value-type="float">
            <text:p>-2.49698</text:p>
          </table:table-cell>
          <table:table-cell table:style-name="ce7" table:formula="of:=[.$B242]" office:value-type="float" office:value="-0.70008" calcext:value-type="float">
            <text:p>-0.70008</text:p>
          </table:table-cell>
          <table:table-cell office:value-type="float" office:value="1" calcext:value-type="float">
            <text:p>1</text:p>
          </table:table-cell>
          <table:table-cell office:value-type="float" office:value="0.989602587219913" calcext:value-type="float">
            <text:p>0.9896025872</text:p>
          </table:table-cell>
          <table:table-cell table:number-columns-repeated="6"/>
        </table:table-row>
        <table:table-row table:style-name="ro1">
          <table:table-cell office:value-type="float" office:value="10.21374" calcext:value-type="float">
            <text:p>10.21374</text:p>
          </table:table-cell>
          <table:table-cell office:value-type="float" office:value="1.67705" calcext:value-type="float">
            <text:p>1.677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243]" office:value-type="float" office:value="10.21374" calcext:value-type="float">
            <text:p>10.21374</text:p>
          </table:table-cell>
          <table:table-cell table:style-name="ce22" table:formula="of:=[.$B243]" office:value-type="float" office:value="1.67705" calcext:value-type="float">
            <text:p>1.67705</text:p>
          </table:table-cell>
          <table:table-cell office:value-type="float" office:value="2" calcext:value-type="float">
            <text:p>2</text:p>
          </table:table-cell>
          <table:table-cell office:value-type="float" office:value="0.986921268549681" calcext:value-type="float">
            <text:p>0.9869212685</text:p>
          </table:table-cell>
          <table:table-cell table:number-columns-repeated="6"/>
        </table:table-row>
        <table:table-row table:style-name="ro1">
          <table:table-cell office:value-type="float" office:value="-1.86038" calcext:value-type="float">
            <text:p>-1.86038</text:p>
          </table:table-cell>
          <table:table-cell office:value-type="float" office:value="-0.35522" calcext:value-type="float">
            <text:p>-0.355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44]" office:value-type="float" office:value="-1.86038" calcext:value-type="float">
            <text:p>-1.86038</text:p>
          </table:table-cell>
          <table:table-cell table:style-name="ce7" table:formula="of:=[.$B244]" office:value-type="float" office:value="-0.35522" calcext:value-type="float">
            <text:p>-0.35522</text:p>
          </table:table-cell>
          <table:table-cell office:value-type="float" office:value="1" calcext:value-type="float">
            <text:p>1</text:p>
          </table:table-cell>
          <table:table-cell office:value-type="float" office:value="0.990536951190494" calcext:value-type="float">
            <text:p>0.9905369512</text:p>
          </table:table-cell>
          <table:table-cell table:number-columns-repeated="6"/>
        </table:table-row>
        <table:table-row table:style-name="ro1">
          <table:table-cell office:value-type="float" office:value="-0.59932" calcext:value-type="float">
            <text:p>-0.59932</text:p>
          </table:table-cell>
          <table:table-cell office:value-type="float" office:value="12.54567" calcext:value-type="float">
            <text:p>12.545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5]" office:value-type="float" office:value="-0.59932" calcext:value-type="float">
            <text:p>-0.59932</text:p>
          </table:table-cell>
          <table:table-cell table:formula="of:=[.$B245]" office:value-type="float" office:value="12.54567" calcext:value-type="float">
            <text:p>12.54567</text:p>
          </table:table-cell>
          <table:table-cell office:value-type="float" office:value="0" calcext:value-type="float">
            <text:p>0</text:p>
          </table:table-cell>
          <table:table-cell office:value-type="float" office:value="0.999827399606262" calcext:value-type="float">
            <text:p>0.9998273996</text:p>
          </table:table-cell>
          <table:table-cell table:number-columns-repeated="6"/>
        </table:table-row>
        <table:table-row table:style-name="ro1">
          <table:table-cell office:value-type="float" office:value="-1.71119" calcext:value-type="float">
            <text:p>-1.71119</text:p>
          </table:table-cell>
          <table:table-cell office:value-type="float" office:value="-0.06886" calcext:value-type="float">
            <text:p>-0.068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46]" office:value-type="float" office:value="-1.71119" calcext:value-type="float">
            <text:p>-1.71119</text:p>
          </table:table-cell>
          <table:table-cell table:style-name="ce7" table:formula="of:=[.$B246]" office:value-type="float" office:value="-0.06886" calcext:value-type="float">
            <text:p>-0.06886</text:p>
          </table:table-cell>
          <table:table-cell office:value-type="float" office:value="1" calcext:value-type="float">
            <text:p>1</text:p>
          </table:table-cell>
          <table:table-cell office:value-type="float" office:value="0.990336800829148" calcext:value-type="float">
            <text:p>0.9903368008</text:p>
          </table:table-cell>
          <table:table-cell table:number-columns-repeated="6"/>
        </table:table-row>
        <table:table-row table:style-name="ro1">
          <table:table-cell office:value-type="float" office:value="-3.00927" calcext:value-type="float">
            <text:p>-3.00927</text:p>
          </table:table-cell>
          <table:table-cell office:value-type="float" office:value="22.11375" calcext:value-type="float">
            <text:p>22.113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7]" office:value-type="float" office:value="-3.00927" calcext:value-type="float">
            <text:p>-3.00927</text:p>
          </table:table-cell>
          <table:table-cell table:formula="of:=[.$B247]" office:value-type="float" office:value="22.11375" calcext:value-type="float">
            <text:p>22.11375</text:p>
          </table:table-cell>
          <table:table-cell office:value-type="float" office:value="0" calcext:value-type="float">
            <text:p>0</text:p>
          </table:table-cell>
          <table:table-cell office:value-type="float" office:value="0.999999998644263" calcext:value-type="float">
            <text:p>0.9999999986</text:p>
          </table:table-cell>
          <table:table-cell table:number-columns-repeated="6"/>
        </table:table-row>
        <table:table-row table:style-name="ro1">
          <table:table-cell office:value-type="float" office:value="0.73588" calcext:value-type="float">
            <text:p>0.73588</text:p>
          </table:table-cell>
          <table:table-cell office:value-type="float" office:value="2.38071" calcext:value-type="float">
            <text:p>2.380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[.$A248]" office:value-type="float" office:value="0.73588" calcext:value-type="float">
            <text:p>0.73588</text:p>
          </table:table-cell>
          <table:table-cell table:style-name="ce49" table:formula="of:=[.$B248]" office:value-type="float" office:value="2.38071" calcext:value-type="float">
            <text:p>2.38071</text:p>
          </table:table-cell>
          <table:table-cell office:value-type="float" office:value="1" calcext:value-type="float">
            <text:p>1</text:p>
          </table:table-cell>
          <table:table-cell office:value-type="float" office:value="0.805724592733079" calcext:value-type="float">
            <text:p>0.8057245927</text:p>
          </table:table-cell>
          <table:table-cell table:number-columns-repeated="6"/>
        </table:table-row>
        <table:table-row table:style-name="ro1">
          <table:table-cell office:value-type="float" office:value="-4.04331" calcext:value-type="float">
            <text:p>-4.04331</text:p>
          </table:table-cell>
          <table:table-cell office:value-type="float" office:value="0.11181" calcext:value-type="float">
            <text:p>0.111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" table:formula="of:=[.$A249]" office:value-type="float" office:value="-4.04331" calcext:value-type="float">
            <text:p>-4.04331</text:p>
          </table:table-cell>
          <table:table-cell table:style-name="ce7" table:formula="of:=[.$B249]" office:value-type="float" office:value="0.11181" calcext:value-type="float">
            <text:p>0.11181</text:p>
          </table:table-cell>
          <table:table-cell office:value-type="float" office:value="1" calcext:value-type="float">
            <text:p>1</text:p>
          </table:table-cell>
          <table:table-cell office:value-type="float" office:value="0.988850489783012" calcext:value-type="float">
            <text:p>0.9888504898</text:p>
          </table:table-cell>
          <table:table-cell table:number-columns-repeated="6"/>
        </table:table-row>
        <table:table-row table:style-name="ro1">
          <table:table-cell office:value-type="float" office:value="-1.50648" calcext:value-type="float">
            <text:p>-1.50648</text:p>
          </table:table-cell>
          <table:table-cell office:value-type="float" office:value="12.54366" calcext:value-type="float">
            <text:p>12.543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0]" office:value-type="float" office:value="-1.50648" calcext:value-type="float">
            <text:p>-1.50648</text:p>
          </table:table-cell>
          <table:table-cell table:formula="of:=[.$B250]" office:value-type="float" office:value="12.54366" calcext:value-type="float">
            <text:p>12.54366</text:p>
          </table:table-cell>
          <table:table-cell office:value-type="float" office:value="0" calcext:value-type="float">
            <text:p>0</text:p>
          </table:table-cell>
          <table:table-cell office:value-type="float" office:value="0.999942060945235" calcext:value-type="float">
            <text:p>0.9999420609</text:p>
          </table:table-cell>
          <table:table-cell table:number-columns-repeated="6"/>
        </table:table-row>
        <table:table-row table:style-name="ro1">
          <table:table-cell office:value-type="float" office:value="-0.83435" calcext:value-type="float">
            <text:p>-0.83435</text:p>
          </table:table-cell>
          <table:table-cell office:value-type="float" office:value="10.05035" calcext:value-type="float">
            <text:p>10.050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1]" office:value-type="float" office:value="-0.83435" calcext:value-type="float">
            <text:p>-0.83435</text:p>
          </table:table-cell>
          <table:table-cell table:formula="of:=[.$B251]" office:value-type="float" office:value="10.05035" calcext:value-type="float">
            <text:p>10.05035</text:p>
          </table:table-cell>
          <table:table-cell office:value-type="float" office:value="0" calcext:value-type="float">
            <text:p>0</text:p>
          </table:table-cell>
          <table:table-cell office:value-type="float" office:value="0.999381533685884" calcext:value-type="float">
            <text:p>0.9993815337</text:p>
          </table:table-cell>
          <table:table-cell table:number-columns-repeated="6"/>
        </table:table-row>
        <table:table-row table:style-name="ro1">
          <table:table-cell office:value-type="float" office:value="0.19045" calcext:value-type="float">
            <text:p>0.19045</text:p>
          </table:table-cell>
          <table:table-cell office:value-type="float" office:value="0.71577" calcext:value-type="float">
            <text:p>0.715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52]" office:value-type="float" office:value="0.19045" calcext:value-type="float">
            <text:p>0.19045</text:p>
          </table:table-cell>
          <table:table-cell table:style-name="ce7" table:formula="of:=[.$B252]" office:value-type="float" office:value="0.71577" calcext:value-type="float">
            <text:p>0.71577</text:p>
          </table:table-cell>
          <table:table-cell office:value-type="float" office:value="1" calcext:value-type="float">
            <text:p>1</text:p>
          </table:table-cell>
          <table:table-cell office:value-type="float" office:value="0.986063214189724" calcext:value-type="float">
            <text:p>0.9860632142</text:p>
          </table:table-cell>
          <table:table-cell table:number-columns-repeated="6"/>
        </table:table-row>
        <table:table-row table:style-name="ro1">
          <table:table-cell office:value-type="float" office:value="9.97056" calcext:value-type="float">
            <text:p>9.97056</text:p>
          </table:table-cell>
          <table:table-cell office:value-type="float" office:value="6.15876" calcext:value-type="float">
            <text:p>6.158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53]" office:value-type="float" office:value="9.97056" calcext:value-type="float">
            <text:p>9.97056</text:p>
          </table:table-cell>
          <table:table-cell table:style-name="ce8" table:formula="of:=[.$B253]" office:value-type="float" office:value="6.15876" calcext:value-type="float">
            <text:p>6.15876</text:p>
          </table:table-cell>
          <table:table-cell office:value-type="float" office:value="2" calcext:value-type="float">
            <text:p>2</text:p>
          </table:table-cell>
          <table:table-cell office:value-type="float" office:value="0.999418068834859" calcext:value-type="float">
            <text:p>0.9994180688</text:p>
          </table:table-cell>
          <table:table-cell table:number-columns-repeated="6"/>
        </table:table-row>
        <table:table-row table:style-name="ro1">
          <table:table-cell office:value-type="float" office:value="11.21907" calcext:value-type="float">
            <text:p>11.21907</text:p>
          </table:table-cell>
          <table:table-cell office:value-type="float" office:value="3.92711" calcext:value-type="float">
            <text:p>3.927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54]" office:value-type="float" office:value="11.21907" calcext:value-type="float">
            <text:p>11.21907</text:p>
          </table:table-cell>
          <table:table-cell table:style-name="ce8" table:formula="of:=[.$B254]" office:value-type="float" office:value="3.92711" calcext:value-type="float">
            <text:p>3.92711</text:p>
          </table:table-cell>
          <table:table-cell office:value-type="float" office:value="2" calcext:value-type="float">
            <text:p>2</text:p>
          </table:table-cell>
          <table:table-cell office:value-type="float" office:value="0.999923606633533" calcext:value-type="float">
            <text:p>0.9999236066</text:p>
          </table:table-cell>
          <table:table-cell table:number-columns-repeated="6"/>
        </table:table-row>
        <table:table-row table:style-name="ro1">
          <table:table-cell office:value-type="float" office:value="-8.82419" calcext:value-type="float">
            <text:p>-8.82419</text:p>
          </table:table-cell>
          <table:table-cell office:value-type="float" office:value="0.80315" calcext:value-type="float">
            <text:p>0.803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255]" office:value-type="float" office:value="-8.82419" calcext:value-type="float">
            <text:p>-8.82419</text:p>
          </table:table-cell>
          <table:table-cell table:style-name="ce4" table:formula="of:=[.$B255]" office:value-type="float" office:value="0.80315" calcext:value-type="float">
            <text:p>0.80315</text:p>
          </table:table-cell>
          <table:table-cell office:value-type="float" office:value="1" calcext:value-type="float">
            <text:p>1</text:p>
          </table:table-cell>
          <table:table-cell office:value-type="float" office:value="0.982942641359944" calcext:value-type="float">
            <text:p>0.9829426414</text:p>
          </table:table-cell>
          <table:table-cell table:number-columns-repeated="6"/>
        </table:table-row>
        <table:table-row table:style-name="ro1">
          <table:table-cell office:value-type="float" office:value="12.51417" calcext:value-type="float">
            <text:p>12.51417</text:p>
          </table:table-cell>
          <table:table-cell office:value-type="float" office:value="3.5734" calcext:value-type="float">
            <text:p>3.57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56]" office:value-type="float" office:value="12.51417" calcext:value-type="float">
            <text:p>12.51417</text:p>
          </table:table-cell>
          <table:table-cell table:style-name="ce8" table:formula="of:=[.$B256]" office:value-type="float" office:value="3.5734" calcext:value-type="float">
            <text:p>3.5734</text:p>
          </table:table-cell>
          <table:table-cell office:value-type="float" office:value="2" calcext:value-type="float">
            <text:p>2</text:p>
          </table:table-cell>
          <table:table-cell office:value-type="float" office:value="0.999975289031263" calcext:value-type="float">
            <text:p>0.999975289</text:p>
          </table:table-cell>
          <table:table-cell table:number-columns-repeated="6"/>
        </table:table-row>
        <table:table-row table:style-name="ro1">
          <table:table-cell office:value-type="float" office:value="-2.48801" calcext:value-type="float">
            <text:p>-2.48801</text:p>
          </table:table-cell>
          <table:table-cell office:value-type="float" office:value="19.05003" calcext:value-type="float">
            <text:p>19.050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7]" office:value-type="float" office:value="-2.48801" calcext:value-type="float">
            <text:p>-2.48801</text:p>
          </table:table-cell>
          <table:table-cell table:formula="of:=[.$B257]" office:value-type="float" office:value="19.05003" calcext:value-type="float">
            <text:p>19.05003</text:p>
          </table:table-cell>
          <table:table-cell office:value-type="float" office:value="0" calcext:value-type="float">
            <text:p>0</text:p>
          </table:table-cell>
          <table:table-cell office:value-type="float" office:value="0.999999929060111" calcext:value-type="float">
            <text:p>0.9999999291</text:p>
          </table:table-cell>
          <table:table-cell table:number-columns-repeated="6"/>
        </table:table-row>
        <table:table-row table:style-name="ro1">
          <table:table-cell office:value-type="float" office:value="1.30002" calcext:value-type="float">
            <text:p>1.30002</text:p>
          </table:table-cell>
          <table:table-cell office:value-type="float" office:value="20.98855" calcext:value-type="float">
            <text:p>20.988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8]" office:value-type="float" office:value="1.30002" calcext:value-type="float">
            <text:p>1.30002</text:p>
          </table:table-cell>
          <table:table-cell table:formula="of:=[.$B258]" office:value-type="float" office:value="20.98855" calcext:value-type="float">
            <text:p>20.98855</text:p>
          </table:table-cell>
          <table:table-cell office:value-type="float" office:value="0" calcext:value-type="float">
            <text:p>0</text:p>
          </table:table-cell>
          <table:table-cell office:value-type="float" office:value="0.999999125315667" calcext:value-type="float">
            <text:p>0.9999991253</text:p>
          </table:table-cell>
          <table:table-cell table:number-columns-repeated="6"/>
        </table:table-row>
        <table:table-row table:style-name="ro1">
          <table:table-cell office:value-type="float" office:value="-1.72465" calcext:value-type="float">
            <text:p>-1.72465</text:p>
          </table:table-cell>
          <table:table-cell office:value-type="float" office:value="23.34464" calcext:value-type="float">
            <text:p>23.344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9]" office:value-type="float" office:value="-1.72465" calcext:value-type="float">
            <text:p>-1.72465</text:p>
          </table:table-cell>
          <table:table-cell table:formula="of:=[.$B259]" office:value-type="float" office:value="23.34464" calcext:value-type="float">
            <text:p>23.34464</text:p>
          </table:table-cell>
          <table:table-cell office:value-type="float" office:value="0" calcext:value-type="float">
            <text:p>0</text:p>
          </table:table-cell>
          <table:table-cell office:value-type="float" office:value="0.999999998533116" calcext:value-type="float">
            <text:p>0.9999999985</text:p>
          </table:table-cell>
          <table:table-cell table:number-columns-repeated="6"/>
        </table:table-row>
        <table:table-row table:style-name="ro1">
          <table:table-cell office:value-type="float" office:value="5.50666" calcext:value-type="float">
            <text:p>5.50666</text:p>
          </table:table-cell>
          <table:table-cell office:value-type="float" office:value="-0.41619" calcext:value-type="float">
            <text:p>-0.416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 table:formula="of:=[.$A260]" office:value-type="float" office:value="5.50666" calcext:value-type="float">
            <text:p>5.50666</text:p>
          </table:table-cell>
          <table:table-cell table:style-name="ce39" table:formula="of:=[.$B260]" office:value-type="float" office:value="-0.41619" calcext:value-type="float">
            <text:p>-0.41619</text:p>
          </table:table-cell>
          <table:table-cell office:value-type="float" office:value="1" calcext:value-type="float">
            <text:p>1</text:p>
          </table:table-cell>
          <table:table-cell office:value-type="float" office:value="0.881033058771553" calcext:value-type="float">
            <text:p>0.8810330588</text:p>
          </table:table-cell>
          <table:table-cell table:number-columns-repeated="6"/>
        </table:table-row>
        <table:table-row table:style-name="ro1">
          <table:table-cell office:value-type="float" office:value="4.42386" calcext:value-type="float">
            <text:p>4.42386</text:p>
          </table:table-cell>
          <table:table-cell office:value-type="float" office:value="14.70081" calcext:value-type="float">
            <text:p>14.700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50" table:formula="of:=[.$A261]" office:value-type="float" office:value="4.42386" calcext:value-type="float">
            <text:p>4.42386</text:p>
          </table:table-cell>
          <table:table-cell table:style-name="ce50" table:formula="of:=[.$B261]" office:value-type="float" office:value="14.70081" calcext:value-type="float">
            <text:p>14.70081</text:p>
          </table:table-cell>
          <table:table-cell office:value-type="float" office:value="0" calcext:value-type="float">
            <text:p>0</text:p>
          </table:table-cell>
          <table:table-cell office:value-type="float" office:value="0.985336172912879" calcext:value-type="float">
            <text:p>0.9853361729</text:p>
          </table:table-cell>
          <table:table-cell table:number-columns-repeated="6"/>
        </table:table-row>
        <table:table-row table:style-name="ro1">
          <table:table-cell office:value-type="float" office:value="6.03959" calcext:value-type="float">
            <text:p>6.03959</text:p>
          </table:table-cell>
          <table:table-cell office:value-type="float" office:value="1.30355" calcext:value-type="float">
            <text:p>1.303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1" table:formula="of:=[.$A262]" office:value-type="float" office:value="6.03959" calcext:value-type="float">
            <text:p>6.03959</text:p>
          </table:table-cell>
          <table:table-cell table:style-name="ce51" table:formula="of:=[.$B262]" office:value-type="float" office:value="1.30355" calcext:value-type="float">
            <text:p>1.30355</text:p>
          </table:table-cell>
          <table:table-cell office:value-type="float" office:value="1" calcext:value-type="float">
            <text:p>1</text:p>
          </table:table-cell>
          <table:table-cell office:value-type="float" office:value="0.598590021568954" calcext:value-type="float">
            <text:p>0.5985900216</text:p>
          </table:table-cell>
          <table:table-cell table:number-columns-repeated="6"/>
        </table:table-row>
        <table:table-row table:style-name="ro1">
          <table:table-cell office:value-type="float" office:value="0.07001" calcext:value-type="float">
            <text:p>0.07001</text:p>
          </table:table-cell>
          <table:table-cell office:value-type="float" office:value="-1.51335" calcext:value-type="float">
            <text:p>-1.513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263]" office:value-type="float" office:value="0.07001" calcext:value-type="float">
            <text:p>0.07001</text:p>
          </table:table-cell>
          <table:table-cell table:style-name="ce4" table:formula="of:=[.$B263]" office:value-type="float" office:value="-1.51335" calcext:value-type="float">
            <text:p>-1.51335</text:p>
          </table:table-cell>
          <table:table-cell office:value-type="float" office:value="1" calcext:value-type="float">
            <text:p>1</text:p>
          </table:table-cell>
          <table:table-cell office:value-type="float" office:value="0.983564309125477" calcext:value-type="float">
            <text:p>0.9835643091</text:p>
          </table:table-cell>
          <table:table-cell table:number-columns-repeated="6"/>
        </table:table-row>
        <table:table-row table:style-name="ro1">
          <table:table-cell office:value-type="float" office:value="7.97083" calcext:value-type="float">
            <text:p>7.97083</text:p>
          </table:table-cell>
          <table:table-cell office:value-type="float" office:value="4.30386" calcext:value-type="float">
            <text:p>4.303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64]" office:value-type="float" office:value="7.97083" calcext:value-type="float">
            <text:p>7.97083</text:p>
          </table:table-cell>
          <table:table-cell table:style-name="ce8" table:formula="of:=[.$B264]" office:value-type="float" office:value="4.30386" calcext:value-type="float">
            <text:p>4.30386</text:p>
          </table:table-cell>
          <table:table-cell office:value-type="float" office:value="2" calcext:value-type="float">
            <text:p>2</text:p>
          </table:table-cell>
          <table:table-cell office:value-type="float" office:value="0.996384213601216" calcext:value-type="float">
            <text:p>0.9963842136</text:p>
          </table:table-cell>
          <table:table-cell table:number-columns-repeated="6"/>
        </table:table-row>
        <table:table-row table:style-name="ro1">
          <table:table-cell office:value-type="float" office:value="-1.3879" calcext:value-type="float">
            <text:p>-1.3879</text:p>
          </table:table-cell>
          <table:table-cell office:value-type="float" office:value="1.08262" calcext:value-type="float">
            <text:p>1.08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265]" office:value-type="float" office:value="-1.3879" calcext:value-type="float">
            <text:p>-1.3879</text:p>
          </table:table-cell>
          <table:table-cell table:style-name="ce4" table:formula="of:=[.$B265]" office:value-type="float" office:value="1.08262" calcext:value-type="float">
            <text:p>1.08262</text:p>
          </table:table-cell>
          <table:table-cell office:value-type="float" office:value="1" calcext:value-type="float">
            <text:p>1</text:p>
          </table:table-cell>
          <table:table-cell office:value-type="float" office:value="0.977478878901604" calcext:value-type="float">
            <text:p>0.9774788789</text:p>
          </table:table-cell>
          <table:table-cell table:number-columns-repeated="6"/>
        </table:table-row>
        <table:table-row table:style-name="ro1">
          <table:table-cell office:value-type="float" office:value="-7.22644" calcext:value-type="float">
            <text:p>-7.22644</text:p>
          </table:table-cell>
          <table:table-cell office:value-type="float" office:value="13.283" calcext:value-type="float">
            <text:p>13.2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66]" office:value-type="float" office:value="-7.22644" calcext:value-type="float">
            <text:p>-7.22644</text:p>
          </table:table-cell>
          <table:table-cell table:formula="of:=[.$B266]" office:value-type="float" office:value="13.283" calcext:value-type="float">
            <text:p>13.283</text:p>
          </table:table-cell>
          <table:table-cell office:value-type="float" office:value="0" calcext:value-type="float">
            <text:p>0</text:p>
          </table:table-cell>
          <table:table-cell office:value-type="float" office:value="0.999999965047732" calcext:value-type="float">
            <text:p>0.999999965</text:p>
          </table:table-cell>
          <table:table-cell table:number-columns-repeated="6"/>
        </table:table-row>
        <table:table-row table:style-name="ro1">
          <table:table-cell office:value-type="float" office:value="14.30475" calcext:value-type="float">
            <text:p>14.30475</text:p>
          </table:table-cell>
          <table:table-cell office:value-type="float" office:value="6.74259" calcext:value-type="float">
            <text:p>6.742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67]" office:value-type="float" office:value="14.30475" calcext:value-type="float">
            <text:p>14.30475</text:p>
          </table:table-cell>
          <table:table-cell table:style-name="ce8" table:formula="of:=[.$B267]" office:value-type="float" office:value="6.74259" calcext:value-type="float">
            <text:p>6.74259</text:p>
          </table:table-cell>
          <table:table-cell office:value-type="float" office:value="2" calcext:value-type="float">
            <text:p>2</text:p>
          </table:table-cell>
          <table:table-cell office:value-type="float" office:value="0.99999607701426" calcext:value-type="float">
            <text:p>0.999996077</text:p>
          </table:table-cell>
          <table:table-cell table:number-columns-repeated="6"/>
        </table:table-row>
        <table:table-row table:style-name="ro1">
          <table:table-cell office:value-type="float" office:value="3.77923" calcext:value-type="float">
            <text:p>3.77923</text:p>
          </table:table-cell>
          <table:table-cell office:value-type="float" office:value="22.26591" calcext:value-type="float">
            <text:p>22.265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68]" office:value-type="float" office:value="3.77923" calcext:value-type="float">
            <text:p>3.77923</text:p>
          </table:table-cell>
          <table:table-cell table:formula="of:=[.$B268]" office:value-type="float" office:value="22.26591" calcext:value-type="float">
            <text:p>22.26591</text:p>
          </table:table-cell>
          <table:table-cell office:value-type="float" office:value="0" calcext:value-type="float">
            <text:p>0</text:p>
          </table:table-cell>
          <table:table-cell office:value-type="float" office:value="0.999995948083549" calcext:value-type="float">
            <text:p>0.9999959481</text:p>
          </table:table-cell>
          <table:table-cell table:number-columns-repeated="6"/>
        </table:table-row>
        <table:table-row table:style-name="ro1">
          <table:table-cell office:value-type="float" office:value="8.38927" calcext:value-type="float">
            <text:p>8.38927</text:p>
          </table:table-cell>
          <table:table-cell office:value-type="float" office:value="-2.04379" calcext:value-type="float">
            <text:p>-2.043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2" table:formula="of:=[.$A269]" office:value-type="float" office:value="8.38927" calcext:value-type="float">
            <text:p>8.38927</text:p>
          </table:table-cell>
          <table:table-cell table:style-name="ce52" table:formula="of:=[.$B269]" office:value-type="float" office:value="-2.04379" calcext:value-type="float">
            <text:p>-2.04379</text:p>
          </table:table-cell>
          <table:table-cell office:value-type="float" office:value="2" calcext:value-type="float">
            <text:p>2</text:p>
          </table:table-cell>
          <table:table-cell office:value-type="float" office:value="0.90541861585189" calcext:value-type="float">
            <text:p>0.9054186159</text:p>
          </table:table-cell>
          <table:table-cell table:number-columns-repeated="6"/>
        </table:table-row>
        <table:table-row table:style-name="ro1">
          <table:table-cell office:value-type="float" office:value="-2.30112" calcext:value-type="float">
            <text:p>-2.30112</text:p>
          </table:table-cell>
          <table:table-cell office:value-type="float" office:value="7.29326" calcext:value-type="float">
            <text:p>7.293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0]" office:value-type="float" office:value="-2.30112" calcext:value-type="float">
            <text:p>-2.30112</text:p>
          </table:table-cell>
          <table:table-cell table:formula="of:=[.$B270]" office:value-type="float" office:value="7.29326" calcext:value-type="float">
            <text:p>7.29326</text:p>
          </table:table-cell>
          <table:table-cell office:value-type="float" office:value="0" calcext:value-type="float">
            <text:p>0</text:p>
          </table:table-cell>
          <table:table-cell office:value-type="float" office:value="0.999586921708064" calcext:value-type="float">
            <text:p>0.9995869217</text:p>
          </table:table-cell>
          <table:table-cell table:number-columns-repeated="6"/>
        </table:table-row>
        <table:table-row table:style-name="ro1">
          <table:table-cell office:value-type="float" office:value="12.14511" calcext:value-type="float">
            <text:p>12.14511</text:p>
          </table:table-cell>
          <table:table-cell office:value-type="float" office:value="0.20233" calcext:value-type="float">
            <text:p>0.202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" table:formula="of:=[.$A271]" office:value-type="float" office:value="12.14511" calcext:value-type="float">
            <text:p>12.14511</text:p>
          </table:table-cell>
          <table:table-cell table:style-name="ce22" table:formula="of:=[.$B271]" office:value-type="float" office:value="0.20233" calcext:value-type="float">
            <text:p>0.20233</text:p>
          </table:table-cell>
          <table:table-cell office:value-type="float" office:value="2" calcext:value-type="float">
            <text:p>2</text:p>
          </table:table-cell>
          <table:table-cell office:value-type="float" office:value="0.990368803779828" calcext:value-type="float">
            <text:p>0.9903688038</text:p>
          </table:table-cell>
          <table:table-cell table:number-columns-repeated="6"/>
        </table:table-row>
        <table:table-row table:style-name="ro1">
          <table:table-cell office:value-type="float" office:value="-1.60724" calcext:value-type="float">
            <text:p>-1.60724</text:p>
          </table:table-cell>
          <table:table-cell office:value-type="float" office:value="9.2013" calcext:value-type="float">
            <text:p>9.20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2]" office:value-type="float" office:value="-1.60724" calcext:value-type="float">
            <text:p>-1.60724</text:p>
          </table:table-cell>
          <table:table-cell table:formula="of:=[.$B272]" office:value-type="float" office:value="9.2013" calcext:value-type="float">
            <text:p>9.2013</text:p>
          </table:table-cell>
          <table:table-cell office:value-type="float" office:value="0" calcext:value-type="float">
            <text:p>0</text:p>
          </table:table-cell>
          <table:table-cell office:value-type="float" office:value="0.999613796122155" calcext:value-type="float">
            <text:p>0.9996137961</text:p>
          </table:table-cell>
          <table:table-cell table:number-columns-repeated="6"/>
        </table:table-row>
        <table:table-row table:style-name="ro1">
          <table:table-cell office:value-type="float" office:value="1.99107" calcext:value-type="float">
            <text:p>1.99107</text:p>
          </table:table-cell>
          <table:table-cell office:value-type="float" office:value="0.25056" calcext:value-type="float">
            <text:p>0.250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73]" office:value-type="float" office:value="1.99107" calcext:value-type="float">
            <text:p>1.99107</text:p>
          </table:table-cell>
          <table:table-cell table:style-name="ce7" table:formula="of:=[.$B273]" office:value-type="float" office:value="0.25056" calcext:value-type="float">
            <text:p>0.25056</text:p>
          </table:table-cell>
          <table:table-cell office:value-type="float" office:value="1" calcext:value-type="float">
            <text:p>1</text:p>
          </table:table-cell>
          <table:table-cell office:value-type="float" office:value="0.988697086570107" calcext:value-type="float">
            <text:p>0.9886970866</text:p>
          </table:table-cell>
          <table:table-cell table:number-columns-repeated="6"/>
        </table:table-row>
        <table:table-row table:style-name="ro1">
          <table:table-cell office:value-type="float" office:value="1.58409" calcext:value-type="float">
            <text:p>1.58409</text:p>
          </table:table-cell>
          <table:table-cell office:value-type="float" office:value="0.73927" calcext:value-type="float">
            <text:p>0.739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74]" office:value-type="float" office:value="1.58409" calcext:value-type="float">
            <text:p>1.58409</text:p>
          </table:table-cell>
          <table:table-cell table:style-name="ce7" table:formula="of:=[.$B274]" office:value-type="float" office:value="0.73927" calcext:value-type="float">
            <text:p>0.73927</text:p>
          </table:table-cell>
          <table:table-cell office:value-type="float" office:value="1" calcext:value-type="float">
            <text:p>1</text:p>
          </table:table-cell>
          <table:table-cell office:value-type="float" office:value="0.985111797917402" calcext:value-type="float">
            <text:p>0.9851117979</text:p>
          </table:table-cell>
          <table:table-cell table:number-columns-repeated="6"/>
        </table:table-row>
        <table:table-row table:style-name="ro1">
          <table:table-cell office:value-type="float" office:value="3.02361" calcext:value-type="float">
            <text:p>3.02361</text:p>
          </table:table-cell>
          <table:table-cell office:value-type="float" office:value="0.33607" calcext:value-type="float">
            <text:p>0.336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275]" office:value-type="float" office:value="3.02361" calcext:value-type="float">
            <text:p>3.02361</text:p>
          </table:table-cell>
          <table:table-cell table:style-name="ce4" table:formula="of:=[.$B275]" office:value-type="float" office:value="0.33607" calcext:value-type="float">
            <text:p>0.33607</text:p>
          </table:table-cell>
          <table:table-cell office:value-type="float" office:value="1" calcext:value-type="float">
            <text:p>1</text:p>
          </table:table-cell>
          <table:table-cell office:value-type="float" office:value="0.981969536679179" calcext:value-type="float">
            <text:p>0.9819695367</text:p>
          </table:table-cell>
          <table:table-cell table:number-columns-repeated="6"/>
        </table:table-row>
        <table:table-row table:style-name="ro1">
          <table:table-cell office:value-type="float" office:value="0.55561" calcext:value-type="float">
            <text:p>0.55561</text:p>
          </table:table-cell>
          <table:table-cell office:value-type="float" office:value="2.59911" calcext:value-type="float">
            <text:p>2.599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3" table:formula="of:=[.$A276]" office:value-type="float" office:value="0.55561" calcext:value-type="float">
            <text:p>0.55561</text:p>
          </table:table-cell>
          <table:table-cell table:style-name="ce53" table:formula="of:=[.$B276]" office:value-type="float" office:value="2.59911" calcext:value-type="float">
            <text:p>2.59911</text:p>
          </table:table-cell>
          <table:table-cell office:value-type="float" office:value="1" calcext:value-type="float">
            <text:p>1</text:p>
          </table:table-cell>
          <table:table-cell office:value-type="float" office:value="0.701945919769873" calcext:value-type="float">
            <text:p>0.7019459198</text:p>
          </table:table-cell>
          <table:table-cell table:number-columns-repeated="6"/>
        </table:table-row>
        <table:table-row table:style-name="ro1">
          <table:table-cell office:value-type="float" office:value="-0.62094" calcext:value-type="float">
            <text:p>-0.62094</text:p>
          </table:table-cell>
          <table:table-cell office:value-type="float" office:value="-0.17257" calcext:value-type="float">
            <text:p>-0.17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77]" office:value-type="float" office:value="-0.62094" calcext:value-type="float">
            <text:p>-0.62094</text:p>
          </table:table-cell>
          <table:table-cell table:style-name="ce7" table:formula="of:=[.$B277]" office:value-type="float" office:value="-0.17257" calcext:value-type="float">
            <text:p>-0.17257</text:p>
          </table:table-cell>
          <table:table-cell office:value-type="float" office:value="1" calcext:value-type="float">
            <text:p>1</text:p>
          </table:table-cell>
          <table:table-cell office:value-type="float" office:value="0.991041225862372" calcext:value-type="float">
            <text:p>0.9910412259</text:p>
          </table:table-cell>
          <table:table-cell table:number-columns-repeated="6"/>
        </table:table-row>
        <table:table-row table:style-name="ro1">
          <table:table-cell office:value-type="float" office:value="-4.49113" calcext:value-type="float">
            <text:p>-4.49113</text:p>
          </table:table-cell>
          <table:table-cell office:value-type="float" office:value="20.15717" calcext:value-type="float">
            <text:p>20.157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8]" office:value-type="float" office:value="-4.49113" calcext:value-type="float">
            <text:p>-4.49113</text:p>
          </table:table-cell>
          <table:table-cell table:formula="of:=[.$B278]" office:value-type="float" office:value="20.15717" calcext:value-type="float">
            <text:p>20.15717</text:p>
          </table:table-cell>
          <table:table-cell office:value-type="float" office:value="0" calcext:value-type="float">
            <text:p>0</text:p>
          </table:table-cell>
          <table:table-cell office:value-type="float" office:value="0.999999997988212" calcext:value-type="float">
            <text:p>0.999999998</text:p>
          </table:table-cell>
          <table:table-cell table:number-columns-repeated="6"/>
        </table:table-row>
        <table:table-row table:style-name="ro1">
          <table:table-cell office:value-type="float" office:value="10.06685" calcext:value-type="float">
            <text:p>10.06685</text:p>
          </table:table-cell>
          <table:table-cell office:value-type="float" office:value="12.88448" calcext:value-type="float">
            <text:p>12.884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table:formula="of:=[.$A279]" office:value-type="float" office:value="10.06685" calcext:value-type="float">
            <text:p>10.06685</text:p>
          </table:table-cell>
          <table:table-cell table:style-name="ce23" table:formula="of:=[.$B279]" office:value-type="float" office:value="12.88448" calcext:value-type="float">
            <text:p>12.88448</text:p>
          </table:table-cell>
          <table:table-cell office:value-type="float" office:value="2" calcext:value-type="float">
            <text:p>2</text:p>
          </table:table-cell>
          <table:table-cell office:value-type="float" office:value="0.981186358174001" calcext:value-type="float">
            <text:p>0.9811863582</text:p>
          </table:table-cell>
          <table:table-cell table:number-columns-repeated="6"/>
        </table:table-row>
        <table:table-row table:style-name="ro1">
          <table:table-cell office:value-type="float" office:value="11.45598" calcext:value-type="float">
            <text:p>11.45598</text:p>
          </table:table-cell>
          <table:table-cell office:value-type="float" office:value="7.91968" calcext:value-type="float">
            <text:p>7.919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80]" office:value-type="float" office:value="11.45598" calcext:value-type="float">
            <text:p>11.45598</text:p>
          </table:table-cell>
          <table:table-cell table:style-name="ce8" table:formula="of:=[.$B280]" office:value-type="float" office:value="7.91968" calcext:value-type="float">
            <text:p>7.91968</text:p>
          </table:table-cell>
          <table:table-cell office:value-type="float" office:value="2" calcext:value-type="float">
            <text:p>2</text:p>
          </table:table-cell>
          <table:table-cell office:value-type="float" office:value="0.999798809594508" calcext:value-type="float">
            <text:p>0.9997988096</text:p>
          </table:table-cell>
          <table:table-cell table:number-columns-repeated="6"/>
        </table:table-row>
        <table:table-row table:style-name="ro1">
          <table:table-cell office:value-type="float" office:value="-4.18304" calcext:value-type="float">
            <text:p>-4.18304</text:p>
          </table:table-cell>
          <table:table-cell office:value-type="float" office:value="-0.05911" calcext:value-type="float">
            <text:p>-0.059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81]" office:value-type="float" office:value="-4.18304" calcext:value-type="float">
            <text:p>-4.18304</text:p>
          </table:table-cell>
          <table:table-cell table:style-name="ce7" table:formula="of:=[.$B281]" office:value-type="float" office:value="-0.05911" calcext:value-type="float">
            <text:p>-0.05911</text:p>
          </table:table-cell>
          <table:table-cell office:value-type="float" office:value="1" calcext:value-type="float">
            <text:p>1</text:p>
          </table:table-cell>
          <table:table-cell office:value-type="float" office:value="0.989406116838747" calcext:value-type="float">
            <text:p>0.9894061168</text:p>
          </table:table-cell>
          <table:table-cell table:number-columns-repeated="6"/>
        </table:table-row>
        <table:table-row table:style-name="ro1">
          <table:table-cell office:value-type="float" office:value="-5.10669" calcext:value-type="float">
            <text:p>-5.10669</text:p>
          </table:table-cell>
          <table:table-cell office:value-type="float" office:value="13.56277" calcext:value-type="float">
            <text:p>13.5627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82]" office:value-type="float" office:value="-5.10669" calcext:value-type="float">
            <text:p>-5.10669</text:p>
          </table:table-cell>
          <table:table-cell table:formula="of:=[.$B282]" office:value-type="float" office:value="13.56277" calcext:value-type="float">
            <text:p>13.56277</text:p>
          </table:table-cell>
          <table:table-cell office:value-type="float" office:value="0" calcext:value-type="float">
            <text:p>0</text:p>
          </table:table-cell>
          <table:table-cell office:value-type="float" office:value="0.999999633728561" calcext:value-type="float">
            <text:p>0.9999996337</text:p>
          </table:table-cell>
          <table:table-cell table:number-columns-repeated="6"/>
        </table:table-row>
        <table:table-row table:style-name="ro1">
          <table:table-cell office:value-type="float" office:value="-4.00497" calcext:value-type="float">
            <text:p>-4.00497</text:p>
          </table:table-cell>
          <table:table-cell office:value-type="float" office:value="-0.03062" calcext:value-type="float">
            <text:p>-0.030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83]" office:value-type="float" office:value="-4.00497" calcext:value-type="float">
            <text:p>-4.00497</text:p>
          </table:table-cell>
          <table:table-cell table:style-name="ce7" table:formula="of:=[.$B283]" office:value-type="float" office:value="-0.03062" calcext:value-type="float">
            <text:p>-0.03062</text:p>
          </table:table-cell>
          <table:table-cell office:value-type="float" office:value="1" calcext:value-type="float">
            <text:p>1</text:p>
          </table:table-cell>
          <table:table-cell office:value-type="float" office:value="0.989369738346457" calcext:value-type="float">
            <text:p>0.9893697383</text:p>
          </table:table-cell>
          <table:table-cell table:number-columns-repeated="6"/>
        </table:table-row>
        <table:table-row table:style-name="ro1">
          <table:table-cell office:value-type="float" office:value="-2.26174" calcext:value-type="float">
            <text:p>-2.26174</text:p>
          </table:table-cell>
          <table:table-cell office:value-type="float" office:value="-0.71264" calcext:value-type="float">
            <text:p>-0.71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84]" office:value-type="float" office:value="-2.26174" calcext:value-type="float">
            <text:p>-2.26174</text:p>
          </table:table-cell>
          <table:table-cell table:style-name="ce7" table:formula="of:=[.$B284]" office:value-type="float" office:value="-0.71264" calcext:value-type="float">
            <text:p>-0.71264</text:p>
          </table:table-cell>
          <table:table-cell office:value-type="float" office:value="1" calcext:value-type="float">
            <text:p>1</text:p>
          </table:table-cell>
          <table:table-cell office:value-type="float" office:value="0.989663656639055" calcext:value-type="float">
            <text:p>0.9896636566</text:p>
          </table:table-cell>
          <table:table-cell table:number-columns-repeated="6"/>
        </table:table-row>
        <table:table-row table:style-name="ro1">
          <table:table-cell office:value-type="float" office:value="-0.81958" calcext:value-type="float">
            <text:p>-0.81958</text:p>
          </table:table-cell>
          <table:table-cell office:value-type="float" office:value="0.28095" calcext:value-type="float">
            <text:p>0.280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[.$A285]" office:value-type="float" office:value="-0.81958" calcext:value-type="float">
            <text:p>-0.81958</text:p>
          </table:table-cell>
          <table:table-cell table:style-name="ce7" table:formula="of:=[.$B285]" office:value-type="float" office:value="0.28095" calcext:value-type="float">
            <text:p>0.28095</text:p>
          </table:table-cell>
          <table:table-cell office:value-type="float" office:value="1" calcext:value-type="float">
            <text:p>1</text:p>
          </table:table-cell>
          <table:table-cell office:value-type="float" office:value="0.989436787944106" calcext:value-type="float">
            <text:p>0.9894367879</text:p>
          </table:table-cell>
          <table:table-cell table:number-columns-repeated="6"/>
        </table:table-row>
        <table:table-row table:style-name="ro1">
          <table:table-cell office:value-type="float" office:value="-4.88425" calcext:value-type="float">
            <text:p>-4.88425</text:p>
          </table:table-cell>
          <table:table-cell office:value-type="float" office:value="-1.31804" calcext:value-type="float">
            <text:p>-1.318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286]" office:value-type="float" office:value="-4.88425" calcext:value-type="float">
            <text:p>-4.88425</text:p>
          </table:table-cell>
          <table:table-cell table:style-name="ce4" table:formula="of:=[.$B286]" office:value-type="float" office:value="-1.31804" calcext:value-type="float">
            <text:p>-1.31804</text:p>
          </table:table-cell>
          <table:table-cell office:value-type="float" office:value="1" calcext:value-type="float">
            <text:p>1</text:p>
          </table:table-cell>
          <table:table-cell office:value-type="float" office:value="0.983712571036246" calcext:value-type="float">
            <text:p>0.983712571</text:p>
          </table:table-cell>
          <table:table-cell table:number-columns-repeated="6"/>
        </table:table-row>
        <table:table-row table:style-name="ro1">
          <table:table-cell office:value-type="float" office:value="8.14002" calcext:value-type="float">
            <text:p>8.14002</text:p>
          </table:table-cell>
          <table:table-cell office:value-type="float" office:value="4.44768" calcext:value-type="float">
            <text:p>4.447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87]" office:value-type="float" office:value="8.14002" calcext:value-type="float">
            <text:p>8.14002</text:p>
          </table:table-cell>
          <table:table-cell table:style-name="ce8" table:formula="of:=[.$B287]" office:value-type="float" office:value="4.44768" calcext:value-type="float">
            <text:p>4.44768</text:p>
          </table:table-cell>
          <table:table-cell office:value-type="float" office:value="2" calcext:value-type="float">
            <text:p>2</text:p>
          </table:table-cell>
          <table:table-cell office:value-type="float" office:value="0.996954323807783" calcext:value-type="float">
            <text:p>0.9969543238</text:p>
          </table:table-cell>
          <table:table-cell table:number-columns-repeated="6"/>
        </table:table-row>
        <table:table-row table:style-name="ro1">
          <table:table-cell office:value-type="float" office:value="-1.77725" calcext:value-type="float">
            <text:p>-1.77725</text:p>
          </table:table-cell>
          <table:table-cell office:value-type="float" office:value="15.64447" calcext:value-type="float">
            <text:p>15.644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88]" office:value-type="float" office:value="-1.77725" calcext:value-type="float">
            <text:p>-1.77725</text:p>
          </table:table-cell>
          <table:table-cell table:formula="of:=[.$B288]" office:value-type="float" office:value="15.64447" calcext:value-type="float">
            <text:p>15.64447</text:p>
          </table:table-cell>
          <table:table-cell office:value-type="float" office:value="0" calcext:value-type="float">
            <text:p>0</text:p>
          </table:table-cell>
          <table:table-cell office:value-type="float" office:value="0.999996089400471" calcext:value-type="float">
            <text:p>0.9999960894</text:p>
          </table:table-cell>
          <table:table-cell table:number-columns-repeated="6"/>
        </table:table-row>
        <table:table-row table:style-name="ro1">
          <table:table-cell office:value-type="float" office:value="3.2394" calcext:value-type="float">
            <text:p>3.2394</text:p>
          </table:table-cell>
          <table:table-cell office:value-type="float" office:value="9.72359" calcext:value-type="float">
            <text:p>9.723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54" table:formula="of:=[.$A289]" office:value-type="float" office:value="3.2394" calcext:value-type="float">
            <text:p>3.2394</text:p>
          </table:table-cell>
          <table:table-cell table:style-name="ce54" table:formula="of:=[.$B289]" office:value-type="float" office:value="9.72359" calcext:value-type="float">
            <text:p>9.72359</text:p>
          </table:table-cell>
          <table:table-cell office:value-type="float" office:value="0" calcext:value-type="float">
            <text:p>0</text:p>
          </table:table-cell>
          <table:table-cell office:value-type="float" office:value="0.908656333330224" calcext:value-type="float">
            <text:p>0.9086563333</text:p>
          </table:table-cell>
          <table:table-cell table:number-columns-repeated="6"/>
        </table:table-row>
        <table:table-row table:style-name="ro1">
          <table:table-cell office:value-type="float" office:value="10.79668" calcext:value-type="float">
            <text:p>10.79668</text:p>
          </table:table-cell>
          <table:table-cell office:value-type="float" office:value="3.74072" calcext:value-type="float">
            <text:p>3.740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90]" office:value-type="float" office:value="10.79668" calcext:value-type="float">
            <text:p>10.79668</text:p>
          </table:table-cell>
          <table:table-cell table:style-name="ce8" table:formula="of:=[.$B290]" office:value-type="float" office:value="3.74072" calcext:value-type="float">
            <text:p>3.74072</text:p>
          </table:table-cell>
          <table:table-cell office:value-type="float" office:value="2" calcext:value-type="float">
            <text:p>2</text:p>
          </table:table-cell>
          <table:table-cell office:value-type="float" office:value="0.999862491043086" calcext:value-type="float">
            <text:p>0.999862491</text:p>
          </table:table-cell>
          <table:table-cell table:number-columns-repeated="6"/>
        </table:table-row>
        <table:table-row table:style-name="ro1">
          <table:table-cell office:value-type="float" office:value="8.43002" calcext:value-type="float">
            <text:p>8.43002</text:p>
          </table:table-cell>
          <table:table-cell office:value-type="float" office:value="5.14112" calcext:value-type="float">
            <text:p>5.141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91]" office:value-type="float" office:value="8.43002" calcext:value-type="float">
            <text:p>8.43002</text:p>
          </table:table-cell>
          <table:table-cell table:style-name="ce8" table:formula="of:=[.$B291]" office:value-type="float" office:value="5.14112" calcext:value-type="float">
            <text:p>5.14112</text:p>
          </table:table-cell>
          <table:table-cell office:value-type="float" office:value="2" calcext:value-type="float">
            <text:p>2</text:p>
          </table:table-cell>
          <table:table-cell office:value-type="float" office:value="0.997379413436109" calcext:value-type="float">
            <text:p>0.9973794134</text:p>
          </table:table-cell>
          <table:table-cell table:number-columns-repeated="6"/>
        </table:table-row>
        <table:table-row table:style-name="ro1">
          <table:table-cell office:value-type="float" office:value="16.06495" calcext:value-type="float">
            <text:p>16.06495</text:p>
          </table:table-cell>
          <table:table-cell office:value-type="float" office:value="0.47038" calcext:value-type="float">
            <text:p>0.470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92]" office:value-type="float" office:value="16.06495" calcext:value-type="float">
            <text:p>16.06495</text:p>
          </table:table-cell>
          <table:table-cell table:style-name="ce8" table:formula="of:=[.$B292]" office:value-type="float" office:value="0.47038" calcext:value-type="float">
            <text:p>0.47038</text:p>
          </table:table-cell>
          <table:table-cell office:value-type="float" office:value="2" calcext:value-type="float">
            <text:p>2</text:p>
          </table:table-cell>
          <table:table-cell office:value-type="float" office:value="0.999764647736042" calcext:value-type="float">
            <text:p>0.9997646477</text:p>
          </table:table-cell>
          <table:table-cell table:number-columns-repeated="6"/>
        </table:table-row>
        <table:table-row table:style-name="ro1">
          <table:table-cell office:value-type="float" office:value="3.41817" calcext:value-type="float">
            <text:p>3.41817</text:p>
          </table:table-cell>
          <table:table-cell office:value-type="float" office:value="0.23569" calcext:value-type="float">
            <text:p>0.235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[.$A293]" office:value-type="float" office:value="3.41817" calcext:value-type="float">
            <text:p>3.41817</text:p>
          </table:table-cell>
          <table:table-cell table:style-name="ce4" table:formula="of:=[.$B293]" office:value-type="float" office:value="0.23569" calcext:value-type="float">
            <text:p>0.23569</text:p>
          </table:table-cell>
          <table:table-cell office:value-type="float" office:value="1" calcext:value-type="float">
            <text:p>1</text:p>
          </table:table-cell>
          <table:table-cell office:value-type="float" office:value="0.977909122778307" calcext:value-type="float">
            <text:p>0.9779091228</text:p>
          </table:table-cell>
          <table:table-cell table:number-columns-repeated="6"/>
        </table:table-row>
        <table:table-row table:style-name="ro1">
          <table:table-cell office:value-type="float" office:value="2.90666" calcext:value-type="float">
            <text:p>2.90666</text:p>
          </table:table-cell>
          <table:table-cell office:value-type="float" office:value="0.92869" calcext:value-type="float">
            <text:p>0.928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formula="of:=[.$A294]" office:value-type="float" office:value="2.90666" calcext:value-type="float">
            <text:p>2.90666</text:p>
          </table:table-cell>
          <table:table-cell table:style-name="ce19" table:formula="of:=[.$B294]" office:value-type="float" office:value="0.92869" calcext:value-type="float">
            <text:p>0.92869</text:p>
          </table:table-cell>
          <table:table-cell office:value-type="float" office:value="1" calcext:value-type="float">
            <text:p>1</text:p>
          </table:table-cell>
          <table:table-cell office:value-type="float" office:value="0.972766451309291" calcext:value-type="float">
            <text:p>0.9727664513</text:p>
          </table:table-cell>
          <table:table-cell table:number-columns-repeated="6"/>
        </table:table-row>
        <table:table-row table:style-name="ro1">
          <table:table-cell office:value-type="float" office:value="0.82467" calcext:value-type="float">
            <text:p>0.82467</text:p>
          </table:table-cell>
          <table:table-cell office:value-type="float" office:value="8.803" calcext:value-type="float">
            <text:p>8.8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50" table:formula="of:=[.$A295]" office:value-type="float" office:value="0.82467" calcext:value-type="float">
            <text:p>0.82467</text:p>
          </table:table-cell>
          <table:table-cell table:style-name="ce50" table:formula="of:=[.$B295]" office:value-type="float" office:value="8.803" calcext:value-type="float">
            <text:p>8.803</text:p>
          </table:table-cell>
          <table:table-cell office:value-type="float" office:value="0" calcext:value-type="float">
            <text:p>0</text:p>
          </table:table-cell>
          <table:table-cell office:value-type="float" office:value="0.991205969138779" calcext:value-type="float">
            <text:p>0.9912059691</text:p>
          </table:table-cell>
          <table:table-cell table:number-columns-repeated="6"/>
        </table:table-row>
        <table:table-row table:style-name="ro1">
          <table:table-cell office:value-type="float" office:value="-3.56435" calcext:value-type="float">
            <text:p>-3.56435</text:p>
          </table:table-cell>
          <table:table-cell office:value-type="float" office:value="-2.04234" calcext:value-type="float">
            <text:p>-2.042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5" table:formula="of:=[.$A296]" office:value-type="float" office:value="-3.56435" calcext:value-type="float">
            <text:p>-3.56435</text:p>
          </table:table-cell>
          <table:table-cell table:style-name="ce55" table:formula="of:=[.$B296]" office:value-type="float" office:value="-2.04234" calcext:value-type="float">
            <text:p>-2.04234</text:p>
          </table:table-cell>
          <table:table-cell office:value-type="float" office:value="1" calcext:value-type="float">
            <text:p>1</text:p>
          </table:table-cell>
          <table:table-cell office:value-type="float" office:value="0.961617540341769" calcext:value-type="float">
            <text:p>0.9616175403</text:p>
          </table:table-cell>
          <table:table-cell table:number-columns-repeated="6"/>
        </table:table-row>
        <table:table-row table:style-name="ro1">
          <table:table-cell office:value-type="float" office:value="17.50696" calcext:value-type="float">
            <text:p>17.50696</text:p>
          </table:table-cell>
          <table:table-cell office:value-type="float" office:value="6.02699" calcext:value-type="float">
            <text:p>6.026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97]" office:value-type="float" office:value="17.50696" calcext:value-type="float">
            <text:p>17.50696</text:p>
          </table:table-cell>
          <table:table-cell table:style-name="ce8" table:formula="of:=[.$B297]" office:value-type="float" office:value="6.02699" calcext:value-type="float">
            <text:p>6.02699</text:p>
          </table:table-cell>
          <table:table-cell office:value-type="float" office:value="2" calcext:value-type="float">
            <text:p>2</text:p>
          </table:table-cell>
          <table:table-cell office:value-type="float" office:value="0.999999937080774" calcext:value-type="float">
            <text:p>0.9999999371</text:p>
          </table:table-cell>
          <table:table-cell table:number-columns-repeated="6"/>
        </table:table-row>
        <table:table-row table:style-name="ro1">
          <table:table-cell office:value-type="float" office:value="9.44931" calcext:value-type="float">
            <text:p>9.44931</text:p>
          </table:table-cell>
          <table:table-cell office:value-type="float" office:value="5.75268" calcext:value-type="float">
            <text:p>5.752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98]" office:value-type="float" office:value="9.44931" calcext:value-type="float">
            <text:p>9.44931</text:p>
          </table:table-cell>
          <table:table-cell table:style-name="ce8" table:formula="of:=[.$B298]" office:value-type="float" office:value="5.75268" calcext:value-type="float">
            <text:p>5.75268</text:p>
          </table:table-cell>
          <table:table-cell office:value-type="float" office:value="2" calcext:value-type="float">
            <text:p>2</text:p>
          </table:table-cell>
          <table:table-cell office:value-type="float" office:value="0.999057740885023" calcext:value-type="float">
            <text:p>0.9990577409</text:p>
          </table:table-cell>
          <table:table-cell table:number-columns-repeated="6"/>
        </table:table-row>
        <table:table-row table:style-name="ro1">
          <table:table-cell office:value-type="float" office:value="11.20991" calcext:value-type="float">
            <text:p>11.20991</text:p>
          </table:table-cell>
          <table:table-cell office:value-type="float" office:value="10.55127" calcext:value-type="float">
            <text:p>10.551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299]" office:value-type="float" office:value="11.20991" calcext:value-type="float">
            <text:p>11.20991</text:p>
          </table:table-cell>
          <table:table-cell table:style-name="ce8" table:formula="of:=[.$B299]" office:value-type="float" office:value="10.55127" calcext:value-type="float">
            <text:p>10.55127</text:p>
          </table:table-cell>
          <table:table-cell office:value-type="float" office:value="2" calcext:value-type="float">
            <text:p>2</text:p>
          </table:table-cell>
          <table:table-cell office:value-type="float" office:value="0.9989302104271" calcext:value-type="float">
            <text:p>0.9989302104</text:p>
          </table:table-cell>
          <table:table-cell table:number-columns-repeated="6"/>
        </table:table-row>
        <table:table-row table:style-name="ro1">
          <table:table-cell office:value-type="float" office:value="11.13048" calcext:value-type="float">
            <text:p>11.13048</text:p>
          </table:table-cell>
          <table:table-cell office:value-type="float" office:value="5.04492" calcext:value-type="float">
            <text:p>5.044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300]" office:value-type="float" office:value="11.13048" calcext:value-type="float">
            <text:p>11.13048</text:p>
          </table:table-cell>
          <table:table-cell table:style-name="ce8" table:formula="of:=[.$B300]" office:value-type="float" office:value="5.04492" calcext:value-type="float">
            <text:p>5.04492</text:p>
          </table:table-cell>
          <table:table-cell office:value-type="float" office:value="2" calcext:value-type="float">
            <text:p>2</text:p>
          </table:table-cell>
          <table:table-cell office:value-type="float" office:value="0.999901580674146" calcext:value-type="float">
            <text:p>0.9999015807</text:p>
          </table:table-cell>
          <table:table-cell table:number-columns-repeated="6"/>
        </table:table-row>
        <table:table-row table:style-name="ro1">
          <table:table-cell office:value-type="float" office:value="9.86806" calcext:value-type="float">
            <text:p>9.86806</text:p>
          </table:table-cell>
          <table:table-cell office:value-type="float" office:value="9.15313" calcext:value-type="float">
            <text:p>9.153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table:formula="of:=[.$A301]" office:value-type="float" office:value="9.86806" calcext:value-type="float">
            <text:p>9.86806</text:p>
          </table:table-cell>
          <table:table-cell table:style-name="ce8" table:formula="of:=[.$B301]" office:value-type="float" office:value="9.15313" calcext:value-type="float">
            <text:p>9.15313</text:p>
          </table:table-cell>
          <table:table-cell office:value-type="float" office:value="2" calcext:value-type="float">
            <text:p>2</text:p>
          </table:table-cell>
          <table:table-cell office:value-type="float" office:value="0.997515945262918" calcext:value-type="float">
            <text:p>0.9975159453</text:p>
          </table:table-cell>
          <table:table-cell table:number-columns-repeated="6"/>
        </table:table-row>
      </table:table>
      <table:table table:name="temp" table:style-name="ta2">
        <table:table-column table:style-name="co3" table:number-columns-repeated="6" table:default-cell-style-name="ce139"/>
        <table:table-column table:style-name="co3" table:number-columns-repeated="2" table:default-cell-style-name="Default"/>
        <table:table-column table:style-name="co3" table:number-columns-repeated="6" table:default-cell-style-name="ce139"/>
        <table:table-row table:style-name="ro1">
          <table:table-cell table:style-name="Default" office:value-type="string" calcext:value-type="string">
            <text:p>X_cluster0</text:p>
          </table:table-cell>
          <table:table-cell table:style-name="Default" office:value-type="string" calcext:value-type="string">
            <text:p>Y_cluster0</text:p>
          </table:table-cell>
          <table:table-cell table:style-name="Default" office:value-type="string" calcext:value-type="string">
            <text:p>X_cluster1</text:p>
          </table:table-cell>
          <table:table-cell table:style-name="Default" office:value-type="string" calcext:value-type="string">
            <text:p>Y_cluster1</text:p>
          </table:table-cell>
          <table:table-cell table:style-name="Default" office:value-type="string" calcext:value-type="string">
            <text:p>X_cluster2</text:p>
          </table:table-cell>
          <table:table-cell table:style-name="Default" office:value-type="string" calcext:value-type="string">
            <text:p>Y_cluster2</text:p>
          </table:table-cell>
          <table:table-cell table:number-columns-repeated="2"/>
          <table:table-cell table:style-name="Default" office:value-type="string" calcext:value-type="string">
            <text:p>A_cluster0</text:p>
          </table:table-cell>
          <table:table-cell table:style-name="Default" office:value-type="string" calcext:value-type="string">
            <text:p>B_cluster0</text:p>
          </table:table-cell>
          <table:table-cell table:style-name="Default" office:value-type="string" calcext:value-type="string">
            <text:p>A_cluster1</text:p>
          </table:table-cell>
          <table:table-cell table:style-name="Default" office:value-type="string" calcext:value-type="string">
            <text:p>B_cluster1</text:p>
          </table:table-cell>
          <table:table-cell table:style-name="Default" office:value-type="string" calcext:value-type="string">
            <text:p>A_cluster2</text:p>
          </table:table-cell>
          <table:table-cell table:style-name="Default" office:value-type="string" calcext:value-type="string">
            <text:p>B_cluster2</text:p>
          </table:table-cell>
        </table:table-row>
        <table:table-row table:style-name="ro1">
          <table:table-cell table:formula="of:=IF([main.$C2]=0;[main.$A2];&quot;&quot;)" office:value-type="float" office:value="-1.24593" calcext:value-type="float">
            <text:p>-1.24593</text:p>
          </table:table-cell>
          <table:table-cell table:formula="of:=IF([main.$C2]=0;[main.$B2];&quot;&quot;)" office:value-type="float" office:value="1.75233" calcext:value-type="float">
            <text:p>1.75233</text:p>
          </table:table-cell>
          <table:table-cell table:formula="of:=IF([main.$C2]=1;[main.$A2];&quot;&quot;)">
            <text:p/>
          </table:table-cell>
          <table:table-cell table:formula="of:=IF([main.$C2]=1;[main.$B2];&quot;&quot;)">
            <text:p/>
          </table:table-cell>
          <table:table-cell table:formula="of:=IF([main.$C2]=2;[main.$A2];&quot;&quot;)">
            <text:p/>
          </table:table-cell>
          <table:table-cell table:formula="of:=IF([main.$C2]=2;[main.$B2];&quot;&quot;)">
            <text:p/>
          </table:table-cell>
          <table:table-cell table:number-columns-repeated="2"/>
          <table:table-cell table:formula="of:=IF([main.$H2]=0;[main.$F2];&quot;&quot;)">
            <text:p/>
          </table:table-cell>
          <table:table-cell table:formula="of:=IF([main.$H2]=0;[main.$G2];&quot;&quot;)">
            <text:p/>
          </table:table-cell>
          <table:table-cell table:formula="of:=IF([main.$H2]=1;[main.$F2];&quot;&quot;)" office:value-type="float" office:value="-1.24593" calcext:value-type="float">
            <text:p>-1.24593</text:p>
          </table:table-cell>
          <table:table-cell table:formula="of:=IF([main.$H2]=1;[main.$G2];&quot;&quot;)" office:value-type="float" office:value="1.75233" calcext:value-type="float">
            <text:p>1.75233</text:p>
          </table:table-cell>
          <table:table-cell table:formula="of:=IF([main.$H2]=2;[main.$F2];&quot;&quot;)">
            <text:p/>
          </table:table-cell>
          <table:table-cell table:formula="of:=IF([main.$H2]=2;[main.$G2];&quot;&quot;)">
            <text:p/>
          </table:table-cell>
        </table:table-row>
        <table:table-row table:style-name="ro1">
          <table:table-cell table:formula="of:=IF([main.$C3]=0;[main.$A3];&quot;&quot;)">
            <text:p/>
          </table:table-cell>
          <table:table-cell table:formula="of:=IF([main.$C3]=0;[main.$B3];&quot;&quot;)">
            <text:p/>
          </table:table-cell>
          <table:table-cell table:formula="of:=IF([main.$C3]=1;[main.$A3];&quot;&quot;)">
            <text:p/>
          </table:table-cell>
          <table:table-cell table:formula="of:=IF([main.$C3]=1;[main.$B3];&quot;&quot;)">
            <text:p/>
          </table:table-cell>
          <table:table-cell table:formula="of:=IF([main.$C3]=2;[main.$A3];&quot;&quot;)" office:value-type="float" office:value="-4.92138" calcext:value-type="float">
            <text:p>-4.92138</text:p>
          </table:table-cell>
          <table:table-cell table:formula="of:=IF([main.$C3]=2;[main.$B3];&quot;&quot;)" office:value-type="float" office:value="12.6702" calcext:value-type="float">
            <text:p>12.6702</text:p>
          </table:table-cell>
          <table:table-cell table:number-columns-repeated="2"/>
          <table:table-cell table:formula="of:=IF([main.$H3]=0;[main.$F3];&quot;&quot;)" office:value-type="float" office:value="-4.92138" calcext:value-type="float">
            <text:p>-4.92138</text:p>
          </table:table-cell>
          <table:table-cell table:formula="of:=IF([main.$H3]=0;[main.$G3];&quot;&quot;)" office:value-type="float" office:value="12.6702" calcext:value-type="float">
            <text:p>12.6702</text:p>
          </table:table-cell>
          <table:table-cell table:formula="of:=IF([main.$H3]=1;[main.$F3];&quot;&quot;)">
            <text:p/>
          </table:table-cell>
          <table:table-cell table:formula="of:=IF([main.$H3]=1;[main.$G3];&quot;&quot;)">
            <text:p/>
          </table:table-cell>
          <table:table-cell table:formula="of:=IF([main.$H3]=2;[main.$F3];&quot;&quot;)">
            <text:p/>
          </table:table-cell>
          <table:table-cell table:formula="of:=IF([main.$H3]=2;[main.$G3];&quot;&quot;)">
            <text:p/>
          </table:table-cell>
        </table:table-row>
        <table:table-row table:style-name="ro1">
          <table:table-cell table:formula="of:=IF([main.$C4]=0;[main.$A4];&quot;&quot;)">
            <text:p/>
          </table:table-cell>
          <table:table-cell table:formula="of:=IF([main.$C4]=0;[main.$B4];&quot;&quot;)">
            <text:p/>
          </table:table-cell>
          <table:table-cell table:formula="of:=IF([main.$C4]=1;[main.$A4];&quot;&quot;)">
            <text:p/>
          </table:table-cell>
          <table:table-cell table:formula="of:=IF([main.$C4]=1;[main.$B4];&quot;&quot;)">
            <text:p/>
          </table:table-cell>
          <table:table-cell table:formula="of:=IF([main.$C4]=2;[main.$A4];&quot;&quot;)" office:value-type="float" office:value="0.77232" calcext:value-type="float">
            <text:p>0.77232</text:p>
          </table:table-cell>
          <table:table-cell table:formula="of:=IF([main.$C4]=2;[main.$B4];&quot;&quot;)" office:value-type="float" office:value="16.97505" calcext:value-type="float">
            <text:p>16.97505</text:p>
          </table:table-cell>
          <table:table-cell table:number-columns-repeated="2"/>
          <table:table-cell table:formula="of:=IF([main.$H4]=0;[main.$F4];&quot;&quot;)" office:value-type="float" office:value="0.77232" calcext:value-type="float">
            <text:p>0.77232</text:p>
          </table:table-cell>
          <table:table-cell table:formula="of:=IF([main.$H4]=0;[main.$G4];&quot;&quot;)" office:value-type="float" office:value="16.97505" calcext:value-type="float">
            <text:p>16.97505</text:p>
          </table:table-cell>
          <table:table-cell table:formula="of:=IF([main.$H4]=1;[main.$F4];&quot;&quot;)">
            <text:p/>
          </table:table-cell>
          <table:table-cell table:formula="of:=IF([main.$H4]=1;[main.$G4];&quot;&quot;)">
            <text:p/>
          </table:table-cell>
          <table:table-cell table:formula="of:=IF([main.$H4]=2;[main.$F4];&quot;&quot;)">
            <text:p/>
          </table:table-cell>
          <table:table-cell table:formula="of:=IF([main.$H4]=2;[main.$G4];&quot;&quot;)">
            <text:p/>
          </table:table-cell>
        </table:table-row>
        <table:table-row table:style-name="ro1">
          <table:table-cell table:formula="of:=IF([main.$C5]=0;[main.$A5];&quot;&quot;)">
            <text:p/>
          </table:table-cell>
          <table:table-cell table:formula="of:=IF([main.$C5]=0;[main.$B5];&quot;&quot;)">
            <text:p/>
          </table:table-cell>
          <table:table-cell table:formula="of:=IF([main.$C5]=1;[main.$A5];&quot;&quot;)">
            <text:p/>
          </table:table-cell>
          <table:table-cell table:formula="of:=IF([main.$C5]=1;[main.$B5];&quot;&quot;)">
            <text:p/>
          </table:table-cell>
          <table:table-cell table:formula="of:=IF([main.$C5]=2;[main.$A5];&quot;&quot;)" office:value-type="float" office:value="3.72989" calcext:value-type="float">
            <text:p>3.72989</text:p>
          </table:table-cell>
          <table:table-cell table:formula="of:=IF([main.$C5]=2;[main.$B5];&quot;&quot;)" office:value-type="float" office:value="11.54253" calcext:value-type="float">
            <text:p>11.54253</text:p>
          </table:table-cell>
          <table:table-cell table:number-columns-repeated="2"/>
          <table:table-cell table:formula="of:=IF([main.$H5]=0;[main.$F5];&quot;&quot;)" office:value-type="float" office:value="3.72989" calcext:value-type="float">
            <text:p>3.72989</text:p>
          </table:table-cell>
          <table:table-cell table:formula="of:=IF([main.$H5]=0;[main.$G5];&quot;&quot;)" office:value-type="float" office:value="11.54253" calcext:value-type="float">
            <text:p>11.54253</text:p>
          </table:table-cell>
          <table:table-cell table:formula="of:=IF([main.$H5]=1;[main.$F5];&quot;&quot;)">
            <text:p/>
          </table:table-cell>
          <table:table-cell table:formula="of:=IF([main.$H5]=1;[main.$G5];&quot;&quot;)">
            <text:p/>
          </table:table-cell>
          <table:table-cell table:formula="of:=IF([main.$H5]=2;[main.$F5];&quot;&quot;)">
            <text:p/>
          </table:table-cell>
          <table:table-cell table:formula="of:=IF([main.$H5]=2;[main.$G5];&quot;&quot;)">
            <text:p/>
          </table:table-cell>
        </table:table-row>
        <table:table-row table:style-name="ro1">
          <table:table-cell table:formula="of:=IF([main.$C6]=0;[main.$A6];&quot;&quot;)" office:value-type="float" office:value="2.50667" calcext:value-type="float">
            <text:p>2.50667</text:p>
          </table:table-cell>
          <table:table-cell table:formula="of:=IF([main.$C6]=0;[main.$B6];&quot;&quot;)" office:value-type="float" office:value="0.61497" calcext:value-type="float">
            <text:p>0.61497</text:p>
          </table:table-cell>
          <table:table-cell table:formula="of:=IF([main.$C6]=1;[main.$A6];&quot;&quot;)">
            <text:p/>
          </table:table-cell>
          <table:table-cell table:formula="of:=IF([main.$C6]=1;[main.$B6];&quot;&quot;)">
            <text:p/>
          </table:table-cell>
          <table:table-cell table:formula="of:=IF([main.$C6]=2;[main.$A6];&quot;&quot;)">
            <text:p/>
          </table:table-cell>
          <table:table-cell table:formula="of:=IF([main.$C6]=2;[main.$B6];&quot;&quot;)">
            <text:p/>
          </table:table-cell>
          <table:table-cell table:number-columns-repeated="2"/>
          <table:table-cell table:formula="of:=IF([main.$H6]=0;[main.$F6];&quot;&quot;)">
            <text:p/>
          </table:table-cell>
          <table:table-cell table:formula="of:=IF([main.$H6]=0;[main.$G6];&quot;&quot;)">
            <text:p/>
          </table:table-cell>
          <table:table-cell table:formula="of:=IF([main.$H6]=1;[main.$F6];&quot;&quot;)" office:value-type="float" office:value="2.50667" calcext:value-type="float">
            <text:p>2.50667</text:p>
          </table:table-cell>
          <table:table-cell table:formula="of:=IF([main.$H6]=1;[main.$G6];&quot;&quot;)" office:value-type="float" office:value="0.61497" calcext:value-type="float">
            <text:p>0.61497</text:p>
          </table:table-cell>
          <table:table-cell table:formula="of:=IF([main.$H6]=2;[main.$F6];&quot;&quot;)">
            <text:p/>
          </table:table-cell>
          <table:table-cell table:formula="of:=IF([main.$H6]=2;[main.$G6];&quot;&quot;)">
            <text:p/>
          </table:table-cell>
        </table:table-row>
        <table:table-row table:style-name="ro1">
          <table:table-cell table:formula="of:=IF([main.$C7]=0;[main.$A7];&quot;&quot;)" office:value-type="float" office:value="2.05108" calcext:value-type="float">
            <text:p>2.05108</text:p>
          </table:table-cell>
          <table:table-cell table:formula="of:=IF([main.$C7]=0;[main.$B7];&quot;&quot;)" office:value-type="float" office:value="2.19732" calcext:value-type="float">
            <text:p>2.19732</text:p>
          </table:table-cell>
          <table:table-cell table:formula="of:=IF([main.$C7]=1;[main.$A7];&quot;&quot;)">
            <text:p/>
          </table:table-cell>
          <table:table-cell table:formula="of:=IF([main.$C7]=1;[main.$B7];&quot;&quot;)">
            <text:p/>
          </table:table-cell>
          <table:table-cell table:formula="of:=IF([main.$C7]=2;[main.$A7];&quot;&quot;)">
            <text:p/>
          </table:table-cell>
          <table:table-cell table:formula="of:=IF([main.$C7]=2;[main.$B7];&quot;&quot;)">
            <text:p/>
          </table:table-cell>
          <table:table-cell table:number-columns-repeated="2"/>
          <table:table-cell table:formula="of:=IF([main.$H7]=0;[main.$F7];&quot;&quot;)">
            <text:p/>
          </table:table-cell>
          <table:table-cell table:formula="of:=IF([main.$H7]=0;[main.$G7];&quot;&quot;)">
            <text:p/>
          </table:table-cell>
          <table:table-cell table:formula="of:=IF([main.$H7]=1;[main.$F7];&quot;&quot;)" office:value-type="float" office:value="2.05108" calcext:value-type="float">
            <text:p>2.05108</text:p>
          </table:table-cell>
          <table:table-cell table:formula="of:=IF([main.$H7]=1;[main.$G7];&quot;&quot;)" office:value-type="float" office:value="2.19732" calcext:value-type="float">
            <text:p>2.19732</text:p>
          </table:table-cell>
          <table:table-cell table:formula="of:=IF([main.$H7]=2;[main.$F7];&quot;&quot;)">
            <text:p/>
          </table:table-cell>
          <table:table-cell table:formula="of:=IF([main.$H7]=2;[main.$G7];&quot;&quot;)">
            <text:p/>
          </table:table-cell>
        </table:table-row>
        <table:table-row table:style-name="ro1">
          <table:table-cell table:formula="of:=IF([main.$C8]=0;[main.$A8];&quot;&quot;)" office:value-type="float" office:value="-1.23861" calcext:value-type="float">
            <text:p>-1.23861</text:p>
          </table:table-cell>
          <table:table-cell table:formula="of:=IF([main.$C8]=0;[main.$B8];&quot;&quot;)" office:value-type="float" office:value="1.8436" calcext:value-type="float">
            <text:p>1.8436</text:p>
          </table:table-cell>
          <table:table-cell table:formula="of:=IF([main.$C8]=1;[main.$A8];&quot;&quot;)">
            <text:p/>
          </table:table-cell>
          <table:table-cell table:formula="of:=IF([main.$C8]=1;[main.$B8];&quot;&quot;)">
            <text:p/>
          </table:table-cell>
          <table:table-cell table:formula="of:=IF([main.$C8]=2;[main.$A8];&quot;&quot;)">
            <text:p/>
          </table:table-cell>
          <table:table-cell table:formula="of:=IF([main.$C8]=2;[main.$B8];&quot;&quot;)">
            <text:p/>
          </table:table-cell>
          <table:table-cell table:number-columns-repeated="2"/>
          <table:table-cell table:formula="of:=IF([main.$H8]=0;[main.$F8];&quot;&quot;)">
            <text:p/>
          </table:table-cell>
          <table:table-cell table:formula="of:=IF([main.$H8]=0;[main.$G8];&quot;&quot;)">
            <text:p/>
          </table:table-cell>
          <table:table-cell table:formula="of:=IF([main.$H8]=1;[main.$F8];&quot;&quot;)" office:value-type="float" office:value="-1.23861" calcext:value-type="float">
            <text:p>-1.23861</text:p>
          </table:table-cell>
          <table:table-cell table:formula="of:=IF([main.$H8]=1;[main.$G8];&quot;&quot;)" office:value-type="float" office:value="1.8436" calcext:value-type="float">
            <text:p>1.8436</text:p>
          </table:table-cell>
          <table:table-cell table:formula="of:=IF([main.$H8]=2;[main.$F8];&quot;&quot;)">
            <text:p/>
          </table:table-cell>
          <table:table-cell table:formula="of:=IF([main.$H8]=2;[main.$G8];&quot;&quot;)">
            <text:p/>
          </table:table-cell>
        </table:table-row>
        <table:table-row table:style-name="ro1">
          <table:table-cell table:formula="of:=IF([main.$C9]=0;[main.$A9];&quot;&quot;)" office:value-type="float" office:value="-4.72062" calcext:value-type="float">
            <text:p>-4.72062</text:p>
          </table:table-cell>
          <table:table-cell table:formula="of:=IF([main.$C9]=0;[main.$B9];&quot;&quot;)" office:value-type="float" office:value="-0.5385" calcext:value-type="float">
            <text:p>-0.5385</text:p>
          </table:table-cell>
          <table:table-cell table:formula="of:=IF([main.$C9]=1;[main.$A9];&quot;&quot;)">
            <text:p/>
          </table:table-cell>
          <table:table-cell table:formula="of:=IF([main.$C9]=1;[main.$B9];&quot;&quot;)">
            <text:p/>
          </table:table-cell>
          <table:table-cell table:formula="of:=IF([main.$C9]=2;[main.$A9];&quot;&quot;)">
            <text:p/>
          </table:table-cell>
          <table:table-cell table:formula="of:=IF([main.$C9]=2;[main.$B9];&quot;&quot;)">
            <text:p/>
          </table:table-cell>
          <table:table-cell table:number-columns-repeated="2"/>
          <table:table-cell table:formula="of:=IF([main.$H9]=0;[main.$F9];&quot;&quot;)">
            <text:p/>
          </table:table-cell>
          <table:table-cell table:formula="of:=IF([main.$H9]=0;[main.$G9];&quot;&quot;)">
            <text:p/>
          </table:table-cell>
          <table:table-cell table:formula="of:=IF([main.$H9]=1;[main.$F9];&quot;&quot;)" office:value-type="float" office:value="-4.72062" calcext:value-type="float">
            <text:p>-4.72062</text:p>
          </table:table-cell>
          <table:table-cell table:formula="of:=IF([main.$H9]=1;[main.$G9];&quot;&quot;)" office:value-type="float" office:value="-0.5385" calcext:value-type="float">
            <text:p>-0.5385</text:p>
          </table:table-cell>
          <table:table-cell table:formula="of:=IF([main.$H9]=2;[main.$F9];&quot;&quot;)">
            <text:p/>
          </table:table-cell>
          <table:table-cell table:formula="of:=IF([main.$H9]=2;[main.$G9];&quot;&quot;)">
            <text:p/>
          </table:table-cell>
        </table:table-row>
        <table:table-row table:style-name="ro1">
          <table:table-cell table:formula="of:=IF([main.$C10]=0;[main.$A10];&quot;&quot;)">
            <text:p/>
          </table:table-cell>
          <table:table-cell table:formula="of:=IF([main.$C10]=0;[main.$B10];&quot;&quot;)">
            <text:p/>
          </table:table-cell>
          <table:table-cell table:formula="of:=IF([main.$C10]=1;[main.$A10];&quot;&quot;)" office:value-type="float" office:value="13.49689" calcext:value-type="float">
            <text:p>13.49689</text:p>
          </table:table-cell>
          <table:table-cell table:formula="of:=IF([main.$C10]=1;[main.$B10];&quot;&quot;)" office:value-type="float" office:value="2.43852" calcext:value-type="float">
            <text:p>2.43852</text:p>
          </table:table-cell>
          <table:table-cell table:formula="of:=IF([main.$C10]=2;[main.$A10];&quot;&quot;)">
            <text:p/>
          </table:table-cell>
          <table:table-cell table:formula="of:=IF([main.$C10]=2;[main.$B10];&quot;&quot;)">
            <text:p/>
          </table:table-cell>
          <table:table-cell table:number-columns-repeated="2"/>
          <table:table-cell table:formula="of:=IF([main.$H10]=0;[main.$F10];&quot;&quot;)">
            <text:p/>
          </table:table-cell>
          <table:table-cell table:formula="of:=IF([main.$H10]=0;[main.$G10];&quot;&quot;)">
            <text:p/>
          </table:table-cell>
          <table:table-cell table:formula="of:=IF([main.$H10]=1;[main.$F10];&quot;&quot;)">
            <text:p/>
          </table:table-cell>
          <table:table-cell table:formula="of:=IF([main.$H10]=1;[main.$G10];&quot;&quot;)">
            <text:p/>
          </table:table-cell>
          <table:table-cell table:formula="of:=IF([main.$H10]=2;[main.$F10];&quot;&quot;)" office:value-type="float" office:value="13.49689" calcext:value-type="float">
            <text:p>13.49689</text:p>
          </table:table-cell>
          <table:table-cell table:formula="of:=IF([main.$H10]=2;[main.$G10];&quot;&quot;)" office:value-type="float" office:value="2.43852" calcext:value-type="float">
            <text:p>2.43852</text:p>
          </table:table-cell>
        </table:table-row>
        <table:table-row table:style-name="ro1">
          <table:table-cell table:formula="of:=IF([main.$C11]=0;[main.$A11];&quot;&quot;)">
            <text:p/>
          </table:table-cell>
          <table:table-cell table:formula="of:=IF([main.$C11]=0;[main.$B11];&quot;&quot;)">
            <text:p/>
          </table:table-cell>
          <table:table-cell table:formula="of:=IF([main.$C11]=1;[main.$A11];&quot;&quot;)" office:value-type="float" office:value="7.39643" calcext:value-type="float">
            <text:p>7.39643</text:p>
          </table:table-cell>
          <table:table-cell table:formula="of:=IF([main.$C11]=1;[main.$B11];&quot;&quot;)" office:value-type="float" office:value="12.7007" calcext:value-type="float">
            <text:p>12.7007</text:p>
          </table:table-cell>
          <table:table-cell table:formula="of:=IF([main.$C11]=2;[main.$A11];&quot;&quot;)">
            <text:p/>
          </table:table-cell>
          <table:table-cell table:formula="of:=IF([main.$C11]=2;[main.$B11];&quot;&quot;)">
            <text:p/>
          </table:table-cell>
          <table:table-cell table:number-columns-repeated="2"/>
          <table:table-cell table:formula="of:=IF([main.$H11]=0;[main.$F11];&quot;&quot;)">
            <text:p/>
          </table:table-cell>
          <table:table-cell table:formula="of:=IF([main.$H11]=0;[main.$G11];&quot;&quot;)">
            <text:p/>
          </table:table-cell>
          <table:table-cell table:formula="of:=IF([main.$H11]=1;[main.$F11];&quot;&quot;)">
            <text:p/>
          </table:table-cell>
          <table:table-cell table:formula="of:=IF([main.$H11]=1;[main.$G11];&quot;&quot;)">
            <text:p/>
          </table:table-cell>
          <table:table-cell table:formula="of:=IF([main.$H11]=2;[main.$F11];&quot;&quot;)" office:value-type="float" office:value="7.39643" calcext:value-type="float">
            <text:p>7.39643</text:p>
          </table:table-cell>
          <table:table-cell table:formula="of:=IF([main.$H11]=2;[main.$G11];&quot;&quot;)" office:value-type="float" office:value="12.7007" calcext:value-type="float">
            <text:p>12.7007</text:p>
          </table:table-cell>
        </table:table-row>
        <table:table-row table:style-name="ro1">
          <table:table-cell table:formula="of:=IF([main.$C12]=0;[main.$A12];&quot;&quot;)" office:value-type="float" office:value="-1.24708" calcext:value-type="float">
            <text:p>-1.24708</text:p>
          </table:table-cell>
          <table:table-cell table:formula="of:=IF([main.$C12]=0;[main.$B12];&quot;&quot;)" office:value-type="float" office:value="1.02308" calcext:value-type="float">
            <text:p>1.02308</text:p>
          </table:table-cell>
          <table:table-cell table:formula="of:=IF([main.$C12]=1;[main.$A12];&quot;&quot;)">
            <text:p/>
          </table:table-cell>
          <table:table-cell table:formula="of:=IF([main.$C12]=1;[main.$B12];&quot;&quot;)">
            <text:p/>
          </table:table-cell>
          <table:table-cell table:formula="of:=IF([main.$C12]=2;[main.$A12];&quot;&quot;)">
            <text:p/>
          </table:table-cell>
          <table:table-cell table:formula="of:=IF([main.$C12]=2;[main.$B12];&quot;&quot;)">
            <text:p/>
          </table:table-cell>
          <table:table-cell table:number-columns-repeated="2"/>
          <table:table-cell table:formula="of:=IF([main.$H12]=0;[main.$F12];&quot;&quot;)">
            <text:p/>
          </table:table-cell>
          <table:table-cell table:formula="of:=IF([main.$H12]=0;[main.$G12];&quot;&quot;)">
            <text:p/>
          </table:table-cell>
          <table:table-cell table:formula="of:=IF([main.$H12]=1;[main.$F12];&quot;&quot;)" office:value-type="float" office:value="-1.24708" calcext:value-type="float">
            <text:p>-1.24708</text:p>
          </table:table-cell>
          <table:table-cell table:formula="of:=IF([main.$H12]=1;[main.$G12];&quot;&quot;)" office:value-type="float" office:value="1.02308" calcext:value-type="float">
            <text:p>1.02308</text:p>
          </table:table-cell>
          <table:table-cell table:formula="of:=IF([main.$H12]=2;[main.$F12];&quot;&quot;)">
            <text:p/>
          </table:table-cell>
          <table:table-cell table:formula="of:=IF([main.$H12]=2;[main.$G12];&quot;&quot;)">
            <text:p/>
          </table:table-cell>
        </table:table-row>
        <table:table-row table:style-name="ro1">
          <table:table-cell table:formula="of:=IF([main.$C13]=0;[main.$A13];&quot;&quot;)">
            <text:p/>
          </table:table-cell>
          <table:table-cell table:formula="of:=IF([main.$C13]=0;[main.$B13];&quot;&quot;)">
            <text:p/>
          </table:table-cell>
          <table:table-cell table:formula="of:=IF([main.$C13]=1;[main.$A13];&quot;&quot;)">
            <text:p/>
          </table:table-cell>
          <table:table-cell table:formula="of:=IF([main.$C13]=1;[main.$B13];&quot;&quot;)">
            <text:p/>
          </table:table-cell>
          <table:table-cell table:formula="of:=IF([main.$C13]=2;[main.$A13];&quot;&quot;)" office:value-type="float" office:value="-5.35283" calcext:value-type="float">
            <text:p>-5.35283</text:p>
          </table:table-cell>
          <table:table-cell table:formula="of:=IF([main.$C13]=2;[main.$B13];&quot;&quot;)" office:value-type="float" office:value="11.48771" calcext:value-type="float">
            <text:p>11.48771</text:p>
          </table:table-cell>
          <table:table-cell table:number-columns-repeated="2"/>
          <table:table-cell table:formula="of:=IF([main.$H13]=0;[main.$F13];&quot;&quot;)" office:value-type="float" office:value="-5.35283" calcext:value-type="float">
            <text:p>-5.35283</text:p>
          </table:table-cell>
          <table:table-cell table:formula="of:=IF([main.$H13]=0;[main.$G13];&quot;&quot;)" office:value-type="float" office:value="11.48771" calcext:value-type="float">
            <text:p>11.48771</text:p>
          </table:table-cell>
          <table:table-cell table:formula="of:=IF([main.$H13]=1;[main.$F13];&quot;&quot;)">
            <text:p/>
          </table:table-cell>
          <table:table-cell table:formula="of:=IF([main.$H13]=1;[main.$G13];&quot;&quot;)">
            <text:p/>
          </table:table-cell>
          <table:table-cell table:formula="of:=IF([main.$H13]=2;[main.$F13];&quot;&quot;)">
            <text:p/>
          </table:table-cell>
          <table:table-cell table:formula="of:=IF([main.$H13]=2;[main.$G13];&quot;&quot;)">
            <text:p/>
          </table:table-cell>
        </table:table-row>
        <table:table-row table:style-name="ro1">
          <table:table-cell table:formula="of:=IF([main.$C14]=0;[main.$A14];&quot;&quot;)" office:value-type="float" office:value="-0.15771" calcext:value-type="float">
            <text:p>-0.15771</text:p>
          </table:table-cell>
          <table:table-cell table:formula="of:=IF([main.$C14]=0;[main.$B14];&quot;&quot;)" office:value-type="float" office:value="0.41551" calcext:value-type="float">
            <text:p>0.41551</text:p>
          </table:table-cell>
          <table:table-cell table:formula="of:=IF([main.$C14]=1;[main.$A14];&quot;&quot;)">
            <text:p/>
          </table:table-cell>
          <table:table-cell table:formula="of:=IF([main.$C14]=1;[main.$B14];&quot;&quot;)">
            <text:p/>
          </table:table-cell>
          <table:table-cell table:formula="of:=IF([main.$C14]=2;[main.$A14];&quot;&quot;)">
            <text:p/>
          </table:table-cell>
          <table:table-cell table:formula="of:=IF([main.$C14]=2;[main.$B14];&quot;&quot;)">
            <text:p/>
          </table:table-cell>
          <table:table-cell table:number-columns-repeated="2"/>
          <table:table-cell table:formula="of:=IF([main.$H14]=0;[main.$F14];&quot;&quot;)">
            <text:p/>
          </table:table-cell>
          <table:table-cell table:formula="of:=IF([main.$H14]=0;[main.$G14];&quot;&quot;)">
            <text:p/>
          </table:table-cell>
          <table:table-cell table:formula="of:=IF([main.$H14]=1;[main.$F14];&quot;&quot;)" office:value-type="float" office:value="-0.15771" calcext:value-type="float">
            <text:p>-0.15771</text:p>
          </table:table-cell>
          <table:table-cell table:formula="of:=IF([main.$H14]=1;[main.$G14];&quot;&quot;)" office:value-type="float" office:value="0.41551" calcext:value-type="float">
            <text:p>0.41551</text:p>
          </table:table-cell>
          <table:table-cell table:formula="of:=IF([main.$H14]=2;[main.$F14];&quot;&quot;)">
            <text:p/>
          </table:table-cell>
          <table:table-cell table:formula="of:=IF([main.$H14]=2;[main.$G14];&quot;&quot;)">
            <text:p/>
          </table:table-cell>
        </table:table-row>
        <table:table-row table:style-name="ro1">
          <table:table-cell table:formula="of:=IF([main.$C15]=0;[main.$A15];&quot;&quot;)">
            <text:p/>
          </table:table-cell>
          <table:table-cell table:formula="of:=IF([main.$C15]=0;[main.$B15];&quot;&quot;)">
            <text:p/>
          </table:table-cell>
          <table:table-cell table:formula="of:=IF([main.$C15]=1;[main.$A15];&quot;&quot;)">
            <text:p/>
          </table:table-cell>
          <table:table-cell table:formula="of:=IF([main.$C15]=1;[main.$B15];&quot;&quot;)">
            <text:p/>
          </table:table-cell>
          <table:table-cell table:formula="of:=IF([main.$C15]=2;[main.$A15];&quot;&quot;)" office:value-type="float" office:value="-2.89135" calcext:value-type="float">
            <text:p>-2.89135</text:p>
          </table:table-cell>
          <table:table-cell table:formula="of:=IF([main.$C15]=2;[main.$B15];&quot;&quot;)" office:value-type="float" office:value="15.84831" calcext:value-type="float">
            <text:p>15.84831</text:p>
          </table:table-cell>
          <table:table-cell table:number-columns-repeated="2"/>
          <table:table-cell table:formula="of:=IF([main.$H15]=0;[main.$F15];&quot;&quot;)" office:value-type="float" office:value="-2.89135" calcext:value-type="float">
            <text:p>-2.89135</text:p>
          </table:table-cell>
          <table:table-cell table:formula="of:=IF([main.$H15]=0;[main.$G15];&quot;&quot;)" office:value-type="float" office:value="15.84831" calcext:value-type="float">
            <text:p>15.84831</text:p>
          </table:table-cell>
          <table:table-cell table:formula="of:=IF([main.$H15]=1;[main.$F15];&quot;&quot;)">
            <text:p/>
          </table:table-cell>
          <table:table-cell table:formula="of:=IF([main.$H15]=1;[main.$G15];&quot;&quot;)">
            <text:p/>
          </table:table-cell>
          <table:table-cell table:formula="of:=IF([main.$H15]=2;[main.$F15];&quot;&quot;)">
            <text:p/>
          </table:table-cell>
          <table:table-cell table:formula="of:=IF([main.$H15]=2;[main.$G15];&quot;&quot;)">
            <text:p/>
          </table:table-cell>
        </table:table-row>
        <table:table-row table:style-name="ro1">
          <table:table-cell table:formula="of:=IF([main.$C16]=0;[main.$A16];&quot;&quot;)" office:value-type="float" office:value="5.02461" calcext:value-type="float">
            <text:p>5.02461</text:p>
          </table:table-cell>
          <table:table-cell table:formula="of:=IF([main.$C16]=0;[main.$B16];&quot;&quot;)" office:value-type="float" office:value="0.74118" calcext:value-type="float">
            <text:p>0.74118</text:p>
          </table:table-cell>
          <table:table-cell table:formula="of:=IF([main.$C16]=1;[main.$A16];&quot;&quot;)">
            <text:p/>
          </table:table-cell>
          <table:table-cell table:formula="of:=IF([main.$C16]=1;[main.$B16];&quot;&quot;)">
            <text:p/>
          </table:table-cell>
          <table:table-cell table:formula="of:=IF([main.$C16]=2;[main.$A16];&quot;&quot;)">
            <text:p/>
          </table:table-cell>
          <table:table-cell table:formula="of:=IF([main.$C16]=2;[main.$B16];&quot;&quot;)">
            <text:p/>
          </table:table-cell>
          <table:table-cell table:number-columns-repeated="2"/>
          <table:table-cell table:formula="of:=IF([main.$H16]=0;[main.$F16];&quot;&quot;)">
            <text:p/>
          </table:table-cell>
          <table:table-cell table:formula="of:=IF([main.$H16]=0;[main.$G16];&quot;&quot;)">
            <text:p/>
          </table:table-cell>
          <table:table-cell table:formula="of:=IF([main.$H16]=1;[main.$F16];&quot;&quot;)" office:value-type="float" office:value="5.02461" calcext:value-type="float">
            <text:p>5.02461</text:p>
          </table:table-cell>
          <table:table-cell table:formula="of:=IF([main.$H16]=1;[main.$G16];&quot;&quot;)" office:value-type="float" office:value="0.74118" calcext:value-type="float">
            <text:p>0.74118</text:p>
          </table:table-cell>
          <table:table-cell table:formula="of:=IF([main.$H16]=2;[main.$F16];&quot;&quot;)">
            <text:p/>
          </table:table-cell>
          <table:table-cell table:formula="of:=IF([main.$H16]=2;[main.$G16];&quot;&quot;)">
            <text:p/>
          </table:table-cell>
        </table:table-row>
        <table:table-row table:style-name="ro1">
          <table:table-cell table:formula="of:=IF([main.$C17]=0;[main.$A17];&quot;&quot;)" office:value-type="float" office:value="0.2519" calcext:value-type="float">
            <text:p>0.2519</text:p>
          </table:table-cell>
          <table:table-cell table:formula="of:=IF([main.$C17]=0;[main.$B17];&quot;&quot;)" office:value-type="float" office:value="-1.08374" calcext:value-type="float">
            <text:p>-1.08374</text:p>
          </table:table-cell>
          <table:table-cell table:formula="of:=IF([main.$C17]=1;[main.$A17];&quot;&quot;)">
            <text:p/>
          </table:table-cell>
          <table:table-cell table:formula="of:=IF([main.$C17]=1;[main.$B17];&quot;&quot;)">
            <text:p/>
          </table:table-cell>
          <table:table-cell table:formula="of:=IF([main.$C17]=2;[main.$A17];&quot;&quot;)">
            <text:p/>
          </table:table-cell>
          <table:table-cell table:formula="of:=IF([main.$C17]=2;[main.$B17];&quot;&quot;)">
            <text:p/>
          </table:table-cell>
          <table:table-cell table:number-columns-repeated="2"/>
          <table:table-cell table:formula="of:=IF([main.$H17]=0;[main.$F17];&quot;&quot;)">
            <text:p/>
          </table:table-cell>
          <table:table-cell table:formula="of:=IF([main.$H17]=0;[main.$G17];&quot;&quot;)">
            <text:p/>
          </table:table-cell>
          <table:table-cell table:formula="of:=IF([main.$H17]=1;[main.$F17];&quot;&quot;)" office:value-type="float" office:value="0.2519" calcext:value-type="float">
            <text:p>0.2519</text:p>
          </table:table-cell>
          <table:table-cell table:formula="of:=IF([main.$H17]=1;[main.$G17];&quot;&quot;)" office:value-type="float" office:value="-1.08374" calcext:value-type="float">
            <text:p>-1.08374</text:p>
          </table:table-cell>
          <table:table-cell table:formula="of:=IF([main.$H17]=2;[main.$F17];&quot;&quot;)">
            <text:p/>
          </table:table-cell>
          <table:table-cell table:formula="of:=IF([main.$H17]=2;[main.$G17];&quot;&quot;)">
            <text:p/>
          </table:table-cell>
        </table:table-row>
        <table:table-row table:style-name="ro1">
          <table:table-cell table:formula="of:=IF([main.$C18]=0;[main.$A18];&quot;&quot;)" office:value-type="float" office:value="5.27325" calcext:value-type="float">
            <text:p>5.27325</text:p>
          </table:table-cell>
          <table:table-cell table:formula="of:=IF([main.$C18]=0;[main.$B18];&quot;&quot;)" office:value-type="float" office:value="1.01255" calcext:value-type="float">
            <text:p>1.01255</text:p>
          </table:table-cell>
          <table:table-cell table:formula="of:=IF([main.$C18]=1;[main.$A18];&quot;&quot;)">
            <text:p/>
          </table:table-cell>
          <table:table-cell table:formula="of:=IF([main.$C18]=1;[main.$B18];&quot;&quot;)">
            <text:p/>
          </table:table-cell>
          <table:table-cell table:formula="of:=IF([main.$C18]=2;[main.$A18];&quot;&quot;)">
            <text:p/>
          </table:table-cell>
          <table:table-cell table:formula="of:=IF([main.$C18]=2;[main.$B18];&quot;&quot;)">
            <text:p/>
          </table:table-cell>
          <table:table-cell table:number-columns-repeated="2"/>
          <table:table-cell table:formula="of:=IF([main.$H18]=0;[main.$F18];&quot;&quot;)">
            <text:p/>
          </table:table-cell>
          <table:table-cell table:formula="of:=IF([main.$H18]=0;[main.$G18];&quot;&quot;)">
            <text:p/>
          </table:table-cell>
          <table:table-cell table:formula="of:=IF([main.$H18]=1;[main.$F18];&quot;&quot;)" office:value-type="float" office:value="5.27325" calcext:value-type="float">
            <text:p>5.27325</text:p>
          </table:table-cell>
          <table:table-cell table:formula="of:=IF([main.$H18]=1;[main.$G18];&quot;&quot;)" office:value-type="float" office:value="1.01255" calcext:value-type="float">
            <text:p>1.01255</text:p>
          </table:table-cell>
          <table:table-cell table:formula="of:=IF([main.$H18]=2;[main.$F18];&quot;&quot;)">
            <text:p/>
          </table:table-cell>
          <table:table-cell table:formula="of:=IF([main.$H18]=2;[main.$G18];&quot;&quot;)">
            <text:p/>
          </table:table-cell>
        </table:table-row>
        <table:table-row table:style-name="ro1">
          <table:table-cell table:formula="of:=IF([main.$C19]=0;[main.$A19];&quot;&quot;)">
            <text:p/>
          </table:table-cell>
          <table:table-cell table:formula="of:=IF([main.$C19]=0;[main.$B19];&quot;&quot;)">
            <text:p/>
          </table:table-cell>
          <table:table-cell table:formula="of:=IF([main.$C19]=1;[main.$A19];&quot;&quot;)" office:value-type="float" office:value="9.11681" calcext:value-type="float">
            <text:p>9.11681</text:p>
          </table:table-cell>
          <table:table-cell table:formula="of:=IF([main.$C19]=1;[main.$B19];&quot;&quot;)" office:value-type="float" office:value="6.35552" calcext:value-type="float">
            <text:p>6.35552</text:p>
          </table:table-cell>
          <table:table-cell table:formula="of:=IF([main.$C19]=2;[main.$A19];&quot;&quot;)">
            <text:p/>
          </table:table-cell>
          <table:table-cell table:formula="of:=IF([main.$C19]=2;[main.$B19];&quot;&quot;)">
            <text:p/>
          </table:table-cell>
          <table:table-cell table:number-columns-repeated="2"/>
          <table:table-cell table:formula="of:=IF([main.$H19]=0;[main.$F19];&quot;&quot;)">
            <text:p/>
          </table:table-cell>
          <table:table-cell table:formula="of:=IF([main.$H19]=0;[main.$G19];&quot;&quot;)">
            <text:p/>
          </table:table-cell>
          <table:table-cell table:formula="of:=IF([main.$H19]=1;[main.$F19];&quot;&quot;)">
            <text:p/>
          </table:table-cell>
          <table:table-cell table:formula="of:=IF([main.$H19]=1;[main.$G19];&quot;&quot;)">
            <text:p/>
          </table:table-cell>
          <table:table-cell table:formula="of:=IF([main.$H19]=2;[main.$F19];&quot;&quot;)" office:value-type="float" office:value="9.11681" calcext:value-type="float">
            <text:p>9.11681</text:p>
          </table:table-cell>
          <table:table-cell table:formula="of:=IF([main.$H19]=2;[main.$G19];&quot;&quot;)" office:value-type="float" office:value="6.35552" calcext:value-type="float">
            <text:p>6.35552</text:p>
          </table:table-cell>
        </table:table-row>
        <table:table-row table:style-name="ro1">
          <table:table-cell table:formula="of:=IF([main.$C20]=0;[main.$A20];&quot;&quot;)">
            <text:p/>
          </table:table-cell>
          <table:table-cell table:formula="of:=IF([main.$C20]=0;[main.$B20];&quot;&quot;)">
            <text:p/>
          </table:table-cell>
          <table:table-cell table:formula="of:=IF([main.$C20]=1;[main.$A20];&quot;&quot;)" office:value-type="float" office:value="7.76835" calcext:value-type="float">
            <text:p>7.76835</text:p>
          </table:table-cell>
          <table:table-cell table:formula="of:=IF([main.$C20]=1;[main.$B20];&quot;&quot;)" office:value-type="float" office:value="0.60273" calcext:value-type="float">
            <text:p>0.60273</text:p>
          </table:table-cell>
          <table:table-cell table:formula="of:=IF([main.$C20]=2;[main.$A20];&quot;&quot;)">
            <text:p/>
          </table:table-cell>
          <table:table-cell table:formula="of:=IF([main.$C20]=2;[main.$B20];&quot;&quot;)">
            <text:p/>
          </table:table-cell>
          <table:table-cell table:number-columns-repeated="2"/>
          <table:table-cell table:formula="of:=IF([main.$H20]=0;[main.$F20];&quot;&quot;)">
            <text:p/>
          </table:table-cell>
          <table:table-cell table:formula="of:=IF([main.$H20]=0;[main.$G20];&quot;&quot;)">
            <text:p/>
          </table:table-cell>
          <table:table-cell table:formula="of:=IF([main.$H20]=1;[main.$F20];&quot;&quot;)">
            <text:p/>
          </table:table-cell>
          <table:table-cell table:formula="of:=IF([main.$H20]=1;[main.$G20];&quot;&quot;)">
            <text:p/>
          </table:table-cell>
          <table:table-cell table:formula="of:=IF([main.$H20]=2;[main.$F20];&quot;&quot;)" office:value-type="float" office:value="7.76835" calcext:value-type="float">
            <text:p>7.76835</text:p>
          </table:table-cell>
          <table:table-cell table:formula="of:=IF([main.$H20]=2;[main.$G20];&quot;&quot;)" office:value-type="float" office:value="0.60273" calcext:value-type="float">
            <text:p>0.60273</text:p>
          </table:table-cell>
        </table:table-row>
        <table:table-row table:style-name="ro1">
          <table:table-cell table:formula="of:=IF([main.$C21]=0;[main.$A21];&quot;&quot;)">
            <text:p/>
          </table:table-cell>
          <table:table-cell table:formula="of:=IF([main.$C21]=0;[main.$B21];&quot;&quot;)">
            <text:p/>
          </table:table-cell>
          <table:table-cell table:formula="of:=IF([main.$C21]=1;[main.$A21];&quot;&quot;)" office:value-type="float" office:value="17.57917" calcext:value-type="float">
            <text:p>17.57917</text:p>
          </table:table-cell>
          <table:table-cell table:formula="of:=IF([main.$C21]=1;[main.$B21];&quot;&quot;)" office:value-type="float" office:value="7.55135" calcext:value-type="float">
            <text:p>7.55135</text:p>
          </table:table-cell>
          <table:table-cell table:formula="of:=IF([main.$C21]=2;[main.$A21];&quot;&quot;)">
            <text:p/>
          </table:table-cell>
          <table:table-cell table:formula="of:=IF([main.$C21]=2;[main.$B21];&quot;&quot;)">
            <text:p/>
          </table:table-cell>
          <table:table-cell table:number-columns-repeated="2"/>
          <table:table-cell table:formula="of:=IF([main.$H21]=0;[main.$F21];&quot;&quot;)">
            <text:p/>
          </table:table-cell>
          <table:table-cell table:formula="of:=IF([main.$H21]=0;[main.$G21];&quot;&quot;)">
            <text:p/>
          </table:table-cell>
          <table:table-cell table:formula="of:=IF([main.$H21]=1;[main.$F21];&quot;&quot;)">
            <text:p/>
          </table:table-cell>
          <table:table-cell table:formula="of:=IF([main.$H21]=1;[main.$G21];&quot;&quot;)">
            <text:p/>
          </table:table-cell>
          <table:table-cell table:formula="of:=IF([main.$H21]=2;[main.$F21];&quot;&quot;)" office:value-type="float" office:value="17.57917" calcext:value-type="float">
            <text:p>17.57917</text:p>
          </table:table-cell>
          <table:table-cell table:formula="of:=IF([main.$H21]=2;[main.$G21];&quot;&quot;)" office:value-type="float" office:value="7.55135" calcext:value-type="float">
            <text:p>7.55135</text:p>
          </table:table-cell>
        </table:table-row>
        <table:table-row table:style-name="ro1">
          <table:table-cell table:formula="of:=IF([main.$C22]=0;[main.$A22];&quot;&quot;)">
            <text:p/>
          </table:table-cell>
          <table:table-cell table:formula="of:=IF([main.$C22]=0;[main.$B22];&quot;&quot;)">
            <text:p/>
          </table:table-cell>
          <table:table-cell table:formula="of:=IF([main.$C22]=1;[main.$A22];&quot;&quot;)">
            <text:p/>
          </table:table-cell>
          <table:table-cell table:formula="of:=IF([main.$C22]=1;[main.$B22];&quot;&quot;)">
            <text:p/>
          </table:table-cell>
          <table:table-cell table:formula="of:=IF([main.$C22]=2;[main.$A22];&quot;&quot;)" office:value-type="float" office:value="-6.29619" calcext:value-type="float">
            <text:p>-6.29619</text:p>
          </table:table-cell>
          <table:table-cell table:formula="of:=IF([main.$C22]=2;[main.$B22];&quot;&quot;)" office:value-type="float" office:value="7.05771" calcext:value-type="float">
            <text:p>7.05771</text:p>
          </table:table-cell>
          <table:table-cell table:number-columns-repeated="2"/>
          <table:table-cell table:formula="of:=IF([main.$H22]=0;[main.$F22];&quot;&quot;)" office:value-type="float" office:value="-6.29619" calcext:value-type="float">
            <text:p>-6.29619</text:p>
          </table:table-cell>
          <table:table-cell table:formula="of:=IF([main.$H22]=0;[main.$G22];&quot;&quot;)" office:value-type="float" office:value="7.05771" calcext:value-type="float">
            <text:p>7.05771</text:p>
          </table:table-cell>
          <table:table-cell table:formula="of:=IF([main.$H22]=1;[main.$F22];&quot;&quot;)">
            <text:p/>
          </table:table-cell>
          <table:table-cell table:formula="of:=IF([main.$H22]=1;[main.$G22];&quot;&quot;)">
            <text:p/>
          </table:table-cell>
          <table:table-cell table:formula="of:=IF([main.$H22]=2;[main.$F22];&quot;&quot;)">
            <text:p/>
          </table:table-cell>
          <table:table-cell table:formula="of:=IF([main.$H22]=2;[main.$G22];&quot;&quot;)">
            <text:p/>
          </table:table-cell>
        </table:table-row>
        <table:table-row table:style-name="ro1">
          <table:table-cell table:formula="of:=IF([main.$C23]=0;[main.$A23];&quot;&quot;)" office:value-type="float" office:value="-1.21761" calcext:value-type="float">
            <text:p>-1.21761</text:p>
          </table:table-cell>
          <table:table-cell table:formula="of:=IF([main.$C23]=0;[main.$B23];&quot;&quot;)" office:value-type="float" office:value="0.74927" calcext:value-type="float">
            <text:p>0.74927</text:p>
          </table:table-cell>
          <table:table-cell table:formula="of:=IF([main.$C23]=1;[main.$A23];&quot;&quot;)">
            <text:p/>
          </table:table-cell>
          <table:table-cell table:formula="of:=IF([main.$C23]=1;[main.$B23];&quot;&quot;)">
            <text:p/>
          </table:table-cell>
          <table:table-cell table:formula="of:=IF([main.$C23]=2;[main.$A23];&quot;&quot;)">
            <text:p/>
          </table:table-cell>
          <table:table-cell table:formula="of:=IF([main.$C23]=2;[main.$B23];&quot;&quot;)">
            <text:p/>
          </table:table-cell>
          <table:table-cell table:number-columns-repeated="2"/>
          <table:table-cell table:formula="of:=IF([main.$H23]=0;[main.$F23];&quot;&quot;)">
            <text:p/>
          </table:table-cell>
          <table:table-cell table:formula="of:=IF([main.$H23]=0;[main.$G23];&quot;&quot;)">
            <text:p/>
          </table:table-cell>
          <table:table-cell table:formula="of:=IF([main.$H23]=1;[main.$F23];&quot;&quot;)" office:value-type="float" office:value="-1.21761" calcext:value-type="float">
            <text:p>-1.21761</text:p>
          </table:table-cell>
          <table:table-cell table:formula="of:=IF([main.$H23]=1;[main.$G23];&quot;&quot;)" office:value-type="float" office:value="0.74927" calcext:value-type="float">
            <text:p>0.74927</text:p>
          </table:table-cell>
          <table:table-cell table:formula="of:=IF([main.$H23]=2;[main.$F23];&quot;&quot;)">
            <text:p/>
          </table:table-cell>
          <table:table-cell table:formula="of:=IF([main.$H23]=2;[main.$G23];&quot;&quot;)">
            <text:p/>
          </table:table-cell>
        </table:table-row>
        <table:table-row table:style-name="ro1">
          <table:table-cell table:formula="of:=IF([main.$C24]=0;[main.$A24];&quot;&quot;)">
            <text:p/>
          </table:table-cell>
          <table:table-cell table:formula="of:=IF([main.$C24]=0;[main.$B24];&quot;&quot;)">
            <text:p/>
          </table:table-cell>
          <table:table-cell table:formula="of:=IF([main.$C24]=1;[main.$A24];&quot;&quot;)">
            <text:p/>
          </table:table-cell>
          <table:table-cell table:formula="of:=IF([main.$C24]=1;[main.$B24];&quot;&quot;)">
            <text:p/>
          </table:table-cell>
          <table:table-cell table:formula="of:=IF([main.$C24]=2;[main.$A24];&quot;&quot;)" office:value-type="float" office:value="1.1792" calcext:value-type="float">
            <text:p>1.1792</text:p>
          </table:table-cell>
          <table:table-cell table:formula="of:=IF([main.$C24]=2;[main.$B24];&quot;&quot;)" office:value-type="float" office:value="17.72361" calcext:value-type="float">
            <text:p>17.72361</text:p>
          </table:table-cell>
          <table:table-cell table:number-columns-repeated="2"/>
          <table:table-cell table:formula="of:=IF([main.$H24]=0;[main.$F24];&quot;&quot;)" office:value-type="float" office:value="1.1792" calcext:value-type="float">
            <text:p>1.1792</text:p>
          </table:table-cell>
          <table:table-cell table:formula="of:=IF([main.$H24]=0;[main.$G24];&quot;&quot;)" office:value-type="float" office:value="17.72361" calcext:value-type="float">
            <text:p>17.72361</text:p>
          </table:table-cell>
          <table:table-cell table:formula="of:=IF([main.$H24]=1;[main.$F24];&quot;&quot;)">
            <text:p/>
          </table:table-cell>
          <table:table-cell table:formula="of:=IF([main.$H24]=1;[main.$G24];&quot;&quot;)">
            <text:p/>
          </table:table-cell>
          <table:table-cell table:formula="of:=IF([main.$H24]=2;[main.$F24];&quot;&quot;)">
            <text:p/>
          </table:table-cell>
          <table:table-cell table:formula="of:=IF([main.$H24]=2;[main.$G24];&quot;&quot;)">
            <text:p/>
          </table:table-cell>
        </table:table-row>
        <table:table-row table:style-name="ro1">
          <table:table-cell table:formula="of:=IF([main.$C25]=0;[main.$A25];&quot;&quot;)">
            <text:p/>
          </table:table-cell>
          <table:table-cell table:formula="of:=IF([main.$C25]=0;[main.$B25];&quot;&quot;)">
            <text:p/>
          </table:table-cell>
          <table:table-cell table:formula="of:=IF([main.$C25]=1;[main.$A25];&quot;&quot;)">
            <text:p/>
          </table:table-cell>
          <table:table-cell table:formula="of:=IF([main.$C25]=1;[main.$B25];&quot;&quot;)">
            <text:p/>
          </table:table-cell>
          <table:table-cell table:formula="of:=IF([main.$C25]=2;[main.$A25];&quot;&quot;)" office:value-type="float" office:value="-4.07091" calcext:value-type="float">
            <text:p>-4.07091</text:p>
          </table:table-cell>
          <table:table-cell table:formula="of:=IF([main.$C25]=2;[main.$B25];&quot;&quot;)" office:value-type="float" office:value="13.62372" calcext:value-type="float">
            <text:p>13.62372</text:p>
          </table:table-cell>
          <table:table-cell table:number-columns-repeated="2"/>
          <table:table-cell table:formula="of:=IF([main.$H25]=0;[main.$F25];&quot;&quot;)" office:value-type="float" office:value="-4.07091" calcext:value-type="float">
            <text:p>-4.07091</text:p>
          </table:table-cell>
          <table:table-cell table:formula="of:=IF([main.$H25]=0;[main.$G25];&quot;&quot;)" office:value-type="float" office:value="13.62372" calcext:value-type="float">
            <text:p>13.62372</text:p>
          </table:table-cell>
          <table:table-cell table:formula="of:=IF([main.$H25]=1;[main.$F25];&quot;&quot;)">
            <text:p/>
          </table:table-cell>
          <table:table-cell table:formula="of:=IF([main.$H25]=1;[main.$G25];&quot;&quot;)">
            <text:p/>
          </table:table-cell>
          <table:table-cell table:formula="of:=IF([main.$H25]=2;[main.$F25];&quot;&quot;)">
            <text:p/>
          </table:table-cell>
          <table:table-cell table:formula="of:=IF([main.$H25]=2;[main.$G25];&quot;&quot;)">
            <text:p/>
          </table:table-cell>
        </table:table-row>
        <table:table-row table:style-name="ro1">
          <table:table-cell table:formula="of:=IF([main.$C26]=0;[main.$A26];&quot;&quot;)">
            <text:p/>
          </table:table-cell>
          <table:table-cell table:formula="of:=IF([main.$C26]=0;[main.$B26];&quot;&quot;)">
            <text:p/>
          </table:table-cell>
          <table:table-cell table:formula="of:=IF([main.$C26]=1;[main.$A26];&quot;&quot;)" office:value-type="float" office:value="13.51998" calcext:value-type="float">
            <text:p>13.51998</text:p>
          </table:table-cell>
          <table:table-cell table:formula="of:=IF([main.$C26]=1;[main.$B26];&quot;&quot;)" office:value-type="float" office:value="4.23001" calcext:value-type="float">
            <text:p>4.23001</text:p>
          </table:table-cell>
          <table:table-cell table:formula="of:=IF([main.$C26]=2;[main.$A26];&quot;&quot;)">
            <text:p/>
          </table:table-cell>
          <table:table-cell table:formula="of:=IF([main.$C26]=2;[main.$B26];&quot;&quot;)">
            <text:p/>
          </table:table-cell>
          <table:table-cell table:number-columns-repeated="2"/>
          <table:table-cell table:formula="of:=IF([main.$H26]=0;[main.$F26];&quot;&quot;)">
            <text:p/>
          </table:table-cell>
          <table:table-cell table:formula="of:=IF([main.$H26]=0;[main.$G26];&quot;&quot;)">
            <text:p/>
          </table:table-cell>
          <table:table-cell table:formula="of:=IF([main.$H26]=1;[main.$F26];&quot;&quot;)">
            <text:p/>
          </table:table-cell>
          <table:table-cell table:formula="of:=IF([main.$H26]=1;[main.$G26];&quot;&quot;)">
            <text:p/>
          </table:table-cell>
          <table:table-cell table:formula="of:=IF([main.$H26]=2;[main.$F26];&quot;&quot;)" office:value-type="float" office:value="13.51998" calcext:value-type="float">
            <text:p>13.51998</text:p>
          </table:table-cell>
          <table:table-cell table:formula="of:=IF([main.$H26]=2;[main.$G26];&quot;&quot;)" office:value-type="float" office:value="4.23001" calcext:value-type="float">
            <text:p>4.23001</text:p>
          </table:table-cell>
        </table:table-row>
        <table:table-row table:style-name="ro1">
          <table:table-cell table:formula="of:=IF([main.$C27]=0;[main.$A27];&quot;&quot;)">
            <text:p/>
          </table:table-cell>
          <table:table-cell table:formula="of:=IF([main.$C27]=0;[main.$B27];&quot;&quot;)">
            <text:p/>
          </table:table-cell>
          <table:table-cell table:formula="of:=IF([main.$C27]=1;[main.$A27];&quot;&quot;)">
            <text:p/>
          </table:table-cell>
          <table:table-cell table:formula="of:=IF([main.$C27]=1;[main.$B27];&quot;&quot;)">
            <text:p/>
          </table:table-cell>
          <table:table-cell table:formula="of:=IF([main.$C27]=2;[main.$A27];&quot;&quot;)" office:value-type="float" office:value="0.37617" calcext:value-type="float">
            <text:p>0.37617</text:p>
          </table:table-cell>
          <table:table-cell table:formula="of:=IF([main.$C27]=2;[main.$B27];&quot;&quot;)" office:value-type="float" office:value="21.12616" calcext:value-type="float">
            <text:p>21.12616</text:p>
          </table:table-cell>
          <table:table-cell table:number-columns-repeated="2"/>
          <table:table-cell table:formula="of:=IF([main.$H27]=0;[main.$F27];&quot;&quot;)" office:value-type="float" office:value="0.37617" calcext:value-type="float">
            <text:p>0.37617</text:p>
          </table:table-cell>
          <table:table-cell table:formula="of:=IF([main.$H27]=0;[main.$G27];&quot;&quot;)" office:value-type="float" office:value="21.12616" calcext:value-type="float">
            <text:p>21.12616</text:p>
          </table:table-cell>
          <table:table-cell table:formula="of:=IF([main.$H27]=1;[main.$F27];&quot;&quot;)">
            <text:p/>
          </table:table-cell>
          <table:table-cell table:formula="of:=IF([main.$H27]=1;[main.$G27];&quot;&quot;)">
            <text:p/>
          </table:table-cell>
          <table:table-cell table:formula="of:=IF([main.$H27]=2;[main.$F27];&quot;&quot;)">
            <text:p/>
          </table:table-cell>
          <table:table-cell table:formula="of:=IF([main.$H27]=2;[main.$G27];&quot;&quot;)">
            <text:p/>
          </table:table-cell>
        </table:table-row>
        <table:table-row table:style-name="ro1">
          <table:table-cell table:formula="of:=IF([main.$C28]=0;[main.$A28];&quot;&quot;)" office:value-type="float" office:value="-0.42595" calcext:value-type="float">
            <text:p>-0.42595</text:p>
          </table:table-cell>
          <table:table-cell table:formula="of:=IF([main.$C28]=0;[main.$B28];&quot;&quot;)" office:value-type="float" office:value="0.51888" calcext:value-type="float">
            <text:p>0.51888</text:p>
          </table:table-cell>
          <table:table-cell table:formula="of:=IF([main.$C28]=1;[main.$A28];&quot;&quot;)">
            <text:p/>
          </table:table-cell>
          <table:table-cell table:formula="of:=IF([main.$C28]=1;[main.$B28];&quot;&quot;)">
            <text:p/>
          </table:table-cell>
          <table:table-cell table:formula="of:=IF([main.$C28]=2;[main.$A28];&quot;&quot;)">
            <text:p/>
          </table:table-cell>
          <table:table-cell table:formula="of:=IF([main.$C28]=2;[main.$B28];&quot;&quot;)">
            <text:p/>
          </table:table-cell>
          <table:table-cell table:number-columns-repeated="2"/>
          <table:table-cell table:formula="of:=IF([main.$H28]=0;[main.$F28];&quot;&quot;)">
            <text:p/>
          </table:table-cell>
          <table:table-cell table:formula="of:=IF([main.$H28]=0;[main.$G28];&quot;&quot;)">
            <text:p/>
          </table:table-cell>
          <table:table-cell table:formula="of:=IF([main.$H28]=1;[main.$F28];&quot;&quot;)" office:value-type="float" office:value="-0.42595" calcext:value-type="float">
            <text:p>-0.42595</text:p>
          </table:table-cell>
          <table:table-cell table:formula="of:=IF([main.$H28]=1;[main.$G28];&quot;&quot;)" office:value-type="float" office:value="0.51888" calcext:value-type="float">
            <text:p>0.51888</text:p>
          </table:table-cell>
          <table:table-cell table:formula="of:=IF([main.$H28]=2;[main.$F28];&quot;&quot;)">
            <text:p/>
          </table:table-cell>
          <table:table-cell table:formula="of:=IF([main.$H28]=2;[main.$G28];&quot;&quot;)">
            <text:p/>
          </table:table-cell>
        </table:table-row>
        <table:table-row table:style-name="ro1">
          <table:table-cell table:formula="of:=IF([main.$C29]=0;[main.$A29];&quot;&quot;)">
            <text:p/>
          </table:table-cell>
          <table:table-cell table:formula="of:=IF([main.$C29]=0;[main.$B29];&quot;&quot;)">
            <text:p/>
          </table:table-cell>
          <table:table-cell table:formula="of:=IF([main.$C29]=1;[main.$A29];&quot;&quot;)">
            <text:p/>
          </table:table-cell>
          <table:table-cell table:formula="of:=IF([main.$C29]=1;[main.$B29];&quot;&quot;)">
            <text:p/>
          </table:table-cell>
          <table:table-cell table:formula="of:=IF([main.$C29]=2;[main.$A29];&quot;&quot;)" office:value-type="float" office:value="2.67652" calcext:value-type="float">
            <text:p>2.67652</text:p>
          </table:table-cell>
          <table:table-cell table:formula="of:=IF([main.$C29]=2;[main.$B29];&quot;&quot;)" office:value-type="float" office:value="3.58832" calcext:value-type="float">
            <text:p>3.58832</text:p>
          </table:table-cell>
          <table:table-cell table:number-columns-repeated="2"/>
          <table:table-cell table:formula="of:=IF([main.$H29]=0;[main.$F29];&quot;&quot;)" office:value-type="float" office:value="2.67652" calcext:value-type="float">
            <text:p>2.67652</text:p>
          </table:table-cell>
          <table:table-cell table:formula="of:=IF([main.$H29]=0;[main.$G29];&quot;&quot;)" office:value-type="float" office:value="3.58832" calcext:value-type="float">
            <text:p>3.58832</text:p>
          </table:table-cell>
          <table:table-cell table:formula="of:=IF([main.$H29]=1;[main.$F29];&quot;&quot;)">
            <text:p/>
          </table:table-cell>
          <table:table-cell table:formula="of:=IF([main.$H29]=1;[main.$G29];&quot;&quot;)">
            <text:p/>
          </table:table-cell>
          <table:table-cell table:formula="of:=IF([main.$H29]=2;[main.$F29];&quot;&quot;)">
            <text:p/>
          </table:table-cell>
          <table:table-cell table:formula="of:=IF([main.$H29]=2;[main.$G29];&quot;&quot;)">
            <text:p/>
          </table:table-cell>
        </table:table-row>
        <table:table-row table:style-name="ro1">
          <table:table-cell table:formula="of:=IF([main.$C30]=0;[main.$A30];&quot;&quot;)">
            <text:p/>
          </table:table-cell>
          <table:table-cell table:formula="of:=IF([main.$C30]=0;[main.$B30];&quot;&quot;)">
            <text:p/>
          </table:table-cell>
          <table:table-cell table:formula="of:=IF([main.$C30]=1;[main.$A30];&quot;&quot;)">
            <text:p/>
          </table:table-cell>
          <table:table-cell table:formula="of:=IF([main.$C30]=1;[main.$B30];&quot;&quot;)">
            <text:p/>
          </table:table-cell>
          <table:table-cell table:formula="of:=IF([main.$C30]=2;[main.$A30];&quot;&quot;)" office:value-type="float" office:value="0.82346" calcext:value-type="float">
            <text:p>0.82346</text:p>
          </table:table-cell>
          <table:table-cell table:formula="of:=IF([main.$C30]=2;[main.$B30];&quot;&quot;)" office:value-type="float" office:value="11.45524" calcext:value-type="float">
            <text:p>11.45524</text:p>
          </table:table-cell>
          <table:table-cell table:number-columns-repeated="2"/>
          <table:table-cell table:formula="of:=IF([main.$H30]=0;[main.$F30];&quot;&quot;)" office:value-type="float" office:value="0.82346" calcext:value-type="float">
            <text:p>0.82346</text:p>
          </table:table-cell>
          <table:table-cell table:formula="of:=IF([main.$H30]=0;[main.$G30];&quot;&quot;)" office:value-type="float" office:value="11.45524" calcext:value-type="float">
            <text:p>11.45524</text:p>
          </table:table-cell>
          <table:table-cell table:formula="of:=IF([main.$H30]=1;[main.$F30];&quot;&quot;)">
            <text:p/>
          </table:table-cell>
          <table:table-cell table:formula="of:=IF([main.$H30]=1;[main.$G30];&quot;&quot;)">
            <text:p/>
          </table:table-cell>
          <table:table-cell table:formula="of:=IF([main.$H30]=2;[main.$F30];&quot;&quot;)">
            <text:p/>
          </table:table-cell>
          <table:table-cell table:formula="of:=IF([main.$H30]=2;[main.$G30];&quot;&quot;)">
            <text:p/>
          </table:table-cell>
        </table:table-row>
        <table:table-row table:style-name="ro1">
          <table:table-cell table:formula="of:=IF([main.$C31]=0;[main.$A31];&quot;&quot;)">
            <text:p/>
          </table:table-cell>
          <table:table-cell table:formula="of:=IF([main.$C31]=0;[main.$B31];&quot;&quot;)">
            <text:p/>
          </table:table-cell>
          <table:table-cell table:formula="of:=IF([main.$C31]=1;[main.$A31];&quot;&quot;)" office:value-type="float" office:value="9.02825" calcext:value-type="float">
            <text:p>9.02825</text:p>
          </table:table-cell>
          <table:table-cell table:formula="of:=IF([main.$C31]=1;[main.$B31];&quot;&quot;)" office:value-type="float" office:value="-2.47788" calcext:value-type="float">
            <text:p>-2.47788</text:p>
          </table:table-cell>
          <table:table-cell table:formula="of:=IF([main.$C31]=2;[main.$A31];&quot;&quot;)">
            <text:p/>
          </table:table-cell>
          <table:table-cell table:formula="of:=IF([main.$C31]=2;[main.$B31];&quot;&quot;)">
            <text:p/>
          </table:table-cell>
          <table:table-cell table:number-columns-repeated="2"/>
          <table:table-cell table:formula="of:=IF([main.$H31]=0;[main.$F31];&quot;&quot;)">
            <text:p/>
          </table:table-cell>
          <table:table-cell table:formula="of:=IF([main.$H31]=0;[main.$G31];&quot;&quot;)">
            <text:p/>
          </table:table-cell>
          <table:table-cell table:formula="of:=IF([main.$H31]=1;[main.$F31];&quot;&quot;)">
            <text:p/>
          </table:table-cell>
          <table:table-cell table:formula="of:=IF([main.$H31]=1;[main.$G31];&quot;&quot;)">
            <text:p/>
          </table:table-cell>
          <table:table-cell table:formula="of:=IF([main.$H31]=2;[main.$F31];&quot;&quot;)" office:value-type="float" office:value="9.02825" calcext:value-type="float">
            <text:p>9.02825</text:p>
          </table:table-cell>
          <table:table-cell table:formula="of:=IF([main.$H31]=2;[main.$G31];&quot;&quot;)" office:value-type="float" office:value="-2.47788" calcext:value-type="float">
            <text:p>-2.47788</text:p>
          </table:table-cell>
        </table:table-row>
        <table:table-row table:style-name="ro1">
          <table:table-cell table:formula="of:=IF([main.$C32]=0;[main.$A32];&quot;&quot;)">
            <text:p/>
          </table:table-cell>
          <table:table-cell table:formula="of:=IF([main.$C32]=0;[main.$B32];&quot;&quot;)">
            <text:p/>
          </table:table-cell>
          <table:table-cell table:formula="of:=IF([main.$C32]=1;[main.$A32];&quot;&quot;)" office:value-type="float" office:value="13.24416" calcext:value-type="float">
            <text:p>13.24416</text:p>
          </table:table-cell>
          <table:table-cell table:formula="of:=IF([main.$C32]=1;[main.$B32];&quot;&quot;)" office:value-type="float" office:value="3.51939" calcext:value-type="float">
            <text:p>3.51939</text:p>
          </table:table-cell>
          <table:table-cell table:formula="of:=IF([main.$C32]=2;[main.$A32];&quot;&quot;)">
            <text:p/>
          </table:table-cell>
          <table:table-cell table:formula="of:=IF([main.$C32]=2;[main.$B32];&quot;&quot;)">
            <text:p/>
          </table:table-cell>
          <table:table-cell table:number-columns-repeated="2"/>
          <table:table-cell table:formula="of:=IF([main.$H32]=0;[main.$F32];&quot;&quot;)">
            <text:p/>
          </table:table-cell>
          <table:table-cell table:formula="of:=IF([main.$H32]=0;[main.$G32];&quot;&quot;)">
            <text:p/>
          </table:table-cell>
          <table:table-cell table:formula="of:=IF([main.$H32]=1;[main.$F32];&quot;&quot;)">
            <text:p/>
          </table:table-cell>
          <table:table-cell table:formula="of:=IF([main.$H32]=1;[main.$G32];&quot;&quot;)">
            <text:p/>
          </table:table-cell>
          <table:table-cell table:formula="of:=IF([main.$H32]=2;[main.$F32];&quot;&quot;)" office:value-type="float" office:value="13.24416" calcext:value-type="float">
            <text:p>13.24416</text:p>
          </table:table-cell>
          <table:table-cell table:formula="of:=IF([main.$H32]=2;[main.$G32];&quot;&quot;)" office:value-type="float" office:value="3.51939" calcext:value-type="float">
            <text:p>3.51939</text:p>
          </table:table-cell>
        </table:table-row>
        <table:table-row table:style-name="ro1">
          <table:table-cell table:formula="of:=IF([main.$C33]=0;[main.$A33];&quot;&quot;)">
            <text:p/>
          </table:table-cell>
          <table:table-cell table:formula="of:=IF([main.$C33]=0;[main.$B33];&quot;&quot;)">
            <text:p/>
          </table:table-cell>
          <table:table-cell table:formula="of:=IF([main.$C33]=1;[main.$A33];&quot;&quot;)" office:value-type="float" office:value="9.39347" calcext:value-type="float">
            <text:p>9.39347</text:p>
          </table:table-cell>
          <table:table-cell table:formula="of:=IF([main.$C33]=1;[main.$B33];&quot;&quot;)" office:value-type="float" office:value="4.50467" calcext:value-type="float">
            <text:p>4.50467</text:p>
          </table:table-cell>
          <table:table-cell table:formula="of:=IF([main.$C33]=2;[main.$A33];&quot;&quot;)">
            <text:p/>
          </table:table-cell>
          <table:table-cell table:formula="of:=IF([main.$C33]=2;[main.$B33];&quot;&quot;)">
            <text:p/>
          </table:table-cell>
          <table:table-cell table:number-columns-repeated="2"/>
          <table:table-cell table:formula="of:=IF([main.$H33]=0;[main.$F33];&quot;&quot;)">
            <text:p/>
          </table:table-cell>
          <table:table-cell table:formula="of:=IF([main.$H33]=0;[main.$G33];&quot;&quot;)">
            <text:p/>
          </table:table-cell>
          <table:table-cell table:formula="of:=IF([main.$H33]=1;[main.$F33];&quot;&quot;)">
            <text:p/>
          </table:table-cell>
          <table:table-cell table:formula="of:=IF([main.$H33]=1;[main.$G33];&quot;&quot;)">
            <text:p/>
          </table:table-cell>
          <table:table-cell table:formula="of:=IF([main.$H33]=2;[main.$F33];&quot;&quot;)" office:value-type="float" office:value="9.39347" calcext:value-type="float">
            <text:p>9.39347</text:p>
          </table:table-cell>
          <table:table-cell table:formula="of:=IF([main.$H33]=2;[main.$G33];&quot;&quot;)" office:value-type="float" office:value="4.50467" calcext:value-type="float">
            <text:p>4.50467</text:p>
          </table:table-cell>
        </table:table-row>
        <table:table-row table:style-name="ro1">
          <table:table-cell table:formula="of:=IF([main.$C34]=0;[main.$A34];&quot;&quot;)">
            <text:p/>
          </table:table-cell>
          <table:table-cell table:formula="of:=IF([main.$C34]=0;[main.$B34];&quot;&quot;)">
            <text:p/>
          </table:table-cell>
          <table:table-cell table:formula="of:=IF([main.$C34]=1;[main.$A34];&quot;&quot;)" office:value-type="float" office:value="13.27289" calcext:value-type="float">
            <text:p>13.27289</text:p>
          </table:table-cell>
          <table:table-cell table:formula="of:=IF([main.$C34]=1;[main.$B34];&quot;&quot;)" office:value-type="float" office:value="4.05303" calcext:value-type="float">
            <text:p>4.05303</text:p>
          </table:table-cell>
          <table:table-cell table:formula="of:=IF([main.$C34]=2;[main.$A34];&quot;&quot;)">
            <text:p/>
          </table:table-cell>
          <table:table-cell table:formula="of:=IF([main.$C34]=2;[main.$B34];&quot;&quot;)">
            <text:p/>
          </table:table-cell>
          <table:table-cell table:number-columns-repeated="2"/>
          <table:table-cell table:formula="of:=IF([main.$H34]=0;[main.$F34];&quot;&quot;)">
            <text:p/>
          </table:table-cell>
          <table:table-cell table:formula="of:=IF([main.$H34]=0;[main.$G34];&quot;&quot;)">
            <text:p/>
          </table:table-cell>
          <table:table-cell table:formula="of:=IF([main.$H34]=1;[main.$F34];&quot;&quot;)">
            <text:p/>
          </table:table-cell>
          <table:table-cell table:formula="of:=IF([main.$H34]=1;[main.$G34];&quot;&quot;)">
            <text:p/>
          </table:table-cell>
          <table:table-cell table:formula="of:=IF([main.$H34]=2;[main.$F34];&quot;&quot;)" office:value-type="float" office:value="13.27289" calcext:value-type="float">
            <text:p>13.27289</text:p>
          </table:table-cell>
          <table:table-cell table:formula="of:=IF([main.$H34]=2;[main.$G34];&quot;&quot;)" office:value-type="float" office:value="4.05303" calcext:value-type="float">
            <text:p>4.05303</text:p>
          </table:table-cell>
        </table:table-row>
        <table:table-row table:style-name="ro1">
          <table:table-cell table:formula="of:=IF([main.$C35]=0;[main.$A35];&quot;&quot;)" office:value-type="float" office:value="-3.80206" calcext:value-type="float">
            <text:p>-3.80206</text:p>
          </table:table-cell>
          <table:table-cell table:formula="of:=IF([main.$C35]=0;[main.$B35];&quot;&quot;)" office:value-type="float" office:value="0.99278" calcext:value-type="float">
            <text:p>0.99278</text:p>
          </table:table-cell>
          <table:table-cell table:formula="of:=IF([main.$C35]=1;[main.$A35];&quot;&quot;)">
            <text:p/>
          </table:table-cell>
          <table:table-cell table:formula="of:=IF([main.$C35]=1;[main.$B35];&quot;&quot;)">
            <text:p/>
          </table:table-cell>
          <table:table-cell table:formula="of:=IF([main.$C35]=2;[main.$A35];&quot;&quot;)">
            <text:p/>
          </table:table-cell>
          <table:table-cell table:formula="of:=IF([main.$C35]=2;[main.$B35];&quot;&quot;)">
            <text:p/>
          </table:table-cell>
          <table:table-cell table:number-columns-repeated="2"/>
          <table:table-cell table:formula="of:=IF([main.$H35]=0;[main.$F35];&quot;&quot;)">
            <text:p/>
          </table:table-cell>
          <table:table-cell table:formula="of:=IF([main.$H35]=0;[main.$G35];&quot;&quot;)">
            <text:p/>
          </table:table-cell>
          <table:table-cell table:formula="of:=IF([main.$H35]=1;[main.$F35];&quot;&quot;)" office:value-type="float" office:value="-3.80206" calcext:value-type="float">
            <text:p>-3.80206</text:p>
          </table:table-cell>
          <table:table-cell table:formula="of:=IF([main.$H35]=1;[main.$G35];&quot;&quot;)" office:value-type="float" office:value="0.99278" calcext:value-type="float">
            <text:p>0.99278</text:p>
          </table:table-cell>
          <table:table-cell table:formula="of:=IF([main.$H35]=2;[main.$F35];&quot;&quot;)">
            <text:p/>
          </table:table-cell>
          <table:table-cell table:formula="of:=IF([main.$H35]=2;[main.$G35];&quot;&quot;)">
            <text:p/>
          </table:table-cell>
        </table:table-row>
        <table:table-row table:style-name="ro1">
          <table:table-cell table:formula="of:=IF([main.$C36]=0;[main.$A36];&quot;&quot;)" office:value-type="float" office:value="-3.69014" calcext:value-type="float">
            <text:p>-3.69014</text:p>
          </table:table-cell>
          <table:table-cell table:formula="of:=IF([main.$C36]=0;[main.$B36];&quot;&quot;)" office:value-type="float" office:value="-0.23242" calcext:value-type="float">
            <text:p>-0.23242</text:p>
          </table:table-cell>
          <table:table-cell table:formula="of:=IF([main.$C36]=1;[main.$A36];&quot;&quot;)">
            <text:p/>
          </table:table-cell>
          <table:table-cell table:formula="of:=IF([main.$C36]=1;[main.$B36];&quot;&quot;)">
            <text:p/>
          </table:table-cell>
          <table:table-cell table:formula="of:=IF([main.$C36]=2;[main.$A36];&quot;&quot;)">
            <text:p/>
          </table:table-cell>
          <table:table-cell table:formula="of:=IF([main.$C36]=2;[main.$B36];&quot;&quot;)">
            <text:p/>
          </table:table-cell>
          <table:table-cell table:number-columns-repeated="2"/>
          <table:table-cell table:formula="of:=IF([main.$H36]=0;[main.$F36];&quot;&quot;)">
            <text:p/>
          </table:table-cell>
          <table:table-cell table:formula="of:=IF([main.$H36]=0;[main.$G36];&quot;&quot;)">
            <text:p/>
          </table:table-cell>
          <table:table-cell table:formula="of:=IF([main.$H36]=1;[main.$F36];&quot;&quot;)" office:value-type="float" office:value="-3.69014" calcext:value-type="float">
            <text:p>-3.69014</text:p>
          </table:table-cell>
          <table:table-cell table:formula="of:=IF([main.$H36]=1;[main.$G36];&quot;&quot;)" office:value-type="float" office:value="-0.23242" calcext:value-type="float">
            <text:p>-0.23242</text:p>
          </table:table-cell>
          <table:table-cell table:formula="of:=IF([main.$H36]=2;[main.$F36];&quot;&quot;)">
            <text:p/>
          </table:table-cell>
          <table:table-cell table:formula="of:=IF([main.$H36]=2;[main.$G36];&quot;&quot;)">
            <text:p/>
          </table:table-cell>
        </table:table-row>
        <table:table-row table:style-name="ro1">
          <table:table-cell table:formula="of:=IF([main.$C37]=0;[main.$A37];&quot;&quot;)" office:value-type="float" office:value="0.45001" calcext:value-type="float">
            <text:p>0.45001</text:p>
          </table:table-cell>
          <table:table-cell table:formula="of:=IF([main.$C37]=0;[main.$B37];&quot;&quot;)" office:value-type="float" office:value="-1.42567" calcext:value-type="float">
            <text:p>-1.42567</text:p>
          </table:table-cell>
          <table:table-cell table:formula="of:=IF([main.$C37]=1;[main.$A37];&quot;&quot;)">
            <text:p/>
          </table:table-cell>
          <table:table-cell table:formula="of:=IF([main.$C37]=1;[main.$B37];&quot;&quot;)">
            <text:p/>
          </table:table-cell>
          <table:table-cell table:formula="of:=IF([main.$C37]=2;[main.$A37];&quot;&quot;)">
            <text:p/>
          </table:table-cell>
          <table:table-cell table:formula="of:=IF([main.$C37]=2;[main.$B37];&quot;&quot;)">
            <text:p/>
          </table:table-cell>
          <table:table-cell table:number-columns-repeated="2"/>
          <table:table-cell table:formula="of:=IF([main.$H37]=0;[main.$F37];&quot;&quot;)">
            <text:p/>
          </table:table-cell>
          <table:table-cell table:formula="of:=IF([main.$H37]=0;[main.$G37];&quot;&quot;)">
            <text:p/>
          </table:table-cell>
          <table:table-cell table:formula="of:=IF([main.$H37]=1;[main.$F37];&quot;&quot;)" office:value-type="float" office:value="0.45001" calcext:value-type="float">
            <text:p>0.45001</text:p>
          </table:table-cell>
          <table:table-cell table:formula="of:=IF([main.$H37]=1;[main.$G37];&quot;&quot;)" office:value-type="float" office:value="-1.42567" calcext:value-type="float">
            <text:p>-1.42567</text:p>
          </table:table-cell>
          <table:table-cell table:formula="of:=IF([main.$H37]=2;[main.$F37];&quot;&quot;)">
            <text:p/>
          </table:table-cell>
          <table:table-cell table:formula="of:=IF([main.$H37]=2;[main.$G37];&quot;&quot;)">
            <text:p/>
          </table:table-cell>
        </table:table-row>
        <table:table-row table:style-name="ro1">
          <table:table-cell table:formula="of:=IF([main.$C38]=0;[main.$A38];&quot;&quot;)" office:value-type="float" office:value="-0.27086" calcext:value-type="float">
            <text:p>-0.27086</text:p>
          </table:table-cell>
          <table:table-cell table:formula="of:=IF([main.$C38]=0;[main.$B38];&quot;&quot;)" office:value-type="float" office:value="2.05829" calcext:value-type="float">
            <text:p>2.05829</text:p>
          </table:table-cell>
          <table:table-cell table:formula="of:=IF([main.$C38]=1;[main.$A38];&quot;&quot;)">
            <text:p/>
          </table:table-cell>
          <table:table-cell table:formula="of:=IF([main.$C38]=1;[main.$B38];&quot;&quot;)">
            <text:p/>
          </table:table-cell>
          <table:table-cell table:formula="of:=IF([main.$C38]=2;[main.$A38];&quot;&quot;)">
            <text:p/>
          </table:table-cell>
          <table:table-cell table:formula="of:=IF([main.$C38]=2;[main.$B38];&quot;&quot;)">
            <text:p/>
          </table:table-cell>
          <table:table-cell table:number-columns-repeated="2"/>
          <table:table-cell table:formula="of:=IF([main.$H38]=0;[main.$F38];&quot;&quot;)">
            <text:p/>
          </table:table-cell>
          <table:table-cell table:formula="of:=IF([main.$H38]=0;[main.$G38];&quot;&quot;)">
            <text:p/>
          </table:table-cell>
          <table:table-cell table:formula="of:=IF([main.$H38]=1;[main.$F38];&quot;&quot;)" office:value-type="float" office:value="-0.27086" calcext:value-type="float">
            <text:p>-0.27086</text:p>
          </table:table-cell>
          <table:table-cell table:formula="of:=IF([main.$H38]=1;[main.$G38];&quot;&quot;)" office:value-type="float" office:value="2.05829" calcext:value-type="float">
            <text:p>2.05829</text:p>
          </table:table-cell>
          <table:table-cell table:formula="of:=IF([main.$H38]=2;[main.$F38];&quot;&quot;)">
            <text:p/>
          </table:table-cell>
          <table:table-cell table:formula="of:=IF([main.$H38]=2;[main.$G38];&quot;&quot;)">
            <text:p/>
          </table:table-cell>
        </table:table-row>
        <table:table-row table:style-name="ro1">
          <table:table-cell table:formula="of:=IF([main.$C39]=0;[main.$A39];&quot;&quot;)">
            <text:p/>
          </table:table-cell>
          <table:table-cell table:formula="of:=IF([main.$C39]=0;[main.$B39];&quot;&quot;)">
            <text:p/>
          </table:table-cell>
          <table:table-cell table:formula="of:=IF([main.$C39]=1;[main.$A39];&quot;&quot;)" office:value-type="float" office:value="8.39298" calcext:value-type="float">
            <text:p>8.39298</text:p>
          </table:table-cell>
          <table:table-cell table:formula="of:=IF([main.$C39]=1;[main.$B39];&quot;&quot;)" office:value-type="float" office:value="7.3699" calcext:value-type="float">
            <text:p>7.3699</text:p>
          </table:table-cell>
          <table:table-cell table:formula="of:=IF([main.$C39]=2;[main.$A39];&quot;&quot;)">
            <text:p/>
          </table:table-cell>
          <table:table-cell table:formula="of:=IF([main.$C39]=2;[main.$B39];&quot;&quot;)">
            <text:p/>
          </table:table-cell>
          <table:table-cell table:number-columns-repeated="2"/>
          <table:table-cell table:formula="of:=IF([main.$H39]=0;[main.$F39];&quot;&quot;)">
            <text:p/>
          </table:table-cell>
          <table:table-cell table:formula="of:=IF([main.$H39]=0;[main.$G39];&quot;&quot;)">
            <text:p/>
          </table:table-cell>
          <table:table-cell table:formula="of:=IF([main.$H39]=1;[main.$F39];&quot;&quot;)">
            <text:p/>
          </table:table-cell>
          <table:table-cell table:formula="of:=IF([main.$H39]=1;[main.$G39];&quot;&quot;)">
            <text:p/>
          </table:table-cell>
          <table:table-cell table:formula="of:=IF([main.$H39]=2;[main.$F39];&quot;&quot;)" office:value-type="float" office:value="8.39298" calcext:value-type="float">
            <text:p>8.39298</text:p>
          </table:table-cell>
          <table:table-cell table:formula="of:=IF([main.$H39]=2;[main.$G39];&quot;&quot;)" office:value-type="float" office:value="7.3699" calcext:value-type="float">
            <text:p>7.3699</text:p>
          </table:table-cell>
        </table:table-row>
        <table:table-row table:style-name="ro1">
          <table:table-cell table:formula="of:=IF([main.$C40]=0;[main.$A40];&quot;&quot;)">
            <text:p/>
          </table:table-cell>
          <table:table-cell table:formula="of:=IF([main.$C40]=0;[main.$B40];&quot;&quot;)">
            <text:p/>
          </table:table-cell>
          <table:table-cell table:formula="of:=IF([main.$C40]=1;[main.$A40];&quot;&quot;)" office:value-type="float" office:value="9.86682" calcext:value-type="float">
            <text:p>9.86682</text:p>
          </table:table-cell>
          <table:table-cell table:formula="of:=IF([main.$C40]=1;[main.$B40];&quot;&quot;)" office:value-type="float" office:value="-3.23926" calcext:value-type="float">
            <text:p>-3.23926</text:p>
          </table:table-cell>
          <table:table-cell table:formula="of:=IF([main.$C40]=2;[main.$A40];&quot;&quot;)">
            <text:p/>
          </table:table-cell>
          <table:table-cell table:formula="of:=IF([main.$C40]=2;[main.$B40];&quot;&quot;)">
            <text:p/>
          </table:table-cell>
          <table:table-cell table:number-columns-repeated="2"/>
          <table:table-cell table:formula="of:=IF([main.$H40]=0;[main.$F40];&quot;&quot;)">
            <text:p/>
          </table:table-cell>
          <table:table-cell table:formula="of:=IF([main.$H40]=0;[main.$G40];&quot;&quot;)">
            <text:p/>
          </table:table-cell>
          <table:table-cell table:formula="of:=IF([main.$H40]=1;[main.$F40];&quot;&quot;)">
            <text:p/>
          </table:table-cell>
          <table:table-cell table:formula="of:=IF([main.$H40]=1;[main.$G40];&quot;&quot;)">
            <text:p/>
          </table:table-cell>
          <table:table-cell table:formula="of:=IF([main.$H40]=2;[main.$F40];&quot;&quot;)" office:value-type="float" office:value="9.86682" calcext:value-type="float">
            <text:p>9.86682</text:p>
          </table:table-cell>
          <table:table-cell table:formula="of:=IF([main.$H40]=2;[main.$G40];&quot;&quot;)" office:value-type="float" office:value="-3.23926" calcext:value-type="float">
            <text:p>-3.23926</text:p>
          </table:table-cell>
        </table:table-row>
        <table:table-row table:style-name="ro1">
          <table:table-cell table:formula="of:=IF([main.$C41]=0;[main.$A41];&quot;&quot;)">
            <text:p/>
          </table:table-cell>
          <table:table-cell table:formula="of:=IF([main.$C41]=0;[main.$B41];&quot;&quot;)">
            <text:p/>
          </table:table-cell>
          <table:table-cell table:formula="of:=IF([main.$C41]=1;[main.$A41];&quot;&quot;)" office:value-type="float" office:value="8.99596" calcext:value-type="float">
            <text:p>8.99596</text:p>
          </table:table-cell>
          <table:table-cell table:formula="of:=IF([main.$C41]=1;[main.$B41];&quot;&quot;)" office:value-type="float" office:value="3.82407" calcext:value-type="float">
            <text:p>3.82407</text:p>
          </table:table-cell>
          <table:table-cell table:formula="of:=IF([main.$C41]=2;[main.$A41];&quot;&quot;)">
            <text:p/>
          </table:table-cell>
          <table:table-cell table:formula="of:=IF([main.$C41]=2;[main.$B41];&quot;&quot;)">
            <text:p/>
          </table:table-cell>
          <table:table-cell table:number-columns-repeated="2"/>
          <table:table-cell table:formula="of:=IF([main.$H41]=0;[main.$F41];&quot;&quot;)">
            <text:p/>
          </table:table-cell>
          <table:table-cell table:formula="of:=IF([main.$H41]=0;[main.$G41];&quot;&quot;)">
            <text:p/>
          </table:table-cell>
          <table:table-cell table:formula="of:=IF([main.$H41]=1;[main.$F41];&quot;&quot;)">
            <text:p/>
          </table:table-cell>
          <table:table-cell table:formula="of:=IF([main.$H41]=1;[main.$G41];&quot;&quot;)">
            <text:p/>
          </table:table-cell>
          <table:table-cell table:formula="of:=IF([main.$H41]=2;[main.$F41];&quot;&quot;)" office:value-type="float" office:value="8.99596" calcext:value-type="float">
            <text:p>8.99596</text:p>
          </table:table-cell>
          <table:table-cell table:formula="of:=IF([main.$H41]=2;[main.$G41];&quot;&quot;)" office:value-type="float" office:value="3.82407" calcext:value-type="float">
            <text:p>3.82407</text:p>
          </table:table-cell>
        </table:table-row>
        <table:table-row table:style-name="ro1">
          <table:table-cell table:formula="of:=IF([main.$C42]=0;[main.$A42];&quot;&quot;)" office:value-type="float" office:value="2.76177" calcext:value-type="float">
            <text:p>2.76177</text:p>
          </table:table-cell>
          <table:table-cell table:formula="of:=IF([main.$C42]=0;[main.$B42];&quot;&quot;)" office:value-type="float" office:value="0.25412" calcext:value-type="float">
            <text:p>0.25412</text:p>
          </table:table-cell>
          <table:table-cell table:formula="of:=IF([main.$C42]=1;[main.$A42];&quot;&quot;)">
            <text:p/>
          </table:table-cell>
          <table:table-cell table:formula="of:=IF([main.$C42]=1;[main.$B42];&quot;&quot;)">
            <text:p/>
          </table:table-cell>
          <table:table-cell table:formula="of:=IF([main.$C42]=2;[main.$A42];&quot;&quot;)">
            <text:p/>
          </table:table-cell>
          <table:table-cell table:formula="of:=IF([main.$C42]=2;[main.$B42];&quot;&quot;)">
            <text:p/>
          </table:table-cell>
          <table:table-cell table:number-columns-repeated="2"/>
          <table:table-cell table:formula="of:=IF([main.$H42]=0;[main.$F42];&quot;&quot;)">
            <text:p/>
          </table:table-cell>
          <table:table-cell table:formula="of:=IF([main.$H42]=0;[main.$G42];&quot;&quot;)">
            <text:p/>
          </table:table-cell>
          <table:table-cell table:formula="of:=IF([main.$H42]=1;[main.$F42];&quot;&quot;)" office:value-type="float" office:value="2.76177" calcext:value-type="float">
            <text:p>2.76177</text:p>
          </table:table-cell>
          <table:table-cell table:formula="of:=IF([main.$H42]=1;[main.$G42];&quot;&quot;)" office:value-type="float" office:value="0.25412" calcext:value-type="float">
            <text:p>0.25412</text:p>
          </table:table-cell>
          <table:table-cell table:formula="of:=IF([main.$H42]=2;[main.$F42];&quot;&quot;)">
            <text:p/>
          </table:table-cell>
          <table:table-cell table:formula="of:=IF([main.$H42]=2;[main.$G42];&quot;&quot;)">
            <text:p/>
          </table:table-cell>
        </table:table-row>
        <table:table-row table:style-name="ro1">
          <table:table-cell table:formula="of:=IF([main.$C43]=0;[main.$A43];&quot;&quot;)" office:value-type="float" office:value="-1.16682" calcext:value-type="float">
            <text:p>-1.16682</text:p>
          </table:table-cell>
          <table:table-cell table:formula="of:=IF([main.$C43]=0;[main.$B43];&quot;&quot;)" office:value-type="float" office:value="0.15949" calcext:value-type="float">
            <text:p>0.15949</text:p>
          </table:table-cell>
          <table:table-cell table:formula="of:=IF([main.$C43]=1;[main.$A43];&quot;&quot;)">
            <text:p/>
          </table:table-cell>
          <table:table-cell table:formula="of:=IF([main.$C43]=1;[main.$B43];&quot;&quot;)">
            <text:p/>
          </table:table-cell>
          <table:table-cell table:formula="of:=IF([main.$C43]=2;[main.$A43];&quot;&quot;)">
            <text:p/>
          </table:table-cell>
          <table:table-cell table:formula="of:=IF([main.$C43]=2;[main.$B43];&quot;&quot;)">
            <text:p/>
          </table:table-cell>
          <table:table-cell table:number-columns-repeated="2"/>
          <table:table-cell table:formula="of:=IF([main.$H43]=0;[main.$F43];&quot;&quot;)">
            <text:p/>
          </table:table-cell>
          <table:table-cell table:formula="of:=IF([main.$H43]=0;[main.$G43];&quot;&quot;)">
            <text:p/>
          </table:table-cell>
          <table:table-cell table:formula="of:=IF([main.$H43]=1;[main.$F43];&quot;&quot;)" office:value-type="float" office:value="-1.16682" calcext:value-type="float">
            <text:p>-1.16682</text:p>
          </table:table-cell>
          <table:table-cell table:formula="of:=IF([main.$H43]=1;[main.$G43];&quot;&quot;)" office:value-type="float" office:value="0.15949" calcext:value-type="float">
            <text:p>0.15949</text:p>
          </table:table-cell>
          <table:table-cell table:formula="of:=IF([main.$H43]=2;[main.$F43];&quot;&quot;)">
            <text:p/>
          </table:table-cell>
          <table:table-cell table:formula="of:=IF([main.$H43]=2;[main.$G43];&quot;&quot;)">
            <text:p/>
          </table:table-cell>
        </table:table-row>
        <table:table-row table:style-name="ro1">
          <table:table-cell table:formula="of:=IF([main.$C44]=0;[main.$A44];&quot;&quot;)" office:value-type="float" office:value="-4.8636" calcext:value-type="float">
            <text:p>-4.8636</text:p>
          </table:table-cell>
          <table:table-cell table:formula="of:=IF([main.$C44]=0;[main.$B44];&quot;&quot;)" office:value-type="float" office:value="0.7224" calcext:value-type="float">
            <text:p>0.7224</text:p>
          </table:table-cell>
          <table:table-cell table:formula="of:=IF([main.$C44]=1;[main.$A44];&quot;&quot;)">
            <text:p/>
          </table:table-cell>
          <table:table-cell table:formula="of:=IF([main.$C44]=1;[main.$B44];&quot;&quot;)">
            <text:p/>
          </table:table-cell>
          <table:table-cell table:formula="of:=IF([main.$C44]=2;[main.$A44];&quot;&quot;)">
            <text:p/>
          </table:table-cell>
          <table:table-cell table:formula="of:=IF([main.$C44]=2;[main.$B44];&quot;&quot;)">
            <text:p/>
          </table:table-cell>
          <table:table-cell table:number-columns-repeated="2"/>
          <table:table-cell table:formula="of:=IF([main.$H44]=0;[main.$F44];&quot;&quot;)">
            <text:p/>
          </table:table-cell>
          <table:table-cell table:formula="of:=IF([main.$H44]=0;[main.$G44];&quot;&quot;)">
            <text:p/>
          </table:table-cell>
          <table:table-cell table:formula="of:=IF([main.$H44]=1;[main.$F44];&quot;&quot;)" office:value-type="float" office:value="-4.8636" calcext:value-type="float">
            <text:p>-4.8636</text:p>
          </table:table-cell>
          <table:table-cell table:formula="of:=IF([main.$H44]=1;[main.$G44];&quot;&quot;)" office:value-type="float" office:value="0.7224" calcext:value-type="float">
            <text:p>0.7224</text:p>
          </table:table-cell>
          <table:table-cell table:formula="of:=IF([main.$H44]=2;[main.$F44];&quot;&quot;)">
            <text:p/>
          </table:table-cell>
          <table:table-cell table:formula="of:=IF([main.$H44]=2;[main.$G44];&quot;&quot;)">
            <text:p/>
          </table:table-cell>
        </table:table-row>
        <table:table-row table:style-name="ro1">
          <table:table-cell table:formula="of:=IF([main.$C45]=0;[main.$A45];&quot;&quot;)" office:value-type="float" office:value="-3.03678" calcext:value-type="float">
            <text:p>-3.03678</text:p>
          </table:table-cell>
          <table:table-cell table:formula="of:=IF([main.$C45]=0;[main.$B45];&quot;&quot;)" office:value-type="float" office:value="0.78827" calcext:value-type="float">
            <text:p>0.78827</text:p>
          </table:table-cell>
          <table:table-cell table:formula="of:=IF([main.$C45]=1;[main.$A45];&quot;&quot;)">
            <text:p/>
          </table:table-cell>
          <table:table-cell table:formula="of:=IF([main.$C45]=1;[main.$B45];&quot;&quot;)">
            <text:p/>
          </table:table-cell>
          <table:table-cell table:formula="of:=IF([main.$C45]=2;[main.$A45];&quot;&quot;)">
            <text:p/>
          </table:table-cell>
          <table:table-cell table:formula="of:=IF([main.$C45]=2;[main.$B45];&quot;&quot;)">
            <text:p/>
          </table:table-cell>
          <table:table-cell table:number-columns-repeated="2"/>
          <table:table-cell table:formula="of:=IF([main.$H45]=0;[main.$F45];&quot;&quot;)">
            <text:p/>
          </table:table-cell>
          <table:table-cell table:formula="of:=IF([main.$H45]=0;[main.$G45];&quot;&quot;)">
            <text:p/>
          </table:table-cell>
          <table:table-cell table:formula="of:=IF([main.$H45]=1;[main.$F45];&quot;&quot;)" office:value-type="float" office:value="-3.03678" calcext:value-type="float">
            <text:p>-3.03678</text:p>
          </table:table-cell>
          <table:table-cell table:formula="of:=IF([main.$H45]=1;[main.$G45];&quot;&quot;)" office:value-type="float" office:value="0.78827" calcext:value-type="float">
            <text:p>0.78827</text:p>
          </table:table-cell>
          <table:table-cell table:formula="of:=IF([main.$H45]=2;[main.$F45];&quot;&quot;)">
            <text:p/>
          </table:table-cell>
          <table:table-cell table:formula="of:=IF([main.$H45]=2;[main.$G45];&quot;&quot;)">
            <text:p/>
          </table:table-cell>
        </table:table-row>
        <table:table-row table:style-name="ro1">
          <table:table-cell table:formula="of:=IF([main.$C46]=0;[main.$A46];&quot;&quot;)" office:value-type="float" office:value="-1.19248" calcext:value-type="float">
            <text:p>-1.19248</text:p>
          </table:table-cell>
          <table:table-cell table:formula="of:=IF([main.$C46]=0;[main.$B46];&quot;&quot;)" office:value-type="float" office:value="-1.00184" calcext:value-type="float">
            <text:p>-1.00184</text:p>
          </table:table-cell>
          <table:table-cell table:formula="of:=IF([main.$C46]=1;[main.$A46];&quot;&quot;)">
            <text:p/>
          </table:table-cell>
          <table:table-cell table:formula="of:=IF([main.$C46]=1;[main.$B46];&quot;&quot;)">
            <text:p/>
          </table:table-cell>
          <table:table-cell table:formula="of:=IF([main.$C46]=2;[main.$A46];&quot;&quot;)">
            <text:p/>
          </table:table-cell>
          <table:table-cell table:formula="of:=IF([main.$C46]=2;[main.$B46];&quot;&quot;)">
            <text:p/>
          </table:table-cell>
          <table:table-cell table:number-columns-repeated="2"/>
          <table:table-cell table:formula="of:=IF([main.$H46]=0;[main.$F46];&quot;&quot;)">
            <text:p/>
          </table:table-cell>
          <table:table-cell table:formula="of:=IF([main.$H46]=0;[main.$G46];&quot;&quot;)">
            <text:p/>
          </table:table-cell>
          <table:table-cell table:formula="of:=IF([main.$H46]=1;[main.$F46];&quot;&quot;)" office:value-type="float" office:value="-1.19248" calcext:value-type="float">
            <text:p>-1.19248</text:p>
          </table:table-cell>
          <table:table-cell table:formula="of:=IF([main.$H46]=1;[main.$G46];&quot;&quot;)" office:value-type="float" office:value="-1.00184" calcext:value-type="float">
            <text:p>-1.00184</text:p>
          </table:table-cell>
          <table:table-cell table:formula="of:=IF([main.$H46]=2;[main.$F46];&quot;&quot;)">
            <text:p/>
          </table:table-cell>
          <table:table-cell table:formula="of:=IF([main.$H46]=2;[main.$G46];&quot;&quot;)">
            <text:p/>
          </table:table-cell>
        </table:table-row>
        <table:table-row table:style-name="ro1">
          <table:table-cell table:formula="of:=IF([main.$C47]=0;[main.$A47];&quot;&quot;)">
            <text:p/>
          </table:table-cell>
          <table:table-cell table:formula="of:=IF([main.$C47]=0;[main.$B47];&quot;&quot;)">
            <text:p/>
          </table:table-cell>
          <table:table-cell table:formula="of:=IF([main.$C47]=1;[main.$A47];&quot;&quot;)">
            <text:p/>
          </table:table-cell>
          <table:table-cell table:formula="of:=IF([main.$C47]=1;[main.$B47];&quot;&quot;)">
            <text:p/>
          </table:table-cell>
          <table:table-cell table:formula="of:=IF([main.$C47]=2;[main.$A47];&quot;&quot;)" office:value-type="float" office:value="-0.6569" calcext:value-type="float">
            <text:p>-0.6569</text:p>
          </table:table-cell>
          <table:table-cell table:formula="of:=IF([main.$C47]=2;[main.$B47];&quot;&quot;)" office:value-type="float" office:value="16.16785" calcext:value-type="float">
            <text:p>16.16785</text:p>
          </table:table-cell>
          <table:table-cell table:number-columns-repeated="2"/>
          <table:table-cell table:formula="of:=IF([main.$H47]=0;[main.$F47];&quot;&quot;)" office:value-type="float" office:value="-0.6569" calcext:value-type="float">
            <text:p>-0.6569</text:p>
          </table:table-cell>
          <table:table-cell table:formula="of:=IF([main.$H47]=0;[main.$G47];&quot;&quot;)" office:value-type="float" office:value="16.16785" calcext:value-type="float">
            <text:p>16.16785</text:p>
          </table:table-cell>
          <table:table-cell table:formula="of:=IF([main.$H47]=1;[main.$F47];&quot;&quot;)">
            <text:p/>
          </table:table-cell>
          <table:table-cell table:formula="of:=IF([main.$H47]=1;[main.$G47];&quot;&quot;)">
            <text:p/>
          </table:table-cell>
          <table:table-cell table:formula="of:=IF([main.$H47]=2;[main.$F47];&quot;&quot;)">
            <text:p/>
          </table:table-cell>
          <table:table-cell table:formula="of:=IF([main.$H47]=2;[main.$G47];&quot;&quot;)">
            <text:p/>
          </table:table-cell>
        </table:table-row>
        <table:table-row table:style-name="ro1">
          <table:table-cell table:formula="of:=IF([main.$C48]=0;[main.$A48];&quot;&quot;)">
            <text:p/>
          </table:table-cell>
          <table:table-cell table:formula="of:=IF([main.$C48]=0;[main.$B48];&quot;&quot;)">
            <text:p/>
          </table:table-cell>
          <table:table-cell table:formula="of:=IF([main.$C48]=1;[main.$A48];&quot;&quot;)">
            <text:p/>
          </table:table-cell>
          <table:table-cell table:formula="of:=IF([main.$C48]=1;[main.$B48];&quot;&quot;)">
            <text:p/>
          </table:table-cell>
          <table:table-cell table:formula="of:=IF([main.$C48]=2;[main.$A48];&quot;&quot;)" office:value-type="float" office:value="-3.77257" calcext:value-type="float">
            <text:p>-3.77257</text:p>
          </table:table-cell>
          <table:table-cell table:formula="of:=IF([main.$C48]=2;[main.$B48];&quot;&quot;)" office:value-type="float" office:value="2.45323" calcext:value-type="float">
            <text:p>2.45323</text:p>
          </table:table-cell>
          <table:table-cell table:number-columns-repeated="2"/>
          <table:table-cell table:formula="of:=IF([main.$H48]=0;[main.$F48];&quot;&quot;)">
            <text:p/>
          </table:table-cell>
          <table:table-cell table:formula="of:=IF([main.$H48]=0;[main.$G48];&quot;&quot;)">
            <text:p/>
          </table:table-cell>
          <table:table-cell table:formula="of:=IF([main.$H48]=1;[main.$F48];&quot;&quot;)" office:value-type="float" office:value="-3.77257" calcext:value-type="float">
            <text:p>-3.77257</text:p>
          </table:table-cell>
          <table:table-cell table:formula="of:=IF([main.$H48]=1;[main.$G48];&quot;&quot;)" office:value-type="float" office:value="2.45323" calcext:value-type="float">
            <text:p>2.45323</text:p>
          </table:table-cell>
          <table:table-cell table:formula="of:=IF([main.$H48]=2;[main.$F48];&quot;&quot;)">
            <text:p/>
          </table:table-cell>
          <table:table-cell table:formula="of:=IF([main.$H48]=2;[main.$G48];&quot;&quot;)">
            <text:p/>
          </table:table-cell>
        </table:table-row>
        <table:table-row table:style-name="ro1">
          <table:table-cell table:formula="of:=IF([main.$C49]=0;[main.$A49];&quot;&quot;)">
            <text:p/>
          </table:table-cell>
          <table:table-cell table:formula="of:=IF([main.$C49]=0;[main.$B49];&quot;&quot;)">
            <text:p/>
          </table:table-cell>
          <table:table-cell table:formula="of:=IF([main.$C49]=1;[main.$A49];&quot;&quot;)" office:value-type="float" office:value="10.84666" calcext:value-type="float">
            <text:p>10.84666</text:p>
          </table:table-cell>
          <table:table-cell table:formula="of:=IF([main.$C49]=1;[main.$B49];&quot;&quot;)" office:value-type="float" office:value="0.07663" calcext:value-type="float">
            <text:p>0.07663</text:p>
          </table:table-cell>
          <table:table-cell table:formula="of:=IF([main.$C49]=2;[main.$A49];&quot;&quot;)">
            <text:p/>
          </table:table-cell>
          <table:table-cell table:formula="of:=IF([main.$C49]=2;[main.$B49];&quot;&quot;)">
            <text:p/>
          </table:table-cell>
          <table:table-cell table:number-columns-repeated="2"/>
          <table:table-cell table:formula="of:=IF([main.$H49]=0;[main.$F49];&quot;&quot;)">
            <text:p/>
          </table:table-cell>
          <table:table-cell table:formula="of:=IF([main.$H49]=0;[main.$G49];&quot;&quot;)">
            <text:p/>
          </table:table-cell>
          <table:table-cell table:formula="of:=IF([main.$H49]=1;[main.$F49];&quot;&quot;)">
            <text:p/>
          </table:table-cell>
          <table:table-cell table:formula="of:=IF([main.$H49]=1;[main.$G49];&quot;&quot;)">
            <text:p/>
          </table:table-cell>
          <table:table-cell table:formula="of:=IF([main.$H49]=2;[main.$F49];&quot;&quot;)" office:value-type="float" office:value="10.84666" calcext:value-type="float">
            <text:p>10.84666</text:p>
          </table:table-cell>
          <table:table-cell table:formula="of:=IF([main.$H49]=2;[main.$G49];&quot;&quot;)" office:value-type="float" office:value="0.07663" calcext:value-type="float">
            <text:p>0.07663</text:p>
          </table:table-cell>
        </table:table-row>
        <table:table-row table:style-name="ro1">
          <table:table-cell table:formula="of:=IF([main.$C50]=0;[main.$A50];&quot;&quot;)">
            <text:p/>
          </table:table-cell>
          <table:table-cell table:formula="of:=IF([main.$C50]=0;[main.$B50];&quot;&quot;)">
            <text:p/>
          </table:table-cell>
          <table:table-cell table:formula="of:=IF([main.$C50]=1;[main.$A50];&quot;&quot;)">
            <text:p/>
          </table:table-cell>
          <table:table-cell table:formula="of:=IF([main.$C50]=1;[main.$B50];&quot;&quot;)">
            <text:p/>
          </table:table-cell>
          <table:table-cell table:formula="of:=IF([main.$C50]=2;[main.$A50];&quot;&quot;)" office:value-type="float" office:value="0.8483" calcext:value-type="float">
            <text:p>0.8483</text:p>
          </table:table-cell>
          <table:table-cell table:formula="of:=IF([main.$C50]=2;[main.$B50];&quot;&quot;)" office:value-type="float" office:value="6.80294" calcext:value-type="float">
            <text:p>6.80294</text:p>
          </table:table-cell>
          <table:table-cell table:number-columns-repeated="2"/>
          <table:table-cell table:formula="of:=IF([main.$H50]=0;[main.$F50];&quot;&quot;)" office:value-type="float" office:value="0.8483" calcext:value-type="float">
            <text:p>0.8483</text:p>
          </table:table-cell>
          <table:table-cell table:formula="of:=IF([main.$H50]=0;[main.$G50];&quot;&quot;)" office:value-type="float" office:value="6.80294" calcext:value-type="float">
            <text:p>6.80294</text:p>
          </table:table-cell>
          <table:table-cell table:formula="of:=IF([main.$H50]=1;[main.$F50];&quot;&quot;)">
            <text:p/>
          </table:table-cell>
          <table:table-cell table:formula="of:=IF([main.$H50]=1;[main.$G50];&quot;&quot;)">
            <text:p/>
          </table:table-cell>
          <table:table-cell table:formula="of:=IF([main.$H50]=2;[main.$F50];&quot;&quot;)">
            <text:p/>
          </table:table-cell>
          <table:table-cell table:formula="of:=IF([main.$H50]=2;[main.$G50];&quot;&quot;)">
            <text:p/>
          </table:table-cell>
        </table:table-row>
        <table:table-row table:style-name="ro1">
          <table:table-cell table:formula="of:=IF([main.$C51]=0;[main.$A51];&quot;&quot;)">
            <text:p/>
          </table:table-cell>
          <table:table-cell table:formula="of:=IF([main.$C51]=0;[main.$B51];&quot;&quot;)">
            <text:p/>
          </table:table-cell>
          <table:table-cell table:formula="of:=IF([main.$C51]=1;[main.$A51];&quot;&quot;)" office:value-type="float" office:value="10.79136" calcext:value-type="float">
            <text:p>10.79136</text:p>
          </table:table-cell>
          <table:table-cell table:formula="of:=IF([main.$C51]=1;[main.$B51];&quot;&quot;)" office:value-type="float" office:value="1.79479" calcext:value-type="float">
            <text:p>1.79479</text:p>
          </table:table-cell>
          <table:table-cell table:formula="of:=IF([main.$C51]=2;[main.$A51];&quot;&quot;)">
            <text:p/>
          </table:table-cell>
          <table:table-cell table:formula="of:=IF([main.$C51]=2;[main.$B51];&quot;&quot;)">
            <text:p/>
          </table:table-cell>
          <table:table-cell table:number-columns-repeated="2"/>
          <table:table-cell table:formula="of:=IF([main.$H51]=0;[main.$F51];&quot;&quot;)">
            <text:p/>
          </table:table-cell>
          <table:table-cell table:formula="of:=IF([main.$H51]=0;[main.$G51];&quot;&quot;)">
            <text:p/>
          </table:table-cell>
          <table:table-cell table:formula="of:=IF([main.$H51]=1;[main.$F51];&quot;&quot;)">
            <text:p/>
          </table:table-cell>
          <table:table-cell table:formula="of:=IF([main.$H51]=1;[main.$G51];&quot;&quot;)">
            <text:p/>
          </table:table-cell>
          <table:table-cell table:formula="of:=IF([main.$H51]=2;[main.$F51];&quot;&quot;)" office:value-type="float" office:value="10.79136" calcext:value-type="float">
            <text:p>10.79136</text:p>
          </table:table-cell>
          <table:table-cell table:formula="of:=IF([main.$H51]=2;[main.$G51];&quot;&quot;)" office:value-type="float" office:value="1.79479" calcext:value-type="float">
            <text:p>1.79479</text:p>
          </table:table-cell>
        </table:table-row>
        <table:table-row table:style-name="ro1">
          <table:table-cell table:formula="of:=IF([main.$C52]=0;[main.$A52];&quot;&quot;)">
            <text:p/>
          </table:table-cell>
          <table:table-cell table:formula="of:=IF([main.$C52]=0;[main.$B52];&quot;&quot;)">
            <text:p/>
          </table:table-cell>
          <table:table-cell table:formula="of:=IF([main.$C52]=1;[main.$A52];&quot;&quot;)" office:value-type="float" office:value="11.10556" calcext:value-type="float">
            <text:p>11.10556</text:p>
          </table:table-cell>
          <table:table-cell table:formula="of:=IF([main.$C52]=1;[main.$B52];&quot;&quot;)" office:value-type="float" office:value="7.38869" calcext:value-type="float">
            <text:p>7.38869</text:p>
          </table:table-cell>
          <table:table-cell table:formula="of:=IF([main.$C52]=2;[main.$A52];&quot;&quot;)">
            <text:p/>
          </table:table-cell>
          <table:table-cell table:formula="of:=IF([main.$C52]=2;[main.$B52];&quot;&quot;)">
            <text:p/>
          </table:table-cell>
          <table:table-cell table:number-columns-repeated="2"/>
          <table:table-cell table:formula="of:=IF([main.$H52]=0;[main.$F52];&quot;&quot;)">
            <text:p/>
          </table:table-cell>
          <table:table-cell table:formula="of:=IF([main.$H52]=0;[main.$G52];&quot;&quot;)">
            <text:p/>
          </table:table-cell>
          <table:table-cell table:formula="of:=IF([main.$H52]=1;[main.$F52];&quot;&quot;)">
            <text:p/>
          </table:table-cell>
          <table:table-cell table:formula="of:=IF([main.$H52]=1;[main.$G52];&quot;&quot;)">
            <text:p/>
          </table:table-cell>
          <table:table-cell table:formula="of:=IF([main.$H52]=2;[main.$F52];&quot;&quot;)" office:value-type="float" office:value="11.10556" calcext:value-type="float">
            <text:p>11.10556</text:p>
          </table:table-cell>
          <table:table-cell table:formula="of:=IF([main.$H52]=2;[main.$G52];&quot;&quot;)" office:value-type="float" office:value="7.38869" calcext:value-type="float">
            <text:p>7.38869</text:p>
          </table:table-cell>
        </table:table-row>
        <table:table-row table:style-name="ro1">
          <table:table-cell table:formula="of:=IF([main.$C53]=0;[main.$A53];&quot;&quot;)" office:value-type="float" office:value="-0.29973" calcext:value-type="float">
            <text:p>-0.29973</text:p>
          </table:table-cell>
          <table:table-cell table:formula="of:=IF([main.$C53]=0;[main.$B53];&quot;&quot;)" office:value-type="float" office:value="1.21605" calcext:value-type="float">
            <text:p>1.21605</text:p>
          </table:table-cell>
          <table:table-cell table:formula="of:=IF([main.$C53]=1;[main.$A53];&quot;&quot;)">
            <text:p/>
          </table:table-cell>
          <table:table-cell table:formula="of:=IF([main.$C53]=1;[main.$B53];&quot;&quot;)">
            <text:p/>
          </table:table-cell>
          <table:table-cell table:formula="of:=IF([main.$C53]=2;[main.$A53];&quot;&quot;)">
            <text:p/>
          </table:table-cell>
          <table:table-cell table:formula="of:=IF([main.$C53]=2;[main.$B53];&quot;&quot;)">
            <text:p/>
          </table:table-cell>
          <table:table-cell table:number-columns-repeated="2"/>
          <table:table-cell table:formula="of:=IF([main.$H53]=0;[main.$F53];&quot;&quot;)">
            <text:p/>
          </table:table-cell>
          <table:table-cell table:formula="of:=IF([main.$H53]=0;[main.$G53];&quot;&quot;)">
            <text:p/>
          </table:table-cell>
          <table:table-cell table:formula="of:=IF([main.$H53]=1;[main.$F53];&quot;&quot;)" office:value-type="float" office:value="-0.29973" calcext:value-type="float">
            <text:p>-0.29973</text:p>
          </table:table-cell>
          <table:table-cell table:formula="of:=IF([main.$H53]=1;[main.$G53];&quot;&quot;)" office:value-type="float" office:value="1.21605" calcext:value-type="float">
            <text:p>1.21605</text:p>
          </table:table-cell>
          <table:table-cell table:formula="of:=IF([main.$H53]=2;[main.$F53];&quot;&quot;)">
            <text:p/>
          </table:table-cell>
          <table:table-cell table:formula="of:=IF([main.$H53]=2;[main.$G53];&quot;&quot;)">
            <text:p/>
          </table:table-cell>
        </table:table-row>
        <table:table-row table:style-name="ro1">
          <table:table-cell table:formula="of:=IF([main.$C54]=0;[main.$A54];&quot;&quot;)">
            <text:p/>
          </table:table-cell>
          <table:table-cell table:formula="of:=IF([main.$C54]=0;[main.$B54];&quot;&quot;)">
            <text:p/>
          </table:table-cell>
          <table:table-cell table:formula="of:=IF([main.$C54]=1;[main.$A54];&quot;&quot;)" office:value-type="float" office:value="7.81228" calcext:value-type="float">
            <text:p>7.81228</text:p>
          </table:table-cell>
          <table:table-cell table:formula="of:=IF([main.$C54]=1;[main.$B54];&quot;&quot;)" office:value-type="float" office:value="1.55859" calcext:value-type="float">
            <text:p>1.55859</text:p>
          </table:table-cell>
          <table:table-cell table:formula="of:=IF([main.$C54]=2;[main.$A54];&quot;&quot;)">
            <text:p/>
          </table:table-cell>
          <table:table-cell table:formula="of:=IF([main.$C54]=2;[main.$B54];&quot;&quot;)">
            <text:p/>
          </table:table-cell>
          <table:table-cell table:number-columns-repeated="2"/>
          <table:table-cell table:formula="of:=IF([main.$H54]=0;[main.$F54];&quot;&quot;)">
            <text:p/>
          </table:table-cell>
          <table:table-cell table:formula="of:=IF([main.$H54]=0;[main.$G54];&quot;&quot;)">
            <text:p/>
          </table:table-cell>
          <table:table-cell table:formula="of:=IF([main.$H54]=1;[main.$F54];&quot;&quot;)">
            <text:p/>
          </table:table-cell>
          <table:table-cell table:formula="of:=IF([main.$H54]=1;[main.$G54];&quot;&quot;)">
            <text:p/>
          </table:table-cell>
          <table:table-cell table:formula="of:=IF([main.$H54]=2;[main.$F54];&quot;&quot;)" office:value-type="float" office:value="7.81228" calcext:value-type="float">
            <text:p>7.81228</text:p>
          </table:table-cell>
          <table:table-cell table:formula="of:=IF([main.$H54]=2;[main.$G54];&quot;&quot;)" office:value-type="float" office:value="1.55859" calcext:value-type="float">
            <text:p>1.55859</text:p>
          </table:table-cell>
        </table:table-row>
        <table:table-row table:style-name="ro1">
          <table:table-cell table:formula="of:=IF([main.$C55]=0;[main.$A55];&quot;&quot;)">
            <text:p/>
          </table:table-cell>
          <table:table-cell table:formula="of:=IF([main.$C55]=0;[main.$B55];&quot;&quot;)">
            <text:p/>
          </table:table-cell>
          <table:table-cell table:formula="of:=IF([main.$C55]=1;[main.$A55];&quot;&quot;)" office:value-type="float" office:value="6.18327" calcext:value-type="float">
            <text:p>6.18327</text:p>
          </table:table-cell>
          <table:table-cell table:formula="of:=IF([main.$C55]=1;[main.$B55];&quot;&quot;)" office:value-type="float" office:value="0.61685" calcext:value-type="float">
            <text:p>0.61685</text:p>
          </table:table-cell>
          <table:table-cell table:formula="of:=IF([main.$C55]=2;[main.$A55];&quot;&quot;)">
            <text:p/>
          </table:table-cell>
          <table:table-cell table:formula="of:=IF([main.$C55]=2;[main.$B55];&quot;&quot;)">
            <text:p/>
          </table:table-cell>
          <table:table-cell table:number-columns-repeated="2"/>
          <table:table-cell table:formula="of:=IF([main.$H55]=0;[main.$F55];&quot;&quot;)">
            <text:p/>
          </table:table-cell>
          <table:table-cell table:formula="of:=IF([main.$H55]=0;[main.$G55];&quot;&quot;)">
            <text:p/>
          </table:table-cell>
          <table:table-cell table:formula="of:=IF([main.$H55]=1;[main.$F55];&quot;&quot;)" office:value-type="float" office:value="6.18327" calcext:value-type="float">
            <text:p>6.18327</text:p>
          </table:table-cell>
          <table:table-cell table:formula="of:=IF([main.$H55]=1;[main.$G55];&quot;&quot;)" office:value-type="float" office:value="0.61685" calcext:value-type="float">
            <text:p>0.61685</text:p>
          </table:table-cell>
          <table:table-cell table:formula="of:=IF([main.$H55]=2;[main.$F55];&quot;&quot;)">
            <text:p/>
          </table:table-cell>
          <table:table-cell table:formula="of:=IF([main.$H55]=2;[main.$G55];&quot;&quot;)">
            <text:p/>
          </table:table-cell>
        </table:table-row>
        <table:table-row table:style-name="ro1">
          <table:table-cell table:formula="of:=IF([main.$C56]=0;[main.$A56];&quot;&quot;)">
            <text:p/>
          </table:table-cell>
          <table:table-cell table:formula="of:=IF([main.$C56]=0;[main.$B56];&quot;&quot;)">
            <text:p/>
          </table:table-cell>
          <table:table-cell table:formula="of:=IF([main.$C56]=1;[main.$A56];&quot;&quot;)">
            <text:p/>
          </table:table-cell>
          <table:table-cell table:formula="of:=IF([main.$C56]=1;[main.$B56];&quot;&quot;)">
            <text:p/>
          </table:table-cell>
          <table:table-cell table:formula="of:=IF([main.$C56]=2;[main.$A56];&quot;&quot;)" office:value-type="float" office:value="-1.28184" calcext:value-type="float">
            <text:p>-1.28184</text:p>
          </table:table-cell>
          <table:table-cell table:formula="of:=IF([main.$C56]=2;[main.$B56];&quot;&quot;)" office:value-type="float" office:value="21.59611" calcext:value-type="float">
            <text:p>21.59611</text:p>
          </table:table-cell>
          <table:table-cell table:number-columns-repeated="2"/>
          <table:table-cell table:formula="of:=IF([main.$H56]=0;[main.$F56];&quot;&quot;)" office:value-type="float" office:value="-1.28184" calcext:value-type="float">
            <text:p>-1.28184</text:p>
          </table:table-cell>
          <table:table-cell table:formula="of:=IF([main.$H56]=0;[main.$G56];&quot;&quot;)" office:value-type="float" office:value="21.59611" calcext:value-type="float">
            <text:p>21.59611</text:p>
          </table:table-cell>
          <table:table-cell table:formula="of:=IF([main.$H56]=1;[main.$F56];&quot;&quot;)">
            <text:p/>
          </table:table-cell>
          <table:table-cell table:formula="of:=IF([main.$H56]=1;[main.$G56];&quot;&quot;)">
            <text:p/>
          </table:table-cell>
          <table:table-cell table:formula="of:=IF([main.$H56]=2;[main.$F56];&quot;&quot;)">
            <text:p/>
          </table:table-cell>
          <table:table-cell table:formula="of:=IF([main.$H56]=2;[main.$G56];&quot;&quot;)">
            <text:p/>
          </table:table-cell>
        </table:table-row>
        <table:table-row table:style-name="ro1">
          <table:table-cell table:formula="of:=IF([main.$C57]=0;[main.$A57];&quot;&quot;)" office:value-type="float" office:value="-2.88817" calcext:value-type="float">
            <text:p>-2.88817</text:p>
          </table:table-cell>
          <table:table-cell table:formula="of:=IF([main.$C57]=0;[main.$B57];&quot;&quot;)" office:value-type="float" office:value="1.05362" calcext:value-type="float">
            <text:p>1.05362</text:p>
          </table:table-cell>
          <table:table-cell table:formula="of:=IF([main.$C57]=1;[main.$A57];&quot;&quot;)">
            <text:p/>
          </table:table-cell>
          <table:table-cell table:formula="of:=IF([main.$C57]=1;[main.$B57];&quot;&quot;)">
            <text:p/>
          </table:table-cell>
          <table:table-cell table:formula="of:=IF([main.$C57]=2;[main.$A57];&quot;&quot;)">
            <text:p/>
          </table:table-cell>
          <table:table-cell table:formula="of:=IF([main.$C57]=2;[main.$B57];&quot;&quot;)">
            <text:p/>
          </table:table-cell>
          <table:table-cell table:number-columns-repeated="2"/>
          <table:table-cell table:formula="of:=IF([main.$H57]=0;[main.$F57];&quot;&quot;)">
            <text:p/>
          </table:table-cell>
          <table:table-cell table:formula="of:=IF([main.$H57]=0;[main.$G57];&quot;&quot;)">
            <text:p/>
          </table:table-cell>
          <table:table-cell table:formula="of:=IF([main.$H57]=1;[main.$F57];&quot;&quot;)" office:value-type="float" office:value="-2.88817" calcext:value-type="float">
            <text:p>-2.88817</text:p>
          </table:table-cell>
          <table:table-cell table:formula="of:=IF([main.$H57]=1;[main.$G57];&quot;&quot;)" office:value-type="float" office:value="1.05362" calcext:value-type="float">
            <text:p>1.05362</text:p>
          </table:table-cell>
          <table:table-cell table:formula="of:=IF([main.$H57]=2;[main.$F57];&quot;&quot;)">
            <text:p/>
          </table:table-cell>
          <table:table-cell table:formula="of:=IF([main.$H57]=2;[main.$G57];&quot;&quot;)">
            <text:p/>
          </table:table-cell>
        </table:table-row>
        <table:table-row table:style-name="ro1">
          <table:table-cell table:formula="of:=IF([main.$C58]=0;[main.$A58];&quot;&quot;)">
            <text:p/>
          </table:table-cell>
          <table:table-cell table:formula="of:=IF([main.$C58]=0;[main.$B58];&quot;&quot;)">
            <text:p/>
          </table:table-cell>
          <table:table-cell table:formula="of:=IF([main.$C58]=1;[main.$A58];&quot;&quot;)" office:value-type="float" office:value="7.56559" calcext:value-type="float">
            <text:p>7.56559</text:p>
          </table:table-cell>
          <table:table-cell table:formula="of:=IF([main.$C58]=1;[main.$B58];&quot;&quot;)" office:value-type="float" office:value="6.15955" calcext:value-type="float">
            <text:p>6.15955</text:p>
          </table:table-cell>
          <table:table-cell table:formula="of:=IF([main.$C58]=2;[main.$A58];&quot;&quot;)">
            <text:p/>
          </table:table-cell>
          <table:table-cell table:formula="of:=IF([main.$C58]=2;[main.$B58];&quot;&quot;)">
            <text:p/>
          </table:table-cell>
          <table:table-cell table:number-columns-repeated="2"/>
          <table:table-cell table:formula="of:=IF([main.$H58]=0;[main.$F58];&quot;&quot;)">
            <text:p/>
          </table:table-cell>
          <table:table-cell table:formula="of:=IF([main.$H58]=0;[main.$G58];&quot;&quot;)">
            <text:p/>
          </table:table-cell>
          <table:table-cell table:formula="of:=IF([main.$H58]=1;[main.$F58];&quot;&quot;)">
            <text:p/>
          </table:table-cell>
          <table:table-cell table:formula="of:=IF([main.$H58]=1;[main.$G58];&quot;&quot;)">
            <text:p/>
          </table:table-cell>
          <table:table-cell table:formula="of:=IF([main.$H58]=2;[main.$F58];&quot;&quot;)" office:value-type="float" office:value="7.56559" calcext:value-type="float">
            <text:p>7.56559</text:p>
          </table:table-cell>
          <table:table-cell table:formula="of:=IF([main.$H58]=2;[main.$G58];&quot;&quot;)" office:value-type="float" office:value="6.15955" calcext:value-type="float">
            <text:p>6.15955</text:p>
          </table:table-cell>
        </table:table-row>
        <table:table-row table:style-name="ro1">
          <table:table-cell table:formula="of:=IF([main.$C59]=0;[main.$A59];&quot;&quot;)">
            <text:p/>
          </table:table-cell>
          <table:table-cell table:formula="of:=IF([main.$C59]=0;[main.$B59];&quot;&quot;)">
            <text:p/>
          </table:table-cell>
          <table:table-cell table:formula="of:=IF([main.$C59]=1;[main.$A59];&quot;&quot;)">
            <text:p/>
          </table:table-cell>
          <table:table-cell table:formula="of:=IF([main.$C59]=1;[main.$B59];&quot;&quot;)">
            <text:p/>
          </table:table-cell>
          <table:table-cell table:formula="of:=IF([main.$C59]=2;[main.$A59];&quot;&quot;)" office:value-type="float" office:value="-1.87602" calcext:value-type="float">
            <text:p>-1.87602</text:p>
          </table:table-cell>
          <table:table-cell table:formula="of:=IF([main.$C59]=2;[main.$B59];&quot;&quot;)" office:value-type="float" office:value="13.70037" calcext:value-type="float">
            <text:p>13.70037</text:p>
          </table:table-cell>
          <table:table-cell table:number-columns-repeated="2"/>
          <table:table-cell table:formula="of:=IF([main.$H59]=0;[main.$F59];&quot;&quot;)" office:value-type="float" office:value="-1.87602" calcext:value-type="float">
            <text:p>-1.87602</text:p>
          </table:table-cell>
          <table:table-cell table:formula="of:=IF([main.$H59]=0;[main.$G59];&quot;&quot;)" office:value-type="float" office:value="13.70037" calcext:value-type="float">
            <text:p>13.70037</text:p>
          </table:table-cell>
          <table:table-cell table:formula="of:=IF([main.$H59]=1;[main.$F59];&quot;&quot;)">
            <text:p/>
          </table:table-cell>
          <table:table-cell table:formula="of:=IF([main.$H59]=1;[main.$G59];&quot;&quot;)">
            <text:p/>
          </table:table-cell>
          <table:table-cell table:formula="of:=IF([main.$H59]=2;[main.$F59];&quot;&quot;)">
            <text:p/>
          </table:table-cell>
          <table:table-cell table:formula="of:=IF([main.$H59]=2;[main.$G59];&quot;&quot;)">
            <text:p/>
          </table:table-cell>
        </table:table-row>
        <table:table-row table:style-name="ro1">
          <table:table-cell table:formula="of:=IF([main.$C60]=0;[main.$A60];&quot;&quot;)" office:value-type="float" office:value="2.02728" calcext:value-type="float">
            <text:p>2.02728</text:p>
          </table:table-cell>
          <table:table-cell table:formula="of:=IF([main.$C60]=0;[main.$B60];&quot;&quot;)" office:value-type="float" office:value="-0.29212" calcext:value-type="float">
            <text:p>-0.29212</text:p>
          </table:table-cell>
          <table:table-cell table:formula="of:=IF([main.$C60]=1;[main.$A60];&quot;&quot;)">
            <text:p/>
          </table:table-cell>
          <table:table-cell table:formula="of:=IF([main.$C60]=1;[main.$B60];&quot;&quot;)">
            <text:p/>
          </table:table-cell>
          <table:table-cell table:formula="of:=IF([main.$C60]=2;[main.$A60];&quot;&quot;)">
            <text:p/>
          </table:table-cell>
          <table:table-cell table:formula="of:=IF([main.$C60]=2;[main.$B60];&quot;&quot;)">
            <text:p/>
          </table:table-cell>
          <table:table-cell table:number-columns-repeated="2"/>
          <table:table-cell table:formula="of:=IF([main.$H60]=0;[main.$F60];&quot;&quot;)">
            <text:p/>
          </table:table-cell>
          <table:table-cell table:formula="of:=IF([main.$H60]=0;[main.$G60];&quot;&quot;)">
            <text:p/>
          </table:table-cell>
          <table:table-cell table:formula="of:=IF([main.$H60]=1;[main.$F60];&quot;&quot;)" office:value-type="float" office:value="2.02728" calcext:value-type="float">
            <text:p>2.02728</text:p>
          </table:table-cell>
          <table:table-cell table:formula="of:=IF([main.$H60]=1;[main.$G60];&quot;&quot;)" office:value-type="float" office:value="-0.29212" calcext:value-type="float">
            <text:p>-0.29212</text:p>
          </table:table-cell>
          <table:table-cell table:formula="of:=IF([main.$H60]=2;[main.$F60];&quot;&quot;)">
            <text:p/>
          </table:table-cell>
          <table:table-cell table:formula="of:=IF([main.$H60]=2;[main.$G60];&quot;&quot;)">
            <text:p/>
          </table:table-cell>
        </table:table-row>
        <table:table-row table:style-name="ro1">
          <table:table-cell table:formula="of:=IF([main.$C61]=0;[main.$A61];&quot;&quot;)">
            <text:p/>
          </table:table-cell>
          <table:table-cell table:formula="of:=IF([main.$C61]=0;[main.$B61];&quot;&quot;)">
            <text:p/>
          </table:table-cell>
          <table:table-cell table:formula="of:=IF([main.$C61]=1;[main.$A61];&quot;&quot;)" office:value-type="float" office:value="7.28987" calcext:value-type="float">
            <text:p>7.28987</text:p>
          </table:table-cell>
          <table:table-cell table:formula="of:=IF([main.$C61]=1;[main.$B61];&quot;&quot;)" office:value-type="float" office:value="3.44903" calcext:value-type="float">
            <text:p>3.44903</text:p>
          </table:table-cell>
          <table:table-cell table:formula="of:=IF([main.$C61]=2;[main.$A61];&quot;&quot;)">
            <text:p/>
          </table:table-cell>
          <table:table-cell table:formula="of:=IF([main.$C61]=2;[main.$B61];&quot;&quot;)">
            <text:p/>
          </table:table-cell>
          <table:table-cell table:number-columns-repeated="2"/>
          <table:table-cell table:formula="of:=IF([main.$H61]=0;[main.$F61];&quot;&quot;)">
            <text:p/>
          </table:table-cell>
          <table:table-cell table:formula="of:=IF([main.$H61]=0;[main.$G61];&quot;&quot;)">
            <text:p/>
          </table:table-cell>
          <table:table-cell table:formula="of:=IF([main.$H61]=1;[main.$F61];&quot;&quot;)">
            <text:p/>
          </table:table-cell>
          <table:table-cell table:formula="of:=IF([main.$H61]=1;[main.$G61];&quot;&quot;)">
            <text:p/>
          </table:table-cell>
          <table:table-cell table:formula="of:=IF([main.$H61]=2;[main.$F61];&quot;&quot;)" office:value-type="float" office:value="7.28987" calcext:value-type="float">
            <text:p>7.28987</text:p>
          </table:table-cell>
          <table:table-cell table:formula="of:=IF([main.$H61]=2;[main.$G61];&quot;&quot;)" office:value-type="float" office:value="3.44903" calcext:value-type="float">
            <text:p>3.44903</text:p>
          </table:table-cell>
        </table:table-row>
        <table:table-row table:style-name="ro1">
          <table:table-cell table:formula="of:=IF([main.$C62]=0;[main.$A62];&quot;&quot;)">
            <text:p/>
          </table:table-cell>
          <table:table-cell table:formula="of:=IF([main.$C62]=0;[main.$B62];&quot;&quot;)">
            <text:p/>
          </table:table-cell>
          <table:table-cell table:formula="of:=IF([main.$C62]=1;[main.$A62];&quot;&quot;)" office:value-type="float" office:value="7.65515" calcext:value-type="float">
            <text:p>7.65515</text:p>
          </table:table-cell>
          <table:table-cell table:formula="of:=IF([main.$C62]=1;[main.$B62];&quot;&quot;)" office:value-type="float" office:value="7.42437" calcext:value-type="float">
            <text:p>7.42437</text:p>
          </table:table-cell>
          <table:table-cell table:formula="of:=IF([main.$C62]=2;[main.$A62];&quot;&quot;)">
            <text:p/>
          </table:table-cell>
          <table:table-cell table:formula="of:=IF([main.$C62]=2;[main.$B62];&quot;&quot;)">
            <text:p/>
          </table:table-cell>
          <table:table-cell table:number-columns-repeated="2"/>
          <table:table-cell table:formula="of:=IF([main.$H62]=0;[main.$F62];&quot;&quot;)">
            <text:p/>
          </table:table-cell>
          <table:table-cell table:formula="of:=IF([main.$H62]=0;[main.$G62];&quot;&quot;)">
            <text:p/>
          </table:table-cell>
          <table:table-cell table:formula="of:=IF([main.$H62]=1;[main.$F62];&quot;&quot;)">
            <text:p/>
          </table:table-cell>
          <table:table-cell table:formula="of:=IF([main.$H62]=1;[main.$G62];&quot;&quot;)">
            <text:p/>
          </table:table-cell>
          <table:table-cell table:formula="of:=IF([main.$H62]=2;[main.$F62];&quot;&quot;)" office:value-type="float" office:value="7.65515" calcext:value-type="float">
            <text:p>7.65515</text:p>
          </table:table-cell>
          <table:table-cell table:formula="of:=IF([main.$H62]=2;[main.$G62];&quot;&quot;)" office:value-type="float" office:value="7.42437" calcext:value-type="float">
            <text:p>7.42437</text:p>
          </table:table-cell>
        </table:table-row>
        <table:table-row table:style-name="ro1">
          <table:table-cell table:formula="of:=IF([main.$C63]=0;[main.$A63];&quot;&quot;)">
            <text:p/>
          </table:table-cell>
          <table:table-cell table:formula="of:=IF([main.$C63]=0;[main.$B63];&quot;&quot;)">
            <text:p/>
          </table:table-cell>
          <table:table-cell table:formula="of:=IF([main.$C63]=1;[main.$A63];&quot;&quot;)" office:value-type="float" office:value="15.32357" calcext:value-type="float">
            <text:p>15.32357</text:p>
          </table:table-cell>
          <table:table-cell table:formula="of:=IF([main.$C63]=1;[main.$B63];&quot;&quot;)" office:value-type="float" office:value="5.13959" calcext:value-type="float">
            <text:p>5.13959</text:p>
          </table:table-cell>
          <table:table-cell table:formula="of:=IF([main.$C63]=2;[main.$A63];&quot;&quot;)">
            <text:p/>
          </table:table-cell>
          <table:table-cell table:formula="of:=IF([main.$C63]=2;[main.$B63];&quot;&quot;)">
            <text:p/>
          </table:table-cell>
          <table:table-cell table:number-columns-repeated="2"/>
          <table:table-cell table:formula="of:=IF([main.$H63]=0;[main.$F63];&quot;&quot;)">
            <text:p/>
          </table:table-cell>
          <table:table-cell table:formula="of:=IF([main.$H63]=0;[main.$G63];&quot;&quot;)">
            <text:p/>
          </table:table-cell>
          <table:table-cell table:formula="of:=IF([main.$H63]=1;[main.$F63];&quot;&quot;)">
            <text:p/>
          </table:table-cell>
          <table:table-cell table:formula="of:=IF([main.$H63]=1;[main.$G63];&quot;&quot;)">
            <text:p/>
          </table:table-cell>
          <table:table-cell table:formula="of:=IF([main.$H63]=2;[main.$F63];&quot;&quot;)" office:value-type="float" office:value="15.32357" calcext:value-type="float">
            <text:p>15.32357</text:p>
          </table:table-cell>
          <table:table-cell table:formula="of:=IF([main.$H63]=2;[main.$G63];&quot;&quot;)" office:value-type="float" office:value="5.13959" calcext:value-type="float">
            <text:p>5.13959</text:p>
          </table:table-cell>
        </table:table-row>
        <table:table-row table:style-name="ro1">
          <table:table-cell table:formula="of:=IF([main.$C64]=0;[main.$A64];&quot;&quot;)" office:value-type="float" office:value="3.86663" calcext:value-type="float">
            <text:p>3.86663</text:p>
          </table:table-cell>
          <table:table-cell table:formula="of:=IF([main.$C64]=0;[main.$B64];&quot;&quot;)" office:value-type="float" office:value="-0.29441" calcext:value-type="float">
            <text:p>-0.29441</text:p>
          </table:table-cell>
          <table:table-cell table:formula="of:=IF([main.$C64]=1;[main.$A64];&quot;&quot;)">
            <text:p/>
          </table:table-cell>
          <table:table-cell table:formula="of:=IF([main.$C64]=1;[main.$B64];&quot;&quot;)">
            <text:p/>
          </table:table-cell>
          <table:table-cell table:formula="of:=IF([main.$C64]=2;[main.$A64];&quot;&quot;)">
            <text:p/>
          </table:table-cell>
          <table:table-cell table:formula="of:=IF([main.$C64]=2;[main.$B64];&quot;&quot;)">
            <text:p/>
          </table:table-cell>
          <table:table-cell table:number-columns-repeated="2"/>
          <table:table-cell table:formula="of:=IF([main.$H64]=0;[main.$F64];&quot;&quot;)">
            <text:p/>
          </table:table-cell>
          <table:table-cell table:formula="of:=IF([main.$H64]=0;[main.$G64];&quot;&quot;)">
            <text:p/>
          </table:table-cell>
          <table:table-cell table:formula="of:=IF([main.$H64]=1;[main.$F64];&quot;&quot;)" office:value-type="float" office:value="3.86663" calcext:value-type="float">
            <text:p>3.86663</text:p>
          </table:table-cell>
          <table:table-cell table:formula="of:=IF([main.$H64]=1;[main.$G64];&quot;&quot;)" office:value-type="float" office:value="-0.29441" calcext:value-type="float">
            <text:p>-0.29441</text:p>
          </table:table-cell>
          <table:table-cell table:formula="of:=IF([main.$H64]=2;[main.$F64];&quot;&quot;)">
            <text:p/>
          </table:table-cell>
          <table:table-cell table:formula="of:=IF([main.$H64]=2;[main.$G64];&quot;&quot;)">
            <text:p/>
          </table:table-cell>
        </table:table-row>
        <table:table-row table:style-name="ro1">
          <table:table-cell table:formula="of:=IF([main.$C65]=0;[main.$A65];&quot;&quot;)" office:value-type="float" office:value="2.63018" calcext:value-type="float">
            <text:p>2.63018</text:p>
          </table:table-cell>
          <table:table-cell table:formula="of:=IF([main.$C65]=0;[main.$B65];&quot;&quot;)" office:value-type="float" office:value="-0.58002" calcext:value-type="float">
            <text:p>-0.58002</text:p>
          </table:table-cell>
          <table:table-cell table:formula="of:=IF([main.$C65]=1;[main.$A65];&quot;&quot;)">
            <text:p/>
          </table:table-cell>
          <table:table-cell table:formula="of:=IF([main.$C65]=1;[main.$B65];&quot;&quot;)">
            <text:p/>
          </table:table-cell>
          <table:table-cell table:formula="of:=IF([main.$C65]=2;[main.$A65];&quot;&quot;)">
            <text:p/>
          </table:table-cell>
          <table:table-cell table:formula="of:=IF([main.$C65]=2;[main.$B65];&quot;&quot;)">
            <text:p/>
          </table:table-cell>
          <table:table-cell table:number-columns-repeated="2"/>
          <table:table-cell table:formula="of:=IF([main.$H65]=0;[main.$F65];&quot;&quot;)">
            <text:p/>
          </table:table-cell>
          <table:table-cell table:formula="of:=IF([main.$H65]=0;[main.$G65];&quot;&quot;)">
            <text:p/>
          </table:table-cell>
          <table:table-cell table:formula="of:=IF([main.$H65]=1;[main.$F65];&quot;&quot;)" office:value-type="float" office:value="2.63018" calcext:value-type="float">
            <text:p>2.63018</text:p>
          </table:table-cell>
          <table:table-cell table:formula="of:=IF([main.$H65]=1;[main.$G65];&quot;&quot;)" office:value-type="float" office:value="-0.58002" calcext:value-type="float">
            <text:p>-0.58002</text:p>
          </table:table-cell>
          <table:table-cell table:formula="of:=IF([main.$H65]=2;[main.$F65];&quot;&quot;)">
            <text:p/>
          </table:table-cell>
          <table:table-cell table:formula="of:=IF([main.$H65]=2;[main.$G65];&quot;&quot;)">
            <text:p/>
          </table:table-cell>
        </table:table-row>
        <table:table-row table:style-name="ro1">
          <table:table-cell table:formula="of:=IF([main.$C66]=0;[main.$A66];&quot;&quot;)">
            <text:p/>
          </table:table-cell>
          <table:table-cell table:formula="of:=IF([main.$C66]=0;[main.$B66];&quot;&quot;)">
            <text:p/>
          </table:table-cell>
          <table:table-cell table:formula="of:=IF([main.$C66]=1;[main.$A66];&quot;&quot;)">
            <text:p/>
          </table:table-cell>
          <table:table-cell table:formula="of:=IF([main.$C66]=1;[main.$B66];&quot;&quot;)">
            <text:p/>
          </table:table-cell>
          <table:table-cell table:formula="of:=IF([main.$C66]=2;[main.$A66];&quot;&quot;)" office:value-type="float" office:value="-2.71222" calcext:value-type="float">
            <text:p>-2.71222</text:p>
          </table:table-cell>
          <table:table-cell table:formula="of:=IF([main.$C66]=2;[main.$B66];&quot;&quot;)" office:value-type="float" office:value="17.44991" calcext:value-type="float">
            <text:p>17.44991</text:p>
          </table:table-cell>
          <table:table-cell table:number-columns-repeated="2"/>
          <table:table-cell table:formula="of:=IF([main.$H66]=0;[main.$F66];&quot;&quot;)" office:value-type="float" office:value="-2.71222" calcext:value-type="float">
            <text:p>-2.71222</text:p>
          </table:table-cell>
          <table:table-cell table:formula="of:=IF([main.$H66]=0;[main.$G66];&quot;&quot;)" office:value-type="float" office:value="17.44991" calcext:value-type="float">
            <text:p>17.44991</text:p>
          </table:table-cell>
          <table:table-cell table:formula="of:=IF([main.$H66]=1;[main.$F66];&quot;&quot;)">
            <text:p/>
          </table:table-cell>
          <table:table-cell table:formula="of:=IF([main.$H66]=1;[main.$G66];&quot;&quot;)">
            <text:p/>
          </table:table-cell>
          <table:table-cell table:formula="of:=IF([main.$H66]=2;[main.$F66];&quot;&quot;)">
            <text:p/>
          </table:table-cell>
          <table:table-cell table:formula="of:=IF([main.$H66]=2;[main.$G66];&quot;&quot;)">
            <text:p/>
          </table:table-cell>
        </table:table-row>
        <table:table-row table:style-name="ro1">
          <table:table-cell table:formula="of:=IF([main.$C67]=0;[main.$A67];&quot;&quot;)">
            <text:p/>
          </table:table-cell>
          <table:table-cell table:formula="of:=IF([main.$C67]=0;[main.$B67];&quot;&quot;)">
            <text:p/>
          </table:table-cell>
          <table:table-cell table:formula="of:=IF([main.$C67]=1;[main.$A67];&quot;&quot;)">
            <text:p/>
          </table:table-cell>
          <table:table-cell table:formula="of:=IF([main.$C67]=1;[main.$B67];&quot;&quot;)">
            <text:p/>
          </table:table-cell>
          <table:table-cell table:formula="of:=IF([main.$C67]=2;[main.$A67];&quot;&quot;)" office:value-type="float" office:value="2.60525" calcext:value-type="float">
            <text:p>2.60525</text:p>
          </table:table-cell>
          <table:table-cell table:formula="of:=IF([main.$C67]=2;[main.$B67];&quot;&quot;)" office:value-type="float" office:value="20.30981" calcext:value-type="float">
            <text:p>20.30981</text:p>
          </table:table-cell>
          <table:table-cell table:number-columns-repeated="2"/>
          <table:table-cell table:formula="of:=IF([main.$H67]=0;[main.$F67];&quot;&quot;)" office:value-type="float" office:value="2.60525" calcext:value-type="float">
            <text:p>2.60525</text:p>
          </table:table-cell>
          <table:table-cell table:formula="of:=IF([main.$H67]=0;[main.$G67];&quot;&quot;)" office:value-type="float" office:value="20.30981" calcext:value-type="float">
            <text:p>20.30981</text:p>
          </table:table-cell>
          <table:table-cell table:formula="of:=IF([main.$H67]=1;[main.$F67];&quot;&quot;)">
            <text:p/>
          </table:table-cell>
          <table:table-cell table:formula="of:=IF([main.$H67]=1;[main.$G67];&quot;&quot;)">
            <text:p/>
          </table:table-cell>
          <table:table-cell table:formula="of:=IF([main.$H67]=2;[main.$F67];&quot;&quot;)">
            <text:p/>
          </table:table-cell>
          <table:table-cell table:formula="of:=IF([main.$H67]=2;[main.$G67];&quot;&quot;)">
            <text:p/>
          </table:table-cell>
        </table:table-row>
        <table:table-row table:style-name="ro1">
          <table:table-cell table:formula="of:=IF([main.$C68]=0;[main.$A68];&quot;&quot;)">
            <text:p/>
          </table:table-cell>
          <table:table-cell table:formula="of:=IF([main.$C68]=0;[main.$B68];&quot;&quot;)">
            <text:p/>
          </table:table-cell>
          <table:table-cell table:formula="of:=IF([main.$C68]=1;[main.$A68];&quot;&quot;)">
            <text:p/>
          </table:table-cell>
          <table:table-cell table:formula="of:=IF([main.$C68]=1;[main.$B68];&quot;&quot;)">
            <text:p/>
          </table:table-cell>
          <table:table-cell table:formula="of:=IF([main.$C68]=2;[main.$A68];&quot;&quot;)" office:value-type="float" office:value="-1.35206" calcext:value-type="float">
            <text:p>-1.35206</text:p>
          </table:table-cell>
          <table:table-cell table:formula="of:=IF([main.$C68]=2;[main.$B68];&quot;&quot;)" office:value-type="float" office:value="23.50136" calcext:value-type="float">
            <text:p>23.50136</text:p>
          </table:table-cell>
          <table:table-cell table:number-columns-repeated="2"/>
          <table:table-cell table:formula="of:=IF([main.$H68]=0;[main.$F68];&quot;&quot;)" office:value-type="float" office:value="-1.35206" calcext:value-type="float">
            <text:p>-1.35206</text:p>
          </table:table-cell>
          <table:table-cell table:formula="of:=IF([main.$H68]=0;[main.$G68];&quot;&quot;)" office:value-type="float" office:value="23.50136" calcext:value-type="float">
            <text:p>23.50136</text:p>
          </table:table-cell>
          <table:table-cell table:formula="of:=IF([main.$H68]=1;[main.$F68];&quot;&quot;)">
            <text:p/>
          </table:table-cell>
          <table:table-cell table:formula="of:=IF([main.$H68]=1;[main.$G68];&quot;&quot;)">
            <text:p/>
          </table:table-cell>
          <table:table-cell table:formula="of:=IF([main.$H68]=2;[main.$F68];&quot;&quot;)">
            <text:p/>
          </table:table-cell>
          <table:table-cell table:formula="of:=IF([main.$H68]=2;[main.$G68];&quot;&quot;)">
            <text:p/>
          </table:table-cell>
        </table:table-row>
        <table:table-row table:style-name="ro1">
          <table:table-cell table:formula="of:=IF([main.$C69]=0;[main.$A69];&quot;&quot;)" office:value-type="float" office:value="1.77031" calcext:value-type="float">
            <text:p>1.77031</text:p>
          </table:table-cell>
          <table:table-cell table:formula="of:=IF([main.$C69]=0;[main.$B69];&quot;&quot;)" office:value-type="float" office:value="0.09933" calcext:value-type="float">
            <text:p>0.09933</text:p>
          </table:table-cell>
          <table:table-cell table:formula="of:=IF([main.$C69]=1;[main.$A69];&quot;&quot;)">
            <text:p/>
          </table:table-cell>
          <table:table-cell table:formula="of:=IF([main.$C69]=1;[main.$B69];&quot;&quot;)">
            <text:p/>
          </table:table-cell>
          <table:table-cell table:formula="of:=IF([main.$C69]=2;[main.$A69];&quot;&quot;)">
            <text:p/>
          </table:table-cell>
          <table:table-cell table:formula="of:=IF([main.$C69]=2;[main.$B69];&quot;&quot;)">
            <text:p/>
          </table:table-cell>
          <table:table-cell table:number-columns-repeated="2"/>
          <table:table-cell table:formula="of:=IF([main.$H69]=0;[main.$F69];&quot;&quot;)">
            <text:p/>
          </table:table-cell>
          <table:table-cell table:formula="of:=IF([main.$H69]=0;[main.$G69];&quot;&quot;)">
            <text:p/>
          </table:table-cell>
          <table:table-cell table:formula="of:=IF([main.$H69]=1;[main.$F69];&quot;&quot;)" office:value-type="float" office:value="1.77031" calcext:value-type="float">
            <text:p>1.77031</text:p>
          </table:table-cell>
          <table:table-cell table:formula="of:=IF([main.$H69]=1;[main.$G69];&quot;&quot;)" office:value-type="float" office:value="0.09933" calcext:value-type="float">
            <text:p>0.09933</text:p>
          </table:table-cell>
          <table:table-cell table:formula="of:=IF([main.$H69]=2;[main.$F69];&quot;&quot;)">
            <text:p/>
          </table:table-cell>
          <table:table-cell table:formula="of:=IF([main.$H69]=2;[main.$G69];&quot;&quot;)">
            <text:p/>
          </table:table-cell>
        </table:table-row>
        <table:table-row table:style-name="ro1">
          <table:table-cell table:formula="of:=IF([main.$C70]=0;[main.$A70];&quot;&quot;)">
            <text:p/>
          </table:table-cell>
          <table:table-cell table:formula="of:=IF([main.$C70]=0;[main.$B70];&quot;&quot;)">
            <text:p/>
          </table:table-cell>
          <table:table-cell table:formula="of:=IF([main.$C70]=1;[main.$A70];&quot;&quot;)">
            <text:p/>
          </table:table-cell>
          <table:table-cell table:formula="of:=IF([main.$C70]=1;[main.$B70];&quot;&quot;)">
            <text:p/>
          </table:table-cell>
          <table:table-cell table:formula="of:=IF([main.$C70]=2;[main.$A70];&quot;&quot;)" office:value-type="float" office:value="-1.79121" calcext:value-type="float">
            <text:p>-1.79121</text:p>
          </table:table-cell>
          <table:table-cell table:formula="of:=IF([main.$C70]=2;[main.$B70];&quot;&quot;)" office:value-type="float" office:value="19.99021" calcext:value-type="float">
            <text:p>19.99021</text:p>
          </table:table-cell>
          <table:table-cell table:number-columns-repeated="2"/>
          <table:table-cell table:formula="of:=IF([main.$H70]=0;[main.$F70];&quot;&quot;)" office:value-type="float" office:value="-1.79121" calcext:value-type="float">
            <text:p>-1.79121</text:p>
          </table:table-cell>
          <table:table-cell table:formula="of:=IF([main.$H70]=0;[main.$G70];&quot;&quot;)" office:value-type="float" office:value="19.99021" calcext:value-type="float">
            <text:p>19.99021</text:p>
          </table:table-cell>
          <table:table-cell table:formula="of:=IF([main.$H70]=1;[main.$F70];&quot;&quot;)">
            <text:p/>
          </table:table-cell>
          <table:table-cell table:formula="of:=IF([main.$H70]=1;[main.$G70];&quot;&quot;)">
            <text:p/>
          </table:table-cell>
          <table:table-cell table:formula="of:=IF([main.$H70]=2;[main.$F70];&quot;&quot;)">
            <text:p/>
          </table:table-cell>
          <table:table-cell table:formula="of:=IF([main.$H70]=2;[main.$G70];&quot;&quot;)">
            <text:p/>
          </table:table-cell>
        </table:table-row>
        <table:table-row table:style-name="ro1">
          <table:table-cell table:formula="of:=IF([main.$C71]=0;[main.$A71];&quot;&quot;)">
            <text:p/>
          </table:table-cell>
          <table:table-cell table:formula="of:=IF([main.$C71]=0;[main.$B71];&quot;&quot;)">
            <text:p/>
          </table:table-cell>
          <table:table-cell table:formula="of:=IF([main.$C71]=1;[main.$A71];&quot;&quot;)" office:value-type="float" office:value="11.57732" calcext:value-type="float">
            <text:p>11.57732</text:p>
          </table:table-cell>
          <table:table-cell table:formula="of:=IF([main.$C71]=1;[main.$B71];&quot;&quot;)" office:value-type="float" office:value="3.7725" calcext:value-type="float">
            <text:p>3.7725</text:p>
          </table:table-cell>
          <table:table-cell table:formula="of:=IF([main.$C71]=2;[main.$A71];&quot;&quot;)">
            <text:p/>
          </table:table-cell>
          <table:table-cell table:formula="of:=IF([main.$C71]=2;[main.$B71];&quot;&quot;)">
            <text:p/>
          </table:table-cell>
          <table:table-cell table:number-columns-repeated="2"/>
          <table:table-cell table:formula="of:=IF([main.$H71]=0;[main.$F71];&quot;&quot;)">
            <text:p/>
          </table:table-cell>
          <table:table-cell table:formula="of:=IF([main.$H71]=0;[main.$G71];&quot;&quot;)">
            <text:p/>
          </table:table-cell>
          <table:table-cell table:formula="of:=IF([main.$H71]=1;[main.$F71];&quot;&quot;)">
            <text:p/>
          </table:table-cell>
          <table:table-cell table:formula="of:=IF([main.$H71]=1;[main.$G71];&quot;&quot;)">
            <text:p/>
          </table:table-cell>
          <table:table-cell table:formula="of:=IF([main.$H71]=2;[main.$F71];&quot;&quot;)" office:value-type="float" office:value="11.57732" calcext:value-type="float">
            <text:p>11.57732</text:p>
          </table:table-cell>
          <table:table-cell table:formula="of:=IF([main.$H71]=2;[main.$G71];&quot;&quot;)" office:value-type="float" office:value="3.7725" calcext:value-type="float">
            <text:p>3.7725</text:p>
          </table:table-cell>
        </table:table-row>
        <table:table-row table:style-name="ro1">
          <table:table-cell table:formula="of:=IF([main.$C72]=0;[main.$A72];&quot;&quot;)" office:value-type="float" office:value="-3.95608" calcext:value-type="float">
            <text:p>-3.95608</text:p>
          </table:table-cell>
          <table:table-cell table:formula="of:=IF([main.$C72]=0;[main.$B72];&quot;&quot;)" office:value-type="float" office:value="-0.93286" calcext:value-type="float">
            <text:p>-0.93286</text:p>
          </table:table-cell>
          <table:table-cell table:formula="of:=IF([main.$C72]=1;[main.$A72];&quot;&quot;)">
            <text:p/>
          </table:table-cell>
          <table:table-cell table:formula="of:=IF([main.$C72]=1;[main.$B72];&quot;&quot;)">
            <text:p/>
          </table:table-cell>
          <table:table-cell table:formula="of:=IF([main.$C72]=2;[main.$A72];&quot;&quot;)">
            <text:p/>
          </table:table-cell>
          <table:table-cell table:formula="of:=IF([main.$C72]=2;[main.$B72];&quot;&quot;)">
            <text:p/>
          </table:table-cell>
          <table:table-cell table:number-columns-repeated="2"/>
          <table:table-cell table:formula="of:=IF([main.$H72]=0;[main.$F72];&quot;&quot;)">
            <text:p/>
          </table:table-cell>
          <table:table-cell table:formula="of:=IF([main.$H72]=0;[main.$G72];&quot;&quot;)">
            <text:p/>
          </table:table-cell>
          <table:table-cell table:formula="of:=IF([main.$H72]=1;[main.$F72];&quot;&quot;)" office:value-type="float" office:value="-3.95608" calcext:value-type="float">
            <text:p>-3.95608</text:p>
          </table:table-cell>
          <table:table-cell table:formula="of:=IF([main.$H72]=1;[main.$G72];&quot;&quot;)" office:value-type="float" office:value="-0.93286" calcext:value-type="float">
            <text:p>-0.93286</text:p>
          </table:table-cell>
          <table:table-cell table:formula="of:=IF([main.$H72]=2;[main.$F72];&quot;&quot;)">
            <text:p/>
          </table:table-cell>
          <table:table-cell table:formula="of:=IF([main.$H72]=2;[main.$G72];&quot;&quot;)">
            <text:p/>
          </table:table-cell>
        </table:table-row>
        <table:table-row table:style-name="ro1">
          <table:table-cell table:formula="of:=IF([main.$C73]=0;[main.$A73];&quot;&quot;)">
            <text:p/>
          </table:table-cell>
          <table:table-cell table:formula="of:=IF([main.$C73]=0;[main.$B73];&quot;&quot;)">
            <text:p/>
          </table:table-cell>
          <table:table-cell table:formula="of:=IF([main.$C73]=1;[main.$A73];&quot;&quot;)" office:value-type="float" office:value="9.26763" calcext:value-type="float">
            <text:p>9.26763</text:p>
          </table:table-cell>
          <table:table-cell table:formula="of:=IF([main.$C73]=1;[main.$B73];&quot;&quot;)" office:value-type="float" office:value="1.99297" calcext:value-type="float">
            <text:p>1.99297</text:p>
          </table:table-cell>
          <table:table-cell table:formula="of:=IF([main.$C73]=2;[main.$A73];&quot;&quot;)">
            <text:p/>
          </table:table-cell>
          <table:table-cell table:formula="of:=IF([main.$C73]=2;[main.$B73];&quot;&quot;)">
            <text:p/>
          </table:table-cell>
          <table:table-cell table:number-columns-repeated="2"/>
          <table:table-cell table:formula="of:=IF([main.$H73]=0;[main.$F73];&quot;&quot;)">
            <text:p/>
          </table:table-cell>
          <table:table-cell table:formula="of:=IF([main.$H73]=0;[main.$G73];&quot;&quot;)">
            <text:p/>
          </table:table-cell>
          <table:table-cell table:formula="of:=IF([main.$H73]=1;[main.$F73];&quot;&quot;)">
            <text:p/>
          </table:table-cell>
          <table:table-cell table:formula="of:=IF([main.$H73]=1;[main.$G73];&quot;&quot;)">
            <text:p/>
          </table:table-cell>
          <table:table-cell table:formula="of:=IF([main.$H73]=2;[main.$F73];&quot;&quot;)" office:value-type="float" office:value="9.26763" calcext:value-type="float">
            <text:p>9.26763</text:p>
          </table:table-cell>
          <table:table-cell table:formula="of:=IF([main.$H73]=2;[main.$G73];&quot;&quot;)" office:value-type="float" office:value="1.99297" calcext:value-type="float">
            <text:p>1.99297</text:p>
          </table:table-cell>
        </table:table-row>
        <table:table-row table:style-name="ro1">
          <table:table-cell table:formula="of:=IF([main.$C74]=0;[main.$A74];&quot;&quot;)">
            <text:p/>
          </table:table-cell>
          <table:table-cell table:formula="of:=IF([main.$C74]=0;[main.$B74];&quot;&quot;)">
            <text:p/>
          </table:table-cell>
          <table:table-cell table:formula="of:=IF([main.$C74]=1;[main.$A74];&quot;&quot;)">
            <text:p/>
          </table:table-cell>
          <table:table-cell table:formula="of:=IF([main.$C74]=1;[main.$B74];&quot;&quot;)">
            <text:p/>
          </table:table-cell>
          <table:table-cell table:formula="of:=IF([main.$C74]=2;[main.$A74];&quot;&quot;)" office:value-type="float" office:value="-0.14677" calcext:value-type="float">
            <text:p>-0.14677</text:p>
          </table:table-cell>
          <table:table-cell table:formula="of:=IF([main.$C74]=2;[main.$B74];&quot;&quot;)" office:value-type="float" office:value="18.66654" calcext:value-type="float">
            <text:p>18.66654</text:p>
          </table:table-cell>
          <table:table-cell table:number-columns-repeated="2"/>
          <table:table-cell table:formula="of:=IF([main.$H74]=0;[main.$F74];&quot;&quot;)" office:value-type="float" office:value="-0.14677" calcext:value-type="float">
            <text:p>-0.14677</text:p>
          </table:table-cell>
          <table:table-cell table:formula="of:=IF([main.$H74]=0;[main.$G74];&quot;&quot;)" office:value-type="float" office:value="18.66654" calcext:value-type="float">
            <text:p>18.66654</text:p>
          </table:table-cell>
          <table:table-cell table:formula="of:=IF([main.$H74]=1;[main.$F74];&quot;&quot;)">
            <text:p/>
          </table:table-cell>
          <table:table-cell table:formula="of:=IF([main.$H74]=1;[main.$G74];&quot;&quot;)">
            <text:p/>
          </table:table-cell>
          <table:table-cell table:formula="of:=IF([main.$H74]=2;[main.$F74];&quot;&quot;)">
            <text:p/>
          </table:table-cell>
          <table:table-cell table:formula="of:=IF([main.$H74]=2;[main.$G74];&quot;&quot;)">
            <text:p/>
          </table:table-cell>
        </table:table-row>
        <table:table-row table:style-name="ro1">
          <table:table-cell table:formula="of:=IF([main.$C75]=0;[main.$A75];&quot;&quot;)">
            <text:p/>
          </table:table-cell>
          <table:table-cell table:formula="of:=IF([main.$C75]=0;[main.$B75];&quot;&quot;)">
            <text:p/>
          </table:table-cell>
          <table:table-cell table:formula="of:=IF([main.$C75]=1;[main.$A75];&quot;&quot;)">
            <text:p/>
          </table:table-cell>
          <table:table-cell table:formula="of:=IF([main.$C75]=1;[main.$B75];&quot;&quot;)">
            <text:p/>
          </table:table-cell>
          <table:table-cell table:formula="of:=IF([main.$C75]=2;[main.$A75];&quot;&quot;)" office:value-type="float" office:value="1.74115" calcext:value-type="float">
            <text:p>1.74115</text:p>
          </table:table-cell>
          <table:table-cell table:formula="of:=IF([main.$C75]=2;[main.$B75];&quot;&quot;)" office:value-type="float" office:value="3.94063" calcext:value-type="float">
            <text:p>3.94063</text:p>
          </table:table-cell>
          <table:table-cell table:number-columns-repeated="2"/>
          <table:table-cell table:formula="of:=IF([main.$H75]=0;[main.$F75];&quot;&quot;)" office:value-type="float" office:value="1.74115" calcext:value-type="float">
            <text:p>1.74115</text:p>
          </table:table-cell>
          <table:table-cell table:formula="of:=IF([main.$H75]=0;[main.$G75];&quot;&quot;)" office:value-type="float" office:value="3.94063" calcext:value-type="float">
            <text:p>3.94063</text:p>
          </table:table-cell>
          <table:table-cell table:formula="of:=IF([main.$H75]=1;[main.$F75];&quot;&quot;)">
            <text:p/>
          </table:table-cell>
          <table:table-cell table:formula="of:=IF([main.$H75]=1;[main.$G75];&quot;&quot;)">
            <text:p/>
          </table:table-cell>
          <table:table-cell table:formula="of:=IF([main.$H75]=2;[main.$F75];&quot;&quot;)">
            <text:p/>
          </table:table-cell>
          <table:table-cell table:formula="of:=IF([main.$H75]=2;[main.$G75];&quot;&quot;)">
            <text:p/>
          </table:table-cell>
        </table:table-row>
        <table:table-row table:style-name="ro1">
          <table:table-cell table:formula="of:=IF([main.$C76]=0;[main.$A76];&quot;&quot;)">
            <text:p/>
          </table:table-cell>
          <table:table-cell table:formula="of:=IF([main.$C76]=0;[main.$B76];&quot;&quot;)">
            <text:p/>
          </table:table-cell>
          <table:table-cell table:formula="of:=IF([main.$C76]=1;[main.$A76];&quot;&quot;)">
            <text:p/>
          </table:table-cell>
          <table:table-cell table:formula="of:=IF([main.$C76]=1;[main.$B76];&quot;&quot;)">
            <text:p/>
          </table:table-cell>
          <table:table-cell table:formula="of:=IF([main.$C76]=2;[main.$A76];&quot;&quot;)" office:value-type="float" office:value="1.32252" calcext:value-type="float">
            <text:p>1.32252</text:p>
          </table:table-cell>
          <table:table-cell table:formula="of:=IF([main.$C76]=2;[main.$B76];&quot;&quot;)" office:value-type="float" office:value="8.70669" calcext:value-type="float">
            <text:p>8.70669</text:p>
          </table:table-cell>
          <table:table-cell table:number-columns-repeated="2"/>
          <table:table-cell table:formula="of:=IF([main.$H76]=0;[main.$F76];&quot;&quot;)" office:value-type="float" office:value="1.32252" calcext:value-type="float">
            <text:p>1.32252</text:p>
          </table:table-cell>
          <table:table-cell table:formula="of:=IF([main.$H76]=0;[main.$G76];&quot;&quot;)" office:value-type="float" office:value="8.70669" calcext:value-type="float">
            <text:p>8.70669</text:p>
          </table:table-cell>
          <table:table-cell table:formula="of:=IF([main.$H76]=1;[main.$F76];&quot;&quot;)">
            <text:p/>
          </table:table-cell>
          <table:table-cell table:formula="of:=IF([main.$H76]=1;[main.$G76];&quot;&quot;)">
            <text:p/>
          </table:table-cell>
          <table:table-cell table:formula="of:=IF([main.$H76]=2;[main.$F76];&quot;&quot;)">
            <text:p/>
          </table:table-cell>
          <table:table-cell table:formula="of:=IF([main.$H76]=2;[main.$G76];&quot;&quot;)">
            <text:p/>
          </table:table-cell>
        </table:table-row>
        <table:table-row table:style-name="ro1">
          <table:table-cell table:formula="of:=IF([main.$C77]=0;[main.$A77];&quot;&quot;)">
            <text:p/>
          </table:table-cell>
          <table:table-cell table:formula="of:=IF([main.$C77]=0;[main.$B77];&quot;&quot;)">
            <text:p/>
          </table:table-cell>
          <table:table-cell table:formula="of:=IF([main.$C77]=1;[main.$A77];&quot;&quot;)" office:value-type="float" office:value="4.01495" calcext:value-type="float">
            <text:p>4.01495</text:p>
          </table:table-cell>
          <table:table-cell table:formula="of:=IF([main.$C77]=1;[main.$B77];&quot;&quot;)" office:value-type="float" office:value="10.1366" calcext:value-type="float">
            <text:p>10.1366</text:p>
          </table:table-cell>
          <table:table-cell table:formula="of:=IF([main.$C77]=2;[main.$A77];&quot;&quot;)">
            <text:p/>
          </table:table-cell>
          <table:table-cell table:formula="of:=IF([main.$C77]=2;[main.$B77];&quot;&quot;)">
            <text:p/>
          </table:table-cell>
          <table:table-cell table:number-columns-repeated="2"/>
          <table:table-cell table:formula="of:=IF([main.$H77]=0;[main.$F77];&quot;&quot;)" office:value-type="float" office:value="4.01495" calcext:value-type="float">
            <text:p>4.01495</text:p>
          </table:table-cell>
          <table:table-cell table:formula="of:=IF([main.$H77]=0;[main.$G77];&quot;&quot;)" office:value-type="float" office:value="10.1366" calcext:value-type="float">
            <text:p>10.1366</text:p>
          </table:table-cell>
          <table:table-cell table:formula="of:=IF([main.$H77]=1;[main.$F77];&quot;&quot;)">
            <text:p/>
          </table:table-cell>
          <table:table-cell table:formula="of:=IF([main.$H77]=1;[main.$G77];&quot;&quot;)">
            <text:p/>
          </table:table-cell>
          <table:table-cell table:formula="of:=IF([main.$H77]=2;[main.$F77];&quot;&quot;)">
            <text:p/>
          </table:table-cell>
          <table:table-cell table:formula="of:=IF([main.$H77]=2;[main.$G77];&quot;&quot;)">
            <text:p/>
          </table:table-cell>
        </table:table-row>
        <table:table-row table:style-name="ro1">
          <table:table-cell table:formula="of:=IF([main.$C78]=0;[main.$A78];&quot;&quot;)">
            <text:p/>
          </table:table-cell>
          <table:table-cell table:formula="of:=IF([main.$C78]=0;[main.$B78];&quot;&quot;)">
            <text:p/>
          </table:table-cell>
          <table:table-cell table:formula="of:=IF([main.$C78]=1;[main.$A78];&quot;&quot;)">
            <text:p/>
          </table:table-cell>
          <table:table-cell table:formula="of:=IF([main.$C78]=1;[main.$B78];&quot;&quot;)">
            <text:p/>
          </table:table-cell>
          <table:table-cell table:formula="of:=IF([main.$C78]=2;[main.$A78];&quot;&quot;)" office:value-type="float" office:value="2.15224" calcext:value-type="float">
            <text:p>2.15224</text:p>
          </table:table-cell>
          <table:table-cell table:formula="of:=IF([main.$C78]=2;[main.$B78];&quot;&quot;)" office:value-type="float" office:value="23.58825" calcext:value-type="float">
            <text:p>23.58825</text:p>
          </table:table-cell>
          <table:table-cell table:number-columns-repeated="2"/>
          <table:table-cell table:formula="of:=IF([main.$H78]=0;[main.$F78];&quot;&quot;)" office:value-type="float" office:value="2.15224" calcext:value-type="float">
            <text:p>2.15224</text:p>
          </table:table-cell>
          <table:table-cell table:formula="of:=IF([main.$H78]=0;[main.$G78];&quot;&quot;)" office:value-type="float" office:value="23.58825" calcext:value-type="float">
            <text:p>23.58825</text:p>
          </table:table-cell>
          <table:table-cell table:formula="of:=IF([main.$H78]=1;[main.$F78];&quot;&quot;)">
            <text:p/>
          </table:table-cell>
          <table:table-cell table:formula="of:=IF([main.$H78]=1;[main.$G78];&quot;&quot;)">
            <text:p/>
          </table:table-cell>
          <table:table-cell table:formula="of:=IF([main.$H78]=2;[main.$F78];&quot;&quot;)">
            <text:p/>
          </table:table-cell>
          <table:table-cell table:formula="of:=IF([main.$H78]=2;[main.$G78];&quot;&quot;)">
            <text:p/>
          </table:table-cell>
        </table:table-row>
        <table:table-row table:style-name="ro1">
          <table:table-cell table:formula="of:=IF([main.$C79]=0;[main.$A79];&quot;&quot;)" office:value-type="float" office:value="-1.74621" calcext:value-type="float">
            <text:p>-1.74621</text:p>
          </table:table-cell>
          <table:table-cell table:formula="of:=IF([main.$C79]=0;[main.$B79];&quot;&quot;)" office:value-type="float" office:value="1.04112" calcext:value-type="float">
            <text:p>1.04112</text:p>
          </table:table-cell>
          <table:table-cell table:formula="of:=IF([main.$C79]=1;[main.$A79];&quot;&quot;)">
            <text:p/>
          </table:table-cell>
          <table:table-cell table:formula="of:=IF([main.$C79]=1;[main.$B79];&quot;&quot;)">
            <text:p/>
          </table:table-cell>
          <table:table-cell table:formula="of:=IF([main.$C79]=2;[main.$A79];&quot;&quot;)">
            <text:p/>
          </table:table-cell>
          <table:table-cell table:formula="of:=IF([main.$C79]=2;[main.$B79];&quot;&quot;)">
            <text:p/>
          </table:table-cell>
          <table:table-cell table:number-columns-repeated="2"/>
          <table:table-cell table:formula="of:=IF([main.$H79]=0;[main.$F79];&quot;&quot;)">
            <text:p/>
          </table:table-cell>
          <table:table-cell table:formula="of:=IF([main.$H79]=0;[main.$G79];&quot;&quot;)">
            <text:p/>
          </table:table-cell>
          <table:table-cell table:formula="of:=IF([main.$H79]=1;[main.$F79];&quot;&quot;)" office:value-type="float" office:value="-1.74621" calcext:value-type="float">
            <text:p>-1.74621</text:p>
          </table:table-cell>
          <table:table-cell table:formula="of:=IF([main.$H79]=1;[main.$G79];&quot;&quot;)" office:value-type="float" office:value="1.04112" calcext:value-type="float">
            <text:p>1.04112</text:p>
          </table:table-cell>
          <table:table-cell table:formula="of:=IF([main.$H79]=2;[main.$F79];&quot;&quot;)">
            <text:p/>
          </table:table-cell>
          <table:table-cell table:formula="of:=IF([main.$H79]=2;[main.$G79];&quot;&quot;)">
            <text:p/>
          </table:table-cell>
        </table:table-row>
        <table:table-row table:style-name="ro1">
          <table:table-cell table:formula="of:=IF([main.$C80]=0;[main.$A80];&quot;&quot;)" office:value-type="float" office:value="0.57543" calcext:value-type="float">
            <text:p>0.57543</text:p>
          </table:table-cell>
          <table:table-cell table:formula="of:=IF([main.$C80]=0;[main.$B80];&quot;&quot;)" office:value-type="float" office:value="-0.58262" calcext:value-type="float">
            <text:p>-0.58262</text:p>
          </table:table-cell>
          <table:table-cell table:formula="of:=IF([main.$C80]=1;[main.$A80];&quot;&quot;)">
            <text:p/>
          </table:table-cell>
          <table:table-cell table:formula="of:=IF([main.$C80]=1;[main.$B80];&quot;&quot;)">
            <text:p/>
          </table:table-cell>
          <table:table-cell table:formula="of:=IF([main.$C80]=2;[main.$A80];&quot;&quot;)">
            <text:p/>
          </table:table-cell>
          <table:table-cell table:formula="of:=IF([main.$C80]=2;[main.$B80];&quot;&quot;)">
            <text:p/>
          </table:table-cell>
          <table:table-cell table:number-columns-repeated="2"/>
          <table:table-cell table:formula="of:=IF([main.$H80]=0;[main.$F80];&quot;&quot;)">
            <text:p/>
          </table:table-cell>
          <table:table-cell table:formula="of:=IF([main.$H80]=0;[main.$G80];&quot;&quot;)">
            <text:p/>
          </table:table-cell>
          <table:table-cell table:formula="of:=IF([main.$H80]=1;[main.$F80];&quot;&quot;)" office:value-type="float" office:value="0.57543" calcext:value-type="float">
            <text:p>0.57543</text:p>
          </table:table-cell>
          <table:table-cell table:formula="of:=IF([main.$H80]=1;[main.$G80];&quot;&quot;)" office:value-type="float" office:value="-0.58262" calcext:value-type="float">
            <text:p>-0.58262</text:p>
          </table:table-cell>
          <table:table-cell table:formula="of:=IF([main.$H80]=2;[main.$F80];&quot;&quot;)">
            <text:p/>
          </table:table-cell>
          <table:table-cell table:formula="of:=IF([main.$H80]=2;[main.$G80];&quot;&quot;)">
            <text:p/>
          </table:table-cell>
        </table:table-row>
        <table:table-row table:style-name="ro1">
          <table:table-cell table:formula="of:=IF([main.$C81]=0;[main.$A81];&quot;&quot;)">
            <text:p/>
          </table:table-cell>
          <table:table-cell table:formula="of:=IF([main.$C81]=0;[main.$B81];&quot;&quot;)">
            <text:p/>
          </table:table-cell>
          <table:table-cell table:formula="of:=IF([main.$C81]=1;[main.$A81];&quot;&quot;)" office:value-type="float" office:value="6.96067" calcext:value-type="float">
            <text:p>6.96067</text:p>
          </table:table-cell>
          <table:table-cell table:formula="of:=IF([main.$C81]=1;[main.$B81];&quot;&quot;)" office:value-type="float" office:value="8.02587" calcext:value-type="float">
            <text:p>8.02587</text:p>
          </table:table-cell>
          <table:table-cell table:formula="of:=IF([main.$C81]=2;[main.$A81];&quot;&quot;)">
            <text:p/>
          </table:table-cell>
          <table:table-cell table:formula="of:=IF([main.$C81]=2;[main.$B81];&quot;&quot;)">
            <text:p/>
          </table:table-cell>
          <table:table-cell table:number-columns-repeated="2"/>
          <table:table-cell table:formula="of:=IF([main.$H81]=0;[main.$F81];&quot;&quot;)">
            <text:p/>
          </table:table-cell>
          <table:table-cell table:formula="of:=IF([main.$H81]=0;[main.$G81];&quot;&quot;)">
            <text:p/>
          </table:table-cell>
          <table:table-cell table:formula="of:=IF([main.$H81]=1;[main.$F81];&quot;&quot;)">
            <text:p/>
          </table:table-cell>
          <table:table-cell table:formula="of:=IF([main.$H81]=1;[main.$G81];&quot;&quot;)">
            <text:p/>
          </table:table-cell>
          <table:table-cell table:formula="of:=IF([main.$H81]=2;[main.$F81];&quot;&quot;)" office:value-type="float" office:value="6.96067" calcext:value-type="float">
            <text:p>6.96067</text:p>
          </table:table-cell>
          <table:table-cell table:formula="of:=IF([main.$H81]=2;[main.$G81];&quot;&quot;)" office:value-type="float" office:value="8.02587" calcext:value-type="float">
            <text:p>8.02587</text:p>
          </table:table-cell>
        </table:table-row>
        <table:table-row table:style-name="ro1">
          <table:table-cell table:formula="of:=IF([main.$C82]=0;[main.$A82];&quot;&quot;)" office:value-type="float" office:value="-0.40802" calcext:value-type="float">
            <text:p>-0.40802</text:p>
          </table:table-cell>
          <table:table-cell table:formula="of:=IF([main.$C82]=0;[main.$B82];&quot;&quot;)" office:value-type="float" office:value="-0.47282" calcext:value-type="float">
            <text:p>-0.47282</text:p>
          </table:table-cell>
          <table:table-cell table:formula="of:=IF([main.$C82]=1;[main.$A82];&quot;&quot;)">
            <text:p/>
          </table:table-cell>
          <table:table-cell table:formula="of:=IF([main.$C82]=1;[main.$B82];&quot;&quot;)">
            <text:p/>
          </table:table-cell>
          <table:table-cell table:formula="of:=IF([main.$C82]=2;[main.$A82];&quot;&quot;)">
            <text:p/>
          </table:table-cell>
          <table:table-cell table:formula="of:=IF([main.$C82]=2;[main.$B82];&quot;&quot;)">
            <text:p/>
          </table:table-cell>
          <table:table-cell table:number-columns-repeated="2"/>
          <table:table-cell table:formula="of:=IF([main.$H82]=0;[main.$F82];&quot;&quot;)">
            <text:p/>
          </table:table-cell>
          <table:table-cell table:formula="of:=IF([main.$H82]=0;[main.$G82];&quot;&quot;)">
            <text:p/>
          </table:table-cell>
          <table:table-cell table:formula="of:=IF([main.$H82]=1;[main.$F82];&quot;&quot;)" office:value-type="float" office:value="-0.40802" calcext:value-type="float">
            <text:p>-0.40802</text:p>
          </table:table-cell>
          <table:table-cell table:formula="of:=IF([main.$H82]=1;[main.$G82];&quot;&quot;)" office:value-type="float" office:value="-0.47282" calcext:value-type="float">
            <text:p>-0.47282</text:p>
          </table:table-cell>
          <table:table-cell table:formula="of:=IF([main.$H82]=2;[main.$F82];&quot;&quot;)">
            <text:p/>
          </table:table-cell>
          <table:table-cell table:formula="of:=IF([main.$H82]=2;[main.$G82];&quot;&quot;)">
            <text:p/>
          </table:table-cell>
        </table:table-row>
        <table:table-row table:style-name="ro1">
          <table:table-cell table:formula="of:=IF([main.$C83]=0;[main.$A83];&quot;&quot;)" office:value-type="float" office:value="3.70304" calcext:value-type="float">
            <text:p>3.70304</text:p>
          </table:table-cell>
          <table:table-cell table:formula="of:=IF([main.$C83]=0;[main.$B83];&quot;&quot;)" office:value-type="float" office:value="-1.33984" calcext:value-type="float">
            <text:p>-1.33984</text:p>
          </table:table-cell>
          <table:table-cell table:formula="of:=IF([main.$C83]=1;[main.$A83];&quot;&quot;)">
            <text:p/>
          </table:table-cell>
          <table:table-cell table:formula="of:=IF([main.$C83]=1;[main.$B83];&quot;&quot;)">
            <text:p/>
          </table:table-cell>
          <table:table-cell table:formula="of:=IF([main.$C83]=2;[main.$A83];&quot;&quot;)">
            <text:p/>
          </table:table-cell>
          <table:table-cell table:formula="of:=IF([main.$C83]=2;[main.$B83];&quot;&quot;)">
            <text:p/>
          </table:table-cell>
          <table:table-cell table:number-columns-repeated="2"/>
          <table:table-cell table:formula="of:=IF([main.$H83]=0;[main.$F83];&quot;&quot;)">
            <text:p/>
          </table:table-cell>
          <table:table-cell table:formula="of:=IF([main.$H83]=0;[main.$G83];&quot;&quot;)">
            <text:p/>
          </table:table-cell>
          <table:table-cell table:formula="of:=IF([main.$H83]=1;[main.$F83];&quot;&quot;)" office:value-type="float" office:value="3.70304" calcext:value-type="float">
            <text:p>3.70304</text:p>
          </table:table-cell>
          <table:table-cell table:formula="of:=IF([main.$H83]=1;[main.$G83];&quot;&quot;)" office:value-type="float" office:value="-1.33984" calcext:value-type="float">
            <text:p>-1.33984</text:p>
          </table:table-cell>
          <table:table-cell table:formula="of:=IF([main.$H83]=2;[main.$F83];&quot;&quot;)">
            <text:p/>
          </table:table-cell>
          <table:table-cell table:formula="of:=IF([main.$H83]=2;[main.$G83];&quot;&quot;)">
            <text:p/>
          </table:table-cell>
        </table:table-row>
        <table:table-row table:style-name="ro1">
          <table:table-cell table:formula="of:=IF([main.$C84]=0;[main.$A84];&quot;&quot;)">
            <text:p/>
          </table:table-cell>
          <table:table-cell table:formula="of:=IF([main.$C84]=0;[main.$B84];&quot;&quot;)">
            <text:p/>
          </table:table-cell>
          <table:table-cell table:formula="of:=IF([main.$C84]=1;[main.$A84];&quot;&quot;)" office:value-type="float" office:value="9.52992" calcext:value-type="float">
            <text:p>9.52992</text:p>
          </table:table-cell>
          <table:table-cell table:formula="of:=IF([main.$C84]=1;[main.$B84];&quot;&quot;)" office:value-type="float" office:value="-0.82332" calcext:value-type="float">
            <text:p>-0.82332</text:p>
          </table:table-cell>
          <table:table-cell table:formula="of:=IF([main.$C84]=2;[main.$A84];&quot;&quot;)">
            <text:p/>
          </table:table-cell>
          <table:table-cell table:formula="of:=IF([main.$C84]=2;[main.$B84];&quot;&quot;)">
            <text:p/>
          </table:table-cell>
          <table:table-cell table:number-columns-repeated="2"/>
          <table:table-cell table:formula="of:=IF([main.$H84]=0;[main.$F84];&quot;&quot;)">
            <text:p/>
          </table:table-cell>
          <table:table-cell table:formula="of:=IF([main.$H84]=0;[main.$G84];&quot;&quot;)">
            <text:p/>
          </table:table-cell>
          <table:table-cell table:formula="of:=IF([main.$H84]=1;[main.$F84];&quot;&quot;)">
            <text:p/>
          </table:table-cell>
          <table:table-cell table:formula="of:=IF([main.$H84]=1;[main.$G84];&quot;&quot;)">
            <text:p/>
          </table:table-cell>
          <table:table-cell table:formula="of:=IF([main.$H84]=2;[main.$F84];&quot;&quot;)" office:value-type="float" office:value="9.52992" calcext:value-type="float">
            <text:p>9.52992</text:p>
          </table:table-cell>
          <table:table-cell table:formula="of:=IF([main.$H84]=2;[main.$G84];&quot;&quot;)" office:value-type="float" office:value="-0.82332" calcext:value-type="float">
            <text:p>-0.82332</text:p>
          </table:table-cell>
        </table:table-row>
        <table:table-row table:style-name="ro1">
          <table:table-cell table:formula="of:=IF([main.$C85]=0;[main.$A85];&quot;&quot;)">
            <text:p/>
          </table:table-cell>
          <table:table-cell table:formula="of:=IF([main.$C85]=0;[main.$B85];&quot;&quot;)">
            <text:p/>
          </table:table-cell>
          <table:table-cell table:formula="of:=IF([main.$C85]=1;[main.$A85];&quot;&quot;)" office:value-type="float" office:value="11.07606" calcext:value-type="float">
            <text:p>11.07606</text:p>
          </table:table-cell>
          <table:table-cell table:formula="of:=IF([main.$C85]=1;[main.$B85];&quot;&quot;)" office:value-type="float" office:value="-0.39328" calcext:value-type="float">
            <text:p>-0.39328</text:p>
          </table:table-cell>
          <table:table-cell table:formula="of:=IF([main.$C85]=2;[main.$A85];&quot;&quot;)">
            <text:p/>
          </table:table-cell>
          <table:table-cell table:formula="of:=IF([main.$C85]=2;[main.$B85];&quot;&quot;)">
            <text:p/>
          </table:table-cell>
          <table:table-cell table:number-columns-repeated="2"/>
          <table:table-cell table:formula="of:=IF([main.$H85]=0;[main.$F85];&quot;&quot;)">
            <text:p/>
          </table:table-cell>
          <table:table-cell table:formula="of:=IF([main.$H85]=0;[main.$G85];&quot;&quot;)">
            <text:p/>
          </table:table-cell>
          <table:table-cell table:formula="of:=IF([main.$H85]=1;[main.$F85];&quot;&quot;)">
            <text:p/>
          </table:table-cell>
          <table:table-cell table:formula="of:=IF([main.$H85]=1;[main.$G85];&quot;&quot;)">
            <text:p/>
          </table:table-cell>
          <table:table-cell table:formula="of:=IF([main.$H85]=2;[main.$F85];&quot;&quot;)" office:value-type="float" office:value="11.07606" calcext:value-type="float">
            <text:p>11.07606</text:p>
          </table:table-cell>
          <table:table-cell table:formula="of:=IF([main.$H85]=2;[main.$G85];&quot;&quot;)" office:value-type="float" office:value="-0.39328" calcext:value-type="float">
            <text:p>-0.39328</text:p>
          </table:table-cell>
        </table:table-row>
        <table:table-row table:style-name="ro1">
          <table:table-cell table:formula="of:=IF([main.$C86]=0;[main.$A86];&quot;&quot;)">
            <text:p/>
          </table:table-cell>
          <table:table-cell table:formula="of:=IF([main.$C86]=0;[main.$B86];&quot;&quot;)">
            <text:p/>
          </table:table-cell>
          <table:table-cell table:formula="of:=IF([main.$C86]=1;[main.$A86];&quot;&quot;)">
            <text:p/>
          </table:table-cell>
          <table:table-cell table:formula="of:=IF([main.$C86]=1;[main.$B86];&quot;&quot;)">
            <text:p/>
          </table:table-cell>
          <table:table-cell table:formula="of:=IF([main.$C86]=2;[main.$A86];&quot;&quot;)" office:value-type="float" office:value="-1.32491" calcext:value-type="float">
            <text:p>-1.32491</text:p>
          </table:table-cell>
          <table:table-cell table:formula="of:=IF([main.$C86]=2;[main.$B86];&quot;&quot;)" office:value-type="float" office:value="16.8155" calcext:value-type="float">
            <text:p>16.8155</text:p>
          </table:table-cell>
          <table:table-cell table:number-columns-repeated="2"/>
          <table:table-cell table:formula="of:=IF([main.$H86]=0;[main.$F86];&quot;&quot;)" office:value-type="float" office:value="-1.32491" calcext:value-type="float">
            <text:p>-1.32491</text:p>
          </table:table-cell>
          <table:table-cell table:formula="of:=IF([main.$H86]=0;[main.$G86];&quot;&quot;)" office:value-type="float" office:value="16.8155" calcext:value-type="float">
            <text:p>16.8155</text:p>
          </table:table-cell>
          <table:table-cell table:formula="of:=IF([main.$H86]=1;[main.$F86];&quot;&quot;)">
            <text:p/>
          </table:table-cell>
          <table:table-cell table:formula="of:=IF([main.$H86]=1;[main.$G86];&quot;&quot;)">
            <text:p/>
          </table:table-cell>
          <table:table-cell table:formula="of:=IF([main.$H86]=2;[main.$F86];&quot;&quot;)">
            <text:p/>
          </table:table-cell>
          <table:table-cell table:formula="of:=IF([main.$H86]=2;[main.$G86];&quot;&quot;)">
            <text:p/>
          </table:table-cell>
        </table:table-row>
        <table:table-row table:style-name="ro1">
          <table:table-cell table:formula="of:=IF([main.$C87]=0;[main.$A87];&quot;&quot;)">
            <text:p/>
          </table:table-cell>
          <table:table-cell table:formula="of:=IF([main.$C87]=0;[main.$B87];&quot;&quot;)">
            <text:p/>
          </table:table-cell>
          <table:table-cell table:formula="of:=IF([main.$C87]=1;[main.$A87];&quot;&quot;)">
            <text:p/>
          </table:table-cell>
          <table:table-cell table:formula="of:=IF([main.$C87]=1;[main.$B87];&quot;&quot;)">
            <text:p/>
          </table:table-cell>
          <table:table-cell table:formula="of:=IF([main.$C87]=2;[main.$A87];&quot;&quot;)" office:value-type="float" office:value="-4.17769" calcext:value-type="float">
            <text:p>-4.17769</text:p>
          </table:table-cell>
          <table:table-cell table:formula="of:=IF([main.$C87]=2;[main.$B87];&quot;&quot;)" office:value-type="float" office:value="7.88592" calcext:value-type="float">
            <text:p>7.88592</text:p>
          </table:table-cell>
          <table:table-cell table:number-columns-repeated="2"/>
          <table:table-cell table:formula="of:=IF([main.$H87]=0;[main.$F87];&quot;&quot;)" office:value-type="float" office:value="-4.17769" calcext:value-type="float">
            <text:p>-4.17769</text:p>
          </table:table-cell>
          <table:table-cell table:formula="of:=IF([main.$H87]=0;[main.$G87];&quot;&quot;)" office:value-type="float" office:value="7.88592" calcext:value-type="float">
            <text:p>7.88592</text:p>
          </table:table-cell>
          <table:table-cell table:formula="of:=IF([main.$H87]=1;[main.$F87];&quot;&quot;)">
            <text:p/>
          </table:table-cell>
          <table:table-cell table:formula="of:=IF([main.$H87]=1;[main.$G87];&quot;&quot;)">
            <text:p/>
          </table:table-cell>
          <table:table-cell table:formula="of:=IF([main.$H87]=2;[main.$F87];&quot;&quot;)">
            <text:p/>
          </table:table-cell>
          <table:table-cell table:formula="of:=IF([main.$H87]=2;[main.$G87];&quot;&quot;)">
            <text:p/>
          </table:table-cell>
        </table:table-row>
        <table:table-row table:style-name="ro1">
          <table:table-cell table:formula="of:=IF([main.$C88]=0;[main.$A88];&quot;&quot;)" office:value-type="float" office:value="-0.16679" calcext:value-type="float">
            <text:p>-0.16679</text:p>
          </table:table-cell>
          <table:table-cell table:formula="of:=IF([main.$C88]=0;[main.$B88];&quot;&quot;)" office:value-type="float" office:value="0.03748" calcext:value-type="float">
            <text:p>0.03748</text:p>
          </table:table-cell>
          <table:table-cell table:formula="of:=IF([main.$C88]=1;[main.$A88];&quot;&quot;)">
            <text:p/>
          </table:table-cell>
          <table:table-cell table:formula="of:=IF([main.$C88]=1;[main.$B88];&quot;&quot;)">
            <text:p/>
          </table:table-cell>
          <table:table-cell table:formula="of:=IF([main.$C88]=2;[main.$A88];&quot;&quot;)">
            <text:p/>
          </table:table-cell>
          <table:table-cell table:formula="of:=IF([main.$C88]=2;[main.$B88];&quot;&quot;)">
            <text:p/>
          </table:table-cell>
          <table:table-cell table:number-columns-repeated="2"/>
          <table:table-cell table:formula="of:=IF([main.$H88]=0;[main.$F88];&quot;&quot;)">
            <text:p/>
          </table:table-cell>
          <table:table-cell table:formula="of:=IF([main.$H88]=0;[main.$G88];&quot;&quot;)">
            <text:p/>
          </table:table-cell>
          <table:table-cell table:formula="of:=IF([main.$H88]=1;[main.$F88];&quot;&quot;)" office:value-type="float" office:value="-0.16679" calcext:value-type="float">
            <text:p>-0.16679</text:p>
          </table:table-cell>
          <table:table-cell table:formula="of:=IF([main.$H88]=1;[main.$G88];&quot;&quot;)" office:value-type="float" office:value="0.03748" calcext:value-type="float">
            <text:p>0.03748</text:p>
          </table:table-cell>
          <table:table-cell table:formula="of:=IF([main.$H88]=2;[main.$F88];&quot;&quot;)">
            <text:p/>
          </table:table-cell>
          <table:table-cell table:formula="of:=IF([main.$H88]=2;[main.$G88];&quot;&quot;)">
            <text:p/>
          </table:table-cell>
        </table:table-row>
        <table:table-row table:style-name="ro1">
          <table:table-cell table:formula="of:=IF([main.$C89]=0;[main.$A89];&quot;&quot;)">
            <text:p/>
          </table:table-cell>
          <table:table-cell table:formula="of:=IF([main.$C89]=0;[main.$B89];&quot;&quot;)">
            <text:p/>
          </table:table-cell>
          <table:table-cell table:formula="of:=IF([main.$C89]=1;[main.$A89];&quot;&quot;)" office:value-type="float" office:value="11.08227" calcext:value-type="float">
            <text:p>11.08227</text:p>
          </table:table-cell>
          <table:table-cell table:formula="of:=IF([main.$C89]=1;[main.$B89];&quot;&quot;)" office:value-type="float" office:value="12.8547" calcext:value-type="float">
            <text:p>12.8547</text:p>
          </table:table-cell>
          <table:table-cell table:formula="of:=IF([main.$C89]=2;[main.$A89];&quot;&quot;)">
            <text:p/>
          </table:table-cell>
          <table:table-cell table:formula="of:=IF([main.$C89]=2;[main.$B89];&quot;&quot;)">
            <text:p/>
          </table:table-cell>
          <table:table-cell table:number-columns-repeated="2"/>
          <table:table-cell table:formula="of:=IF([main.$H89]=0;[main.$F89];&quot;&quot;)">
            <text:p/>
          </table:table-cell>
          <table:table-cell table:formula="of:=IF([main.$H89]=0;[main.$G89];&quot;&quot;)">
            <text:p/>
          </table:table-cell>
          <table:table-cell table:formula="of:=IF([main.$H89]=1;[main.$F89];&quot;&quot;)">
            <text:p/>
          </table:table-cell>
          <table:table-cell table:formula="of:=IF([main.$H89]=1;[main.$G89];&quot;&quot;)">
            <text:p/>
          </table:table-cell>
          <table:table-cell table:formula="of:=IF([main.$H89]=2;[main.$F89];&quot;&quot;)" office:value-type="float" office:value="11.08227" calcext:value-type="float">
            <text:p>11.08227</text:p>
          </table:table-cell>
          <table:table-cell table:formula="of:=IF([main.$H89]=2;[main.$G89];&quot;&quot;)" office:value-type="float" office:value="12.8547" calcext:value-type="float">
            <text:p>12.8547</text:p>
          </table:table-cell>
        </table:table-row>
        <table:table-row table:style-name="ro1">
          <table:table-cell table:formula="of:=IF([main.$C90]=0;[main.$A90];&quot;&quot;)">
            <text:p/>
          </table:table-cell>
          <table:table-cell table:formula="of:=IF([main.$C90]=0;[main.$B90];&quot;&quot;)">
            <text:p/>
          </table:table-cell>
          <table:table-cell table:formula="of:=IF([main.$C90]=1;[main.$A90];&quot;&quot;)" office:value-type="float" office:value="11.9485" calcext:value-type="float">
            <text:p>11.9485</text:p>
          </table:table-cell>
          <table:table-cell table:formula="of:=IF([main.$C90]=1;[main.$B90];&quot;&quot;)" office:value-type="float" office:value="-0.20688" calcext:value-type="float">
            <text:p>-0.20688</text:p>
          </table:table-cell>
          <table:table-cell table:formula="of:=IF([main.$C90]=2;[main.$A90];&quot;&quot;)">
            <text:p/>
          </table:table-cell>
          <table:table-cell table:formula="of:=IF([main.$C90]=2;[main.$B90];&quot;&quot;)">
            <text:p/>
          </table:table-cell>
          <table:table-cell table:number-columns-repeated="2"/>
          <table:table-cell table:formula="of:=IF([main.$H90]=0;[main.$F90];&quot;&quot;)">
            <text:p/>
          </table:table-cell>
          <table:table-cell table:formula="of:=IF([main.$H90]=0;[main.$G90];&quot;&quot;)">
            <text:p/>
          </table:table-cell>
          <table:table-cell table:formula="of:=IF([main.$H90]=1;[main.$F90];&quot;&quot;)">
            <text:p/>
          </table:table-cell>
          <table:table-cell table:formula="of:=IF([main.$H90]=1;[main.$G90];&quot;&quot;)">
            <text:p/>
          </table:table-cell>
          <table:table-cell table:formula="of:=IF([main.$H90]=2;[main.$F90];&quot;&quot;)" office:value-type="float" office:value="11.9485" calcext:value-type="float">
            <text:p>11.9485</text:p>
          </table:table-cell>
          <table:table-cell table:formula="of:=IF([main.$H90]=2;[main.$G90];&quot;&quot;)" office:value-type="float" office:value="-0.20688" calcext:value-type="float">
            <text:p>-0.20688</text:p>
          </table:table-cell>
        </table:table-row>
        <table:table-row table:style-name="ro1">
          <table:table-cell table:formula="of:=IF([main.$C91]=0;[main.$A91];&quot;&quot;)">
            <text:p/>
          </table:table-cell>
          <table:table-cell table:formula="of:=IF([main.$C91]=0;[main.$B91];&quot;&quot;)">
            <text:p/>
          </table:table-cell>
          <table:table-cell table:formula="of:=IF([main.$C91]=1;[main.$A91];&quot;&quot;)" office:value-type="float" office:value="3.97048" calcext:value-type="float">
            <text:p>3.97048</text:p>
          </table:table-cell>
          <table:table-cell table:formula="of:=IF([main.$C91]=1;[main.$B91];&quot;&quot;)" office:value-type="float" office:value="4.7761" calcext:value-type="float">
            <text:p>4.7761</text:p>
          </table:table-cell>
          <table:table-cell table:formula="of:=IF([main.$C91]=2;[main.$A91];&quot;&quot;)">
            <text:p/>
          </table:table-cell>
          <table:table-cell table:formula="of:=IF([main.$C91]=2;[main.$B91];&quot;&quot;)">
            <text:p/>
          </table:table-cell>
          <table:table-cell table:number-columns-repeated="2"/>
          <table:table-cell table:formula="of:=IF([main.$H91]=0;[main.$F91];&quot;&quot;)">
            <text:p/>
          </table:table-cell>
          <table:table-cell table:formula="of:=IF([main.$H91]=0;[main.$G91];&quot;&quot;)">
            <text:p/>
          </table:table-cell>
          <table:table-cell table:formula="of:=IF([main.$H91]=1;[main.$F91];&quot;&quot;)">
            <text:p/>
          </table:table-cell>
          <table:table-cell table:formula="of:=IF([main.$H91]=1;[main.$G91];&quot;&quot;)">
            <text:p/>
          </table:table-cell>
          <table:table-cell table:formula="of:=IF([main.$H91]=2;[main.$F91];&quot;&quot;)" office:value-type="float" office:value="3.97048" calcext:value-type="float">
            <text:p>3.97048</text:p>
          </table:table-cell>
          <table:table-cell table:formula="of:=IF([main.$H91]=2;[main.$G91];&quot;&quot;)" office:value-type="float" office:value="4.7761" calcext:value-type="float">
            <text:p>4.7761</text:p>
          </table:table-cell>
        </table:table-row>
        <table:table-row table:style-name="ro1">
          <table:table-cell table:formula="of:=IF([main.$C92]=0;[main.$A92];&quot;&quot;)">
            <text:p/>
          </table:table-cell>
          <table:table-cell table:formula="of:=IF([main.$C92]=0;[main.$B92];&quot;&quot;)">
            <text:p/>
          </table:table-cell>
          <table:table-cell table:formula="of:=IF([main.$C92]=1;[main.$A92];&quot;&quot;)">
            <text:p/>
          </table:table-cell>
          <table:table-cell table:formula="of:=IF([main.$C92]=1;[main.$B92];&quot;&quot;)">
            <text:p/>
          </table:table-cell>
          <table:table-cell table:formula="of:=IF([main.$C92]=2;[main.$A92];&quot;&quot;)" office:value-type="float" office:value="-4.07597" calcext:value-type="float">
            <text:p>-4.07597</text:p>
          </table:table-cell>
          <table:table-cell table:formula="of:=IF([main.$C92]=2;[main.$B92];&quot;&quot;)" office:value-type="float" office:value="8.26889" calcext:value-type="float">
            <text:p>8.26889</text:p>
          </table:table-cell>
          <table:table-cell table:number-columns-repeated="2"/>
          <table:table-cell table:formula="of:=IF([main.$H92]=0;[main.$F92];&quot;&quot;)" office:value-type="float" office:value="-4.07597" calcext:value-type="float">
            <text:p>-4.07597</text:p>
          </table:table-cell>
          <table:table-cell table:formula="of:=IF([main.$H92]=0;[main.$G92];&quot;&quot;)" office:value-type="float" office:value="8.26889" calcext:value-type="float">
            <text:p>8.26889</text:p>
          </table:table-cell>
          <table:table-cell table:formula="of:=IF([main.$H92]=1;[main.$F92];&quot;&quot;)">
            <text:p/>
          </table:table-cell>
          <table:table-cell table:formula="of:=IF([main.$H92]=1;[main.$G92];&quot;&quot;)">
            <text:p/>
          </table:table-cell>
          <table:table-cell table:formula="of:=IF([main.$H92]=2;[main.$F92];&quot;&quot;)">
            <text:p/>
          </table:table-cell>
          <table:table-cell table:formula="of:=IF([main.$H92]=2;[main.$G92];&quot;&quot;)">
            <text:p/>
          </table:table-cell>
        </table:table-row>
        <table:table-row table:style-name="ro1">
          <table:table-cell table:formula="of:=IF([main.$C93]=0;[main.$A93];&quot;&quot;)">
            <text:p/>
          </table:table-cell>
          <table:table-cell table:formula="of:=IF([main.$C93]=0;[main.$B93];&quot;&quot;)">
            <text:p/>
          </table:table-cell>
          <table:table-cell table:formula="of:=IF([main.$C93]=1;[main.$A93];&quot;&quot;)">
            <text:p/>
          </table:table-cell>
          <table:table-cell table:formula="of:=IF([main.$C93]=1;[main.$B93];&quot;&quot;)">
            <text:p/>
          </table:table-cell>
          <table:table-cell table:formula="of:=IF([main.$C93]=2;[main.$A93];&quot;&quot;)" office:value-type="float" office:value="0.37163" calcext:value-type="float">
            <text:p>0.37163</text:p>
          </table:table-cell>
          <table:table-cell table:formula="of:=IF([main.$C93]=2;[main.$B93];&quot;&quot;)" office:value-type="float" office:value="11.59768" calcext:value-type="float">
            <text:p>11.59768</text:p>
          </table:table-cell>
          <table:table-cell table:number-columns-repeated="2"/>
          <table:table-cell table:formula="of:=IF([main.$H93]=0;[main.$F93];&quot;&quot;)" office:value-type="float" office:value="0.37163" calcext:value-type="float">
            <text:p>0.37163</text:p>
          </table:table-cell>
          <table:table-cell table:formula="of:=IF([main.$H93]=0;[main.$G93];&quot;&quot;)" office:value-type="float" office:value="11.59768" calcext:value-type="float">
            <text:p>11.59768</text:p>
          </table:table-cell>
          <table:table-cell table:formula="of:=IF([main.$H93]=1;[main.$F93];&quot;&quot;)">
            <text:p/>
          </table:table-cell>
          <table:table-cell table:formula="of:=IF([main.$H93]=1;[main.$G93];&quot;&quot;)">
            <text:p/>
          </table:table-cell>
          <table:table-cell table:formula="of:=IF([main.$H93]=2;[main.$F93];&quot;&quot;)">
            <text:p/>
          </table:table-cell>
          <table:table-cell table:formula="of:=IF([main.$H93]=2;[main.$G93];&quot;&quot;)">
            <text:p/>
          </table:table-cell>
        </table:table-row>
        <table:table-row table:style-name="ro1">
          <table:table-cell table:formula="of:=IF([main.$C94]=0;[main.$A94];&quot;&quot;)">
            <text:p/>
          </table:table-cell>
          <table:table-cell table:formula="of:=IF([main.$C94]=0;[main.$B94];&quot;&quot;)">
            <text:p/>
          </table:table-cell>
          <table:table-cell table:formula="of:=IF([main.$C94]=1;[main.$A94];&quot;&quot;)">
            <text:p/>
          </table:table-cell>
          <table:table-cell table:formula="of:=IF([main.$C94]=1;[main.$B94];&quot;&quot;)">
            <text:p/>
          </table:table-cell>
          <table:table-cell table:formula="of:=IF([main.$C94]=2;[main.$A94];&quot;&quot;)" office:value-type="float" office:value="-0.31719" calcext:value-type="float">
            <text:p>-0.31719</text:p>
          </table:table-cell>
          <table:table-cell table:formula="of:=IF([main.$C94]=2;[main.$B94];&quot;&quot;)" office:value-type="float" office:value="12.43625" calcext:value-type="float">
            <text:p>12.43625</text:p>
          </table:table-cell>
          <table:table-cell table:number-columns-repeated="2"/>
          <table:table-cell table:formula="of:=IF([main.$H94]=0;[main.$F94];&quot;&quot;)" office:value-type="float" office:value="-0.31719" calcext:value-type="float">
            <text:p>-0.31719</text:p>
          </table:table-cell>
          <table:table-cell table:formula="of:=IF([main.$H94]=0;[main.$G94];&quot;&quot;)" office:value-type="float" office:value="12.43625" calcext:value-type="float">
            <text:p>12.43625</text:p>
          </table:table-cell>
          <table:table-cell table:formula="of:=IF([main.$H94]=1;[main.$F94];&quot;&quot;)">
            <text:p/>
          </table:table-cell>
          <table:table-cell table:formula="of:=IF([main.$H94]=1;[main.$G94];&quot;&quot;)">
            <text:p/>
          </table:table-cell>
          <table:table-cell table:formula="of:=IF([main.$H94]=2;[main.$F94];&quot;&quot;)">
            <text:p/>
          </table:table-cell>
          <table:table-cell table:formula="of:=IF([main.$H94]=2;[main.$G94];&quot;&quot;)">
            <text:p/>
          </table:table-cell>
        </table:table-row>
        <table:table-row table:style-name="ro1">
          <table:table-cell table:formula="of:=IF([main.$C95]=0;[main.$A95];&quot;&quot;)">
            <text:p/>
          </table:table-cell>
          <table:table-cell table:formula="of:=IF([main.$C95]=0;[main.$B95];&quot;&quot;)">
            <text:p/>
          </table:table-cell>
          <table:table-cell table:formula="of:=IF([main.$C95]=1;[main.$A95];&quot;&quot;)" office:value-type="float" office:value="10.65623" calcext:value-type="float">
            <text:p>10.65623</text:p>
          </table:table-cell>
          <table:table-cell table:formula="of:=IF([main.$C95]=1;[main.$B95];&quot;&quot;)" office:value-type="float" office:value="10.71368" calcext:value-type="float">
            <text:p>10.71368</text:p>
          </table:table-cell>
          <table:table-cell table:formula="of:=IF([main.$C95]=2;[main.$A95];&quot;&quot;)">
            <text:p/>
          </table:table-cell>
          <table:table-cell table:formula="of:=IF([main.$C95]=2;[main.$B95];&quot;&quot;)">
            <text:p/>
          </table:table-cell>
          <table:table-cell table:number-columns-repeated="2"/>
          <table:table-cell table:formula="of:=IF([main.$H95]=0;[main.$F95];&quot;&quot;)">
            <text:p/>
          </table:table-cell>
          <table:table-cell table:formula="of:=IF([main.$H95]=0;[main.$G95];&quot;&quot;)">
            <text:p/>
          </table:table-cell>
          <table:table-cell table:formula="of:=IF([main.$H95]=1;[main.$F95];&quot;&quot;)">
            <text:p/>
          </table:table-cell>
          <table:table-cell table:formula="of:=IF([main.$H95]=1;[main.$G95];&quot;&quot;)">
            <text:p/>
          </table:table-cell>
          <table:table-cell table:formula="of:=IF([main.$H95]=2;[main.$F95];&quot;&quot;)" office:value-type="float" office:value="10.65623" calcext:value-type="float">
            <text:p>10.65623</text:p>
          </table:table-cell>
          <table:table-cell table:formula="of:=IF([main.$H95]=2;[main.$G95];&quot;&quot;)" office:value-type="float" office:value="10.71368" calcext:value-type="float">
            <text:p>10.71368</text:p>
          </table:table-cell>
        </table:table-row>
        <table:table-row table:style-name="ro1">
          <table:table-cell table:formula="of:=IF([main.$C96]=0;[main.$A96];&quot;&quot;)" office:value-type="float" office:value="7.31791" calcext:value-type="float">
            <text:p>7.31791</text:p>
          </table:table-cell>
          <table:table-cell table:formula="of:=IF([main.$C96]=0;[main.$B96];&quot;&quot;)" office:value-type="float" office:value="0.1024" calcext:value-type="float">
            <text:p>0.1024</text:p>
          </table:table-cell>
          <table:table-cell table:formula="of:=IF([main.$C96]=1;[main.$A96];&quot;&quot;)">
            <text:p/>
          </table:table-cell>
          <table:table-cell table:formula="of:=IF([main.$C96]=1;[main.$B96];&quot;&quot;)">
            <text:p/>
          </table:table-cell>
          <table:table-cell table:formula="of:=IF([main.$C96]=2;[main.$A96];&quot;&quot;)">
            <text:p/>
          </table:table-cell>
          <table:table-cell table:formula="of:=IF([main.$C96]=2;[main.$B96];&quot;&quot;)">
            <text:p/>
          </table:table-cell>
          <table:table-cell table:number-columns-repeated="2"/>
          <table:table-cell table:formula="of:=IF([main.$H96]=0;[main.$F96];&quot;&quot;)">
            <text:p/>
          </table:table-cell>
          <table:table-cell table:formula="of:=IF([main.$H96]=0;[main.$G96];&quot;&quot;)">
            <text:p/>
          </table:table-cell>
          <table:table-cell table:formula="of:=IF([main.$H96]=1;[main.$F96];&quot;&quot;)" office:value-type="float" office:value="7.31791" calcext:value-type="float">
            <text:p>7.31791</text:p>
          </table:table-cell>
          <table:table-cell table:formula="of:=IF([main.$H96]=1;[main.$G96];&quot;&quot;)" office:value-type="float" office:value="0.1024" calcext:value-type="float">
            <text:p>0.1024</text:p>
          </table:table-cell>
          <table:table-cell table:formula="of:=IF([main.$H96]=2;[main.$F96];&quot;&quot;)">
            <text:p/>
          </table:table-cell>
          <table:table-cell table:formula="of:=IF([main.$H96]=2;[main.$G96];&quot;&quot;)">
            <text:p/>
          </table:table-cell>
        </table:table-row>
        <table:table-row table:style-name="ro1">
          <table:table-cell table:formula="of:=IF([main.$C97]=0;[main.$A97];&quot;&quot;)">
            <text:p/>
          </table:table-cell>
          <table:table-cell table:formula="of:=IF([main.$C97]=0;[main.$B97];&quot;&quot;)">
            <text:p/>
          </table:table-cell>
          <table:table-cell table:formula="of:=IF([main.$C97]=1;[main.$A97];&quot;&quot;)" office:value-type="float" office:value="13.48461" calcext:value-type="float">
            <text:p>13.48461</text:p>
          </table:table-cell>
          <table:table-cell table:formula="of:=IF([main.$C97]=1;[main.$B97];&quot;&quot;)" office:value-type="float" office:value="3.03597" calcext:value-type="float">
            <text:p>3.03597</text:p>
          </table:table-cell>
          <table:table-cell table:formula="of:=IF([main.$C97]=2;[main.$A97];&quot;&quot;)">
            <text:p/>
          </table:table-cell>
          <table:table-cell table:formula="of:=IF([main.$C97]=2;[main.$B97];&quot;&quot;)">
            <text:p/>
          </table:table-cell>
          <table:table-cell table:number-columns-repeated="2"/>
          <table:table-cell table:formula="of:=IF([main.$H97]=0;[main.$F97];&quot;&quot;)">
            <text:p/>
          </table:table-cell>
          <table:table-cell table:formula="of:=IF([main.$H97]=0;[main.$G97];&quot;&quot;)">
            <text:p/>
          </table:table-cell>
          <table:table-cell table:formula="of:=IF([main.$H97]=1;[main.$F97];&quot;&quot;)">
            <text:p/>
          </table:table-cell>
          <table:table-cell table:formula="of:=IF([main.$H97]=1;[main.$G97];&quot;&quot;)">
            <text:p/>
          </table:table-cell>
          <table:table-cell table:formula="of:=IF([main.$H97]=2;[main.$F97];&quot;&quot;)" office:value-type="float" office:value="13.48461" calcext:value-type="float">
            <text:p>13.48461</text:p>
          </table:table-cell>
          <table:table-cell table:formula="of:=IF([main.$H97]=2;[main.$G97];&quot;&quot;)" office:value-type="float" office:value="3.03597" calcext:value-type="float">
            <text:p>3.03597</text:p>
          </table:table-cell>
        </table:table-row>
        <table:table-row table:style-name="ro1">
          <table:table-cell table:formula="of:=IF([main.$C98]=0;[main.$A98];&quot;&quot;)" office:value-type="float" office:value="-1.32332" calcext:value-type="float">
            <text:p>-1.32332</text:p>
          </table:table-cell>
          <table:table-cell table:formula="of:=IF([main.$C98]=0;[main.$B98];&quot;&quot;)" office:value-type="float" office:value="-1.85006" calcext:value-type="float">
            <text:p>-1.85006</text:p>
          </table:table-cell>
          <table:table-cell table:formula="of:=IF([main.$C98]=1;[main.$A98];&quot;&quot;)">
            <text:p/>
          </table:table-cell>
          <table:table-cell table:formula="of:=IF([main.$C98]=1;[main.$B98];&quot;&quot;)">
            <text:p/>
          </table:table-cell>
          <table:table-cell table:formula="of:=IF([main.$C98]=2;[main.$A98];&quot;&quot;)">
            <text:p/>
          </table:table-cell>
          <table:table-cell table:formula="of:=IF([main.$C98]=2;[main.$B98];&quot;&quot;)">
            <text:p/>
          </table:table-cell>
          <table:table-cell table:number-columns-repeated="2"/>
          <table:table-cell table:formula="of:=IF([main.$H98]=0;[main.$F98];&quot;&quot;)">
            <text:p/>
          </table:table-cell>
          <table:table-cell table:formula="of:=IF([main.$H98]=0;[main.$G98];&quot;&quot;)">
            <text:p/>
          </table:table-cell>
          <table:table-cell table:formula="of:=IF([main.$H98]=1;[main.$F98];&quot;&quot;)" office:value-type="float" office:value="-1.32332" calcext:value-type="float">
            <text:p>-1.32332</text:p>
          </table:table-cell>
          <table:table-cell table:formula="of:=IF([main.$H98]=1;[main.$G98];&quot;&quot;)" office:value-type="float" office:value="-1.85006" calcext:value-type="float">
            <text:p>-1.85006</text:p>
          </table:table-cell>
          <table:table-cell table:formula="of:=IF([main.$H98]=2;[main.$F98];&quot;&quot;)">
            <text:p/>
          </table:table-cell>
          <table:table-cell table:formula="of:=IF([main.$H98]=2;[main.$G98];&quot;&quot;)">
            <text:p/>
          </table:table-cell>
        </table:table-row>
        <table:table-row table:style-name="ro1">
          <table:table-cell table:formula="of:=IF([main.$C99]=0;[main.$A99];&quot;&quot;)">
            <text:p/>
          </table:table-cell>
          <table:table-cell table:formula="of:=IF([main.$C99]=0;[main.$B99];&quot;&quot;)">
            <text:p/>
          </table:table-cell>
          <table:table-cell table:formula="of:=IF([main.$C99]=1;[main.$A99];&quot;&quot;)" office:value-type="float" office:value="12.86695" calcext:value-type="float">
            <text:p>12.86695</text:p>
          </table:table-cell>
          <table:table-cell table:formula="of:=IF([main.$C99]=1;[main.$B99];&quot;&quot;)" office:value-type="float" office:value="6.31496" calcext:value-type="float">
            <text:p>6.31496</text:p>
          </table:table-cell>
          <table:table-cell table:formula="of:=IF([main.$C99]=2;[main.$A99];&quot;&quot;)">
            <text:p/>
          </table:table-cell>
          <table:table-cell table:formula="of:=IF([main.$C99]=2;[main.$B99];&quot;&quot;)">
            <text:p/>
          </table:table-cell>
          <table:table-cell table:number-columns-repeated="2"/>
          <table:table-cell table:formula="of:=IF([main.$H99]=0;[main.$F99];&quot;&quot;)">
            <text:p/>
          </table:table-cell>
          <table:table-cell table:formula="of:=IF([main.$H99]=0;[main.$G99];&quot;&quot;)">
            <text:p/>
          </table:table-cell>
          <table:table-cell table:formula="of:=IF([main.$H99]=1;[main.$F99];&quot;&quot;)">
            <text:p/>
          </table:table-cell>
          <table:table-cell table:formula="of:=IF([main.$H99]=1;[main.$G99];&quot;&quot;)">
            <text:p/>
          </table:table-cell>
          <table:table-cell table:formula="of:=IF([main.$H99]=2;[main.$F99];&quot;&quot;)" office:value-type="float" office:value="12.86695" calcext:value-type="float">
            <text:p>12.86695</text:p>
          </table:table-cell>
          <table:table-cell table:formula="of:=IF([main.$H99]=2;[main.$G99];&quot;&quot;)" office:value-type="float" office:value="6.31496" calcext:value-type="float">
            <text:p>6.31496</text:p>
          </table:table-cell>
        </table:table-row>
        <table:table-row table:style-name="ro1">
          <table:table-cell table:formula="of:=IF([main.$C100]=0;[main.$A100];&quot;&quot;)">
            <text:p/>
          </table:table-cell>
          <table:table-cell table:formula="of:=IF([main.$C100]=0;[main.$B100];&quot;&quot;)">
            <text:p/>
          </table:table-cell>
          <table:table-cell table:formula="of:=IF([main.$C100]=1;[main.$A100];&quot;&quot;)">
            <text:p/>
          </table:table-cell>
          <table:table-cell table:formula="of:=IF([main.$C100]=1;[main.$B100];&quot;&quot;)">
            <text:p/>
          </table:table-cell>
          <table:table-cell table:formula="of:=IF([main.$C100]=2;[main.$A100];&quot;&quot;)" office:value-type="float" office:value="0.14491" calcext:value-type="float">
            <text:p>0.14491</text:p>
          </table:table-cell>
          <table:table-cell table:formula="of:=IF([main.$C100]=2;[main.$B100];&quot;&quot;)" office:value-type="float" office:value="11.73521" calcext:value-type="float">
            <text:p>11.73521</text:p>
          </table:table-cell>
          <table:table-cell table:number-columns-repeated="2"/>
          <table:table-cell table:formula="of:=IF([main.$H100]=0;[main.$F100];&quot;&quot;)" office:value-type="float" office:value="0.14491" calcext:value-type="float">
            <text:p>0.14491</text:p>
          </table:table-cell>
          <table:table-cell table:formula="of:=IF([main.$H100]=0;[main.$G100];&quot;&quot;)" office:value-type="float" office:value="11.73521" calcext:value-type="float">
            <text:p>11.73521</text:p>
          </table:table-cell>
          <table:table-cell table:formula="of:=IF([main.$H100]=1;[main.$F100];&quot;&quot;)">
            <text:p/>
          </table:table-cell>
          <table:table-cell table:formula="of:=IF([main.$H100]=1;[main.$G100];&quot;&quot;)">
            <text:p/>
          </table:table-cell>
          <table:table-cell table:formula="of:=IF([main.$H100]=2;[main.$F100];&quot;&quot;)">
            <text:p/>
          </table:table-cell>
          <table:table-cell table:formula="of:=IF([main.$H100]=2;[main.$G100];&quot;&quot;)">
            <text:p/>
          </table:table-cell>
        </table:table-row>
        <table:table-row table:style-name="ro1">
          <table:table-cell table:formula="of:=IF([main.$C101]=0;[main.$A101];&quot;&quot;)" office:value-type="float" office:value="-1.37736" calcext:value-type="float">
            <text:p>-1.37736</text:p>
          </table:table-cell>
          <table:table-cell table:formula="of:=IF([main.$C101]=0;[main.$B101];&quot;&quot;)" office:value-type="float" office:value="0.00016" calcext:value-type="float">
            <text:p>0.00016</text:p>
          </table:table-cell>
          <table:table-cell table:formula="of:=IF([main.$C101]=1;[main.$A101];&quot;&quot;)">
            <text:p/>
          </table:table-cell>
          <table:table-cell table:formula="of:=IF([main.$C101]=1;[main.$B101];&quot;&quot;)">
            <text:p/>
          </table:table-cell>
          <table:table-cell table:formula="of:=IF([main.$C101]=2;[main.$A101];&quot;&quot;)">
            <text:p/>
          </table:table-cell>
          <table:table-cell table:formula="of:=IF([main.$C101]=2;[main.$B101];&quot;&quot;)">
            <text:p/>
          </table:table-cell>
          <table:table-cell table:number-columns-repeated="2"/>
          <table:table-cell table:formula="of:=IF([main.$H101]=0;[main.$F101];&quot;&quot;)">
            <text:p/>
          </table:table-cell>
          <table:table-cell table:formula="of:=IF([main.$H101]=0;[main.$G101];&quot;&quot;)">
            <text:p/>
          </table:table-cell>
          <table:table-cell table:formula="of:=IF([main.$H101]=1;[main.$F101];&quot;&quot;)" office:value-type="float" office:value="-1.37736" calcext:value-type="float">
            <text:p>-1.37736</text:p>
          </table:table-cell>
          <table:table-cell table:formula="of:=IF([main.$H101]=1;[main.$G101];&quot;&quot;)" office:value-type="float" office:value="0.00016" calcext:value-type="float">
            <text:p>0.00016</text:p>
          </table:table-cell>
          <table:table-cell table:formula="of:=IF([main.$H101]=2;[main.$F101];&quot;&quot;)">
            <text:p/>
          </table:table-cell>
          <table:table-cell table:formula="of:=IF([main.$H101]=2;[main.$G101];&quot;&quot;)">
            <text:p/>
          </table:table-cell>
        </table:table-row>
        <table:table-row table:style-name="ro1">
          <table:table-cell table:formula="of:=IF([main.$C102]=0;[main.$A102];&quot;&quot;)">
            <text:p/>
          </table:table-cell>
          <table:table-cell table:formula="of:=IF([main.$C102]=0;[main.$B102];&quot;&quot;)">
            <text:p/>
          </table:table-cell>
          <table:table-cell table:formula="of:=IF([main.$C102]=1;[main.$A102];&quot;&quot;)">
            <text:p/>
          </table:table-cell>
          <table:table-cell table:formula="of:=IF([main.$C102]=1;[main.$B102];&quot;&quot;)">
            <text:p/>
          </table:table-cell>
          <table:table-cell table:formula="of:=IF([main.$C102]=2;[main.$A102];&quot;&quot;)" office:value-type="float" office:value="0.93649" calcext:value-type="float">
            <text:p>0.93649</text:p>
          </table:table-cell>
          <table:table-cell table:formula="of:=IF([main.$C102]=2;[main.$B102];&quot;&quot;)" office:value-type="float" office:value="16.52077" calcext:value-type="float">
            <text:p>16.52077</text:p>
          </table:table-cell>
          <table:table-cell table:number-columns-repeated="2"/>
          <table:table-cell table:formula="of:=IF([main.$H102]=0;[main.$F102];&quot;&quot;)" office:value-type="float" office:value="0.93649" calcext:value-type="float">
            <text:p>0.93649</text:p>
          </table:table-cell>
          <table:table-cell table:formula="of:=IF([main.$H102]=0;[main.$G102];&quot;&quot;)" office:value-type="float" office:value="16.52077" calcext:value-type="float">
            <text:p>16.52077</text:p>
          </table:table-cell>
          <table:table-cell table:formula="of:=IF([main.$H102]=1;[main.$F102];&quot;&quot;)">
            <text:p/>
          </table:table-cell>
          <table:table-cell table:formula="of:=IF([main.$H102]=1;[main.$G102];&quot;&quot;)">
            <text:p/>
          </table:table-cell>
          <table:table-cell table:formula="of:=IF([main.$H102]=2;[main.$F102];&quot;&quot;)">
            <text:p/>
          </table:table-cell>
          <table:table-cell table:formula="of:=IF([main.$H102]=2;[main.$G102];&quot;&quot;)">
            <text:p/>
          </table:table-cell>
        </table:table-row>
        <table:table-row table:style-name="ro1">
          <table:table-cell table:formula="of:=IF([main.$C103]=0;[main.$A103];&quot;&quot;)">
            <text:p/>
          </table:table-cell>
          <table:table-cell table:formula="of:=IF([main.$C103]=0;[main.$B103];&quot;&quot;)">
            <text:p/>
          </table:table-cell>
          <table:table-cell table:formula="of:=IF([main.$C103]=1;[main.$A103];&quot;&quot;)" office:value-type="float" office:value="10.40315" calcext:value-type="float">
            <text:p>10.40315</text:p>
          </table:table-cell>
          <table:table-cell table:formula="of:=IF([main.$C103]=1;[main.$B103];&quot;&quot;)" office:value-type="float" office:value="7.41017" calcext:value-type="float">
            <text:p>7.41017</text:p>
          </table:table-cell>
          <table:table-cell table:formula="of:=IF([main.$C103]=2;[main.$A103];&quot;&quot;)">
            <text:p/>
          </table:table-cell>
          <table:table-cell table:formula="of:=IF([main.$C103]=2;[main.$B103];&quot;&quot;)">
            <text:p/>
          </table:table-cell>
          <table:table-cell table:number-columns-repeated="2"/>
          <table:table-cell table:formula="of:=IF([main.$H103]=0;[main.$F103];&quot;&quot;)">
            <text:p/>
          </table:table-cell>
          <table:table-cell table:formula="of:=IF([main.$H103]=0;[main.$G103];&quot;&quot;)">
            <text:p/>
          </table:table-cell>
          <table:table-cell table:formula="of:=IF([main.$H103]=1;[main.$F103];&quot;&quot;)">
            <text:p/>
          </table:table-cell>
          <table:table-cell table:formula="of:=IF([main.$H103]=1;[main.$G103];&quot;&quot;)">
            <text:p/>
          </table:table-cell>
          <table:table-cell table:formula="of:=IF([main.$H103]=2;[main.$F103];&quot;&quot;)" office:value-type="float" office:value="10.40315" calcext:value-type="float">
            <text:p>10.40315</text:p>
          </table:table-cell>
          <table:table-cell table:formula="of:=IF([main.$H103]=2;[main.$G103];&quot;&quot;)" office:value-type="float" office:value="7.41017" calcext:value-type="float">
            <text:p>7.41017</text:p>
          </table:table-cell>
        </table:table-row>
        <table:table-row table:style-name="ro1">
          <table:table-cell table:formula="of:=IF([main.$C104]=0;[main.$A104];&quot;&quot;)">
            <text:p/>
          </table:table-cell>
          <table:table-cell table:formula="of:=IF([main.$C104]=0;[main.$B104];&quot;&quot;)">
            <text:p/>
          </table:table-cell>
          <table:table-cell table:formula="of:=IF([main.$C104]=1;[main.$A104];&quot;&quot;)" office:value-type="float" office:value="6.43955" calcext:value-type="float">
            <text:p>6.43955</text:p>
          </table:table-cell>
          <table:table-cell table:formula="of:=IF([main.$C104]=1;[main.$B104];&quot;&quot;)" office:value-type="float" office:value="6.66071" calcext:value-type="float">
            <text:p>6.66071</text:p>
          </table:table-cell>
          <table:table-cell table:formula="of:=IF([main.$C104]=2;[main.$A104];&quot;&quot;)">
            <text:p/>
          </table:table-cell>
          <table:table-cell table:formula="of:=IF([main.$C104]=2;[main.$B104];&quot;&quot;)">
            <text:p/>
          </table:table-cell>
          <table:table-cell table:number-columns-repeated="2"/>
          <table:table-cell table:formula="of:=IF([main.$H104]=0;[main.$F104];&quot;&quot;)">
            <text:p/>
          </table:table-cell>
          <table:table-cell table:formula="of:=IF([main.$H104]=0;[main.$G104];&quot;&quot;)">
            <text:p/>
          </table:table-cell>
          <table:table-cell table:formula="of:=IF([main.$H104]=1;[main.$F104];&quot;&quot;)">
            <text:p/>
          </table:table-cell>
          <table:table-cell table:formula="of:=IF([main.$H104]=1;[main.$G104];&quot;&quot;)">
            <text:p/>
          </table:table-cell>
          <table:table-cell table:formula="of:=IF([main.$H104]=2;[main.$F104];&quot;&quot;)" office:value-type="float" office:value="6.43955" calcext:value-type="float">
            <text:p>6.43955</text:p>
          </table:table-cell>
          <table:table-cell table:formula="of:=IF([main.$H104]=2;[main.$G104];&quot;&quot;)" office:value-type="float" office:value="6.66071" calcext:value-type="float">
            <text:p>6.66071</text:p>
          </table:table-cell>
        </table:table-row>
        <table:table-row table:style-name="ro1">
          <table:table-cell table:formula="of:=IF([main.$C105]=0;[main.$A105];&quot;&quot;)" office:value-type="float" office:value="-0.80339" calcext:value-type="float">
            <text:p>-0.80339</text:p>
          </table:table-cell>
          <table:table-cell table:formula="of:=IF([main.$C105]=0;[main.$B105];&quot;&quot;)" office:value-type="float" office:value="-0.42835" calcext:value-type="float">
            <text:p>-0.42835</text:p>
          </table:table-cell>
          <table:table-cell table:formula="of:=IF([main.$C105]=1;[main.$A105];&quot;&quot;)">
            <text:p/>
          </table:table-cell>
          <table:table-cell table:formula="of:=IF([main.$C105]=1;[main.$B105];&quot;&quot;)">
            <text:p/>
          </table:table-cell>
          <table:table-cell table:formula="of:=IF([main.$C105]=2;[main.$A105];&quot;&quot;)">
            <text:p/>
          </table:table-cell>
          <table:table-cell table:formula="of:=IF([main.$C105]=2;[main.$B105];&quot;&quot;)">
            <text:p/>
          </table:table-cell>
          <table:table-cell table:number-columns-repeated="2"/>
          <table:table-cell table:formula="of:=IF([main.$H105]=0;[main.$F105];&quot;&quot;)">
            <text:p/>
          </table:table-cell>
          <table:table-cell table:formula="of:=IF([main.$H105]=0;[main.$G105];&quot;&quot;)">
            <text:p/>
          </table:table-cell>
          <table:table-cell table:formula="of:=IF([main.$H105]=1;[main.$F105];&quot;&quot;)" office:value-type="float" office:value="-0.80339" calcext:value-type="float">
            <text:p>-0.80339</text:p>
          </table:table-cell>
          <table:table-cell table:formula="of:=IF([main.$H105]=1;[main.$G105];&quot;&quot;)" office:value-type="float" office:value="-0.42835" calcext:value-type="float">
            <text:p>-0.42835</text:p>
          </table:table-cell>
          <table:table-cell table:formula="of:=IF([main.$H105]=2;[main.$F105];&quot;&quot;)">
            <text:p/>
          </table:table-cell>
          <table:table-cell table:formula="of:=IF([main.$H105]=2;[main.$G105];&quot;&quot;)">
            <text:p/>
          </table:table-cell>
        </table:table-row>
        <table:table-row table:style-name="ro1">
          <table:table-cell table:formula="of:=IF([main.$C106]=0;[main.$A106];&quot;&quot;)">
            <text:p/>
          </table:table-cell>
          <table:table-cell table:formula="of:=IF([main.$C106]=0;[main.$B106];&quot;&quot;)">
            <text:p/>
          </table:table-cell>
          <table:table-cell table:formula="of:=IF([main.$C106]=1;[main.$A106];&quot;&quot;)" office:value-type="float" office:value="12.12958" calcext:value-type="float">
            <text:p>12.12958</text:p>
          </table:table-cell>
          <table:table-cell table:formula="of:=IF([main.$C106]=1;[main.$B106];&quot;&quot;)" office:value-type="float" office:value="3.41203" calcext:value-type="float">
            <text:p>3.41203</text:p>
          </table:table-cell>
          <table:table-cell table:formula="of:=IF([main.$C106]=2;[main.$A106];&quot;&quot;)">
            <text:p/>
          </table:table-cell>
          <table:table-cell table:formula="of:=IF([main.$C106]=2;[main.$B106];&quot;&quot;)">
            <text:p/>
          </table:table-cell>
          <table:table-cell table:number-columns-repeated="2"/>
          <table:table-cell table:formula="of:=IF([main.$H106]=0;[main.$F106];&quot;&quot;)">
            <text:p/>
          </table:table-cell>
          <table:table-cell table:formula="of:=IF([main.$H106]=0;[main.$G106];&quot;&quot;)">
            <text:p/>
          </table:table-cell>
          <table:table-cell table:formula="of:=IF([main.$H106]=1;[main.$F106];&quot;&quot;)">
            <text:p/>
          </table:table-cell>
          <table:table-cell table:formula="of:=IF([main.$H106]=1;[main.$G106];&quot;&quot;)">
            <text:p/>
          </table:table-cell>
          <table:table-cell table:formula="of:=IF([main.$H106]=2;[main.$F106];&quot;&quot;)" office:value-type="float" office:value="12.12958" calcext:value-type="float">
            <text:p>12.12958</text:p>
          </table:table-cell>
          <table:table-cell table:formula="of:=IF([main.$H106]=2;[main.$G106];&quot;&quot;)" office:value-type="float" office:value="3.41203" calcext:value-type="float">
            <text:p>3.41203</text:p>
          </table:table-cell>
        </table:table-row>
        <table:table-row table:style-name="ro1">
          <table:table-cell table:formula="of:=IF([main.$C107]=0;[main.$A107];&quot;&quot;)">
            <text:p/>
          </table:table-cell>
          <table:table-cell table:formula="of:=IF([main.$C107]=0;[main.$B107];&quot;&quot;)">
            <text:p/>
          </table:table-cell>
          <table:table-cell table:formula="of:=IF([main.$C107]=1;[main.$A107];&quot;&quot;)">
            <text:p/>
          </table:table-cell>
          <table:table-cell table:formula="of:=IF([main.$C107]=1;[main.$B107];&quot;&quot;)">
            <text:p/>
          </table:table-cell>
          <table:table-cell table:formula="of:=IF([main.$C107]=2;[main.$A107];&quot;&quot;)" office:value-type="float" office:value="-1.85279" calcext:value-type="float">
            <text:p>-1.85279</text:p>
          </table:table-cell>
          <table:table-cell table:formula="of:=IF([main.$C107]=2;[main.$B107];&quot;&quot;)" office:value-type="float" office:value="12.83828" calcext:value-type="float">
            <text:p>12.83828</text:p>
          </table:table-cell>
          <table:table-cell table:number-columns-repeated="2"/>
          <table:table-cell table:formula="of:=IF([main.$H107]=0;[main.$F107];&quot;&quot;)" office:value-type="float" office:value="-1.85279" calcext:value-type="float">
            <text:p>-1.85279</text:p>
          </table:table-cell>
          <table:table-cell table:formula="of:=IF([main.$H107]=0;[main.$G107];&quot;&quot;)" office:value-type="float" office:value="12.83828" calcext:value-type="float">
            <text:p>12.83828</text:p>
          </table:table-cell>
          <table:table-cell table:formula="of:=IF([main.$H107]=1;[main.$F107];&quot;&quot;)">
            <text:p/>
          </table:table-cell>
          <table:table-cell table:formula="of:=IF([main.$H107]=1;[main.$G107];&quot;&quot;)">
            <text:p/>
          </table:table-cell>
          <table:table-cell table:formula="of:=IF([main.$H107]=2;[main.$F107];&quot;&quot;)">
            <text:p/>
          </table:table-cell>
          <table:table-cell table:formula="of:=IF([main.$H107]=2;[main.$G107];&quot;&quot;)">
            <text:p/>
          </table:table-cell>
        </table:table-row>
        <table:table-row table:style-name="ro1">
          <table:table-cell table:formula="of:=IF([main.$C108]=0;[main.$A108];&quot;&quot;)">
            <text:p/>
          </table:table-cell>
          <table:table-cell table:formula="of:=IF([main.$C108]=0;[main.$B108];&quot;&quot;)">
            <text:p/>
          </table:table-cell>
          <table:table-cell table:formula="of:=IF([main.$C108]=1;[main.$A108];&quot;&quot;)" office:value-type="float" office:value="7.47886" calcext:value-type="float">
            <text:p>7.47886</text:p>
          </table:table-cell>
          <table:table-cell table:formula="of:=IF([main.$C108]=1;[main.$B108];&quot;&quot;)" office:value-type="float" office:value="12.31553" calcext:value-type="float">
            <text:p>12.31553</text:p>
          </table:table-cell>
          <table:table-cell table:formula="of:=IF([main.$C108]=2;[main.$A108];&quot;&quot;)">
            <text:p/>
          </table:table-cell>
          <table:table-cell table:formula="of:=IF([main.$C108]=2;[main.$B108];&quot;&quot;)">
            <text:p/>
          </table:table-cell>
          <table:table-cell table:number-columns-repeated="2"/>
          <table:table-cell table:formula="of:=IF([main.$H108]=0;[main.$F108];&quot;&quot;)">
            <text:p/>
          </table:table-cell>
          <table:table-cell table:formula="of:=IF([main.$H108]=0;[main.$G108];&quot;&quot;)">
            <text:p/>
          </table:table-cell>
          <table:table-cell table:formula="of:=IF([main.$H108]=1;[main.$F108];&quot;&quot;)">
            <text:p/>
          </table:table-cell>
          <table:table-cell table:formula="of:=IF([main.$H108]=1;[main.$G108];&quot;&quot;)">
            <text:p/>
          </table:table-cell>
          <table:table-cell table:formula="of:=IF([main.$H108]=2;[main.$F108];&quot;&quot;)" office:value-type="float" office:value="7.47886" calcext:value-type="float">
            <text:p>7.47886</text:p>
          </table:table-cell>
          <table:table-cell table:formula="of:=IF([main.$H108]=2;[main.$G108];&quot;&quot;)" office:value-type="float" office:value="12.31553" calcext:value-type="float">
            <text:p>12.31553</text:p>
          </table:table-cell>
        </table:table-row>
        <table:table-row table:style-name="ro1">
          <table:table-cell table:formula="of:=IF([main.$C109]=0;[main.$A109];&quot;&quot;)">
            <text:p/>
          </table:table-cell>
          <table:table-cell table:formula="of:=IF([main.$C109]=0;[main.$B109];&quot;&quot;)">
            <text:p/>
          </table:table-cell>
          <table:table-cell table:formula="of:=IF([main.$C109]=1;[main.$A109];&quot;&quot;)">
            <text:p/>
          </table:table-cell>
          <table:table-cell table:formula="of:=IF([main.$C109]=1;[main.$B109];&quot;&quot;)">
            <text:p/>
          </table:table-cell>
          <table:table-cell table:formula="of:=IF([main.$C109]=2;[main.$A109];&quot;&quot;)" office:value-type="float" office:value="-1.02704" calcext:value-type="float">
            <text:p>-1.02704</text:p>
          </table:table-cell>
          <table:table-cell table:formula="of:=IF([main.$C109]=2;[main.$B109];&quot;&quot;)" office:value-type="float" office:value="14.10402" calcext:value-type="float">
            <text:p>14.10402</text:p>
          </table:table-cell>
          <table:table-cell table:number-columns-repeated="2"/>
          <table:table-cell table:formula="of:=IF([main.$H109]=0;[main.$F109];&quot;&quot;)" office:value-type="float" office:value="-1.02704" calcext:value-type="float">
            <text:p>-1.02704</text:p>
          </table:table-cell>
          <table:table-cell table:formula="of:=IF([main.$H109]=0;[main.$G109];&quot;&quot;)" office:value-type="float" office:value="14.10402" calcext:value-type="float">
            <text:p>14.10402</text:p>
          </table:table-cell>
          <table:table-cell table:formula="of:=IF([main.$H109]=1;[main.$F109];&quot;&quot;)">
            <text:p/>
          </table:table-cell>
          <table:table-cell table:formula="of:=IF([main.$H109]=1;[main.$G109];&quot;&quot;)">
            <text:p/>
          </table:table-cell>
          <table:table-cell table:formula="of:=IF([main.$H109]=2;[main.$F109];&quot;&quot;)">
            <text:p/>
          </table:table-cell>
          <table:table-cell table:formula="of:=IF([main.$H109]=2;[main.$G109];&quot;&quot;)">
            <text:p/>
          </table:table-cell>
        </table:table-row>
        <table:table-row table:style-name="ro1">
          <table:table-cell table:formula="of:=IF([main.$C110]=0;[main.$A110];&quot;&quot;)" office:value-type="float" office:value="3.39136" calcext:value-type="float">
            <text:p>3.39136</text:p>
          </table:table-cell>
          <table:table-cell table:formula="of:=IF([main.$C110]=0;[main.$B110];&quot;&quot;)" office:value-type="float" office:value="1.77079" calcext:value-type="float">
            <text:p>1.77079</text:p>
          </table:table-cell>
          <table:table-cell table:formula="of:=IF([main.$C110]=1;[main.$A110];&quot;&quot;)">
            <text:p/>
          </table:table-cell>
          <table:table-cell table:formula="of:=IF([main.$C110]=1;[main.$B110];&quot;&quot;)">
            <text:p/>
          </table:table-cell>
          <table:table-cell table:formula="of:=IF([main.$C110]=2;[main.$A110];&quot;&quot;)">
            <text:p/>
          </table:table-cell>
          <table:table-cell table:formula="of:=IF([main.$C110]=2;[main.$B110];&quot;&quot;)">
            <text:p/>
          </table:table-cell>
          <table:table-cell table:number-columns-repeated="2"/>
          <table:table-cell table:formula="of:=IF([main.$H110]=0;[main.$F110];&quot;&quot;)">
            <text:p/>
          </table:table-cell>
          <table:table-cell table:formula="of:=IF([main.$H110]=0;[main.$G110];&quot;&quot;)">
            <text:p/>
          </table:table-cell>
          <table:table-cell table:formula="of:=IF([main.$H110]=1;[main.$F110];&quot;&quot;)" office:value-type="float" office:value="3.39136" calcext:value-type="float">
            <text:p>3.39136</text:p>
          </table:table-cell>
          <table:table-cell table:formula="of:=IF([main.$H110]=1;[main.$G110];&quot;&quot;)" office:value-type="float" office:value="1.77079" calcext:value-type="float">
            <text:p>1.77079</text:p>
          </table:table-cell>
          <table:table-cell table:formula="of:=IF([main.$H110]=2;[main.$F110];&quot;&quot;)">
            <text:p/>
          </table:table-cell>
          <table:table-cell table:formula="of:=IF([main.$H110]=2;[main.$G110];&quot;&quot;)">
            <text:p/>
          </table:table-cell>
        </table:table-row>
        <table:table-row table:style-name="ro1">
          <table:table-cell table:formula="of:=IF([main.$C111]=0;[main.$A111];&quot;&quot;)">
            <text:p/>
          </table:table-cell>
          <table:table-cell table:formula="of:=IF([main.$C111]=0;[main.$B111];&quot;&quot;)">
            <text:p/>
          </table:table-cell>
          <table:table-cell table:formula="of:=IF([main.$C111]=1;[main.$A111];&quot;&quot;)" office:value-type="float" office:value="14.30541" calcext:value-type="float">
            <text:p>14.30541</text:p>
          </table:table-cell>
          <table:table-cell table:formula="of:=IF([main.$C111]=1;[main.$B111];&quot;&quot;)" office:value-type="float" office:value="3.80355" calcext:value-type="float">
            <text:p>3.80355</text:p>
          </table:table-cell>
          <table:table-cell table:formula="of:=IF([main.$C111]=2;[main.$A111];&quot;&quot;)">
            <text:p/>
          </table:table-cell>
          <table:table-cell table:formula="of:=IF([main.$C111]=2;[main.$B111];&quot;&quot;)">
            <text:p/>
          </table:table-cell>
          <table:table-cell table:number-columns-repeated="2"/>
          <table:table-cell table:formula="of:=IF([main.$H111]=0;[main.$F111];&quot;&quot;)">
            <text:p/>
          </table:table-cell>
          <table:table-cell table:formula="of:=IF([main.$H111]=0;[main.$G111];&quot;&quot;)">
            <text:p/>
          </table:table-cell>
          <table:table-cell table:formula="of:=IF([main.$H111]=1;[main.$F111];&quot;&quot;)">
            <text:p/>
          </table:table-cell>
          <table:table-cell table:formula="of:=IF([main.$H111]=1;[main.$G111];&quot;&quot;)">
            <text:p/>
          </table:table-cell>
          <table:table-cell table:formula="of:=IF([main.$H111]=2;[main.$F111];&quot;&quot;)" office:value-type="float" office:value="14.30541" calcext:value-type="float">
            <text:p>14.30541</text:p>
          </table:table-cell>
          <table:table-cell table:formula="of:=IF([main.$H111]=2;[main.$G111];&quot;&quot;)" office:value-type="float" office:value="3.80355" calcext:value-type="float">
            <text:p>3.80355</text:p>
          </table:table-cell>
        </table:table-row>
        <table:table-row table:style-name="ro1">
          <table:table-cell table:formula="of:=IF([main.$C112]=0;[main.$A112];&quot;&quot;)">
            <text:p/>
          </table:table-cell>
          <table:table-cell table:formula="of:=IF([main.$C112]=0;[main.$B112];&quot;&quot;)">
            <text:p/>
          </table:table-cell>
          <table:table-cell table:formula="of:=IF([main.$C112]=1;[main.$A112];&quot;&quot;)">
            <text:p/>
          </table:table-cell>
          <table:table-cell table:formula="of:=IF([main.$C112]=1;[main.$B112];&quot;&quot;)">
            <text:p/>
          </table:table-cell>
          <table:table-cell table:formula="of:=IF([main.$C112]=2;[main.$A112];&quot;&quot;)" office:value-type="float" office:value="-2.03613" calcext:value-type="float">
            <text:p>-2.03613</text:p>
          </table:table-cell>
          <table:table-cell table:formula="of:=IF([main.$C112]=2;[main.$B112];&quot;&quot;)" office:value-type="float" office:value="8.31039" calcext:value-type="float">
            <text:p>8.31039</text:p>
          </table:table-cell>
          <table:table-cell table:number-columns-repeated="2"/>
          <table:table-cell table:formula="of:=IF([main.$H112]=0;[main.$F112];&quot;&quot;)" office:value-type="float" office:value="-2.03613" calcext:value-type="float">
            <text:p>-2.03613</text:p>
          </table:table-cell>
          <table:table-cell table:formula="of:=IF([main.$H112]=0;[main.$G112];&quot;&quot;)" office:value-type="float" office:value="8.31039" calcext:value-type="float">
            <text:p>8.31039</text:p>
          </table:table-cell>
          <table:table-cell table:formula="of:=IF([main.$H112]=1;[main.$F112];&quot;&quot;)">
            <text:p/>
          </table:table-cell>
          <table:table-cell table:formula="of:=IF([main.$H112]=1;[main.$G112];&quot;&quot;)">
            <text:p/>
          </table:table-cell>
          <table:table-cell table:formula="of:=IF([main.$H112]=2;[main.$F112];&quot;&quot;)">
            <text:p/>
          </table:table-cell>
          <table:table-cell table:formula="of:=IF([main.$H112]=2;[main.$G112];&quot;&quot;)">
            <text:p/>
          </table:table-cell>
        </table:table-row>
        <table:table-row table:style-name="ro1">
          <table:table-cell table:formula="of:=IF([main.$C113]=0;[main.$A113];&quot;&quot;)">
            <text:p/>
          </table:table-cell>
          <table:table-cell table:formula="of:=IF([main.$C113]=0;[main.$B113];&quot;&quot;)">
            <text:p/>
          </table:table-cell>
          <table:table-cell table:formula="of:=IF([main.$C113]=1;[main.$A113];&quot;&quot;)">
            <text:p/>
          </table:table-cell>
          <table:table-cell table:formula="of:=IF([main.$C113]=1;[main.$B113];&quot;&quot;)">
            <text:p/>
          </table:table-cell>
          <table:table-cell table:formula="of:=IF([main.$C113]=2;[main.$A113];&quot;&quot;)" office:value-type="float" office:value="-2.19481" calcext:value-type="float">
            <text:p>-2.19481</text:p>
          </table:table-cell>
          <table:table-cell table:formula="of:=IF([main.$C113]=2;[main.$B113];&quot;&quot;)" office:value-type="float" office:value="20.7252" calcext:value-type="float">
            <text:p>20.7252</text:p>
          </table:table-cell>
          <table:table-cell table:number-columns-repeated="2"/>
          <table:table-cell table:formula="of:=IF([main.$H113]=0;[main.$F113];&quot;&quot;)" office:value-type="float" office:value="-2.19481" calcext:value-type="float">
            <text:p>-2.19481</text:p>
          </table:table-cell>
          <table:table-cell table:formula="of:=IF([main.$H113]=0;[main.$G113];&quot;&quot;)" office:value-type="float" office:value="20.7252" calcext:value-type="float">
            <text:p>20.7252</text:p>
          </table:table-cell>
          <table:table-cell table:formula="of:=IF([main.$H113]=1;[main.$F113];&quot;&quot;)">
            <text:p/>
          </table:table-cell>
          <table:table-cell table:formula="of:=IF([main.$H113]=1;[main.$G113];&quot;&quot;)">
            <text:p/>
          </table:table-cell>
          <table:table-cell table:formula="of:=IF([main.$H113]=2;[main.$F113];&quot;&quot;)">
            <text:p/>
          </table:table-cell>
          <table:table-cell table:formula="of:=IF([main.$H113]=2;[main.$G113];&quot;&quot;)">
            <text:p/>
          </table:table-cell>
        </table:table-row>
        <table:table-row table:style-name="ro1">
          <table:table-cell table:formula="of:=IF([main.$C114]=0;[main.$A114];&quot;&quot;)">
            <text:p/>
          </table:table-cell>
          <table:table-cell table:formula="of:=IF([main.$C114]=0;[main.$B114];&quot;&quot;)">
            <text:p/>
          </table:table-cell>
          <table:table-cell table:formula="of:=IF([main.$C114]=1;[main.$A114];&quot;&quot;)">
            <text:p/>
          </table:table-cell>
          <table:table-cell table:formula="of:=IF([main.$C114]=1;[main.$B114];&quot;&quot;)">
            <text:p/>
          </table:table-cell>
          <table:table-cell table:formula="of:=IF([main.$C114]=2;[main.$A114];&quot;&quot;)" office:value-type="float" office:value="-0.84095" calcext:value-type="float">
            <text:p>-0.84095</text:p>
          </table:table-cell>
          <table:table-cell table:formula="of:=IF([main.$C114]=2;[main.$B114];&quot;&quot;)" office:value-type="float" office:value="8.31255" calcext:value-type="float">
            <text:p>8.31255</text:p>
          </table:table-cell>
          <table:table-cell table:number-columns-repeated="2"/>
          <table:table-cell table:formula="of:=IF([main.$H114]=0;[main.$F114];&quot;&quot;)" office:value-type="float" office:value="-0.84095" calcext:value-type="float">
            <text:p>-0.84095</text:p>
          </table:table-cell>
          <table:table-cell table:formula="of:=IF([main.$H114]=0;[main.$G114];&quot;&quot;)" office:value-type="float" office:value="8.31255" calcext:value-type="float">
            <text:p>8.31255</text:p>
          </table:table-cell>
          <table:table-cell table:formula="of:=IF([main.$H114]=1;[main.$F114];&quot;&quot;)">
            <text:p/>
          </table:table-cell>
          <table:table-cell table:formula="of:=IF([main.$H114]=1;[main.$G114];&quot;&quot;)">
            <text:p/>
          </table:table-cell>
          <table:table-cell table:formula="of:=IF([main.$H114]=2;[main.$F114];&quot;&quot;)">
            <text:p/>
          </table:table-cell>
          <table:table-cell table:formula="of:=IF([main.$H114]=2;[main.$G114];&quot;&quot;)">
            <text:p/>
          </table:table-cell>
        </table:table-row>
        <table:table-row table:style-name="ro1">
          <table:table-cell table:formula="of:=IF([main.$C115]=0;[main.$A115];&quot;&quot;)" office:value-type="float" office:value="3.03657" calcext:value-type="float">
            <text:p>3.03657</text:p>
          </table:table-cell>
          <table:table-cell table:formula="of:=IF([main.$C115]=0;[main.$B115];&quot;&quot;)" office:value-type="float" office:value="-1.1013" calcext:value-type="float">
            <text:p>-1.1013</text:p>
          </table:table-cell>
          <table:table-cell table:formula="of:=IF([main.$C115]=1;[main.$A115];&quot;&quot;)">
            <text:p/>
          </table:table-cell>
          <table:table-cell table:formula="of:=IF([main.$C115]=1;[main.$B115];&quot;&quot;)">
            <text:p/>
          </table:table-cell>
          <table:table-cell table:formula="of:=IF([main.$C115]=2;[main.$A115];&quot;&quot;)">
            <text:p/>
          </table:table-cell>
          <table:table-cell table:formula="of:=IF([main.$C115]=2;[main.$B115];&quot;&quot;)">
            <text:p/>
          </table:table-cell>
          <table:table-cell table:number-columns-repeated="2"/>
          <table:table-cell table:formula="of:=IF([main.$H115]=0;[main.$F115];&quot;&quot;)">
            <text:p/>
          </table:table-cell>
          <table:table-cell table:formula="of:=IF([main.$H115]=0;[main.$G115];&quot;&quot;)">
            <text:p/>
          </table:table-cell>
          <table:table-cell table:formula="of:=IF([main.$H115]=1;[main.$F115];&quot;&quot;)" office:value-type="float" office:value="3.03657" calcext:value-type="float">
            <text:p>3.03657</text:p>
          </table:table-cell>
          <table:table-cell table:formula="of:=IF([main.$H115]=1;[main.$G115];&quot;&quot;)" office:value-type="float" office:value="-1.1013" calcext:value-type="float">
            <text:p>-1.1013</text:p>
          </table:table-cell>
          <table:table-cell table:formula="of:=IF([main.$H115]=2;[main.$F115];&quot;&quot;)">
            <text:p/>
          </table:table-cell>
          <table:table-cell table:formula="of:=IF([main.$H115]=2;[main.$G115];&quot;&quot;)">
            <text:p/>
          </table:table-cell>
        </table:table-row>
        <table:table-row table:style-name="ro1">
          <table:table-cell table:formula="of:=IF([main.$C116]=0;[main.$A116];&quot;&quot;)" office:value-type="float" office:value="-1.12598" calcext:value-type="float">
            <text:p>-1.12598</text:p>
          </table:table-cell>
          <table:table-cell table:formula="of:=IF([main.$C116]=0;[main.$B116];&quot;&quot;)" office:value-type="float" office:value="0.38736" calcext:value-type="float">
            <text:p>0.38736</text:p>
          </table:table-cell>
          <table:table-cell table:formula="of:=IF([main.$C116]=1;[main.$A116];&quot;&quot;)">
            <text:p/>
          </table:table-cell>
          <table:table-cell table:formula="of:=IF([main.$C116]=1;[main.$B116];&quot;&quot;)">
            <text:p/>
          </table:table-cell>
          <table:table-cell table:formula="of:=IF([main.$C116]=2;[main.$A116];&quot;&quot;)">
            <text:p/>
          </table:table-cell>
          <table:table-cell table:formula="of:=IF([main.$C116]=2;[main.$B116];&quot;&quot;)">
            <text:p/>
          </table:table-cell>
          <table:table-cell table:number-columns-repeated="2"/>
          <table:table-cell table:formula="of:=IF([main.$H116]=0;[main.$F116];&quot;&quot;)">
            <text:p/>
          </table:table-cell>
          <table:table-cell table:formula="of:=IF([main.$H116]=0;[main.$G116];&quot;&quot;)">
            <text:p/>
          </table:table-cell>
          <table:table-cell table:formula="of:=IF([main.$H116]=1;[main.$F116];&quot;&quot;)" office:value-type="float" office:value="-1.12598" calcext:value-type="float">
            <text:p>-1.12598</text:p>
          </table:table-cell>
          <table:table-cell table:formula="of:=IF([main.$H116]=1;[main.$G116];&quot;&quot;)" office:value-type="float" office:value="0.38736" calcext:value-type="float">
            <text:p>0.38736</text:p>
          </table:table-cell>
          <table:table-cell table:formula="of:=IF([main.$H116]=2;[main.$F116];&quot;&quot;)">
            <text:p/>
          </table:table-cell>
          <table:table-cell table:formula="of:=IF([main.$H116]=2;[main.$G116];&quot;&quot;)">
            <text:p/>
          </table:table-cell>
        </table:table-row>
        <table:table-row table:style-name="ro1">
          <table:table-cell table:formula="of:=IF([main.$C117]=0;[main.$A117];&quot;&quot;)">
            <text:p/>
          </table:table-cell>
          <table:table-cell table:formula="of:=IF([main.$C117]=0;[main.$B117];&quot;&quot;)">
            <text:p/>
          </table:table-cell>
          <table:table-cell table:formula="of:=IF([main.$C117]=1;[main.$A117];&quot;&quot;)" office:value-type="float" office:value="12.66283" calcext:value-type="float">
            <text:p>12.66283</text:p>
          </table:table-cell>
          <table:table-cell table:formula="of:=IF([main.$C117]=1;[main.$B117];&quot;&quot;)" office:value-type="float" office:value="4.71875" calcext:value-type="float">
            <text:p>4.71875</text:p>
          </table:table-cell>
          <table:table-cell table:formula="of:=IF([main.$C117]=2;[main.$A117];&quot;&quot;)">
            <text:p/>
          </table:table-cell>
          <table:table-cell table:formula="of:=IF([main.$C117]=2;[main.$B117];&quot;&quot;)">
            <text:p/>
          </table:table-cell>
          <table:table-cell table:number-columns-repeated="2"/>
          <table:table-cell table:formula="of:=IF([main.$H117]=0;[main.$F117];&quot;&quot;)">
            <text:p/>
          </table:table-cell>
          <table:table-cell table:formula="of:=IF([main.$H117]=0;[main.$G117];&quot;&quot;)">
            <text:p/>
          </table:table-cell>
          <table:table-cell table:formula="of:=IF([main.$H117]=1;[main.$F117];&quot;&quot;)">
            <text:p/>
          </table:table-cell>
          <table:table-cell table:formula="of:=IF([main.$H117]=1;[main.$G117];&quot;&quot;)">
            <text:p/>
          </table:table-cell>
          <table:table-cell table:formula="of:=IF([main.$H117]=2;[main.$F117];&quot;&quot;)" office:value-type="float" office:value="12.66283" calcext:value-type="float">
            <text:p>12.66283</text:p>
          </table:table-cell>
          <table:table-cell table:formula="of:=IF([main.$H117]=2;[main.$G117];&quot;&quot;)" office:value-type="float" office:value="4.71875" calcext:value-type="float">
            <text:p>4.71875</text:p>
          </table:table-cell>
        </table:table-row>
        <table:table-row table:style-name="ro1">
          <table:table-cell table:formula="of:=IF([main.$C118]=0;[main.$A118];&quot;&quot;)">
            <text:p/>
          </table:table-cell>
          <table:table-cell table:formula="of:=IF([main.$C118]=0;[main.$B118];&quot;&quot;)">
            <text:p/>
          </table:table-cell>
          <table:table-cell table:formula="of:=IF([main.$C118]=1;[main.$A118];&quot;&quot;)" office:value-type="float" office:value="7.48729" calcext:value-type="float">
            <text:p>7.48729</text:p>
          </table:table-cell>
          <table:table-cell table:formula="of:=IF([main.$C118]=1;[main.$B118];&quot;&quot;)" office:value-type="float" office:value="7.88324" calcext:value-type="float">
            <text:p>7.88324</text:p>
          </table:table-cell>
          <table:table-cell table:formula="of:=IF([main.$C118]=2;[main.$A118];&quot;&quot;)">
            <text:p/>
          </table:table-cell>
          <table:table-cell table:formula="of:=IF([main.$C118]=2;[main.$B118];&quot;&quot;)">
            <text:p/>
          </table:table-cell>
          <table:table-cell table:number-columns-repeated="2"/>
          <table:table-cell table:formula="of:=IF([main.$H118]=0;[main.$F118];&quot;&quot;)">
            <text:p/>
          </table:table-cell>
          <table:table-cell table:formula="of:=IF([main.$H118]=0;[main.$G118];&quot;&quot;)">
            <text:p/>
          </table:table-cell>
          <table:table-cell table:formula="of:=IF([main.$H118]=1;[main.$F118];&quot;&quot;)">
            <text:p/>
          </table:table-cell>
          <table:table-cell table:formula="of:=IF([main.$H118]=1;[main.$G118];&quot;&quot;)">
            <text:p/>
          </table:table-cell>
          <table:table-cell table:formula="of:=IF([main.$H118]=2;[main.$F118];&quot;&quot;)" office:value-type="float" office:value="7.48729" calcext:value-type="float">
            <text:p>7.48729</text:p>
          </table:table-cell>
          <table:table-cell table:formula="of:=IF([main.$H118]=2;[main.$G118];&quot;&quot;)" office:value-type="float" office:value="7.88324" calcext:value-type="float">
            <text:p>7.88324</text:p>
          </table:table-cell>
        </table:table-row>
        <table:table-row table:style-name="ro1">
          <table:table-cell table:formula="of:=IF([main.$C119]=0;[main.$A119];&quot;&quot;)">
            <text:p/>
          </table:table-cell>
          <table:table-cell table:formula="of:=IF([main.$C119]=0;[main.$B119];&quot;&quot;)">
            <text:p/>
          </table:table-cell>
          <table:table-cell table:formula="of:=IF([main.$C119]=1;[main.$A119];&quot;&quot;)">
            <text:p/>
          </table:table-cell>
          <table:table-cell table:formula="of:=IF([main.$C119]=1;[main.$B119];&quot;&quot;)">
            <text:p/>
          </table:table-cell>
          <table:table-cell table:formula="of:=IF([main.$C119]=2;[main.$A119];&quot;&quot;)" office:value-type="float" office:value="-4.01949" calcext:value-type="float">
            <text:p>-4.01949</text:p>
          </table:table-cell>
          <table:table-cell table:formula="of:=IF([main.$C119]=2;[main.$B119];&quot;&quot;)" office:value-type="float" office:value="16.17297" calcext:value-type="float">
            <text:p>16.17297</text:p>
          </table:table-cell>
          <table:table-cell table:number-columns-repeated="2"/>
          <table:table-cell table:formula="of:=IF([main.$H119]=0;[main.$F119];&quot;&quot;)" office:value-type="float" office:value="-4.01949" calcext:value-type="float">
            <text:p>-4.01949</text:p>
          </table:table-cell>
          <table:table-cell table:formula="of:=IF([main.$H119]=0;[main.$G119];&quot;&quot;)" office:value-type="float" office:value="16.17297" calcext:value-type="float">
            <text:p>16.17297</text:p>
          </table:table-cell>
          <table:table-cell table:formula="of:=IF([main.$H119]=1;[main.$F119];&quot;&quot;)">
            <text:p/>
          </table:table-cell>
          <table:table-cell table:formula="of:=IF([main.$H119]=1;[main.$G119];&quot;&quot;)">
            <text:p/>
          </table:table-cell>
          <table:table-cell table:formula="of:=IF([main.$H119]=2;[main.$F119];&quot;&quot;)">
            <text:p/>
          </table:table-cell>
          <table:table-cell table:formula="of:=IF([main.$H119]=2;[main.$G119];&quot;&quot;)">
            <text:p/>
          </table:table-cell>
        </table:table-row>
        <table:table-row table:style-name="ro1">
          <table:table-cell table:formula="of:=IF([main.$C120]=0;[main.$A120];&quot;&quot;)">
            <text:p/>
          </table:table-cell>
          <table:table-cell table:formula="of:=IF([main.$C120]=0;[main.$B120];&quot;&quot;)">
            <text:p/>
          </table:table-cell>
          <table:table-cell table:formula="of:=IF([main.$C120]=1;[main.$A120];&quot;&quot;)">
            <text:p/>
          </table:table-cell>
          <table:table-cell table:formula="of:=IF([main.$C120]=1;[main.$B120];&quot;&quot;)">
            <text:p/>
          </table:table-cell>
          <table:table-cell table:formula="of:=IF([main.$C120]=2;[main.$A120];&quot;&quot;)" office:value-type="float" office:value="0.47071" calcext:value-type="float">
            <text:p>0.47071</text:p>
          </table:table-cell>
          <table:table-cell table:formula="of:=IF([main.$C120]=2;[main.$B120];&quot;&quot;)" office:value-type="float" office:value="12.95284" calcext:value-type="float">
            <text:p>12.95284</text:p>
          </table:table-cell>
          <table:table-cell table:number-columns-repeated="2"/>
          <table:table-cell table:formula="of:=IF([main.$H120]=0;[main.$F120];&quot;&quot;)" office:value-type="float" office:value="0.47071" calcext:value-type="float">
            <text:p>0.47071</text:p>
          </table:table-cell>
          <table:table-cell table:formula="of:=IF([main.$H120]=0;[main.$G120];&quot;&quot;)" office:value-type="float" office:value="12.95284" calcext:value-type="float">
            <text:p>12.95284</text:p>
          </table:table-cell>
          <table:table-cell table:formula="of:=IF([main.$H120]=1;[main.$F120];&quot;&quot;)">
            <text:p/>
          </table:table-cell>
          <table:table-cell table:formula="of:=IF([main.$H120]=1;[main.$G120];&quot;&quot;)">
            <text:p/>
          </table:table-cell>
          <table:table-cell table:formula="of:=IF([main.$H120]=2;[main.$F120];&quot;&quot;)">
            <text:p/>
          </table:table-cell>
          <table:table-cell table:formula="of:=IF([main.$H120]=2;[main.$G120];&quot;&quot;)">
            <text:p/>
          </table:table-cell>
        </table:table-row>
        <table:table-row table:style-name="ro1">
          <table:table-cell table:formula="of:=IF([main.$C121]=0;[main.$A121];&quot;&quot;)" office:value-type="float" office:value="-1.40013" calcext:value-type="float">
            <text:p>-1.40013</text:p>
          </table:table-cell>
          <table:table-cell table:formula="of:=IF([main.$C121]=0;[main.$B121];&quot;&quot;)" office:value-type="float" office:value="0.26147" calcext:value-type="float">
            <text:p>0.26147</text:p>
          </table:table-cell>
          <table:table-cell table:formula="of:=IF([main.$C121]=1;[main.$A121];&quot;&quot;)">
            <text:p/>
          </table:table-cell>
          <table:table-cell table:formula="of:=IF([main.$C121]=1;[main.$B121];&quot;&quot;)">
            <text:p/>
          </table:table-cell>
          <table:table-cell table:formula="of:=IF([main.$C121]=2;[main.$A121];&quot;&quot;)">
            <text:p/>
          </table:table-cell>
          <table:table-cell table:formula="of:=IF([main.$C121]=2;[main.$B121];&quot;&quot;)">
            <text:p/>
          </table:table-cell>
          <table:table-cell table:number-columns-repeated="2"/>
          <table:table-cell table:formula="of:=IF([main.$H121]=0;[main.$F121];&quot;&quot;)">
            <text:p/>
          </table:table-cell>
          <table:table-cell table:formula="of:=IF([main.$H121]=0;[main.$G121];&quot;&quot;)">
            <text:p/>
          </table:table-cell>
          <table:table-cell table:formula="of:=IF([main.$H121]=1;[main.$F121];&quot;&quot;)" office:value-type="float" office:value="-1.40013" calcext:value-type="float">
            <text:p>-1.40013</text:p>
          </table:table-cell>
          <table:table-cell table:formula="of:=IF([main.$H121]=1;[main.$G121];&quot;&quot;)" office:value-type="float" office:value="0.26147" calcext:value-type="float">
            <text:p>0.26147</text:p>
          </table:table-cell>
          <table:table-cell table:formula="of:=IF([main.$H121]=2;[main.$F121];&quot;&quot;)">
            <text:p/>
          </table:table-cell>
          <table:table-cell table:formula="of:=IF([main.$H121]=2;[main.$G121];&quot;&quot;)">
            <text:p/>
          </table:table-cell>
        </table:table-row>
        <table:table-row table:style-name="ro1">
          <table:table-cell table:formula="of:=IF([main.$C122]=0;[main.$A122];&quot;&quot;)">
            <text:p/>
          </table:table-cell>
          <table:table-cell table:formula="of:=IF([main.$C122]=0;[main.$B122];&quot;&quot;)">
            <text:p/>
          </table:table-cell>
          <table:table-cell table:formula="of:=IF([main.$C122]=1;[main.$A122];&quot;&quot;)">
            <text:p/>
          </table:table-cell>
          <table:table-cell table:formula="of:=IF([main.$C122]=1;[main.$B122];&quot;&quot;)">
            <text:p/>
          </table:table-cell>
          <table:table-cell table:formula="of:=IF([main.$C122]=2;[main.$A122];&quot;&quot;)" office:value-type="float" office:value="-1.11487" calcext:value-type="float">
            <text:p>-1.11487</text:p>
          </table:table-cell>
          <table:table-cell table:formula="of:=IF([main.$C122]=2;[main.$B122];&quot;&quot;)" office:value-type="float" office:value="12.26921" calcext:value-type="float">
            <text:p>12.26921</text:p>
          </table:table-cell>
          <table:table-cell table:number-columns-repeated="2"/>
          <table:table-cell table:formula="of:=IF([main.$H122]=0;[main.$F122];&quot;&quot;)" office:value-type="float" office:value="-1.11487" calcext:value-type="float">
            <text:p>-1.11487</text:p>
          </table:table-cell>
          <table:table-cell table:formula="of:=IF([main.$H122]=0;[main.$G122];&quot;&quot;)" office:value-type="float" office:value="12.26921" calcext:value-type="float">
            <text:p>12.26921</text:p>
          </table:table-cell>
          <table:table-cell table:formula="of:=IF([main.$H122]=1;[main.$F122];&quot;&quot;)">
            <text:p/>
          </table:table-cell>
          <table:table-cell table:formula="of:=IF([main.$H122]=1;[main.$G122];&quot;&quot;)">
            <text:p/>
          </table:table-cell>
          <table:table-cell table:formula="of:=IF([main.$H122]=2;[main.$F122];&quot;&quot;)">
            <text:p/>
          </table:table-cell>
          <table:table-cell table:formula="of:=IF([main.$H122]=2;[main.$G122];&quot;&quot;)">
            <text:p/>
          </table:table-cell>
        </table:table-row>
        <table:table-row table:style-name="ro1">
          <table:table-cell table:formula="of:=IF([main.$C123]=0;[main.$A123];&quot;&quot;)">
            <text:p/>
          </table:table-cell>
          <table:table-cell table:formula="of:=IF([main.$C123]=0;[main.$B123];&quot;&quot;)">
            <text:p/>
          </table:table-cell>
          <table:table-cell table:formula="of:=IF([main.$C123]=1;[main.$A123];&quot;&quot;)" office:value-type="float" office:value="10.25614" calcext:value-type="float">
            <text:p>10.25614</text:p>
          </table:table-cell>
          <table:table-cell table:formula="of:=IF([main.$C123]=1;[main.$B123];&quot;&quot;)" office:value-type="float" office:value="5.30823" calcext:value-type="float">
            <text:p>5.30823</text:p>
          </table:table-cell>
          <table:table-cell table:formula="of:=IF([main.$C123]=2;[main.$A123];&quot;&quot;)">
            <text:p/>
          </table:table-cell>
          <table:table-cell table:formula="of:=IF([main.$C123]=2;[main.$B123];&quot;&quot;)">
            <text:p/>
          </table:table-cell>
          <table:table-cell table:number-columns-repeated="2"/>
          <table:table-cell table:formula="of:=IF([main.$H123]=0;[main.$F123];&quot;&quot;)">
            <text:p/>
          </table:table-cell>
          <table:table-cell table:formula="of:=IF([main.$H123]=0;[main.$G123];&quot;&quot;)">
            <text:p/>
          </table:table-cell>
          <table:table-cell table:formula="of:=IF([main.$H123]=1;[main.$F123];&quot;&quot;)">
            <text:p/>
          </table:table-cell>
          <table:table-cell table:formula="of:=IF([main.$H123]=1;[main.$G123];&quot;&quot;)">
            <text:p/>
          </table:table-cell>
          <table:table-cell table:formula="of:=IF([main.$H123]=2;[main.$F123];&quot;&quot;)" office:value-type="float" office:value="10.25614" calcext:value-type="float">
            <text:p>10.25614</text:p>
          </table:table-cell>
          <table:table-cell table:formula="of:=IF([main.$H123]=2;[main.$G123];&quot;&quot;)" office:value-type="float" office:value="5.30823" calcext:value-type="float">
            <text:p>5.30823</text:p>
          </table:table-cell>
        </table:table-row>
        <table:table-row table:style-name="ro1">
          <table:table-cell table:formula="of:=IF([main.$C124]=0;[main.$A124];&quot;&quot;)">
            <text:p/>
          </table:table-cell>
          <table:table-cell table:formula="of:=IF([main.$C124]=0;[main.$B124];&quot;&quot;)">
            <text:p/>
          </table:table-cell>
          <table:table-cell table:formula="of:=IF([main.$C124]=1;[main.$A124];&quot;&quot;)">
            <text:p/>
          </table:table-cell>
          <table:table-cell table:formula="of:=IF([main.$C124]=1;[main.$B124];&quot;&quot;)">
            <text:p/>
          </table:table-cell>
          <table:table-cell table:formula="of:=IF([main.$C124]=2;[main.$A124];&quot;&quot;)" office:value-type="float" office:value="1.16231" calcext:value-type="float">
            <text:p>1.16231</text:p>
          </table:table-cell>
          <table:table-cell table:formula="of:=IF([main.$C124]=2;[main.$B124];&quot;&quot;)" office:value-type="float" office:value="12.33338" calcext:value-type="float">
            <text:p>12.33338</text:p>
          </table:table-cell>
          <table:table-cell table:number-columns-repeated="2"/>
          <table:table-cell table:formula="of:=IF([main.$H124]=0;[main.$F124];&quot;&quot;)" office:value-type="float" office:value="1.16231" calcext:value-type="float">
            <text:p>1.16231</text:p>
          </table:table-cell>
          <table:table-cell table:formula="of:=IF([main.$H124]=0;[main.$G124];&quot;&quot;)" office:value-type="float" office:value="12.33338" calcext:value-type="float">
            <text:p>12.33338</text:p>
          </table:table-cell>
          <table:table-cell table:formula="of:=IF([main.$H124]=1;[main.$F124];&quot;&quot;)">
            <text:p/>
          </table:table-cell>
          <table:table-cell table:formula="of:=IF([main.$H124]=1;[main.$G124];&quot;&quot;)">
            <text:p/>
          </table:table-cell>
          <table:table-cell table:formula="of:=IF([main.$H124]=2;[main.$F124];&quot;&quot;)">
            <text:p/>
          </table:table-cell>
          <table:table-cell table:formula="of:=IF([main.$H124]=2;[main.$G124];&quot;&quot;)">
            <text:p/>
          </table:table-cell>
        </table:table-row>
        <table:table-row table:style-name="ro1">
          <table:table-cell table:formula="of:=IF([main.$C125]=0;[main.$A125];&quot;&quot;)">
            <text:p/>
          </table:table-cell>
          <table:table-cell table:formula="of:=IF([main.$C125]=0;[main.$B125];&quot;&quot;)">
            <text:p/>
          </table:table-cell>
          <table:table-cell table:formula="of:=IF([main.$C125]=1;[main.$A125];&quot;&quot;)">
            <text:p/>
          </table:table-cell>
          <table:table-cell table:formula="of:=IF([main.$C125]=1;[main.$B125];&quot;&quot;)">
            <text:p/>
          </table:table-cell>
          <table:table-cell table:formula="of:=IF([main.$C125]=2;[main.$A125];&quot;&quot;)" office:value-type="float" office:value="-6.11328" calcext:value-type="float">
            <text:p>-6.11328</text:p>
          </table:table-cell>
          <table:table-cell table:formula="of:=IF([main.$C125]=2;[main.$B125];&quot;&quot;)" office:value-type="float" office:value="20.87534" calcext:value-type="float">
            <text:p>20.87534</text:p>
          </table:table-cell>
          <table:table-cell table:number-columns-repeated="2"/>
          <table:table-cell table:formula="of:=IF([main.$H125]=0;[main.$F125];&quot;&quot;)" office:value-type="float" office:value="-6.11328" calcext:value-type="float">
            <text:p>-6.11328</text:p>
          </table:table-cell>
          <table:table-cell table:formula="of:=IF([main.$H125]=0;[main.$G125];&quot;&quot;)" office:value-type="float" office:value="20.87534" calcext:value-type="float">
            <text:p>20.87534</text:p>
          </table:table-cell>
          <table:table-cell table:formula="of:=IF([main.$H125]=1;[main.$F125];&quot;&quot;)">
            <text:p/>
          </table:table-cell>
          <table:table-cell table:formula="of:=IF([main.$H125]=1;[main.$G125];&quot;&quot;)">
            <text:p/>
          </table:table-cell>
          <table:table-cell table:formula="of:=IF([main.$H125]=2;[main.$F125];&quot;&quot;)">
            <text:p/>
          </table:table-cell>
          <table:table-cell table:formula="of:=IF([main.$H125]=2;[main.$G125];&quot;&quot;)">
            <text:p/>
          </table:table-cell>
        </table:table-row>
        <table:table-row table:style-name="ro1">
          <table:table-cell table:formula="of:=IF([main.$C126]=0;[main.$A126];&quot;&quot;)" office:value-type="float" office:value="-1.94806" calcext:value-type="float">
            <text:p>-1.94806</text:p>
          </table:table-cell>
          <table:table-cell table:formula="of:=IF([main.$C126]=0;[main.$B126];&quot;&quot;)" office:value-type="float" office:value="-1.15766" calcext:value-type="float">
            <text:p>-1.15766</text:p>
          </table:table-cell>
          <table:table-cell table:formula="of:=IF([main.$C126]=1;[main.$A126];&quot;&quot;)">
            <text:p/>
          </table:table-cell>
          <table:table-cell table:formula="of:=IF([main.$C126]=1;[main.$B126];&quot;&quot;)">
            <text:p/>
          </table:table-cell>
          <table:table-cell table:formula="of:=IF([main.$C126]=2;[main.$A126];&quot;&quot;)">
            <text:p/>
          </table:table-cell>
          <table:table-cell table:formula="of:=IF([main.$C126]=2;[main.$B126];&quot;&quot;)">
            <text:p/>
          </table:table-cell>
          <table:table-cell table:number-columns-repeated="2"/>
          <table:table-cell table:formula="of:=IF([main.$H126]=0;[main.$F126];&quot;&quot;)">
            <text:p/>
          </table:table-cell>
          <table:table-cell table:formula="of:=IF([main.$H126]=0;[main.$G126];&quot;&quot;)">
            <text:p/>
          </table:table-cell>
          <table:table-cell table:formula="of:=IF([main.$H126]=1;[main.$F126];&quot;&quot;)" office:value-type="float" office:value="-1.94806" calcext:value-type="float">
            <text:p>-1.94806</text:p>
          </table:table-cell>
          <table:table-cell table:formula="of:=IF([main.$H126]=1;[main.$G126];&quot;&quot;)" office:value-type="float" office:value="-1.15766" calcext:value-type="float">
            <text:p>-1.15766</text:p>
          </table:table-cell>
          <table:table-cell table:formula="of:=IF([main.$H126]=2;[main.$F126];&quot;&quot;)">
            <text:p/>
          </table:table-cell>
          <table:table-cell table:formula="of:=IF([main.$H126]=2;[main.$G126];&quot;&quot;)">
            <text:p/>
          </table:table-cell>
        </table:table-row>
        <table:table-row table:style-name="ro1">
          <table:table-cell table:formula="of:=IF([main.$C127]=0;[main.$A127];&quot;&quot;)">
            <text:p/>
          </table:table-cell>
          <table:table-cell table:formula="of:=IF([main.$C127]=0;[main.$B127];&quot;&quot;)">
            <text:p/>
          </table:table-cell>
          <table:table-cell table:formula="of:=IF([main.$C127]=1;[main.$A127];&quot;&quot;)">
            <text:p/>
          </table:table-cell>
          <table:table-cell table:formula="of:=IF([main.$C127]=1;[main.$B127];&quot;&quot;)">
            <text:p/>
          </table:table-cell>
          <table:table-cell table:formula="of:=IF([main.$C127]=2;[main.$A127];&quot;&quot;)" office:value-type="float" office:value="-1.0058" calcext:value-type="float">
            <text:p>-1.0058</text:p>
          </table:table-cell>
          <table:table-cell table:formula="of:=IF([main.$C127]=2;[main.$B127];&quot;&quot;)" office:value-type="float" office:value="19.21952" calcext:value-type="float">
            <text:p>19.21952</text:p>
          </table:table-cell>
          <table:table-cell table:number-columns-repeated="2"/>
          <table:table-cell table:formula="of:=IF([main.$H127]=0;[main.$F127];&quot;&quot;)" office:value-type="float" office:value="-1.0058" calcext:value-type="float">
            <text:p>-1.0058</text:p>
          </table:table-cell>
          <table:table-cell table:formula="of:=IF([main.$H127]=0;[main.$G127];&quot;&quot;)" office:value-type="float" office:value="19.21952" calcext:value-type="float">
            <text:p>19.21952</text:p>
          </table:table-cell>
          <table:table-cell table:formula="of:=IF([main.$H127]=1;[main.$F127];&quot;&quot;)">
            <text:p/>
          </table:table-cell>
          <table:table-cell table:formula="of:=IF([main.$H127]=1;[main.$G127];&quot;&quot;)">
            <text:p/>
          </table:table-cell>
          <table:table-cell table:formula="of:=IF([main.$H127]=2;[main.$F127];&quot;&quot;)">
            <text:p/>
          </table:table-cell>
          <table:table-cell table:formula="of:=IF([main.$H127]=2;[main.$G127];&quot;&quot;)">
            <text:p/>
          </table:table-cell>
        </table:table-row>
        <table:table-row table:style-name="ro1">
          <table:table-cell table:formula="of:=IF([main.$C128]=0;[main.$A128];&quot;&quot;)" office:value-type="float" office:value="7.23787" calcext:value-type="float">
            <text:p>7.23787</text:p>
          </table:table-cell>
          <table:table-cell table:formula="of:=IF([main.$C128]=0;[main.$B128];&quot;&quot;)" office:value-type="float" office:value="-0.13175" calcext:value-type="float">
            <text:p>-0.13175</text:p>
          </table:table-cell>
          <table:table-cell table:formula="of:=IF([main.$C128]=1;[main.$A128];&quot;&quot;)">
            <text:p/>
          </table:table-cell>
          <table:table-cell table:formula="of:=IF([main.$C128]=1;[main.$B128];&quot;&quot;)">
            <text:p/>
          </table:table-cell>
          <table:table-cell table:formula="of:=IF([main.$C128]=2;[main.$A128];&quot;&quot;)">
            <text:p/>
          </table:table-cell>
          <table:table-cell table:formula="of:=IF([main.$C128]=2;[main.$B128];&quot;&quot;)">
            <text:p/>
          </table:table-cell>
          <table:table-cell table:number-columns-repeated="2"/>
          <table:table-cell table:formula="of:=IF([main.$H128]=0;[main.$F128];&quot;&quot;)">
            <text:p/>
          </table:table-cell>
          <table:table-cell table:formula="of:=IF([main.$H128]=0;[main.$G128];&quot;&quot;)">
            <text:p/>
          </table:table-cell>
          <table:table-cell table:formula="of:=IF([main.$H128]=1;[main.$F128];&quot;&quot;)" office:value-type="float" office:value="7.23787" calcext:value-type="float">
            <text:p>7.23787</text:p>
          </table:table-cell>
          <table:table-cell table:formula="of:=IF([main.$H128]=1;[main.$G128];&quot;&quot;)" office:value-type="float" office:value="-0.13175" calcext:value-type="float">
            <text:p>-0.13175</text:p>
          </table:table-cell>
          <table:table-cell table:formula="of:=IF([main.$H128]=2;[main.$F128];&quot;&quot;)">
            <text:p/>
          </table:table-cell>
          <table:table-cell table:formula="of:=IF([main.$H128]=2;[main.$G128];&quot;&quot;)">
            <text:p/>
          </table:table-cell>
        </table:table-row>
        <table:table-row table:style-name="ro1">
          <table:table-cell table:formula="of:=IF([main.$C129]=0;[main.$A129];&quot;&quot;)" office:value-type="float" office:value="1.11548" calcext:value-type="float">
            <text:p>1.11548</text:p>
          </table:table-cell>
          <table:table-cell table:formula="of:=IF([main.$C129]=0;[main.$B129];&quot;&quot;)" office:value-type="float" office:value="0.63727" calcext:value-type="float">
            <text:p>0.63727</text:p>
          </table:table-cell>
          <table:table-cell table:formula="of:=IF([main.$C129]=1;[main.$A129];&quot;&quot;)">
            <text:p/>
          </table:table-cell>
          <table:table-cell table:formula="of:=IF([main.$C129]=1;[main.$B129];&quot;&quot;)">
            <text:p/>
          </table:table-cell>
          <table:table-cell table:formula="of:=IF([main.$C129]=2;[main.$A129];&quot;&quot;)">
            <text:p/>
          </table:table-cell>
          <table:table-cell table:formula="of:=IF([main.$C129]=2;[main.$B129];&quot;&quot;)">
            <text:p/>
          </table:table-cell>
          <table:table-cell table:number-columns-repeated="2"/>
          <table:table-cell table:formula="of:=IF([main.$H129]=0;[main.$F129];&quot;&quot;)">
            <text:p/>
          </table:table-cell>
          <table:table-cell table:formula="of:=IF([main.$H129]=0;[main.$G129];&quot;&quot;)">
            <text:p/>
          </table:table-cell>
          <table:table-cell table:formula="of:=IF([main.$H129]=1;[main.$F129];&quot;&quot;)" office:value-type="float" office:value="1.11548" calcext:value-type="float">
            <text:p>1.11548</text:p>
          </table:table-cell>
          <table:table-cell table:formula="of:=IF([main.$H129]=1;[main.$G129];&quot;&quot;)" office:value-type="float" office:value="0.63727" calcext:value-type="float">
            <text:p>0.63727</text:p>
          </table:table-cell>
          <table:table-cell table:formula="of:=IF([main.$H129]=2;[main.$F129];&quot;&quot;)">
            <text:p/>
          </table:table-cell>
          <table:table-cell table:formula="of:=IF([main.$H129]=2;[main.$G129];&quot;&quot;)">
            <text:p/>
          </table:table-cell>
        </table:table-row>
        <table:table-row table:style-name="ro1">
          <table:table-cell table:formula="of:=IF([main.$C130]=0;[main.$A130];&quot;&quot;)">
            <text:p/>
          </table:table-cell>
          <table:table-cell table:formula="of:=IF([main.$C130]=0;[main.$B130];&quot;&quot;)">
            <text:p/>
          </table:table-cell>
          <table:table-cell table:formula="of:=IF([main.$C130]=1;[main.$A130];&quot;&quot;)">
            <text:p/>
          </table:table-cell>
          <table:table-cell table:formula="of:=IF([main.$C130]=1;[main.$B130];&quot;&quot;)">
            <text:p/>
          </table:table-cell>
          <table:table-cell table:formula="of:=IF([main.$C130]=2;[main.$A130];&quot;&quot;)" office:value-type="float" office:value="-2.74371" calcext:value-type="float">
            <text:p>-2.74371</text:p>
          </table:table-cell>
          <table:table-cell table:formula="of:=IF([main.$C130]=2;[main.$B130];&quot;&quot;)" office:value-type="float" office:value="13.83954" calcext:value-type="float">
            <text:p>13.83954</text:p>
          </table:table-cell>
          <table:table-cell table:number-columns-repeated="2"/>
          <table:table-cell table:formula="of:=IF([main.$H130]=0;[main.$F130];&quot;&quot;)" office:value-type="float" office:value="-2.74371" calcext:value-type="float">
            <text:p>-2.74371</text:p>
          </table:table-cell>
          <table:table-cell table:formula="of:=IF([main.$H130]=0;[main.$G130];&quot;&quot;)" office:value-type="float" office:value="13.83954" calcext:value-type="float">
            <text:p>13.83954</text:p>
          </table:table-cell>
          <table:table-cell table:formula="of:=IF([main.$H130]=1;[main.$F130];&quot;&quot;)">
            <text:p/>
          </table:table-cell>
          <table:table-cell table:formula="of:=IF([main.$H130]=1;[main.$G130];&quot;&quot;)">
            <text:p/>
          </table:table-cell>
          <table:table-cell table:formula="of:=IF([main.$H130]=2;[main.$F130];&quot;&quot;)">
            <text:p/>
          </table:table-cell>
          <table:table-cell table:formula="of:=IF([main.$H130]=2;[main.$G130];&quot;&quot;)">
            <text:p/>
          </table:table-cell>
        </table:table-row>
        <table:table-row table:style-name="ro1">
          <table:table-cell table:formula="of:=IF([main.$C131]=0;[main.$A131];&quot;&quot;)">
            <text:p/>
          </table:table-cell>
          <table:table-cell table:formula="of:=IF([main.$C131]=0;[main.$B131];&quot;&quot;)">
            <text:p/>
          </table:table-cell>
          <table:table-cell table:formula="of:=IF([main.$C131]=1;[main.$A131];&quot;&quot;)">
            <text:p/>
          </table:table-cell>
          <table:table-cell table:formula="of:=IF([main.$C131]=1;[main.$B131];&quot;&quot;)">
            <text:p/>
          </table:table-cell>
          <table:table-cell table:formula="of:=IF([main.$C131]=2;[main.$A131];&quot;&quot;)" office:value-type="float" office:value="3.13939" calcext:value-type="float">
            <text:p>3.13939</text:p>
          </table:table-cell>
          <table:table-cell table:formula="of:=IF([main.$C131]=2;[main.$B131];&quot;&quot;)" office:value-type="float" office:value="20.59655" calcext:value-type="float">
            <text:p>20.59655</text:p>
          </table:table-cell>
          <table:table-cell table:number-columns-repeated="2"/>
          <table:table-cell table:formula="of:=IF([main.$H131]=0;[main.$F131];&quot;&quot;)" office:value-type="float" office:value="3.13939" calcext:value-type="float">
            <text:p>3.13939</text:p>
          </table:table-cell>
          <table:table-cell table:formula="of:=IF([main.$H131]=0;[main.$G131];&quot;&quot;)" office:value-type="float" office:value="20.59655" calcext:value-type="float">
            <text:p>20.59655</text:p>
          </table:table-cell>
          <table:table-cell table:formula="of:=IF([main.$H131]=1;[main.$F131];&quot;&quot;)">
            <text:p/>
          </table:table-cell>
          <table:table-cell table:formula="of:=IF([main.$H131]=1;[main.$G131];&quot;&quot;)">
            <text:p/>
          </table:table-cell>
          <table:table-cell table:formula="of:=IF([main.$H131]=2;[main.$F131];&quot;&quot;)">
            <text:p/>
          </table:table-cell>
          <table:table-cell table:formula="of:=IF([main.$H131]=2;[main.$G131];&quot;&quot;)">
            <text:p/>
          </table:table-cell>
        </table:table-row>
        <table:table-row table:style-name="ro1">
          <table:table-cell table:formula="of:=IF([main.$C132]=0;[main.$A132];&quot;&quot;)" office:value-type="float" office:value="3.86522" calcext:value-type="float">
            <text:p>3.86522</text:p>
          </table:table-cell>
          <table:table-cell table:formula="of:=IF([main.$C132]=0;[main.$B132];&quot;&quot;)" office:value-type="float" office:value="0.19249" calcext:value-type="float">
            <text:p>0.19249</text:p>
          </table:table-cell>
          <table:table-cell table:formula="of:=IF([main.$C132]=1;[main.$A132];&quot;&quot;)">
            <text:p/>
          </table:table-cell>
          <table:table-cell table:formula="of:=IF([main.$C132]=1;[main.$B132];&quot;&quot;)">
            <text:p/>
          </table:table-cell>
          <table:table-cell table:formula="of:=IF([main.$C132]=2;[main.$A132];&quot;&quot;)">
            <text:p/>
          </table:table-cell>
          <table:table-cell table:formula="of:=IF([main.$C132]=2;[main.$B132];&quot;&quot;)">
            <text:p/>
          </table:table-cell>
          <table:table-cell table:number-columns-repeated="2"/>
          <table:table-cell table:formula="of:=IF([main.$H132]=0;[main.$F132];&quot;&quot;)">
            <text:p/>
          </table:table-cell>
          <table:table-cell table:formula="of:=IF([main.$H132]=0;[main.$G132];&quot;&quot;)">
            <text:p/>
          </table:table-cell>
          <table:table-cell table:formula="of:=IF([main.$H132]=1;[main.$F132];&quot;&quot;)" office:value-type="float" office:value="3.86522" calcext:value-type="float">
            <text:p>3.86522</text:p>
          </table:table-cell>
          <table:table-cell table:formula="of:=IF([main.$H132]=1;[main.$G132];&quot;&quot;)" office:value-type="float" office:value="0.19249" calcext:value-type="float">
            <text:p>0.19249</text:p>
          </table:table-cell>
          <table:table-cell table:formula="of:=IF([main.$H132]=2;[main.$F132];&quot;&quot;)">
            <text:p/>
          </table:table-cell>
          <table:table-cell table:formula="of:=IF([main.$H132]=2;[main.$G132];&quot;&quot;)">
            <text:p/>
          </table:table-cell>
        </table:table-row>
        <table:table-row table:style-name="ro1">
          <table:table-cell table:formula="of:=IF([main.$C133]=0;[main.$A133];&quot;&quot;)">
            <text:p/>
          </table:table-cell>
          <table:table-cell table:formula="of:=IF([main.$C133]=0;[main.$B133];&quot;&quot;)">
            <text:p/>
          </table:table-cell>
          <table:table-cell table:formula="of:=IF([main.$C133]=1;[main.$A133];&quot;&quot;)">
            <text:p/>
          </table:table-cell>
          <table:table-cell table:formula="of:=IF([main.$C133]=1;[main.$B133];&quot;&quot;)">
            <text:p/>
          </table:table-cell>
          <table:table-cell table:formula="of:=IF([main.$C133]=2;[main.$A133];&quot;&quot;)" office:value-type="float" office:value="2.99074" calcext:value-type="float">
            <text:p>2.99074</text:p>
          </table:table-cell>
          <table:table-cell table:formula="of:=IF([main.$C133]=2;[main.$B133];&quot;&quot;)" office:value-type="float" office:value="19.07415" calcext:value-type="float">
            <text:p>19.07415</text:p>
          </table:table-cell>
          <table:table-cell table:number-columns-repeated="2"/>
          <table:table-cell table:formula="of:=IF([main.$H133]=0;[main.$F133];&quot;&quot;)" office:value-type="float" office:value="2.99074" calcext:value-type="float">
            <text:p>2.99074</text:p>
          </table:table-cell>
          <table:table-cell table:formula="of:=IF([main.$H133]=0;[main.$G133];&quot;&quot;)" office:value-type="float" office:value="19.07415" calcext:value-type="float">
            <text:p>19.07415</text:p>
          </table:table-cell>
          <table:table-cell table:formula="of:=IF([main.$H133]=1;[main.$F133];&quot;&quot;)">
            <text:p/>
          </table:table-cell>
          <table:table-cell table:formula="of:=IF([main.$H133]=1;[main.$G133];&quot;&quot;)">
            <text:p/>
          </table:table-cell>
          <table:table-cell table:formula="of:=IF([main.$H133]=2;[main.$F133];&quot;&quot;)">
            <text:p/>
          </table:table-cell>
          <table:table-cell table:formula="of:=IF([main.$H133]=2;[main.$G133];&quot;&quot;)">
            <text:p/>
          </table:table-cell>
        </table:table-row>
        <table:table-row table:style-name="ro1">
          <table:table-cell table:formula="of:=IF([main.$C134]=0;[main.$A134];&quot;&quot;)">
            <text:p/>
          </table:table-cell>
          <table:table-cell table:formula="of:=IF([main.$C134]=0;[main.$B134];&quot;&quot;)">
            <text:p/>
          </table:table-cell>
          <table:table-cell table:formula="of:=IF([main.$C134]=1;[main.$A134];&quot;&quot;)">
            <text:p/>
          </table:table-cell>
          <table:table-cell table:formula="of:=IF([main.$C134]=1;[main.$B134];&quot;&quot;)">
            <text:p/>
          </table:table-cell>
          <table:table-cell table:formula="of:=IF([main.$C134]=2;[main.$A134];&quot;&quot;)" office:value-type="float" office:value="-1.12575" calcext:value-type="float">
            <text:p>-1.12575</text:p>
          </table:table-cell>
          <table:table-cell table:formula="of:=IF([main.$C134]=2;[main.$B134];&quot;&quot;)" office:value-type="float" office:value="20.47682" calcext:value-type="float">
            <text:p>20.47682</text:p>
          </table:table-cell>
          <table:table-cell table:number-columns-repeated="2"/>
          <table:table-cell table:formula="of:=IF([main.$H134]=0;[main.$F134];&quot;&quot;)" office:value-type="float" office:value="-1.12575" calcext:value-type="float">
            <text:p>-1.12575</text:p>
          </table:table-cell>
          <table:table-cell table:formula="of:=IF([main.$H134]=0;[main.$G134];&quot;&quot;)" office:value-type="float" office:value="20.47682" calcext:value-type="float">
            <text:p>20.47682</text:p>
          </table:table-cell>
          <table:table-cell table:formula="of:=IF([main.$H134]=1;[main.$F134];&quot;&quot;)">
            <text:p/>
          </table:table-cell>
          <table:table-cell table:formula="of:=IF([main.$H134]=1;[main.$G134];&quot;&quot;)">
            <text:p/>
          </table:table-cell>
          <table:table-cell table:formula="of:=IF([main.$H134]=2;[main.$F134];&quot;&quot;)">
            <text:p/>
          </table:table-cell>
          <table:table-cell table:formula="of:=IF([main.$H134]=2;[main.$G134];&quot;&quot;)">
            <text:p/>
          </table:table-cell>
        </table:table-row>
        <table:table-row table:style-name="ro1">
          <table:table-cell table:formula="of:=IF([main.$C135]=0;[main.$A135];&quot;&quot;)">
            <text:p/>
          </table:table-cell>
          <table:table-cell table:formula="of:=IF([main.$C135]=0;[main.$B135];&quot;&quot;)">
            <text:p/>
          </table:table-cell>
          <table:table-cell table:formula="of:=IF([main.$C135]=1;[main.$A135];&quot;&quot;)" office:value-type="float" office:value="12.23399" calcext:value-type="float">
            <text:p>12.23399</text:p>
          </table:table-cell>
          <table:table-cell table:formula="of:=IF([main.$C135]=1;[main.$B135];&quot;&quot;)" office:value-type="float" office:value="-0.89477" calcext:value-type="float">
            <text:p>-0.89477</text:p>
          </table:table-cell>
          <table:table-cell table:formula="of:=IF([main.$C135]=2;[main.$A135];&quot;&quot;)">
            <text:p/>
          </table:table-cell>
          <table:table-cell table:formula="of:=IF([main.$C135]=2;[main.$B135];&quot;&quot;)">
            <text:p/>
          </table:table-cell>
          <table:table-cell table:number-columns-repeated="2"/>
          <table:table-cell table:formula="of:=IF([main.$H135]=0;[main.$F135];&quot;&quot;)">
            <text:p/>
          </table:table-cell>
          <table:table-cell table:formula="of:=IF([main.$H135]=0;[main.$G135];&quot;&quot;)">
            <text:p/>
          </table:table-cell>
          <table:table-cell table:formula="of:=IF([main.$H135]=1;[main.$F135];&quot;&quot;)">
            <text:p/>
          </table:table-cell>
          <table:table-cell table:formula="of:=IF([main.$H135]=1;[main.$G135];&quot;&quot;)">
            <text:p/>
          </table:table-cell>
          <table:table-cell table:formula="of:=IF([main.$H135]=2;[main.$F135];&quot;&quot;)" office:value-type="float" office:value="12.23399" calcext:value-type="float">
            <text:p>12.23399</text:p>
          </table:table-cell>
          <table:table-cell table:formula="of:=IF([main.$H135]=2;[main.$G135];&quot;&quot;)" office:value-type="float" office:value="-0.89477" calcext:value-type="float">
            <text:p>-0.89477</text:p>
          </table:table-cell>
        </table:table-row>
        <table:table-row table:style-name="ro1">
          <table:table-cell table:formula="of:=IF([main.$C136]=0;[main.$A136];&quot;&quot;)">
            <text:p/>
          </table:table-cell>
          <table:table-cell table:formula="of:=IF([main.$C136]=0;[main.$B136];&quot;&quot;)">
            <text:p/>
          </table:table-cell>
          <table:table-cell table:formula="of:=IF([main.$C136]=1;[main.$A136];&quot;&quot;)" office:value-type="float" office:value="15.94575" calcext:value-type="float">
            <text:p>15.94575</text:p>
          </table:table-cell>
          <table:table-cell table:formula="of:=IF([main.$C136]=1;[main.$B136];&quot;&quot;)" office:value-type="float" office:value="2.96907" calcext:value-type="float">
            <text:p>2.96907</text:p>
          </table:table-cell>
          <table:table-cell table:formula="of:=IF([main.$C136]=2;[main.$A136];&quot;&quot;)">
            <text:p/>
          </table:table-cell>
          <table:table-cell table:formula="of:=IF([main.$C136]=2;[main.$B136];&quot;&quot;)">
            <text:p/>
          </table:table-cell>
          <table:table-cell table:number-columns-repeated="2"/>
          <table:table-cell table:formula="of:=IF([main.$H136]=0;[main.$F136];&quot;&quot;)">
            <text:p/>
          </table:table-cell>
          <table:table-cell table:formula="of:=IF([main.$H136]=0;[main.$G136];&quot;&quot;)">
            <text:p/>
          </table:table-cell>
          <table:table-cell table:formula="of:=IF([main.$H136]=1;[main.$F136];&quot;&quot;)">
            <text:p/>
          </table:table-cell>
          <table:table-cell table:formula="of:=IF([main.$H136]=1;[main.$G136];&quot;&quot;)">
            <text:p/>
          </table:table-cell>
          <table:table-cell table:formula="of:=IF([main.$H136]=2;[main.$F136];&quot;&quot;)" office:value-type="float" office:value="15.94575" calcext:value-type="float">
            <text:p>15.94575</text:p>
          </table:table-cell>
          <table:table-cell table:formula="of:=IF([main.$H136]=2;[main.$G136];&quot;&quot;)" office:value-type="float" office:value="2.96907" calcext:value-type="float">
            <text:p>2.96907</text:p>
          </table:table-cell>
        </table:table-row>
        <table:table-row table:style-name="ro1">
          <table:table-cell table:formula="of:=IF([main.$C137]=0;[main.$A137];&quot;&quot;)">
            <text:p/>
          </table:table-cell>
          <table:table-cell table:formula="of:=IF([main.$C137]=0;[main.$B137];&quot;&quot;)">
            <text:p/>
          </table:table-cell>
          <table:table-cell table:formula="of:=IF([main.$C137]=1;[main.$A137];&quot;&quot;)" office:value-type="float" office:value="7.68782" calcext:value-type="float">
            <text:p>7.68782</text:p>
          </table:table-cell>
          <table:table-cell table:formula="of:=IF([main.$C137]=1;[main.$B137];&quot;&quot;)" office:value-type="float" office:value="9.51843" calcext:value-type="float">
            <text:p>9.51843</text:p>
          </table:table-cell>
          <table:table-cell table:formula="of:=IF([main.$C137]=2;[main.$A137];&quot;&quot;)">
            <text:p/>
          </table:table-cell>
          <table:table-cell table:formula="of:=IF([main.$C137]=2;[main.$B137];&quot;&quot;)">
            <text:p/>
          </table:table-cell>
          <table:table-cell table:number-columns-repeated="2"/>
          <table:table-cell table:formula="of:=IF([main.$H137]=0;[main.$F137];&quot;&quot;)">
            <text:p/>
          </table:table-cell>
          <table:table-cell table:formula="of:=IF([main.$H137]=0;[main.$G137];&quot;&quot;)">
            <text:p/>
          </table:table-cell>
          <table:table-cell table:formula="of:=IF([main.$H137]=1;[main.$F137];&quot;&quot;)">
            <text:p/>
          </table:table-cell>
          <table:table-cell table:formula="of:=IF([main.$H137]=1;[main.$G137];&quot;&quot;)">
            <text:p/>
          </table:table-cell>
          <table:table-cell table:formula="of:=IF([main.$H137]=2;[main.$F137];&quot;&quot;)" office:value-type="float" office:value="7.68782" calcext:value-type="float">
            <text:p>7.68782</text:p>
          </table:table-cell>
          <table:table-cell table:formula="of:=IF([main.$H137]=2;[main.$G137];&quot;&quot;)" office:value-type="float" office:value="9.51843" calcext:value-type="float">
            <text:p>9.51843</text:p>
          </table:table-cell>
        </table:table-row>
        <table:table-row table:style-name="ro1">
          <table:table-cell table:formula="of:=IF([main.$C138]=0;[main.$A138];&quot;&quot;)">
            <text:p/>
          </table:table-cell>
          <table:table-cell table:formula="of:=IF([main.$C138]=0;[main.$B138];&quot;&quot;)">
            <text:p/>
          </table:table-cell>
          <table:table-cell table:formula="of:=IF([main.$C138]=1;[main.$A138];&quot;&quot;)" office:value-type="float" office:value="16.28076" calcext:value-type="float">
            <text:p>16.28076</text:p>
          </table:table-cell>
          <table:table-cell table:formula="of:=IF([main.$C138]=1;[main.$B138];&quot;&quot;)" office:value-type="float" office:value="9.25631" calcext:value-type="float">
            <text:p>9.25631</text:p>
          </table:table-cell>
          <table:table-cell table:formula="of:=IF([main.$C138]=2;[main.$A138];&quot;&quot;)">
            <text:p/>
          </table:table-cell>
          <table:table-cell table:formula="of:=IF([main.$C138]=2;[main.$B138];&quot;&quot;)">
            <text:p/>
          </table:table-cell>
          <table:table-cell table:number-columns-repeated="2"/>
          <table:table-cell table:formula="of:=IF([main.$H138]=0;[main.$F138];&quot;&quot;)">
            <text:p/>
          </table:table-cell>
          <table:table-cell table:formula="of:=IF([main.$H138]=0;[main.$G138];&quot;&quot;)">
            <text:p/>
          </table:table-cell>
          <table:table-cell table:formula="of:=IF([main.$H138]=1;[main.$F138];&quot;&quot;)">
            <text:p/>
          </table:table-cell>
          <table:table-cell table:formula="of:=IF([main.$H138]=1;[main.$G138];&quot;&quot;)">
            <text:p/>
          </table:table-cell>
          <table:table-cell table:formula="of:=IF([main.$H138]=2;[main.$F138];&quot;&quot;)" office:value-type="float" office:value="16.28076" calcext:value-type="float">
            <text:p>16.28076</text:p>
          </table:table-cell>
          <table:table-cell table:formula="of:=IF([main.$H138]=2;[main.$G138];&quot;&quot;)" office:value-type="float" office:value="9.25631" calcext:value-type="float">
            <text:p>9.25631</text:p>
          </table:table-cell>
        </table:table-row>
        <table:table-row table:style-name="ro1">
          <table:table-cell table:formula="of:=IF([main.$C139]=0;[main.$A139];&quot;&quot;)">
            <text:p/>
          </table:table-cell>
          <table:table-cell table:formula="of:=IF([main.$C139]=0;[main.$B139];&quot;&quot;)">
            <text:p/>
          </table:table-cell>
          <table:table-cell table:formula="of:=IF([main.$C139]=1;[main.$A139];&quot;&quot;)">
            <text:p/>
          </table:table-cell>
          <table:table-cell table:formula="of:=IF([main.$C139]=1;[main.$B139];&quot;&quot;)">
            <text:p/>
          </table:table-cell>
          <table:table-cell table:formula="of:=IF([main.$C139]=2;[main.$A139];&quot;&quot;)" office:value-type="float" office:value="-1.71275" calcext:value-type="float">
            <text:p>-1.71275</text:p>
          </table:table-cell>
          <table:table-cell table:formula="of:=IF([main.$C139]=2;[main.$B139];&quot;&quot;)" office:value-type="float" office:value="7.04752" calcext:value-type="float">
            <text:p>7.04752</text:p>
          </table:table-cell>
          <table:table-cell table:number-columns-repeated="2"/>
          <table:table-cell table:formula="of:=IF([main.$H139]=0;[main.$F139];&quot;&quot;)" office:value-type="float" office:value="-1.71275" calcext:value-type="float">
            <text:p>-1.71275</text:p>
          </table:table-cell>
          <table:table-cell table:formula="of:=IF([main.$H139]=0;[main.$G139];&quot;&quot;)" office:value-type="float" office:value="7.04752" calcext:value-type="float">
            <text:p>7.04752</text:p>
          </table:table-cell>
          <table:table-cell table:formula="of:=IF([main.$H139]=1;[main.$F139];&quot;&quot;)">
            <text:p/>
          </table:table-cell>
          <table:table-cell table:formula="of:=IF([main.$H139]=1;[main.$G139];&quot;&quot;)">
            <text:p/>
          </table:table-cell>
          <table:table-cell table:formula="of:=IF([main.$H139]=2;[main.$F139];&quot;&quot;)">
            <text:p/>
          </table:table-cell>
          <table:table-cell table:formula="of:=IF([main.$H139]=2;[main.$G139];&quot;&quot;)">
            <text:p/>
          </table:table-cell>
        </table:table-row>
        <table:table-row table:style-name="ro1">
          <table:table-cell table:formula="of:=IF([main.$C140]=0;[main.$A140];&quot;&quot;)">
            <text:p/>
          </table:table-cell>
          <table:table-cell table:formula="of:=IF([main.$C140]=0;[main.$B140];&quot;&quot;)">
            <text:p/>
          </table:table-cell>
          <table:table-cell table:formula="of:=IF([main.$C140]=1;[main.$A140];&quot;&quot;)">
            <text:p/>
          </table:table-cell>
          <table:table-cell table:formula="of:=IF([main.$C140]=1;[main.$B140];&quot;&quot;)">
            <text:p/>
          </table:table-cell>
          <table:table-cell table:formula="of:=IF([main.$C140]=2;[main.$A140];&quot;&quot;)" office:value-type="float" office:value="-3.7078" calcext:value-type="float">
            <text:p>-3.7078</text:p>
          </table:table-cell>
          <table:table-cell table:formula="of:=IF([main.$C140]=2;[main.$B140];&quot;&quot;)" office:value-type="float" office:value="18.34086" calcext:value-type="float">
            <text:p>18.34086</text:p>
          </table:table-cell>
          <table:table-cell table:number-columns-repeated="2"/>
          <table:table-cell table:formula="of:=IF([main.$H140]=0;[main.$F140];&quot;&quot;)" office:value-type="float" office:value="-3.7078" calcext:value-type="float">
            <text:p>-3.7078</text:p>
          </table:table-cell>
          <table:table-cell table:formula="of:=IF([main.$H140]=0;[main.$G140];&quot;&quot;)" office:value-type="float" office:value="18.34086" calcext:value-type="float">
            <text:p>18.34086</text:p>
          </table:table-cell>
          <table:table-cell table:formula="of:=IF([main.$H140]=1;[main.$F140];&quot;&quot;)">
            <text:p/>
          </table:table-cell>
          <table:table-cell table:formula="of:=IF([main.$H140]=1;[main.$G140];&quot;&quot;)">
            <text:p/>
          </table:table-cell>
          <table:table-cell table:formula="of:=IF([main.$H140]=2;[main.$F140];&quot;&quot;)">
            <text:p/>
          </table:table-cell>
          <table:table-cell table:formula="of:=IF([main.$H140]=2;[main.$G140];&quot;&quot;)">
            <text:p/>
          </table:table-cell>
        </table:table-row>
        <table:table-row table:style-name="ro1">
          <table:table-cell table:formula="of:=IF([main.$C141]=0;[main.$A141];&quot;&quot;)" office:value-type="float" office:value="-4.16062" calcext:value-type="float">
            <text:p>-4.16062</text:p>
          </table:table-cell>
          <table:table-cell table:formula="of:=IF([main.$C141]=0;[main.$B141];&quot;&quot;)" office:value-type="float" office:value="0.67328" calcext:value-type="float">
            <text:p>0.67328</text:p>
          </table:table-cell>
          <table:table-cell table:formula="of:=IF([main.$C141]=1;[main.$A141];&quot;&quot;)">
            <text:p/>
          </table:table-cell>
          <table:table-cell table:formula="of:=IF([main.$C141]=1;[main.$B141];&quot;&quot;)">
            <text:p/>
          </table:table-cell>
          <table:table-cell table:formula="of:=IF([main.$C141]=2;[main.$A141];&quot;&quot;)">
            <text:p/>
          </table:table-cell>
          <table:table-cell table:formula="of:=IF([main.$C141]=2;[main.$B141];&quot;&quot;)">
            <text:p/>
          </table:table-cell>
          <table:table-cell table:number-columns-repeated="2"/>
          <table:table-cell table:formula="of:=IF([main.$H141]=0;[main.$F141];&quot;&quot;)">
            <text:p/>
          </table:table-cell>
          <table:table-cell table:formula="of:=IF([main.$H141]=0;[main.$G141];&quot;&quot;)">
            <text:p/>
          </table:table-cell>
          <table:table-cell table:formula="of:=IF([main.$H141]=1;[main.$F141];&quot;&quot;)" office:value-type="float" office:value="-4.16062" calcext:value-type="float">
            <text:p>-4.16062</text:p>
          </table:table-cell>
          <table:table-cell table:formula="of:=IF([main.$H141]=1;[main.$G141];&quot;&quot;)" office:value-type="float" office:value="0.67328" calcext:value-type="float">
            <text:p>0.67328</text:p>
          </table:table-cell>
          <table:table-cell table:formula="of:=IF([main.$H141]=2;[main.$F141];&quot;&quot;)">
            <text:p/>
          </table:table-cell>
          <table:table-cell table:formula="of:=IF([main.$H141]=2;[main.$G141];&quot;&quot;)">
            <text:p/>
          </table:table-cell>
        </table:table-row>
        <table:table-row table:style-name="ro1">
          <table:table-cell table:formula="of:=IF([main.$C142]=0;[main.$A142];&quot;&quot;)">
            <text:p/>
          </table:table-cell>
          <table:table-cell table:formula="of:=IF([main.$C142]=0;[main.$B142];&quot;&quot;)">
            <text:p/>
          </table:table-cell>
          <table:table-cell table:formula="of:=IF([main.$C142]=1;[main.$A142];&quot;&quot;)">
            <text:p/>
          </table:table-cell>
          <table:table-cell table:formula="of:=IF([main.$C142]=1;[main.$B142];&quot;&quot;)">
            <text:p/>
          </table:table-cell>
          <table:table-cell table:formula="of:=IF([main.$C142]=2;[main.$A142];&quot;&quot;)" office:value-type="float" office:value="-3.90384" calcext:value-type="float">
            <text:p>-3.90384</text:p>
          </table:table-cell>
          <table:table-cell table:formula="of:=IF([main.$C142]=2;[main.$B142];&quot;&quot;)" office:value-type="float" office:value="10.94708" calcext:value-type="float">
            <text:p>10.94708</text:p>
          </table:table-cell>
          <table:table-cell table:number-columns-repeated="2"/>
          <table:table-cell table:formula="of:=IF([main.$H142]=0;[main.$F142];&quot;&quot;)" office:value-type="float" office:value="-3.90384" calcext:value-type="float">
            <text:p>-3.90384</text:p>
          </table:table-cell>
          <table:table-cell table:formula="of:=IF([main.$H142]=0;[main.$G142];&quot;&quot;)" office:value-type="float" office:value="10.94708" calcext:value-type="float">
            <text:p>10.94708</text:p>
          </table:table-cell>
          <table:table-cell table:formula="of:=IF([main.$H142]=1;[main.$F142];&quot;&quot;)">
            <text:p/>
          </table:table-cell>
          <table:table-cell table:formula="of:=IF([main.$H142]=1;[main.$G142];&quot;&quot;)">
            <text:p/>
          </table:table-cell>
          <table:table-cell table:formula="of:=IF([main.$H142]=2;[main.$F142];&quot;&quot;)">
            <text:p/>
          </table:table-cell>
          <table:table-cell table:formula="of:=IF([main.$H142]=2;[main.$G142];&quot;&quot;)">
            <text:p/>
          </table:table-cell>
        </table:table-row>
        <table:table-row table:style-name="ro1">
          <table:table-cell table:formula="of:=IF([main.$C143]=0;[main.$A143];&quot;&quot;)">
            <text:p/>
          </table:table-cell>
          <table:table-cell table:formula="of:=IF([main.$C143]=0;[main.$B143];&quot;&quot;)">
            <text:p/>
          </table:table-cell>
          <table:table-cell table:formula="of:=IF([main.$C143]=1;[main.$A143];&quot;&quot;)">
            <text:p/>
          </table:table-cell>
          <table:table-cell table:formula="of:=IF([main.$C143]=1;[main.$B143];&quot;&quot;)">
            <text:p/>
          </table:table-cell>
          <table:table-cell table:formula="of:=IF([main.$C143]=2;[main.$A143];&quot;&quot;)" office:value-type="float" office:value="-0.66034" calcext:value-type="float">
            <text:p>-0.66034</text:p>
          </table:table-cell>
          <table:table-cell table:formula="of:=IF([main.$C143]=2;[main.$B143];&quot;&quot;)" office:value-type="float" office:value="13.69002" calcext:value-type="float">
            <text:p>13.69002</text:p>
          </table:table-cell>
          <table:table-cell table:number-columns-repeated="2"/>
          <table:table-cell table:formula="of:=IF([main.$H143]=0;[main.$F143];&quot;&quot;)" office:value-type="float" office:value="-0.66034" calcext:value-type="float">
            <text:p>-0.66034</text:p>
          </table:table-cell>
          <table:table-cell table:formula="of:=IF([main.$H143]=0;[main.$G143];&quot;&quot;)" office:value-type="float" office:value="13.69002" calcext:value-type="float">
            <text:p>13.69002</text:p>
          </table:table-cell>
          <table:table-cell table:formula="of:=IF([main.$H143]=1;[main.$F143];&quot;&quot;)">
            <text:p/>
          </table:table-cell>
          <table:table-cell table:formula="of:=IF([main.$H143]=1;[main.$G143];&quot;&quot;)">
            <text:p/>
          </table:table-cell>
          <table:table-cell table:formula="of:=IF([main.$H143]=2;[main.$F143];&quot;&quot;)">
            <text:p/>
          </table:table-cell>
          <table:table-cell table:formula="of:=IF([main.$H143]=2;[main.$G143];&quot;&quot;)">
            <text:p/>
          </table:table-cell>
        </table:table-row>
        <table:table-row table:style-name="ro1">
          <table:table-cell table:formula="of:=IF([main.$C144]=0;[main.$A144];&quot;&quot;)" office:value-type="float" office:value="-5.37645" calcext:value-type="float">
            <text:p>-5.37645</text:p>
          </table:table-cell>
          <table:table-cell table:formula="of:=IF([main.$C144]=0;[main.$B144];&quot;&quot;)" office:value-type="float" office:value="-0.3711" calcext:value-type="float">
            <text:p>-0.3711</text:p>
          </table:table-cell>
          <table:table-cell table:formula="of:=IF([main.$C144]=1;[main.$A144];&quot;&quot;)">
            <text:p/>
          </table:table-cell>
          <table:table-cell table:formula="of:=IF([main.$C144]=1;[main.$B144];&quot;&quot;)">
            <text:p/>
          </table:table-cell>
          <table:table-cell table:formula="of:=IF([main.$C144]=2;[main.$A144];&quot;&quot;)">
            <text:p/>
          </table:table-cell>
          <table:table-cell table:formula="of:=IF([main.$C144]=2;[main.$B144];&quot;&quot;)">
            <text:p/>
          </table:table-cell>
          <table:table-cell table:number-columns-repeated="2"/>
          <table:table-cell table:formula="of:=IF([main.$H144]=0;[main.$F144];&quot;&quot;)">
            <text:p/>
          </table:table-cell>
          <table:table-cell table:formula="of:=IF([main.$H144]=0;[main.$G144];&quot;&quot;)">
            <text:p/>
          </table:table-cell>
          <table:table-cell table:formula="of:=IF([main.$H144]=1;[main.$F144];&quot;&quot;)" office:value-type="float" office:value="-5.37645" calcext:value-type="float">
            <text:p>-5.37645</text:p>
          </table:table-cell>
          <table:table-cell table:formula="of:=IF([main.$H144]=1;[main.$G144];&quot;&quot;)" office:value-type="float" office:value="-0.3711" calcext:value-type="float">
            <text:p>-0.3711</text:p>
          </table:table-cell>
          <table:table-cell table:formula="of:=IF([main.$H144]=2;[main.$F144];&quot;&quot;)">
            <text:p/>
          </table:table-cell>
          <table:table-cell table:formula="of:=IF([main.$H144]=2;[main.$G144];&quot;&quot;)">
            <text:p/>
          </table:table-cell>
        </table:table-row>
        <table:table-row table:style-name="ro1">
          <table:table-cell table:formula="of:=IF([main.$C145]=0;[main.$A145];&quot;&quot;)" office:value-type="float" office:value="1.66223" calcext:value-type="float">
            <text:p>1.66223</text:p>
          </table:table-cell>
          <table:table-cell table:formula="of:=IF([main.$C145]=0;[main.$B145];&quot;&quot;)" office:value-type="float" office:value="1.18775" calcext:value-type="float">
            <text:p>1.18775</text:p>
          </table:table-cell>
          <table:table-cell table:formula="of:=IF([main.$C145]=1;[main.$A145];&quot;&quot;)">
            <text:p/>
          </table:table-cell>
          <table:table-cell table:formula="of:=IF([main.$C145]=1;[main.$B145];&quot;&quot;)">
            <text:p/>
          </table:table-cell>
          <table:table-cell table:formula="of:=IF([main.$C145]=2;[main.$A145];&quot;&quot;)">
            <text:p/>
          </table:table-cell>
          <table:table-cell table:formula="of:=IF([main.$C145]=2;[main.$B145];&quot;&quot;)">
            <text:p/>
          </table:table-cell>
          <table:table-cell table:number-columns-repeated="2"/>
          <table:table-cell table:formula="of:=IF([main.$H145]=0;[main.$F145];&quot;&quot;)">
            <text:p/>
          </table:table-cell>
          <table:table-cell table:formula="of:=IF([main.$H145]=0;[main.$G145];&quot;&quot;)">
            <text:p/>
          </table:table-cell>
          <table:table-cell table:formula="of:=IF([main.$H145]=1;[main.$F145];&quot;&quot;)" office:value-type="float" office:value="1.66223" calcext:value-type="float">
            <text:p>1.66223</text:p>
          </table:table-cell>
          <table:table-cell table:formula="of:=IF([main.$H145]=1;[main.$G145];&quot;&quot;)" office:value-type="float" office:value="1.18775" calcext:value-type="float">
            <text:p>1.18775</text:p>
          </table:table-cell>
          <table:table-cell table:formula="of:=IF([main.$H145]=2;[main.$F145];&quot;&quot;)">
            <text:p/>
          </table:table-cell>
          <table:table-cell table:formula="of:=IF([main.$H145]=2;[main.$G145];&quot;&quot;)">
            <text:p/>
          </table:table-cell>
        </table:table-row>
        <table:table-row table:style-name="ro1">
          <table:table-cell table:formula="of:=IF([main.$C146]=0;[main.$A146];&quot;&quot;)">
            <text:p/>
          </table:table-cell>
          <table:table-cell table:formula="of:=IF([main.$C146]=0;[main.$B146];&quot;&quot;)">
            <text:p/>
          </table:table-cell>
          <table:table-cell table:formula="of:=IF([main.$C146]=1;[main.$A146];&quot;&quot;)">
            <text:p/>
          </table:table-cell>
          <table:table-cell table:formula="of:=IF([main.$C146]=1;[main.$B146];&quot;&quot;)">
            <text:p/>
          </table:table-cell>
          <table:table-cell table:formula="of:=IF([main.$C146]=2;[main.$A146];&quot;&quot;)" office:value-type="float" office:value="-1.27897" calcext:value-type="float">
            <text:p>-1.27897</text:p>
          </table:table-cell>
          <table:table-cell table:formula="of:=IF([main.$C146]=2;[main.$B146];&quot;&quot;)" office:value-type="float" office:value="3.62" calcext:value-type="float">
            <text:p>3.62</text:p>
          </table:table-cell>
          <table:table-cell table:number-columns-repeated="2"/>
          <table:table-cell table:formula="of:=IF([main.$H146]=0;[main.$F146];&quot;&quot;)" office:value-type="float" office:value="-1.27897" calcext:value-type="float">
            <text:p>-1.27897</text:p>
          </table:table-cell>
          <table:table-cell table:formula="of:=IF([main.$H146]=0;[main.$G146];&quot;&quot;)" office:value-type="float" office:value="3.62" calcext:value-type="float">
            <text:p>3.62</text:p>
          </table:table-cell>
          <table:table-cell table:formula="of:=IF([main.$H146]=1;[main.$F146];&quot;&quot;)">
            <text:p/>
          </table:table-cell>
          <table:table-cell table:formula="of:=IF([main.$H146]=1;[main.$G146];&quot;&quot;)">
            <text:p/>
          </table:table-cell>
          <table:table-cell table:formula="of:=IF([main.$H146]=2;[main.$F146];&quot;&quot;)">
            <text:p/>
          </table:table-cell>
          <table:table-cell table:formula="of:=IF([main.$H146]=2;[main.$G146];&quot;&quot;)">
            <text:p/>
          </table:table-cell>
        </table:table-row>
        <table:table-row table:style-name="ro1">
          <table:table-cell table:formula="of:=IF([main.$C147]=0;[main.$A147];&quot;&quot;)" office:value-type="float" office:value="4.68582" calcext:value-type="float">
            <text:p>4.68582</text:p>
          </table:table-cell>
          <table:table-cell table:formula="of:=IF([main.$C147]=0;[main.$B147];&quot;&quot;)" office:value-type="float" office:value="-0.46308" calcext:value-type="float">
            <text:p>-0.46308</text:p>
          </table:table-cell>
          <table:table-cell table:formula="of:=IF([main.$C147]=1;[main.$A147];&quot;&quot;)">
            <text:p/>
          </table:table-cell>
          <table:table-cell table:formula="of:=IF([main.$C147]=1;[main.$B147];&quot;&quot;)">
            <text:p/>
          </table:table-cell>
          <table:table-cell table:formula="of:=IF([main.$C147]=2;[main.$A147];&quot;&quot;)">
            <text:p/>
          </table:table-cell>
          <table:table-cell table:formula="of:=IF([main.$C147]=2;[main.$B147];&quot;&quot;)">
            <text:p/>
          </table:table-cell>
          <table:table-cell table:number-columns-repeated="2"/>
          <table:table-cell table:formula="of:=IF([main.$H147]=0;[main.$F147];&quot;&quot;)">
            <text:p/>
          </table:table-cell>
          <table:table-cell table:formula="of:=IF([main.$H147]=0;[main.$G147];&quot;&quot;)">
            <text:p/>
          </table:table-cell>
          <table:table-cell table:formula="of:=IF([main.$H147]=1;[main.$F147];&quot;&quot;)" office:value-type="float" office:value="4.68582" calcext:value-type="float">
            <text:p>4.68582</text:p>
          </table:table-cell>
          <table:table-cell table:formula="of:=IF([main.$H147]=1;[main.$G147];&quot;&quot;)" office:value-type="float" office:value="-0.46308" calcext:value-type="float">
            <text:p>-0.46308</text:p>
          </table:table-cell>
          <table:table-cell table:formula="of:=IF([main.$H147]=2;[main.$F147];&quot;&quot;)">
            <text:p/>
          </table:table-cell>
          <table:table-cell table:formula="of:=IF([main.$H147]=2;[main.$G147];&quot;&quot;)">
            <text:p/>
          </table:table-cell>
        </table:table-row>
        <table:table-row table:style-name="ro1">
          <table:table-cell table:formula="of:=IF([main.$C148]=0;[main.$A148];&quot;&quot;)">
            <text:p/>
          </table:table-cell>
          <table:table-cell table:formula="of:=IF([main.$C148]=0;[main.$B148];&quot;&quot;)">
            <text:p/>
          </table:table-cell>
          <table:table-cell table:formula="of:=IF([main.$C148]=1;[main.$A148];&quot;&quot;)">
            <text:p/>
          </table:table-cell>
          <table:table-cell table:formula="of:=IF([main.$C148]=1;[main.$B148];&quot;&quot;)">
            <text:p/>
          </table:table-cell>
          <table:table-cell table:formula="of:=IF([main.$C148]=2;[main.$A148];&quot;&quot;)" office:value-type="float" office:value="-0.22746" calcext:value-type="float">
            <text:p>-0.22746</text:p>
          </table:table-cell>
          <table:table-cell table:formula="of:=IF([main.$C148]=2;[main.$B148];&quot;&quot;)" office:value-type="float" office:value="16.63841" calcext:value-type="float">
            <text:p>16.63841</text:p>
          </table:table-cell>
          <table:table-cell table:number-columns-repeated="2"/>
          <table:table-cell table:formula="of:=IF([main.$H148]=0;[main.$F148];&quot;&quot;)" office:value-type="float" office:value="-0.22746" calcext:value-type="float">
            <text:p>-0.22746</text:p>
          </table:table-cell>
          <table:table-cell table:formula="of:=IF([main.$H148]=0;[main.$G148];&quot;&quot;)" office:value-type="float" office:value="16.63841" calcext:value-type="float">
            <text:p>16.63841</text:p>
          </table:table-cell>
          <table:table-cell table:formula="of:=IF([main.$H148]=1;[main.$F148];&quot;&quot;)">
            <text:p/>
          </table:table-cell>
          <table:table-cell table:formula="of:=IF([main.$H148]=1;[main.$G148];&quot;&quot;)">
            <text:p/>
          </table:table-cell>
          <table:table-cell table:formula="of:=IF([main.$H148]=2;[main.$F148];&quot;&quot;)">
            <text:p/>
          </table:table-cell>
          <table:table-cell table:formula="of:=IF([main.$H148]=2;[main.$G148];&quot;&quot;)">
            <text:p/>
          </table:table-cell>
        </table:table-row>
        <table:table-row table:style-name="ro1">
          <table:table-cell table:formula="of:=IF([main.$C149]=0;[main.$A149];&quot;&quot;)">
            <text:p/>
          </table:table-cell>
          <table:table-cell table:formula="of:=IF([main.$C149]=0;[main.$B149];&quot;&quot;)">
            <text:p/>
          </table:table-cell>
          <table:table-cell table:formula="of:=IF([main.$C149]=1;[main.$A149];&quot;&quot;)">
            <text:p/>
          </table:table-cell>
          <table:table-cell table:formula="of:=IF([main.$C149]=1;[main.$B149];&quot;&quot;)">
            <text:p/>
          </table:table-cell>
          <table:table-cell table:formula="of:=IF([main.$C149]=2;[main.$A149];&quot;&quot;)" office:value-type="float" office:value="2.36449" calcext:value-type="float">
            <text:p>2.36449</text:p>
          </table:table-cell>
          <table:table-cell table:formula="of:=IF([main.$C149]=2;[main.$B149];&quot;&quot;)" office:value-type="float" office:value="16.42973" calcext:value-type="float">
            <text:p>16.42973</text:p>
          </table:table-cell>
          <table:table-cell table:number-columns-repeated="2"/>
          <table:table-cell table:formula="of:=IF([main.$H149]=0;[main.$F149];&quot;&quot;)" office:value-type="float" office:value="2.36449" calcext:value-type="float">
            <text:p>2.36449</text:p>
          </table:table-cell>
          <table:table-cell table:formula="of:=IF([main.$H149]=0;[main.$G149];&quot;&quot;)" office:value-type="float" office:value="16.42973" calcext:value-type="float">
            <text:p>16.42973</text:p>
          </table:table-cell>
          <table:table-cell table:formula="of:=IF([main.$H149]=1;[main.$F149];&quot;&quot;)">
            <text:p/>
          </table:table-cell>
          <table:table-cell table:formula="of:=IF([main.$H149]=1;[main.$G149];&quot;&quot;)">
            <text:p/>
          </table:table-cell>
          <table:table-cell table:formula="of:=IF([main.$H149]=2;[main.$F149];&quot;&quot;)">
            <text:p/>
          </table:table-cell>
          <table:table-cell table:formula="of:=IF([main.$H149]=2;[main.$G149];&quot;&quot;)">
            <text:p/>
          </table:table-cell>
        </table:table-row>
        <table:table-row table:style-name="ro1">
          <table:table-cell table:formula="of:=IF([main.$C150]=0;[main.$A150];&quot;&quot;)" office:value-type="float" office:value="-4.98478" calcext:value-type="float">
            <text:p>-4.98478</text:p>
          </table:table-cell>
          <table:table-cell table:formula="of:=IF([main.$C150]=0;[main.$B150];&quot;&quot;)" office:value-type="float" office:value="-0.0774" calcext:value-type="float">
            <text:p>-0.0774</text:p>
          </table:table-cell>
          <table:table-cell table:formula="of:=IF([main.$C150]=1;[main.$A150];&quot;&quot;)">
            <text:p/>
          </table:table-cell>
          <table:table-cell table:formula="of:=IF([main.$C150]=1;[main.$B150];&quot;&quot;)">
            <text:p/>
          </table:table-cell>
          <table:table-cell table:formula="of:=IF([main.$C150]=2;[main.$A150];&quot;&quot;)">
            <text:p/>
          </table:table-cell>
          <table:table-cell table:formula="of:=IF([main.$C150]=2;[main.$B150];&quot;&quot;)">
            <text:p/>
          </table:table-cell>
          <table:table-cell table:number-columns-repeated="2"/>
          <table:table-cell table:formula="of:=IF([main.$H150]=0;[main.$F150];&quot;&quot;)">
            <text:p/>
          </table:table-cell>
          <table:table-cell table:formula="of:=IF([main.$H150]=0;[main.$G150];&quot;&quot;)">
            <text:p/>
          </table:table-cell>
          <table:table-cell table:formula="of:=IF([main.$H150]=1;[main.$F150];&quot;&quot;)" office:value-type="float" office:value="-4.98478" calcext:value-type="float">
            <text:p>-4.98478</text:p>
          </table:table-cell>
          <table:table-cell table:formula="of:=IF([main.$H150]=1;[main.$G150];&quot;&quot;)" office:value-type="float" office:value="-0.0774" calcext:value-type="float">
            <text:p>-0.0774</text:p>
          </table:table-cell>
          <table:table-cell table:formula="of:=IF([main.$H150]=2;[main.$F150];&quot;&quot;)">
            <text:p/>
          </table:table-cell>
          <table:table-cell table:formula="of:=IF([main.$H150]=2;[main.$G150];&quot;&quot;)">
            <text:p/>
          </table:table-cell>
        </table:table-row>
        <table:table-row table:style-name="ro1">
          <table:table-cell table:formula="of:=IF([main.$C151]=0;[main.$A151];&quot;&quot;)" office:value-type="float" office:value="2.03516" calcext:value-type="float">
            <text:p>2.03516</text:p>
          </table:table-cell>
          <table:table-cell table:formula="of:=IF([main.$C151]=0;[main.$B151];&quot;&quot;)" office:value-type="float" office:value="-1.80848" calcext:value-type="float">
            <text:p>-1.80848</text:p>
          </table:table-cell>
          <table:table-cell table:formula="of:=IF([main.$C151]=1;[main.$A151];&quot;&quot;)">
            <text:p/>
          </table:table-cell>
          <table:table-cell table:formula="of:=IF([main.$C151]=1;[main.$B151];&quot;&quot;)">
            <text:p/>
          </table:table-cell>
          <table:table-cell table:formula="of:=IF([main.$C151]=2;[main.$A151];&quot;&quot;)">
            <text:p/>
          </table:table-cell>
          <table:table-cell table:formula="of:=IF([main.$C151]=2;[main.$B151];&quot;&quot;)">
            <text:p/>
          </table:table-cell>
          <table:table-cell table:number-columns-repeated="2"/>
          <table:table-cell table:formula="of:=IF([main.$H151]=0;[main.$F151];&quot;&quot;)">
            <text:p/>
          </table:table-cell>
          <table:table-cell table:formula="of:=IF([main.$H151]=0;[main.$G151];&quot;&quot;)">
            <text:p/>
          </table:table-cell>
          <table:table-cell table:formula="of:=IF([main.$H151]=1;[main.$F151];&quot;&quot;)" office:value-type="float" office:value="2.03516" calcext:value-type="float">
            <text:p>2.03516</text:p>
          </table:table-cell>
          <table:table-cell table:formula="of:=IF([main.$H151]=1;[main.$G151];&quot;&quot;)" office:value-type="float" office:value="-1.80848" calcext:value-type="float">
            <text:p>-1.80848</text:p>
          </table:table-cell>
          <table:table-cell table:formula="of:=IF([main.$H151]=2;[main.$F151];&quot;&quot;)">
            <text:p/>
          </table:table-cell>
          <table:table-cell table:formula="of:=IF([main.$H151]=2;[main.$G151];&quot;&quot;)">
            <text:p/>
          </table:table-cell>
        </table:table-row>
        <table:table-row table:style-name="ro1">
          <table:table-cell table:formula="of:=IF([main.$C152]=0;[main.$A152];&quot;&quot;)">
            <text:p/>
          </table:table-cell>
          <table:table-cell table:formula="of:=IF([main.$C152]=0;[main.$B152];&quot;&quot;)">
            <text:p/>
          </table:table-cell>
          <table:table-cell table:formula="of:=IF([main.$C152]=1;[main.$A152];&quot;&quot;)">
            <text:p/>
          </table:table-cell>
          <table:table-cell table:formula="of:=IF([main.$C152]=1;[main.$B152];&quot;&quot;)">
            <text:p/>
          </table:table-cell>
          <table:table-cell table:formula="of:=IF([main.$C152]=2;[main.$A152];&quot;&quot;)" office:value-type="float" office:value="0.33092" calcext:value-type="float">
            <text:p>0.33092</text:p>
          </table:table-cell>
          <table:table-cell table:formula="of:=IF([main.$C152]=2;[main.$B152];&quot;&quot;)" office:value-type="float" office:value="13.5762" calcext:value-type="float">
            <text:p>13.5762</text:p>
          </table:table-cell>
          <table:table-cell table:number-columns-repeated="2"/>
          <table:table-cell table:formula="of:=IF([main.$H152]=0;[main.$F152];&quot;&quot;)" office:value-type="float" office:value="0.33092" calcext:value-type="float">
            <text:p>0.33092</text:p>
          </table:table-cell>
          <table:table-cell table:formula="of:=IF([main.$H152]=0;[main.$G152];&quot;&quot;)" office:value-type="float" office:value="13.5762" calcext:value-type="float">
            <text:p>13.5762</text:p>
          </table:table-cell>
          <table:table-cell table:formula="of:=IF([main.$H152]=1;[main.$F152];&quot;&quot;)">
            <text:p/>
          </table:table-cell>
          <table:table-cell table:formula="of:=IF([main.$H152]=1;[main.$G152];&quot;&quot;)">
            <text:p/>
          </table:table-cell>
          <table:table-cell table:formula="of:=IF([main.$H152]=2;[main.$F152];&quot;&quot;)">
            <text:p/>
          </table:table-cell>
          <table:table-cell table:formula="of:=IF([main.$H152]=2;[main.$G152];&quot;&quot;)">
            <text:p/>
          </table:table-cell>
        </table:table-row>
        <table:table-row table:style-name="ro1">
          <table:table-cell table:formula="of:=IF([main.$C153]=0;[main.$A153];&quot;&quot;)">
            <text:p/>
          </table:table-cell>
          <table:table-cell table:formula="of:=IF([main.$C153]=0;[main.$B153];&quot;&quot;)">
            <text:p/>
          </table:table-cell>
          <table:table-cell table:formula="of:=IF([main.$C153]=1;[main.$A153];&quot;&quot;)">
            <text:p/>
          </table:table-cell>
          <table:table-cell table:formula="of:=IF([main.$C153]=1;[main.$B153];&quot;&quot;)">
            <text:p/>
          </table:table-cell>
          <table:table-cell table:formula="of:=IF([main.$C153]=2;[main.$A153];&quot;&quot;)" office:value-type="float" office:value="1.53185" calcext:value-type="float">
            <text:p>1.53185</text:p>
          </table:table-cell>
          <table:table-cell table:formula="of:=IF([main.$C153]=2;[main.$B153];&quot;&quot;)" office:value-type="float" office:value="13.62636" calcext:value-type="float">
            <text:p>13.62636</text:p>
          </table:table-cell>
          <table:table-cell table:number-columns-repeated="2"/>
          <table:table-cell table:formula="of:=IF([main.$H153]=0;[main.$F153];&quot;&quot;)" office:value-type="float" office:value="1.53185" calcext:value-type="float">
            <text:p>1.53185</text:p>
          </table:table-cell>
          <table:table-cell table:formula="of:=IF([main.$H153]=0;[main.$G153];&quot;&quot;)" office:value-type="float" office:value="13.62636" calcext:value-type="float">
            <text:p>13.62636</text:p>
          </table:table-cell>
          <table:table-cell table:formula="of:=IF([main.$H153]=1;[main.$F153];&quot;&quot;)">
            <text:p/>
          </table:table-cell>
          <table:table-cell table:formula="of:=IF([main.$H153]=1;[main.$G153];&quot;&quot;)">
            <text:p/>
          </table:table-cell>
          <table:table-cell table:formula="of:=IF([main.$H153]=2;[main.$F153];&quot;&quot;)">
            <text:p/>
          </table:table-cell>
          <table:table-cell table:formula="of:=IF([main.$H153]=2;[main.$G153];&quot;&quot;)">
            <text:p/>
          </table:table-cell>
        </table:table-row>
        <table:table-row table:style-name="ro1">
          <table:table-cell table:formula="of:=IF([main.$C154]=0;[main.$A154];&quot;&quot;)">
            <text:p/>
          </table:table-cell>
          <table:table-cell table:formula="of:=IF([main.$C154]=0;[main.$B154];&quot;&quot;)">
            <text:p/>
          </table:table-cell>
          <table:table-cell table:formula="of:=IF([main.$C154]=1;[main.$A154];&quot;&quot;)" office:value-type="float" office:value="13.98246" calcext:value-type="float">
            <text:p>13.98246</text:p>
          </table:table-cell>
          <table:table-cell table:formula="of:=IF([main.$C154]=1;[main.$B154];&quot;&quot;)" office:value-type="float" office:value="7.31496" calcext:value-type="float">
            <text:p>7.31496</text:p>
          </table:table-cell>
          <table:table-cell table:formula="of:=IF([main.$C154]=2;[main.$A154];&quot;&quot;)">
            <text:p/>
          </table:table-cell>
          <table:table-cell table:formula="of:=IF([main.$C154]=2;[main.$B154];&quot;&quot;)">
            <text:p/>
          </table:table-cell>
          <table:table-cell table:number-columns-repeated="2"/>
          <table:table-cell table:formula="of:=IF([main.$H154]=0;[main.$F154];&quot;&quot;)">
            <text:p/>
          </table:table-cell>
          <table:table-cell table:formula="of:=IF([main.$H154]=0;[main.$G154];&quot;&quot;)">
            <text:p/>
          </table:table-cell>
          <table:table-cell table:formula="of:=IF([main.$H154]=1;[main.$F154];&quot;&quot;)">
            <text:p/>
          </table:table-cell>
          <table:table-cell table:formula="of:=IF([main.$H154]=1;[main.$G154];&quot;&quot;)">
            <text:p/>
          </table:table-cell>
          <table:table-cell table:formula="of:=IF([main.$H154]=2;[main.$F154];&quot;&quot;)" office:value-type="float" office:value="13.98246" calcext:value-type="float">
            <text:p>13.98246</text:p>
          </table:table-cell>
          <table:table-cell table:formula="of:=IF([main.$H154]=2;[main.$G154];&quot;&quot;)" office:value-type="float" office:value="7.31496" calcext:value-type="float">
            <text:p>7.31496</text:p>
          </table:table-cell>
        </table:table-row>
        <table:table-row table:style-name="ro1">
          <table:table-cell table:formula="of:=IF([main.$C155]=0;[main.$A155];&quot;&quot;)">
            <text:p/>
          </table:table-cell>
          <table:table-cell table:formula="of:=IF([main.$C155]=0;[main.$B155];&quot;&quot;)">
            <text:p/>
          </table:table-cell>
          <table:table-cell table:formula="of:=IF([main.$C155]=1;[main.$A155];&quot;&quot;)">
            <text:p/>
          </table:table-cell>
          <table:table-cell table:formula="of:=IF([main.$C155]=1;[main.$B155];&quot;&quot;)">
            <text:p/>
          </table:table-cell>
          <table:table-cell table:formula="of:=IF([main.$C155]=2;[main.$A155];&quot;&quot;)" office:value-type="float" office:value="-2.25206" calcext:value-type="float">
            <text:p>-2.25206</text:p>
          </table:table-cell>
          <table:table-cell table:formula="of:=IF([main.$C155]=2;[main.$B155];&quot;&quot;)" office:value-type="float" office:value="15.71825" calcext:value-type="float">
            <text:p>15.71825</text:p>
          </table:table-cell>
          <table:table-cell table:number-columns-repeated="2"/>
          <table:table-cell table:formula="of:=IF([main.$H155]=0;[main.$F155];&quot;&quot;)" office:value-type="float" office:value="-2.25206" calcext:value-type="float">
            <text:p>-2.25206</text:p>
          </table:table-cell>
          <table:table-cell table:formula="of:=IF([main.$H155]=0;[main.$G155];&quot;&quot;)" office:value-type="float" office:value="15.71825" calcext:value-type="float">
            <text:p>15.71825</text:p>
          </table:table-cell>
          <table:table-cell table:formula="of:=IF([main.$H155]=1;[main.$F155];&quot;&quot;)">
            <text:p/>
          </table:table-cell>
          <table:table-cell table:formula="of:=IF([main.$H155]=1;[main.$G155];&quot;&quot;)">
            <text:p/>
          </table:table-cell>
          <table:table-cell table:formula="of:=IF([main.$H155]=2;[main.$F155];&quot;&quot;)">
            <text:p/>
          </table:table-cell>
          <table:table-cell table:formula="of:=IF([main.$H155]=2;[main.$G155];&quot;&quot;)">
            <text:p/>
          </table:table-cell>
        </table:table-row>
        <table:table-row table:style-name="ro1">
          <table:table-cell table:formula="of:=IF([main.$C156]=0;[main.$A156];&quot;&quot;)">
            <text:p/>
          </table:table-cell>
          <table:table-cell table:formula="of:=IF([main.$C156]=0;[main.$B156];&quot;&quot;)">
            <text:p/>
          </table:table-cell>
          <table:table-cell table:formula="of:=IF([main.$C156]=1;[main.$A156];&quot;&quot;)" office:value-type="float" office:value="10.17451" calcext:value-type="float">
            <text:p>10.17451</text:p>
          </table:table-cell>
          <table:table-cell table:formula="of:=IF([main.$C156]=1;[main.$B156];&quot;&quot;)" office:value-type="float" office:value="0.98713" calcext:value-type="float">
            <text:p>0.98713</text:p>
          </table:table-cell>
          <table:table-cell table:formula="of:=IF([main.$C156]=2;[main.$A156];&quot;&quot;)">
            <text:p/>
          </table:table-cell>
          <table:table-cell table:formula="of:=IF([main.$C156]=2;[main.$B156];&quot;&quot;)">
            <text:p/>
          </table:table-cell>
          <table:table-cell table:number-columns-repeated="2"/>
          <table:table-cell table:formula="of:=IF([main.$H156]=0;[main.$F156];&quot;&quot;)">
            <text:p/>
          </table:table-cell>
          <table:table-cell table:formula="of:=IF([main.$H156]=0;[main.$G156];&quot;&quot;)">
            <text:p/>
          </table:table-cell>
          <table:table-cell table:formula="of:=IF([main.$H156]=1;[main.$F156];&quot;&quot;)">
            <text:p/>
          </table:table-cell>
          <table:table-cell table:formula="of:=IF([main.$H156]=1;[main.$G156];&quot;&quot;)">
            <text:p/>
          </table:table-cell>
          <table:table-cell table:formula="of:=IF([main.$H156]=2;[main.$F156];&quot;&quot;)" office:value-type="float" office:value="10.17451" calcext:value-type="float">
            <text:p>10.17451</text:p>
          </table:table-cell>
          <table:table-cell table:formula="of:=IF([main.$H156]=2;[main.$G156];&quot;&quot;)" office:value-type="float" office:value="0.98713" calcext:value-type="float">
            <text:p>0.98713</text:p>
          </table:table-cell>
        </table:table-row>
        <table:table-row table:style-name="ro1">
          <table:table-cell table:formula="of:=IF([main.$C157]=0;[main.$A157];&quot;&quot;)">
            <text:p/>
          </table:table-cell>
          <table:table-cell table:formula="of:=IF([main.$C157]=0;[main.$B157];&quot;&quot;)">
            <text:p/>
          </table:table-cell>
          <table:table-cell table:formula="of:=IF([main.$C157]=1;[main.$A157];&quot;&quot;)">
            <text:p/>
          </table:table-cell>
          <table:table-cell table:formula="of:=IF([main.$C157]=1;[main.$B157];&quot;&quot;)">
            <text:p/>
          </table:table-cell>
          <table:table-cell table:formula="of:=IF([main.$C157]=2;[main.$A157];&quot;&quot;)" office:value-type="float" office:value="-0.87002" calcext:value-type="float">
            <text:p>-0.87002</text:p>
          </table:table-cell>
          <table:table-cell table:formula="of:=IF([main.$C157]=2;[main.$B157];&quot;&quot;)" office:value-type="float" office:value="12.11076" calcext:value-type="float">
            <text:p>12.11076</text:p>
          </table:table-cell>
          <table:table-cell table:number-columns-repeated="2"/>
          <table:table-cell table:formula="of:=IF([main.$H157]=0;[main.$F157];&quot;&quot;)" office:value-type="float" office:value="-0.87002" calcext:value-type="float">
            <text:p>-0.87002</text:p>
          </table:table-cell>
          <table:table-cell table:formula="of:=IF([main.$H157]=0;[main.$G157];&quot;&quot;)" office:value-type="float" office:value="12.11076" calcext:value-type="float">
            <text:p>12.11076</text:p>
          </table:table-cell>
          <table:table-cell table:formula="of:=IF([main.$H157]=1;[main.$F157];&quot;&quot;)">
            <text:p/>
          </table:table-cell>
          <table:table-cell table:formula="of:=IF([main.$H157]=1;[main.$G157];&quot;&quot;)">
            <text:p/>
          </table:table-cell>
          <table:table-cell table:formula="of:=IF([main.$H157]=2;[main.$F157];&quot;&quot;)">
            <text:p/>
          </table:table-cell>
          <table:table-cell table:formula="of:=IF([main.$H157]=2;[main.$G157];&quot;&quot;)">
            <text:p/>
          </table:table-cell>
        </table:table-row>
        <table:table-row table:style-name="ro1">
          <table:table-cell table:formula="of:=IF([main.$C158]=0;[main.$A158];&quot;&quot;)">
            <text:p/>
          </table:table-cell>
          <table:table-cell table:formula="of:=IF([main.$C158]=0;[main.$B158];&quot;&quot;)">
            <text:p/>
          </table:table-cell>
          <table:table-cell table:formula="of:=IF([main.$C158]=1;[main.$A158];&quot;&quot;)">
            <text:p/>
          </table:table-cell>
          <table:table-cell table:formula="of:=IF([main.$C158]=1;[main.$B158];&quot;&quot;)">
            <text:p/>
          </table:table-cell>
          <table:table-cell table:formula="of:=IF([main.$C158]=2;[main.$A158];&quot;&quot;)" office:value-type="float" office:value="-3.21453" calcext:value-type="float">
            <text:p>-3.21453</text:p>
          </table:table-cell>
          <table:table-cell table:formula="of:=IF([main.$C158]=2;[main.$B158];&quot;&quot;)" office:value-type="float" office:value="22.65408" calcext:value-type="float">
            <text:p>22.65408</text:p>
          </table:table-cell>
          <table:table-cell table:number-columns-repeated="2"/>
          <table:table-cell table:formula="of:=IF([main.$H158]=0;[main.$F158];&quot;&quot;)" office:value-type="float" office:value="-3.21453" calcext:value-type="float">
            <text:p>-3.21453</text:p>
          </table:table-cell>
          <table:table-cell table:formula="of:=IF([main.$H158]=0;[main.$G158];&quot;&quot;)" office:value-type="float" office:value="22.65408" calcext:value-type="float">
            <text:p>22.65408</text:p>
          </table:table-cell>
          <table:table-cell table:formula="of:=IF([main.$H158]=1;[main.$F158];&quot;&quot;)">
            <text:p/>
          </table:table-cell>
          <table:table-cell table:formula="of:=IF([main.$H158]=1;[main.$G158];&quot;&quot;)">
            <text:p/>
          </table:table-cell>
          <table:table-cell table:formula="of:=IF([main.$H158]=2;[main.$F158];&quot;&quot;)">
            <text:p/>
          </table:table-cell>
          <table:table-cell table:formula="of:=IF([main.$H158]=2;[main.$G158];&quot;&quot;)">
            <text:p/>
          </table:table-cell>
        </table:table-row>
        <table:table-row table:style-name="ro1">
          <table:table-cell table:formula="of:=IF([main.$C159]=0;[main.$A159];&quot;&quot;)" office:value-type="float" office:value="-1.00163" calcext:value-type="float">
            <text:p>-1.00163</text:p>
          </table:table-cell>
          <table:table-cell table:formula="of:=IF([main.$C159]=0;[main.$B159];&quot;&quot;)" office:value-type="float" office:value="0.43207" calcext:value-type="float">
            <text:p>0.43207</text:p>
          </table:table-cell>
          <table:table-cell table:formula="of:=IF([main.$C159]=1;[main.$A159];&quot;&quot;)">
            <text:p/>
          </table:table-cell>
          <table:table-cell table:formula="of:=IF([main.$C159]=1;[main.$B159];&quot;&quot;)">
            <text:p/>
          </table:table-cell>
          <table:table-cell table:formula="of:=IF([main.$C159]=2;[main.$A159];&quot;&quot;)">
            <text:p/>
          </table:table-cell>
          <table:table-cell table:formula="of:=IF([main.$C159]=2;[main.$B159];&quot;&quot;)">
            <text:p/>
          </table:table-cell>
          <table:table-cell table:number-columns-repeated="2"/>
          <table:table-cell table:formula="of:=IF([main.$H159]=0;[main.$F159];&quot;&quot;)">
            <text:p/>
          </table:table-cell>
          <table:table-cell table:formula="of:=IF([main.$H159]=0;[main.$G159];&quot;&quot;)">
            <text:p/>
          </table:table-cell>
          <table:table-cell table:formula="of:=IF([main.$H159]=1;[main.$F159];&quot;&quot;)" office:value-type="float" office:value="-1.00163" calcext:value-type="float">
            <text:p>-1.00163</text:p>
          </table:table-cell>
          <table:table-cell table:formula="of:=IF([main.$H159]=1;[main.$G159];&quot;&quot;)" office:value-type="float" office:value="0.43207" calcext:value-type="float">
            <text:p>0.43207</text:p>
          </table:table-cell>
          <table:table-cell table:formula="of:=IF([main.$H159]=2;[main.$F159];&quot;&quot;)">
            <text:p/>
          </table:table-cell>
          <table:table-cell table:formula="of:=IF([main.$H159]=2;[main.$G159];&quot;&quot;)">
            <text:p/>
          </table:table-cell>
        </table:table-row>
        <table:table-row table:style-name="ro1">
          <table:table-cell table:formula="of:=IF([main.$C160]=0;[main.$A160];&quot;&quot;)">
            <text:p/>
          </table:table-cell>
          <table:table-cell table:formula="of:=IF([main.$C160]=0;[main.$B160];&quot;&quot;)">
            <text:p/>
          </table:table-cell>
          <table:table-cell table:formula="of:=IF([main.$C160]=1;[main.$A160];&quot;&quot;)">
            <text:p/>
          </table:table-cell>
          <table:table-cell table:formula="of:=IF([main.$C160]=1;[main.$B160];&quot;&quot;)">
            <text:p/>
          </table:table-cell>
          <table:table-cell table:formula="of:=IF([main.$C160]=2;[main.$A160];&quot;&quot;)" office:value-type="float" office:value="-3.12784" calcext:value-type="float">
            <text:p>-3.12784</text:p>
          </table:table-cell>
          <table:table-cell table:formula="of:=IF([main.$C160]=2;[main.$B160];&quot;&quot;)" office:value-type="float" office:value="24.37513" calcext:value-type="float">
            <text:p>24.37513</text:p>
          </table:table-cell>
          <table:table-cell table:number-columns-repeated="2"/>
          <table:table-cell table:formula="of:=IF([main.$H160]=0;[main.$F160];&quot;&quot;)" office:value-type="float" office:value="-3.12784" calcext:value-type="float">
            <text:p>-3.12784</text:p>
          </table:table-cell>
          <table:table-cell table:formula="of:=IF([main.$H160]=0;[main.$G160];&quot;&quot;)" office:value-type="float" office:value="24.37513" calcext:value-type="float">
            <text:p>24.37513</text:p>
          </table:table-cell>
          <table:table-cell table:formula="of:=IF([main.$H160]=1;[main.$F160];&quot;&quot;)">
            <text:p/>
          </table:table-cell>
          <table:table-cell table:formula="of:=IF([main.$H160]=1;[main.$G160];&quot;&quot;)">
            <text:p/>
          </table:table-cell>
          <table:table-cell table:formula="of:=IF([main.$H160]=2;[main.$F160];&quot;&quot;)">
            <text:p/>
          </table:table-cell>
          <table:table-cell table:formula="of:=IF([main.$H160]=2;[main.$G160];&quot;&quot;)">
            <text:p/>
          </table:table-cell>
        </table:table-row>
        <table:table-row table:style-name="ro1">
          <table:table-cell table:formula="of:=IF([main.$C161]=0;[main.$A161];&quot;&quot;)">
            <text:p/>
          </table:table-cell>
          <table:table-cell table:formula="of:=IF([main.$C161]=0;[main.$B161];&quot;&quot;)">
            <text:p/>
          </table:table-cell>
          <table:table-cell table:formula="of:=IF([main.$C161]=1;[main.$A161];&quot;&quot;)">
            <text:p/>
          </table:table-cell>
          <table:table-cell table:formula="of:=IF([main.$C161]=1;[main.$B161];&quot;&quot;)">
            <text:p/>
          </table:table-cell>
          <table:table-cell table:formula="of:=IF([main.$C161]=2;[main.$A161];&quot;&quot;)" office:value-type="float" office:value="0.64782" calcext:value-type="float">
            <text:p>0.64782</text:p>
          </table:table-cell>
          <table:table-cell table:formula="of:=IF([main.$C161]=2;[main.$B161];&quot;&quot;)" office:value-type="float" office:value="17.39602" calcext:value-type="float">
            <text:p>17.39602</text:p>
          </table:table-cell>
          <table:table-cell table:number-columns-repeated="2"/>
          <table:table-cell table:formula="of:=IF([main.$H161]=0;[main.$F161];&quot;&quot;)" office:value-type="float" office:value="0.64782" calcext:value-type="float">
            <text:p>0.64782</text:p>
          </table:table-cell>
          <table:table-cell table:formula="of:=IF([main.$H161]=0;[main.$G161];&quot;&quot;)" office:value-type="float" office:value="17.39602" calcext:value-type="float">
            <text:p>17.39602</text:p>
          </table:table-cell>
          <table:table-cell table:formula="of:=IF([main.$H161]=1;[main.$F161];&quot;&quot;)">
            <text:p/>
          </table:table-cell>
          <table:table-cell table:formula="of:=IF([main.$H161]=1;[main.$G161];&quot;&quot;)">
            <text:p/>
          </table:table-cell>
          <table:table-cell table:formula="of:=IF([main.$H161]=2;[main.$F161];&quot;&quot;)">
            <text:p/>
          </table:table-cell>
          <table:table-cell table:formula="of:=IF([main.$H161]=2;[main.$G161];&quot;&quot;)">
            <text:p/>
          </table:table-cell>
        </table:table-row>
        <table:table-row table:style-name="ro1">
          <table:table-cell table:formula="of:=IF([main.$C162]=0;[main.$A162];&quot;&quot;)" office:value-type="float" office:value="0.12415" calcext:value-type="float">
            <text:p>0.12415</text:p>
          </table:table-cell>
          <table:table-cell table:formula="of:=IF([main.$C162]=0;[main.$B162];&quot;&quot;)" office:value-type="float" office:value="0.25559" calcext:value-type="float">
            <text:p>0.25559</text:p>
          </table:table-cell>
          <table:table-cell table:formula="of:=IF([main.$C162]=1;[main.$A162];&quot;&quot;)">
            <text:p/>
          </table:table-cell>
          <table:table-cell table:formula="of:=IF([main.$C162]=1;[main.$B162];&quot;&quot;)">
            <text:p/>
          </table:table-cell>
          <table:table-cell table:formula="of:=IF([main.$C162]=2;[main.$A162];&quot;&quot;)">
            <text:p/>
          </table:table-cell>
          <table:table-cell table:formula="of:=IF([main.$C162]=2;[main.$B162];&quot;&quot;)">
            <text:p/>
          </table:table-cell>
          <table:table-cell table:number-columns-repeated="2"/>
          <table:table-cell table:formula="of:=IF([main.$H162]=0;[main.$F162];&quot;&quot;)">
            <text:p/>
          </table:table-cell>
          <table:table-cell table:formula="of:=IF([main.$H162]=0;[main.$G162];&quot;&quot;)">
            <text:p/>
          </table:table-cell>
          <table:table-cell table:formula="of:=IF([main.$H162]=1;[main.$F162];&quot;&quot;)" office:value-type="float" office:value="0.12415" calcext:value-type="float">
            <text:p>0.12415</text:p>
          </table:table-cell>
          <table:table-cell table:formula="of:=IF([main.$H162]=1;[main.$G162];&quot;&quot;)" office:value-type="float" office:value="0.25559" calcext:value-type="float">
            <text:p>0.25559</text:p>
          </table:table-cell>
          <table:table-cell table:formula="of:=IF([main.$H162]=2;[main.$F162];&quot;&quot;)">
            <text:p/>
          </table:table-cell>
          <table:table-cell table:formula="of:=IF([main.$H162]=2;[main.$G162];&quot;&quot;)">
            <text:p/>
          </table:table-cell>
        </table:table-row>
        <table:table-row table:style-name="ro1">
          <table:table-cell table:formula="of:=IF([main.$C163]=0;[main.$A163];&quot;&quot;)">
            <text:p/>
          </table:table-cell>
          <table:table-cell table:formula="of:=IF([main.$C163]=0;[main.$B163];&quot;&quot;)">
            <text:p/>
          </table:table-cell>
          <table:table-cell table:formula="of:=IF([main.$C163]=1;[main.$A163];&quot;&quot;)">
            <text:p/>
          </table:table-cell>
          <table:table-cell table:formula="of:=IF([main.$C163]=1;[main.$B163];&quot;&quot;)">
            <text:p/>
          </table:table-cell>
          <table:table-cell table:formula="of:=IF([main.$C163]=2;[main.$A163];&quot;&quot;)" office:value-type="float" office:value="0.03942" calcext:value-type="float">
            <text:p>0.03942</text:p>
          </table:table-cell>
          <table:table-cell table:formula="of:=IF([main.$C163]=2;[main.$B163];&quot;&quot;)" office:value-type="float" office:value="25.68383" calcext:value-type="float">
            <text:p>25.68383</text:p>
          </table:table-cell>
          <table:table-cell table:number-columns-repeated="2"/>
          <table:table-cell table:formula="of:=IF([main.$H163]=0;[main.$F163];&quot;&quot;)" office:value-type="float" office:value="0.03942" calcext:value-type="float">
            <text:p>0.03942</text:p>
          </table:table-cell>
          <table:table-cell table:formula="of:=IF([main.$H163]=0;[main.$G163];&quot;&quot;)" office:value-type="float" office:value="25.68383" calcext:value-type="float">
            <text:p>25.68383</text:p>
          </table:table-cell>
          <table:table-cell table:formula="of:=IF([main.$H163]=1;[main.$F163];&quot;&quot;)">
            <text:p/>
          </table:table-cell>
          <table:table-cell table:formula="of:=IF([main.$H163]=1;[main.$G163];&quot;&quot;)">
            <text:p/>
          </table:table-cell>
          <table:table-cell table:formula="of:=IF([main.$H163]=2;[main.$F163];&quot;&quot;)">
            <text:p/>
          </table:table-cell>
          <table:table-cell table:formula="of:=IF([main.$H163]=2;[main.$G163];&quot;&quot;)">
            <text:p/>
          </table:table-cell>
        </table:table-row>
        <table:table-row table:style-name="ro1">
          <table:table-cell table:formula="of:=IF([main.$C164]=0;[main.$A164];&quot;&quot;)" office:value-type="float" office:value="-0.01203" calcext:value-type="float">
            <text:p>-0.01203</text:p>
          </table:table-cell>
          <table:table-cell table:formula="of:=IF([main.$C164]=0;[main.$B164];&quot;&quot;)" office:value-type="float" office:value="-0.20871" calcext:value-type="float">
            <text:p>-0.20871</text:p>
          </table:table-cell>
          <table:table-cell table:formula="of:=IF([main.$C164]=1;[main.$A164];&quot;&quot;)">
            <text:p/>
          </table:table-cell>
          <table:table-cell table:formula="of:=IF([main.$C164]=1;[main.$B164];&quot;&quot;)">
            <text:p/>
          </table:table-cell>
          <table:table-cell table:formula="of:=IF([main.$C164]=2;[main.$A164];&quot;&quot;)">
            <text:p/>
          </table:table-cell>
          <table:table-cell table:formula="of:=IF([main.$C164]=2;[main.$B164];&quot;&quot;)">
            <text:p/>
          </table:table-cell>
          <table:table-cell table:number-columns-repeated="2"/>
          <table:table-cell table:formula="of:=IF([main.$H164]=0;[main.$F164];&quot;&quot;)">
            <text:p/>
          </table:table-cell>
          <table:table-cell table:formula="of:=IF([main.$H164]=0;[main.$G164];&quot;&quot;)">
            <text:p/>
          </table:table-cell>
          <table:table-cell table:formula="of:=IF([main.$H164]=1;[main.$F164];&quot;&quot;)" office:value-type="float" office:value="-0.01203" calcext:value-type="float">
            <text:p>-0.01203</text:p>
          </table:table-cell>
          <table:table-cell table:formula="of:=IF([main.$H164]=1;[main.$G164];&quot;&quot;)" office:value-type="float" office:value="-0.20871" calcext:value-type="float">
            <text:p>-0.20871</text:p>
          </table:table-cell>
          <table:table-cell table:formula="of:=IF([main.$H164]=2;[main.$F164];&quot;&quot;)">
            <text:p/>
          </table:table-cell>
          <table:table-cell table:formula="of:=IF([main.$H164]=2;[main.$G164];&quot;&quot;)">
            <text:p/>
          </table:table-cell>
        </table:table-row>
        <table:table-row table:style-name="ro1">
          <table:table-cell table:formula="of:=IF([main.$C165]=0;[main.$A165];&quot;&quot;)">
            <text:p/>
          </table:table-cell>
          <table:table-cell table:formula="of:=IF([main.$C165]=0;[main.$B165];&quot;&quot;)">
            <text:p/>
          </table:table-cell>
          <table:table-cell table:formula="of:=IF([main.$C165]=1;[main.$A165];&quot;&quot;)">
            <text:p/>
          </table:table-cell>
          <table:table-cell table:formula="of:=IF([main.$C165]=1;[main.$B165];&quot;&quot;)">
            <text:p/>
          </table:table-cell>
          <table:table-cell table:formula="of:=IF([main.$C165]=2;[main.$A165];&quot;&quot;)" office:value-type="float" office:value="3.00815" calcext:value-type="float">
            <text:p>3.00815</text:p>
          </table:table-cell>
          <table:table-cell table:formula="of:=IF([main.$C165]=2;[main.$B165];&quot;&quot;)" office:value-type="float" office:value="21.7463" calcext:value-type="float">
            <text:p>21.7463</text:p>
          </table:table-cell>
          <table:table-cell table:number-columns-repeated="2"/>
          <table:table-cell table:formula="of:=IF([main.$H165]=0;[main.$F165];&quot;&quot;)" office:value-type="float" office:value="3.00815" calcext:value-type="float">
            <text:p>3.00815</text:p>
          </table:table-cell>
          <table:table-cell table:formula="of:=IF([main.$H165]=0;[main.$G165];&quot;&quot;)" office:value-type="float" office:value="21.7463" calcext:value-type="float">
            <text:p>21.7463</text:p>
          </table:table-cell>
          <table:table-cell table:formula="of:=IF([main.$H165]=1;[main.$F165];&quot;&quot;)">
            <text:p/>
          </table:table-cell>
          <table:table-cell table:formula="of:=IF([main.$H165]=1;[main.$G165];&quot;&quot;)">
            <text:p/>
          </table:table-cell>
          <table:table-cell table:formula="of:=IF([main.$H165]=2;[main.$F165];&quot;&quot;)">
            <text:p/>
          </table:table-cell>
          <table:table-cell table:formula="of:=IF([main.$H165]=2;[main.$G165];&quot;&quot;)">
            <text:p/>
          </table:table-cell>
        </table:table-row>
        <table:table-row table:style-name="ro1">
          <table:table-cell table:formula="of:=IF([main.$C166]=0;[main.$A166];&quot;&quot;)">
            <text:p/>
          </table:table-cell>
          <table:table-cell table:formula="of:=IF([main.$C166]=0;[main.$B166];&quot;&quot;)">
            <text:p/>
          </table:table-cell>
          <table:table-cell table:formula="of:=IF([main.$C166]=1;[main.$A166];&quot;&quot;)" office:value-type="float" office:value="14.59095" calcext:value-type="float">
            <text:p>14.59095</text:p>
          </table:table-cell>
          <table:table-cell table:formula="of:=IF([main.$C166]=1;[main.$B166];&quot;&quot;)" office:value-type="float" office:value="-1.57112" calcext:value-type="float">
            <text:p>-1.57112</text:p>
          </table:table-cell>
          <table:table-cell table:formula="of:=IF([main.$C166]=2;[main.$A166];&quot;&quot;)">
            <text:p/>
          </table:table-cell>
          <table:table-cell table:formula="of:=IF([main.$C166]=2;[main.$B166];&quot;&quot;)">
            <text:p/>
          </table:table-cell>
          <table:table-cell table:number-columns-repeated="2"/>
          <table:table-cell table:formula="of:=IF([main.$H166]=0;[main.$F166];&quot;&quot;)">
            <text:p/>
          </table:table-cell>
          <table:table-cell table:formula="of:=IF([main.$H166]=0;[main.$G166];&quot;&quot;)">
            <text:p/>
          </table:table-cell>
          <table:table-cell table:formula="of:=IF([main.$H166]=1;[main.$F166];&quot;&quot;)">
            <text:p/>
          </table:table-cell>
          <table:table-cell table:formula="of:=IF([main.$H166]=1;[main.$G166];&quot;&quot;)">
            <text:p/>
          </table:table-cell>
          <table:table-cell table:formula="of:=IF([main.$H166]=2;[main.$F166];&quot;&quot;)" office:value-type="float" office:value="14.59095" calcext:value-type="float">
            <text:p>14.59095</text:p>
          </table:table-cell>
          <table:table-cell table:formula="of:=IF([main.$H166]=2;[main.$G166];&quot;&quot;)" office:value-type="float" office:value="-1.57112" calcext:value-type="float">
            <text:p>-1.57112</text:p>
          </table:table-cell>
        </table:table-row>
        <table:table-row table:style-name="ro1">
          <table:table-cell table:formula="of:=IF([main.$C167]=0;[main.$A167];&quot;&quot;)">
            <text:p/>
          </table:table-cell>
          <table:table-cell table:formula="of:=IF([main.$C167]=0;[main.$B167];&quot;&quot;)">
            <text:p/>
          </table:table-cell>
          <table:table-cell table:formula="of:=IF([main.$C167]=1;[main.$A167];&quot;&quot;)" office:value-type="float" office:value="12.9644" calcext:value-type="float">
            <text:p>12.9644</text:p>
          </table:table-cell>
          <table:table-cell table:formula="of:=IF([main.$C167]=1;[main.$B167];&quot;&quot;)" office:value-type="float" office:value="-1.48349" calcext:value-type="float">
            <text:p>-1.48349</text:p>
          </table:table-cell>
          <table:table-cell table:formula="of:=IF([main.$C167]=2;[main.$A167];&quot;&quot;)">
            <text:p/>
          </table:table-cell>
          <table:table-cell table:formula="of:=IF([main.$C167]=2;[main.$B167];&quot;&quot;)">
            <text:p/>
          </table:table-cell>
          <table:table-cell table:number-columns-repeated="2"/>
          <table:table-cell table:formula="of:=IF([main.$H167]=0;[main.$F167];&quot;&quot;)">
            <text:p/>
          </table:table-cell>
          <table:table-cell table:formula="of:=IF([main.$H167]=0;[main.$G167];&quot;&quot;)">
            <text:p/>
          </table:table-cell>
          <table:table-cell table:formula="of:=IF([main.$H167]=1;[main.$F167];&quot;&quot;)">
            <text:p/>
          </table:table-cell>
          <table:table-cell table:formula="of:=IF([main.$H167]=1;[main.$G167];&quot;&quot;)">
            <text:p/>
          </table:table-cell>
          <table:table-cell table:formula="of:=IF([main.$H167]=2;[main.$F167];&quot;&quot;)" office:value-type="float" office:value="12.9644" calcext:value-type="float">
            <text:p>12.9644</text:p>
          </table:table-cell>
          <table:table-cell table:formula="of:=IF([main.$H167]=2;[main.$G167];&quot;&quot;)" office:value-type="float" office:value="-1.48349" calcext:value-type="float">
            <text:p>-1.48349</text:p>
          </table:table-cell>
        </table:table-row>
        <table:table-row table:style-name="ro1">
          <table:table-cell table:formula="of:=IF([main.$C168]=0;[main.$A168];&quot;&quot;)">
            <text:p/>
          </table:table-cell>
          <table:table-cell table:formula="of:=IF([main.$C168]=0;[main.$B168];&quot;&quot;)">
            <text:p/>
          </table:table-cell>
          <table:table-cell table:formula="of:=IF([main.$C168]=1;[main.$A168];&quot;&quot;)">
            <text:p/>
          </table:table-cell>
          <table:table-cell table:formula="of:=IF([main.$C168]=1;[main.$B168];&quot;&quot;)">
            <text:p/>
          </table:table-cell>
          <table:table-cell table:formula="of:=IF([main.$C168]=2;[main.$A168];&quot;&quot;)" office:value-type="float" office:value="3.0677" calcext:value-type="float">
            <text:p>3.0677</text:p>
          </table:table-cell>
          <table:table-cell table:formula="of:=IF([main.$C168]=2;[main.$B168];&quot;&quot;)" office:value-type="float" office:value="0.16645" calcext:value-type="float">
            <text:p>0.16645</text:p>
          </table:table-cell>
          <table:table-cell table:number-columns-repeated="2"/>
          <table:table-cell table:formula="of:=IF([main.$H168]=0;[main.$F168];&quot;&quot;)">
            <text:p/>
          </table:table-cell>
          <table:table-cell table:formula="of:=IF([main.$H168]=0;[main.$G168];&quot;&quot;)">
            <text:p/>
          </table:table-cell>
          <table:table-cell table:formula="of:=IF([main.$H168]=1;[main.$F168];&quot;&quot;)" office:value-type="float" office:value="3.0677" calcext:value-type="float">
            <text:p>3.0677</text:p>
          </table:table-cell>
          <table:table-cell table:formula="of:=IF([main.$H168]=1;[main.$G168];&quot;&quot;)" office:value-type="float" office:value="0.16645" calcext:value-type="float">
            <text:p>0.16645</text:p>
          </table:table-cell>
          <table:table-cell table:formula="of:=IF([main.$H168]=2;[main.$F168];&quot;&quot;)">
            <text:p/>
          </table:table-cell>
          <table:table-cell table:formula="of:=IF([main.$H168]=2;[main.$G168];&quot;&quot;)">
            <text:p/>
          </table:table-cell>
        </table:table-row>
        <table:table-row table:style-name="ro1">
          <table:table-cell table:formula="of:=IF([main.$C169]=0;[main.$A169];&quot;&quot;)">
            <text:p/>
          </table:table-cell>
          <table:table-cell table:formula="of:=IF([main.$C169]=0;[main.$B169];&quot;&quot;)">
            <text:p/>
          </table:table-cell>
          <table:table-cell table:formula="of:=IF([main.$C169]=1;[main.$A169];&quot;&quot;)">
            <text:p/>
          </table:table-cell>
          <table:table-cell table:formula="of:=IF([main.$C169]=1;[main.$B169];&quot;&quot;)">
            <text:p/>
          </table:table-cell>
          <table:table-cell table:formula="of:=IF([main.$C169]=2;[main.$A169];&quot;&quot;)" office:value-type="float" office:value="3.3353" calcext:value-type="float">
            <text:p>3.3353</text:p>
          </table:table-cell>
          <table:table-cell table:formula="of:=IF([main.$C169]=2;[main.$B169];&quot;&quot;)" office:value-type="float" office:value="24.11784" calcext:value-type="float">
            <text:p>24.11784</text:p>
          </table:table-cell>
          <table:table-cell table:number-columns-repeated="2"/>
          <table:table-cell table:formula="of:=IF([main.$H169]=0;[main.$F169];&quot;&quot;)" office:value-type="float" office:value="3.3353" calcext:value-type="float">
            <text:p>3.3353</text:p>
          </table:table-cell>
          <table:table-cell table:formula="of:=IF([main.$H169]=0;[main.$G169];&quot;&quot;)" office:value-type="float" office:value="24.11784" calcext:value-type="float">
            <text:p>24.11784</text:p>
          </table:table-cell>
          <table:table-cell table:formula="of:=IF([main.$H169]=1;[main.$F169];&quot;&quot;)">
            <text:p/>
          </table:table-cell>
          <table:table-cell table:formula="of:=IF([main.$H169]=1;[main.$G169];&quot;&quot;)">
            <text:p/>
          </table:table-cell>
          <table:table-cell table:formula="of:=IF([main.$H169]=2;[main.$F169];&quot;&quot;)">
            <text:p/>
          </table:table-cell>
          <table:table-cell table:formula="of:=IF([main.$H169]=2;[main.$G169];&quot;&quot;)">
            <text:p/>
          </table:table-cell>
        </table:table-row>
        <table:table-row table:style-name="ro1">
          <table:table-cell table:formula="of:=IF([main.$C170]=0;[main.$A170];&quot;&quot;)">
            <text:p/>
          </table:table-cell>
          <table:table-cell table:formula="of:=IF([main.$C170]=0;[main.$B170];&quot;&quot;)">
            <text:p/>
          </table:table-cell>
          <table:table-cell table:formula="of:=IF([main.$C170]=1;[main.$A170];&quot;&quot;)" office:value-type="float" office:value="9.82599" calcext:value-type="float">
            <text:p>9.82599</text:p>
          </table:table-cell>
          <table:table-cell table:formula="of:=IF([main.$C170]=1;[main.$B170];&quot;&quot;)" office:value-type="float" office:value="6.76299" calcext:value-type="float">
            <text:p>6.76299</text:p>
          </table:table-cell>
          <table:table-cell table:formula="of:=IF([main.$C170]=2;[main.$A170];&quot;&quot;)">
            <text:p/>
          </table:table-cell>
          <table:table-cell table:formula="of:=IF([main.$C170]=2;[main.$B170];&quot;&quot;)">
            <text:p/>
          </table:table-cell>
          <table:table-cell table:number-columns-repeated="2"/>
          <table:table-cell table:formula="of:=IF([main.$H170]=0;[main.$F170];&quot;&quot;)">
            <text:p/>
          </table:table-cell>
          <table:table-cell table:formula="of:=IF([main.$H170]=0;[main.$G170];&quot;&quot;)">
            <text:p/>
          </table:table-cell>
          <table:table-cell table:formula="of:=IF([main.$H170]=1;[main.$F170];&quot;&quot;)">
            <text:p/>
          </table:table-cell>
          <table:table-cell table:formula="of:=IF([main.$H170]=1;[main.$G170];&quot;&quot;)">
            <text:p/>
          </table:table-cell>
          <table:table-cell table:formula="of:=IF([main.$H170]=2;[main.$F170];&quot;&quot;)" office:value-type="float" office:value="9.82599" calcext:value-type="float">
            <text:p>9.82599</text:p>
          </table:table-cell>
          <table:table-cell table:formula="of:=IF([main.$H170]=2;[main.$G170];&quot;&quot;)" office:value-type="float" office:value="6.76299" calcext:value-type="float">
            <text:p>6.76299</text:p>
          </table:table-cell>
        </table:table-row>
        <table:table-row table:style-name="ro1">
          <table:table-cell table:formula="of:=IF([main.$C171]=0;[main.$A171];&quot;&quot;)" office:value-type="float" office:value="-1.75851" calcext:value-type="float">
            <text:p>-1.75851</text:p>
          </table:table-cell>
          <table:table-cell table:formula="of:=IF([main.$C171]=0;[main.$B171];&quot;&quot;)" office:value-type="float" office:value="-0.80016" calcext:value-type="float">
            <text:p>-0.80016</text:p>
          </table:table-cell>
          <table:table-cell table:formula="of:=IF([main.$C171]=1;[main.$A171];&quot;&quot;)">
            <text:p/>
          </table:table-cell>
          <table:table-cell table:formula="of:=IF([main.$C171]=1;[main.$B171];&quot;&quot;)">
            <text:p/>
          </table:table-cell>
          <table:table-cell table:formula="of:=IF([main.$C171]=2;[main.$A171];&quot;&quot;)">
            <text:p/>
          </table:table-cell>
          <table:table-cell table:formula="of:=IF([main.$C171]=2;[main.$B171];&quot;&quot;)">
            <text:p/>
          </table:table-cell>
          <table:table-cell table:number-columns-repeated="2"/>
          <table:table-cell table:formula="of:=IF([main.$H171]=0;[main.$F171];&quot;&quot;)">
            <text:p/>
          </table:table-cell>
          <table:table-cell table:formula="of:=IF([main.$H171]=0;[main.$G171];&quot;&quot;)">
            <text:p/>
          </table:table-cell>
          <table:table-cell table:formula="of:=IF([main.$H171]=1;[main.$F171];&quot;&quot;)" office:value-type="float" office:value="-1.75851" calcext:value-type="float">
            <text:p>-1.75851</text:p>
          </table:table-cell>
          <table:table-cell table:formula="of:=IF([main.$H171]=1;[main.$G171];&quot;&quot;)" office:value-type="float" office:value="-0.80016" calcext:value-type="float">
            <text:p>-0.80016</text:p>
          </table:table-cell>
          <table:table-cell table:formula="of:=IF([main.$H171]=2;[main.$F171];&quot;&quot;)">
            <text:p/>
          </table:table-cell>
          <table:table-cell table:formula="of:=IF([main.$H171]=2;[main.$G171];&quot;&quot;)">
            <text:p/>
          </table:table-cell>
        </table:table-row>
        <table:table-row table:style-name="ro1">
          <table:table-cell table:formula="of:=IF([main.$C172]=0;[main.$A172];&quot;&quot;)">
            <text:p/>
          </table:table-cell>
          <table:table-cell table:formula="of:=IF([main.$C172]=0;[main.$B172];&quot;&quot;)">
            <text:p/>
          </table:table-cell>
          <table:table-cell table:formula="of:=IF([main.$C172]=1;[main.$A172];&quot;&quot;)" office:value-type="float" office:value="8.56712" calcext:value-type="float">
            <text:p>8.56712</text:p>
          </table:table-cell>
          <table:table-cell table:formula="of:=IF([main.$C172]=1;[main.$B172];&quot;&quot;)" office:value-type="float" office:value="2.33118" calcext:value-type="float">
            <text:p>2.33118</text:p>
          </table:table-cell>
          <table:table-cell table:formula="of:=IF([main.$C172]=2;[main.$A172];&quot;&quot;)">
            <text:p/>
          </table:table-cell>
          <table:table-cell table:formula="of:=IF([main.$C172]=2;[main.$B172];&quot;&quot;)">
            <text:p/>
          </table:table-cell>
          <table:table-cell table:number-columns-repeated="2"/>
          <table:table-cell table:formula="of:=IF([main.$H172]=0;[main.$F172];&quot;&quot;)">
            <text:p/>
          </table:table-cell>
          <table:table-cell table:formula="of:=IF([main.$H172]=0;[main.$G172];&quot;&quot;)">
            <text:p/>
          </table:table-cell>
          <table:table-cell table:formula="of:=IF([main.$H172]=1;[main.$F172];&quot;&quot;)">
            <text:p/>
          </table:table-cell>
          <table:table-cell table:formula="of:=IF([main.$H172]=1;[main.$G172];&quot;&quot;)">
            <text:p/>
          </table:table-cell>
          <table:table-cell table:formula="of:=IF([main.$H172]=2;[main.$F172];&quot;&quot;)" office:value-type="float" office:value="8.56712" calcext:value-type="float">
            <text:p>8.56712</text:p>
          </table:table-cell>
          <table:table-cell table:formula="of:=IF([main.$H172]=2;[main.$G172];&quot;&quot;)" office:value-type="float" office:value="2.33118" calcext:value-type="float">
            <text:p>2.33118</text:p>
          </table:table-cell>
        </table:table-row>
        <table:table-row table:style-name="ro1">
          <table:table-cell table:formula="of:=IF([main.$C173]=0;[main.$A173];&quot;&quot;)">
            <text:p/>
          </table:table-cell>
          <table:table-cell table:formula="of:=IF([main.$C173]=0;[main.$B173];&quot;&quot;)">
            <text:p/>
          </table:table-cell>
          <table:table-cell table:formula="of:=IF([main.$C173]=1;[main.$A173];&quot;&quot;)" office:value-type="float" office:value="17.69303" calcext:value-type="float">
            <text:p>17.69303</text:p>
          </table:table-cell>
          <table:table-cell table:formula="of:=IF([main.$C173]=1;[main.$B173];&quot;&quot;)" office:value-type="float" office:value="6.8596" calcext:value-type="float">
            <text:p>6.8596</text:p>
          </table:table-cell>
          <table:table-cell table:formula="of:=IF([main.$C173]=2;[main.$A173];&quot;&quot;)">
            <text:p/>
          </table:table-cell>
          <table:table-cell table:formula="of:=IF([main.$C173]=2;[main.$B173];&quot;&quot;)">
            <text:p/>
          </table:table-cell>
          <table:table-cell table:number-columns-repeated="2"/>
          <table:table-cell table:formula="of:=IF([main.$H173]=0;[main.$F173];&quot;&quot;)">
            <text:p/>
          </table:table-cell>
          <table:table-cell table:formula="of:=IF([main.$H173]=0;[main.$G173];&quot;&quot;)">
            <text:p/>
          </table:table-cell>
          <table:table-cell table:formula="of:=IF([main.$H173]=1;[main.$F173];&quot;&quot;)">
            <text:p/>
          </table:table-cell>
          <table:table-cell table:formula="of:=IF([main.$H173]=1;[main.$G173];&quot;&quot;)">
            <text:p/>
          </table:table-cell>
          <table:table-cell table:formula="of:=IF([main.$H173]=2;[main.$F173];&quot;&quot;)" office:value-type="float" office:value="17.69303" calcext:value-type="float">
            <text:p>17.69303</text:p>
          </table:table-cell>
          <table:table-cell table:formula="of:=IF([main.$H173]=2;[main.$G173];&quot;&quot;)" office:value-type="float" office:value="6.8596" calcext:value-type="float">
            <text:p>6.8596</text:p>
          </table:table-cell>
        </table:table-row>
        <table:table-row table:style-name="ro1">
          <table:table-cell table:formula="of:=IF([main.$C174]=0;[main.$A174];&quot;&quot;)">
            <text:p/>
          </table:table-cell>
          <table:table-cell table:formula="of:=IF([main.$C174]=0;[main.$B174];&quot;&quot;)">
            <text:p/>
          </table:table-cell>
          <table:table-cell table:formula="of:=IF([main.$C174]=1;[main.$A174];&quot;&quot;)" office:value-type="float" office:value="9.53916" calcext:value-type="float">
            <text:p>9.53916</text:p>
          </table:table-cell>
          <table:table-cell table:formula="of:=IF([main.$C174]=1;[main.$B174];&quot;&quot;)" office:value-type="float" office:value="1.71413" calcext:value-type="float">
            <text:p>1.71413</text:p>
          </table:table-cell>
          <table:table-cell table:formula="of:=IF([main.$C174]=2;[main.$A174];&quot;&quot;)">
            <text:p/>
          </table:table-cell>
          <table:table-cell table:formula="of:=IF([main.$C174]=2;[main.$B174];&quot;&quot;)">
            <text:p/>
          </table:table-cell>
          <table:table-cell table:number-columns-repeated="2"/>
          <table:table-cell table:formula="of:=IF([main.$H174]=0;[main.$F174];&quot;&quot;)">
            <text:p/>
          </table:table-cell>
          <table:table-cell table:formula="of:=IF([main.$H174]=0;[main.$G174];&quot;&quot;)">
            <text:p/>
          </table:table-cell>
          <table:table-cell table:formula="of:=IF([main.$H174]=1;[main.$F174];&quot;&quot;)">
            <text:p/>
          </table:table-cell>
          <table:table-cell table:formula="of:=IF([main.$H174]=1;[main.$G174];&quot;&quot;)">
            <text:p/>
          </table:table-cell>
          <table:table-cell table:formula="of:=IF([main.$H174]=2;[main.$F174];&quot;&quot;)" office:value-type="float" office:value="9.53916" calcext:value-type="float">
            <text:p>9.53916</text:p>
          </table:table-cell>
          <table:table-cell table:formula="of:=IF([main.$H174]=2;[main.$G174];&quot;&quot;)" office:value-type="float" office:value="1.71413" calcext:value-type="float">
            <text:p>1.71413</text:p>
          </table:table-cell>
        </table:table-row>
        <table:table-row table:style-name="ro1">
          <table:table-cell table:formula="of:=IF([main.$C175]=0;[main.$A175];&quot;&quot;)">
            <text:p/>
          </table:table-cell>
          <table:table-cell table:formula="of:=IF([main.$C175]=0;[main.$B175];&quot;&quot;)">
            <text:p/>
          </table:table-cell>
          <table:table-cell table:formula="of:=IF([main.$C175]=1;[main.$A175];&quot;&quot;)">
            <text:p/>
          </table:table-cell>
          <table:table-cell table:formula="of:=IF([main.$C175]=1;[main.$B175];&quot;&quot;)">
            <text:p/>
          </table:table-cell>
          <table:table-cell table:formula="of:=IF([main.$C175]=2;[main.$A175];&quot;&quot;)" office:value-type="float" office:value="5.23227" calcext:value-type="float">
            <text:p>5.23227</text:p>
          </table:table-cell>
          <table:table-cell table:formula="of:=IF([main.$C175]=2;[main.$B175];&quot;&quot;)" office:value-type="float" office:value="32.65707" calcext:value-type="float">
            <text:p>32.65707</text:p>
          </table:table-cell>
          <table:table-cell table:number-columns-repeated="2"/>
          <table:table-cell table:formula="of:=IF([main.$H175]=0;[main.$F175];&quot;&quot;)" office:value-type="float" office:value="5.23227" calcext:value-type="float">
            <text:p>5.23227</text:p>
          </table:table-cell>
          <table:table-cell table:formula="of:=IF([main.$H175]=0;[main.$G175];&quot;&quot;)" office:value-type="float" office:value="32.65707" calcext:value-type="float">
            <text:p>32.65707</text:p>
          </table:table-cell>
          <table:table-cell table:formula="of:=IF([main.$H175]=1;[main.$F175];&quot;&quot;)">
            <text:p/>
          </table:table-cell>
          <table:table-cell table:formula="of:=IF([main.$H175]=1;[main.$G175];&quot;&quot;)">
            <text:p/>
          </table:table-cell>
          <table:table-cell table:formula="of:=IF([main.$H175]=2;[main.$F175];&quot;&quot;)">
            <text:p/>
          </table:table-cell>
          <table:table-cell table:formula="of:=IF([main.$H175]=2;[main.$G175];&quot;&quot;)">
            <text:p/>
          </table:table-cell>
        </table:table-row>
        <table:table-row table:style-name="ro1">
          <table:table-cell table:formula="of:=IF([main.$C176]=0;[main.$A176];&quot;&quot;)" office:value-type="float" office:value="-6.3988" calcext:value-type="float">
            <text:p>-6.3988</text:p>
          </table:table-cell>
          <table:table-cell table:formula="of:=IF([main.$C176]=0;[main.$B176];&quot;&quot;)" office:value-type="float" office:value="1.24124" calcext:value-type="float">
            <text:p>1.24124</text:p>
          </table:table-cell>
          <table:table-cell table:formula="of:=IF([main.$C176]=1;[main.$A176];&quot;&quot;)">
            <text:p/>
          </table:table-cell>
          <table:table-cell table:formula="of:=IF([main.$C176]=1;[main.$B176];&quot;&quot;)">
            <text:p/>
          </table:table-cell>
          <table:table-cell table:formula="of:=IF([main.$C176]=2;[main.$A176];&quot;&quot;)">
            <text:p/>
          </table:table-cell>
          <table:table-cell table:formula="of:=IF([main.$C176]=2;[main.$B176];&quot;&quot;)">
            <text:p/>
          </table:table-cell>
          <table:table-cell table:number-columns-repeated="2"/>
          <table:table-cell table:formula="of:=IF([main.$H176]=0;[main.$F176];&quot;&quot;)">
            <text:p/>
          </table:table-cell>
          <table:table-cell table:formula="of:=IF([main.$H176]=0;[main.$G176];&quot;&quot;)">
            <text:p/>
          </table:table-cell>
          <table:table-cell table:formula="of:=IF([main.$H176]=1;[main.$F176];&quot;&quot;)" office:value-type="float" office:value="-6.3988" calcext:value-type="float">
            <text:p>-6.3988</text:p>
          </table:table-cell>
          <table:table-cell table:formula="of:=IF([main.$H176]=1;[main.$G176];&quot;&quot;)" office:value-type="float" office:value="1.24124" calcext:value-type="float">
            <text:p>1.24124</text:p>
          </table:table-cell>
          <table:table-cell table:formula="of:=IF([main.$H176]=2;[main.$F176];&quot;&quot;)">
            <text:p/>
          </table:table-cell>
          <table:table-cell table:formula="of:=IF([main.$H176]=2;[main.$G176];&quot;&quot;)">
            <text:p/>
          </table:table-cell>
        </table:table-row>
        <table:table-row table:style-name="ro1">
          <table:table-cell table:formula="of:=IF([main.$C177]=0;[main.$A177];&quot;&quot;)">
            <text:p/>
          </table:table-cell>
          <table:table-cell table:formula="of:=IF([main.$C177]=0;[main.$B177];&quot;&quot;)">
            <text:p/>
          </table:table-cell>
          <table:table-cell table:formula="of:=IF([main.$C177]=1;[main.$A177];&quot;&quot;)" office:value-type="float" office:value="7.78909" calcext:value-type="float">
            <text:p>7.78909</text:p>
          </table:table-cell>
          <table:table-cell table:formula="of:=IF([main.$C177]=1;[main.$B177];&quot;&quot;)" office:value-type="float" office:value="6.76712" calcext:value-type="float">
            <text:p>6.76712</text:p>
          </table:table-cell>
          <table:table-cell table:formula="of:=IF([main.$C177]=2;[main.$A177];&quot;&quot;)">
            <text:p/>
          </table:table-cell>
          <table:table-cell table:formula="of:=IF([main.$C177]=2;[main.$B177];&quot;&quot;)">
            <text:p/>
          </table:table-cell>
          <table:table-cell table:number-columns-repeated="2"/>
          <table:table-cell table:formula="of:=IF([main.$H177]=0;[main.$F177];&quot;&quot;)">
            <text:p/>
          </table:table-cell>
          <table:table-cell table:formula="of:=IF([main.$H177]=0;[main.$G177];&quot;&quot;)">
            <text:p/>
          </table:table-cell>
          <table:table-cell table:formula="of:=IF([main.$H177]=1;[main.$F177];&quot;&quot;)">
            <text:p/>
          </table:table-cell>
          <table:table-cell table:formula="of:=IF([main.$H177]=1;[main.$G177];&quot;&quot;)">
            <text:p/>
          </table:table-cell>
          <table:table-cell table:formula="of:=IF([main.$H177]=2;[main.$F177];&quot;&quot;)" office:value-type="float" office:value="7.78909" calcext:value-type="float">
            <text:p>7.78909</text:p>
          </table:table-cell>
          <table:table-cell table:formula="of:=IF([main.$H177]=2;[main.$G177];&quot;&quot;)" office:value-type="float" office:value="6.76712" calcext:value-type="float">
            <text:p>6.76712</text:p>
          </table:table-cell>
        </table:table-row>
        <table:table-row table:style-name="ro1">
          <table:table-cell table:formula="of:=IF([main.$C178]=0;[main.$A178];&quot;&quot;)" office:value-type="float" office:value="-0.4756" calcext:value-type="float">
            <text:p>-0.4756</text:p>
          </table:table-cell>
          <table:table-cell table:formula="of:=IF([main.$C178]=0;[main.$B178];&quot;&quot;)" office:value-type="float" office:value="-1.86585" calcext:value-type="float">
            <text:p>-1.86585</text:p>
          </table:table-cell>
          <table:table-cell table:formula="of:=IF([main.$C178]=1;[main.$A178];&quot;&quot;)">
            <text:p/>
          </table:table-cell>
          <table:table-cell table:formula="of:=IF([main.$C178]=1;[main.$B178];&quot;&quot;)">
            <text:p/>
          </table:table-cell>
          <table:table-cell table:formula="of:=IF([main.$C178]=2;[main.$A178];&quot;&quot;)">
            <text:p/>
          </table:table-cell>
          <table:table-cell table:formula="of:=IF([main.$C178]=2;[main.$B178];&quot;&quot;)">
            <text:p/>
          </table:table-cell>
          <table:table-cell table:number-columns-repeated="2"/>
          <table:table-cell table:formula="of:=IF([main.$H178]=0;[main.$F178];&quot;&quot;)">
            <text:p/>
          </table:table-cell>
          <table:table-cell table:formula="of:=IF([main.$H178]=0;[main.$G178];&quot;&quot;)">
            <text:p/>
          </table:table-cell>
          <table:table-cell table:formula="of:=IF([main.$H178]=1;[main.$F178];&quot;&quot;)" office:value-type="float" office:value="-0.4756" calcext:value-type="float">
            <text:p>-0.4756</text:p>
          </table:table-cell>
          <table:table-cell table:formula="of:=IF([main.$H178]=1;[main.$G178];&quot;&quot;)" office:value-type="float" office:value="-1.86585" calcext:value-type="float">
            <text:p>-1.86585</text:p>
          </table:table-cell>
          <table:table-cell table:formula="of:=IF([main.$H178]=2;[main.$F178];&quot;&quot;)">
            <text:p/>
          </table:table-cell>
          <table:table-cell table:formula="of:=IF([main.$H178]=2;[main.$G178];&quot;&quot;)">
            <text:p/>
          </table:table-cell>
        </table:table-row>
        <table:table-row table:style-name="ro1">
          <table:table-cell table:formula="of:=IF([main.$C179]=0;[main.$A179];&quot;&quot;)">
            <text:p/>
          </table:table-cell>
          <table:table-cell table:formula="of:=IF([main.$C179]=0;[main.$B179];&quot;&quot;)">
            <text:p/>
          </table:table-cell>
          <table:table-cell table:formula="of:=IF([main.$C179]=1;[main.$A179];&quot;&quot;)" office:value-type="float" office:value="6.39438" calcext:value-type="float">
            <text:p>6.39438</text:p>
          </table:table-cell>
          <table:table-cell table:formula="of:=IF([main.$C179]=1;[main.$B179];&quot;&quot;)" office:value-type="float" office:value="6.5656" calcext:value-type="float">
            <text:p>6.5656</text:p>
          </table:table-cell>
          <table:table-cell table:formula="of:=IF([main.$C179]=2;[main.$A179];&quot;&quot;)">
            <text:p/>
          </table:table-cell>
          <table:table-cell table:formula="of:=IF([main.$C179]=2;[main.$B179];&quot;&quot;)">
            <text:p/>
          </table:table-cell>
          <table:table-cell table:number-columns-repeated="2"/>
          <table:table-cell table:formula="of:=IF([main.$H179]=0;[main.$F179];&quot;&quot;)">
            <text:p/>
          </table:table-cell>
          <table:table-cell table:formula="of:=IF([main.$H179]=0;[main.$G179];&quot;&quot;)">
            <text:p/>
          </table:table-cell>
          <table:table-cell table:formula="of:=IF([main.$H179]=1;[main.$F179];&quot;&quot;)">
            <text:p/>
          </table:table-cell>
          <table:table-cell table:formula="of:=IF([main.$H179]=1;[main.$G179];&quot;&quot;)">
            <text:p/>
          </table:table-cell>
          <table:table-cell table:formula="of:=IF([main.$H179]=2;[main.$F179];&quot;&quot;)" office:value-type="float" office:value="6.39438" calcext:value-type="float">
            <text:p>6.39438</text:p>
          </table:table-cell>
          <table:table-cell table:formula="of:=IF([main.$H179]=2;[main.$G179];&quot;&quot;)" office:value-type="float" office:value="6.5656" calcext:value-type="float">
            <text:p>6.5656</text:p>
          </table:table-cell>
        </table:table-row>
        <table:table-row table:style-name="ro1">
          <table:table-cell table:formula="of:=IF([main.$C180]=0;[main.$A180];&quot;&quot;)">
            <text:p/>
          </table:table-cell>
          <table:table-cell table:formula="of:=IF([main.$C180]=0;[main.$B180];&quot;&quot;)">
            <text:p/>
          </table:table-cell>
          <table:table-cell table:formula="of:=IF([main.$C180]=1;[main.$A180];&quot;&quot;)">
            <text:p/>
          </table:table-cell>
          <table:table-cell table:formula="of:=IF([main.$C180]=1;[main.$B180];&quot;&quot;)">
            <text:p/>
          </table:table-cell>
          <table:table-cell table:formula="of:=IF([main.$C180]=2;[main.$A180];&quot;&quot;)" office:value-type="float" office:value="5.69499" calcext:value-type="float">
            <text:p>5.69499</text:p>
          </table:table-cell>
          <table:table-cell table:formula="of:=IF([main.$C180]=2;[main.$B180];&quot;&quot;)" office:value-type="float" office:value="14.50086" calcext:value-type="float">
            <text:p>14.50086</text:p>
          </table:table-cell>
          <table:table-cell table:number-columns-repeated="2"/>
          <table:table-cell table:formula="of:=IF([main.$H180]=0;[main.$F180];&quot;&quot;)" office:value-type="float" office:value="5.69499" calcext:value-type="float">
            <text:p>5.69499</text:p>
          </table:table-cell>
          <table:table-cell table:formula="of:=IF([main.$H180]=0;[main.$G180];&quot;&quot;)" office:value-type="float" office:value="14.50086" calcext:value-type="float">
            <text:p>14.50086</text:p>
          </table:table-cell>
          <table:table-cell table:formula="of:=IF([main.$H180]=1;[main.$F180];&quot;&quot;)">
            <text:p/>
          </table:table-cell>
          <table:table-cell table:formula="of:=IF([main.$H180]=1;[main.$G180];&quot;&quot;)">
            <text:p/>
          </table:table-cell>
          <table:table-cell table:formula="of:=IF([main.$H180]=2;[main.$F180];&quot;&quot;)">
            <text:p/>
          </table:table-cell>
          <table:table-cell table:formula="of:=IF([main.$H180]=2;[main.$G180];&quot;&quot;)">
            <text:p/>
          </table:table-cell>
        </table:table-row>
        <table:table-row table:style-name="ro1">
          <table:table-cell table:formula="of:=IF([main.$C181]=0;[main.$A181];&quot;&quot;)">
            <text:p/>
          </table:table-cell>
          <table:table-cell table:formula="of:=IF([main.$C181]=0;[main.$B181];&quot;&quot;)">
            <text:p/>
          </table:table-cell>
          <table:table-cell table:formula="of:=IF([main.$C181]=1;[main.$A181];&quot;&quot;)" office:value-type="float" office:value="6.22333" calcext:value-type="float">
            <text:p>6.22333</text:p>
          </table:table-cell>
          <table:table-cell table:formula="of:=IF([main.$C181]=1;[main.$B181];&quot;&quot;)" office:value-type="float" office:value="-0.62022" calcext:value-type="float">
            <text:p>-0.62022</text:p>
          </table:table-cell>
          <table:table-cell table:formula="of:=IF([main.$C181]=2;[main.$A181];&quot;&quot;)">
            <text:p/>
          </table:table-cell>
          <table:table-cell table:formula="of:=IF([main.$C181]=2;[main.$B181];&quot;&quot;)">
            <text:p/>
          </table:table-cell>
          <table:table-cell table:number-columns-repeated="2"/>
          <table:table-cell table:formula="of:=IF([main.$H181]=0;[main.$F181];&quot;&quot;)">
            <text:p/>
          </table:table-cell>
          <table:table-cell table:formula="of:=IF([main.$H181]=0;[main.$G181];&quot;&quot;)">
            <text:p/>
          </table:table-cell>
          <table:table-cell table:formula="of:=IF([main.$H181]=1;[main.$F181];&quot;&quot;)" office:value-type="float" office:value="6.22333" calcext:value-type="float">
            <text:p>6.22333</text:p>
          </table:table-cell>
          <table:table-cell table:formula="of:=IF([main.$H181]=1;[main.$G181];&quot;&quot;)" office:value-type="float" office:value="-0.62022" calcext:value-type="float">
            <text:p>-0.62022</text:p>
          </table:table-cell>
          <table:table-cell table:formula="of:=IF([main.$H181]=2;[main.$F181];&quot;&quot;)">
            <text:p/>
          </table:table-cell>
          <table:table-cell table:formula="of:=IF([main.$H181]=2;[main.$G181];&quot;&quot;)">
            <text:p/>
          </table:table-cell>
        </table:table-row>
        <table:table-row table:style-name="ro1">
          <table:table-cell table:formula="of:=IF([main.$C182]=0;[main.$A182];&quot;&quot;)" office:value-type="float" office:value="-1.18382" calcext:value-type="float">
            <text:p>-1.18382</text:p>
          </table:table-cell>
          <table:table-cell table:formula="of:=IF([main.$C182]=0;[main.$B182];&quot;&quot;)" office:value-type="float" office:value="-1.78735" calcext:value-type="float">
            <text:p>-1.78735</text:p>
          </table:table-cell>
          <table:table-cell table:formula="of:=IF([main.$C182]=1;[main.$A182];&quot;&quot;)">
            <text:p/>
          </table:table-cell>
          <table:table-cell table:formula="of:=IF([main.$C182]=1;[main.$B182];&quot;&quot;)">
            <text:p/>
          </table:table-cell>
          <table:table-cell table:formula="of:=IF([main.$C182]=2;[main.$A182];&quot;&quot;)">
            <text:p/>
          </table:table-cell>
          <table:table-cell table:formula="of:=IF([main.$C182]=2;[main.$B182];&quot;&quot;)">
            <text:p/>
          </table:table-cell>
          <table:table-cell table:number-columns-repeated="2"/>
          <table:table-cell table:formula="of:=IF([main.$H182]=0;[main.$F182];&quot;&quot;)">
            <text:p/>
          </table:table-cell>
          <table:table-cell table:formula="of:=IF([main.$H182]=0;[main.$G182];&quot;&quot;)">
            <text:p/>
          </table:table-cell>
          <table:table-cell table:formula="of:=IF([main.$H182]=1;[main.$F182];&quot;&quot;)" office:value-type="float" office:value="-1.18382" calcext:value-type="float">
            <text:p>-1.18382</text:p>
          </table:table-cell>
          <table:table-cell table:formula="of:=IF([main.$H182]=1;[main.$G182];&quot;&quot;)" office:value-type="float" office:value="-1.78735" calcext:value-type="float">
            <text:p>-1.78735</text:p>
          </table:table-cell>
          <table:table-cell table:formula="of:=IF([main.$H182]=2;[main.$F182];&quot;&quot;)">
            <text:p/>
          </table:table-cell>
          <table:table-cell table:formula="of:=IF([main.$H182]=2;[main.$G182];&quot;&quot;)">
            <text:p/>
          </table:table-cell>
        </table:table-row>
        <table:table-row table:style-name="ro1">
          <table:table-cell table:formula="of:=IF([main.$C183]=0;[main.$A183];&quot;&quot;)" office:value-type="float" office:value="5.78568" calcext:value-type="float">
            <text:p>5.78568</text:p>
          </table:table-cell>
          <table:table-cell table:formula="of:=IF([main.$C183]=0;[main.$B183];&quot;&quot;)" office:value-type="float" office:value="-0.55414" calcext:value-type="float">
            <text:p>-0.55414</text:p>
          </table:table-cell>
          <table:table-cell table:formula="of:=IF([main.$C183]=1;[main.$A183];&quot;&quot;)">
            <text:p/>
          </table:table-cell>
          <table:table-cell table:formula="of:=IF([main.$C183]=1;[main.$B183];&quot;&quot;)">
            <text:p/>
          </table:table-cell>
          <table:table-cell table:formula="of:=IF([main.$C183]=2;[main.$A183];&quot;&quot;)">
            <text:p/>
          </table:table-cell>
          <table:table-cell table:formula="of:=IF([main.$C183]=2;[main.$B183];&quot;&quot;)">
            <text:p/>
          </table:table-cell>
          <table:table-cell table:number-columns-repeated="2"/>
          <table:table-cell table:formula="of:=IF([main.$H183]=0;[main.$F183];&quot;&quot;)">
            <text:p/>
          </table:table-cell>
          <table:table-cell table:formula="of:=IF([main.$H183]=0;[main.$G183];&quot;&quot;)">
            <text:p/>
          </table:table-cell>
          <table:table-cell table:formula="of:=IF([main.$H183]=1;[main.$F183];&quot;&quot;)" office:value-type="float" office:value="5.78568" calcext:value-type="float">
            <text:p>5.78568</text:p>
          </table:table-cell>
          <table:table-cell table:formula="of:=IF([main.$H183]=1;[main.$G183];&quot;&quot;)" office:value-type="float" office:value="-0.55414" calcext:value-type="float">
            <text:p>-0.55414</text:p>
          </table:table-cell>
          <table:table-cell table:formula="of:=IF([main.$H183]=2;[main.$F183];&quot;&quot;)">
            <text:p/>
          </table:table-cell>
          <table:table-cell table:formula="of:=IF([main.$H183]=2;[main.$G183];&quot;&quot;)">
            <text:p/>
          </table:table-cell>
        </table:table-row>
        <table:table-row table:style-name="ro1">
          <table:table-cell table:formula="of:=IF([main.$C184]=0;[main.$A184];&quot;&quot;)">
            <text:p/>
          </table:table-cell>
          <table:table-cell table:formula="of:=IF([main.$C184]=0;[main.$B184];&quot;&quot;)">
            <text:p/>
          </table:table-cell>
          <table:table-cell table:formula="of:=IF([main.$C184]=1;[main.$A184];&quot;&quot;)" office:value-type="float" office:value="8.67992" calcext:value-type="float">
            <text:p>8.67992</text:p>
          </table:table-cell>
          <table:table-cell table:formula="of:=IF([main.$C184]=1;[main.$B184];&quot;&quot;)" office:value-type="float" office:value="-2.23399" calcext:value-type="float">
            <text:p>-2.23399</text:p>
          </table:table-cell>
          <table:table-cell table:formula="of:=IF([main.$C184]=2;[main.$A184];&quot;&quot;)">
            <text:p/>
          </table:table-cell>
          <table:table-cell table:formula="of:=IF([main.$C184]=2;[main.$B184];&quot;&quot;)">
            <text:p/>
          </table:table-cell>
          <table:table-cell table:number-columns-repeated="2"/>
          <table:table-cell table:formula="of:=IF([main.$H184]=0;[main.$F184];&quot;&quot;)">
            <text:p/>
          </table:table-cell>
          <table:table-cell table:formula="of:=IF([main.$H184]=0;[main.$G184];&quot;&quot;)">
            <text:p/>
          </table:table-cell>
          <table:table-cell table:formula="of:=IF([main.$H184]=1;[main.$F184];&quot;&quot;)">
            <text:p/>
          </table:table-cell>
          <table:table-cell table:formula="of:=IF([main.$H184]=1;[main.$G184];&quot;&quot;)">
            <text:p/>
          </table:table-cell>
          <table:table-cell table:formula="of:=IF([main.$H184]=2;[main.$F184];&quot;&quot;)" office:value-type="float" office:value="8.67992" calcext:value-type="float">
            <text:p>8.67992</text:p>
          </table:table-cell>
          <table:table-cell table:formula="of:=IF([main.$H184]=2;[main.$G184];&quot;&quot;)" office:value-type="float" office:value="-2.23399" calcext:value-type="float">
            <text:p>-2.23399</text:p>
          </table:table-cell>
        </table:table-row>
        <table:table-row table:style-name="ro1">
          <table:table-cell table:formula="of:=IF([main.$C185]=0;[main.$A185];&quot;&quot;)">
            <text:p/>
          </table:table-cell>
          <table:table-cell table:formula="of:=IF([main.$C185]=0;[main.$B185];&quot;&quot;)">
            <text:p/>
          </table:table-cell>
          <table:table-cell table:formula="of:=IF([main.$C185]=1;[main.$A185];&quot;&quot;)">
            <text:p/>
          </table:table-cell>
          <table:table-cell table:formula="of:=IF([main.$C185]=1;[main.$B185];&quot;&quot;)">
            <text:p/>
          </table:table-cell>
          <table:table-cell table:formula="of:=IF([main.$C185]=2;[main.$A185];&quot;&quot;)" office:value-type="float" office:value="-0.05994" calcext:value-type="float">
            <text:p>-0.05994</text:p>
          </table:table-cell>
          <table:table-cell table:formula="of:=IF([main.$C185]=2;[main.$B185];&quot;&quot;)" office:value-type="float" office:value="7.08716" calcext:value-type="float">
            <text:p>7.08716</text:p>
          </table:table-cell>
          <table:table-cell table:number-columns-repeated="2"/>
          <table:table-cell table:formula="of:=IF([main.$H185]=0;[main.$F185];&quot;&quot;)" office:value-type="float" office:value="-0.05994" calcext:value-type="float">
            <text:p>-0.05994</text:p>
          </table:table-cell>
          <table:table-cell table:formula="of:=IF([main.$H185]=0;[main.$G185];&quot;&quot;)" office:value-type="float" office:value="7.08716" calcext:value-type="float">
            <text:p>7.08716</text:p>
          </table:table-cell>
          <table:table-cell table:formula="of:=IF([main.$H185]=1;[main.$F185];&quot;&quot;)">
            <text:p/>
          </table:table-cell>
          <table:table-cell table:formula="of:=IF([main.$H185]=1;[main.$G185];&quot;&quot;)">
            <text:p/>
          </table:table-cell>
          <table:table-cell table:formula="of:=IF([main.$H185]=2;[main.$F185];&quot;&quot;)">
            <text:p/>
          </table:table-cell>
          <table:table-cell table:formula="of:=IF([main.$H185]=2;[main.$G185];&quot;&quot;)">
            <text:p/>
          </table:table-cell>
        </table:table-row>
        <table:table-row table:style-name="ro1">
          <table:table-cell table:formula="of:=IF([main.$C186]=0;[main.$A186];&quot;&quot;)">
            <text:p/>
          </table:table-cell>
          <table:table-cell table:formula="of:=IF([main.$C186]=0;[main.$B186];&quot;&quot;)">
            <text:p/>
          </table:table-cell>
          <table:table-cell table:formula="of:=IF([main.$C186]=1;[main.$A186];&quot;&quot;)" office:value-type="float" office:value="10.49901" calcext:value-type="float">
            <text:p>10.49901</text:p>
          </table:table-cell>
          <table:table-cell table:formula="of:=IF([main.$C186]=1;[main.$B186];&quot;&quot;)" office:value-type="float" office:value="1.28109" calcext:value-type="float">
            <text:p>1.28109</text:p>
          </table:table-cell>
          <table:table-cell table:formula="of:=IF([main.$C186]=2;[main.$A186];&quot;&quot;)">
            <text:p/>
          </table:table-cell>
          <table:table-cell table:formula="of:=IF([main.$C186]=2;[main.$B186];&quot;&quot;)">
            <text:p/>
          </table:table-cell>
          <table:table-cell table:number-columns-repeated="2"/>
          <table:table-cell table:formula="of:=IF([main.$H186]=0;[main.$F186];&quot;&quot;)">
            <text:p/>
          </table:table-cell>
          <table:table-cell table:formula="of:=IF([main.$H186]=0;[main.$G186];&quot;&quot;)">
            <text:p/>
          </table:table-cell>
          <table:table-cell table:formula="of:=IF([main.$H186]=1;[main.$F186];&quot;&quot;)">
            <text:p/>
          </table:table-cell>
          <table:table-cell table:formula="of:=IF([main.$H186]=1;[main.$G186];&quot;&quot;)">
            <text:p/>
          </table:table-cell>
          <table:table-cell table:formula="of:=IF([main.$H186]=2;[main.$F186];&quot;&quot;)" office:value-type="float" office:value="10.49901" calcext:value-type="float">
            <text:p>10.49901</text:p>
          </table:table-cell>
          <table:table-cell table:formula="of:=IF([main.$H186]=2;[main.$G186];&quot;&quot;)" office:value-type="float" office:value="1.28109" calcext:value-type="float">
            <text:p>1.28109</text:p>
          </table:table-cell>
        </table:table-row>
        <table:table-row table:style-name="ro1">
          <table:table-cell table:formula="of:=IF([main.$C187]=0;[main.$A187];&quot;&quot;)">
            <text:p/>
          </table:table-cell>
          <table:table-cell table:formula="of:=IF([main.$C187]=0;[main.$B187];&quot;&quot;)">
            <text:p/>
          </table:table-cell>
          <table:table-cell table:formula="of:=IF([main.$C187]=1;[main.$A187];&quot;&quot;)" office:value-type="float" office:value="11.77221" calcext:value-type="float">
            <text:p>11.77221</text:p>
          </table:table-cell>
          <table:table-cell table:formula="of:=IF([main.$C187]=1;[main.$B187];&quot;&quot;)" office:value-type="float" office:value="3.77043" calcext:value-type="float">
            <text:p>3.77043</text:p>
          </table:table-cell>
          <table:table-cell table:formula="of:=IF([main.$C187]=2;[main.$A187];&quot;&quot;)">
            <text:p/>
          </table:table-cell>
          <table:table-cell table:formula="of:=IF([main.$C187]=2;[main.$B187];&quot;&quot;)">
            <text:p/>
          </table:table-cell>
          <table:table-cell table:number-columns-repeated="2"/>
          <table:table-cell table:formula="of:=IF([main.$H187]=0;[main.$F187];&quot;&quot;)">
            <text:p/>
          </table:table-cell>
          <table:table-cell table:formula="of:=IF([main.$H187]=0;[main.$G187];&quot;&quot;)">
            <text:p/>
          </table:table-cell>
          <table:table-cell table:formula="of:=IF([main.$H187]=1;[main.$F187];&quot;&quot;)">
            <text:p/>
          </table:table-cell>
          <table:table-cell table:formula="of:=IF([main.$H187]=1;[main.$G187];&quot;&quot;)">
            <text:p/>
          </table:table-cell>
          <table:table-cell table:formula="of:=IF([main.$H187]=2;[main.$F187];&quot;&quot;)" office:value-type="float" office:value="11.77221" calcext:value-type="float">
            <text:p>11.77221</text:p>
          </table:table-cell>
          <table:table-cell table:formula="of:=IF([main.$H187]=2;[main.$G187];&quot;&quot;)" office:value-type="float" office:value="3.77043" calcext:value-type="float">
            <text:p>3.77043</text:p>
          </table:table-cell>
        </table:table-row>
        <table:table-row table:style-name="ro1">
          <table:table-cell table:formula="of:=IF([main.$C188]=0;[main.$A188];&quot;&quot;)">
            <text:p/>
          </table:table-cell>
          <table:table-cell table:formula="of:=IF([main.$C188]=0;[main.$B188];&quot;&quot;)">
            <text:p/>
          </table:table-cell>
          <table:table-cell table:formula="of:=IF([main.$C188]=1;[main.$A188];&quot;&quot;)">
            <text:p/>
          </table:table-cell>
          <table:table-cell table:formula="of:=IF([main.$C188]=1;[main.$B188];&quot;&quot;)">
            <text:p/>
          </table:table-cell>
          <table:table-cell table:formula="of:=IF([main.$C188]=2;[main.$A188];&quot;&quot;)" office:value-type="float" office:value="0.99482" calcext:value-type="float">
            <text:p>0.99482</text:p>
          </table:table-cell>
          <table:table-cell table:formula="of:=IF([main.$C188]=2;[main.$B188];&quot;&quot;)" office:value-type="float" office:value="23.31258" calcext:value-type="float">
            <text:p>23.31258</text:p>
          </table:table-cell>
          <table:table-cell table:number-columns-repeated="2"/>
          <table:table-cell table:formula="of:=IF([main.$H188]=0;[main.$F188];&quot;&quot;)" office:value-type="float" office:value="0.99482" calcext:value-type="float">
            <text:p>0.99482</text:p>
          </table:table-cell>
          <table:table-cell table:formula="of:=IF([main.$H188]=0;[main.$G188];&quot;&quot;)" office:value-type="float" office:value="23.31258" calcext:value-type="float">
            <text:p>23.31258</text:p>
          </table:table-cell>
          <table:table-cell table:formula="of:=IF([main.$H188]=1;[main.$F188];&quot;&quot;)">
            <text:p/>
          </table:table-cell>
          <table:table-cell table:formula="of:=IF([main.$H188]=1;[main.$G188];&quot;&quot;)">
            <text:p/>
          </table:table-cell>
          <table:table-cell table:formula="of:=IF([main.$H188]=2;[main.$F188];&quot;&quot;)">
            <text:p/>
          </table:table-cell>
          <table:table-cell table:formula="of:=IF([main.$H188]=2;[main.$G188];&quot;&quot;)">
            <text:p/>
          </table:table-cell>
        </table:table-row>
        <table:table-row table:style-name="ro1">
          <table:table-cell table:formula="of:=IF([main.$C189]=0;[main.$A189];&quot;&quot;)">
            <text:p/>
          </table:table-cell>
          <table:table-cell table:formula="of:=IF([main.$C189]=0;[main.$B189];&quot;&quot;)">
            <text:p/>
          </table:table-cell>
          <table:table-cell table:formula="of:=IF([main.$C189]=1;[main.$A189];&quot;&quot;)">
            <text:p/>
          </table:table-cell>
          <table:table-cell table:formula="of:=IF([main.$C189]=1;[main.$B189];&quot;&quot;)">
            <text:p/>
          </table:table-cell>
          <table:table-cell table:formula="of:=IF([main.$C189]=2;[main.$A189];&quot;&quot;)" office:value-type="float" office:value="5.34341" calcext:value-type="float">
            <text:p>5.34341</text:p>
          </table:table-cell>
          <table:table-cell table:formula="of:=IF([main.$C189]=2;[main.$B189];&quot;&quot;)" office:value-type="float" office:value="14.8862" calcext:value-type="float">
            <text:p>14.8862</text:p>
          </table:table-cell>
          <table:table-cell table:number-columns-repeated="2"/>
          <table:table-cell table:formula="of:=IF([main.$H189]=0;[main.$F189];&quot;&quot;)" office:value-type="float" office:value="5.34341" calcext:value-type="float">
            <text:p>5.34341</text:p>
          </table:table-cell>
          <table:table-cell table:formula="of:=IF([main.$H189]=0;[main.$G189];&quot;&quot;)" office:value-type="float" office:value="14.8862" calcext:value-type="float">
            <text:p>14.8862</text:p>
          </table:table-cell>
          <table:table-cell table:formula="of:=IF([main.$H189]=1;[main.$F189];&quot;&quot;)">
            <text:p/>
          </table:table-cell>
          <table:table-cell table:formula="of:=IF([main.$H189]=1;[main.$G189];&quot;&quot;)">
            <text:p/>
          </table:table-cell>
          <table:table-cell table:formula="of:=IF([main.$H189]=2;[main.$F189];&quot;&quot;)">
            <text:p/>
          </table:table-cell>
          <table:table-cell table:formula="of:=IF([main.$H189]=2;[main.$G189];&quot;&quot;)">
            <text:p/>
          </table:table-cell>
        </table:table-row>
        <table:table-row table:style-name="ro1">
          <table:table-cell table:formula="of:=IF([main.$C190]=0;[main.$A190];&quot;&quot;)">
            <text:p/>
          </table:table-cell>
          <table:table-cell table:formula="of:=IF([main.$C190]=0;[main.$B190];&quot;&quot;)">
            <text:p/>
          </table:table-cell>
          <table:table-cell table:formula="of:=IF([main.$C190]=1;[main.$A190];&quot;&quot;)">
            <text:p/>
          </table:table-cell>
          <table:table-cell table:formula="of:=IF([main.$C190]=1;[main.$B190];&quot;&quot;)">
            <text:p/>
          </table:table-cell>
          <table:table-cell table:formula="of:=IF([main.$C190]=2;[main.$A190];&quot;&quot;)" office:value-type="float" office:value="-1.51415" calcext:value-type="float">
            <text:p>-1.51415</text:p>
          </table:table-cell>
          <table:table-cell table:formula="of:=IF([main.$C190]=2;[main.$B190];&quot;&quot;)" office:value-type="float" office:value="4.41595" calcext:value-type="float">
            <text:p>4.41595</text:p>
          </table:table-cell>
          <table:table-cell table:number-columns-repeated="2"/>
          <table:table-cell table:formula="of:=IF([main.$H190]=0;[main.$F190];&quot;&quot;)" office:value-type="float" office:value="-1.51415" calcext:value-type="float">
            <text:p>-1.51415</text:p>
          </table:table-cell>
          <table:table-cell table:formula="of:=IF([main.$H190]=0;[main.$G190];&quot;&quot;)" office:value-type="float" office:value="4.41595" calcext:value-type="float">
            <text:p>4.41595</text:p>
          </table:table-cell>
          <table:table-cell table:formula="of:=IF([main.$H190]=1;[main.$F190];&quot;&quot;)">
            <text:p/>
          </table:table-cell>
          <table:table-cell table:formula="of:=IF([main.$H190]=1;[main.$G190];&quot;&quot;)">
            <text:p/>
          </table:table-cell>
          <table:table-cell table:formula="of:=IF([main.$H190]=2;[main.$F190];&quot;&quot;)">
            <text:p/>
          </table:table-cell>
          <table:table-cell table:formula="of:=IF([main.$H190]=2;[main.$G190];&quot;&quot;)">
            <text:p/>
          </table:table-cell>
        </table:table-row>
        <table:table-row table:style-name="ro1">
          <table:table-cell table:formula="of:=IF([main.$C191]=0;[main.$A191];&quot;&quot;)" office:value-type="float" office:value="4.77231" calcext:value-type="float">
            <text:p>4.77231</text:p>
          </table:table-cell>
          <table:table-cell table:formula="of:=IF([main.$C191]=0;[main.$B191];&quot;&quot;)" office:value-type="float" office:value="1.05135" calcext:value-type="float">
            <text:p>1.05135</text:p>
          </table:table-cell>
          <table:table-cell table:formula="of:=IF([main.$C191]=1;[main.$A191];&quot;&quot;)">
            <text:p/>
          </table:table-cell>
          <table:table-cell table:formula="of:=IF([main.$C191]=1;[main.$B191];&quot;&quot;)">
            <text:p/>
          </table:table-cell>
          <table:table-cell table:formula="of:=IF([main.$C191]=2;[main.$A191];&quot;&quot;)">
            <text:p/>
          </table:table-cell>
          <table:table-cell table:formula="of:=IF([main.$C191]=2;[main.$B191];&quot;&quot;)">
            <text:p/>
          </table:table-cell>
          <table:table-cell table:number-columns-repeated="2"/>
          <table:table-cell table:formula="of:=IF([main.$H191]=0;[main.$F191];&quot;&quot;)">
            <text:p/>
          </table:table-cell>
          <table:table-cell table:formula="of:=IF([main.$H191]=0;[main.$G191];&quot;&quot;)">
            <text:p/>
          </table:table-cell>
          <table:table-cell table:formula="of:=IF([main.$H191]=1;[main.$F191];&quot;&quot;)" office:value-type="float" office:value="4.77231" calcext:value-type="float">
            <text:p>4.77231</text:p>
          </table:table-cell>
          <table:table-cell table:formula="of:=IF([main.$H191]=1;[main.$G191];&quot;&quot;)" office:value-type="float" office:value="1.05135" calcext:value-type="float">
            <text:p>1.05135</text:p>
          </table:table-cell>
          <table:table-cell table:formula="of:=IF([main.$H191]=2;[main.$F191];&quot;&quot;)">
            <text:p/>
          </table:table-cell>
          <table:table-cell table:formula="of:=IF([main.$H191]=2;[main.$G191];&quot;&quot;)">
            <text:p/>
          </table:table-cell>
        </table:table-row>
        <table:table-row table:style-name="ro1">
          <table:table-cell table:formula="of:=IF([main.$C192]=0;[main.$A192];&quot;&quot;)">
            <text:p/>
          </table:table-cell>
          <table:table-cell table:formula="of:=IF([main.$C192]=0;[main.$B192];&quot;&quot;)">
            <text:p/>
          </table:table-cell>
          <table:table-cell table:formula="of:=IF([main.$C192]=1;[main.$A192];&quot;&quot;)">
            <text:p/>
          </table:table-cell>
          <table:table-cell table:formula="of:=IF([main.$C192]=1;[main.$B192];&quot;&quot;)">
            <text:p/>
          </table:table-cell>
          <table:table-cell table:formula="of:=IF([main.$C192]=2;[main.$A192];&quot;&quot;)" office:value-type="float" office:value="-9.19748" calcext:value-type="float">
            <text:p>-9.19748</text:p>
          </table:table-cell>
          <table:table-cell table:formula="of:=IF([main.$C192]=2;[main.$B192];&quot;&quot;)" office:value-type="float" office:value="10.87886" calcext:value-type="float">
            <text:p>10.87886</text:p>
          </table:table-cell>
          <table:table-cell table:number-columns-repeated="2"/>
          <table:table-cell table:formula="of:=IF([main.$H192]=0;[main.$F192];&quot;&quot;)" office:value-type="float" office:value="-9.19748" calcext:value-type="float">
            <text:p>-9.19748</text:p>
          </table:table-cell>
          <table:table-cell table:formula="of:=IF([main.$H192]=0;[main.$G192];&quot;&quot;)" office:value-type="float" office:value="10.87886" calcext:value-type="float">
            <text:p>10.87886</text:p>
          </table:table-cell>
          <table:table-cell table:formula="of:=IF([main.$H192]=1;[main.$F192];&quot;&quot;)">
            <text:p/>
          </table:table-cell>
          <table:table-cell table:formula="of:=IF([main.$H192]=1;[main.$G192];&quot;&quot;)">
            <text:p/>
          </table:table-cell>
          <table:table-cell table:formula="of:=IF([main.$H192]=2;[main.$F192];&quot;&quot;)">
            <text:p/>
          </table:table-cell>
          <table:table-cell table:formula="of:=IF([main.$H192]=2;[main.$G192];&quot;&quot;)">
            <text:p/>
          </table:table-cell>
        </table:table-row>
        <table:table-row table:style-name="ro1">
          <table:table-cell table:formula="of:=IF([main.$C193]=0;[main.$A193];&quot;&quot;)">
            <text:p/>
          </table:table-cell>
          <table:table-cell table:formula="of:=IF([main.$C193]=0;[main.$B193];&quot;&quot;)">
            <text:p/>
          </table:table-cell>
          <table:table-cell table:formula="of:=IF([main.$C193]=1;[main.$A193];&quot;&quot;)" office:value-type="float" office:value="10.12272" calcext:value-type="float">
            <text:p>10.12272</text:p>
          </table:table-cell>
          <table:table-cell table:formula="of:=IF([main.$C193]=1;[main.$B193];&quot;&quot;)" office:value-type="float" office:value="3.52982" calcext:value-type="float">
            <text:p>3.52982</text:p>
          </table:table-cell>
          <table:table-cell table:formula="of:=IF([main.$C193]=2;[main.$A193];&quot;&quot;)">
            <text:p/>
          </table:table-cell>
          <table:table-cell table:formula="of:=IF([main.$C193]=2;[main.$B193];&quot;&quot;)">
            <text:p/>
          </table:table-cell>
          <table:table-cell table:number-columns-repeated="2"/>
          <table:table-cell table:formula="of:=IF([main.$H193]=0;[main.$F193];&quot;&quot;)">
            <text:p/>
          </table:table-cell>
          <table:table-cell table:formula="of:=IF([main.$H193]=0;[main.$G193];&quot;&quot;)">
            <text:p/>
          </table:table-cell>
          <table:table-cell table:formula="of:=IF([main.$H193]=1;[main.$F193];&quot;&quot;)">
            <text:p/>
          </table:table-cell>
          <table:table-cell table:formula="of:=IF([main.$H193]=1;[main.$G193];&quot;&quot;)">
            <text:p/>
          </table:table-cell>
          <table:table-cell table:formula="of:=IF([main.$H193]=2;[main.$F193];&quot;&quot;)" office:value-type="float" office:value="10.12272" calcext:value-type="float">
            <text:p>10.12272</text:p>
          </table:table-cell>
          <table:table-cell table:formula="of:=IF([main.$H193]=2;[main.$G193];&quot;&quot;)" office:value-type="float" office:value="3.52982" calcext:value-type="float">
            <text:p>3.52982</text:p>
          </table:table-cell>
        </table:table-row>
        <table:table-row table:style-name="ro1">
          <table:table-cell table:formula="of:=IF([main.$C194]=0;[main.$A194];&quot;&quot;)" office:value-type="float" office:value="1.49248" calcext:value-type="float">
            <text:p>1.49248</text:p>
          </table:table-cell>
          <table:table-cell table:formula="of:=IF([main.$C194]=0;[main.$B194];&quot;&quot;)" office:value-type="float" office:value="-0.14737" calcext:value-type="float">
            <text:p>-0.14737</text:p>
          </table:table-cell>
          <table:table-cell table:formula="of:=IF([main.$C194]=1;[main.$A194];&quot;&quot;)">
            <text:p/>
          </table:table-cell>
          <table:table-cell table:formula="of:=IF([main.$C194]=1;[main.$B194];&quot;&quot;)">
            <text:p/>
          </table:table-cell>
          <table:table-cell table:formula="of:=IF([main.$C194]=2;[main.$A194];&quot;&quot;)">
            <text:p/>
          </table:table-cell>
          <table:table-cell table:formula="of:=IF([main.$C194]=2;[main.$B194];&quot;&quot;)">
            <text:p/>
          </table:table-cell>
          <table:table-cell table:number-columns-repeated="2"/>
          <table:table-cell table:formula="of:=IF([main.$H194]=0;[main.$F194];&quot;&quot;)">
            <text:p/>
          </table:table-cell>
          <table:table-cell table:formula="of:=IF([main.$H194]=0;[main.$G194];&quot;&quot;)">
            <text:p/>
          </table:table-cell>
          <table:table-cell table:formula="of:=IF([main.$H194]=1;[main.$F194];&quot;&quot;)" office:value-type="float" office:value="1.49248" calcext:value-type="float">
            <text:p>1.49248</text:p>
          </table:table-cell>
          <table:table-cell table:formula="of:=IF([main.$H194]=1;[main.$G194];&quot;&quot;)" office:value-type="float" office:value="-0.14737" calcext:value-type="float">
            <text:p>-0.14737</text:p>
          </table:table-cell>
          <table:table-cell table:formula="of:=IF([main.$H194]=2;[main.$F194];&quot;&quot;)">
            <text:p/>
          </table:table-cell>
          <table:table-cell table:formula="of:=IF([main.$H194]=2;[main.$G194];&quot;&quot;)">
            <text:p/>
          </table:table-cell>
        </table:table-row>
        <table:table-row table:style-name="ro1">
          <table:table-cell table:formula="of:=IF([main.$C195]=0;[main.$A195];&quot;&quot;)">
            <text:p/>
          </table:table-cell>
          <table:table-cell table:formula="of:=IF([main.$C195]=0;[main.$B195];&quot;&quot;)">
            <text:p/>
          </table:table-cell>
          <table:table-cell table:formula="of:=IF([main.$C195]=1;[main.$A195];&quot;&quot;)">
            <text:p/>
          </table:table-cell>
          <table:table-cell table:formula="of:=IF([main.$C195]=1;[main.$B195];&quot;&quot;)">
            <text:p/>
          </table:table-cell>
          <table:table-cell table:formula="of:=IF([main.$C195]=2;[main.$A195];&quot;&quot;)" office:value-type="float" office:value="-7.92299" calcext:value-type="float">
            <text:p>-7.92299</text:p>
          </table:table-cell>
          <table:table-cell table:formula="of:=IF([main.$C195]=2;[main.$B195];&quot;&quot;)" office:value-type="float" office:value="17.00979" calcext:value-type="float">
            <text:p>17.00979</text:p>
          </table:table-cell>
          <table:table-cell table:number-columns-repeated="2"/>
          <table:table-cell table:formula="of:=IF([main.$H195]=0;[main.$F195];&quot;&quot;)" office:value-type="float" office:value="-7.92299" calcext:value-type="float">
            <text:p>-7.92299</text:p>
          </table:table-cell>
          <table:table-cell table:formula="of:=IF([main.$H195]=0;[main.$G195];&quot;&quot;)" office:value-type="float" office:value="17.00979" calcext:value-type="float">
            <text:p>17.00979</text:p>
          </table:table-cell>
          <table:table-cell table:formula="of:=IF([main.$H195]=1;[main.$F195];&quot;&quot;)">
            <text:p/>
          </table:table-cell>
          <table:table-cell table:formula="of:=IF([main.$H195]=1;[main.$G195];&quot;&quot;)">
            <text:p/>
          </table:table-cell>
          <table:table-cell table:formula="of:=IF([main.$H195]=2;[main.$F195];&quot;&quot;)">
            <text:p/>
          </table:table-cell>
          <table:table-cell table:formula="of:=IF([main.$H195]=2;[main.$G195];&quot;&quot;)">
            <text:p/>
          </table:table-cell>
        </table:table-row>
        <table:table-row table:style-name="ro1">
          <table:table-cell table:formula="of:=IF([main.$C196]=0;[main.$A196];&quot;&quot;)">
            <text:p/>
          </table:table-cell>
          <table:table-cell table:formula="of:=IF([main.$C196]=0;[main.$B196];&quot;&quot;)">
            <text:p/>
          </table:table-cell>
          <table:table-cell table:formula="of:=IF([main.$C196]=1;[main.$A196];&quot;&quot;)">
            <text:p/>
          </table:table-cell>
          <table:table-cell table:formula="of:=IF([main.$C196]=1;[main.$B196];&quot;&quot;)">
            <text:p/>
          </table:table-cell>
          <table:table-cell table:formula="of:=IF([main.$C196]=2;[main.$A196];&quot;&quot;)" office:value-type="float" office:value="-4.00871" calcext:value-type="float">
            <text:p>-4.00871</text:p>
          </table:table-cell>
          <table:table-cell table:formula="of:=IF([main.$C196]=2;[main.$B196];&quot;&quot;)" office:value-type="float" office:value="24.84396" calcext:value-type="float">
            <text:p>24.84396</text:p>
          </table:table-cell>
          <table:table-cell table:number-columns-repeated="2"/>
          <table:table-cell table:formula="of:=IF([main.$H196]=0;[main.$F196];&quot;&quot;)" office:value-type="float" office:value="-4.00871" calcext:value-type="float">
            <text:p>-4.00871</text:p>
          </table:table-cell>
          <table:table-cell table:formula="of:=IF([main.$H196]=0;[main.$G196];&quot;&quot;)" office:value-type="float" office:value="24.84396" calcext:value-type="float">
            <text:p>24.84396</text:p>
          </table:table-cell>
          <table:table-cell table:formula="of:=IF([main.$H196]=1;[main.$F196];&quot;&quot;)">
            <text:p/>
          </table:table-cell>
          <table:table-cell table:formula="of:=IF([main.$H196]=1;[main.$G196];&quot;&quot;)">
            <text:p/>
          </table:table-cell>
          <table:table-cell table:formula="of:=IF([main.$H196]=2;[main.$F196];&quot;&quot;)">
            <text:p/>
          </table:table-cell>
          <table:table-cell table:formula="of:=IF([main.$H196]=2;[main.$G196];&quot;&quot;)">
            <text:p/>
          </table:table-cell>
        </table:table-row>
        <table:table-row table:style-name="ro1">
          <table:table-cell table:formula="of:=IF([main.$C197]=0;[main.$A197];&quot;&quot;)">
            <text:p/>
          </table:table-cell>
          <table:table-cell table:formula="of:=IF([main.$C197]=0;[main.$B197];&quot;&quot;)">
            <text:p/>
          </table:table-cell>
          <table:table-cell table:formula="of:=IF([main.$C197]=1;[main.$A197];&quot;&quot;)" office:value-type="float" office:value="5.94747" calcext:value-type="float">
            <text:p>5.94747</text:p>
          </table:table-cell>
          <table:table-cell table:formula="of:=IF([main.$C197]=1;[main.$B197];&quot;&quot;)" office:value-type="float" office:value="11.02971" calcext:value-type="float">
            <text:p>11.02971</text:p>
          </table:table-cell>
          <table:table-cell table:formula="of:=IF([main.$C197]=2;[main.$A197];&quot;&quot;)">
            <text:p/>
          </table:table-cell>
          <table:table-cell table:formula="of:=IF([main.$C197]=2;[main.$B197];&quot;&quot;)">
            <text:p/>
          </table:table-cell>
          <table:table-cell table:number-columns-repeated="2"/>
          <table:table-cell table:formula="of:=IF([main.$H197]=0;[main.$F197];&quot;&quot;)">
            <text:p/>
          </table:table-cell>
          <table:table-cell table:formula="of:=IF([main.$H197]=0;[main.$G197];&quot;&quot;)">
            <text:p/>
          </table:table-cell>
          <table:table-cell table:formula="of:=IF([main.$H197]=1;[main.$F197];&quot;&quot;)">
            <text:p/>
          </table:table-cell>
          <table:table-cell table:formula="of:=IF([main.$H197]=1;[main.$G197];&quot;&quot;)">
            <text:p/>
          </table:table-cell>
          <table:table-cell table:formula="of:=IF([main.$H197]=2;[main.$F197];&quot;&quot;)" office:value-type="float" office:value="5.94747" calcext:value-type="float">
            <text:p>5.94747</text:p>
          </table:table-cell>
          <table:table-cell table:formula="of:=IF([main.$H197]=2;[main.$G197];&quot;&quot;)" office:value-type="float" office:value="11.02971" calcext:value-type="float">
            <text:p>11.02971</text:p>
          </table:table-cell>
        </table:table-row>
        <table:table-row table:style-name="ro1">
          <table:table-cell table:formula="of:=IF([main.$C198]=0;[main.$A198];&quot;&quot;)" office:value-type="float" office:value="1.81171" calcext:value-type="float">
            <text:p>1.81171</text:p>
          </table:table-cell>
          <table:table-cell table:formula="of:=IF([main.$C198]=0;[main.$B198];&quot;&quot;)" office:value-type="float" office:value="0.36831" calcext:value-type="float">
            <text:p>0.36831</text:p>
          </table:table-cell>
          <table:table-cell table:formula="of:=IF([main.$C198]=1;[main.$A198];&quot;&quot;)">
            <text:p/>
          </table:table-cell>
          <table:table-cell table:formula="of:=IF([main.$C198]=1;[main.$B198];&quot;&quot;)">
            <text:p/>
          </table:table-cell>
          <table:table-cell table:formula="of:=IF([main.$C198]=2;[main.$A198];&quot;&quot;)">
            <text:p/>
          </table:table-cell>
          <table:table-cell table:formula="of:=IF([main.$C198]=2;[main.$B198];&quot;&quot;)">
            <text:p/>
          </table:table-cell>
          <table:table-cell table:number-columns-repeated="2"/>
          <table:table-cell table:formula="of:=IF([main.$H198]=0;[main.$F198];&quot;&quot;)">
            <text:p/>
          </table:table-cell>
          <table:table-cell table:formula="of:=IF([main.$H198]=0;[main.$G198];&quot;&quot;)">
            <text:p/>
          </table:table-cell>
          <table:table-cell table:formula="of:=IF([main.$H198]=1;[main.$F198];&quot;&quot;)" office:value-type="float" office:value="1.81171" calcext:value-type="float">
            <text:p>1.81171</text:p>
          </table:table-cell>
          <table:table-cell table:formula="of:=IF([main.$H198]=1;[main.$G198];&quot;&quot;)" office:value-type="float" office:value="0.36831" calcext:value-type="float">
            <text:p>0.36831</text:p>
          </table:table-cell>
          <table:table-cell table:formula="of:=IF([main.$H198]=2;[main.$F198];&quot;&quot;)">
            <text:p/>
          </table:table-cell>
          <table:table-cell table:formula="of:=IF([main.$H198]=2;[main.$G198];&quot;&quot;)">
            <text:p/>
          </table:table-cell>
        </table:table-row>
        <table:table-row table:style-name="ro1">
          <table:table-cell table:formula="of:=IF([main.$C199]=0;[main.$A199];&quot;&quot;)">
            <text:p/>
          </table:table-cell>
          <table:table-cell table:formula="of:=IF([main.$C199]=0;[main.$B199];&quot;&quot;)">
            <text:p/>
          </table:table-cell>
          <table:table-cell table:formula="of:=IF([main.$C199]=1;[main.$A199];&quot;&quot;)" office:value-type="float" office:value="7.45234" calcext:value-type="float">
            <text:p>7.45234</text:p>
          </table:table-cell>
          <table:table-cell table:formula="of:=IF([main.$C199]=1;[main.$B199];&quot;&quot;)" office:value-type="float" office:value="10.52398" calcext:value-type="float">
            <text:p>10.52398</text:p>
          </table:table-cell>
          <table:table-cell table:formula="of:=IF([main.$C199]=2;[main.$A199];&quot;&quot;)">
            <text:p/>
          </table:table-cell>
          <table:table-cell table:formula="of:=IF([main.$C199]=2;[main.$B199];&quot;&quot;)">
            <text:p/>
          </table:table-cell>
          <table:table-cell table:number-columns-repeated="2"/>
          <table:table-cell table:formula="of:=IF([main.$H199]=0;[main.$F199];&quot;&quot;)">
            <text:p/>
          </table:table-cell>
          <table:table-cell table:formula="of:=IF([main.$H199]=0;[main.$G199];&quot;&quot;)">
            <text:p/>
          </table:table-cell>
          <table:table-cell table:formula="of:=IF([main.$H199]=1;[main.$F199];&quot;&quot;)">
            <text:p/>
          </table:table-cell>
          <table:table-cell table:formula="of:=IF([main.$H199]=1;[main.$G199];&quot;&quot;)">
            <text:p/>
          </table:table-cell>
          <table:table-cell table:formula="of:=IF([main.$H199]=2;[main.$F199];&quot;&quot;)" office:value-type="float" office:value="7.45234" calcext:value-type="float">
            <text:p>7.45234</text:p>
          </table:table-cell>
          <table:table-cell table:formula="of:=IF([main.$H199]=2;[main.$G199];&quot;&quot;)" office:value-type="float" office:value="10.52398" calcext:value-type="float">
            <text:p>10.52398</text:p>
          </table:table-cell>
        </table:table-row>
        <table:table-row table:style-name="ro1">
          <table:table-cell table:formula="of:=IF([main.$C200]=0;[main.$A200];&quot;&quot;)">
            <text:p/>
          </table:table-cell>
          <table:table-cell table:formula="of:=IF([main.$C200]=0;[main.$B200];&quot;&quot;)">
            <text:p/>
          </table:table-cell>
          <table:table-cell table:formula="of:=IF([main.$C200]=1;[main.$A200];&quot;&quot;)" office:value-type="float" office:value="7.03669" calcext:value-type="float">
            <text:p>7.03669</text:p>
          </table:table-cell>
          <table:table-cell table:formula="of:=IF([main.$C200]=1;[main.$B200];&quot;&quot;)" office:value-type="float" office:value="1.45918" calcext:value-type="float">
            <text:p>1.45918</text:p>
          </table:table-cell>
          <table:table-cell table:formula="of:=IF([main.$C200]=2;[main.$A200];&quot;&quot;)">
            <text:p/>
          </table:table-cell>
          <table:table-cell table:formula="of:=IF([main.$C200]=2;[main.$B200];&quot;&quot;)">
            <text:p/>
          </table:table-cell>
          <table:table-cell table:number-columns-repeated="2"/>
          <table:table-cell table:formula="of:=IF([main.$H200]=0;[main.$F200];&quot;&quot;)">
            <text:p/>
          </table:table-cell>
          <table:table-cell table:formula="of:=IF([main.$H200]=0;[main.$G200];&quot;&quot;)">
            <text:p/>
          </table:table-cell>
          <table:table-cell table:formula="of:=IF([main.$H200]=1;[main.$F200];&quot;&quot;)">
            <text:p/>
          </table:table-cell>
          <table:table-cell table:formula="of:=IF([main.$H200]=1;[main.$G200];&quot;&quot;)">
            <text:p/>
          </table:table-cell>
          <table:table-cell table:formula="of:=IF([main.$H200]=2;[main.$F200];&quot;&quot;)" office:value-type="float" office:value="7.03669" calcext:value-type="float">
            <text:p>7.03669</text:p>
          </table:table-cell>
          <table:table-cell table:formula="of:=IF([main.$H200]=2;[main.$G200];&quot;&quot;)" office:value-type="float" office:value="1.45918" calcext:value-type="float">
            <text:p>1.45918</text:p>
          </table:table-cell>
        </table:table-row>
        <table:table-row table:style-name="ro1">
          <table:table-cell table:formula="of:=IF([main.$C201]=0;[main.$A201];&quot;&quot;)">
            <text:p/>
          </table:table-cell>
          <table:table-cell table:formula="of:=IF([main.$C201]=0;[main.$B201];&quot;&quot;)">
            <text:p/>
          </table:table-cell>
          <table:table-cell table:formula="of:=IF([main.$C201]=1;[main.$A201];&quot;&quot;)" office:value-type="float" office:value="4.55199" calcext:value-type="float">
            <text:p>4.55199</text:p>
          </table:table-cell>
          <table:table-cell table:formula="of:=IF([main.$C201]=1;[main.$B201];&quot;&quot;)" office:value-type="float" office:value="3.5628" calcext:value-type="float">
            <text:p>3.5628</text:p>
          </table:table-cell>
          <table:table-cell table:formula="of:=IF([main.$C201]=2;[main.$A201];&quot;&quot;)">
            <text:p/>
          </table:table-cell>
          <table:table-cell table:formula="of:=IF([main.$C201]=2;[main.$B201];&quot;&quot;)">
            <text:p/>
          </table:table-cell>
          <table:table-cell table:number-columns-repeated="2"/>
          <table:table-cell table:formula="of:=IF([main.$H201]=0;[main.$F201];&quot;&quot;)">
            <text:p/>
          </table:table-cell>
          <table:table-cell table:formula="of:=IF([main.$H201]=0;[main.$G201];&quot;&quot;)">
            <text:p/>
          </table:table-cell>
          <table:table-cell table:formula="of:=IF([main.$H201]=1;[main.$F201];&quot;&quot;)">
            <text:p/>
          </table:table-cell>
          <table:table-cell table:formula="of:=IF([main.$H201]=1;[main.$G201];&quot;&quot;)">
            <text:p/>
          </table:table-cell>
          <table:table-cell table:formula="of:=IF([main.$H201]=2;[main.$F201];&quot;&quot;)" office:value-type="float" office:value="4.55199" calcext:value-type="float">
            <text:p>4.55199</text:p>
          </table:table-cell>
          <table:table-cell table:formula="of:=IF([main.$H201]=2;[main.$G201];&quot;&quot;)" office:value-type="float" office:value="3.5628" calcext:value-type="float">
            <text:p>3.5628</text:p>
          </table:table-cell>
        </table:table-row>
        <table:table-row table:style-name="ro1">
          <table:table-cell table:formula="of:=IF([main.$C202]=0;[main.$A202];&quot;&quot;)">
            <text:p/>
          </table:table-cell>
          <table:table-cell table:formula="of:=IF([main.$C202]=0;[main.$B202];&quot;&quot;)">
            <text:p/>
          </table:table-cell>
          <table:table-cell table:formula="of:=IF([main.$C202]=1;[main.$A202];&quot;&quot;)">
            <text:p/>
          </table:table-cell>
          <table:table-cell table:formula="of:=IF([main.$C202]=1;[main.$B202];&quot;&quot;)">
            <text:p/>
          </table:table-cell>
          <table:table-cell table:formula="of:=IF([main.$C202]=2;[main.$A202];&quot;&quot;)" office:value-type="float" office:value="-4.05806" calcext:value-type="float">
            <text:p>-4.05806</text:p>
          </table:table-cell>
          <table:table-cell table:formula="of:=IF([main.$C202]=2;[main.$B202];&quot;&quot;)" office:value-type="float" office:value="16.26388" calcext:value-type="float">
            <text:p>16.26388</text:p>
          </table:table-cell>
          <table:table-cell table:number-columns-repeated="2"/>
          <table:table-cell table:formula="of:=IF([main.$H202]=0;[main.$F202];&quot;&quot;)" office:value-type="float" office:value="-4.05806" calcext:value-type="float">
            <text:p>-4.05806</text:p>
          </table:table-cell>
          <table:table-cell table:formula="of:=IF([main.$H202]=0;[main.$G202];&quot;&quot;)" office:value-type="float" office:value="16.26388" calcext:value-type="float">
            <text:p>16.26388</text:p>
          </table:table-cell>
          <table:table-cell table:formula="of:=IF([main.$H202]=1;[main.$F202];&quot;&quot;)">
            <text:p/>
          </table:table-cell>
          <table:table-cell table:formula="of:=IF([main.$H202]=1;[main.$G202];&quot;&quot;)">
            <text:p/>
          </table:table-cell>
          <table:table-cell table:formula="of:=IF([main.$H202]=2;[main.$F202];&quot;&quot;)">
            <text:p/>
          </table:table-cell>
          <table:table-cell table:formula="of:=IF([main.$H202]=2;[main.$G202];&quot;&quot;)">
            <text:p/>
          </table:table-cell>
        </table:table-row>
        <table:table-row table:style-name="ro1">
          <table:table-cell table:formula="of:=IF([main.$C203]=0;[main.$A203];&quot;&quot;)" office:value-type="float" office:value="0.03718" calcext:value-type="float">
            <text:p>0.03718</text:p>
          </table:table-cell>
          <table:table-cell table:formula="of:=IF([main.$C203]=0;[main.$B203];&quot;&quot;)" office:value-type="float" office:value="1.78718" calcext:value-type="float">
            <text:p>1.78718</text:p>
          </table:table-cell>
          <table:table-cell table:formula="of:=IF([main.$C203]=1;[main.$A203];&quot;&quot;)">
            <text:p/>
          </table:table-cell>
          <table:table-cell table:formula="of:=IF([main.$C203]=1;[main.$B203];&quot;&quot;)">
            <text:p/>
          </table:table-cell>
          <table:table-cell table:formula="of:=IF([main.$C203]=2;[main.$A203];&quot;&quot;)">
            <text:p/>
          </table:table-cell>
          <table:table-cell table:formula="of:=IF([main.$C203]=2;[main.$B203];&quot;&quot;)">
            <text:p/>
          </table:table-cell>
          <table:table-cell table:number-columns-repeated="2"/>
          <table:table-cell table:formula="of:=IF([main.$H203]=0;[main.$F203];&quot;&quot;)">
            <text:p/>
          </table:table-cell>
          <table:table-cell table:formula="of:=IF([main.$H203]=0;[main.$G203];&quot;&quot;)">
            <text:p/>
          </table:table-cell>
          <table:table-cell table:formula="of:=IF([main.$H203]=1;[main.$F203];&quot;&quot;)" office:value-type="float" office:value="0.03718" calcext:value-type="float">
            <text:p>0.03718</text:p>
          </table:table-cell>
          <table:table-cell table:formula="of:=IF([main.$H203]=1;[main.$G203];&quot;&quot;)" office:value-type="float" office:value="1.78718" calcext:value-type="float">
            <text:p>1.78718</text:p>
          </table:table-cell>
          <table:table-cell table:formula="of:=IF([main.$H203]=2;[main.$F203];&quot;&quot;)">
            <text:p/>
          </table:table-cell>
          <table:table-cell table:formula="of:=IF([main.$H203]=2;[main.$G203];&quot;&quot;)">
            <text:p/>
          </table:table-cell>
        </table:table-row>
        <table:table-row table:style-name="ro1">
          <table:table-cell table:formula="of:=IF([main.$C204]=0;[main.$A204];&quot;&quot;)" office:value-type="float" office:value="2.10733" calcext:value-type="float">
            <text:p>2.10733</text:p>
          </table:table-cell>
          <table:table-cell table:formula="of:=IF([main.$C204]=0;[main.$B204];&quot;&quot;)" office:value-type="float" office:value="2.06185" calcext:value-type="float">
            <text:p>2.06185</text:p>
          </table:table-cell>
          <table:table-cell table:formula="of:=IF([main.$C204]=1;[main.$A204];&quot;&quot;)">
            <text:p/>
          </table:table-cell>
          <table:table-cell table:formula="of:=IF([main.$C204]=1;[main.$B204];&quot;&quot;)">
            <text:p/>
          </table:table-cell>
          <table:table-cell table:formula="of:=IF([main.$C204]=2;[main.$A204];&quot;&quot;)">
            <text:p/>
          </table:table-cell>
          <table:table-cell table:formula="of:=IF([main.$C204]=2;[main.$B204];&quot;&quot;)">
            <text:p/>
          </table:table-cell>
          <table:table-cell table:number-columns-repeated="2"/>
          <table:table-cell table:formula="of:=IF([main.$H204]=0;[main.$F204];&quot;&quot;)">
            <text:p/>
          </table:table-cell>
          <table:table-cell table:formula="of:=IF([main.$H204]=0;[main.$G204];&quot;&quot;)">
            <text:p/>
          </table:table-cell>
          <table:table-cell table:formula="of:=IF([main.$H204]=1;[main.$F204];&quot;&quot;)" office:value-type="float" office:value="2.10733" calcext:value-type="float">
            <text:p>2.10733</text:p>
          </table:table-cell>
          <table:table-cell table:formula="of:=IF([main.$H204]=1;[main.$G204];&quot;&quot;)" office:value-type="float" office:value="2.06185" calcext:value-type="float">
            <text:p>2.06185</text:p>
          </table:table-cell>
          <table:table-cell table:formula="of:=IF([main.$H204]=2;[main.$F204];&quot;&quot;)">
            <text:p/>
          </table:table-cell>
          <table:table-cell table:formula="of:=IF([main.$H204]=2;[main.$G204];&quot;&quot;)">
            <text:p/>
          </table:table-cell>
        </table:table-row>
        <table:table-row table:style-name="ro1">
          <table:table-cell table:formula="of:=IF([main.$C205]=0;[main.$A205];&quot;&quot;)">
            <text:p/>
          </table:table-cell>
          <table:table-cell table:formula="of:=IF([main.$C205]=0;[main.$B205];&quot;&quot;)">
            <text:p/>
          </table:table-cell>
          <table:table-cell table:formula="of:=IF([main.$C205]=1;[main.$A205];&quot;&quot;)" office:value-type="float" office:value="15.24131" calcext:value-type="float">
            <text:p>15.24131</text:p>
          </table:table-cell>
          <table:table-cell table:formula="of:=IF([main.$C205]=1;[main.$B205];&quot;&quot;)" office:value-type="float" office:value="5.73501" calcext:value-type="float">
            <text:p>5.73501</text:p>
          </table:table-cell>
          <table:table-cell table:formula="of:=IF([main.$C205]=2;[main.$A205];&quot;&quot;)">
            <text:p/>
          </table:table-cell>
          <table:table-cell table:formula="of:=IF([main.$C205]=2;[main.$B205];&quot;&quot;)">
            <text:p/>
          </table:table-cell>
          <table:table-cell table:number-columns-repeated="2"/>
          <table:table-cell table:formula="of:=IF([main.$H205]=0;[main.$F205];&quot;&quot;)">
            <text:p/>
          </table:table-cell>
          <table:table-cell table:formula="of:=IF([main.$H205]=0;[main.$G205];&quot;&quot;)">
            <text:p/>
          </table:table-cell>
          <table:table-cell table:formula="of:=IF([main.$H205]=1;[main.$F205];&quot;&quot;)">
            <text:p/>
          </table:table-cell>
          <table:table-cell table:formula="of:=IF([main.$H205]=1;[main.$G205];&quot;&quot;)">
            <text:p/>
          </table:table-cell>
          <table:table-cell table:formula="of:=IF([main.$H205]=2;[main.$F205];&quot;&quot;)" office:value-type="float" office:value="15.24131" calcext:value-type="float">
            <text:p>15.24131</text:p>
          </table:table-cell>
          <table:table-cell table:formula="of:=IF([main.$H205]=2;[main.$G205];&quot;&quot;)" office:value-type="float" office:value="5.73501" calcext:value-type="float">
            <text:p>5.73501</text:p>
          </table:table-cell>
        </table:table-row>
        <table:table-row table:style-name="ro1">
          <table:table-cell table:formula="of:=IF([main.$C206]=0;[main.$A206];&quot;&quot;)" office:value-type="float" office:value="-3.5643" calcext:value-type="float">
            <text:p>-3.5643</text:p>
          </table:table-cell>
          <table:table-cell table:formula="of:=IF([main.$C206]=0;[main.$B206];&quot;&quot;)" office:value-type="float" office:value="-2.20709" calcext:value-type="float">
            <text:p>-2.20709</text:p>
          </table:table-cell>
          <table:table-cell table:formula="of:=IF([main.$C206]=1;[main.$A206];&quot;&quot;)">
            <text:p/>
          </table:table-cell>
          <table:table-cell table:formula="of:=IF([main.$C206]=1;[main.$B206];&quot;&quot;)">
            <text:p/>
          </table:table-cell>
          <table:table-cell table:formula="of:=IF([main.$C206]=2;[main.$A206];&quot;&quot;)">
            <text:p/>
          </table:table-cell>
          <table:table-cell table:formula="of:=IF([main.$C206]=2;[main.$B206];&quot;&quot;)">
            <text:p/>
          </table:table-cell>
          <table:table-cell table:number-columns-repeated="2"/>
          <table:table-cell table:formula="of:=IF([main.$H206]=0;[main.$F206];&quot;&quot;)">
            <text:p/>
          </table:table-cell>
          <table:table-cell table:formula="of:=IF([main.$H206]=0;[main.$G206];&quot;&quot;)">
            <text:p/>
          </table:table-cell>
          <table:table-cell table:formula="of:=IF([main.$H206]=1;[main.$F206];&quot;&quot;)" office:value-type="float" office:value="-3.5643" calcext:value-type="float">
            <text:p>-3.5643</text:p>
          </table:table-cell>
          <table:table-cell table:formula="of:=IF([main.$H206]=1;[main.$G206];&quot;&quot;)" office:value-type="float" office:value="-2.20709" calcext:value-type="float">
            <text:p>-2.20709</text:p>
          </table:table-cell>
          <table:table-cell table:formula="of:=IF([main.$H206]=2;[main.$F206];&quot;&quot;)">
            <text:p/>
          </table:table-cell>
          <table:table-cell table:formula="of:=IF([main.$H206]=2;[main.$G206];&quot;&quot;)">
            <text:p/>
          </table:table-cell>
        </table:table-row>
        <table:table-row table:style-name="ro1">
          <table:table-cell table:formula="of:=IF([main.$C207]=0;[main.$A207];&quot;&quot;)" office:value-type="float" office:value="10.10528" calcext:value-type="float">
            <text:p>10.10528</text:p>
          </table:table-cell>
          <table:table-cell table:formula="of:=IF([main.$C207]=0;[main.$B207];&quot;&quot;)" office:value-type="float" office:value="-0.00739" calcext:value-type="float">
            <text:p>-0.00739</text:p>
          </table:table-cell>
          <table:table-cell table:formula="of:=IF([main.$C207]=1;[main.$A207];&quot;&quot;)">
            <text:p/>
          </table:table-cell>
          <table:table-cell table:formula="of:=IF([main.$C207]=1;[main.$B207];&quot;&quot;)">
            <text:p/>
          </table:table-cell>
          <table:table-cell table:formula="of:=IF([main.$C207]=2;[main.$A207];&quot;&quot;)">
            <text:p/>
          </table:table-cell>
          <table:table-cell table:formula="of:=IF([main.$C207]=2;[main.$B207];&quot;&quot;)">
            <text:p/>
          </table:table-cell>
          <table:table-cell table:number-columns-repeated="2"/>
          <table:table-cell table:formula="of:=IF([main.$H207]=0;[main.$F207];&quot;&quot;)">
            <text:p/>
          </table:table-cell>
          <table:table-cell table:formula="of:=IF([main.$H207]=0;[main.$G207];&quot;&quot;)">
            <text:p/>
          </table:table-cell>
          <table:table-cell table:formula="of:=IF([main.$H207]=1;[main.$F207];&quot;&quot;)">
            <text:p/>
          </table:table-cell>
          <table:table-cell table:formula="of:=IF([main.$H207]=1;[main.$G207];&quot;&quot;)">
            <text:p/>
          </table:table-cell>
          <table:table-cell table:formula="of:=IF([main.$H207]=2;[main.$F207];&quot;&quot;)" office:value-type="float" office:value="10.10528" calcext:value-type="float">
            <text:p>10.10528</text:p>
          </table:table-cell>
          <table:table-cell table:formula="of:=IF([main.$H207]=2;[main.$G207];&quot;&quot;)" office:value-type="float" office:value="-0.00739" calcext:value-type="float">
            <text:p>-0.00739</text:p>
          </table:table-cell>
        </table:table-row>
        <table:table-row table:style-name="ro1">
          <table:table-cell table:formula="of:=IF([main.$C208]=0;[main.$A208];&quot;&quot;)" office:value-type="float" office:value="1.05114" calcext:value-type="float">
            <text:p>1.05114</text:p>
          </table:table-cell>
          <table:table-cell table:formula="of:=IF([main.$C208]=0;[main.$B208];&quot;&quot;)" office:value-type="float" office:value="-0.67081" calcext:value-type="float">
            <text:p>-0.67081</text:p>
          </table:table-cell>
          <table:table-cell table:formula="of:=IF([main.$C208]=1;[main.$A208];&quot;&quot;)">
            <text:p/>
          </table:table-cell>
          <table:table-cell table:formula="of:=IF([main.$C208]=1;[main.$B208];&quot;&quot;)">
            <text:p/>
          </table:table-cell>
          <table:table-cell table:formula="of:=IF([main.$C208]=2;[main.$A208];&quot;&quot;)">
            <text:p/>
          </table:table-cell>
          <table:table-cell table:formula="of:=IF([main.$C208]=2;[main.$B208];&quot;&quot;)">
            <text:p/>
          </table:table-cell>
          <table:table-cell table:number-columns-repeated="2"/>
          <table:table-cell table:formula="of:=IF([main.$H208]=0;[main.$F208];&quot;&quot;)">
            <text:p/>
          </table:table-cell>
          <table:table-cell table:formula="of:=IF([main.$H208]=0;[main.$G208];&quot;&quot;)">
            <text:p/>
          </table:table-cell>
          <table:table-cell table:formula="of:=IF([main.$H208]=1;[main.$F208];&quot;&quot;)" office:value-type="float" office:value="1.05114" calcext:value-type="float">
            <text:p>1.05114</text:p>
          </table:table-cell>
          <table:table-cell table:formula="of:=IF([main.$H208]=1;[main.$G208];&quot;&quot;)" office:value-type="float" office:value="-0.67081" calcext:value-type="float">
            <text:p>-0.67081</text:p>
          </table:table-cell>
          <table:table-cell table:formula="of:=IF([main.$H208]=2;[main.$F208];&quot;&quot;)">
            <text:p/>
          </table:table-cell>
          <table:table-cell table:formula="of:=IF([main.$H208]=2;[main.$G208];&quot;&quot;)">
            <text:p/>
          </table:table-cell>
        </table:table-row>
        <table:table-row table:style-name="ro1">
          <table:table-cell table:formula="of:=IF([main.$C209]=0;[main.$A209];&quot;&quot;)">
            <text:p/>
          </table:table-cell>
          <table:table-cell table:formula="of:=IF([main.$C209]=0;[main.$B209];&quot;&quot;)">
            <text:p/>
          </table:table-cell>
          <table:table-cell table:formula="of:=IF([main.$C209]=1;[main.$A209];&quot;&quot;)" office:value-type="float" office:value="7.32581" calcext:value-type="float">
            <text:p>7.32581</text:p>
          </table:table-cell>
          <table:table-cell table:formula="of:=IF([main.$C209]=1;[main.$B209];&quot;&quot;)" office:value-type="float" office:value="9.70212" calcext:value-type="float">
            <text:p>9.70212</text:p>
          </table:table-cell>
          <table:table-cell table:formula="of:=IF([main.$C209]=2;[main.$A209];&quot;&quot;)">
            <text:p/>
          </table:table-cell>
          <table:table-cell table:formula="of:=IF([main.$C209]=2;[main.$B209];&quot;&quot;)">
            <text:p/>
          </table:table-cell>
          <table:table-cell table:number-columns-repeated="2"/>
          <table:table-cell table:formula="of:=IF([main.$H209]=0;[main.$F209];&quot;&quot;)">
            <text:p/>
          </table:table-cell>
          <table:table-cell table:formula="of:=IF([main.$H209]=0;[main.$G209];&quot;&quot;)">
            <text:p/>
          </table:table-cell>
          <table:table-cell table:formula="of:=IF([main.$H209]=1;[main.$F209];&quot;&quot;)">
            <text:p/>
          </table:table-cell>
          <table:table-cell table:formula="of:=IF([main.$H209]=1;[main.$G209];&quot;&quot;)">
            <text:p/>
          </table:table-cell>
          <table:table-cell table:formula="of:=IF([main.$H209]=2;[main.$F209];&quot;&quot;)" office:value-type="float" office:value="7.32581" calcext:value-type="float">
            <text:p>7.32581</text:p>
          </table:table-cell>
          <table:table-cell table:formula="of:=IF([main.$H209]=2;[main.$G209];&quot;&quot;)" office:value-type="float" office:value="9.70212" calcext:value-type="float">
            <text:p>9.70212</text:p>
          </table:table-cell>
        </table:table-row>
        <table:table-row table:style-name="ro1">
          <table:table-cell table:formula="of:=IF([main.$C210]=0;[main.$A210];&quot;&quot;)" office:value-type="float" office:value="3.06503" calcext:value-type="float">
            <text:p>3.06503</text:p>
          </table:table-cell>
          <table:table-cell table:formula="of:=IF([main.$C210]=0;[main.$B210];&quot;&quot;)" office:value-type="float" office:value="0.44892" calcext:value-type="float">
            <text:p>0.44892</text:p>
          </table:table-cell>
          <table:table-cell table:formula="of:=IF([main.$C210]=1;[main.$A210];&quot;&quot;)">
            <text:p/>
          </table:table-cell>
          <table:table-cell table:formula="of:=IF([main.$C210]=1;[main.$B210];&quot;&quot;)">
            <text:p/>
          </table:table-cell>
          <table:table-cell table:formula="of:=IF([main.$C210]=2;[main.$A210];&quot;&quot;)">
            <text:p/>
          </table:table-cell>
          <table:table-cell table:formula="of:=IF([main.$C210]=2;[main.$B210];&quot;&quot;)">
            <text:p/>
          </table:table-cell>
          <table:table-cell table:number-columns-repeated="2"/>
          <table:table-cell table:formula="of:=IF([main.$H210]=0;[main.$F210];&quot;&quot;)">
            <text:p/>
          </table:table-cell>
          <table:table-cell table:formula="of:=IF([main.$H210]=0;[main.$G210];&quot;&quot;)">
            <text:p/>
          </table:table-cell>
          <table:table-cell table:formula="of:=IF([main.$H210]=1;[main.$F210];&quot;&quot;)" office:value-type="float" office:value="3.06503" calcext:value-type="float">
            <text:p>3.06503</text:p>
          </table:table-cell>
          <table:table-cell table:formula="of:=IF([main.$H210]=1;[main.$G210];&quot;&quot;)" office:value-type="float" office:value="0.44892" calcext:value-type="float">
            <text:p>0.44892</text:p>
          </table:table-cell>
          <table:table-cell table:formula="of:=IF([main.$H210]=2;[main.$F210];&quot;&quot;)">
            <text:p/>
          </table:table-cell>
          <table:table-cell table:formula="of:=IF([main.$H210]=2;[main.$G210];&quot;&quot;)">
            <text:p/>
          </table:table-cell>
        </table:table-row>
        <table:table-row table:style-name="ro1">
          <table:table-cell table:formula="of:=IF([main.$C211]=0;[main.$A211];&quot;&quot;)">
            <text:p/>
          </table:table-cell>
          <table:table-cell table:formula="of:=IF([main.$C211]=0;[main.$B211];&quot;&quot;)">
            <text:p/>
          </table:table-cell>
          <table:table-cell table:formula="of:=IF([main.$C211]=1;[main.$A211];&quot;&quot;)">
            <text:p/>
          </table:table-cell>
          <table:table-cell table:formula="of:=IF([main.$C211]=1;[main.$B211];&quot;&quot;)">
            <text:p/>
          </table:table-cell>
          <table:table-cell table:formula="of:=IF([main.$C211]=2;[main.$A211];&quot;&quot;)" office:value-type="float" office:value="-0.86725" calcext:value-type="float">
            <text:p>-0.86725</text:p>
          </table:table-cell>
          <table:table-cell table:formula="of:=IF([main.$C211]=2;[main.$B211];&quot;&quot;)" office:value-type="float" office:value="12.88822" calcext:value-type="float">
            <text:p>12.88822</text:p>
          </table:table-cell>
          <table:table-cell table:number-columns-repeated="2"/>
          <table:table-cell table:formula="of:=IF([main.$H211]=0;[main.$F211];&quot;&quot;)" office:value-type="float" office:value="-0.86725" calcext:value-type="float">
            <text:p>-0.86725</text:p>
          </table:table-cell>
          <table:table-cell table:formula="of:=IF([main.$H211]=0;[main.$G211];&quot;&quot;)" office:value-type="float" office:value="12.88822" calcext:value-type="float">
            <text:p>12.88822</text:p>
          </table:table-cell>
          <table:table-cell table:formula="of:=IF([main.$H211]=1;[main.$F211];&quot;&quot;)">
            <text:p/>
          </table:table-cell>
          <table:table-cell table:formula="of:=IF([main.$H211]=1;[main.$G211];&quot;&quot;)">
            <text:p/>
          </table:table-cell>
          <table:table-cell table:formula="of:=IF([main.$H211]=2;[main.$F211];&quot;&quot;)">
            <text:p/>
          </table:table-cell>
          <table:table-cell table:formula="of:=IF([main.$H211]=2;[main.$G211];&quot;&quot;)">
            <text:p/>
          </table:table-cell>
        </table:table-row>
        <table:table-row table:style-name="ro1">
          <table:table-cell table:formula="of:=IF([main.$C212]=0;[main.$A212];&quot;&quot;)" office:value-type="float" office:value="-2.58165" calcext:value-type="float">
            <text:p>-2.58165</text:p>
          </table:table-cell>
          <table:table-cell table:formula="of:=IF([main.$C212]=0;[main.$B212];&quot;&quot;)" office:value-type="float" office:value="-0.23914" calcext:value-type="float">
            <text:p>-0.23914</text:p>
          </table:table-cell>
          <table:table-cell table:formula="of:=IF([main.$C212]=1;[main.$A212];&quot;&quot;)">
            <text:p/>
          </table:table-cell>
          <table:table-cell table:formula="of:=IF([main.$C212]=1;[main.$B212];&quot;&quot;)">
            <text:p/>
          </table:table-cell>
          <table:table-cell table:formula="of:=IF([main.$C212]=2;[main.$A212];&quot;&quot;)">
            <text:p/>
          </table:table-cell>
          <table:table-cell table:formula="of:=IF([main.$C212]=2;[main.$B212];&quot;&quot;)">
            <text:p/>
          </table:table-cell>
          <table:table-cell table:number-columns-repeated="2"/>
          <table:table-cell table:formula="of:=IF([main.$H212]=0;[main.$F212];&quot;&quot;)">
            <text:p/>
          </table:table-cell>
          <table:table-cell table:formula="of:=IF([main.$H212]=0;[main.$G212];&quot;&quot;)">
            <text:p/>
          </table:table-cell>
          <table:table-cell table:formula="of:=IF([main.$H212]=1;[main.$F212];&quot;&quot;)" office:value-type="float" office:value="-2.58165" calcext:value-type="float">
            <text:p>-2.58165</text:p>
          </table:table-cell>
          <table:table-cell table:formula="of:=IF([main.$H212]=1;[main.$G212];&quot;&quot;)" office:value-type="float" office:value="-0.23914" calcext:value-type="float">
            <text:p>-0.23914</text:p>
          </table:table-cell>
          <table:table-cell table:formula="of:=IF([main.$H212]=2;[main.$F212];&quot;&quot;)">
            <text:p/>
          </table:table-cell>
          <table:table-cell table:formula="of:=IF([main.$H212]=2;[main.$G212];&quot;&quot;)">
            <text:p/>
          </table:table-cell>
        </table:table-row>
        <table:table-row table:style-name="ro1">
          <table:table-cell table:formula="of:=IF([main.$C213]=0;[main.$A213];&quot;&quot;)" office:value-type="float" office:value="-1.7126" calcext:value-type="float">
            <text:p>-1.7126</text:p>
          </table:table-cell>
          <table:table-cell table:formula="of:=IF([main.$C213]=0;[main.$B213];&quot;&quot;)" office:value-type="float" office:value="0.04135" calcext:value-type="float">
            <text:p>0.04135</text:p>
          </table:table-cell>
          <table:table-cell table:formula="of:=IF([main.$C213]=1;[main.$A213];&quot;&quot;)">
            <text:p/>
          </table:table-cell>
          <table:table-cell table:formula="of:=IF([main.$C213]=1;[main.$B213];&quot;&quot;)">
            <text:p/>
          </table:table-cell>
          <table:table-cell table:formula="of:=IF([main.$C213]=2;[main.$A213];&quot;&quot;)">
            <text:p/>
          </table:table-cell>
          <table:table-cell table:formula="of:=IF([main.$C213]=2;[main.$B213];&quot;&quot;)">
            <text:p/>
          </table:table-cell>
          <table:table-cell table:number-columns-repeated="2"/>
          <table:table-cell table:formula="of:=IF([main.$H213]=0;[main.$F213];&quot;&quot;)">
            <text:p/>
          </table:table-cell>
          <table:table-cell table:formula="of:=IF([main.$H213]=0;[main.$G213];&quot;&quot;)">
            <text:p/>
          </table:table-cell>
          <table:table-cell table:formula="of:=IF([main.$H213]=1;[main.$F213];&quot;&quot;)" office:value-type="float" office:value="-1.7126" calcext:value-type="float">
            <text:p>-1.7126</text:p>
          </table:table-cell>
          <table:table-cell table:formula="of:=IF([main.$H213]=1;[main.$G213];&quot;&quot;)" office:value-type="float" office:value="0.04135" calcext:value-type="float">
            <text:p>0.04135</text:p>
          </table:table-cell>
          <table:table-cell table:formula="of:=IF([main.$H213]=2;[main.$F213];&quot;&quot;)">
            <text:p/>
          </table:table-cell>
          <table:table-cell table:formula="of:=IF([main.$H213]=2;[main.$G213];&quot;&quot;)">
            <text:p/>
          </table:table-cell>
        </table:table-row>
        <table:table-row table:style-name="ro1">
          <table:table-cell table:formula="of:=IF([main.$C214]=0;[main.$A214];&quot;&quot;)" office:value-type="float" office:value="-3.07193" calcext:value-type="float">
            <text:p>-3.07193</text:p>
          </table:table-cell>
          <table:table-cell table:formula="of:=IF([main.$C214]=0;[main.$B214];&quot;&quot;)" office:value-type="float" office:value="-0.56788" calcext:value-type="float">
            <text:p>-0.56788</text:p>
          </table:table-cell>
          <table:table-cell table:formula="of:=IF([main.$C214]=1;[main.$A214];&quot;&quot;)">
            <text:p/>
          </table:table-cell>
          <table:table-cell table:formula="of:=IF([main.$C214]=1;[main.$B214];&quot;&quot;)">
            <text:p/>
          </table:table-cell>
          <table:table-cell table:formula="of:=IF([main.$C214]=2;[main.$A214];&quot;&quot;)">
            <text:p/>
          </table:table-cell>
          <table:table-cell table:formula="of:=IF([main.$C214]=2;[main.$B214];&quot;&quot;)">
            <text:p/>
          </table:table-cell>
          <table:table-cell table:number-columns-repeated="2"/>
          <table:table-cell table:formula="of:=IF([main.$H214]=0;[main.$F214];&quot;&quot;)">
            <text:p/>
          </table:table-cell>
          <table:table-cell table:formula="of:=IF([main.$H214]=0;[main.$G214];&quot;&quot;)">
            <text:p/>
          </table:table-cell>
          <table:table-cell table:formula="of:=IF([main.$H214]=1;[main.$F214];&quot;&quot;)" office:value-type="float" office:value="-3.07193" calcext:value-type="float">
            <text:p>-3.07193</text:p>
          </table:table-cell>
          <table:table-cell table:formula="of:=IF([main.$H214]=1;[main.$G214];&quot;&quot;)" office:value-type="float" office:value="-0.56788" calcext:value-type="float">
            <text:p>-0.56788</text:p>
          </table:table-cell>
          <table:table-cell table:formula="of:=IF([main.$H214]=2;[main.$F214];&quot;&quot;)">
            <text:p/>
          </table:table-cell>
          <table:table-cell table:formula="of:=IF([main.$H214]=2;[main.$G214];&quot;&quot;)">
            <text:p/>
          </table:table-cell>
        </table:table-row>
        <table:table-row table:style-name="ro1">
          <table:table-cell table:formula="of:=IF([main.$C215]=0;[main.$A215];&quot;&quot;)" office:value-type="float" office:value="0.15966" calcext:value-type="float">
            <text:p>0.15966</text:p>
          </table:table-cell>
          <table:table-cell table:formula="of:=IF([main.$C215]=0;[main.$B215];&quot;&quot;)" office:value-type="float" office:value="0.70697" calcext:value-type="float">
            <text:p>0.70697</text:p>
          </table:table-cell>
          <table:table-cell table:formula="of:=IF([main.$C215]=1;[main.$A215];&quot;&quot;)">
            <text:p/>
          </table:table-cell>
          <table:table-cell table:formula="of:=IF([main.$C215]=1;[main.$B215];&quot;&quot;)">
            <text:p/>
          </table:table-cell>
          <table:table-cell table:formula="of:=IF([main.$C215]=2;[main.$A215];&quot;&quot;)">
            <text:p/>
          </table:table-cell>
          <table:table-cell table:formula="of:=IF([main.$C215]=2;[main.$B215];&quot;&quot;)">
            <text:p/>
          </table:table-cell>
          <table:table-cell table:number-columns-repeated="2"/>
          <table:table-cell table:formula="of:=IF([main.$H215]=0;[main.$F215];&quot;&quot;)">
            <text:p/>
          </table:table-cell>
          <table:table-cell table:formula="of:=IF([main.$H215]=0;[main.$G215];&quot;&quot;)">
            <text:p/>
          </table:table-cell>
          <table:table-cell table:formula="of:=IF([main.$H215]=1;[main.$F215];&quot;&quot;)" office:value-type="float" office:value="0.15966" calcext:value-type="float">
            <text:p>0.15966</text:p>
          </table:table-cell>
          <table:table-cell table:formula="of:=IF([main.$H215]=1;[main.$G215];&quot;&quot;)" office:value-type="float" office:value="0.70697" calcext:value-type="float">
            <text:p>0.70697</text:p>
          </table:table-cell>
          <table:table-cell table:formula="of:=IF([main.$H215]=2;[main.$F215];&quot;&quot;)">
            <text:p/>
          </table:table-cell>
          <table:table-cell table:formula="of:=IF([main.$H215]=2;[main.$G215];&quot;&quot;)">
            <text:p/>
          </table:table-cell>
        </table:table-row>
        <table:table-row table:style-name="ro1">
          <table:table-cell table:formula="of:=IF([main.$C216]=0;[main.$A216];&quot;&quot;)">
            <text:p/>
          </table:table-cell>
          <table:table-cell table:formula="of:=IF([main.$C216]=0;[main.$B216];&quot;&quot;)">
            <text:p/>
          </table:table-cell>
          <table:table-cell table:formula="of:=IF([main.$C216]=1;[main.$A216];&quot;&quot;)" office:value-type="float" office:value="14.50289" calcext:value-type="float">
            <text:p>14.50289</text:p>
          </table:table-cell>
          <table:table-cell table:formula="of:=IF([main.$C216]=1;[main.$B216];&quot;&quot;)" office:value-type="float" office:value="3.55099" calcext:value-type="float">
            <text:p>3.55099</text:p>
          </table:table-cell>
          <table:table-cell table:formula="of:=IF([main.$C216]=2;[main.$A216];&quot;&quot;)">
            <text:p/>
          </table:table-cell>
          <table:table-cell table:formula="of:=IF([main.$C216]=2;[main.$B216];&quot;&quot;)">
            <text:p/>
          </table:table-cell>
          <table:table-cell table:number-columns-repeated="2"/>
          <table:table-cell table:formula="of:=IF([main.$H216]=0;[main.$F216];&quot;&quot;)">
            <text:p/>
          </table:table-cell>
          <table:table-cell table:formula="of:=IF([main.$H216]=0;[main.$G216];&quot;&quot;)">
            <text:p/>
          </table:table-cell>
          <table:table-cell table:formula="of:=IF([main.$H216]=1;[main.$F216];&quot;&quot;)">
            <text:p/>
          </table:table-cell>
          <table:table-cell table:formula="of:=IF([main.$H216]=1;[main.$G216];&quot;&quot;)">
            <text:p/>
          </table:table-cell>
          <table:table-cell table:formula="of:=IF([main.$H216]=2;[main.$F216];&quot;&quot;)" office:value-type="float" office:value="14.50289" calcext:value-type="float">
            <text:p>14.50289</text:p>
          </table:table-cell>
          <table:table-cell table:formula="of:=IF([main.$H216]=2;[main.$G216];&quot;&quot;)" office:value-type="float" office:value="3.55099" calcext:value-type="float">
            <text:p>3.55099</text:p>
          </table:table-cell>
        </table:table-row>
        <table:table-row table:style-name="ro1">
          <table:table-cell table:formula="of:=IF([main.$C217]=0;[main.$A217];&quot;&quot;)">
            <text:p/>
          </table:table-cell>
          <table:table-cell table:formula="of:=IF([main.$C217]=0;[main.$B217];&quot;&quot;)">
            <text:p/>
          </table:table-cell>
          <table:table-cell table:formula="of:=IF([main.$C217]=1;[main.$A217];&quot;&quot;)" office:value-type="float" office:value="9.09975" calcext:value-type="float">
            <text:p>9.09975</text:p>
          </table:table-cell>
          <table:table-cell table:formula="of:=IF([main.$C217]=1;[main.$B217];&quot;&quot;)" office:value-type="float" office:value="4.02945" calcext:value-type="float">
            <text:p>4.02945</text:p>
          </table:table-cell>
          <table:table-cell table:formula="of:=IF([main.$C217]=2;[main.$A217];&quot;&quot;)">
            <text:p/>
          </table:table-cell>
          <table:table-cell table:formula="of:=IF([main.$C217]=2;[main.$B217];&quot;&quot;)">
            <text:p/>
          </table:table-cell>
          <table:table-cell table:number-columns-repeated="2"/>
          <table:table-cell table:formula="of:=IF([main.$H217]=0;[main.$F217];&quot;&quot;)">
            <text:p/>
          </table:table-cell>
          <table:table-cell table:formula="of:=IF([main.$H217]=0;[main.$G217];&quot;&quot;)">
            <text:p/>
          </table:table-cell>
          <table:table-cell table:formula="of:=IF([main.$H217]=1;[main.$F217];&quot;&quot;)">
            <text:p/>
          </table:table-cell>
          <table:table-cell table:formula="of:=IF([main.$H217]=1;[main.$G217];&quot;&quot;)">
            <text:p/>
          </table:table-cell>
          <table:table-cell table:formula="of:=IF([main.$H217]=2;[main.$F217];&quot;&quot;)" office:value-type="float" office:value="9.09975" calcext:value-type="float">
            <text:p>9.09975</text:p>
          </table:table-cell>
          <table:table-cell table:formula="of:=IF([main.$H217]=2;[main.$G217];&quot;&quot;)" office:value-type="float" office:value="4.02945" calcext:value-type="float">
            <text:p>4.02945</text:p>
          </table:table-cell>
        </table:table-row>
        <table:table-row table:style-name="ro1">
          <table:table-cell table:formula="of:=IF([main.$C218]=0;[main.$A218];&quot;&quot;)">
            <text:p/>
          </table:table-cell>
          <table:table-cell table:formula="of:=IF([main.$C218]=0;[main.$B218];&quot;&quot;)">
            <text:p/>
          </table:table-cell>
          <table:table-cell table:formula="of:=IF([main.$C218]=1;[main.$A218];&quot;&quot;)" office:value-type="float" office:value="11.20844" calcext:value-type="float">
            <text:p>11.20844</text:p>
          </table:table-cell>
          <table:table-cell table:formula="of:=IF([main.$C218]=1;[main.$B218];&quot;&quot;)" office:value-type="float" office:value="0.80257" calcext:value-type="float">
            <text:p>0.80257</text:p>
          </table:table-cell>
          <table:table-cell table:formula="of:=IF([main.$C218]=2;[main.$A218];&quot;&quot;)">
            <text:p/>
          </table:table-cell>
          <table:table-cell table:formula="of:=IF([main.$C218]=2;[main.$B218];&quot;&quot;)">
            <text:p/>
          </table:table-cell>
          <table:table-cell table:number-columns-repeated="2"/>
          <table:table-cell table:formula="of:=IF([main.$H218]=0;[main.$F218];&quot;&quot;)">
            <text:p/>
          </table:table-cell>
          <table:table-cell table:formula="of:=IF([main.$H218]=0;[main.$G218];&quot;&quot;)">
            <text:p/>
          </table:table-cell>
          <table:table-cell table:formula="of:=IF([main.$H218]=1;[main.$F218];&quot;&quot;)">
            <text:p/>
          </table:table-cell>
          <table:table-cell table:formula="of:=IF([main.$H218]=1;[main.$G218];&quot;&quot;)">
            <text:p/>
          </table:table-cell>
          <table:table-cell table:formula="of:=IF([main.$H218]=2;[main.$F218];&quot;&quot;)" office:value-type="float" office:value="11.20844" calcext:value-type="float">
            <text:p>11.20844</text:p>
          </table:table-cell>
          <table:table-cell table:formula="of:=IF([main.$H218]=2;[main.$G218];&quot;&quot;)" office:value-type="float" office:value="0.80257" calcext:value-type="float">
            <text:p>0.80257</text:p>
          </table:table-cell>
        </table:table-row>
        <table:table-row table:style-name="ro1">
          <table:table-cell table:formula="of:=IF([main.$C219]=0;[main.$A219];&quot;&quot;)" office:value-type="float" office:value="-1.32871" calcext:value-type="float">
            <text:p>-1.32871</text:p>
          </table:table-cell>
          <table:table-cell table:formula="of:=IF([main.$C219]=0;[main.$B219];&quot;&quot;)" office:value-type="float" office:value="-0.28035" calcext:value-type="float">
            <text:p>-0.28035</text:p>
          </table:table-cell>
          <table:table-cell table:formula="of:=IF([main.$C219]=1;[main.$A219];&quot;&quot;)">
            <text:p/>
          </table:table-cell>
          <table:table-cell table:formula="of:=IF([main.$C219]=1;[main.$B219];&quot;&quot;)">
            <text:p/>
          </table:table-cell>
          <table:table-cell table:formula="of:=IF([main.$C219]=2;[main.$A219];&quot;&quot;)">
            <text:p/>
          </table:table-cell>
          <table:table-cell table:formula="of:=IF([main.$C219]=2;[main.$B219];&quot;&quot;)">
            <text:p/>
          </table:table-cell>
          <table:table-cell table:number-columns-repeated="2"/>
          <table:table-cell table:formula="of:=IF([main.$H219]=0;[main.$F219];&quot;&quot;)">
            <text:p/>
          </table:table-cell>
          <table:table-cell table:formula="of:=IF([main.$H219]=0;[main.$G219];&quot;&quot;)">
            <text:p/>
          </table:table-cell>
          <table:table-cell table:formula="of:=IF([main.$H219]=1;[main.$F219];&quot;&quot;)" office:value-type="float" office:value="-1.32871" calcext:value-type="float">
            <text:p>-1.32871</text:p>
          </table:table-cell>
          <table:table-cell table:formula="of:=IF([main.$H219]=1;[main.$G219];&quot;&quot;)" office:value-type="float" office:value="-0.28035" calcext:value-type="float">
            <text:p>-0.28035</text:p>
          </table:table-cell>
          <table:table-cell table:formula="of:=IF([main.$H219]=2;[main.$F219];&quot;&quot;)">
            <text:p/>
          </table:table-cell>
          <table:table-cell table:formula="of:=IF([main.$H219]=2;[main.$G219];&quot;&quot;)">
            <text:p/>
          </table:table-cell>
        </table:table-row>
        <table:table-row table:style-name="ro1">
          <table:table-cell table:formula="of:=IF([main.$C220]=0;[main.$A220];&quot;&quot;)">
            <text:p/>
          </table:table-cell>
          <table:table-cell table:formula="of:=IF([main.$C220]=0;[main.$B220];&quot;&quot;)">
            <text:p/>
          </table:table-cell>
          <table:table-cell table:formula="of:=IF([main.$C220]=1;[main.$A220];&quot;&quot;)" office:value-type="float" office:value="11.69409" calcext:value-type="float">
            <text:p>11.69409</text:p>
          </table:table-cell>
          <table:table-cell table:formula="of:=IF([main.$C220]=1;[main.$B220];&quot;&quot;)" office:value-type="float" office:value="7.60557" calcext:value-type="float">
            <text:p>7.60557</text:p>
          </table:table-cell>
          <table:table-cell table:formula="of:=IF([main.$C220]=2;[main.$A220];&quot;&quot;)">
            <text:p/>
          </table:table-cell>
          <table:table-cell table:formula="of:=IF([main.$C220]=2;[main.$B220];&quot;&quot;)">
            <text:p/>
          </table:table-cell>
          <table:table-cell table:number-columns-repeated="2"/>
          <table:table-cell table:formula="of:=IF([main.$H220]=0;[main.$F220];&quot;&quot;)">
            <text:p/>
          </table:table-cell>
          <table:table-cell table:formula="of:=IF([main.$H220]=0;[main.$G220];&quot;&quot;)">
            <text:p/>
          </table:table-cell>
          <table:table-cell table:formula="of:=IF([main.$H220]=1;[main.$F220];&quot;&quot;)">
            <text:p/>
          </table:table-cell>
          <table:table-cell table:formula="of:=IF([main.$H220]=1;[main.$G220];&quot;&quot;)">
            <text:p/>
          </table:table-cell>
          <table:table-cell table:formula="of:=IF([main.$H220]=2;[main.$F220];&quot;&quot;)" office:value-type="float" office:value="11.69409" calcext:value-type="float">
            <text:p>11.69409</text:p>
          </table:table-cell>
          <table:table-cell table:formula="of:=IF([main.$H220]=2;[main.$G220];&quot;&quot;)" office:value-type="float" office:value="7.60557" calcext:value-type="float">
            <text:p>7.60557</text:p>
          </table:table-cell>
        </table:table-row>
        <table:table-row table:style-name="ro1">
          <table:table-cell table:formula="of:=IF([main.$C221]=0;[main.$A221];&quot;&quot;)" office:value-type="float" office:value="-2.80105" calcext:value-type="float">
            <text:p>-2.80105</text:p>
          </table:table-cell>
          <table:table-cell table:formula="of:=IF([main.$C221]=0;[main.$B221];&quot;&quot;)" office:value-type="float" office:value="-0.75084" calcext:value-type="float">
            <text:p>-0.75084</text:p>
          </table:table-cell>
          <table:table-cell table:formula="of:=IF([main.$C221]=1;[main.$A221];&quot;&quot;)">
            <text:p/>
          </table:table-cell>
          <table:table-cell table:formula="of:=IF([main.$C221]=1;[main.$B221];&quot;&quot;)">
            <text:p/>
          </table:table-cell>
          <table:table-cell table:formula="of:=IF([main.$C221]=2;[main.$A221];&quot;&quot;)">
            <text:p/>
          </table:table-cell>
          <table:table-cell table:formula="of:=IF([main.$C221]=2;[main.$B221];&quot;&quot;)">
            <text:p/>
          </table:table-cell>
          <table:table-cell table:number-columns-repeated="2"/>
          <table:table-cell table:formula="of:=IF([main.$H221]=0;[main.$F221];&quot;&quot;)">
            <text:p/>
          </table:table-cell>
          <table:table-cell table:formula="of:=IF([main.$H221]=0;[main.$G221];&quot;&quot;)">
            <text:p/>
          </table:table-cell>
          <table:table-cell table:formula="of:=IF([main.$H221]=1;[main.$F221];&quot;&quot;)" office:value-type="float" office:value="-2.80105" calcext:value-type="float">
            <text:p>-2.80105</text:p>
          </table:table-cell>
          <table:table-cell table:formula="of:=IF([main.$H221]=1;[main.$G221];&quot;&quot;)" office:value-type="float" office:value="-0.75084" calcext:value-type="float">
            <text:p>-0.75084</text:p>
          </table:table-cell>
          <table:table-cell table:formula="of:=IF([main.$H221]=2;[main.$F221];&quot;&quot;)">
            <text:p/>
          </table:table-cell>
          <table:table-cell table:formula="of:=IF([main.$H221]=2;[main.$G221];&quot;&quot;)">
            <text:p/>
          </table:table-cell>
        </table:table-row>
        <table:table-row table:style-name="ro1">
          <table:table-cell table:formula="of:=IF([main.$C222]=0;[main.$A222];&quot;&quot;)">
            <text:p/>
          </table:table-cell>
          <table:table-cell table:formula="of:=IF([main.$C222]=0;[main.$B222];&quot;&quot;)">
            <text:p/>
          </table:table-cell>
          <table:table-cell table:formula="of:=IF([main.$C222]=1;[main.$A222];&quot;&quot;)" office:value-type="float" office:value="12.33687" calcext:value-type="float">
            <text:p>12.33687</text:p>
          </table:table-cell>
          <table:table-cell table:formula="of:=IF([main.$C222]=1;[main.$B222];&quot;&quot;)" office:value-type="float" office:value="4.85406" calcext:value-type="float">
            <text:p>4.85406</text:p>
          </table:table-cell>
          <table:table-cell table:formula="of:=IF([main.$C222]=2;[main.$A222];&quot;&quot;)">
            <text:p/>
          </table:table-cell>
          <table:table-cell table:formula="of:=IF([main.$C222]=2;[main.$B222];&quot;&quot;)">
            <text:p/>
          </table:table-cell>
          <table:table-cell table:number-columns-repeated="2"/>
          <table:table-cell table:formula="of:=IF([main.$H222]=0;[main.$F222];&quot;&quot;)">
            <text:p/>
          </table:table-cell>
          <table:table-cell table:formula="of:=IF([main.$H222]=0;[main.$G222];&quot;&quot;)">
            <text:p/>
          </table:table-cell>
          <table:table-cell table:formula="of:=IF([main.$H222]=1;[main.$F222];&quot;&quot;)">
            <text:p/>
          </table:table-cell>
          <table:table-cell table:formula="of:=IF([main.$H222]=1;[main.$G222];&quot;&quot;)">
            <text:p/>
          </table:table-cell>
          <table:table-cell table:formula="of:=IF([main.$H222]=2;[main.$F222];&quot;&quot;)" office:value-type="float" office:value="12.33687" calcext:value-type="float">
            <text:p>12.33687</text:p>
          </table:table-cell>
          <table:table-cell table:formula="of:=IF([main.$H222]=2;[main.$G222];&quot;&quot;)" office:value-type="float" office:value="4.85406" calcext:value-type="float">
            <text:p>4.85406</text:p>
          </table:table-cell>
        </table:table-row>
        <table:table-row table:style-name="ro1">
          <table:table-cell table:formula="of:=IF([main.$C223]=0;[main.$A223];&quot;&quot;)">
            <text:p/>
          </table:table-cell>
          <table:table-cell table:formula="of:=IF([main.$C223]=0;[main.$B223];&quot;&quot;)">
            <text:p/>
          </table:table-cell>
          <table:table-cell table:formula="of:=IF([main.$C223]=1;[main.$A223];&quot;&quot;)" office:value-type="float" office:value="8.46363" calcext:value-type="float">
            <text:p>8.46363</text:p>
          </table:table-cell>
          <table:table-cell table:formula="of:=IF([main.$C223]=1;[main.$B223];&quot;&quot;)" office:value-type="float" office:value="0.22326" calcext:value-type="float">
            <text:p>0.22326</text:p>
          </table:table-cell>
          <table:table-cell table:formula="of:=IF([main.$C223]=2;[main.$A223];&quot;&quot;)">
            <text:p/>
          </table:table-cell>
          <table:table-cell table:formula="of:=IF([main.$C223]=2;[main.$B223];&quot;&quot;)">
            <text:p/>
          </table:table-cell>
          <table:table-cell table:number-columns-repeated="2"/>
          <table:table-cell table:formula="of:=IF([main.$H223]=0;[main.$F223];&quot;&quot;)">
            <text:p/>
          </table:table-cell>
          <table:table-cell table:formula="of:=IF([main.$H223]=0;[main.$G223];&quot;&quot;)">
            <text:p/>
          </table:table-cell>
          <table:table-cell table:formula="of:=IF([main.$H223]=1;[main.$F223];&quot;&quot;)">
            <text:p/>
          </table:table-cell>
          <table:table-cell table:formula="of:=IF([main.$H223]=1;[main.$G223];&quot;&quot;)">
            <text:p/>
          </table:table-cell>
          <table:table-cell table:formula="of:=IF([main.$H223]=2;[main.$F223];&quot;&quot;)" office:value-type="float" office:value="8.46363" calcext:value-type="float">
            <text:p>8.46363</text:p>
          </table:table-cell>
          <table:table-cell table:formula="of:=IF([main.$H223]=2;[main.$G223];&quot;&quot;)" office:value-type="float" office:value="0.22326" calcext:value-type="float">
            <text:p>0.22326</text:p>
          </table:table-cell>
        </table:table-row>
        <table:table-row table:style-name="ro1">
          <table:table-cell table:formula="of:=IF([main.$C224]=0;[main.$A224];&quot;&quot;)" office:value-type="float" office:value="5.93643" calcext:value-type="float">
            <text:p>5.93643</text:p>
          </table:table-cell>
          <table:table-cell table:formula="of:=IF([main.$C224]=0;[main.$B224];&quot;&quot;)" office:value-type="float" office:value="-0.54618" calcext:value-type="float">
            <text:p>-0.54618</text:p>
          </table:table-cell>
          <table:table-cell table:formula="of:=IF([main.$C224]=1;[main.$A224];&quot;&quot;)">
            <text:p/>
          </table:table-cell>
          <table:table-cell table:formula="of:=IF([main.$C224]=1;[main.$B224];&quot;&quot;)">
            <text:p/>
          </table:table-cell>
          <table:table-cell table:formula="of:=IF([main.$C224]=2;[main.$A224];&quot;&quot;)">
            <text:p/>
          </table:table-cell>
          <table:table-cell table:formula="of:=IF([main.$C224]=2;[main.$B224];&quot;&quot;)">
            <text:p/>
          </table:table-cell>
          <table:table-cell table:number-columns-repeated="2"/>
          <table:table-cell table:formula="of:=IF([main.$H224]=0;[main.$F224];&quot;&quot;)">
            <text:p/>
          </table:table-cell>
          <table:table-cell table:formula="of:=IF([main.$H224]=0;[main.$G224];&quot;&quot;)">
            <text:p/>
          </table:table-cell>
          <table:table-cell table:formula="of:=IF([main.$H224]=1;[main.$F224];&quot;&quot;)" office:value-type="float" office:value="5.93643" calcext:value-type="float">
            <text:p>5.93643</text:p>
          </table:table-cell>
          <table:table-cell table:formula="of:=IF([main.$H224]=1;[main.$G224];&quot;&quot;)" office:value-type="float" office:value="-0.54618" calcext:value-type="float">
            <text:p>-0.54618</text:p>
          </table:table-cell>
          <table:table-cell table:formula="of:=IF([main.$H224]=2;[main.$F224];&quot;&quot;)">
            <text:p/>
          </table:table-cell>
          <table:table-cell table:formula="of:=IF([main.$H224]=2;[main.$G224];&quot;&quot;)">
            <text:p/>
          </table:table-cell>
        </table:table-row>
        <table:table-row table:style-name="ro1">
          <table:table-cell table:formula="of:=IF([main.$C225]=0;[main.$A225];&quot;&quot;)">
            <text:p/>
          </table:table-cell>
          <table:table-cell table:formula="of:=IF([main.$C225]=0;[main.$B225];&quot;&quot;)">
            <text:p/>
          </table:table-cell>
          <table:table-cell table:formula="of:=IF([main.$C225]=1;[main.$A225];&quot;&quot;)">
            <text:p/>
          </table:table-cell>
          <table:table-cell table:formula="of:=IF([main.$C225]=1;[main.$B225];&quot;&quot;)">
            <text:p/>
          </table:table-cell>
          <table:table-cell table:formula="of:=IF([main.$C225]=2;[main.$A225];&quot;&quot;)" office:value-type="float" office:value="-2.31631" calcext:value-type="float">
            <text:p>-2.31631</text:p>
          </table:table-cell>
          <table:table-cell table:formula="of:=IF([main.$C225]=2;[main.$B225];&quot;&quot;)" office:value-type="float" office:value="23.45435" calcext:value-type="float">
            <text:p>23.45435</text:p>
          </table:table-cell>
          <table:table-cell table:number-columns-repeated="2"/>
          <table:table-cell table:formula="of:=IF([main.$H225]=0;[main.$F225];&quot;&quot;)" office:value-type="float" office:value="-2.31631" calcext:value-type="float">
            <text:p>-2.31631</text:p>
          </table:table-cell>
          <table:table-cell table:formula="of:=IF([main.$H225]=0;[main.$G225];&quot;&quot;)" office:value-type="float" office:value="23.45435" calcext:value-type="float">
            <text:p>23.45435</text:p>
          </table:table-cell>
          <table:table-cell table:formula="of:=IF([main.$H225]=1;[main.$F225];&quot;&quot;)">
            <text:p/>
          </table:table-cell>
          <table:table-cell table:formula="of:=IF([main.$H225]=1;[main.$G225];&quot;&quot;)">
            <text:p/>
          </table:table-cell>
          <table:table-cell table:formula="of:=IF([main.$H225]=2;[main.$F225];&quot;&quot;)">
            <text:p/>
          </table:table-cell>
          <table:table-cell table:formula="of:=IF([main.$H225]=2;[main.$G225];&quot;&quot;)">
            <text:p/>
          </table:table-cell>
        </table:table-row>
        <table:table-row table:style-name="ro1">
          <table:table-cell table:formula="of:=IF([main.$C226]=0;[main.$A226];&quot;&quot;)">
            <text:p/>
          </table:table-cell>
          <table:table-cell table:formula="of:=IF([main.$C226]=0;[main.$B226];&quot;&quot;)">
            <text:p/>
          </table:table-cell>
          <table:table-cell table:formula="of:=IF([main.$C226]=1;[main.$A226];&quot;&quot;)" office:value-type="float" office:value="9.659" calcext:value-type="float">
            <text:p>9.659</text:p>
          </table:table-cell>
          <table:table-cell table:formula="of:=IF([main.$C226]=1;[main.$B226];&quot;&quot;)" office:value-type="float" office:value="5.03996" calcext:value-type="float">
            <text:p>5.03996</text:p>
          </table:table-cell>
          <table:table-cell table:formula="of:=IF([main.$C226]=2;[main.$A226];&quot;&quot;)">
            <text:p/>
          </table:table-cell>
          <table:table-cell table:formula="of:=IF([main.$C226]=2;[main.$B226];&quot;&quot;)">
            <text:p/>
          </table:table-cell>
          <table:table-cell table:number-columns-repeated="2"/>
          <table:table-cell table:formula="of:=IF([main.$H226]=0;[main.$F226];&quot;&quot;)">
            <text:p/>
          </table:table-cell>
          <table:table-cell table:formula="of:=IF([main.$H226]=0;[main.$G226];&quot;&quot;)">
            <text:p/>
          </table:table-cell>
          <table:table-cell table:formula="of:=IF([main.$H226]=1;[main.$F226];&quot;&quot;)">
            <text:p/>
          </table:table-cell>
          <table:table-cell table:formula="of:=IF([main.$H226]=1;[main.$G226];&quot;&quot;)">
            <text:p/>
          </table:table-cell>
          <table:table-cell table:formula="of:=IF([main.$H226]=2;[main.$F226];&quot;&quot;)" office:value-type="float" office:value="9.659" calcext:value-type="float">
            <text:p>9.659</text:p>
          </table:table-cell>
          <table:table-cell table:formula="of:=IF([main.$H226]=2;[main.$G226];&quot;&quot;)" office:value-type="float" office:value="5.03996" calcext:value-type="float">
            <text:p>5.03996</text:p>
          </table:table-cell>
        </table:table-row>
        <table:table-row table:style-name="ro1">
          <table:table-cell table:formula="of:=IF([main.$C227]=0;[main.$A227];&quot;&quot;)">
            <text:p/>
          </table:table-cell>
          <table:table-cell table:formula="of:=IF([main.$C227]=0;[main.$B227];&quot;&quot;)">
            <text:p/>
          </table:table-cell>
          <table:table-cell table:formula="of:=IF([main.$C227]=1;[main.$A227];&quot;&quot;)" office:value-type="float" office:value="5.98391" calcext:value-type="float">
            <text:p>5.98391</text:p>
          </table:table-cell>
          <table:table-cell table:formula="of:=IF([main.$C227]=1;[main.$B227];&quot;&quot;)" office:value-type="float" office:value="3.09292" calcext:value-type="float">
            <text:p>3.09292</text:p>
          </table:table-cell>
          <table:table-cell table:formula="of:=IF([main.$C227]=2;[main.$A227];&quot;&quot;)">
            <text:p/>
          </table:table-cell>
          <table:table-cell table:formula="of:=IF([main.$C227]=2;[main.$B227];&quot;&quot;)">
            <text:p/>
          </table:table-cell>
          <table:table-cell table:number-columns-repeated="2"/>
          <table:table-cell table:formula="of:=IF([main.$H227]=0;[main.$F227];&quot;&quot;)">
            <text:p/>
          </table:table-cell>
          <table:table-cell table:formula="of:=IF([main.$H227]=0;[main.$G227];&quot;&quot;)">
            <text:p/>
          </table:table-cell>
          <table:table-cell table:formula="of:=IF([main.$H227]=1;[main.$F227];&quot;&quot;)">
            <text:p/>
          </table:table-cell>
          <table:table-cell table:formula="of:=IF([main.$H227]=1;[main.$G227];&quot;&quot;)">
            <text:p/>
          </table:table-cell>
          <table:table-cell table:formula="of:=IF([main.$H227]=2;[main.$F227];&quot;&quot;)" office:value-type="float" office:value="5.98391" calcext:value-type="float">
            <text:p>5.98391</text:p>
          </table:table-cell>
          <table:table-cell table:formula="of:=IF([main.$H227]=2;[main.$G227];&quot;&quot;)" office:value-type="float" office:value="3.09292" calcext:value-type="float">
            <text:p>3.09292</text:p>
          </table:table-cell>
        </table:table-row>
        <table:table-row table:style-name="ro1">
          <table:table-cell table:formula="of:=IF([main.$C228]=0;[main.$A228];&quot;&quot;)">
            <text:p/>
          </table:table-cell>
          <table:table-cell table:formula="of:=IF([main.$C228]=0;[main.$B228];&quot;&quot;)">
            <text:p/>
          </table:table-cell>
          <table:table-cell table:formula="of:=IF([main.$C228]=1;[main.$A228];&quot;&quot;)" office:value-type="float" office:value="16.45203" calcext:value-type="float">
            <text:p>16.45203</text:p>
          </table:table-cell>
          <table:table-cell table:formula="of:=IF([main.$C228]=1;[main.$B228];&quot;&quot;)" office:value-type="float" office:value="3.71482" calcext:value-type="float">
            <text:p>3.71482</text:p>
          </table:table-cell>
          <table:table-cell table:formula="of:=IF([main.$C228]=2;[main.$A228];&quot;&quot;)">
            <text:p/>
          </table:table-cell>
          <table:table-cell table:formula="of:=IF([main.$C228]=2;[main.$B228];&quot;&quot;)">
            <text:p/>
          </table:table-cell>
          <table:table-cell table:number-columns-repeated="2"/>
          <table:table-cell table:formula="of:=IF([main.$H228]=0;[main.$F228];&quot;&quot;)">
            <text:p/>
          </table:table-cell>
          <table:table-cell table:formula="of:=IF([main.$H228]=0;[main.$G228];&quot;&quot;)">
            <text:p/>
          </table:table-cell>
          <table:table-cell table:formula="of:=IF([main.$H228]=1;[main.$F228];&quot;&quot;)">
            <text:p/>
          </table:table-cell>
          <table:table-cell table:formula="of:=IF([main.$H228]=1;[main.$G228];&quot;&quot;)">
            <text:p/>
          </table:table-cell>
          <table:table-cell table:formula="of:=IF([main.$H228]=2;[main.$F228];&quot;&quot;)" office:value-type="float" office:value="16.45203" calcext:value-type="float">
            <text:p>16.45203</text:p>
          </table:table-cell>
          <table:table-cell table:formula="of:=IF([main.$H228]=2;[main.$G228];&quot;&quot;)" office:value-type="float" office:value="3.71482" calcext:value-type="float">
            <text:p>3.71482</text:p>
          </table:table-cell>
        </table:table-row>
        <table:table-row table:style-name="ro1">
          <table:table-cell table:formula="of:=IF([main.$C229]=0;[main.$A229];&quot;&quot;)" office:value-type="float" office:value="-1.88806" calcext:value-type="float">
            <text:p>-1.88806</text:p>
          </table:table-cell>
          <table:table-cell table:formula="of:=IF([main.$C229]=0;[main.$B229];&quot;&quot;)" office:value-type="float" office:value="0.43432" calcext:value-type="float">
            <text:p>0.43432</text:p>
          </table:table-cell>
          <table:table-cell table:formula="of:=IF([main.$C229]=1;[main.$A229];&quot;&quot;)">
            <text:p/>
          </table:table-cell>
          <table:table-cell table:formula="of:=IF([main.$C229]=1;[main.$B229];&quot;&quot;)">
            <text:p/>
          </table:table-cell>
          <table:table-cell table:formula="of:=IF([main.$C229]=2;[main.$A229];&quot;&quot;)">
            <text:p/>
          </table:table-cell>
          <table:table-cell table:formula="of:=IF([main.$C229]=2;[main.$B229];&quot;&quot;)">
            <text:p/>
          </table:table-cell>
          <table:table-cell table:number-columns-repeated="2"/>
          <table:table-cell table:formula="of:=IF([main.$H229]=0;[main.$F229];&quot;&quot;)">
            <text:p/>
          </table:table-cell>
          <table:table-cell table:formula="of:=IF([main.$H229]=0;[main.$G229];&quot;&quot;)">
            <text:p/>
          </table:table-cell>
          <table:table-cell table:formula="of:=IF([main.$H229]=1;[main.$F229];&quot;&quot;)" office:value-type="float" office:value="-1.88806" calcext:value-type="float">
            <text:p>-1.88806</text:p>
          </table:table-cell>
          <table:table-cell table:formula="of:=IF([main.$H229]=1;[main.$G229];&quot;&quot;)" office:value-type="float" office:value="0.43432" calcext:value-type="float">
            <text:p>0.43432</text:p>
          </table:table-cell>
          <table:table-cell table:formula="of:=IF([main.$H229]=2;[main.$F229];&quot;&quot;)">
            <text:p/>
          </table:table-cell>
          <table:table-cell table:formula="of:=IF([main.$H229]=2;[main.$G229];&quot;&quot;)">
            <text:p/>
          </table:table-cell>
        </table:table-row>
        <table:table-row table:style-name="ro1">
          <table:table-cell table:formula="of:=IF([main.$C230]=0;[main.$A230];&quot;&quot;)" office:value-type="float" office:value="1.82378" calcext:value-type="float">
            <text:p>1.82378</text:p>
          </table:table-cell>
          <table:table-cell table:formula="of:=IF([main.$C230]=0;[main.$B230];&quot;&quot;)" office:value-type="float" office:value="-0.47209" calcext:value-type="float">
            <text:p>-0.47209</text:p>
          </table:table-cell>
          <table:table-cell table:formula="of:=IF([main.$C230]=1;[main.$A230];&quot;&quot;)">
            <text:p/>
          </table:table-cell>
          <table:table-cell table:formula="of:=IF([main.$C230]=1;[main.$B230];&quot;&quot;)">
            <text:p/>
          </table:table-cell>
          <table:table-cell table:formula="of:=IF([main.$C230]=2;[main.$A230];&quot;&quot;)">
            <text:p/>
          </table:table-cell>
          <table:table-cell table:formula="of:=IF([main.$C230]=2;[main.$B230];&quot;&quot;)">
            <text:p/>
          </table:table-cell>
          <table:table-cell table:number-columns-repeated="2"/>
          <table:table-cell table:formula="of:=IF([main.$H230]=0;[main.$F230];&quot;&quot;)">
            <text:p/>
          </table:table-cell>
          <table:table-cell table:formula="of:=IF([main.$H230]=0;[main.$G230];&quot;&quot;)">
            <text:p/>
          </table:table-cell>
          <table:table-cell table:formula="of:=IF([main.$H230]=1;[main.$F230];&quot;&quot;)" office:value-type="float" office:value="1.82378" calcext:value-type="float">
            <text:p>1.82378</text:p>
          </table:table-cell>
          <table:table-cell table:formula="of:=IF([main.$H230]=1;[main.$G230];&quot;&quot;)" office:value-type="float" office:value="-0.47209" calcext:value-type="float">
            <text:p>-0.47209</text:p>
          </table:table-cell>
          <table:table-cell table:formula="of:=IF([main.$H230]=2;[main.$F230];&quot;&quot;)">
            <text:p/>
          </table:table-cell>
          <table:table-cell table:formula="of:=IF([main.$H230]=2;[main.$G230];&quot;&quot;)">
            <text:p/>
          </table:table-cell>
        </table:table-row>
        <table:table-row table:style-name="ro1">
          <table:table-cell table:formula="of:=IF([main.$C231]=0;[main.$A231];&quot;&quot;)">
            <text:p/>
          </table:table-cell>
          <table:table-cell table:formula="of:=IF([main.$C231]=0;[main.$B231];&quot;&quot;)">
            <text:p/>
          </table:table-cell>
          <table:table-cell table:formula="of:=IF([main.$C231]=1;[main.$A231];&quot;&quot;)">
            <text:p/>
          </table:table-cell>
          <table:table-cell table:formula="of:=IF([main.$C231]=1;[main.$B231];&quot;&quot;)">
            <text:p/>
          </table:table-cell>
          <table:table-cell table:formula="of:=IF([main.$C231]=2;[main.$A231];&quot;&quot;)" office:value-type="float" office:value="-1.02816" calcext:value-type="float">
            <text:p>-1.02816</text:p>
          </table:table-cell>
          <table:table-cell table:formula="of:=IF([main.$C231]=2;[main.$B231];&quot;&quot;)" office:value-type="float" office:value="22.36473" calcext:value-type="float">
            <text:p>22.36473</text:p>
          </table:table-cell>
          <table:table-cell table:number-columns-repeated="2"/>
          <table:table-cell table:formula="of:=IF([main.$H231]=0;[main.$F231];&quot;&quot;)" office:value-type="float" office:value="-1.02816" calcext:value-type="float">
            <text:p>-1.02816</text:p>
          </table:table-cell>
          <table:table-cell table:formula="of:=IF([main.$H231]=0;[main.$G231];&quot;&quot;)" office:value-type="float" office:value="22.36473" calcext:value-type="float">
            <text:p>22.36473</text:p>
          </table:table-cell>
          <table:table-cell table:formula="of:=IF([main.$H231]=1;[main.$F231];&quot;&quot;)">
            <text:p/>
          </table:table-cell>
          <table:table-cell table:formula="of:=IF([main.$H231]=1;[main.$G231];&quot;&quot;)">
            <text:p/>
          </table:table-cell>
          <table:table-cell table:formula="of:=IF([main.$H231]=2;[main.$F231];&quot;&quot;)">
            <text:p/>
          </table:table-cell>
          <table:table-cell table:formula="of:=IF([main.$H231]=2;[main.$G231];&quot;&quot;)">
            <text:p/>
          </table:table-cell>
        </table:table-row>
        <table:table-row table:style-name="ro1">
          <table:table-cell table:formula="of:=IF([main.$C232]=0;[main.$A232];&quot;&quot;)">
            <text:p/>
          </table:table-cell>
          <table:table-cell table:formula="of:=IF([main.$C232]=0;[main.$B232];&quot;&quot;)">
            <text:p/>
          </table:table-cell>
          <table:table-cell table:formula="of:=IF([main.$C232]=1;[main.$A232];&quot;&quot;)">
            <text:p/>
          </table:table-cell>
          <table:table-cell table:formula="of:=IF([main.$C232]=1;[main.$B232];&quot;&quot;)">
            <text:p/>
          </table:table-cell>
          <table:table-cell table:formula="of:=IF([main.$C232]=2;[main.$A232];&quot;&quot;)" office:value-type="float" office:value="-4.36706" calcext:value-type="float">
            <text:p>-4.36706</text:p>
          </table:table-cell>
          <table:table-cell table:formula="of:=IF([main.$C232]=2;[main.$B232];&quot;&quot;)" office:value-type="float" office:value="13.20616" calcext:value-type="float">
            <text:p>13.20616</text:p>
          </table:table-cell>
          <table:table-cell table:number-columns-repeated="2"/>
          <table:table-cell table:formula="of:=IF([main.$H232]=0;[main.$F232];&quot;&quot;)" office:value-type="float" office:value="-4.36706" calcext:value-type="float">
            <text:p>-4.36706</text:p>
          </table:table-cell>
          <table:table-cell table:formula="of:=IF([main.$H232]=0;[main.$G232];&quot;&quot;)" office:value-type="float" office:value="13.20616" calcext:value-type="float">
            <text:p>13.20616</text:p>
          </table:table-cell>
          <table:table-cell table:formula="of:=IF([main.$H232]=1;[main.$F232];&quot;&quot;)">
            <text:p/>
          </table:table-cell>
          <table:table-cell table:formula="of:=IF([main.$H232]=1;[main.$G232];&quot;&quot;)">
            <text:p/>
          </table:table-cell>
          <table:table-cell table:formula="of:=IF([main.$H232]=2;[main.$F232];&quot;&quot;)">
            <text:p/>
          </table:table-cell>
          <table:table-cell table:formula="of:=IF([main.$H232]=2;[main.$G232];&quot;&quot;)">
            <text:p/>
          </table:table-cell>
        </table:table-row>
        <table:table-row table:style-name="ro1">
          <table:table-cell table:formula="of:=IF([main.$C233]=0;[main.$A233];&quot;&quot;)" office:value-type="float" office:value="0.75052" calcext:value-type="float">
            <text:p>0.75052</text:p>
          </table:table-cell>
          <table:table-cell table:formula="of:=IF([main.$C233]=0;[main.$B233];&quot;&quot;)" office:value-type="float" office:value="-0.96185" calcext:value-type="float">
            <text:p>-0.96185</text:p>
          </table:table-cell>
          <table:table-cell table:formula="of:=IF([main.$C233]=1;[main.$A233];&quot;&quot;)">
            <text:p/>
          </table:table-cell>
          <table:table-cell table:formula="of:=IF([main.$C233]=1;[main.$B233];&quot;&quot;)">
            <text:p/>
          </table:table-cell>
          <table:table-cell table:formula="of:=IF([main.$C233]=2;[main.$A233];&quot;&quot;)">
            <text:p/>
          </table:table-cell>
          <table:table-cell table:formula="of:=IF([main.$C233]=2;[main.$B233];&quot;&quot;)">
            <text:p/>
          </table:table-cell>
          <table:table-cell table:number-columns-repeated="2"/>
          <table:table-cell table:formula="of:=IF([main.$H233]=0;[main.$F233];&quot;&quot;)">
            <text:p/>
          </table:table-cell>
          <table:table-cell table:formula="of:=IF([main.$H233]=0;[main.$G233];&quot;&quot;)">
            <text:p/>
          </table:table-cell>
          <table:table-cell table:formula="of:=IF([main.$H233]=1;[main.$F233];&quot;&quot;)" office:value-type="float" office:value="0.75052" calcext:value-type="float">
            <text:p>0.75052</text:p>
          </table:table-cell>
          <table:table-cell table:formula="of:=IF([main.$H233]=1;[main.$G233];&quot;&quot;)" office:value-type="float" office:value="-0.96185" calcext:value-type="float">
            <text:p>-0.96185</text:p>
          </table:table-cell>
          <table:table-cell table:formula="of:=IF([main.$H233]=2;[main.$F233];&quot;&quot;)">
            <text:p/>
          </table:table-cell>
          <table:table-cell table:formula="of:=IF([main.$H233]=2;[main.$G233];&quot;&quot;)">
            <text:p/>
          </table:table-cell>
        </table:table-row>
        <table:table-row table:style-name="ro1">
          <table:table-cell table:formula="of:=IF([main.$C234]=0;[main.$A234];&quot;&quot;)">
            <text:p/>
          </table:table-cell>
          <table:table-cell table:formula="of:=IF([main.$C234]=0;[main.$B234];&quot;&quot;)">
            <text:p/>
          </table:table-cell>
          <table:table-cell table:formula="of:=IF([main.$C234]=1;[main.$A234];&quot;&quot;)">
            <text:p/>
          </table:table-cell>
          <table:table-cell table:formula="of:=IF([main.$C234]=1;[main.$B234];&quot;&quot;)">
            <text:p/>
          </table:table-cell>
          <table:table-cell table:formula="of:=IF([main.$C234]=2;[main.$A234];&quot;&quot;)" office:value-type="float" office:value="1.33395" calcext:value-type="float">
            <text:p>1.33395</text:p>
          </table:table-cell>
          <table:table-cell table:formula="of:=IF([main.$C234]=2;[main.$B234];&quot;&quot;)" office:value-type="float" office:value="15.72134" calcext:value-type="float">
            <text:p>15.72134</text:p>
          </table:table-cell>
          <table:table-cell table:number-columns-repeated="2"/>
          <table:table-cell table:formula="of:=IF([main.$H234]=0;[main.$F234];&quot;&quot;)" office:value-type="float" office:value="1.33395" calcext:value-type="float">
            <text:p>1.33395</text:p>
          </table:table-cell>
          <table:table-cell table:formula="of:=IF([main.$H234]=0;[main.$G234];&quot;&quot;)" office:value-type="float" office:value="15.72134" calcext:value-type="float">
            <text:p>15.72134</text:p>
          </table:table-cell>
          <table:table-cell table:formula="of:=IF([main.$H234]=1;[main.$F234];&quot;&quot;)">
            <text:p/>
          </table:table-cell>
          <table:table-cell table:formula="of:=IF([main.$H234]=1;[main.$G234];&quot;&quot;)">
            <text:p/>
          </table:table-cell>
          <table:table-cell table:formula="of:=IF([main.$H234]=2;[main.$F234];&quot;&quot;)">
            <text:p/>
          </table:table-cell>
          <table:table-cell table:formula="of:=IF([main.$H234]=2;[main.$G234];&quot;&quot;)">
            <text:p/>
          </table:table-cell>
        </table:table-row>
        <table:table-row table:style-name="ro1">
          <table:table-cell table:formula="of:=IF([main.$C235]=0;[main.$A235];&quot;&quot;)">
            <text:p/>
          </table:table-cell>
          <table:table-cell table:formula="of:=IF([main.$C235]=0;[main.$B235];&quot;&quot;)">
            <text:p/>
          </table:table-cell>
          <table:table-cell table:formula="of:=IF([main.$C235]=1;[main.$A235];&quot;&quot;)">
            <text:p/>
          </table:table-cell>
          <table:table-cell table:formula="of:=IF([main.$C235]=1;[main.$B235];&quot;&quot;)">
            <text:p/>
          </table:table-cell>
          <table:table-cell table:formula="of:=IF([main.$C235]=2;[main.$A235];&quot;&quot;)" office:value-type="float" office:value="-2.75794" calcext:value-type="float">
            <text:p>-2.75794</text:p>
          </table:table-cell>
          <table:table-cell table:formula="of:=IF([main.$C235]=2;[main.$B235];&quot;&quot;)" office:value-type="float" office:value="7.36439" calcext:value-type="float">
            <text:p>7.36439</text:p>
          </table:table-cell>
          <table:table-cell table:number-columns-repeated="2"/>
          <table:table-cell table:formula="of:=IF([main.$H235]=0;[main.$F235];&quot;&quot;)" office:value-type="float" office:value="-2.75794" calcext:value-type="float">
            <text:p>-2.75794</text:p>
          </table:table-cell>
          <table:table-cell table:formula="of:=IF([main.$H235]=0;[main.$G235];&quot;&quot;)" office:value-type="float" office:value="7.36439" calcext:value-type="float">
            <text:p>7.36439</text:p>
          </table:table-cell>
          <table:table-cell table:formula="of:=IF([main.$H235]=1;[main.$F235];&quot;&quot;)">
            <text:p/>
          </table:table-cell>
          <table:table-cell table:formula="of:=IF([main.$H235]=1;[main.$G235];&quot;&quot;)">
            <text:p/>
          </table:table-cell>
          <table:table-cell table:formula="of:=IF([main.$H235]=2;[main.$F235];&quot;&quot;)">
            <text:p/>
          </table:table-cell>
          <table:table-cell table:formula="of:=IF([main.$H235]=2;[main.$G235];&quot;&quot;)">
            <text:p/>
          </table:table-cell>
        </table:table-row>
        <table:table-row table:style-name="ro1">
          <table:table-cell table:formula="of:=IF([main.$C236]=0;[main.$A236];&quot;&quot;)">
            <text:p/>
          </table:table-cell>
          <table:table-cell table:formula="of:=IF([main.$C236]=0;[main.$B236];&quot;&quot;)">
            <text:p/>
          </table:table-cell>
          <table:table-cell table:formula="of:=IF([main.$C236]=1;[main.$A236];&quot;&quot;)" office:value-type="float" office:value="12.66525" calcext:value-type="float">
            <text:p>12.66525</text:p>
          </table:table-cell>
          <table:table-cell table:formula="of:=IF([main.$C236]=1;[main.$B236];&quot;&quot;)" office:value-type="float" office:value="6.91539" calcext:value-type="float">
            <text:p>6.91539</text:p>
          </table:table-cell>
          <table:table-cell table:formula="of:=IF([main.$C236]=2;[main.$A236];&quot;&quot;)">
            <text:p/>
          </table:table-cell>
          <table:table-cell table:formula="of:=IF([main.$C236]=2;[main.$B236];&quot;&quot;)">
            <text:p/>
          </table:table-cell>
          <table:table-cell table:number-columns-repeated="2"/>
          <table:table-cell table:formula="of:=IF([main.$H236]=0;[main.$F236];&quot;&quot;)">
            <text:p/>
          </table:table-cell>
          <table:table-cell table:formula="of:=IF([main.$H236]=0;[main.$G236];&quot;&quot;)">
            <text:p/>
          </table:table-cell>
          <table:table-cell table:formula="of:=IF([main.$H236]=1;[main.$F236];&quot;&quot;)">
            <text:p/>
          </table:table-cell>
          <table:table-cell table:formula="of:=IF([main.$H236]=1;[main.$G236];&quot;&quot;)">
            <text:p/>
          </table:table-cell>
          <table:table-cell table:formula="of:=IF([main.$H236]=2;[main.$F236];&quot;&quot;)" office:value-type="float" office:value="12.66525" calcext:value-type="float">
            <text:p>12.66525</text:p>
          </table:table-cell>
          <table:table-cell table:formula="of:=IF([main.$H236]=2;[main.$G236];&quot;&quot;)" office:value-type="float" office:value="6.91539" calcext:value-type="float">
            <text:p>6.91539</text:p>
          </table:table-cell>
        </table:table-row>
        <table:table-row table:style-name="ro1">
          <table:table-cell table:formula="of:=IF([main.$C237]=0;[main.$A237];&quot;&quot;)">
            <text:p/>
          </table:table-cell>
          <table:table-cell table:formula="of:=IF([main.$C237]=0;[main.$B237];&quot;&quot;)">
            <text:p/>
          </table:table-cell>
          <table:table-cell table:formula="of:=IF([main.$C237]=1;[main.$A237];&quot;&quot;)">
            <text:p/>
          </table:table-cell>
          <table:table-cell table:formula="of:=IF([main.$C237]=1;[main.$B237];&quot;&quot;)">
            <text:p/>
          </table:table-cell>
          <table:table-cell table:formula="of:=IF([main.$C237]=2;[main.$A237];&quot;&quot;)" office:value-type="float" office:value="0.18752" calcext:value-type="float">
            <text:p>0.18752</text:p>
          </table:table-cell>
          <table:table-cell table:formula="of:=IF([main.$C237]=2;[main.$B237];&quot;&quot;)" office:value-type="float" office:value="9.16672" calcext:value-type="float">
            <text:p>9.16672</text:p>
          </table:table-cell>
          <table:table-cell table:number-columns-repeated="2"/>
          <table:table-cell table:formula="of:=IF([main.$H237]=0;[main.$F237];&quot;&quot;)" office:value-type="float" office:value="0.18752" calcext:value-type="float">
            <text:p>0.18752</text:p>
          </table:table-cell>
          <table:table-cell table:formula="of:=IF([main.$H237]=0;[main.$G237];&quot;&quot;)" office:value-type="float" office:value="9.16672" calcext:value-type="float">
            <text:p>9.16672</text:p>
          </table:table-cell>
          <table:table-cell table:formula="of:=IF([main.$H237]=1;[main.$F237];&quot;&quot;)">
            <text:p/>
          </table:table-cell>
          <table:table-cell table:formula="of:=IF([main.$H237]=1;[main.$G237];&quot;&quot;)">
            <text:p/>
          </table:table-cell>
          <table:table-cell table:formula="of:=IF([main.$H237]=2;[main.$F237];&quot;&quot;)">
            <text:p/>
          </table:table-cell>
          <table:table-cell table:formula="of:=IF([main.$H237]=2;[main.$G237];&quot;&quot;)">
            <text:p/>
          </table:table-cell>
        </table:table-row>
        <table:table-row table:style-name="ro1">
          <table:table-cell table:formula="of:=IF([main.$C238]=0;[main.$A238];&quot;&quot;)">
            <text:p/>
          </table:table-cell>
          <table:table-cell table:formula="of:=IF([main.$C238]=0;[main.$B238];&quot;&quot;)">
            <text:p/>
          </table:table-cell>
          <table:table-cell table:formula="of:=IF([main.$C238]=1;[main.$A238];&quot;&quot;)" office:value-type="float" office:value="13.38157" calcext:value-type="float">
            <text:p>13.38157</text:p>
          </table:table-cell>
          <table:table-cell table:formula="of:=IF([main.$C238]=1;[main.$B238];&quot;&quot;)" office:value-type="float" office:value="3.58043" calcext:value-type="float">
            <text:p>3.58043</text:p>
          </table:table-cell>
          <table:table-cell table:formula="of:=IF([main.$C238]=2;[main.$A238];&quot;&quot;)">
            <text:p/>
          </table:table-cell>
          <table:table-cell table:formula="of:=IF([main.$C238]=2;[main.$B238];&quot;&quot;)">
            <text:p/>
          </table:table-cell>
          <table:table-cell table:number-columns-repeated="2"/>
          <table:table-cell table:formula="of:=IF([main.$H238]=0;[main.$F238];&quot;&quot;)">
            <text:p/>
          </table:table-cell>
          <table:table-cell table:formula="of:=IF([main.$H238]=0;[main.$G238];&quot;&quot;)">
            <text:p/>
          </table:table-cell>
          <table:table-cell table:formula="of:=IF([main.$H238]=1;[main.$F238];&quot;&quot;)">
            <text:p/>
          </table:table-cell>
          <table:table-cell table:formula="of:=IF([main.$H238]=1;[main.$G238];&quot;&quot;)">
            <text:p/>
          </table:table-cell>
          <table:table-cell table:formula="of:=IF([main.$H238]=2;[main.$F238];&quot;&quot;)" office:value-type="float" office:value="13.38157" calcext:value-type="float">
            <text:p>13.38157</text:p>
          </table:table-cell>
          <table:table-cell table:formula="of:=IF([main.$H238]=2;[main.$G238];&quot;&quot;)" office:value-type="float" office:value="3.58043" calcext:value-type="float">
            <text:p>3.58043</text:p>
          </table:table-cell>
        </table:table-row>
        <table:table-row table:style-name="ro1">
          <table:table-cell table:formula="of:=IF([main.$C239]=0;[main.$A239];&quot;&quot;)">
            <text:p/>
          </table:table-cell>
          <table:table-cell table:formula="of:=IF([main.$C239]=0;[main.$B239];&quot;&quot;)">
            <text:p/>
          </table:table-cell>
          <table:table-cell table:formula="of:=IF([main.$C239]=1;[main.$A239];&quot;&quot;)" office:value-type="float" office:value="9.05593" calcext:value-type="float">
            <text:p>9.05593</text:p>
          </table:table-cell>
          <table:table-cell table:formula="of:=IF([main.$C239]=1;[main.$B239];&quot;&quot;)" office:value-type="float" office:value="5.02423" calcext:value-type="float">
            <text:p>5.02423</text:p>
          </table:table-cell>
          <table:table-cell table:formula="of:=IF([main.$C239]=2;[main.$A239];&quot;&quot;)">
            <text:p/>
          </table:table-cell>
          <table:table-cell table:formula="of:=IF([main.$C239]=2;[main.$B239];&quot;&quot;)">
            <text:p/>
          </table:table-cell>
          <table:table-cell table:number-columns-repeated="2"/>
          <table:table-cell table:formula="of:=IF([main.$H239]=0;[main.$F239];&quot;&quot;)">
            <text:p/>
          </table:table-cell>
          <table:table-cell table:formula="of:=IF([main.$H239]=0;[main.$G239];&quot;&quot;)">
            <text:p/>
          </table:table-cell>
          <table:table-cell table:formula="of:=IF([main.$H239]=1;[main.$F239];&quot;&quot;)">
            <text:p/>
          </table:table-cell>
          <table:table-cell table:formula="of:=IF([main.$H239]=1;[main.$G239];&quot;&quot;)">
            <text:p/>
          </table:table-cell>
          <table:table-cell table:formula="of:=IF([main.$H239]=2;[main.$F239];&quot;&quot;)" office:value-type="float" office:value="9.05593" calcext:value-type="float">
            <text:p>9.05593</text:p>
          </table:table-cell>
          <table:table-cell table:formula="of:=IF([main.$H239]=2;[main.$G239];&quot;&quot;)" office:value-type="float" office:value="5.02423" calcext:value-type="float">
            <text:p>5.02423</text:p>
          </table:table-cell>
        </table:table-row>
        <table:table-row table:style-name="ro1">
          <table:table-cell table:formula="of:=IF([main.$C240]=0;[main.$A240];&quot;&quot;)">
            <text:p/>
          </table:table-cell>
          <table:table-cell table:formula="of:=IF([main.$C240]=0;[main.$B240];&quot;&quot;)">
            <text:p/>
          </table:table-cell>
          <table:table-cell table:formula="of:=IF([main.$C240]=1;[main.$A240];&quot;&quot;)">
            <text:p/>
          </table:table-cell>
          <table:table-cell table:formula="of:=IF([main.$C240]=1;[main.$B240];&quot;&quot;)">
            <text:p/>
          </table:table-cell>
          <table:table-cell table:formula="of:=IF([main.$C240]=2;[main.$A240];&quot;&quot;)" office:value-type="float" office:value="3.34156" calcext:value-type="float">
            <text:p>3.34156</text:p>
          </table:table-cell>
          <table:table-cell table:formula="of:=IF([main.$C240]=2;[main.$B240];&quot;&quot;)" office:value-type="float" office:value="16.64095" calcext:value-type="float">
            <text:p>16.64095</text:p>
          </table:table-cell>
          <table:table-cell table:number-columns-repeated="2"/>
          <table:table-cell table:formula="of:=IF([main.$H240]=0;[main.$F240];&quot;&quot;)" office:value-type="float" office:value="3.34156" calcext:value-type="float">
            <text:p>3.34156</text:p>
          </table:table-cell>
          <table:table-cell table:formula="of:=IF([main.$H240]=0;[main.$G240];&quot;&quot;)" office:value-type="float" office:value="16.64095" calcext:value-type="float">
            <text:p>16.64095</text:p>
          </table:table-cell>
          <table:table-cell table:formula="of:=IF([main.$H240]=1;[main.$F240];&quot;&quot;)">
            <text:p/>
          </table:table-cell>
          <table:table-cell table:formula="of:=IF([main.$H240]=1;[main.$G240];&quot;&quot;)">
            <text:p/>
          </table:table-cell>
          <table:table-cell table:formula="of:=IF([main.$H240]=2;[main.$F240];&quot;&quot;)">
            <text:p/>
          </table:table-cell>
          <table:table-cell table:formula="of:=IF([main.$H240]=2;[main.$G240];&quot;&quot;)">
            <text:p/>
          </table:table-cell>
        </table:table-row>
        <table:table-row table:style-name="ro1">
          <table:table-cell table:formula="of:=IF([main.$C241]=0;[main.$A241];&quot;&quot;)" office:value-type="float" office:value="-2.1767" calcext:value-type="float">
            <text:p>-2.1767</text:p>
          </table:table-cell>
          <table:table-cell table:formula="of:=IF([main.$C241]=0;[main.$B241];&quot;&quot;)" office:value-type="float" office:value="1.24951" calcext:value-type="float">
            <text:p>1.24951</text:p>
          </table:table-cell>
          <table:table-cell table:formula="of:=IF([main.$C241]=1;[main.$A241];&quot;&quot;)">
            <text:p/>
          </table:table-cell>
          <table:table-cell table:formula="of:=IF([main.$C241]=1;[main.$B241];&quot;&quot;)">
            <text:p/>
          </table:table-cell>
          <table:table-cell table:formula="of:=IF([main.$C241]=2;[main.$A241];&quot;&quot;)">
            <text:p/>
          </table:table-cell>
          <table:table-cell table:formula="of:=IF([main.$C241]=2;[main.$B241];&quot;&quot;)">
            <text:p/>
          </table:table-cell>
          <table:table-cell table:number-columns-repeated="2"/>
          <table:table-cell table:formula="of:=IF([main.$H241]=0;[main.$F241];&quot;&quot;)">
            <text:p/>
          </table:table-cell>
          <table:table-cell table:formula="of:=IF([main.$H241]=0;[main.$G241];&quot;&quot;)">
            <text:p/>
          </table:table-cell>
          <table:table-cell table:formula="of:=IF([main.$H241]=1;[main.$F241];&quot;&quot;)" office:value-type="float" office:value="-2.1767" calcext:value-type="float">
            <text:p>-2.1767</text:p>
          </table:table-cell>
          <table:table-cell table:formula="of:=IF([main.$H241]=1;[main.$G241];&quot;&quot;)" office:value-type="float" office:value="1.24951" calcext:value-type="float">
            <text:p>1.24951</text:p>
          </table:table-cell>
          <table:table-cell table:formula="of:=IF([main.$H241]=2;[main.$F241];&quot;&quot;)">
            <text:p/>
          </table:table-cell>
          <table:table-cell table:formula="of:=IF([main.$H241]=2;[main.$G241];&quot;&quot;)">
            <text:p/>
          </table:table-cell>
        </table:table-row>
        <table:table-row table:style-name="ro1">
          <table:table-cell table:formula="of:=IF([main.$C242]=0;[main.$A242];&quot;&quot;)" office:value-type="float" office:value="-2.49698" calcext:value-type="float">
            <text:p>-2.49698</text:p>
          </table:table-cell>
          <table:table-cell table:formula="of:=IF([main.$C242]=0;[main.$B242];&quot;&quot;)" office:value-type="float" office:value="-0.70008" calcext:value-type="float">
            <text:p>-0.70008</text:p>
          </table:table-cell>
          <table:table-cell table:formula="of:=IF([main.$C242]=1;[main.$A242];&quot;&quot;)">
            <text:p/>
          </table:table-cell>
          <table:table-cell table:formula="of:=IF([main.$C242]=1;[main.$B242];&quot;&quot;)">
            <text:p/>
          </table:table-cell>
          <table:table-cell table:formula="of:=IF([main.$C242]=2;[main.$A242];&quot;&quot;)">
            <text:p/>
          </table:table-cell>
          <table:table-cell table:formula="of:=IF([main.$C242]=2;[main.$B242];&quot;&quot;)">
            <text:p/>
          </table:table-cell>
          <table:table-cell table:number-columns-repeated="2"/>
          <table:table-cell table:formula="of:=IF([main.$H242]=0;[main.$F242];&quot;&quot;)">
            <text:p/>
          </table:table-cell>
          <table:table-cell table:formula="of:=IF([main.$H242]=0;[main.$G242];&quot;&quot;)">
            <text:p/>
          </table:table-cell>
          <table:table-cell table:formula="of:=IF([main.$H242]=1;[main.$F242];&quot;&quot;)" office:value-type="float" office:value="-2.49698" calcext:value-type="float">
            <text:p>-2.49698</text:p>
          </table:table-cell>
          <table:table-cell table:formula="of:=IF([main.$H242]=1;[main.$G242];&quot;&quot;)" office:value-type="float" office:value="-0.70008" calcext:value-type="float">
            <text:p>-0.70008</text:p>
          </table:table-cell>
          <table:table-cell table:formula="of:=IF([main.$H242]=2;[main.$F242];&quot;&quot;)">
            <text:p/>
          </table:table-cell>
          <table:table-cell table:formula="of:=IF([main.$H242]=2;[main.$G242];&quot;&quot;)">
            <text:p/>
          </table:table-cell>
        </table:table-row>
        <table:table-row table:style-name="ro1">
          <table:table-cell table:formula="of:=IF([main.$C243]=0;[main.$A243];&quot;&quot;)">
            <text:p/>
          </table:table-cell>
          <table:table-cell table:formula="of:=IF([main.$C243]=0;[main.$B243];&quot;&quot;)">
            <text:p/>
          </table:table-cell>
          <table:table-cell table:formula="of:=IF([main.$C243]=1;[main.$A243];&quot;&quot;)" office:value-type="float" office:value="10.21374" calcext:value-type="float">
            <text:p>10.21374</text:p>
          </table:table-cell>
          <table:table-cell table:formula="of:=IF([main.$C243]=1;[main.$B243];&quot;&quot;)" office:value-type="float" office:value="1.67705" calcext:value-type="float">
            <text:p>1.67705</text:p>
          </table:table-cell>
          <table:table-cell table:formula="of:=IF([main.$C243]=2;[main.$A243];&quot;&quot;)">
            <text:p/>
          </table:table-cell>
          <table:table-cell table:formula="of:=IF([main.$C243]=2;[main.$B243];&quot;&quot;)">
            <text:p/>
          </table:table-cell>
          <table:table-cell table:number-columns-repeated="2"/>
          <table:table-cell table:formula="of:=IF([main.$H243]=0;[main.$F243];&quot;&quot;)">
            <text:p/>
          </table:table-cell>
          <table:table-cell table:formula="of:=IF([main.$H243]=0;[main.$G243];&quot;&quot;)">
            <text:p/>
          </table:table-cell>
          <table:table-cell table:formula="of:=IF([main.$H243]=1;[main.$F243];&quot;&quot;)">
            <text:p/>
          </table:table-cell>
          <table:table-cell table:formula="of:=IF([main.$H243]=1;[main.$G243];&quot;&quot;)">
            <text:p/>
          </table:table-cell>
          <table:table-cell table:formula="of:=IF([main.$H243]=2;[main.$F243];&quot;&quot;)" office:value-type="float" office:value="10.21374" calcext:value-type="float">
            <text:p>10.21374</text:p>
          </table:table-cell>
          <table:table-cell table:formula="of:=IF([main.$H243]=2;[main.$G243];&quot;&quot;)" office:value-type="float" office:value="1.67705" calcext:value-type="float">
            <text:p>1.67705</text:p>
          </table:table-cell>
        </table:table-row>
        <table:table-row table:style-name="ro1">
          <table:table-cell table:formula="of:=IF([main.$C244]=0;[main.$A244];&quot;&quot;)" office:value-type="float" office:value="-1.86038" calcext:value-type="float">
            <text:p>-1.86038</text:p>
          </table:table-cell>
          <table:table-cell table:formula="of:=IF([main.$C244]=0;[main.$B244];&quot;&quot;)" office:value-type="float" office:value="-0.35522" calcext:value-type="float">
            <text:p>-0.35522</text:p>
          </table:table-cell>
          <table:table-cell table:formula="of:=IF([main.$C244]=1;[main.$A244];&quot;&quot;)">
            <text:p/>
          </table:table-cell>
          <table:table-cell table:formula="of:=IF([main.$C244]=1;[main.$B244];&quot;&quot;)">
            <text:p/>
          </table:table-cell>
          <table:table-cell table:formula="of:=IF([main.$C244]=2;[main.$A244];&quot;&quot;)">
            <text:p/>
          </table:table-cell>
          <table:table-cell table:formula="of:=IF([main.$C244]=2;[main.$B244];&quot;&quot;)">
            <text:p/>
          </table:table-cell>
          <table:table-cell table:number-columns-repeated="2"/>
          <table:table-cell table:formula="of:=IF([main.$H244]=0;[main.$F244];&quot;&quot;)">
            <text:p/>
          </table:table-cell>
          <table:table-cell table:formula="of:=IF([main.$H244]=0;[main.$G244];&quot;&quot;)">
            <text:p/>
          </table:table-cell>
          <table:table-cell table:formula="of:=IF([main.$H244]=1;[main.$F244];&quot;&quot;)" office:value-type="float" office:value="-1.86038" calcext:value-type="float">
            <text:p>-1.86038</text:p>
          </table:table-cell>
          <table:table-cell table:formula="of:=IF([main.$H244]=1;[main.$G244];&quot;&quot;)" office:value-type="float" office:value="-0.35522" calcext:value-type="float">
            <text:p>-0.35522</text:p>
          </table:table-cell>
          <table:table-cell table:formula="of:=IF([main.$H244]=2;[main.$F244];&quot;&quot;)">
            <text:p/>
          </table:table-cell>
          <table:table-cell table:formula="of:=IF([main.$H244]=2;[main.$G244];&quot;&quot;)">
            <text:p/>
          </table:table-cell>
        </table:table-row>
        <table:table-row table:style-name="ro1">
          <table:table-cell table:formula="of:=IF([main.$C245]=0;[main.$A245];&quot;&quot;)">
            <text:p/>
          </table:table-cell>
          <table:table-cell table:formula="of:=IF([main.$C245]=0;[main.$B245];&quot;&quot;)">
            <text:p/>
          </table:table-cell>
          <table:table-cell table:formula="of:=IF([main.$C245]=1;[main.$A245];&quot;&quot;)">
            <text:p/>
          </table:table-cell>
          <table:table-cell table:formula="of:=IF([main.$C245]=1;[main.$B245];&quot;&quot;)">
            <text:p/>
          </table:table-cell>
          <table:table-cell table:formula="of:=IF([main.$C245]=2;[main.$A245];&quot;&quot;)" office:value-type="float" office:value="-0.59932" calcext:value-type="float">
            <text:p>-0.59932</text:p>
          </table:table-cell>
          <table:table-cell table:formula="of:=IF([main.$C245]=2;[main.$B245];&quot;&quot;)" office:value-type="float" office:value="12.54567" calcext:value-type="float">
            <text:p>12.54567</text:p>
          </table:table-cell>
          <table:table-cell table:number-columns-repeated="2"/>
          <table:table-cell table:formula="of:=IF([main.$H245]=0;[main.$F245];&quot;&quot;)" office:value-type="float" office:value="-0.59932" calcext:value-type="float">
            <text:p>-0.59932</text:p>
          </table:table-cell>
          <table:table-cell table:formula="of:=IF([main.$H245]=0;[main.$G245];&quot;&quot;)" office:value-type="float" office:value="12.54567" calcext:value-type="float">
            <text:p>12.54567</text:p>
          </table:table-cell>
          <table:table-cell table:formula="of:=IF([main.$H245]=1;[main.$F245];&quot;&quot;)">
            <text:p/>
          </table:table-cell>
          <table:table-cell table:formula="of:=IF([main.$H245]=1;[main.$G245];&quot;&quot;)">
            <text:p/>
          </table:table-cell>
          <table:table-cell table:formula="of:=IF([main.$H245]=2;[main.$F245];&quot;&quot;)">
            <text:p/>
          </table:table-cell>
          <table:table-cell table:formula="of:=IF([main.$H245]=2;[main.$G245];&quot;&quot;)">
            <text:p/>
          </table:table-cell>
        </table:table-row>
        <table:table-row table:style-name="ro1">
          <table:table-cell table:formula="of:=IF([main.$C246]=0;[main.$A246];&quot;&quot;)" office:value-type="float" office:value="-1.71119" calcext:value-type="float">
            <text:p>-1.71119</text:p>
          </table:table-cell>
          <table:table-cell table:formula="of:=IF([main.$C246]=0;[main.$B246];&quot;&quot;)" office:value-type="float" office:value="-0.06886" calcext:value-type="float">
            <text:p>-0.06886</text:p>
          </table:table-cell>
          <table:table-cell table:formula="of:=IF([main.$C246]=1;[main.$A246];&quot;&quot;)">
            <text:p/>
          </table:table-cell>
          <table:table-cell table:formula="of:=IF([main.$C246]=1;[main.$B246];&quot;&quot;)">
            <text:p/>
          </table:table-cell>
          <table:table-cell table:formula="of:=IF([main.$C246]=2;[main.$A246];&quot;&quot;)">
            <text:p/>
          </table:table-cell>
          <table:table-cell table:formula="of:=IF([main.$C246]=2;[main.$B246];&quot;&quot;)">
            <text:p/>
          </table:table-cell>
          <table:table-cell table:number-columns-repeated="2"/>
          <table:table-cell table:formula="of:=IF([main.$H246]=0;[main.$F246];&quot;&quot;)">
            <text:p/>
          </table:table-cell>
          <table:table-cell table:formula="of:=IF([main.$H246]=0;[main.$G246];&quot;&quot;)">
            <text:p/>
          </table:table-cell>
          <table:table-cell table:formula="of:=IF([main.$H246]=1;[main.$F246];&quot;&quot;)" office:value-type="float" office:value="-1.71119" calcext:value-type="float">
            <text:p>-1.71119</text:p>
          </table:table-cell>
          <table:table-cell table:formula="of:=IF([main.$H246]=1;[main.$G246];&quot;&quot;)" office:value-type="float" office:value="-0.06886" calcext:value-type="float">
            <text:p>-0.06886</text:p>
          </table:table-cell>
          <table:table-cell table:formula="of:=IF([main.$H246]=2;[main.$F246];&quot;&quot;)">
            <text:p/>
          </table:table-cell>
          <table:table-cell table:formula="of:=IF([main.$H246]=2;[main.$G246];&quot;&quot;)">
            <text:p/>
          </table:table-cell>
        </table:table-row>
        <table:table-row table:style-name="ro1">
          <table:table-cell table:formula="of:=IF([main.$C247]=0;[main.$A247];&quot;&quot;)">
            <text:p/>
          </table:table-cell>
          <table:table-cell table:formula="of:=IF([main.$C247]=0;[main.$B247];&quot;&quot;)">
            <text:p/>
          </table:table-cell>
          <table:table-cell table:formula="of:=IF([main.$C247]=1;[main.$A247];&quot;&quot;)">
            <text:p/>
          </table:table-cell>
          <table:table-cell table:formula="of:=IF([main.$C247]=1;[main.$B247];&quot;&quot;)">
            <text:p/>
          </table:table-cell>
          <table:table-cell table:formula="of:=IF([main.$C247]=2;[main.$A247];&quot;&quot;)" office:value-type="float" office:value="-3.00927" calcext:value-type="float">
            <text:p>-3.00927</text:p>
          </table:table-cell>
          <table:table-cell table:formula="of:=IF([main.$C247]=2;[main.$B247];&quot;&quot;)" office:value-type="float" office:value="22.11375" calcext:value-type="float">
            <text:p>22.11375</text:p>
          </table:table-cell>
          <table:table-cell table:number-columns-repeated="2"/>
          <table:table-cell table:formula="of:=IF([main.$H247]=0;[main.$F247];&quot;&quot;)" office:value-type="float" office:value="-3.00927" calcext:value-type="float">
            <text:p>-3.00927</text:p>
          </table:table-cell>
          <table:table-cell table:formula="of:=IF([main.$H247]=0;[main.$G247];&quot;&quot;)" office:value-type="float" office:value="22.11375" calcext:value-type="float">
            <text:p>22.11375</text:p>
          </table:table-cell>
          <table:table-cell table:formula="of:=IF([main.$H247]=1;[main.$F247];&quot;&quot;)">
            <text:p/>
          </table:table-cell>
          <table:table-cell table:formula="of:=IF([main.$H247]=1;[main.$G247];&quot;&quot;)">
            <text:p/>
          </table:table-cell>
          <table:table-cell table:formula="of:=IF([main.$H247]=2;[main.$F247];&quot;&quot;)">
            <text:p/>
          </table:table-cell>
          <table:table-cell table:formula="of:=IF([main.$H247]=2;[main.$G247];&quot;&quot;)">
            <text:p/>
          </table:table-cell>
        </table:table-row>
        <table:table-row table:style-name="ro1">
          <table:table-cell table:formula="of:=IF([main.$C248]=0;[main.$A248];&quot;&quot;)" office:value-type="float" office:value="0.73588" calcext:value-type="float">
            <text:p>0.73588</text:p>
          </table:table-cell>
          <table:table-cell table:formula="of:=IF([main.$C248]=0;[main.$B248];&quot;&quot;)" office:value-type="float" office:value="2.38071" calcext:value-type="float">
            <text:p>2.38071</text:p>
          </table:table-cell>
          <table:table-cell table:formula="of:=IF([main.$C248]=1;[main.$A248];&quot;&quot;)">
            <text:p/>
          </table:table-cell>
          <table:table-cell table:formula="of:=IF([main.$C248]=1;[main.$B248];&quot;&quot;)">
            <text:p/>
          </table:table-cell>
          <table:table-cell table:formula="of:=IF([main.$C248]=2;[main.$A248];&quot;&quot;)">
            <text:p/>
          </table:table-cell>
          <table:table-cell table:formula="of:=IF([main.$C248]=2;[main.$B248];&quot;&quot;)">
            <text:p/>
          </table:table-cell>
          <table:table-cell table:number-columns-repeated="2"/>
          <table:table-cell table:formula="of:=IF([main.$H248]=0;[main.$F248];&quot;&quot;)">
            <text:p/>
          </table:table-cell>
          <table:table-cell table:formula="of:=IF([main.$H248]=0;[main.$G248];&quot;&quot;)">
            <text:p/>
          </table:table-cell>
          <table:table-cell table:formula="of:=IF([main.$H248]=1;[main.$F248];&quot;&quot;)" office:value-type="float" office:value="0.73588" calcext:value-type="float">
            <text:p>0.73588</text:p>
          </table:table-cell>
          <table:table-cell table:formula="of:=IF([main.$H248]=1;[main.$G248];&quot;&quot;)" office:value-type="float" office:value="2.38071" calcext:value-type="float">
            <text:p>2.38071</text:p>
          </table:table-cell>
          <table:table-cell table:formula="of:=IF([main.$H248]=2;[main.$F248];&quot;&quot;)">
            <text:p/>
          </table:table-cell>
          <table:table-cell table:formula="of:=IF([main.$H248]=2;[main.$G248];&quot;&quot;)">
            <text:p/>
          </table:table-cell>
        </table:table-row>
        <table:table-row table:style-name="ro1">
          <table:table-cell table:formula="of:=IF([main.$C249]=0;[main.$A249];&quot;&quot;)">
            <text:p/>
          </table:table-cell>
          <table:table-cell table:formula="of:=IF([main.$C249]=0;[main.$B249];&quot;&quot;)">
            <text:p/>
          </table:table-cell>
          <table:table-cell table:formula="of:=IF([main.$C249]=1;[main.$A249];&quot;&quot;)">
            <text:p/>
          </table:table-cell>
          <table:table-cell table:formula="of:=IF([main.$C249]=1;[main.$B249];&quot;&quot;)">
            <text:p/>
          </table:table-cell>
          <table:table-cell table:formula="of:=IF([main.$C249]=2;[main.$A249];&quot;&quot;)" office:value-type="float" office:value="-4.04331" calcext:value-type="float">
            <text:p>-4.04331</text:p>
          </table:table-cell>
          <table:table-cell table:formula="of:=IF([main.$C249]=2;[main.$B249];&quot;&quot;)" office:value-type="float" office:value="0.11181" calcext:value-type="float">
            <text:p>0.11181</text:p>
          </table:table-cell>
          <table:table-cell table:number-columns-repeated="2"/>
          <table:table-cell table:formula="of:=IF([main.$H249]=0;[main.$F249];&quot;&quot;)">
            <text:p/>
          </table:table-cell>
          <table:table-cell table:formula="of:=IF([main.$H249]=0;[main.$G249];&quot;&quot;)">
            <text:p/>
          </table:table-cell>
          <table:table-cell table:formula="of:=IF([main.$H249]=1;[main.$F249];&quot;&quot;)" office:value-type="float" office:value="-4.04331" calcext:value-type="float">
            <text:p>-4.04331</text:p>
          </table:table-cell>
          <table:table-cell table:formula="of:=IF([main.$H249]=1;[main.$G249];&quot;&quot;)" office:value-type="float" office:value="0.11181" calcext:value-type="float">
            <text:p>0.11181</text:p>
          </table:table-cell>
          <table:table-cell table:formula="of:=IF([main.$H249]=2;[main.$F249];&quot;&quot;)">
            <text:p/>
          </table:table-cell>
          <table:table-cell table:formula="of:=IF([main.$H249]=2;[main.$G249];&quot;&quot;)">
            <text:p/>
          </table:table-cell>
        </table:table-row>
        <table:table-row table:style-name="ro1">
          <table:table-cell table:formula="of:=IF([main.$C250]=0;[main.$A250];&quot;&quot;)">
            <text:p/>
          </table:table-cell>
          <table:table-cell table:formula="of:=IF([main.$C250]=0;[main.$B250];&quot;&quot;)">
            <text:p/>
          </table:table-cell>
          <table:table-cell table:formula="of:=IF([main.$C250]=1;[main.$A250];&quot;&quot;)">
            <text:p/>
          </table:table-cell>
          <table:table-cell table:formula="of:=IF([main.$C250]=1;[main.$B250];&quot;&quot;)">
            <text:p/>
          </table:table-cell>
          <table:table-cell table:formula="of:=IF([main.$C250]=2;[main.$A250];&quot;&quot;)" office:value-type="float" office:value="-1.50648" calcext:value-type="float">
            <text:p>-1.50648</text:p>
          </table:table-cell>
          <table:table-cell table:formula="of:=IF([main.$C250]=2;[main.$B250];&quot;&quot;)" office:value-type="float" office:value="12.54366" calcext:value-type="float">
            <text:p>12.54366</text:p>
          </table:table-cell>
          <table:table-cell table:number-columns-repeated="2"/>
          <table:table-cell table:formula="of:=IF([main.$H250]=0;[main.$F250];&quot;&quot;)" office:value-type="float" office:value="-1.50648" calcext:value-type="float">
            <text:p>-1.50648</text:p>
          </table:table-cell>
          <table:table-cell table:formula="of:=IF([main.$H250]=0;[main.$G250];&quot;&quot;)" office:value-type="float" office:value="12.54366" calcext:value-type="float">
            <text:p>12.54366</text:p>
          </table:table-cell>
          <table:table-cell table:formula="of:=IF([main.$H250]=1;[main.$F250];&quot;&quot;)">
            <text:p/>
          </table:table-cell>
          <table:table-cell table:formula="of:=IF([main.$H250]=1;[main.$G250];&quot;&quot;)">
            <text:p/>
          </table:table-cell>
          <table:table-cell table:formula="of:=IF([main.$H250]=2;[main.$F250];&quot;&quot;)">
            <text:p/>
          </table:table-cell>
          <table:table-cell table:formula="of:=IF([main.$H250]=2;[main.$G250];&quot;&quot;)">
            <text:p/>
          </table:table-cell>
        </table:table-row>
        <table:table-row table:style-name="ro1">
          <table:table-cell table:formula="of:=IF([main.$C251]=0;[main.$A251];&quot;&quot;)">
            <text:p/>
          </table:table-cell>
          <table:table-cell table:formula="of:=IF([main.$C251]=0;[main.$B251];&quot;&quot;)">
            <text:p/>
          </table:table-cell>
          <table:table-cell table:formula="of:=IF([main.$C251]=1;[main.$A251];&quot;&quot;)">
            <text:p/>
          </table:table-cell>
          <table:table-cell table:formula="of:=IF([main.$C251]=1;[main.$B251];&quot;&quot;)">
            <text:p/>
          </table:table-cell>
          <table:table-cell table:formula="of:=IF([main.$C251]=2;[main.$A251];&quot;&quot;)" office:value-type="float" office:value="-0.83435" calcext:value-type="float">
            <text:p>-0.83435</text:p>
          </table:table-cell>
          <table:table-cell table:formula="of:=IF([main.$C251]=2;[main.$B251];&quot;&quot;)" office:value-type="float" office:value="10.05035" calcext:value-type="float">
            <text:p>10.05035</text:p>
          </table:table-cell>
          <table:table-cell table:number-columns-repeated="2"/>
          <table:table-cell table:formula="of:=IF([main.$H251]=0;[main.$F251];&quot;&quot;)" office:value-type="float" office:value="-0.83435" calcext:value-type="float">
            <text:p>-0.83435</text:p>
          </table:table-cell>
          <table:table-cell table:formula="of:=IF([main.$H251]=0;[main.$G251];&quot;&quot;)" office:value-type="float" office:value="10.05035" calcext:value-type="float">
            <text:p>10.05035</text:p>
          </table:table-cell>
          <table:table-cell table:formula="of:=IF([main.$H251]=1;[main.$F251];&quot;&quot;)">
            <text:p/>
          </table:table-cell>
          <table:table-cell table:formula="of:=IF([main.$H251]=1;[main.$G251];&quot;&quot;)">
            <text:p/>
          </table:table-cell>
          <table:table-cell table:formula="of:=IF([main.$H251]=2;[main.$F251];&quot;&quot;)">
            <text:p/>
          </table:table-cell>
          <table:table-cell table:formula="of:=IF([main.$H251]=2;[main.$G251];&quot;&quot;)">
            <text:p/>
          </table:table-cell>
        </table:table-row>
        <table:table-row table:style-name="ro1">
          <table:table-cell table:formula="of:=IF([main.$C252]=0;[main.$A252];&quot;&quot;)" office:value-type="float" office:value="0.19045" calcext:value-type="float">
            <text:p>0.19045</text:p>
          </table:table-cell>
          <table:table-cell table:formula="of:=IF([main.$C252]=0;[main.$B252];&quot;&quot;)" office:value-type="float" office:value="0.71577" calcext:value-type="float">
            <text:p>0.71577</text:p>
          </table:table-cell>
          <table:table-cell table:formula="of:=IF([main.$C252]=1;[main.$A252];&quot;&quot;)">
            <text:p/>
          </table:table-cell>
          <table:table-cell table:formula="of:=IF([main.$C252]=1;[main.$B252];&quot;&quot;)">
            <text:p/>
          </table:table-cell>
          <table:table-cell table:formula="of:=IF([main.$C252]=2;[main.$A252];&quot;&quot;)">
            <text:p/>
          </table:table-cell>
          <table:table-cell table:formula="of:=IF([main.$C252]=2;[main.$B252];&quot;&quot;)">
            <text:p/>
          </table:table-cell>
          <table:table-cell table:number-columns-repeated="2"/>
          <table:table-cell table:formula="of:=IF([main.$H252]=0;[main.$F252];&quot;&quot;)">
            <text:p/>
          </table:table-cell>
          <table:table-cell table:formula="of:=IF([main.$H252]=0;[main.$G252];&quot;&quot;)">
            <text:p/>
          </table:table-cell>
          <table:table-cell table:formula="of:=IF([main.$H252]=1;[main.$F252];&quot;&quot;)" office:value-type="float" office:value="0.19045" calcext:value-type="float">
            <text:p>0.19045</text:p>
          </table:table-cell>
          <table:table-cell table:formula="of:=IF([main.$H252]=1;[main.$G252];&quot;&quot;)" office:value-type="float" office:value="0.71577" calcext:value-type="float">
            <text:p>0.71577</text:p>
          </table:table-cell>
          <table:table-cell table:formula="of:=IF([main.$H252]=2;[main.$F252];&quot;&quot;)">
            <text:p/>
          </table:table-cell>
          <table:table-cell table:formula="of:=IF([main.$H252]=2;[main.$G252];&quot;&quot;)">
            <text:p/>
          </table:table-cell>
        </table:table-row>
        <table:table-row table:style-name="ro1">
          <table:table-cell table:formula="of:=IF([main.$C253]=0;[main.$A253];&quot;&quot;)">
            <text:p/>
          </table:table-cell>
          <table:table-cell table:formula="of:=IF([main.$C253]=0;[main.$B253];&quot;&quot;)">
            <text:p/>
          </table:table-cell>
          <table:table-cell table:formula="of:=IF([main.$C253]=1;[main.$A253];&quot;&quot;)" office:value-type="float" office:value="9.97056" calcext:value-type="float">
            <text:p>9.97056</text:p>
          </table:table-cell>
          <table:table-cell table:formula="of:=IF([main.$C253]=1;[main.$B253];&quot;&quot;)" office:value-type="float" office:value="6.15876" calcext:value-type="float">
            <text:p>6.15876</text:p>
          </table:table-cell>
          <table:table-cell table:formula="of:=IF([main.$C253]=2;[main.$A253];&quot;&quot;)">
            <text:p/>
          </table:table-cell>
          <table:table-cell table:formula="of:=IF([main.$C253]=2;[main.$B253];&quot;&quot;)">
            <text:p/>
          </table:table-cell>
          <table:table-cell table:number-columns-repeated="2"/>
          <table:table-cell table:formula="of:=IF([main.$H253]=0;[main.$F253];&quot;&quot;)">
            <text:p/>
          </table:table-cell>
          <table:table-cell table:formula="of:=IF([main.$H253]=0;[main.$G253];&quot;&quot;)">
            <text:p/>
          </table:table-cell>
          <table:table-cell table:formula="of:=IF([main.$H253]=1;[main.$F253];&quot;&quot;)">
            <text:p/>
          </table:table-cell>
          <table:table-cell table:formula="of:=IF([main.$H253]=1;[main.$G253];&quot;&quot;)">
            <text:p/>
          </table:table-cell>
          <table:table-cell table:formula="of:=IF([main.$H253]=2;[main.$F253];&quot;&quot;)" office:value-type="float" office:value="9.97056" calcext:value-type="float">
            <text:p>9.97056</text:p>
          </table:table-cell>
          <table:table-cell table:formula="of:=IF([main.$H253]=2;[main.$G253];&quot;&quot;)" office:value-type="float" office:value="6.15876" calcext:value-type="float">
            <text:p>6.15876</text:p>
          </table:table-cell>
        </table:table-row>
        <table:table-row table:style-name="ro1">
          <table:table-cell table:formula="of:=IF([main.$C254]=0;[main.$A254];&quot;&quot;)">
            <text:p/>
          </table:table-cell>
          <table:table-cell table:formula="of:=IF([main.$C254]=0;[main.$B254];&quot;&quot;)">
            <text:p/>
          </table:table-cell>
          <table:table-cell table:formula="of:=IF([main.$C254]=1;[main.$A254];&quot;&quot;)" office:value-type="float" office:value="11.21907" calcext:value-type="float">
            <text:p>11.21907</text:p>
          </table:table-cell>
          <table:table-cell table:formula="of:=IF([main.$C254]=1;[main.$B254];&quot;&quot;)" office:value-type="float" office:value="3.92711" calcext:value-type="float">
            <text:p>3.92711</text:p>
          </table:table-cell>
          <table:table-cell table:formula="of:=IF([main.$C254]=2;[main.$A254];&quot;&quot;)">
            <text:p/>
          </table:table-cell>
          <table:table-cell table:formula="of:=IF([main.$C254]=2;[main.$B254];&quot;&quot;)">
            <text:p/>
          </table:table-cell>
          <table:table-cell table:number-columns-repeated="2"/>
          <table:table-cell table:formula="of:=IF([main.$H254]=0;[main.$F254];&quot;&quot;)">
            <text:p/>
          </table:table-cell>
          <table:table-cell table:formula="of:=IF([main.$H254]=0;[main.$G254];&quot;&quot;)">
            <text:p/>
          </table:table-cell>
          <table:table-cell table:formula="of:=IF([main.$H254]=1;[main.$F254];&quot;&quot;)">
            <text:p/>
          </table:table-cell>
          <table:table-cell table:formula="of:=IF([main.$H254]=1;[main.$G254];&quot;&quot;)">
            <text:p/>
          </table:table-cell>
          <table:table-cell table:formula="of:=IF([main.$H254]=2;[main.$F254];&quot;&quot;)" office:value-type="float" office:value="11.21907" calcext:value-type="float">
            <text:p>11.21907</text:p>
          </table:table-cell>
          <table:table-cell table:formula="of:=IF([main.$H254]=2;[main.$G254];&quot;&quot;)" office:value-type="float" office:value="3.92711" calcext:value-type="float">
            <text:p>3.92711</text:p>
          </table:table-cell>
        </table:table-row>
        <table:table-row table:style-name="ro1">
          <table:table-cell table:formula="of:=IF([main.$C255]=0;[main.$A255];&quot;&quot;)" office:value-type="float" office:value="-8.82419" calcext:value-type="float">
            <text:p>-8.82419</text:p>
          </table:table-cell>
          <table:table-cell table:formula="of:=IF([main.$C255]=0;[main.$B255];&quot;&quot;)" office:value-type="float" office:value="0.80315" calcext:value-type="float">
            <text:p>0.80315</text:p>
          </table:table-cell>
          <table:table-cell table:formula="of:=IF([main.$C255]=1;[main.$A255];&quot;&quot;)">
            <text:p/>
          </table:table-cell>
          <table:table-cell table:formula="of:=IF([main.$C255]=1;[main.$B255];&quot;&quot;)">
            <text:p/>
          </table:table-cell>
          <table:table-cell table:formula="of:=IF([main.$C255]=2;[main.$A255];&quot;&quot;)">
            <text:p/>
          </table:table-cell>
          <table:table-cell table:formula="of:=IF([main.$C255]=2;[main.$B255];&quot;&quot;)">
            <text:p/>
          </table:table-cell>
          <table:table-cell table:number-columns-repeated="2"/>
          <table:table-cell table:formula="of:=IF([main.$H255]=0;[main.$F255];&quot;&quot;)">
            <text:p/>
          </table:table-cell>
          <table:table-cell table:formula="of:=IF([main.$H255]=0;[main.$G255];&quot;&quot;)">
            <text:p/>
          </table:table-cell>
          <table:table-cell table:formula="of:=IF([main.$H255]=1;[main.$F255];&quot;&quot;)" office:value-type="float" office:value="-8.82419" calcext:value-type="float">
            <text:p>-8.82419</text:p>
          </table:table-cell>
          <table:table-cell table:formula="of:=IF([main.$H255]=1;[main.$G255];&quot;&quot;)" office:value-type="float" office:value="0.80315" calcext:value-type="float">
            <text:p>0.80315</text:p>
          </table:table-cell>
          <table:table-cell table:formula="of:=IF([main.$H255]=2;[main.$F255];&quot;&quot;)">
            <text:p/>
          </table:table-cell>
          <table:table-cell table:formula="of:=IF([main.$H255]=2;[main.$G255];&quot;&quot;)">
            <text:p/>
          </table:table-cell>
        </table:table-row>
        <table:table-row table:style-name="ro1">
          <table:table-cell table:formula="of:=IF([main.$C256]=0;[main.$A256];&quot;&quot;)">
            <text:p/>
          </table:table-cell>
          <table:table-cell table:formula="of:=IF([main.$C256]=0;[main.$B256];&quot;&quot;)">
            <text:p/>
          </table:table-cell>
          <table:table-cell table:formula="of:=IF([main.$C256]=1;[main.$A256];&quot;&quot;)" office:value-type="float" office:value="12.51417" calcext:value-type="float">
            <text:p>12.51417</text:p>
          </table:table-cell>
          <table:table-cell table:formula="of:=IF([main.$C256]=1;[main.$B256];&quot;&quot;)" office:value-type="float" office:value="3.5734" calcext:value-type="float">
            <text:p>3.5734</text:p>
          </table:table-cell>
          <table:table-cell table:formula="of:=IF([main.$C256]=2;[main.$A256];&quot;&quot;)">
            <text:p/>
          </table:table-cell>
          <table:table-cell table:formula="of:=IF([main.$C256]=2;[main.$B256];&quot;&quot;)">
            <text:p/>
          </table:table-cell>
          <table:table-cell table:number-columns-repeated="2"/>
          <table:table-cell table:formula="of:=IF([main.$H256]=0;[main.$F256];&quot;&quot;)">
            <text:p/>
          </table:table-cell>
          <table:table-cell table:formula="of:=IF([main.$H256]=0;[main.$G256];&quot;&quot;)">
            <text:p/>
          </table:table-cell>
          <table:table-cell table:formula="of:=IF([main.$H256]=1;[main.$F256];&quot;&quot;)">
            <text:p/>
          </table:table-cell>
          <table:table-cell table:formula="of:=IF([main.$H256]=1;[main.$G256];&quot;&quot;)">
            <text:p/>
          </table:table-cell>
          <table:table-cell table:formula="of:=IF([main.$H256]=2;[main.$F256];&quot;&quot;)" office:value-type="float" office:value="12.51417" calcext:value-type="float">
            <text:p>12.51417</text:p>
          </table:table-cell>
          <table:table-cell table:formula="of:=IF([main.$H256]=2;[main.$G256];&quot;&quot;)" office:value-type="float" office:value="3.5734" calcext:value-type="float">
            <text:p>3.5734</text:p>
          </table:table-cell>
        </table:table-row>
        <table:table-row table:style-name="ro1">
          <table:table-cell table:formula="of:=IF([main.$C257]=0;[main.$A257];&quot;&quot;)">
            <text:p/>
          </table:table-cell>
          <table:table-cell table:formula="of:=IF([main.$C257]=0;[main.$B257];&quot;&quot;)">
            <text:p/>
          </table:table-cell>
          <table:table-cell table:formula="of:=IF([main.$C257]=1;[main.$A257];&quot;&quot;)">
            <text:p/>
          </table:table-cell>
          <table:table-cell table:formula="of:=IF([main.$C257]=1;[main.$B257];&quot;&quot;)">
            <text:p/>
          </table:table-cell>
          <table:table-cell table:formula="of:=IF([main.$C257]=2;[main.$A257];&quot;&quot;)" office:value-type="float" office:value="-2.48801" calcext:value-type="float">
            <text:p>-2.48801</text:p>
          </table:table-cell>
          <table:table-cell table:formula="of:=IF([main.$C257]=2;[main.$B257];&quot;&quot;)" office:value-type="float" office:value="19.05003" calcext:value-type="float">
            <text:p>19.05003</text:p>
          </table:table-cell>
          <table:table-cell table:number-columns-repeated="2"/>
          <table:table-cell table:formula="of:=IF([main.$H257]=0;[main.$F257];&quot;&quot;)" office:value-type="float" office:value="-2.48801" calcext:value-type="float">
            <text:p>-2.48801</text:p>
          </table:table-cell>
          <table:table-cell table:formula="of:=IF([main.$H257]=0;[main.$G257];&quot;&quot;)" office:value-type="float" office:value="19.05003" calcext:value-type="float">
            <text:p>19.05003</text:p>
          </table:table-cell>
          <table:table-cell table:formula="of:=IF([main.$H257]=1;[main.$F257];&quot;&quot;)">
            <text:p/>
          </table:table-cell>
          <table:table-cell table:formula="of:=IF([main.$H257]=1;[main.$G257];&quot;&quot;)">
            <text:p/>
          </table:table-cell>
          <table:table-cell table:formula="of:=IF([main.$H257]=2;[main.$F257];&quot;&quot;)">
            <text:p/>
          </table:table-cell>
          <table:table-cell table:formula="of:=IF([main.$H257]=2;[main.$G257];&quot;&quot;)">
            <text:p/>
          </table:table-cell>
        </table:table-row>
        <table:table-row table:style-name="ro1">
          <table:table-cell table:formula="of:=IF([main.$C258]=0;[main.$A258];&quot;&quot;)">
            <text:p/>
          </table:table-cell>
          <table:table-cell table:formula="of:=IF([main.$C258]=0;[main.$B258];&quot;&quot;)">
            <text:p/>
          </table:table-cell>
          <table:table-cell table:formula="of:=IF([main.$C258]=1;[main.$A258];&quot;&quot;)">
            <text:p/>
          </table:table-cell>
          <table:table-cell table:formula="of:=IF([main.$C258]=1;[main.$B258];&quot;&quot;)">
            <text:p/>
          </table:table-cell>
          <table:table-cell table:formula="of:=IF([main.$C258]=2;[main.$A258];&quot;&quot;)" office:value-type="float" office:value="1.30002" calcext:value-type="float">
            <text:p>1.30002</text:p>
          </table:table-cell>
          <table:table-cell table:formula="of:=IF([main.$C258]=2;[main.$B258];&quot;&quot;)" office:value-type="float" office:value="20.98855" calcext:value-type="float">
            <text:p>20.98855</text:p>
          </table:table-cell>
          <table:table-cell table:number-columns-repeated="2"/>
          <table:table-cell table:formula="of:=IF([main.$H258]=0;[main.$F258];&quot;&quot;)" office:value-type="float" office:value="1.30002" calcext:value-type="float">
            <text:p>1.30002</text:p>
          </table:table-cell>
          <table:table-cell table:formula="of:=IF([main.$H258]=0;[main.$G258];&quot;&quot;)" office:value-type="float" office:value="20.98855" calcext:value-type="float">
            <text:p>20.98855</text:p>
          </table:table-cell>
          <table:table-cell table:formula="of:=IF([main.$H258]=1;[main.$F258];&quot;&quot;)">
            <text:p/>
          </table:table-cell>
          <table:table-cell table:formula="of:=IF([main.$H258]=1;[main.$G258];&quot;&quot;)">
            <text:p/>
          </table:table-cell>
          <table:table-cell table:formula="of:=IF([main.$H258]=2;[main.$F258];&quot;&quot;)">
            <text:p/>
          </table:table-cell>
          <table:table-cell table:formula="of:=IF([main.$H258]=2;[main.$G258];&quot;&quot;)">
            <text:p/>
          </table:table-cell>
        </table:table-row>
        <table:table-row table:style-name="ro1">
          <table:table-cell table:formula="of:=IF([main.$C259]=0;[main.$A259];&quot;&quot;)">
            <text:p/>
          </table:table-cell>
          <table:table-cell table:formula="of:=IF([main.$C259]=0;[main.$B259];&quot;&quot;)">
            <text:p/>
          </table:table-cell>
          <table:table-cell table:formula="of:=IF([main.$C259]=1;[main.$A259];&quot;&quot;)">
            <text:p/>
          </table:table-cell>
          <table:table-cell table:formula="of:=IF([main.$C259]=1;[main.$B259];&quot;&quot;)">
            <text:p/>
          </table:table-cell>
          <table:table-cell table:formula="of:=IF([main.$C259]=2;[main.$A259];&quot;&quot;)" office:value-type="float" office:value="-1.72465" calcext:value-type="float">
            <text:p>-1.72465</text:p>
          </table:table-cell>
          <table:table-cell table:formula="of:=IF([main.$C259]=2;[main.$B259];&quot;&quot;)" office:value-type="float" office:value="23.34464" calcext:value-type="float">
            <text:p>23.34464</text:p>
          </table:table-cell>
          <table:table-cell table:number-columns-repeated="2"/>
          <table:table-cell table:formula="of:=IF([main.$H259]=0;[main.$F259];&quot;&quot;)" office:value-type="float" office:value="-1.72465" calcext:value-type="float">
            <text:p>-1.72465</text:p>
          </table:table-cell>
          <table:table-cell table:formula="of:=IF([main.$H259]=0;[main.$G259];&quot;&quot;)" office:value-type="float" office:value="23.34464" calcext:value-type="float">
            <text:p>23.34464</text:p>
          </table:table-cell>
          <table:table-cell table:formula="of:=IF([main.$H259]=1;[main.$F259];&quot;&quot;)">
            <text:p/>
          </table:table-cell>
          <table:table-cell table:formula="of:=IF([main.$H259]=1;[main.$G259];&quot;&quot;)">
            <text:p/>
          </table:table-cell>
          <table:table-cell table:formula="of:=IF([main.$H259]=2;[main.$F259];&quot;&quot;)">
            <text:p/>
          </table:table-cell>
          <table:table-cell table:formula="of:=IF([main.$H259]=2;[main.$G259];&quot;&quot;)">
            <text:p/>
          </table:table-cell>
        </table:table-row>
        <table:table-row table:style-name="ro1">
          <table:table-cell table:formula="of:=IF([main.$C260]=0;[main.$A260];&quot;&quot;)">
            <text:p/>
          </table:table-cell>
          <table:table-cell table:formula="of:=IF([main.$C260]=0;[main.$B260];&quot;&quot;)">
            <text:p/>
          </table:table-cell>
          <table:table-cell table:formula="of:=IF([main.$C260]=1;[main.$A260];&quot;&quot;)" office:value-type="float" office:value="5.50666" calcext:value-type="float">
            <text:p>5.50666</text:p>
          </table:table-cell>
          <table:table-cell table:formula="of:=IF([main.$C260]=1;[main.$B260];&quot;&quot;)" office:value-type="float" office:value="-0.41619" calcext:value-type="float">
            <text:p>-0.41619</text:p>
          </table:table-cell>
          <table:table-cell table:formula="of:=IF([main.$C260]=2;[main.$A260];&quot;&quot;)">
            <text:p/>
          </table:table-cell>
          <table:table-cell table:formula="of:=IF([main.$C260]=2;[main.$B260];&quot;&quot;)">
            <text:p/>
          </table:table-cell>
          <table:table-cell table:number-columns-repeated="2"/>
          <table:table-cell table:formula="of:=IF([main.$H260]=0;[main.$F260];&quot;&quot;)">
            <text:p/>
          </table:table-cell>
          <table:table-cell table:formula="of:=IF([main.$H260]=0;[main.$G260];&quot;&quot;)">
            <text:p/>
          </table:table-cell>
          <table:table-cell table:formula="of:=IF([main.$H260]=1;[main.$F260];&quot;&quot;)" office:value-type="float" office:value="5.50666" calcext:value-type="float">
            <text:p>5.50666</text:p>
          </table:table-cell>
          <table:table-cell table:formula="of:=IF([main.$H260]=1;[main.$G260];&quot;&quot;)" office:value-type="float" office:value="-0.41619" calcext:value-type="float">
            <text:p>-0.41619</text:p>
          </table:table-cell>
          <table:table-cell table:formula="of:=IF([main.$H260]=2;[main.$F260];&quot;&quot;)">
            <text:p/>
          </table:table-cell>
          <table:table-cell table:formula="of:=IF([main.$H260]=2;[main.$G260];&quot;&quot;)">
            <text:p/>
          </table:table-cell>
        </table:table-row>
        <table:table-row table:style-name="ro1">
          <table:table-cell table:formula="of:=IF([main.$C261]=0;[main.$A261];&quot;&quot;)">
            <text:p/>
          </table:table-cell>
          <table:table-cell table:formula="of:=IF([main.$C261]=0;[main.$B261];&quot;&quot;)">
            <text:p/>
          </table:table-cell>
          <table:table-cell table:formula="of:=IF([main.$C261]=1;[main.$A261];&quot;&quot;)">
            <text:p/>
          </table:table-cell>
          <table:table-cell table:formula="of:=IF([main.$C261]=1;[main.$B261];&quot;&quot;)">
            <text:p/>
          </table:table-cell>
          <table:table-cell table:formula="of:=IF([main.$C261]=2;[main.$A261];&quot;&quot;)" office:value-type="float" office:value="4.42386" calcext:value-type="float">
            <text:p>4.42386</text:p>
          </table:table-cell>
          <table:table-cell table:formula="of:=IF([main.$C261]=2;[main.$B261];&quot;&quot;)" office:value-type="float" office:value="14.70081" calcext:value-type="float">
            <text:p>14.70081</text:p>
          </table:table-cell>
          <table:table-cell table:number-columns-repeated="2"/>
          <table:table-cell table:formula="of:=IF([main.$H261]=0;[main.$F261];&quot;&quot;)" office:value-type="float" office:value="4.42386" calcext:value-type="float">
            <text:p>4.42386</text:p>
          </table:table-cell>
          <table:table-cell table:formula="of:=IF([main.$H261]=0;[main.$G261];&quot;&quot;)" office:value-type="float" office:value="14.70081" calcext:value-type="float">
            <text:p>14.70081</text:p>
          </table:table-cell>
          <table:table-cell table:formula="of:=IF([main.$H261]=1;[main.$F261];&quot;&quot;)">
            <text:p/>
          </table:table-cell>
          <table:table-cell table:formula="of:=IF([main.$H261]=1;[main.$G261];&quot;&quot;)">
            <text:p/>
          </table:table-cell>
          <table:table-cell table:formula="of:=IF([main.$H261]=2;[main.$F261];&quot;&quot;)">
            <text:p/>
          </table:table-cell>
          <table:table-cell table:formula="of:=IF([main.$H261]=2;[main.$G261];&quot;&quot;)">
            <text:p/>
          </table:table-cell>
        </table:table-row>
        <table:table-row table:style-name="ro1">
          <table:table-cell table:formula="of:=IF([main.$C262]=0;[main.$A262];&quot;&quot;)">
            <text:p/>
          </table:table-cell>
          <table:table-cell table:formula="of:=IF([main.$C262]=0;[main.$B262];&quot;&quot;)">
            <text:p/>
          </table:table-cell>
          <table:table-cell table:formula="of:=IF([main.$C262]=1;[main.$A262];&quot;&quot;)" office:value-type="float" office:value="6.03959" calcext:value-type="float">
            <text:p>6.03959</text:p>
          </table:table-cell>
          <table:table-cell table:formula="of:=IF([main.$C262]=1;[main.$B262];&quot;&quot;)" office:value-type="float" office:value="1.30355" calcext:value-type="float">
            <text:p>1.30355</text:p>
          </table:table-cell>
          <table:table-cell table:formula="of:=IF([main.$C262]=2;[main.$A262];&quot;&quot;)">
            <text:p/>
          </table:table-cell>
          <table:table-cell table:formula="of:=IF([main.$C262]=2;[main.$B262];&quot;&quot;)">
            <text:p/>
          </table:table-cell>
          <table:table-cell table:number-columns-repeated="2"/>
          <table:table-cell table:formula="of:=IF([main.$H262]=0;[main.$F262];&quot;&quot;)">
            <text:p/>
          </table:table-cell>
          <table:table-cell table:formula="of:=IF([main.$H262]=0;[main.$G262];&quot;&quot;)">
            <text:p/>
          </table:table-cell>
          <table:table-cell table:formula="of:=IF([main.$H262]=1;[main.$F262];&quot;&quot;)" office:value-type="float" office:value="6.03959" calcext:value-type="float">
            <text:p>6.03959</text:p>
          </table:table-cell>
          <table:table-cell table:formula="of:=IF([main.$H262]=1;[main.$G262];&quot;&quot;)" office:value-type="float" office:value="1.30355" calcext:value-type="float">
            <text:p>1.30355</text:p>
          </table:table-cell>
          <table:table-cell table:formula="of:=IF([main.$H262]=2;[main.$F262];&quot;&quot;)">
            <text:p/>
          </table:table-cell>
          <table:table-cell table:formula="of:=IF([main.$H262]=2;[main.$G262];&quot;&quot;)">
            <text:p/>
          </table:table-cell>
        </table:table-row>
        <table:table-row table:style-name="ro1">
          <table:table-cell table:formula="of:=IF([main.$C263]=0;[main.$A263];&quot;&quot;)" office:value-type="float" office:value="0.07001" calcext:value-type="float">
            <text:p>0.07001</text:p>
          </table:table-cell>
          <table:table-cell table:formula="of:=IF([main.$C263]=0;[main.$B263];&quot;&quot;)" office:value-type="float" office:value="-1.51335" calcext:value-type="float">
            <text:p>-1.51335</text:p>
          </table:table-cell>
          <table:table-cell table:formula="of:=IF([main.$C263]=1;[main.$A263];&quot;&quot;)">
            <text:p/>
          </table:table-cell>
          <table:table-cell table:formula="of:=IF([main.$C263]=1;[main.$B263];&quot;&quot;)">
            <text:p/>
          </table:table-cell>
          <table:table-cell table:formula="of:=IF([main.$C263]=2;[main.$A263];&quot;&quot;)">
            <text:p/>
          </table:table-cell>
          <table:table-cell table:formula="of:=IF([main.$C263]=2;[main.$B263];&quot;&quot;)">
            <text:p/>
          </table:table-cell>
          <table:table-cell table:number-columns-repeated="2"/>
          <table:table-cell table:formula="of:=IF([main.$H263]=0;[main.$F263];&quot;&quot;)">
            <text:p/>
          </table:table-cell>
          <table:table-cell table:formula="of:=IF([main.$H263]=0;[main.$G263];&quot;&quot;)">
            <text:p/>
          </table:table-cell>
          <table:table-cell table:formula="of:=IF([main.$H263]=1;[main.$F263];&quot;&quot;)" office:value-type="float" office:value="0.07001" calcext:value-type="float">
            <text:p>0.07001</text:p>
          </table:table-cell>
          <table:table-cell table:formula="of:=IF([main.$H263]=1;[main.$G263];&quot;&quot;)" office:value-type="float" office:value="-1.51335" calcext:value-type="float">
            <text:p>-1.51335</text:p>
          </table:table-cell>
          <table:table-cell table:formula="of:=IF([main.$H263]=2;[main.$F263];&quot;&quot;)">
            <text:p/>
          </table:table-cell>
          <table:table-cell table:formula="of:=IF([main.$H263]=2;[main.$G263];&quot;&quot;)">
            <text:p/>
          </table:table-cell>
        </table:table-row>
        <table:table-row table:style-name="ro1">
          <table:table-cell table:formula="of:=IF([main.$C264]=0;[main.$A264];&quot;&quot;)">
            <text:p/>
          </table:table-cell>
          <table:table-cell table:formula="of:=IF([main.$C264]=0;[main.$B264];&quot;&quot;)">
            <text:p/>
          </table:table-cell>
          <table:table-cell table:formula="of:=IF([main.$C264]=1;[main.$A264];&quot;&quot;)" office:value-type="float" office:value="7.97083" calcext:value-type="float">
            <text:p>7.97083</text:p>
          </table:table-cell>
          <table:table-cell table:formula="of:=IF([main.$C264]=1;[main.$B264];&quot;&quot;)" office:value-type="float" office:value="4.30386" calcext:value-type="float">
            <text:p>4.30386</text:p>
          </table:table-cell>
          <table:table-cell table:formula="of:=IF([main.$C264]=2;[main.$A264];&quot;&quot;)">
            <text:p/>
          </table:table-cell>
          <table:table-cell table:formula="of:=IF([main.$C264]=2;[main.$B264];&quot;&quot;)">
            <text:p/>
          </table:table-cell>
          <table:table-cell table:number-columns-repeated="2"/>
          <table:table-cell table:formula="of:=IF([main.$H264]=0;[main.$F264];&quot;&quot;)">
            <text:p/>
          </table:table-cell>
          <table:table-cell table:formula="of:=IF([main.$H264]=0;[main.$G264];&quot;&quot;)">
            <text:p/>
          </table:table-cell>
          <table:table-cell table:formula="of:=IF([main.$H264]=1;[main.$F264];&quot;&quot;)">
            <text:p/>
          </table:table-cell>
          <table:table-cell table:formula="of:=IF([main.$H264]=1;[main.$G264];&quot;&quot;)">
            <text:p/>
          </table:table-cell>
          <table:table-cell table:formula="of:=IF([main.$H264]=2;[main.$F264];&quot;&quot;)" office:value-type="float" office:value="7.97083" calcext:value-type="float">
            <text:p>7.97083</text:p>
          </table:table-cell>
          <table:table-cell table:formula="of:=IF([main.$H264]=2;[main.$G264];&quot;&quot;)" office:value-type="float" office:value="4.30386" calcext:value-type="float">
            <text:p>4.30386</text:p>
          </table:table-cell>
        </table:table-row>
        <table:table-row table:style-name="ro1">
          <table:table-cell table:formula="of:=IF([main.$C265]=0;[main.$A265];&quot;&quot;)" office:value-type="float" office:value="-1.3879" calcext:value-type="float">
            <text:p>-1.3879</text:p>
          </table:table-cell>
          <table:table-cell table:formula="of:=IF([main.$C265]=0;[main.$B265];&quot;&quot;)" office:value-type="float" office:value="1.08262" calcext:value-type="float">
            <text:p>1.08262</text:p>
          </table:table-cell>
          <table:table-cell table:formula="of:=IF([main.$C265]=1;[main.$A265];&quot;&quot;)">
            <text:p/>
          </table:table-cell>
          <table:table-cell table:formula="of:=IF([main.$C265]=1;[main.$B265];&quot;&quot;)">
            <text:p/>
          </table:table-cell>
          <table:table-cell table:formula="of:=IF([main.$C265]=2;[main.$A265];&quot;&quot;)">
            <text:p/>
          </table:table-cell>
          <table:table-cell table:formula="of:=IF([main.$C265]=2;[main.$B265];&quot;&quot;)">
            <text:p/>
          </table:table-cell>
          <table:table-cell table:number-columns-repeated="2"/>
          <table:table-cell table:formula="of:=IF([main.$H265]=0;[main.$F265];&quot;&quot;)">
            <text:p/>
          </table:table-cell>
          <table:table-cell table:formula="of:=IF([main.$H265]=0;[main.$G265];&quot;&quot;)">
            <text:p/>
          </table:table-cell>
          <table:table-cell table:formula="of:=IF([main.$H265]=1;[main.$F265];&quot;&quot;)" office:value-type="float" office:value="-1.3879" calcext:value-type="float">
            <text:p>-1.3879</text:p>
          </table:table-cell>
          <table:table-cell table:formula="of:=IF([main.$H265]=1;[main.$G265];&quot;&quot;)" office:value-type="float" office:value="1.08262" calcext:value-type="float">
            <text:p>1.08262</text:p>
          </table:table-cell>
          <table:table-cell table:formula="of:=IF([main.$H265]=2;[main.$F265];&quot;&quot;)">
            <text:p/>
          </table:table-cell>
          <table:table-cell table:formula="of:=IF([main.$H265]=2;[main.$G265];&quot;&quot;)">
            <text:p/>
          </table:table-cell>
        </table:table-row>
        <table:table-row table:style-name="ro1">
          <table:table-cell table:formula="of:=IF([main.$C266]=0;[main.$A266];&quot;&quot;)">
            <text:p/>
          </table:table-cell>
          <table:table-cell table:formula="of:=IF([main.$C266]=0;[main.$B266];&quot;&quot;)">
            <text:p/>
          </table:table-cell>
          <table:table-cell table:formula="of:=IF([main.$C266]=1;[main.$A266];&quot;&quot;)">
            <text:p/>
          </table:table-cell>
          <table:table-cell table:formula="of:=IF([main.$C266]=1;[main.$B266];&quot;&quot;)">
            <text:p/>
          </table:table-cell>
          <table:table-cell table:formula="of:=IF([main.$C266]=2;[main.$A266];&quot;&quot;)" office:value-type="float" office:value="-7.22644" calcext:value-type="float">
            <text:p>-7.22644</text:p>
          </table:table-cell>
          <table:table-cell table:formula="of:=IF([main.$C266]=2;[main.$B266];&quot;&quot;)" office:value-type="float" office:value="13.283" calcext:value-type="float">
            <text:p>13.283</text:p>
          </table:table-cell>
          <table:table-cell table:number-columns-repeated="2"/>
          <table:table-cell table:formula="of:=IF([main.$H266]=0;[main.$F266];&quot;&quot;)" office:value-type="float" office:value="-7.22644" calcext:value-type="float">
            <text:p>-7.22644</text:p>
          </table:table-cell>
          <table:table-cell table:formula="of:=IF([main.$H266]=0;[main.$G266];&quot;&quot;)" office:value-type="float" office:value="13.283" calcext:value-type="float">
            <text:p>13.283</text:p>
          </table:table-cell>
          <table:table-cell table:formula="of:=IF([main.$H266]=1;[main.$F266];&quot;&quot;)">
            <text:p/>
          </table:table-cell>
          <table:table-cell table:formula="of:=IF([main.$H266]=1;[main.$G266];&quot;&quot;)">
            <text:p/>
          </table:table-cell>
          <table:table-cell table:formula="of:=IF([main.$H266]=2;[main.$F266];&quot;&quot;)">
            <text:p/>
          </table:table-cell>
          <table:table-cell table:formula="of:=IF([main.$H266]=2;[main.$G266];&quot;&quot;)">
            <text:p/>
          </table:table-cell>
        </table:table-row>
        <table:table-row table:style-name="ro1">
          <table:table-cell table:formula="of:=IF([main.$C267]=0;[main.$A267];&quot;&quot;)">
            <text:p/>
          </table:table-cell>
          <table:table-cell table:formula="of:=IF([main.$C267]=0;[main.$B267];&quot;&quot;)">
            <text:p/>
          </table:table-cell>
          <table:table-cell table:formula="of:=IF([main.$C267]=1;[main.$A267];&quot;&quot;)" office:value-type="float" office:value="14.30475" calcext:value-type="float">
            <text:p>14.30475</text:p>
          </table:table-cell>
          <table:table-cell table:formula="of:=IF([main.$C267]=1;[main.$B267];&quot;&quot;)" office:value-type="float" office:value="6.74259" calcext:value-type="float">
            <text:p>6.74259</text:p>
          </table:table-cell>
          <table:table-cell table:formula="of:=IF([main.$C267]=2;[main.$A267];&quot;&quot;)">
            <text:p/>
          </table:table-cell>
          <table:table-cell table:formula="of:=IF([main.$C267]=2;[main.$B267];&quot;&quot;)">
            <text:p/>
          </table:table-cell>
          <table:table-cell table:number-columns-repeated="2"/>
          <table:table-cell table:formula="of:=IF([main.$H267]=0;[main.$F267];&quot;&quot;)">
            <text:p/>
          </table:table-cell>
          <table:table-cell table:formula="of:=IF([main.$H267]=0;[main.$G267];&quot;&quot;)">
            <text:p/>
          </table:table-cell>
          <table:table-cell table:formula="of:=IF([main.$H267]=1;[main.$F267];&quot;&quot;)">
            <text:p/>
          </table:table-cell>
          <table:table-cell table:formula="of:=IF([main.$H267]=1;[main.$G267];&quot;&quot;)">
            <text:p/>
          </table:table-cell>
          <table:table-cell table:formula="of:=IF([main.$H267]=2;[main.$F267];&quot;&quot;)" office:value-type="float" office:value="14.30475" calcext:value-type="float">
            <text:p>14.30475</text:p>
          </table:table-cell>
          <table:table-cell table:formula="of:=IF([main.$H267]=2;[main.$G267];&quot;&quot;)" office:value-type="float" office:value="6.74259" calcext:value-type="float">
            <text:p>6.74259</text:p>
          </table:table-cell>
        </table:table-row>
        <table:table-row table:style-name="ro1">
          <table:table-cell table:formula="of:=IF([main.$C268]=0;[main.$A268];&quot;&quot;)">
            <text:p/>
          </table:table-cell>
          <table:table-cell table:formula="of:=IF([main.$C268]=0;[main.$B268];&quot;&quot;)">
            <text:p/>
          </table:table-cell>
          <table:table-cell table:formula="of:=IF([main.$C268]=1;[main.$A268];&quot;&quot;)">
            <text:p/>
          </table:table-cell>
          <table:table-cell table:formula="of:=IF([main.$C268]=1;[main.$B268];&quot;&quot;)">
            <text:p/>
          </table:table-cell>
          <table:table-cell table:formula="of:=IF([main.$C268]=2;[main.$A268];&quot;&quot;)" office:value-type="float" office:value="3.77923" calcext:value-type="float">
            <text:p>3.77923</text:p>
          </table:table-cell>
          <table:table-cell table:formula="of:=IF([main.$C268]=2;[main.$B268];&quot;&quot;)" office:value-type="float" office:value="22.26591" calcext:value-type="float">
            <text:p>22.26591</text:p>
          </table:table-cell>
          <table:table-cell table:number-columns-repeated="2"/>
          <table:table-cell table:formula="of:=IF([main.$H268]=0;[main.$F268];&quot;&quot;)" office:value-type="float" office:value="3.77923" calcext:value-type="float">
            <text:p>3.77923</text:p>
          </table:table-cell>
          <table:table-cell table:formula="of:=IF([main.$H268]=0;[main.$G268];&quot;&quot;)" office:value-type="float" office:value="22.26591" calcext:value-type="float">
            <text:p>22.26591</text:p>
          </table:table-cell>
          <table:table-cell table:formula="of:=IF([main.$H268]=1;[main.$F268];&quot;&quot;)">
            <text:p/>
          </table:table-cell>
          <table:table-cell table:formula="of:=IF([main.$H268]=1;[main.$G268];&quot;&quot;)">
            <text:p/>
          </table:table-cell>
          <table:table-cell table:formula="of:=IF([main.$H268]=2;[main.$F268];&quot;&quot;)">
            <text:p/>
          </table:table-cell>
          <table:table-cell table:formula="of:=IF([main.$H268]=2;[main.$G268];&quot;&quot;)">
            <text:p/>
          </table:table-cell>
        </table:table-row>
        <table:table-row table:style-name="ro1">
          <table:table-cell table:formula="of:=IF([main.$C269]=0;[main.$A269];&quot;&quot;)">
            <text:p/>
          </table:table-cell>
          <table:table-cell table:formula="of:=IF([main.$C269]=0;[main.$B269];&quot;&quot;)">
            <text:p/>
          </table:table-cell>
          <table:table-cell table:formula="of:=IF([main.$C269]=1;[main.$A269];&quot;&quot;)" office:value-type="float" office:value="8.38927" calcext:value-type="float">
            <text:p>8.38927</text:p>
          </table:table-cell>
          <table:table-cell table:formula="of:=IF([main.$C269]=1;[main.$B269];&quot;&quot;)" office:value-type="float" office:value="-2.04379" calcext:value-type="float">
            <text:p>-2.04379</text:p>
          </table:table-cell>
          <table:table-cell table:formula="of:=IF([main.$C269]=2;[main.$A269];&quot;&quot;)">
            <text:p/>
          </table:table-cell>
          <table:table-cell table:formula="of:=IF([main.$C269]=2;[main.$B269];&quot;&quot;)">
            <text:p/>
          </table:table-cell>
          <table:table-cell table:number-columns-repeated="2"/>
          <table:table-cell table:formula="of:=IF([main.$H269]=0;[main.$F269];&quot;&quot;)">
            <text:p/>
          </table:table-cell>
          <table:table-cell table:formula="of:=IF([main.$H269]=0;[main.$G269];&quot;&quot;)">
            <text:p/>
          </table:table-cell>
          <table:table-cell table:formula="of:=IF([main.$H269]=1;[main.$F269];&quot;&quot;)">
            <text:p/>
          </table:table-cell>
          <table:table-cell table:formula="of:=IF([main.$H269]=1;[main.$G269];&quot;&quot;)">
            <text:p/>
          </table:table-cell>
          <table:table-cell table:formula="of:=IF([main.$H269]=2;[main.$F269];&quot;&quot;)" office:value-type="float" office:value="8.38927" calcext:value-type="float">
            <text:p>8.38927</text:p>
          </table:table-cell>
          <table:table-cell table:formula="of:=IF([main.$H269]=2;[main.$G269];&quot;&quot;)" office:value-type="float" office:value="-2.04379" calcext:value-type="float">
            <text:p>-2.04379</text:p>
          </table:table-cell>
        </table:table-row>
        <table:table-row table:style-name="ro1">
          <table:table-cell table:formula="of:=IF([main.$C270]=0;[main.$A270];&quot;&quot;)">
            <text:p/>
          </table:table-cell>
          <table:table-cell table:formula="of:=IF([main.$C270]=0;[main.$B270];&quot;&quot;)">
            <text:p/>
          </table:table-cell>
          <table:table-cell table:formula="of:=IF([main.$C270]=1;[main.$A270];&quot;&quot;)">
            <text:p/>
          </table:table-cell>
          <table:table-cell table:formula="of:=IF([main.$C270]=1;[main.$B270];&quot;&quot;)">
            <text:p/>
          </table:table-cell>
          <table:table-cell table:formula="of:=IF([main.$C270]=2;[main.$A270];&quot;&quot;)" office:value-type="float" office:value="-2.30112" calcext:value-type="float">
            <text:p>-2.30112</text:p>
          </table:table-cell>
          <table:table-cell table:formula="of:=IF([main.$C270]=2;[main.$B270];&quot;&quot;)" office:value-type="float" office:value="7.29326" calcext:value-type="float">
            <text:p>7.29326</text:p>
          </table:table-cell>
          <table:table-cell table:number-columns-repeated="2"/>
          <table:table-cell table:formula="of:=IF([main.$H270]=0;[main.$F270];&quot;&quot;)" office:value-type="float" office:value="-2.30112" calcext:value-type="float">
            <text:p>-2.30112</text:p>
          </table:table-cell>
          <table:table-cell table:formula="of:=IF([main.$H270]=0;[main.$G270];&quot;&quot;)" office:value-type="float" office:value="7.29326" calcext:value-type="float">
            <text:p>7.29326</text:p>
          </table:table-cell>
          <table:table-cell table:formula="of:=IF([main.$H270]=1;[main.$F270];&quot;&quot;)">
            <text:p/>
          </table:table-cell>
          <table:table-cell table:formula="of:=IF([main.$H270]=1;[main.$G270];&quot;&quot;)">
            <text:p/>
          </table:table-cell>
          <table:table-cell table:formula="of:=IF([main.$H270]=2;[main.$F270];&quot;&quot;)">
            <text:p/>
          </table:table-cell>
          <table:table-cell table:formula="of:=IF([main.$H270]=2;[main.$G270];&quot;&quot;)">
            <text:p/>
          </table:table-cell>
        </table:table-row>
        <table:table-row table:style-name="ro1">
          <table:table-cell table:formula="of:=IF([main.$C271]=0;[main.$A271];&quot;&quot;)">
            <text:p/>
          </table:table-cell>
          <table:table-cell table:formula="of:=IF([main.$C271]=0;[main.$B271];&quot;&quot;)">
            <text:p/>
          </table:table-cell>
          <table:table-cell table:formula="of:=IF([main.$C271]=1;[main.$A271];&quot;&quot;)" office:value-type="float" office:value="12.14511" calcext:value-type="float">
            <text:p>12.14511</text:p>
          </table:table-cell>
          <table:table-cell table:formula="of:=IF([main.$C271]=1;[main.$B271];&quot;&quot;)" office:value-type="float" office:value="0.20233" calcext:value-type="float">
            <text:p>0.20233</text:p>
          </table:table-cell>
          <table:table-cell table:formula="of:=IF([main.$C271]=2;[main.$A271];&quot;&quot;)">
            <text:p/>
          </table:table-cell>
          <table:table-cell table:formula="of:=IF([main.$C271]=2;[main.$B271];&quot;&quot;)">
            <text:p/>
          </table:table-cell>
          <table:table-cell table:number-columns-repeated="2"/>
          <table:table-cell table:formula="of:=IF([main.$H271]=0;[main.$F271];&quot;&quot;)">
            <text:p/>
          </table:table-cell>
          <table:table-cell table:formula="of:=IF([main.$H271]=0;[main.$G271];&quot;&quot;)">
            <text:p/>
          </table:table-cell>
          <table:table-cell table:formula="of:=IF([main.$H271]=1;[main.$F271];&quot;&quot;)">
            <text:p/>
          </table:table-cell>
          <table:table-cell table:formula="of:=IF([main.$H271]=1;[main.$G271];&quot;&quot;)">
            <text:p/>
          </table:table-cell>
          <table:table-cell table:formula="of:=IF([main.$H271]=2;[main.$F271];&quot;&quot;)" office:value-type="float" office:value="12.14511" calcext:value-type="float">
            <text:p>12.14511</text:p>
          </table:table-cell>
          <table:table-cell table:formula="of:=IF([main.$H271]=2;[main.$G271];&quot;&quot;)" office:value-type="float" office:value="0.20233" calcext:value-type="float">
            <text:p>0.20233</text:p>
          </table:table-cell>
        </table:table-row>
        <table:table-row table:style-name="ro1">
          <table:table-cell table:formula="of:=IF([main.$C272]=0;[main.$A272];&quot;&quot;)">
            <text:p/>
          </table:table-cell>
          <table:table-cell table:formula="of:=IF([main.$C272]=0;[main.$B272];&quot;&quot;)">
            <text:p/>
          </table:table-cell>
          <table:table-cell table:formula="of:=IF([main.$C272]=1;[main.$A272];&quot;&quot;)">
            <text:p/>
          </table:table-cell>
          <table:table-cell table:formula="of:=IF([main.$C272]=1;[main.$B272];&quot;&quot;)">
            <text:p/>
          </table:table-cell>
          <table:table-cell table:formula="of:=IF([main.$C272]=2;[main.$A272];&quot;&quot;)" office:value-type="float" office:value="-1.60724" calcext:value-type="float">
            <text:p>-1.60724</text:p>
          </table:table-cell>
          <table:table-cell table:formula="of:=IF([main.$C272]=2;[main.$B272];&quot;&quot;)" office:value-type="float" office:value="9.2013" calcext:value-type="float">
            <text:p>9.2013</text:p>
          </table:table-cell>
          <table:table-cell table:number-columns-repeated="2"/>
          <table:table-cell table:formula="of:=IF([main.$H272]=0;[main.$F272];&quot;&quot;)" office:value-type="float" office:value="-1.60724" calcext:value-type="float">
            <text:p>-1.60724</text:p>
          </table:table-cell>
          <table:table-cell table:formula="of:=IF([main.$H272]=0;[main.$G272];&quot;&quot;)" office:value-type="float" office:value="9.2013" calcext:value-type="float">
            <text:p>9.2013</text:p>
          </table:table-cell>
          <table:table-cell table:formula="of:=IF([main.$H272]=1;[main.$F272];&quot;&quot;)">
            <text:p/>
          </table:table-cell>
          <table:table-cell table:formula="of:=IF([main.$H272]=1;[main.$G272];&quot;&quot;)">
            <text:p/>
          </table:table-cell>
          <table:table-cell table:formula="of:=IF([main.$H272]=2;[main.$F272];&quot;&quot;)">
            <text:p/>
          </table:table-cell>
          <table:table-cell table:formula="of:=IF([main.$H272]=2;[main.$G272];&quot;&quot;)">
            <text:p/>
          </table:table-cell>
        </table:table-row>
        <table:table-row table:style-name="ro1">
          <table:table-cell table:formula="of:=IF([main.$C273]=0;[main.$A273];&quot;&quot;)" office:value-type="float" office:value="1.99107" calcext:value-type="float">
            <text:p>1.99107</text:p>
          </table:table-cell>
          <table:table-cell table:formula="of:=IF([main.$C273]=0;[main.$B273];&quot;&quot;)" office:value-type="float" office:value="0.25056" calcext:value-type="float">
            <text:p>0.25056</text:p>
          </table:table-cell>
          <table:table-cell table:formula="of:=IF([main.$C273]=1;[main.$A273];&quot;&quot;)">
            <text:p/>
          </table:table-cell>
          <table:table-cell table:formula="of:=IF([main.$C273]=1;[main.$B273];&quot;&quot;)">
            <text:p/>
          </table:table-cell>
          <table:table-cell table:formula="of:=IF([main.$C273]=2;[main.$A273];&quot;&quot;)">
            <text:p/>
          </table:table-cell>
          <table:table-cell table:formula="of:=IF([main.$C273]=2;[main.$B273];&quot;&quot;)">
            <text:p/>
          </table:table-cell>
          <table:table-cell table:number-columns-repeated="2"/>
          <table:table-cell table:formula="of:=IF([main.$H273]=0;[main.$F273];&quot;&quot;)">
            <text:p/>
          </table:table-cell>
          <table:table-cell table:formula="of:=IF([main.$H273]=0;[main.$G273];&quot;&quot;)">
            <text:p/>
          </table:table-cell>
          <table:table-cell table:formula="of:=IF([main.$H273]=1;[main.$F273];&quot;&quot;)" office:value-type="float" office:value="1.99107" calcext:value-type="float">
            <text:p>1.99107</text:p>
          </table:table-cell>
          <table:table-cell table:formula="of:=IF([main.$H273]=1;[main.$G273];&quot;&quot;)" office:value-type="float" office:value="0.25056" calcext:value-type="float">
            <text:p>0.25056</text:p>
          </table:table-cell>
          <table:table-cell table:formula="of:=IF([main.$H273]=2;[main.$F273];&quot;&quot;)">
            <text:p/>
          </table:table-cell>
          <table:table-cell table:formula="of:=IF([main.$H273]=2;[main.$G273];&quot;&quot;)">
            <text:p/>
          </table:table-cell>
        </table:table-row>
        <table:table-row table:style-name="ro1">
          <table:table-cell table:formula="of:=IF([main.$C274]=0;[main.$A274];&quot;&quot;)" office:value-type="float" office:value="1.58409" calcext:value-type="float">
            <text:p>1.58409</text:p>
          </table:table-cell>
          <table:table-cell table:formula="of:=IF([main.$C274]=0;[main.$B274];&quot;&quot;)" office:value-type="float" office:value="0.73927" calcext:value-type="float">
            <text:p>0.73927</text:p>
          </table:table-cell>
          <table:table-cell table:formula="of:=IF([main.$C274]=1;[main.$A274];&quot;&quot;)">
            <text:p/>
          </table:table-cell>
          <table:table-cell table:formula="of:=IF([main.$C274]=1;[main.$B274];&quot;&quot;)">
            <text:p/>
          </table:table-cell>
          <table:table-cell table:formula="of:=IF([main.$C274]=2;[main.$A274];&quot;&quot;)">
            <text:p/>
          </table:table-cell>
          <table:table-cell table:formula="of:=IF([main.$C274]=2;[main.$B274];&quot;&quot;)">
            <text:p/>
          </table:table-cell>
          <table:table-cell table:number-columns-repeated="2"/>
          <table:table-cell table:formula="of:=IF([main.$H274]=0;[main.$F274];&quot;&quot;)">
            <text:p/>
          </table:table-cell>
          <table:table-cell table:formula="of:=IF([main.$H274]=0;[main.$G274];&quot;&quot;)">
            <text:p/>
          </table:table-cell>
          <table:table-cell table:formula="of:=IF([main.$H274]=1;[main.$F274];&quot;&quot;)" office:value-type="float" office:value="1.58409" calcext:value-type="float">
            <text:p>1.58409</text:p>
          </table:table-cell>
          <table:table-cell table:formula="of:=IF([main.$H274]=1;[main.$G274];&quot;&quot;)" office:value-type="float" office:value="0.73927" calcext:value-type="float">
            <text:p>0.73927</text:p>
          </table:table-cell>
          <table:table-cell table:formula="of:=IF([main.$H274]=2;[main.$F274];&quot;&quot;)">
            <text:p/>
          </table:table-cell>
          <table:table-cell table:formula="of:=IF([main.$H274]=2;[main.$G274];&quot;&quot;)">
            <text:p/>
          </table:table-cell>
        </table:table-row>
        <table:table-row table:style-name="ro1">
          <table:table-cell table:formula="of:=IF([main.$C275]=0;[main.$A275];&quot;&quot;)" office:value-type="float" office:value="3.02361" calcext:value-type="float">
            <text:p>3.02361</text:p>
          </table:table-cell>
          <table:table-cell table:formula="of:=IF([main.$C275]=0;[main.$B275];&quot;&quot;)" office:value-type="float" office:value="0.33607" calcext:value-type="float">
            <text:p>0.33607</text:p>
          </table:table-cell>
          <table:table-cell table:formula="of:=IF([main.$C275]=1;[main.$A275];&quot;&quot;)">
            <text:p/>
          </table:table-cell>
          <table:table-cell table:formula="of:=IF([main.$C275]=1;[main.$B275];&quot;&quot;)">
            <text:p/>
          </table:table-cell>
          <table:table-cell table:formula="of:=IF([main.$C275]=2;[main.$A275];&quot;&quot;)">
            <text:p/>
          </table:table-cell>
          <table:table-cell table:formula="of:=IF([main.$C275]=2;[main.$B275];&quot;&quot;)">
            <text:p/>
          </table:table-cell>
          <table:table-cell table:number-columns-repeated="2"/>
          <table:table-cell table:formula="of:=IF([main.$H275]=0;[main.$F275];&quot;&quot;)">
            <text:p/>
          </table:table-cell>
          <table:table-cell table:formula="of:=IF([main.$H275]=0;[main.$G275];&quot;&quot;)">
            <text:p/>
          </table:table-cell>
          <table:table-cell table:formula="of:=IF([main.$H275]=1;[main.$F275];&quot;&quot;)" office:value-type="float" office:value="3.02361" calcext:value-type="float">
            <text:p>3.02361</text:p>
          </table:table-cell>
          <table:table-cell table:formula="of:=IF([main.$H275]=1;[main.$G275];&quot;&quot;)" office:value-type="float" office:value="0.33607" calcext:value-type="float">
            <text:p>0.33607</text:p>
          </table:table-cell>
          <table:table-cell table:formula="of:=IF([main.$H275]=2;[main.$F275];&quot;&quot;)">
            <text:p/>
          </table:table-cell>
          <table:table-cell table:formula="of:=IF([main.$H275]=2;[main.$G275];&quot;&quot;)">
            <text:p/>
          </table:table-cell>
        </table:table-row>
        <table:table-row table:style-name="ro1">
          <table:table-cell table:formula="of:=IF([main.$C276]=0;[main.$A276];&quot;&quot;)" office:value-type="float" office:value="0.55561" calcext:value-type="float">
            <text:p>0.55561</text:p>
          </table:table-cell>
          <table:table-cell table:formula="of:=IF([main.$C276]=0;[main.$B276];&quot;&quot;)" office:value-type="float" office:value="2.59911" calcext:value-type="float">
            <text:p>2.59911</text:p>
          </table:table-cell>
          <table:table-cell table:formula="of:=IF([main.$C276]=1;[main.$A276];&quot;&quot;)">
            <text:p/>
          </table:table-cell>
          <table:table-cell table:formula="of:=IF([main.$C276]=1;[main.$B276];&quot;&quot;)">
            <text:p/>
          </table:table-cell>
          <table:table-cell table:formula="of:=IF([main.$C276]=2;[main.$A276];&quot;&quot;)">
            <text:p/>
          </table:table-cell>
          <table:table-cell table:formula="of:=IF([main.$C276]=2;[main.$B276];&quot;&quot;)">
            <text:p/>
          </table:table-cell>
          <table:table-cell table:number-columns-repeated="2"/>
          <table:table-cell table:formula="of:=IF([main.$H276]=0;[main.$F276];&quot;&quot;)">
            <text:p/>
          </table:table-cell>
          <table:table-cell table:formula="of:=IF([main.$H276]=0;[main.$G276];&quot;&quot;)">
            <text:p/>
          </table:table-cell>
          <table:table-cell table:formula="of:=IF([main.$H276]=1;[main.$F276];&quot;&quot;)" office:value-type="float" office:value="0.55561" calcext:value-type="float">
            <text:p>0.55561</text:p>
          </table:table-cell>
          <table:table-cell table:formula="of:=IF([main.$H276]=1;[main.$G276];&quot;&quot;)" office:value-type="float" office:value="2.59911" calcext:value-type="float">
            <text:p>2.59911</text:p>
          </table:table-cell>
          <table:table-cell table:formula="of:=IF([main.$H276]=2;[main.$F276];&quot;&quot;)">
            <text:p/>
          </table:table-cell>
          <table:table-cell table:formula="of:=IF([main.$H276]=2;[main.$G276];&quot;&quot;)">
            <text:p/>
          </table:table-cell>
        </table:table-row>
        <table:table-row table:style-name="ro1">
          <table:table-cell table:formula="of:=IF([main.$C277]=0;[main.$A277];&quot;&quot;)" office:value-type="float" office:value="-0.62094" calcext:value-type="float">
            <text:p>-0.62094</text:p>
          </table:table-cell>
          <table:table-cell table:formula="of:=IF([main.$C277]=0;[main.$B277];&quot;&quot;)" office:value-type="float" office:value="-0.17257" calcext:value-type="float">
            <text:p>-0.17257</text:p>
          </table:table-cell>
          <table:table-cell table:formula="of:=IF([main.$C277]=1;[main.$A277];&quot;&quot;)">
            <text:p/>
          </table:table-cell>
          <table:table-cell table:formula="of:=IF([main.$C277]=1;[main.$B277];&quot;&quot;)">
            <text:p/>
          </table:table-cell>
          <table:table-cell table:formula="of:=IF([main.$C277]=2;[main.$A277];&quot;&quot;)">
            <text:p/>
          </table:table-cell>
          <table:table-cell table:formula="of:=IF([main.$C277]=2;[main.$B277];&quot;&quot;)">
            <text:p/>
          </table:table-cell>
          <table:table-cell table:number-columns-repeated="2"/>
          <table:table-cell table:formula="of:=IF([main.$H277]=0;[main.$F277];&quot;&quot;)">
            <text:p/>
          </table:table-cell>
          <table:table-cell table:formula="of:=IF([main.$H277]=0;[main.$G277];&quot;&quot;)">
            <text:p/>
          </table:table-cell>
          <table:table-cell table:formula="of:=IF([main.$H277]=1;[main.$F277];&quot;&quot;)" office:value-type="float" office:value="-0.62094" calcext:value-type="float">
            <text:p>-0.62094</text:p>
          </table:table-cell>
          <table:table-cell table:formula="of:=IF([main.$H277]=1;[main.$G277];&quot;&quot;)" office:value-type="float" office:value="-0.17257" calcext:value-type="float">
            <text:p>-0.17257</text:p>
          </table:table-cell>
          <table:table-cell table:formula="of:=IF([main.$H277]=2;[main.$F277];&quot;&quot;)">
            <text:p/>
          </table:table-cell>
          <table:table-cell table:formula="of:=IF([main.$H277]=2;[main.$G277];&quot;&quot;)">
            <text:p/>
          </table:table-cell>
        </table:table-row>
        <table:table-row table:style-name="ro1">
          <table:table-cell table:formula="of:=IF([main.$C278]=0;[main.$A278];&quot;&quot;)">
            <text:p/>
          </table:table-cell>
          <table:table-cell table:formula="of:=IF([main.$C278]=0;[main.$B278];&quot;&quot;)">
            <text:p/>
          </table:table-cell>
          <table:table-cell table:formula="of:=IF([main.$C278]=1;[main.$A278];&quot;&quot;)">
            <text:p/>
          </table:table-cell>
          <table:table-cell table:formula="of:=IF([main.$C278]=1;[main.$B278];&quot;&quot;)">
            <text:p/>
          </table:table-cell>
          <table:table-cell table:formula="of:=IF([main.$C278]=2;[main.$A278];&quot;&quot;)" office:value-type="float" office:value="-4.49113" calcext:value-type="float">
            <text:p>-4.49113</text:p>
          </table:table-cell>
          <table:table-cell table:formula="of:=IF([main.$C278]=2;[main.$B278];&quot;&quot;)" office:value-type="float" office:value="20.15717" calcext:value-type="float">
            <text:p>20.15717</text:p>
          </table:table-cell>
          <table:table-cell table:number-columns-repeated="2"/>
          <table:table-cell table:formula="of:=IF([main.$H278]=0;[main.$F278];&quot;&quot;)" office:value-type="float" office:value="-4.49113" calcext:value-type="float">
            <text:p>-4.49113</text:p>
          </table:table-cell>
          <table:table-cell table:formula="of:=IF([main.$H278]=0;[main.$G278];&quot;&quot;)" office:value-type="float" office:value="20.15717" calcext:value-type="float">
            <text:p>20.15717</text:p>
          </table:table-cell>
          <table:table-cell table:formula="of:=IF([main.$H278]=1;[main.$F278];&quot;&quot;)">
            <text:p/>
          </table:table-cell>
          <table:table-cell table:formula="of:=IF([main.$H278]=1;[main.$G278];&quot;&quot;)">
            <text:p/>
          </table:table-cell>
          <table:table-cell table:formula="of:=IF([main.$H278]=2;[main.$F278];&quot;&quot;)">
            <text:p/>
          </table:table-cell>
          <table:table-cell table:formula="of:=IF([main.$H278]=2;[main.$G278];&quot;&quot;)">
            <text:p/>
          </table:table-cell>
        </table:table-row>
        <table:table-row table:style-name="ro1">
          <table:table-cell table:formula="of:=IF([main.$C279]=0;[main.$A279];&quot;&quot;)">
            <text:p/>
          </table:table-cell>
          <table:table-cell table:formula="of:=IF([main.$C279]=0;[main.$B279];&quot;&quot;)">
            <text:p/>
          </table:table-cell>
          <table:table-cell table:formula="of:=IF([main.$C279]=1;[main.$A279];&quot;&quot;)" office:value-type="float" office:value="10.06685" calcext:value-type="float">
            <text:p>10.06685</text:p>
          </table:table-cell>
          <table:table-cell table:formula="of:=IF([main.$C279]=1;[main.$B279];&quot;&quot;)" office:value-type="float" office:value="12.88448" calcext:value-type="float">
            <text:p>12.88448</text:p>
          </table:table-cell>
          <table:table-cell table:formula="of:=IF([main.$C279]=2;[main.$A279];&quot;&quot;)">
            <text:p/>
          </table:table-cell>
          <table:table-cell table:formula="of:=IF([main.$C279]=2;[main.$B279];&quot;&quot;)">
            <text:p/>
          </table:table-cell>
          <table:table-cell table:number-columns-repeated="2"/>
          <table:table-cell table:formula="of:=IF([main.$H279]=0;[main.$F279];&quot;&quot;)">
            <text:p/>
          </table:table-cell>
          <table:table-cell table:formula="of:=IF([main.$H279]=0;[main.$G279];&quot;&quot;)">
            <text:p/>
          </table:table-cell>
          <table:table-cell table:formula="of:=IF([main.$H279]=1;[main.$F279];&quot;&quot;)">
            <text:p/>
          </table:table-cell>
          <table:table-cell table:formula="of:=IF([main.$H279]=1;[main.$G279];&quot;&quot;)">
            <text:p/>
          </table:table-cell>
          <table:table-cell table:formula="of:=IF([main.$H279]=2;[main.$F279];&quot;&quot;)" office:value-type="float" office:value="10.06685" calcext:value-type="float">
            <text:p>10.06685</text:p>
          </table:table-cell>
          <table:table-cell table:formula="of:=IF([main.$H279]=2;[main.$G279];&quot;&quot;)" office:value-type="float" office:value="12.88448" calcext:value-type="float">
            <text:p>12.88448</text:p>
          </table:table-cell>
        </table:table-row>
        <table:table-row table:style-name="ro1">
          <table:table-cell table:formula="of:=IF([main.$C280]=0;[main.$A280];&quot;&quot;)">
            <text:p/>
          </table:table-cell>
          <table:table-cell table:formula="of:=IF([main.$C280]=0;[main.$B280];&quot;&quot;)">
            <text:p/>
          </table:table-cell>
          <table:table-cell table:formula="of:=IF([main.$C280]=1;[main.$A280];&quot;&quot;)" office:value-type="float" office:value="11.45598" calcext:value-type="float">
            <text:p>11.45598</text:p>
          </table:table-cell>
          <table:table-cell table:formula="of:=IF([main.$C280]=1;[main.$B280];&quot;&quot;)" office:value-type="float" office:value="7.91968" calcext:value-type="float">
            <text:p>7.91968</text:p>
          </table:table-cell>
          <table:table-cell table:formula="of:=IF([main.$C280]=2;[main.$A280];&quot;&quot;)">
            <text:p/>
          </table:table-cell>
          <table:table-cell table:formula="of:=IF([main.$C280]=2;[main.$B280];&quot;&quot;)">
            <text:p/>
          </table:table-cell>
          <table:table-cell table:number-columns-repeated="2"/>
          <table:table-cell table:formula="of:=IF([main.$H280]=0;[main.$F280];&quot;&quot;)">
            <text:p/>
          </table:table-cell>
          <table:table-cell table:formula="of:=IF([main.$H280]=0;[main.$G280];&quot;&quot;)">
            <text:p/>
          </table:table-cell>
          <table:table-cell table:formula="of:=IF([main.$H280]=1;[main.$F280];&quot;&quot;)">
            <text:p/>
          </table:table-cell>
          <table:table-cell table:formula="of:=IF([main.$H280]=1;[main.$G280];&quot;&quot;)">
            <text:p/>
          </table:table-cell>
          <table:table-cell table:formula="of:=IF([main.$H280]=2;[main.$F280];&quot;&quot;)" office:value-type="float" office:value="11.45598" calcext:value-type="float">
            <text:p>11.45598</text:p>
          </table:table-cell>
          <table:table-cell table:formula="of:=IF([main.$H280]=2;[main.$G280];&quot;&quot;)" office:value-type="float" office:value="7.91968" calcext:value-type="float">
            <text:p>7.91968</text:p>
          </table:table-cell>
        </table:table-row>
        <table:table-row table:style-name="ro1">
          <table:table-cell table:formula="of:=IF([main.$C281]=0;[main.$A281];&quot;&quot;)" office:value-type="float" office:value="-4.18304" calcext:value-type="float">
            <text:p>-4.18304</text:p>
          </table:table-cell>
          <table:table-cell table:formula="of:=IF([main.$C281]=0;[main.$B281];&quot;&quot;)" office:value-type="float" office:value="-0.05911" calcext:value-type="float">
            <text:p>-0.05911</text:p>
          </table:table-cell>
          <table:table-cell table:formula="of:=IF([main.$C281]=1;[main.$A281];&quot;&quot;)">
            <text:p/>
          </table:table-cell>
          <table:table-cell table:formula="of:=IF([main.$C281]=1;[main.$B281];&quot;&quot;)">
            <text:p/>
          </table:table-cell>
          <table:table-cell table:formula="of:=IF([main.$C281]=2;[main.$A281];&quot;&quot;)">
            <text:p/>
          </table:table-cell>
          <table:table-cell table:formula="of:=IF([main.$C281]=2;[main.$B281];&quot;&quot;)">
            <text:p/>
          </table:table-cell>
          <table:table-cell table:number-columns-repeated="2"/>
          <table:table-cell table:formula="of:=IF([main.$H281]=0;[main.$F281];&quot;&quot;)">
            <text:p/>
          </table:table-cell>
          <table:table-cell table:formula="of:=IF([main.$H281]=0;[main.$G281];&quot;&quot;)">
            <text:p/>
          </table:table-cell>
          <table:table-cell table:formula="of:=IF([main.$H281]=1;[main.$F281];&quot;&quot;)" office:value-type="float" office:value="-4.18304" calcext:value-type="float">
            <text:p>-4.18304</text:p>
          </table:table-cell>
          <table:table-cell table:formula="of:=IF([main.$H281]=1;[main.$G281];&quot;&quot;)" office:value-type="float" office:value="-0.05911" calcext:value-type="float">
            <text:p>-0.05911</text:p>
          </table:table-cell>
          <table:table-cell table:formula="of:=IF([main.$H281]=2;[main.$F281];&quot;&quot;)">
            <text:p/>
          </table:table-cell>
          <table:table-cell table:formula="of:=IF([main.$H281]=2;[main.$G281];&quot;&quot;)">
            <text:p/>
          </table:table-cell>
        </table:table-row>
        <table:table-row table:style-name="ro1">
          <table:table-cell table:formula="of:=IF([main.$C282]=0;[main.$A282];&quot;&quot;)">
            <text:p/>
          </table:table-cell>
          <table:table-cell table:formula="of:=IF([main.$C282]=0;[main.$B282];&quot;&quot;)">
            <text:p/>
          </table:table-cell>
          <table:table-cell table:formula="of:=IF([main.$C282]=1;[main.$A282];&quot;&quot;)">
            <text:p/>
          </table:table-cell>
          <table:table-cell table:formula="of:=IF([main.$C282]=1;[main.$B282];&quot;&quot;)">
            <text:p/>
          </table:table-cell>
          <table:table-cell table:formula="of:=IF([main.$C282]=2;[main.$A282];&quot;&quot;)" office:value-type="float" office:value="-5.10669" calcext:value-type="float">
            <text:p>-5.10669</text:p>
          </table:table-cell>
          <table:table-cell table:formula="of:=IF([main.$C282]=2;[main.$B282];&quot;&quot;)" office:value-type="float" office:value="13.56277" calcext:value-type="float">
            <text:p>13.56277</text:p>
          </table:table-cell>
          <table:table-cell table:number-columns-repeated="2"/>
          <table:table-cell table:formula="of:=IF([main.$H282]=0;[main.$F282];&quot;&quot;)" office:value-type="float" office:value="-5.10669" calcext:value-type="float">
            <text:p>-5.10669</text:p>
          </table:table-cell>
          <table:table-cell table:formula="of:=IF([main.$H282]=0;[main.$G282];&quot;&quot;)" office:value-type="float" office:value="13.56277" calcext:value-type="float">
            <text:p>13.56277</text:p>
          </table:table-cell>
          <table:table-cell table:formula="of:=IF([main.$H282]=1;[main.$F282];&quot;&quot;)">
            <text:p/>
          </table:table-cell>
          <table:table-cell table:formula="of:=IF([main.$H282]=1;[main.$G282];&quot;&quot;)">
            <text:p/>
          </table:table-cell>
          <table:table-cell table:formula="of:=IF([main.$H282]=2;[main.$F282];&quot;&quot;)">
            <text:p/>
          </table:table-cell>
          <table:table-cell table:formula="of:=IF([main.$H282]=2;[main.$G282];&quot;&quot;)">
            <text:p/>
          </table:table-cell>
        </table:table-row>
        <table:table-row table:style-name="ro1">
          <table:table-cell table:formula="of:=IF([main.$C283]=0;[main.$A283];&quot;&quot;)" office:value-type="float" office:value="-4.00497" calcext:value-type="float">
            <text:p>-4.00497</text:p>
          </table:table-cell>
          <table:table-cell table:formula="of:=IF([main.$C283]=0;[main.$B283];&quot;&quot;)" office:value-type="float" office:value="-0.03062" calcext:value-type="float">
            <text:p>-0.03062</text:p>
          </table:table-cell>
          <table:table-cell table:formula="of:=IF([main.$C283]=1;[main.$A283];&quot;&quot;)">
            <text:p/>
          </table:table-cell>
          <table:table-cell table:formula="of:=IF([main.$C283]=1;[main.$B283];&quot;&quot;)">
            <text:p/>
          </table:table-cell>
          <table:table-cell table:formula="of:=IF([main.$C283]=2;[main.$A283];&quot;&quot;)">
            <text:p/>
          </table:table-cell>
          <table:table-cell table:formula="of:=IF([main.$C283]=2;[main.$B283];&quot;&quot;)">
            <text:p/>
          </table:table-cell>
          <table:table-cell table:number-columns-repeated="2"/>
          <table:table-cell table:formula="of:=IF([main.$H283]=0;[main.$F283];&quot;&quot;)">
            <text:p/>
          </table:table-cell>
          <table:table-cell table:formula="of:=IF([main.$H283]=0;[main.$G283];&quot;&quot;)">
            <text:p/>
          </table:table-cell>
          <table:table-cell table:formula="of:=IF([main.$H283]=1;[main.$F283];&quot;&quot;)" office:value-type="float" office:value="-4.00497" calcext:value-type="float">
            <text:p>-4.00497</text:p>
          </table:table-cell>
          <table:table-cell table:formula="of:=IF([main.$H283]=1;[main.$G283];&quot;&quot;)" office:value-type="float" office:value="-0.03062" calcext:value-type="float">
            <text:p>-0.03062</text:p>
          </table:table-cell>
          <table:table-cell table:formula="of:=IF([main.$H283]=2;[main.$F283];&quot;&quot;)">
            <text:p/>
          </table:table-cell>
          <table:table-cell table:formula="of:=IF([main.$H283]=2;[main.$G283];&quot;&quot;)">
            <text:p/>
          </table:table-cell>
        </table:table-row>
        <table:table-row table:style-name="ro1">
          <table:table-cell table:formula="of:=IF([main.$C284]=0;[main.$A284];&quot;&quot;)" office:value-type="float" office:value="-2.26174" calcext:value-type="float">
            <text:p>-2.26174</text:p>
          </table:table-cell>
          <table:table-cell table:formula="of:=IF([main.$C284]=0;[main.$B284];&quot;&quot;)" office:value-type="float" office:value="-0.71264" calcext:value-type="float">
            <text:p>-0.71264</text:p>
          </table:table-cell>
          <table:table-cell table:formula="of:=IF([main.$C284]=1;[main.$A284];&quot;&quot;)">
            <text:p/>
          </table:table-cell>
          <table:table-cell table:formula="of:=IF([main.$C284]=1;[main.$B284];&quot;&quot;)">
            <text:p/>
          </table:table-cell>
          <table:table-cell table:formula="of:=IF([main.$C284]=2;[main.$A284];&quot;&quot;)">
            <text:p/>
          </table:table-cell>
          <table:table-cell table:formula="of:=IF([main.$C284]=2;[main.$B284];&quot;&quot;)">
            <text:p/>
          </table:table-cell>
          <table:table-cell table:number-columns-repeated="2"/>
          <table:table-cell table:formula="of:=IF([main.$H284]=0;[main.$F284];&quot;&quot;)">
            <text:p/>
          </table:table-cell>
          <table:table-cell table:formula="of:=IF([main.$H284]=0;[main.$G284];&quot;&quot;)">
            <text:p/>
          </table:table-cell>
          <table:table-cell table:formula="of:=IF([main.$H284]=1;[main.$F284];&quot;&quot;)" office:value-type="float" office:value="-2.26174" calcext:value-type="float">
            <text:p>-2.26174</text:p>
          </table:table-cell>
          <table:table-cell table:formula="of:=IF([main.$H284]=1;[main.$G284];&quot;&quot;)" office:value-type="float" office:value="-0.71264" calcext:value-type="float">
            <text:p>-0.71264</text:p>
          </table:table-cell>
          <table:table-cell table:formula="of:=IF([main.$H284]=2;[main.$F284];&quot;&quot;)">
            <text:p/>
          </table:table-cell>
          <table:table-cell table:formula="of:=IF([main.$H284]=2;[main.$G284];&quot;&quot;)">
            <text:p/>
          </table:table-cell>
        </table:table-row>
        <table:table-row table:style-name="ro1">
          <table:table-cell table:formula="of:=IF([main.$C285]=0;[main.$A285];&quot;&quot;)" office:value-type="float" office:value="-0.81958" calcext:value-type="float">
            <text:p>-0.81958</text:p>
          </table:table-cell>
          <table:table-cell table:formula="of:=IF([main.$C285]=0;[main.$B285];&quot;&quot;)" office:value-type="float" office:value="0.28095" calcext:value-type="float">
            <text:p>0.28095</text:p>
          </table:table-cell>
          <table:table-cell table:formula="of:=IF([main.$C285]=1;[main.$A285];&quot;&quot;)">
            <text:p/>
          </table:table-cell>
          <table:table-cell table:formula="of:=IF([main.$C285]=1;[main.$B285];&quot;&quot;)">
            <text:p/>
          </table:table-cell>
          <table:table-cell table:formula="of:=IF([main.$C285]=2;[main.$A285];&quot;&quot;)">
            <text:p/>
          </table:table-cell>
          <table:table-cell table:formula="of:=IF([main.$C285]=2;[main.$B285];&quot;&quot;)">
            <text:p/>
          </table:table-cell>
          <table:table-cell table:number-columns-repeated="2"/>
          <table:table-cell table:formula="of:=IF([main.$H285]=0;[main.$F285];&quot;&quot;)">
            <text:p/>
          </table:table-cell>
          <table:table-cell table:formula="of:=IF([main.$H285]=0;[main.$G285];&quot;&quot;)">
            <text:p/>
          </table:table-cell>
          <table:table-cell table:formula="of:=IF([main.$H285]=1;[main.$F285];&quot;&quot;)" office:value-type="float" office:value="-0.81958" calcext:value-type="float">
            <text:p>-0.81958</text:p>
          </table:table-cell>
          <table:table-cell table:formula="of:=IF([main.$H285]=1;[main.$G285];&quot;&quot;)" office:value-type="float" office:value="0.28095" calcext:value-type="float">
            <text:p>0.28095</text:p>
          </table:table-cell>
          <table:table-cell table:formula="of:=IF([main.$H285]=2;[main.$F285];&quot;&quot;)">
            <text:p/>
          </table:table-cell>
          <table:table-cell table:formula="of:=IF([main.$H285]=2;[main.$G285];&quot;&quot;)">
            <text:p/>
          </table:table-cell>
        </table:table-row>
        <table:table-row table:style-name="ro1">
          <table:table-cell table:formula="of:=IF([main.$C286]=0;[main.$A286];&quot;&quot;)" office:value-type="float" office:value="-4.88425" calcext:value-type="float">
            <text:p>-4.88425</text:p>
          </table:table-cell>
          <table:table-cell table:formula="of:=IF([main.$C286]=0;[main.$B286];&quot;&quot;)" office:value-type="float" office:value="-1.31804" calcext:value-type="float">
            <text:p>-1.31804</text:p>
          </table:table-cell>
          <table:table-cell table:formula="of:=IF([main.$C286]=1;[main.$A286];&quot;&quot;)">
            <text:p/>
          </table:table-cell>
          <table:table-cell table:formula="of:=IF([main.$C286]=1;[main.$B286];&quot;&quot;)">
            <text:p/>
          </table:table-cell>
          <table:table-cell table:formula="of:=IF([main.$C286]=2;[main.$A286];&quot;&quot;)">
            <text:p/>
          </table:table-cell>
          <table:table-cell table:formula="of:=IF([main.$C286]=2;[main.$B286];&quot;&quot;)">
            <text:p/>
          </table:table-cell>
          <table:table-cell table:number-columns-repeated="2"/>
          <table:table-cell table:formula="of:=IF([main.$H286]=0;[main.$F286];&quot;&quot;)">
            <text:p/>
          </table:table-cell>
          <table:table-cell table:formula="of:=IF([main.$H286]=0;[main.$G286];&quot;&quot;)">
            <text:p/>
          </table:table-cell>
          <table:table-cell table:formula="of:=IF([main.$H286]=1;[main.$F286];&quot;&quot;)" office:value-type="float" office:value="-4.88425" calcext:value-type="float">
            <text:p>-4.88425</text:p>
          </table:table-cell>
          <table:table-cell table:formula="of:=IF([main.$H286]=1;[main.$G286];&quot;&quot;)" office:value-type="float" office:value="-1.31804" calcext:value-type="float">
            <text:p>-1.31804</text:p>
          </table:table-cell>
          <table:table-cell table:formula="of:=IF([main.$H286]=2;[main.$F286];&quot;&quot;)">
            <text:p/>
          </table:table-cell>
          <table:table-cell table:formula="of:=IF([main.$H286]=2;[main.$G286];&quot;&quot;)">
            <text:p/>
          </table:table-cell>
        </table:table-row>
        <table:table-row table:style-name="ro1">
          <table:table-cell table:formula="of:=IF([main.$C287]=0;[main.$A287];&quot;&quot;)">
            <text:p/>
          </table:table-cell>
          <table:table-cell table:formula="of:=IF([main.$C287]=0;[main.$B287];&quot;&quot;)">
            <text:p/>
          </table:table-cell>
          <table:table-cell table:formula="of:=IF([main.$C287]=1;[main.$A287];&quot;&quot;)" office:value-type="float" office:value="8.14002" calcext:value-type="float">
            <text:p>8.14002</text:p>
          </table:table-cell>
          <table:table-cell table:formula="of:=IF([main.$C287]=1;[main.$B287];&quot;&quot;)" office:value-type="float" office:value="4.44768" calcext:value-type="float">
            <text:p>4.44768</text:p>
          </table:table-cell>
          <table:table-cell table:formula="of:=IF([main.$C287]=2;[main.$A287];&quot;&quot;)">
            <text:p/>
          </table:table-cell>
          <table:table-cell table:formula="of:=IF([main.$C287]=2;[main.$B287];&quot;&quot;)">
            <text:p/>
          </table:table-cell>
          <table:table-cell table:number-columns-repeated="2"/>
          <table:table-cell table:formula="of:=IF([main.$H287]=0;[main.$F287];&quot;&quot;)">
            <text:p/>
          </table:table-cell>
          <table:table-cell table:formula="of:=IF([main.$H287]=0;[main.$G287];&quot;&quot;)">
            <text:p/>
          </table:table-cell>
          <table:table-cell table:formula="of:=IF([main.$H287]=1;[main.$F287];&quot;&quot;)">
            <text:p/>
          </table:table-cell>
          <table:table-cell table:formula="of:=IF([main.$H287]=1;[main.$G287];&quot;&quot;)">
            <text:p/>
          </table:table-cell>
          <table:table-cell table:formula="of:=IF([main.$H287]=2;[main.$F287];&quot;&quot;)" office:value-type="float" office:value="8.14002" calcext:value-type="float">
            <text:p>8.14002</text:p>
          </table:table-cell>
          <table:table-cell table:formula="of:=IF([main.$H287]=2;[main.$G287];&quot;&quot;)" office:value-type="float" office:value="4.44768" calcext:value-type="float">
            <text:p>4.44768</text:p>
          </table:table-cell>
        </table:table-row>
        <table:table-row table:style-name="ro1">
          <table:table-cell table:formula="of:=IF([main.$C288]=0;[main.$A288];&quot;&quot;)">
            <text:p/>
          </table:table-cell>
          <table:table-cell table:formula="of:=IF([main.$C288]=0;[main.$B288];&quot;&quot;)">
            <text:p/>
          </table:table-cell>
          <table:table-cell table:formula="of:=IF([main.$C288]=1;[main.$A288];&quot;&quot;)">
            <text:p/>
          </table:table-cell>
          <table:table-cell table:formula="of:=IF([main.$C288]=1;[main.$B288];&quot;&quot;)">
            <text:p/>
          </table:table-cell>
          <table:table-cell table:formula="of:=IF([main.$C288]=2;[main.$A288];&quot;&quot;)" office:value-type="float" office:value="-1.77725" calcext:value-type="float">
            <text:p>-1.77725</text:p>
          </table:table-cell>
          <table:table-cell table:formula="of:=IF([main.$C288]=2;[main.$B288];&quot;&quot;)" office:value-type="float" office:value="15.64447" calcext:value-type="float">
            <text:p>15.64447</text:p>
          </table:table-cell>
          <table:table-cell table:number-columns-repeated="2"/>
          <table:table-cell table:formula="of:=IF([main.$H288]=0;[main.$F288];&quot;&quot;)" office:value-type="float" office:value="-1.77725" calcext:value-type="float">
            <text:p>-1.77725</text:p>
          </table:table-cell>
          <table:table-cell table:formula="of:=IF([main.$H288]=0;[main.$G288];&quot;&quot;)" office:value-type="float" office:value="15.64447" calcext:value-type="float">
            <text:p>15.64447</text:p>
          </table:table-cell>
          <table:table-cell table:formula="of:=IF([main.$H288]=1;[main.$F288];&quot;&quot;)">
            <text:p/>
          </table:table-cell>
          <table:table-cell table:formula="of:=IF([main.$H288]=1;[main.$G288];&quot;&quot;)">
            <text:p/>
          </table:table-cell>
          <table:table-cell table:formula="of:=IF([main.$H288]=2;[main.$F288];&quot;&quot;)">
            <text:p/>
          </table:table-cell>
          <table:table-cell table:formula="of:=IF([main.$H288]=2;[main.$G288];&quot;&quot;)">
            <text:p/>
          </table:table-cell>
        </table:table-row>
        <table:table-row table:style-name="ro1">
          <table:table-cell table:formula="of:=IF([main.$C289]=0;[main.$A289];&quot;&quot;)">
            <text:p/>
          </table:table-cell>
          <table:table-cell table:formula="of:=IF([main.$C289]=0;[main.$B289];&quot;&quot;)">
            <text:p/>
          </table:table-cell>
          <table:table-cell table:formula="of:=IF([main.$C289]=1;[main.$A289];&quot;&quot;)">
            <text:p/>
          </table:table-cell>
          <table:table-cell table:formula="of:=IF([main.$C289]=1;[main.$B289];&quot;&quot;)">
            <text:p/>
          </table:table-cell>
          <table:table-cell table:formula="of:=IF([main.$C289]=2;[main.$A289];&quot;&quot;)" office:value-type="float" office:value="3.2394" calcext:value-type="float">
            <text:p>3.2394</text:p>
          </table:table-cell>
          <table:table-cell table:formula="of:=IF([main.$C289]=2;[main.$B289];&quot;&quot;)" office:value-type="float" office:value="9.72359" calcext:value-type="float">
            <text:p>9.72359</text:p>
          </table:table-cell>
          <table:table-cell table:number-columns-repeated="2"/>
          <table:table-cell table:formula="of:=IF([main.$H289]=0;[main.$F289];&quot;&quot;)" office:value-type="float" office:value="3.2394" calcext:value-type="float">
            <text:p>3.2394</text:p>
          </table:table-cell>
          <table:table-cell table:formula="of:=IF([main.$H289]=0;[main.$G289];&quot;&quot;)" office:value-type="float" office:value="9.72359" calcext:value-type="float">
            <text:p>9.72359</text:p>
          </table:table-cell>
          <table:table-cell table:formula="of:=IF([main.$H289]=1;[main.$F289];&quot;&quot;)">
            <text:p/>
          </table:table-cell>
          <table:table-cell table:formula="of:=IF([main.$H289]=1;[main.$G289];&quot;&quot;)">
            <text:p/>
          </table:table-cell>
          <table:table-cell table:formula="of:=IF([main.$H289]=2;[main.$F289];&quot;&quot;)">
            <text:p/>
          </table:table-cell>
          <table:table-cell table:formula="of:=IF([main.$H289]=2;[main.$G289];&quot;&quot;)">
            <text:p/>
          </table:table-cell>
        </table:table-row>
        <table:table-row table:style-name="ro1">
          <table:table-cell table:formula="of:=IF([main.$C290]=0;[main.$A290];&quot;&quot;)">
            <text:p/>
          </table:table-cell>
          <table:table-cell table:formula="of:=IF([main.$C290]=0;[main.$B290];&quot;&quot;)">
            <text:p/>
          </table:table-cell>
          <table:table-cell table:formula="of:=IF([main.$C290]=1;[main.$A290];&quot;&quot;)" office:value-type="float" office:value="10.79668" calcext:value-type="float">
            <text:p>10.79668</text:p>
          </table:table-cell>
          <table:table-cell table:formula="of:=IF([main.$C290]=1;[main.$B290];&quot;&quot;)" office:value-type="float" office:value="3.74072" calcext:value-type="float">
            <text:p>3.74072</text:p>
          </table:table-cell>
          <table:table-cell table:formula="of:=IF([main.$C290]=2;[main.$A290];&quot;&quot;)">
            <text:p/>
          </table:table-cell>
          <table:table-cell table:formula="of:=IF([main.$C290]=2;[main.$B290];&quot;&quot;)">
            <text:p/>
          </table:table-cell>
          <table:table-cell table:number-columns-repeated="2"/>
          <table:table-cell table:formula="of:=IF([main.$H290]=0;[main.$F290];&quot;&quot;)">
            <text:p/>
          </table:table-cell>
          <table:table-cell table:formula="of:=IF([main.$H290]=0;[main.$G290];&quot;&quot;)">
            <text:p/>
          </table:table-cell>
          <table:table-cell table:formula="of:=IF([main.$H290]=1;[main.$F290];&quot;&quot;)">
            <text:p/>
          </table:table-cell>
          <table:table-cell table:formula="of:=IF([main.$H290]=1;[main.$G290];&quot;&quot;)">
            <text:p/>
          </table:table-cell>
          <table:table-cell table:formula="of:=IF([main.$H290]=2;[main.$F290];&quot;&quot;)" office:value-type="float" office:value="10.79668" calcext:value-type="float">
            <text:p>10.79668</text:p>
          </table:table-cell>
          <table:table-cell table:formula="of:=IF([main.$H290]=2;[main.$G290];&quot;&quot;)" office:value-type="float" office:value="3.74072" calcext:value-type="float">
            <text:p>3.74072</text:p>
          </table:table-cell>
        </table:table-row>
        <table:table-row table:style-name="ro1">
          <table:table-cell table:formula="of:=IF([main.$C291]=0;[main.$A291];&quot;&quot;)">
            <text:p/>
          </table:table-cell>
          <table:table-cell table:formula="of:=IF([main.$C291]=0;[main.$B291];&quot;&quot;)">
            <text:p/>
          </table:table-cell>
          <table:table-cell table:formula="of:=IF([main.$C291]=1;[main.$A291];&quot;&quot;)" office:value-type="float" office:value="8.43002" calcext:value-type="float">
            <text:p>8.43002</text:p>
          </table:table-cell>
          <table:table-cell table:formula="of:=IF([main.$C291]=1;[main.$B291];&quot;&quot;)" office:value-type="float" office:value="5.14112" calcext:value-type="float">
            <text:p>5.14112</text:p>
          </table:table-cell>
          <table:table-cell table:formula="of:=IF([main.$C291]=2;[main.$A291];&quot;&quot;)">
            <text:p/>
          </table:table-cell>
          <table:table-cell table:formula="of:=IF([main.$C291]=2;[main.$B291];&quot;&quot;)">
            <text:p/>
          </table:table-cell>
          <table:table-cell table:number-columns-repeated="2"/>
          <table:table-cell table:formula="of:=IF([main.$H291]=0;[main.$F291];&quot;&quot;)">
            <text:p/>
          </table:table-cell>
          <table:table-cell table:formula="of:=IF([main.$H291]=0;[main.$G291];&quot;&quot;)">
            <text:p/>
          </table:table-cell>
          <table:table-cell table:formula="of:=IF([main.$H291]=1;[main.$F291];&quot;&quot;)">
            <text:p/>
          </table:table-cell>
          <table:table-cell table:formula="of:=IF([main.$H291]=1;[main.$G291];&quot;&quot;)">
            <text:p/>
          </table:table-cell>
          <table:table-cell table:formula="of:=IF([main.$H291]=2;[main.$F291];&quot;&quot;)" office:value-type="float" office:value="8.43002" calcext:value-type="float">
            <text:p>8.43002</text:p>
          </table:table-cell>
          <table:table-cell table:formula="of:=IF([main.$H291]=2;[main.$G291];&quot;&quot;)" office:value-type="float" office:value="5.14112" calcext:value-type="float">
            <text:p>5.14112</text:p>
          </table:table-cell>
        </table:table-row>
        <table:table-row table:style-name="ro1">
          <table:table-cell table:formula="of:=IF([main.$C292]=0;[main.$A292];&quot;&quot;)">
            <text:p/>
          </table:table-cell>
          <table:table-cell table:formula="of:=IF([main.$C292]=0;[main.$B292];&quot;&quot;)">
            <text:p/>
          </table:table-cell>
          <table:table-cell table:formula="of:=IF([main.$C292]=1;[main.$A292];&quot;&quot;)" office:value-type="float" office:value="16.06495" calcext:value-type="float">
            <text:p>16.06495</text:p>
          </table:table-cell>
          <table:table-cell table:formula="of:=IF([main.$C292]=1;[main.$B292];&quot;&quot;)" office:value-type="float" office:value="0.47038" calcext:value-type="float">
            <text:p>0.47038</text:p>
          </table:table-cell>
          <table:table-cell table:formula="of:=IF([main.$C292]=2;[main.$A292];&quot;&quot;)">
            <text:p/>
          </table:table-cell>
          <table:table-cell table:formula="of:=IF([main.$C292]=2;[main.$B292];&quot;&quot;)">
            <text:p/>
          </table:table-cell>
          <table:table-cell table:number-columns-repeated="2"/>
          <table:table-cell table:formula="of:=IF([main.$H292]=0;[main.$F292];&quot;&quot;)">
            <text:p/>
          </table:table-cell>
          <table:table-cell table:formula="of:=IF([main.$H292]=0;[main.$G292];&quot;&quot;)">
            <text:p/>
          </table:table-cell>
          <table:table-cell table:formula="of:=IF([main.$H292]=1;[main.$F292];&quot;&quot;)">
            <text:p/>
          </table:table-cell>
          <table:table-cell table:formula="of:=IF([main.$H292]=1;[main.$G292];&quot;&quot;)">
            <text:p/>
          </table:table-cell>
          <table:table-cell table:formula="of:=IF([main.$H292]=2;[main.$F292];&quot;&quot;)" office:value-type="float" office:value="16.06495" calcext:value-type="float">
            <text:p>16.06495</text:p>
          </table:table-cell>
          <table:table-cell table:formula="of:=IF([main.$H292]=2;[main.$G292];&quot;&quot;)" office:value-type="float" office:value="0.47038" calcext:value-type="float">
            <text:p>0.47038</text:p>
          </table:table-cell>
        </table:table-row>
        <table:table-row table:style-name="ro1">
          <table:table-cell table:formula="of:=IF([main.$C293]=0;[main.$A293];&quot;&quot;)" office:value-type="float" office:value="3.41817" calcext:value-type="float">
            <text:p>3.41817</text:p>
          </table:table-cell>
          <table:table-cell table:formula="of:=IF([main.$C293]=0;[main.$B293];&quot;&quot;)" office:value-type="float" office:value="0.23569" calcext:value-type="float">
            <text:p>0.23569</text:p>
          </table:table-cell>
          <table:table-cell table:formula="of:=IF([main.$C293]=1;[main.$A293];&quot;&quot;)">
            <text:p/>
          </table:table-cell>
          <table:table-cell table:formula="of:=IF([main.$C293]=1;[main.$B293];&quot;&quot;)">
            <text:p/>
          </table:table-cell>
          <table:table-cell table:formula="of:=IF([main.$C293]=2;[main.$A293];&quot;&quot;)">
            <text:p/>
          </table:table-cell>
          <table:table-cell table:formula="of:=IF([main.$C293]=2;[main.$B293];&quot;&quot;)">
            <text:p/>
          </table:table-cell>
          <table:table-cell table:number-columns-repeated="2"/>
          <table:table-cell table:formula="of:=IF([main.$H293]=0;[main.$F293];&quot;&quot;)">
            <text:p/>
          </table:table-cell>
          <table:table-cell table:formula="of:=IF([main.$H293]=0;[main.$G293];&quot;&quot;)">
            <text:p/>
          </table:table-cell>
          <table:table-cell table:formula="of:=IF([main.$H293]=1;[main.$F293];&quot;&quot;)" office:value-type="float" office:value="3.41817" calcext:value-type="float">
            <text:p>3.41817</text:p>
          </table:table-cell>
          <table:table-cell table:formula="of:=IF([main.$H293]=1;[main.$G293];&quot;&quot;)" office:value-type="float" office:value="0.23569" calcext:value-type="float">
            <text:p>0.23569</text:p>
          </table:table-cell>
          <table:table-cell table:formula="of:=IF([main.$H293]=2;[main.$F293];&quot;&quot;)">
            <text:p/>
          </table:table-cell>
          <table:table-cell table:formula="of:=IF([main.$H293]=2;[main.$G293];&quot;&quot;)">
            <text:p/>
          </table:table-cell>
        </table:table-row>
        <table:table-row table:style-name="ro1">
          <table:table-cell table:formula="of:=IF([main.$C294]=0;[main.$A294];&quot;&quot;)" office:value-type="float" office:value="2.90666" calcext:value-type="float">
            <text:p>2.90666</text:p>
          </table:table-cell>
          <table:table-cell table:formula="of:=IF([main.$C294]=0;[main.$B294];&quot;&quot;)" office:value-type="float" office:value="0.92869" calcext:value-type="float">
            <text:p>0.92869</text:p>
          </table:table-cell>
          <table:table-cell table:formula="of:=IF([main.$C294]=1;[main.$A294];&quot;&quot;)">
            <text:p/>
          </table:table-cell>
          <table:table-cell table:formula="of:=IF([main.$C294]=1;[main.$B294];&quot;&quot;)">
            <text:p/>
          </table:table-cell>
          <table:table-cell table:formula="of:=IF([main.$C294]=2;[main.$A294];&quot;&quot;)">
            <text:p/>
          </table:table-cell>
          <table:table-cell table:formula="of:=IF([main.$C294]=2;[main.$B294];&quot;&quot;)">
            <text:p/>
          </table:table-cell>
          <table:table-cell table:number-columns-repeated="2"/>
          <table:table-cell table:formula="of:=IF([main.$H294]=0;[main.$F294];&quot;&quot;)">
            <text:p/>
          </table:table-cell>
          <table:table-cell table:formula="of:=IF([main.$H294]=0;[main.$G294];&quot;&quot;)">
            <text:p/>
          </table:table-cell>
          <table:table-cell table:formula="of:=IF([main.$H294]=1;[main.$F294];&quot;&quot;)" office:value-type="float" office:value="2.90666" calcext:value-type="float">
            <text:p>2.90666</text:p>
          </table:table-cell>
          <table:table-cell table:formula="of:=IF([main.$H294]=1;[main.$G294];&quot;&quot;)" office:value-type="float" office:value="0.92869" calcext:value-type="float">
            <text:p>0.92869</text:p>
          </table:table-cell>
          <table:table-cell table:formula="of:=IF([main.$H294]=2;[main.$F294];&quot;&quot;)">
            <text:p/>
          </table:table-cell>
          <table:table-cell table:formula="of:=IF([main.$H294]=2;[main.$G294];&quot;&quot;)">
            <text:p/>
          </table:table-cell>
        </table:table-row>
        <table:table-row table:style-name="ro1">
          <table:table-cell table:formula="of:=IF([main.$C295]=0;[main.$A295];&quot;&quot;)">
            <text:p/>
          </table:table-cell>
          <table:table-cell table:formula="of:=IF([main.$C295]=0;[main.$B295];&quot;&quot;)">
            <text:p/>
          </table:table-cell>
          <table:table-cell table:formula="of:=IF([main.$C295]=1;[main.$A295];&quot;&quot;)">
            <text:p/>
          </table:table-cell>
          <table:table-cell table:formula="of:=IF([main.$C295]=1;[main.$B295];&quot;&quot;)">
            <text:p/>
          </table:table-cell>
          <table:table-cell table:formula="of:=IF([main.$C295]=2;[main.$A295];&quot;&quot;)" office:value-type="float" office:value="0.82467" calcext:value-type="float">
            <text:p>0.82467</text:p>
          </table:table-cell>
          <table:table-cell table:formula="of:=IF([main.$C295]=2;[main.$B295];&quot;&quot;)" office:value-type="float" office:value="8.803" calcext:value-type="float">
            <text:p>8.803</text:p>
          </table:table-cell>
          <table:table-cell table:number-columns-repeated="2"/>
          <table:table-cell table:formula="of:=IF([main.$H295]=0;[main.$F295];&quot;&quot;)" office:value-type="float" office:value="0.82467" calcext:value-type="float">
            <text:p>0.82467</text:p>
          </table:table-cell>
          <table:table-cell table:formula="of:=IF([main.$H295]=0;[main.$G295];&quot;&quot;)" office:value-type="float" office:value="8.803" calcext:value-type="float">
            <text:p>8.803</text:p>
          </table:table-cell>
          <table:table-cell table:formula="of:=IF([main.$H295]=1;[main.$F295];&quot;&quot;)">
            <text:p/>
          </table:table-cell>
          <table:table-cell table:formula="of:=IF([main.$H295]=1;[main.$G295];&quot;&quot;)">
            <text:p/>
          </table:table-cell>
          <table:table-cell table:formula="of:=IF([main.$H295]=2;[main.$F295];&quot;&quot;)">
            <text:p/>
          </table:table-cell>
          <table:table-cell table:formula="of:=IF([main.$H295]=2;[main.$G295];&quot;&quot;)">
            <text:p/>
          </table:table-cell>
        </table:table-row>
        <table:table-row table:style-name="ro1">
          <table:table-cell table:formula="of:=IF([main.$C296]=0;[main.$A296];&quot;&quot;)" office:value-type="float" office:value="-3.56435" calcext:value-type="float">
            <text:p>-3.56435</text:p>
          </table:table-cell>
          <table:table-cell table:formula="of:=IF([main.$C296]=0;[main.$B296];&quot;&quot;)" office:value-type="float" office:value="-2.04234" calcext:value-type="float">
            <text:p>-2.04234</text:p>
          </table:table-cell>
          <table:table-cell table:formula="of:=IF([main.$C296]=1;[main.$A296];&quot;&quot;)">
            <text:p/>
          </table:table-cell>
          <table:table-cell table:formula="of:=IF([main.$C296]=1;[main.$B296];&quot;&quot;)">
            <text:p/>
          </table:table-cell>
          <table:table-cell table:formula="of:=IF([main.$C296]=2;[main.$A296];&quot;&quot;)">
            <text:p/>
          </table:table-cell>
          <table:table-cell table:formula="of:=IF([main.$C296]=2;[main.$B296];&quot;&quot;)">
            <text:p/>
          </table:table-cell>
          <table:table-cell table:number-columns-repeated="2"/>
          <table:table-cell table:formula="of:=IF([main.$H296]=0;[main.$F296];&quot;&quot;)">
            <text:p/>
          </table:table-cell>
          <table:table-cell table:formula="of:=IF([main.$H296]=0;[main.$G296];&quot;&quot;)">
            <text:p/>
          </table:table-cell>
          <table:table-cell table:formula="of:=IF([main.$H296]=1;[main.$F296];&quot;&quot;)" office:value-type="float" office:value="-3.56435" calcext:value-type="float">
            <text:p>-3.56435</text:p>
          </table:table-cell>
          <table:table-cell table:formula="of:=IF([main.$H296]=1;[main.$G296];&quot;&quot;)" office:value-type="float" office:value="-2.04234" calcext:value-type="float">
            <text:p>-2.04234</text:p>
          </table:table-cell>
          <table:table-cell table:formula="of:=IF([main.$H296]=2;[main.$F296];&quot;&quot;)">
            <text:p/>
          </table:table-cell>
          <table:table-cell table:formula="of:=IF([main.$H296]=2;[main.$G296];&quot;&quot;)">
            <text:p/>
          </table:table-cell>
        </table:table-row>
        <table:table-row table:style-name="ro1">
          <table:table-cell table:formula="of:=IF([main.$C297]=0;[main.$A297];&quot;&quot;)">
            <text:p/>
          </table:table-cell>
          <table:table-cell table:formula="of:=IF([main.$C297]=0;[main.$B297];&quot;&quot;)">
            <text:p/>
          </table:table-cell>
          <table:table-cell table:formula="of:=IF([main.$C297]=1;[main.$A297];&quot;&quot;)" office:value-type="float" office:value="17.50696" calcext:value-type="float">
            <text:p>17.50696</text:p>
          </table:table-cell>
          <table:table-cell table:formula="of:=IF([main.$C297]=1;[main.$B297];&quot;&quot;)" office:value-type="float" office:value="6.02699" calcext:value-type="float">
            <text:p>6.02699</text:p>
          </table:table-cell>
          <table:table-cell table:formula="of:=IF([main.$C297]=2;[main.$A297];&quot;&quot;)">
            <text:p/>
          </table:table-cell>
          <table:table-cell table:formula="of:=IF([main.$C297]=2;[main.$B297];&quot;&quot;)">
            <text:p/>
          </table:table-cell>
          <table:table-cell table:number-columns-repeated="2"/>
          <table:table-cell table:formula="of:=IF([main.$H297]=0;[main.$F297];&quot;&quot;)">
            <text:p/>
          </table:table-cell>
          <table:table-cell table:formula="of:=IF([main.$H297]=0;[main.$G297];&quot;&quot;)">
            <text:p/>
          </table:table-cell>
          <table:table-cell table:formula="of:=IF([main.$H297]=1;[main.$F297];&quot;&quot;)">
            <text:p/>
          </table:table-cell>
          <table:table-cell table:formula="of:=IF([main.$H297]=1;[main.$G297];&quot;&quot;)">
            <text:p/>
          </table:table-cell>
          <table:table-cell table:formula="of:=IF([main.$H297]=2;[main.$F297];&quot;&quot;)" office:value-type="float" office:value="17.50696" calcext:value-type="float">
            <text:p>17.50696</text:p>
          </table:table-cell>
          <table:table-cell table:formula="of:=IF([main.$H297]=2;[main.$G297];&quot;&quot;)" office:value-type="float" office:value="6.02699" calcext:value-type="float">
            <text:p>6.02699</text:p>
          </table:table-cell>
        </table:table-row>
        <table:table-row table:style-name="ro1">
          <table:table-cell table:formula="of:=IF([main.$C298]=0;[main.$A298];&quot;&quot;)">
            <text:p/>
          </table:table-cell>
          <table:table-cell table:formula="of:=IF([main.$C298]=0;[main.$B298];&quot;&quot;)">
            <text:p/>
          </table:table-cell>
          <table:table-cell table:formula="of:=IF([main.$C298]=1;[main.$A298];&quot;&quot;)" office:value-type="float" office:value="9.44931" calcext:value-type="float">
            <text:p>9.44931</text:p>
          </table:table-cell>
          <table:table-cell table:formula="of:=IF([main.$C298]=1;[main.$B298];&quot;&quot;)" office:value-type="float" office:value="5.75268" calcext:value-type="float">
            <text:p>5.75268</text:p>
          </table:table-cell>
          <table:table-cell table:formula="of:=IF([main.$C298]=2;[main.$A298];&quot;&quot;)">
            <text:p/>
          </table:table-cell>
          <table:table-cell table:formula="of:=IF([main.$C298]=2;[main.$B298];&quot;&quot;)">
            <text:p/>
          </table:table-cell>
          <table:table-cell table:number-columns-repeated="2"/>
          <table:table-cell table:formula="of:=IF([main.$H298]=0;[main.$F298];&quot;&quot;)">
            <text:p/>
          </table:table-cell>
          <table:table-cell table:formula="of:=IF([main.$H298]=0;[main.$G298];&quot;&quot;)">
            <text:p/>
          </table:table-cell>
          <table:table-cell table:formula="of:=IF([main.$H298]=1;[main.$F298];&quot;&quot;)">
            <text:p/>
          </table:table-cell>
          <table:table-cell table:formula="of:=IF([main.$H298]=1;[main.$G298];&quot;&quot;)">
            <text:p/>
          </table:table-cell>
          <table:table-cell table:formula="of:=IF([main.$H298]=2;[main.$F298];&quot;&quot;)" office:value-type="float" office:value="9.44931" calcext:value-type="float">
            <text:p>9.44931</text:p>
          </table:table-cell>
          <table:table-cell table:formula="of:=IF([main.$H298]=2;[main.$G298];&quot;&quot;)" office:value-type="float" office:value="5.75268" calcext:value-type="float">
            <text:p>5.75268</text:p>
          </table:table-cell>
        </table:table-row>
        <table:table-row table:style-name="ro1">
          <table:table-cell table:formula="of:=IF([main.$C299]=0;[main.$A299];&quot;&quot;)">
            <text:p/>
          </table:table-cell>
          <table:table-cell table:formula="of:=IF([main.$C299]=0;[main.$B299];&quot;&quot;)">
            <text:p/>
          </table:table-cell>
          <table:table-cell table:formula="of:=IF([main.$C299]=1;[main.$A299];&quot;&quot;)" office:value-type="float" office:value="11.20991" calcext:value-type="float">
            <text:p>11.20991</text:p>
          </table:table-cell>
          <table:table-cell table:formula="of:=IF([main.$C299]=1;[main.$B299];&quot;&quot;)" office:value-type="float" office:value="10.55127" calcext:value-type="float">
            <text:p>10.55127</text:p>
          </table:table-cell>
          <table:table-cell table:formula="of:=IF([main.$C299]=2;[main.$A299];&quot;&quot;)">
            <text:p/>
          </table:table-cell>
          <table:table-cell table:formula="of:=IF([main.$C299]=2;[main.$B299];&quot;&quot;)">
            <text:p/>
          </table:table-cell>
          <table:table-cell table:number-columns-repeated="2"/>
          <table:table-cell table:formula="of:=IF([main.$H299]=0;[main.$F299];&quot;&quot;)">
            <text:p/>
          </table:table-cell>
          <table:table-cell table:formula="of:=IF([main.$H299]=0;[main.$G299];&quot;&quot;)">
            <text:p/>
          </table:table-cell>
          <table:table-cell table:formula="of:=IF([main.$H299]=1;[main.$F299];&quot;&quot;)">
            <text:p/>
          </table:table-cell>
          <table:table-cell table:formula="of:=IF([main.$H299]=1;[main.$G299];&quot;&quot;)">
            <text:p/>
          </table:table-cell>
          <table:table-cell table:formula="of:=IF([main.$H299]=2;[main.$F299];&quot;&quot;)" office:value-type="float" office:value="11.20991" calcext:value-type="float">
            <text:p>11.20991</text:p>
          </table:table-cell>
          <table:table-cell table:formula="of:=IF([main.$H299]=2;[main.$G299];&quot;&quot;)" office:value-type="float" office:value="10.55127" calcext:value-type="float">
            <text:p>10.55127</text:p>
          </table:table-cell>
        </table:table-row>
        <table:table-row table:style-name="ro1">
          <table:table-cell table:formula="of:=IF([main.$C300]=0;[main.$A300];&quot;&quot;)">
            <text:p/>
          </table:table-cell>
          <table:table-cell table:formula="of:=IF([main.$C300]=0;[main.$B300];&quot;&quot;)">
            <text:p/>
          </table:table-cell>
          <table:table-cell table:formula="of:=IF([main.$C300]=1;[main.$A300];&quot;&quot;)" office:value-type="float" office:value="11.13048" calcext:value-type="float">
            <text:p>11.13048</text:p>
          </table:table-cell>
          <table:table-cell table:formula="of:=IF([main.$C300]=1;[main.$B300];&quot;&quot;)" office:value-type="float" office:value="5.04492" calcext:value-type="float">
            <text:p>5.04492</text:p>
          </table:table-cell>
          <table:table-cell table:formula="of:=IF([main.$C300]=2;[main.$A300];&quot;&quot;)">
            <text:p/>
          </table:table-cell>
          <table:table-cell table:formula="of:=IF([main.$C300]=2;[main.$B300];&quot;&quot;)">
            <text:p/>
          </table:table-cell>
          <table:table-cell table:number-columns-repeated="2"/>
          <table:table-cell table:formula="of:=IF([main.$H300]=0;[main.$F300];&quot;&quot;)">
            <text:p/>
          </table:table-cell>
          <table:table-cell table:formula="of:=IF([main.$H300]=0;[main.$G300];&quot;&quot;)">
            <text:p/>
          </table:table-cell>
          <table:table-cell table:formula="of:=IF([main.$H300]=1;[main.$F300];&quot;&quot;)">
            <text:p/>
          </table:table-cell>
          <table:table-cell table:formula="of:=IF([main.$H300]=1;[main.$G300];&quot;&quot;)">
            <text:p/>
          </table:table-cell>
          <table:table-cell table:formula="of:=IF([main.$H300]=2;[main.$F300];&quot;&quot;)" office:value-type="float" office:value="11.13048" calcext:value-type="float">
            <text:p>11.13048</text:p>
          </table:table-cell>
          <table:table-cell table:formula="of:=IF([main.$H300]=2;[main.$G300];&quot;&quot;)" office:value-type="float" office:value="5.04492" calcext:value-type="float">
            <text:p>5.04492</text:p>
          </table:table-cell>
        </table:table-row>
        <table:table-row table:style-name="ro1">
          <table:table-cell table:formula="of:=IF([main.$C301]=0;[main.$A301];&quot;&quot;)">
            <text:p/>
          </table:table-cell>
          <table:table-cell table:formula="of:=IF([main.$C301]=0;[main.$B301];&quot;&quot;)">
            <text:p/>
          </table:table-cell>
          <table:table-cell table:formula="of:=IF([main.$C301]=1;[main.$A301];&quot;&quot;)" office:value-type="float" office:value="9.86806" calcext:value-type="float">
            <text:p>9.86806</text:p>
          </table:table-cell>
          <table:table-cell table:formula="of:=IF([main.$C301]=1;[main.$B301];&quot;&quot;)" office:value-type="float" office:value="9.15313" calcext:value-type="float">
            <text:p>9.15313</text:p>
          </table:table-cell>
          <table:table-cell table:formula="of:=IF([main.$C301]=2;[main.$A301];&quot;&quot;)">
            <text:p/>
          </table:table-cell>
          <table:table-cell table:formula="of:=IF([main.$C301]=2;[main.$B301];&quot;&quot;)">
            <text:p/>
          </table:table-cell>
          <table:table-cell table:number-columns-repeated="2"/>
          <table:table-cell table:formula="of:=IF([main.$H301]=0;[main.$F301];&quot;&quot;)">
            <text:p/>
          </table:table-cell>
          <table:table-cell table:formula="of:=IF([main.$H301]=0;[main.$G301];&quot;&quot;)">
            <text:p/>
          </table:table-cell>
          <table:table-cell table:formula="of:=IF([main.$H301]=1;[main.$F301];&quot;&quot;)">
            <text:p/>
          </table:table-cell>
          <table:table-cell table:formula="of:=IF([main.$H301]=1;[main.$G301];&quot;&quot;)">
            <text:p/>
          </table:table-cell>
          <table:table-cell table:formula="of:=IF([main.$H301]=2;[main.$F301];&quot;&quot;)" office:value-type="float" office:value="9.86806" calcext:value-type="float">
            <text:p>9.86806</text:p>
          </table:table-cell>
          <table:table-cell table:formula="of:=IF([main.$H301]=2;[main.$G301];&quot;&quot;)" office:value-type="float" office:value="9.15313" calcext:value-type="float">
            <text:p>9.15313</text:p>
          </table:table-cell>
        </table:table-row>
      </table:table>
      <table:table table:name="charts" table:style-name="ta1">
        <table:shapes>
          <draw:frame draw:z-index="0" draw:style-name="gr1" draw:text-style-name="P1" svg:width="420.69pt" svg:height="438.38pt" svg:x="2.83pt" svg:y="75.12pt">
            <loext:p draw:notify-on-update-of-ranges="temp.A1:temp.A301 temp.B1:temp.B301 temp.C1:temp.C301 temp.D1:temp.D301 temp.E1:temp.E301 temp.F1:temp.F3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0.81pt" svg:height="439.88pt" svg:x="875.54pt" svg:y="74.55pt">
            <loext:p draw:notify-on-update-of-ranges="temp.I1:temp.I301 temp.J1:temp.J301 temp.K1:temp.K301 temp.L1:temp.L301 temp.M1:temp.M301 temp.N1:temp.N3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36.28pt" svg:height="441.13pt" svg:x="432.11pt" svg:y="73.7pt">
            <loext:p draw:notify-on-update-of-ranges="main.A1:main.A301 main.B1:main.B3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09:01:55.030860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date>2016-12-04T09:06:12.910930121</dc:date>
    <dc:creator>Dennis Francis</dc:creator>
    <meta:editing-duration>PT1H6M45S</meta:editing-duration>
    <meta:editing-cycles>19</meta:editing-cycles>
    <meta:document-statistic meta:table-count="3" meta:cell-count="574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42cm" svg:height="15.466cm" xlink:href=".." xlink:type="simple" chart:class="chart:scatter" chart:style-name="ch1">
        <chart:title svg:x="4.943cm" svg:y="0.445cm" chart:style-name="ch2">
          <text:p>True clusters in the data</text:p>
        </chart:title>
        <chart:legend chart:legend-position="end" svg:x="12.87cm" svg:y="6.936cm" style:legend-expansion="high" chart:style-name="ch3"/>
        <chart:plot-area chart:style-name="ch4" table:cell-range-address="temp.A1:temp.B301 temp.D1:temp.D301 temp.F1:temp.F301" chart:data-source-has-labels="row" svg:x="1.307cm" svg:y="1.533cm" svg:width="11.267cm" svg:height="12.643cm">
          <chartooo:coordinate-region svg:x="1.545cm" svg:y="1.732cm" svg:width="10.842cm" svg:height="12.245cm"/>
          <chart:axis chart:dimension="x" chart:name="primary-x" chart:style-name="ch5">
            <chart:title svg:x="5.97cm" svg:y="14.485cm" chart:style-name="ch6">
              <text:p>Dimension 1</text:p>
            </chart:title>
          </chart:axis>
          <chart:axis chart:dimension="y" chart:name="primary-y" chart:style-name="ch5">
            <chart:title svg:x="0.451cm" svg:y="8.824cm" chart:style-name="ch7">
              <text:p>Dimension 2</text:p>
            </chart:title>
          </chart:axis>
          <chart:series chart:style-name="ch8" chart:values-cell-range-address="temp.B1:temp.B301" loext:label-string="cluster1" chart:class="chart:scatter">
            <chart:domain table:cell-range-address="temp.A1:temp.A301"/>
            <chart:data-point chart:repeated="301"/>
          </chart:series>
          <chart:series chart:style-name="ch9" chart:values-cell-range-address="temp.D1:temp.D301" loext:label-string="cluster2" chart:class="chart:scatter">
            <chart:domain table:cell-range-address="temp.C1:temp.C301"/>
            <chart:data-point chart:repeated="301"/>
          </chart:series>
          <chart:series chart:style-name="ch10" chart:values-cell-range-address="temp.F1:temp.F301" loext:label-string="cluster3" chart:class="chart:scatter">
            <chart:domain table:cell-range-address="temp.E1:temp.E301"/>
            <chart:data-point chart:repeated="3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uster1</text:p>
              </table:table-cell>
              <table:table-cell office:value-type="string">
                <text:p>Column C</text:p>
              </table:table-cell>
              <table:table-cell office:value-type="string">
                <text:p>cluster2</text:p>
              </table:table-cell>
              <table:table-cell office:value-type="string">
                <text:p>Column E</text:p>
              </table:table-cell>
              <table:table-cell office:value-type="string">
                <text:p>cluster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mp.A1:temp.A301</svg:desc>
                </draw:g>
              </table:table-cell>
              <table:table-cell office:value-type="float" office:value="NaN">
                <text:p>NaN</text:p>
                <draw:g>
                  <svg:desc>temp.B1:temp.B301</svg:desc>
                </draw:g>
              </table:table-cell>
              <table:table-cell office:value-type="float" office:value="NaN">
                <text:p>NaN</text:p>
                <draw:g>
                  <svg:desc>temp.C1:temp.C301</svg:desc>
                </draw:g>
              </table:table-cell>
              <table:table-cell office:value-type="float" office:value="NaN">
                <text:p>NaN</text:p>
                <draw:g>
                  <svg:desc>temp.D1:temp.D301</svg:desc>
                </draw:g>
              </table:table-cell>
              <table:table-cell office:value-type="float" office:value="NaN">
                <text:p>NaN</text:p>
                <draw:g>
                  <svg:desc>temp.E1:temp.E301</svg:desc>
                </draw:g>
              </table:table-cell>
              <table:table-cell office:value-type="float" office:value="NaN">
                <text:p>NaN</text:p>
                <draw:g>
                  <svg:desc>temp.F1:temp.F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4593">
                <text:p>-1.24593</text:p>
              </table:table-cell>
              <table:table-cell office:value-type="float" office:value="1.75233">
                <text:p>1.75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2138">
                <text:p>-4.92138</text:p>
              </table:table-cell>
              <table:table-cell office:value-type="float" office:value="12.6702">
                <text:p>12.6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232">
                <text:p>0.77232</text:p>
              </table:table-cell>
              <table:table-cell office:value-type="float" office:value="16.97505">
                <text:p>16.9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989">
                <text:p>3.72989</text:p>
              </table:table-cell>
              <table:table-cell office:value-type="float" office:value="11.54253">
                <text:p>11.54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667">
                <text:p>2.50667</text:p>
              </table:table-cell>
              <table:table-cell office:value-type="float" office:value="0.61497">
                <text:p>0.6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108">
                <text:p>2.05108</text:p>
              </table:table-cell>
              <table:table-cell office:value-type="float" office:value="2.19732">
                <text:p>2.1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3861">
                <text:p>-1.23861</text:p>
              </table:table-cell>
              <table:table-cell office:value-type="float" office:value="1.8436">
                <text:p>1.8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72062">
                <text:p>-4.72062</text:p>
              </table:table-cell>
              <table:table-cell office:value-type="float" office:value="-0.5385">
                <text:p>-0.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9689">
                <text:p>13.49689</text:p>
              </table:table-cell>
              <table:table-cell office:value-type="float" office:value="2.43852">
                <text:p>2.4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9643">
                <text:p>7.39643</text:p>
              </table:table-cell>
              <table:table-cell office:value-type="float" office:value="12.7007">
                <text:p>12.7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24708">
                <text:p>-1.24708</text:p>
              </table:table-cell>
              <table:table-cell office:value-type="float" office:value="1.02308">
                <text:p>1.0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283">
                <text:p>-5.35283</text:p>
              </table:table-cell>
              <table:table-cell office:value-type="float" office:value="11.48771">
                <text:p>11.487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771">
                <text:p>-0.15771</text:p>
              </table:table-cell>
              <table:table-cell office:value-type="float" office:value="0.41551">
                <text:p>0.4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9135">
                <text:p>-2.89135</text:p>
              </table:table-cell>
              <table:table-cell office:value-type="float" office:value="15.84831">
                <text:p>15.848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2461">
                <text:p>5.02461</text:p>
              </table:table-cell>
              <table:table-cell office:value-type="float" office:value="0.74118">
                <text:p>0.7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19">
                <text:p>0.2519</text:p>
              </table:table-cell>
              <table:table-cell office:value-type="float" office:value="-1.08374">
                <text:p>-1.08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7325">
                <text:p>5.27325</text:p>
              </table:table-cell>
              <table:table-cell office:value-type="float" office:value="1.01255">
                <text:p>1.0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1681">
                <text:p>9.11681</text:p>
              </table:table-cell>
              <table:table-cell office:value-type="float" office:value="6.35552">
                <text:p>6.3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6835">
                <text:p>7.76835</text:p>
              </table:table-cell>
              <table:table-cell office:value-type="float" office:value="0.60273">
                <text:p>0.60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7917">
                <text:p>17.57917</text:p>
              </table:table-cell>
              <table:table-cell office:value-type="float" office:value="7.55135">
                <text:p>7.5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9619">
                <text:p>-6.29619</text:p>
              </table:table-cell>
              <table:table-cell office:value-type="float" office:value="7.05771">
                <text:p>7.05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21761">
                <text:p>-1.21761</text:p>
              </table:table-cell>
              <table:table-cell office:value-type="float" office:value="0.74927">
                <text:p>0.7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92">
                <text:p>1.1792</text:p>
              </table:table-cell>
              <table:table-cell office:value-type="float" office:value="17.72361">
                <text:p>17.723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7091">
                <text:p>-4.07091</text:p>
              </table:table-cell>
              <table:table-cell office:value-type="float" office:value="13.62372">
                <text:p>13.62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1998">
                <text:p>13.51998</text:p>
              </table:table-cell>
              <table:table-cell office:value-type="float" office:value="4.23001">
                <text:p>4.2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617">
                <text:p>0.37617</text:p>
              </table:table-cell>
              <table:table-cell office:value-type="float" office:value="21.12616">
                <text:p>21.126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2595">
                <text:p>-0.42595</text:p>
              </table:table-cell>
              <table:table-cell office:value-type="float" office:value="0.51888">
                <text:p>0.5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7652">
                <text:p>2.67652</text:p>
              </table:table-cell>
              <table:table-cell office:value-type="float" office:value="3.58832">
                <text:p>3.588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346">
                <text:p>0.82346</text:p>
              </table:table-cell>
              <table:table-cell office:value-type="float" office:value="11.45524">
                <text:p>11.45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2825">
                <text:p>9.02825</text:p>
              </table:table-cell>
              <table:table-cell office:value-type="float" office:value="-2.47788">
                <text:p>-2.47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4416">
                <text:p>13.24416</text:p>
              </table:table-cell>
              <table:table-cell office:value-type="float" office:value="3.51939">
                <text:p>3.5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9347">
                <text:p>9.39347</text:p>
              </table:table-cell>
              <table:table-cell office:value-type="float" office:value="4.50467">
                <text:p>4.50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7289">
                <text:p>13.27289</text:p>
              </table:table-cell>
              <table:table-cell office:value-type="float" office:value="4.05303">
                <text:p>4.0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80206">
                <text:p>-3.80206</text:p>
              </table:table-cell>
              <table:table-cell office:value-type="float" office:value="0.99278">
                <text:p>0.9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69014">
                <text:p>-3.69014</text:p>
              </table:table-cell>
              <table:table-cell office:value-type="float" office:value="-0.23242">
                <text:p>-0.23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001">
                <text:p>0.45001</text:p>
              </table:table-cell>
              <table:table-cell office:value-type="float" office:value="-1.42567">
                <text:p>-1.4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7086">
                <text:p>-0.27086</text:p>
              </table:table-cell>
              <table:table-cell office:value-type="float" office:value="2.05829">
                <text:p>2.0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9298">
                <text:p>8.39298</text:p>
              </table:table-cell>
              <table:table-cell office:value-type="float" office:value="7.3699">
                <text:p>7.3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6682">
                <text:p>9.86682</text:p>
              </table:table-cell>
              <table:table-cell office:value-type="float" office:value="-3.23926">
                <text:p>-3.2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9596">
                <text:p>8.99596</text:p>
              </table:table-cell>
              <table:table-cell office:value-type="float" office:value="3.82407">
                <text:p>3.8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6177">
                <text:p>2.76177</text:p>
              </table:table-cell>
              <table:table-cell office:value-type="float" office:value="0.25412">
                <text:p>0.2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6682">
                <text:p>-1.16682</text:p>
              </table:table-cell>
              <table:table-cell office:value-type="float" office:value="0.15949">
                <text:p>0.1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8636">
                <text:p>-4.8636</text:p>
              </table:table-cell>
              <table:table-cell office:value-type="float" office:value="0.7224">
                <text:p>0.7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03678">
                <text:p>-3.03678</text:p>
              </table:table-cell>
              <table:table-cell office:value-type="float" office:value="0.78827">
                <text:p>0.78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19248">
                <text:p>-1.19248</text:p>
              </table:table-cell>
              <table:table-cell office:value-type="float" office:value="-1.00184">
                <text:p>-1.0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69">
                <text:p>-0.6569</text:p>
              </table:table-cell>
              <table:table-cell office:value-type="float" office:value="16.16785">
                <text:p>16.16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7257">
                <text:p>-3.77257</text:p>
              </table:table-cell>
              <table:table-cell office:value-type="float" office:value="2.45323">
                <text:p>2.453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4666">
                <text:p>10.84666</text:p>
              </table:table-cell>
              <table:table-cell office:value-type="float" office:value="0.07663">
                <text:p>0.07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83">
                <text:p>0.8483</text:p>
              </table:table-cell>
              <table:table-cell office:value-type="float" office:value="6.80294">
                <text:p>6.802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9136">
                <text:p>10.79136</text:p>
              </table:table-cell>
              <table:table-cell office:value-type="float" office:value="1.79479">
                <text:p>1.79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0556">
                <text:p>11.10556</text:p>
              </table:table-cell>
              <table:table-cell office:value-type="float" office:value="7.38869">
                <text:p>7.38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9973">
                <text:p>-0.29973</text:p>
              </table:table-cell>
              <table:table-cell office:value-type="float" office:value="1.21605">
                <text:p>1.2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1228">
                <text:p>7.81228</text:p>
              </table:table-cell>
              <table:table-cell office:value-type="float" office:value="1.55859">
                <text:p>1.5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8327">
                <text:p>6.18327</text:p>
              </table:table-cell>
              <table:table-cell office:value-type="float" office:value="0.61685">
                <text:p>0.6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184">
                <text:p>-1.28184</text:p>
              </table:table-cell>
              <table:table-cell office:value-type="float" office:value="21.59611">
                <text:p>21.596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8817">
                <text:p>-2.88817</text:p>
              </table:table-cell>
              <table:table-cell office:value-type="float" office:value="1.05362">
                <text:p>1.0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6559">
                <text:p>7.56559</text:p>
              </table:table-cell>
              <table:table-cell office:value-type="float" office:value="6.15955">
                <text:p>6.15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7602">
                <text:p>-1.87602</text:p>
              </table:table-cell>
              <table:table-cell office:value-type="float" office:value="13.70037">
                <text:p>13.700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2728">
                <text:p>2.02728</text:p>
              </table:table-cell>
              <table:table-cell office:value-type="float" office:value="-0.29212">
                <text:p>-0.2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8987">
                <text:p>7.28987</text:p>
              </table:table-cell>
              <table:table-cell office:value-type="float" office:value="3.44903">
                <text:p>3.44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5515">
                <text:p>7.65515</text:p>
              </table:table-cell>
              <table:table-cell office:value-type="float" office:value="7.42437">
                <text:p>7.4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2357">
                <text:p>15.32357</text:p>
              </table:table-cell>
              <table:table-cell office:value-type="float" office:value="5.13959">
                <text:p>5.13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6663">
                <text:p>3.86663</text:p>
              </table:table-cell>
              <table:table-cell office:value-type="float" office:value="-0.29441">
                <text:p>-0.29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3018">
                <text:p>2.63018</text:p>
              </table:table-cell>
              <table:table-cell office:value-type="float" office:value="-0.58002">
                <text:p>-0.58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1222">
                <text:p>-2.71222</text:p>
              </table:table-cell>
              <table:table-cell office:value-type="float" office:value="17.44991">
                <text:p>17.44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525">
                <text:p>2.60525</text:p>
              </table:table-cell>
              <table:table-cell office:value-type="float" office:value="20.30981">
                <text:p>20.309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5206">
                <text:p>-1.35206</text:p>
              </table:table-cell>
              <table:table-cell office:value-type="float" office:value="23.50136">
                <text:p>23.501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7031">
                <text:p>1.77031</text:p>
              </table:table-cell>
              <table:table-cell office:value-type="float" office:value="0.09933">
                <text:p>0.09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9121">
                <text:p>-1.79121</text:p>
              </table:table-cell>
              <table:table-cell office:value-type="float" office:value="19.99021">
                <text:p>19.990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7732">
                <text:p>11.57732</text:p>
              </table:table-cell>
              <table:table-cell office:value-type="float" office:value="3.7725">
                <text:p>3.7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95608">
                <text:p>-3.95608</text:p>
              </table:table-cell>
              <table:table-cell office:value-type="float" office:value="-0.93286">
                <text:p>-0.93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6763">
                <text:p>9.26763</text:p>
              </table:table-cell>
              <table:table-cell office:value-type="float" office:value="1.99297">
                <text:p>1.99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677">
                <text:p>-0.14677</text:p>
              </table:table-cell>
              <table:table-cell office:value-type="float" office:value="18.66654">
                <text:p>18.66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115">
                <text:p>1.74115</text:p>
              </table:table-cell>
              <table:table-cell office:value-type="float" office:value="3.94063">
                <text:p>3.940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252">
                <text:p>1.32252</text:p>
              </table:table-cell>
              <table:table-cell office:value-type="float" office:value="8.70669">
                <text:p>8.706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495">
                <text:p>4.01495</text:p>
              </table:table-cell>
              <table:table-cell office:value-type="float" office:value="10.1366">
                <text:p>10.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5224">
                <text:p>2.15224</text:p>
              </table:table-cell>
              <table:table-cell office:value-type="float" office:value="23.58825">
                <text:p>23.588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74621">
                <text:p>-1.74621</text:p>
              </table:table-cell>
              <table:table-cell office:value-type="float" office:value="1.04112">
                <text:p>1.0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543">
                <text:p>0.57543</text:p>
              </table:table-cell>
              <table:table-cell office:value-type="float" office:value="-0.58262">
                <text:p>-0.5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6067">
                <text:p>6.96067</text:p>
              </table:table-cell>
              <table:table-cell office:value-type="float" office:value="8.02587">
                <text:p>8.0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0802">
                <text:p>-0.40802</text:p>
              </table:table-cell>
              <table:table-cell office:value-type="float" office:value="-0.47282">
                <text:p>-0.47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70304">
                <text:p>3.70304</text:p>
              </table:table-cell>
              <table:table-cell office:value-type="float" office:value="-1.33984">
                <text:p>-1.3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2992">
                <text:p>9.52992</text:p>
              </table:table-cell>
              <table:table-cell office:value-type="float" office:value="-0.82332">
                <text:p>-0.8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7606">
                <text:p>11.07606</text:p>
              </table:table-cell>
              <table:table-cell office:value-type="float" office:value="-0.39328">
                <text:p>-0.39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2491">
                <text:p>-1.32491</text:p>
              </table:table-cell>
              <table:table-cell office:value-type="float" office:value="16.8155">
                <text:p>16.8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769">
                <text:p>-4.17769</text:p>
              </table:table-cell>
              <table:table-cell office:value-type="float" office:value="7.88592">
                <text:p>7.885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6679">
                <text:p>-0.16679</text:p>
              </table:table-cell>
              <table:table-cell office:value-type="float" office:value="0.03748">
                <text:p>0.03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8227">
                <text:p>11.08227</text:p>
              </table:table-cell>
              <table:table-cell office:value-type="float" office:value="12.8547">
                <text:p>12.8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485">
                <text:p>11.9485</text:p>
              </table:table-cell>
              <table:table-cell office:value-type="float" office:value="-0.20688">
                <text:p>-0.20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048">
                <text:p>3.97048</text:p>
              </table:table-cell>
              <table:table-cell office:value-type="float" office:value="4.7761">
                <text:p>4.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7597">
                <text:p>-4.07597</text:p>
              </table:table-cell>
              <table:table-cell office:value-type="float" office:value="8.26889">
                <text:p>8.26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63">
                <text:p>0.37163</text:p>
              </table:table-cell>
              <table:table-cell office:value-type="float" office:value="11.59768">
                <text:p>11.597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719">
                <text:p>-0.31719</text:p>
              </table:table-cell>
              <table:table-cell office:value-type="float" office:value="12.43625">
                <text:p>12.43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5623">
                <text:p>10.65623</text:p>
              </table:table-cell>
              <table:table-cell office:value-type="float" office:value="10.71368">
                <text:p>10.7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31791">
                <text:p>7.31791</text:p>
              </table:table-cell>
              <table:table-cell office:value-type="float" office:value="0.1024">
                <text:p>0.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8461">
                <text:p>13.48461</text:p>
              </table:table-cell>
              <table:table-cell office:value-type="float" office:value="3.03597">
                <text:p>3.0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32332">
                <text:p>-1.32332</text:p>
              </table:table-cell>
              <table:table-cell office:value-type="float" office:value="-1.85006">
                <text:p>-1.85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6695">
                <text:p>12.86695</text:p>
              </table:table-cell>
              <table:table-cell office:value-type="float" office:value="6.31496">
                <text:p>6.3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491">
                <text:p>0.14491</text:p>
              </table:table-cell>
              <table:table-cell office:value-type="float" office:value="11.73521">
                <text:p>11.735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37736">
                <text:p>-1.37736</text:p>
              </table:table-cell>
              <table:table-cell office:value-type="float" office:value="0.00016">
                <text:p>0.0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649">
                <text:p>0.93649</text:p>
              </table:table-cell>
              <table:table-cell office:value-type="float" office:value="16.52077">
                <text:p>16.520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0315">
                <text:p>10.40315</text:p>
              </table:table-cell>
              <table:table-cell office:value-type="float" office:value="7.41017">
                <text:p>7.4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3955">
                <text:p>6.43955</text:p>
              </table:table-cell>
              <table:table-cell office:value-type="float" office:value="6.66071">
                <text:p>6.66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80339">
                <text:p>-0.80339</text:p>
              </table:table-cell>
              <table:table-cell office:value-type="float" office:value="-0.42835">
                <text:p>-0.4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2958">
                <text:p>12.12958</text:p>
              </table:table-cell>
              <table:table-cell office:value-type="float" office:value="3.41203">
                <text:p>3.4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5279">
                <text:p>-1.85279</text:p>
              </table:table-cell>
              <table:table-cell office:value-type="float" office:value="12.83828">
                <text:p>12.838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7886">
                <text:p>7.47886</text:p>
              </table:table-cell>
              <table:table-cell office:value-type="float" office:value="12.31553">
                <text:p>12.3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704">
                <text:p>-1.02704</text:p>
              </table:table-cell>
              <table:table-cell office:value-type="float" office:value="14.10402">
                <text:p>14.104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39136">
                <text:p>3.39136</text:p>
              </table:table-cell>
              <table:table-cell office:value-type="float" office:value="1.77079">
                <text:p>1.77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0541">
                <text:p>14.30541</text:p>
              </table:table-cell>
              <table:table-cell office:value-type="float" office:value="3.80355">
                <text:p>3.8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3613">
                <text:p>-2.03613</text:p>
              </table:table-cell>
              <table:table-cell office:value-type="float" office:value="8.31039">
                <text:p>8.310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9481">
                <text:p>-2.19481</text:p>
              </table:table-cell>
              <table:table-cell office:value-type="float" office:value="20.7252">
                <text:p>20.72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095">
                <text:p>-0.84095</text:p>
              </table:table-cell>
              <table:table-cell office:value-type="float" office:value="8.31255">
                <text:p>8.312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3657">
                <text:p>3.03657</text:p>
              </table:table-cell>
              <table:table-cell office:value-type="float" office:value="-1.1013">
                <text:p>-1.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12598">
                <text:p>-1.12598</text:p>
              </table:table-cell>
              <table:table-cell office:value-type="float" office:value="0.38736">
                <text:p>0.38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6283">
                <text:p>12.66283</text:p>
              </table:table-cell>
              <table:table-cell office:value-type="float" office:value="4.71875">
                <text:p>4.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8729">
                <text:p>7.48729</text:p>
              </table:table-cell>
              <table:table-cell office:value-type="float" office:value="7.88324">
                <text:p>7.88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1949">
                <text:p>-4.01949</text:p>
              </table:table-cell>
              <table:table-cell office:value-type="float" office:value="16.17297">
                <text:p>16.172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071">
                <text:p>0.47071</text:p>
              </table:table-cell>
              <table:table-cell office:value-type="float" office:value="12.95284">
                <text:p>12.95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40013">
                <text:p>-1.40013</text:p>
              </table:table-cell>
              <table:table-cell office:value-type="float" office:value="0.26147">
                <text:p>0.2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1487">
                <text:p>-1.11487</text:p>
              </table:table-cell>
              <table:table-cell office:value-type="float" office:value="12.26921">
                <text:p>12.269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5614">
                <text:p>10.25614</text:p>
              </table:table-cell>
              <table:table-cell office:value-type="float" office:value="5.30823">
                <text:p>5.30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231">
                <text:p>1.16231</text:p>
              </table:table-cell>
              <table:table-cell office:value-type="float" office:value="12.33338">
                <text:p>12.333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1328">
                <text:p>-6.11328</text:p>
              </table:table-cell>
              <table:table-cell office:value-type="float" office:value="20.87534">
                <text:p>20.875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94806">
                <text:p>-1.94806</text:p>
              </table:table-cell>
              <table:table-cell office:value-type="float" office:value="-1.15766">
                <text:p>-1.15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058">
                <text:p>-1.0058</text:p>
              </table:table-cell>
              <table:table-cell office:value-type="float" office:value="19.21952">
                <text:p>19.219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23787">
                <text:p>7.23787</text:p>
              </table:table-cell>
              <table:table-cell office:value-type="float" office:value="-0.13175">
                <text:p>-0.1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1548">
                <text:p>1.11548</text:p>
              </table:table-cell>
              <table:table-cell office:value-type="float" office:value="0.63727">
                <text:p>0.63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4371">
                <text:p>-2.74371</text:p>
              </table:table-cell>
              <table:table-cell office:value-type="float" office:value="13.83954">
                <text:p>13.839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3939">
                <text:p>3.13939</text:p>
              </table:table-cell>
              <table:table-cell office:value-type="float" office:value="20.59655">
                <text:p>20.59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6522">
                <text:p>3.86522</text:p>
              </table:table-cell>
              <table:table-cell office:value-type="float" office:value="0.19249">
                <text:p>0.19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9074">
                <text:p>2.99074</text:p>
              </table:table-cell>
              <table:table-cell office:value-type="float" office:value="19.07415">
                <text:p>19.074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2575">
                <text:p>-1.12575</text:p>
              </table:table-cell>
              <table:table-cell office:value-type="float" office:value="20.47682">
                <text:p>20.476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3399">
                <text:p>12.23399</text:p>
              </table:table-cell>
              <table:table-cell office:value-type="float" office:value="-0.89477">
                <text:p>-0.89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4575">
                <text:p>15.94575</text:p>
              </table:table-cell>
              <table:table-cell office:value-type="float" office:value="2.96907">
                <text:p>2.9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8782">
                <text:p>7.68782</text:p>
              </table:table-cell>
              <table:table-cell office:value-type="float" office:value="9.51843">
                <text:p>9.5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8076">
                <text:p>16.28076</text:p>
              </table:table-cell>
              <table:table-cell office:value-type="float" office:value="9.25631">
                <text:p>9.25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1275">
                <text:p>-1.71275</text:p>
              </table:table-cell>
              <table:table-cell office:value-type="float" office:value="7.04752">
                <text:p>7.047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078">
                <text:p>-3.7078</text:p>
              </table:table-cell>
              <table:table-cell office:value-type="float" office:value="18.34086">
                <text:p>18.340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.16062">
                <text:p>-4.16062</text:p>
              </table:table-cell>
              <table:table-cell office:value-type="float" office:value="0.67328">
                <text:p>0.67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0384">
                <text:p>-3.90384</text:p>
              </table:table-cell>
              <table:table-cell office:value-type="float" office:value="10.94708">
                <text:p>10.947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034">
                <text:p>-0.66034</text:p>
              </table:table-cell>
              <table:table-cell office:value-type="float" office:value="13.69002">
                <text:p>13.69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37645">
                <text:p>-5.37645</text:p>
              </table:table-cell>
              <table:table-cell office:value-type="float" office:value="-0.3711">
                <text:p>-0.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66223">
                <text:p>1.66223</text:p>
              </table:table-cell>
              <table:table-cell office:value-type="float" office:value="1.18775">
                <text:p>1.1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7897">
                <text:p>-1.27897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8582">
                <text:p>4.68582</text:p>
              </table:table-cell>
              <table:table-cell office:value-type="float" office:value="-0.46308">
                <text:p>-0.46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746">
                <text:p>-0.22746</text:p>
              </table:table-cell>
              <table:table-cell office:value-type="float" office:value="16.63841">
                <text:p>16.638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449">
                <text:p>2.36449</text:p>
              </table:table-cell>
              <table:table-cell office:value-type="float" office:value="16.42973">
                <text:p>16.429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.98478">
                <text:p>-4.98478</text:p>
              </table:table-cell>
              <table:table-cell office:value-type="float" office:value="-0.0774">
                <text:p>-0.0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3516">
                <text:p>2.03516</text:p>
              </table:table-cell>
              <table:table-cell office:value-type="float" office:value="-1.80848">
                <text:p>-1.8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92">
                <text:p>0.33092</text:p>
              </table:table-cell>
              <table:table-cell office:value-type="float" office:value="13.5762">
                <text:p>13.57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185">
                <text:p>1.53185</text:p>
              </table:table-cell>
              <table:table-cell office:value-type="float" office:value="13.62636">
                <text:p>13.626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8246">
                <text:p>13.98246</text:p>
              </table:table-cell>
              <table:table-cell office:value-type="float" office:value="7.31496">
                <text:p>7.3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5206">
                <text:p>-2.25206</text:p>
              </table:table-cell>
              <table:table-cell office:value-type="float" office:value="15.71825">
                <text:p>15.718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7451">
                <text:p>10.17451</text:p>
              </table:table-cell>
              <table:table-cell office:value-type="float" office:value="0.98713">
                <text:p>0.98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002">
                <text:p>-0.87002</text:p>
              </table:table-cell>
              <table:table-cell office:value-type="float" office:value="12.11076">
                <text:p>12.110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1453">
                <text:p>-3.21453</text:p>
              </table:table-cell>
              <table:table-cell office:value-type="float" office:value="22.65408">
                <text:p>22.654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00163">
                <text:p>-1.00163</text:p>
              </table:table-cell>
              <table:table-cell office:value-type="float" office:value="0.43207">
                <text:p>0.4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2784">
                <text:p>-3.12784</text:p>
              </table:table-cell>
              <table:table-cell office:value-type="float" office:value="24.37513">
                <text:p>24.375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82">
                <text:p>0.64782</text:p>
              </table:table-cell>
              <table:table-cell office:value-type="float" office:value="17.39602">
                <text:p>17.396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2415">
                <text:p>0.12415</text:p>
              </table:table-cell>
              <table:table-cell office:value-type="float" office:value="0.25559">
                <text:p>0.25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42">
                <text:p>0.03942</text:p>
              </table:table-cell>
              <table:table-cell office:value-type="float" office:value="25.68383">
                <text:p>25.683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1203">
                <text:p>-0.01203</text:p>
              </table:table-cell>
              <table:table-cell office:value-type="float" office:value="-0.20871">
                <text:p>-0.20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815">
                <text:p>3.00815</text:p>
              </table:table-cell>
              <table:table-cell office:value-type="float" office:value="21.7463">
                <text:p>21.74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9095">
                <text:p>14.59095</text:p>
              </table:table-cell>
              <table:table-cell office:value-type="float" office:value="-1.57112">
                <text:p>-1.5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644">
                <text:p>12.9644</text:p>
              </table:table-cell>
              <table:table-cell office:value-type="float" office:value="-1.48349">
                <text:p>-1.48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77">
                <text:p>3.0677</text:p>
              </table:table-cell>
              <table:table-cell office:value-type="float" office:value="0.16645">
                <text:p>0.166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53">
                <text:p>3.3353</text:p>
              </table:table-cell>
              <table:table-cell office:value-type="float" office:value="24.11784">
                <text:p>24.117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2599">
                <text:p>9.82599</text:p>
              </table:table-cell>
              <table:table-cell office:value-type="float" office:value="6.76299">
                <text:p>6.76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75851">
                <text:p>-1.75851</text:p>
              </table:table-cell>
              <table:table-cell office:value-type="float" office:value="-0.80016">
                <text:p>-0.8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6712">
                <text:p>8.56712</text:p>
              </table:table-cell>
              <table:table-cell office:value-type="float" office:value="2.33118">
                <text:p>2.33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9303">
                <text:p>17.69303</text:p>
              </table:table-cell>
              <table:table-cell office:value-type="float" office:value="6.8596">
                <text:p>6.8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916">
                <text:p>9.53916</text:p>
              </table:table-cell>
              <table:table-cell office:value-type="float" office:value="1.71413">
                <text:p>1.7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3227">
                <text:p>5.23227</text:p>
              </table:table-cell>
              <table:table-cell office:value-type="float" office:value="32.65707">
                <text:p>32.657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.3988">
                <text:p>-6.3988</text:p>
              </table:table-cell>
              <table:table-cell office:value-type="float" office:value="1.24124">
                <text:p>1.2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8909">
                <text:p>7.78909</text:p>
              </table:table-cell>
              <table:table-cell office:value-type="float" office:value="6.76712">
                <text:p>6.76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4756">
                <text:p>-0.4756</text:p>
              </table:table-cell>
              <table:table-cell office:value-type="float" office:value="-1.86585">
                <text:p>-1.86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9438">
                <text:p>6.39438</text:p>
              </table:table-cell>
              <table:table-cell office:value-type="float" office:value="6.5656">
                <text:p>6.5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9499">
                <text:p>5.69499</text:p>
              </table:table-cell>
              <table:table-cell office:value-type="float" office:value="14.50086">
                <text:p>14.50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2333">
                <text:p>6.22333</text:p>
              </table:table-cell>
              <table:table-cell office:value-type="float" office:value="-0.62022">
                <text:p>-0.6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18382">
                <text:p>-1.18382</text:p>
              </table:table-cell>
              <table:table-cell office:value-type="float" office:value="-1.78735">
                <text:p>-1.78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78568">
                <text:p>5.78568</text:p>
              </table:table-cell>
              <table:table-cell office:value-type="float" office:value="-0.55414">
                <text:p>-0.5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7992">
                <text:p>8.67992</text:p>
              </table:table-cell>
              <table:table-cell office:value-type="float" office:value="-2.23399">
                <text:p>-2.23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994">
                <text:p>-0.05994</text:p>
              </table:table-cell>
              <table:table-cell office:value-type="float" office:value="7.08716">
                <text:p>7.087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9901">
                <text:p>10.49901</text:p>
              </table:table-cell>
              <table:table-cell office:value-type="float" office:value="1.28109">
                <text:p>1.28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7221">
                <text:p>11.77221</text:p>
              </table:table-cell>
              <table:table-cell office:value-type="float" office:value="3.77043">
                <text:p>3.77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482">
                <text:p>0.99482</text:p>
              </table:table-cell>
              <table:table-cell office:value-type="float" office:value="23.31258">
                <text:p>23.312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41">
                <text:p>5.34341</text:p>
              </table:table-cell>
              <table:table-cell office:value-type="float" office:value="14.8862">
                <text:p>14.88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1415">
                <text:p>-1.51415</text:p>
              </table:table-cell>
              <table:table-cell office:value-type="float" office:value="4.41595">
                <text:p>4.415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77231">
                <text:p>4.77231</text:p>
              </table:table-cell>
              <table:table-cell office:value-type="float" office:value="1.05135">
                <text:p>1.0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9748">
                <text:p>-9.19748</text:p>
              </table:table-cell>
              <table:table-cell office:value-type="float" office:value="10.87886">
                <text:p>10.878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2272">
                <text:p>10.12272</text:p>
              </table:table-cell>
              <table:table-cell office:value-type="float" office:value="3.52982">
                <text:p>3.5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9248">
                <text:p>1.49248</text:p>
              </table:table-cell>
              <table:table-cell office:value-type="float" office:value="-0.14737">
                <text:p>-0.14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2299">
                <text:p>-7.92299</text:p>
              </table:table-cell>
              <table:table-cell office:value-type="float" office:value="17.00979">
                <text:p>17.009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0871">
                <text:p>-4.00871</text:p>
              </table:table-cell>
              <table:table-cell office:value-type="float" office:value="24.84396">
                <text:p>24.84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4747">
                <text:p>5.94747</text:p>
              </table:table-cell>
              <table:table-cell office:value-type="float" office:value="11.02971">
                <text:p>11.02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81171">
                <text:p>1.81171</text:p>
              </table:table-cell>
              <table:table-cell office:value-type="float" office:value="0.36831">
                <text:p>0.36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5234">
                <text:p>7.45234</text:p>
              </table:table-cell>
              <table:table-cell office:value-type="float" office:value="10.52398">
                <text:p>10.5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3669">
                <text:p>7.03669</text:p>
              </table:table-cell>
              <table:table-cell office:value-type="float" office:value="1.45918">
                <text:p>1.4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5199">
                <text:p>4.55199</text:p>
              </table:table-cell>
              <table:table-cell office:value-type="float" office:value="3.5628">
                <text:p>3.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5806">
                <text:p>-4.05806</text:p>
              </table:table-cell>
              <table:table-cell office:value-type="float" office:value="16.26388">
                <text:p>16.263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718">
                <text:p>0.03718</text:p>
              </table:table-cell>
              <table:table-cell office:value-type="float" office:value="1.78718">
                <text:p>1.78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10733">
                <text:p>2.10733</text:p>
              </table:table-cell>
              <table:table-cell office:value-type="float" office:value="2.06185">
                <text:p>2.0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4131">
                <text:p>15.24131</text:p>
              </table:table-cell>
              <table:table-cell office:value-type="float" office:value="5.73501">
                <text:p>5.73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.5643">
                <text:p>-3.5643</text:p>
              </table:table-cell>
              <table:table-cell office:value-type="float" office:value="-2.20709">
                <text:p>-2.2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10528">
                <text:p>10.10528</text:p>
              </table:table-cell>
              <table:table-cell office:value-type="float" office:value="-0.00739">
                <text:p>-0.00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5114">
                <text:p>1.05114</text:p>
              </table:table-cell>
              <table:table-cell office:value-type="float" office:value="-0.67081">
                <text:p>-0.6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2581">
                <text:p>7.32581</text:p>
              </table:table-cell>
              <table:table-cell office:value-type="float" office:value="9.70212">
                <text:p>9.7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06503">
                <text:p>3.06503</text:p>
              </table:table-cell>
              <table:table-cell office:value-type="float" office:value="0.44892">
                <text:p>0.4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725">
                <text:p>-0.86725</text:p>
              </table:table-cell>
              <table:table-cell office:value-type="float" office:value="12.88822">
                <text:p>12.888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.58165">
                <text:p>-2.58165</text:p>
              </table:table-cell>
              <table:table-cell office:value-type="float" office:value="-0.23914">
                <text:p>-0.2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7126">
                <text:p>-1.7126</text:p>
              </table:table-cell>
              <table:table-cell office:value-type="float" office:value="0.04135">
                <text:p>0.0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07193">
                <text:p>-3.07193</text:p>
              </table:table-cell>
              <table:table-cell office:value-type="float" office:value="-0.56788">
                <text:p>-0.56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5966">
                <text:p>0.15966</text:p>
              </table:table-cell>
              <table:table-cell office:value-type="float" office:value="0.70697">
                <text:p>0.7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0289">
                <text:p>14.50289</text:p>
              </table:table-cell>
              <table:table-cell office:value-type="float" office:value="3.55099">
                <text:p>3.55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9975">
                <text:p>9.09975</text:p>
              </table:table-cell>
              <table:table-cell office:value-type="float" office:value="4.02945">
                <text:p>4.02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0844">
                <text:p>11.20844</text:p>
              </table:table-cell>
              <table:table-cell office:value-type="float" office:value="0.80257">
                <text:p>0.80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32871">
                <text:p>-1.32871</text:p>
              </table:table-cell>
              <table:table-cell office:value-type="float" office:value="-0.28035">
                <text:p>-0.2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9409">
                <text:p>11.69409</text:p>
              </table:table-cell>
              <table:table-cell office:value-type="float" office:value="7.60557">
                <text:p>7.60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80105">
                <text:p>-2.80105</text:p>
              </table:table-cell>
              <table:table-cell office:value-type="float" office:value="-0.75084">
                <text:p>-0.75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3687">
                <text:p>12.33687</text:p>
              </table:table-cell>
              <table:table-cell office:value-type="float" office:value="4.85406">
                <text:p>4.85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6363">
                <text:p>8.46363</text:p>
              </table:table-cell>
              <table:table-cell office:value-type="float" office:value="0.22326">
                <text:p>0.2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93643">
                <text:p>5.93643</text:p>
              </table:table-cell>
              <table:table-cell office:value-type="float" office:value="-0.54618">
                <text:p>-0.5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1631">
                <text:p>-2.31631</text:p>
              </table:table-cell>
              <table:table-cell office:value-type="float" office:value="23.45435">
                <text:p>23.454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59">
                <text:p>9.659</text:p>
              </table:table-cell>
              <table:table-cell office:value-type="float" office:value="5.03996">
                <text:p>5.0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8391">
                <text:p>5.98391</text:p>
              </table:table-cell>
              <table:table-cell office:value-type="float" office:value="3.09292">
                <text:p>3.09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5203">
                <text:p>16.45203</text:p>
              </table:table-cell>
              <table:table-cell office:value-type="float" office:value="3.71482">
                <text:p>3.7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88806">
                <text:p>-1.88806</text:p>
              </table:table-cell>
              <table:table-cell office:value-type="float" office:value="0.43432">
                <text:p>0.43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2378">
                <text:p>1.82378</text:p>
              </table:table-cell>
              <table:table-cell office:value-type="float" office:value="-0.47209">
                <text:p>-0.4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816">
                <text:p>-1.02816</text:p>
              </table:table-cell>
              <table:table-cell office:value-type="float" office:value="22.36473">
                <text:p>22.364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6706">
                <text:p>-4.36706</text:p>
              </table:table-cell>
              <table:table-cell office:value-type="float" office:value="13.20616">
                <text:p>13.206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5052">
                <text:p>0.75052</text:p>
              </table:table-cell>
              <table:table-cell office:value-type="float" office:value="-0.96185">
                <text:p>-0.9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395">
                <text:p>1.33395</text:p>
              </table:table-cell>
              <table:table-cell office:value-type="float" office:value="15.72134">
                <text:p>15.721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5794">
                <text:p>-2.75794</text:p>
              </table:table-cell>
              <table:table-cell office:value-type="float" office:value="7.36439">
                <text:p>7.364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6525">
                <text:p>12.66525</text:p>
              </table:table-cell>
              <table:table-cell office:value-type="float" office:value="6.91539">
                <text:p>6.9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752">
                <text:p>0.18752</text:p>
              </table:table-cell>
              <table:table-cell office:value-type="float" office:value="9.16672">
                <text:p>9.166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8157">
                <text:p>13.38157</text:p>
              </table:table-cell>
              <table:table-cell office:value-type="float" office:value="3.58043">
                <text:p>3.58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5593">
                <text:p>9.05593</text:p>
              </table:table-cell>
              <table:table-cell office:value-type="float" office:value="5.02423">
                <text:p>5.02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4156">
                <text:p>3.34156</text:p>
              </table:table-cell>
              <table:table-cell office:value-type="float" office:value="16.64095">
                <text:p>16.640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.1767">
                <text:p>-2.1767</text:p>
              </table:table-cell>
              <table:table-cell office:value-type="float" office:value="1.24951">
                <text:p>1.24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.49698">
                <text:p>-2.49698</text:p>
              </table:table-cell>
              <table:table-cell office:value-type="float" office:value="-0.70008">
                <text:p>-0.7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1374">
                <text:p>10.21374</text:p>
              </table:table-cell>
              <table:table-cell office:value-type="float" office:value="1.67705">
                <text:p>1.6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86038">
                <text:p>-1.86038</text:p>
              </table:table-cell>
              <table:table-cell office:value-type="float" office:value="-0.35522">
                <text:p>-0.35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32">
                <text:p>-0.59932</text:p>
              </table:table-cell>
              <table:table-cell office:value-type="float" office:value="12.54567">
                <text:p>12.545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71119">
                <text:p>-1.71119</text:p>
              </table:table-cell>
              <table:table-cell office:value-type="float" office:value="-0.06886">
                <text:p>-0.06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0927">
                <text:p>-3.00927</text:p>
              </table:table-cell>
              <table:table-cell office:value-type="float" office:value="22.11375">
                <text:p>22.11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3588">
                <text:p>0.73588</text:p>
              </table:table-cell>
              <table:table-cell office:value-type="float" office:value="2.38071">
                <text:p>2.3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4331">
                <text:p>-4.04331</text:p>
              </table:table-cell>
              <table:table-cell office:value-type="float" office:value="0.11181">
                <text:p>0.111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0648">
                <text:p>-1.50648</text:p>
              </table:table-cell>
              <table:table-cell office:value-type="float" office:value="12.54366">
                <text:p>12.543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435">
                <text:p>-0.83435</text:p>
              </table:table-cell>
              <table:table-cell office:value-type="float" office:value="10.05035">
                <text:p>10.050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9045">
                <text:p>0.19045</text:p>
              </table:table-cell>
              <table:table-cell office:value-type="float" office:value="0.71577">
                <text:p>0.7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7056">
                <text:p>9.97056</text:p>
              </table:table-cell>
              <table:table-cell office:value-type="float" office:value="6.15876">
                <text:p>6.15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1907">
                <text:p>11.21907</text:p>
              </table:table-cell>
              <table:table-cell office:value-type="float" office:value="3.92711">
                <text:p>3.92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8.82419">
                <text:p>-8.82419</text:p>
              </table:table-cell>
              <table:table-cell office:value-type="float" office:value="0.80315">
                <text:p>0.8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1417">
                <text:p>12.51417</text:p>
              </table:table-cell>
              <table:table-cell office:value-type="float" office:value="3.5734">
                <text:p>3.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8801">
                <text:p>-2.48801</text:p>
              </table:table-cell>
              <table:table-cell office:value-type="float" office:value="19.05003">
                <text:p>19.050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002">
                <text:p>1.30002</text:p>
              </table:table-cell>
              <table:table-cell office:value-type="float" office:value="20.98855">
                <text:p>20.988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2465">
                <text:p>-1.72465</text:p>
              </table:table-cell>
              <table:table-cell office:value-type="float" office:value="23.34464">
                <text:p>23.344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0666">
                <text:p>5.50666</text:p>
              </table:table-cell>
              <table:table-cell office:value-type="float" office:value="-0.41619">
                <text:p>-0.4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2386">
                <text:p>4.42386</text:p>
              </table:table-cell>
              <table:table-cell office:value-type="float" office:value="14.70081">
                <text:p>14.700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3959">
                <text:p>6.03959</text:p>
              </table:table-cell>
              <table:table-cell office:value-type="float" office:value="1.30355">
                <text:p>1.3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001">
                <text:p>0.07001</text:p>
              </table:table-cell>
              <table:table-cell office:value-type="float" office:value="-1.51335">
                <text:p>-1.5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7083">
                <text:p>7.97083</text:p>
              </table:table-cell>
              <table:table-cell office:value-type="float" office:value="4.30386">
                <text:p>4.3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3879">
                <text:p>-1.3879</text:p>
              </table:table-cell>
              <table:table-cell office:value-type="float" office:value="1.08262">
                <text:p>1.0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2644">
                <text:p>-7.22644</text:p>
              </table:table-cell>
              <table:table-cell office:value-type="float" office:value="13.283">
                <text:p>13.2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0475">
                <text:p>14.30475</text:p>
              </table:table-cell>
              <table:table-cell office:value-type="float" office:value="6.74259">
                <text:p>6.7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923">
                <text:p>3.77923</text:p>
              </table:table-cell>
              <table:table-cell office:value-type="float" office:value="22.26591">
                <text:p>22.265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8927">
                <text:p>8.38927</text:p>
              </table:table-cell>
              <table:table-cell office:value-type="float" office:value="-2.04379">
                <text:p>-2.04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0112">
                <text:p>-2.30112</text:p>
              </table:table-cell>
              <table:table-cell office:value-type="float" office:value="7.29326">
                <text:p>7.293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4511">
                <text:p>12.14511</text:p>
              </table:table-cell>
              <table:table-cell office:value-type="float" office:value="0.20233">
                <text:p>0.20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0724">
                <text:p>-1.60724</text:p>
              </table:table-cell>
              <table:table-cell office:value-type="float" office:value="9.2013">
                <text:p>9.20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99107">
                <text:p>1.99107</text:p>
              </table:table-cell>
              <table:table-cell office:value-type="float" office:value="0.25056">
                <text:p>0.25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8409">
                <text:p>1.58409</text:p>
              </table:table-cell>
              <table:table-cell office:value-type="float" office:value="0.73927">
                <text:p>0.7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02361">
                <text:p>3.02361</text:p>
              </table:table-cell>
              <table:table-cell office:value-type="float" office:value="0.33607">
                <text:p>0.33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5561">
                <text:p>0.55561</text:p>
              </table:table-cell>
              <table:table-cell office:value-type="float" office:value="2.59911">
                <text:p>2.59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62094">
                <text:p>-0.62094</text:p>
              </table:table-cell>
              <table:table-cell office:value-type="float" office:value="-0.17257">
                <text:p>-0.1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113">
                <text:p>-4.49113</text:p>
              </table:table-cell>
              <table:table-cell office:value-type="float" office:value="20.15717">
                <text:p>20.157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6685">
                <text:p>10.06685</text:p>
              </table:table-cell>
              <table:table-cell office:value-type="float" office:value="12.88448">
                <text:p>12.88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5598">
                <text:p>11.45598</text:p>
              </table:table-cell>
              <table:table-cell office:value-type="float" office:value="7.91968">
                <text:p>7.9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.18304">
                <text:p>-4.18304</text:p>
              </table:table-cell>
              <table:table-cell office:value-type="float" office:value="-0.05911">
                <text:p>-0.0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0669">
                <text:p>-5.10669</text:p>
              </table:table-cell>
              <table:table-cell office:value-type="float" office:value="13.56277">
                <text:p>13.562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4.00497">
                <text:p>-4.00497</text:p>
              </table:table-cell>
              <table:table-cell office:value-type="float" office:value="-0.03062">
                <text:p>-0.03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.26174">
                <text:p>-2.26174</text:p>
              </table:table-cell>
              <table:table-cell office:value-type="float" office:value="-0.71264">
                <text:p>-0.7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81958">
                <text:p>-0.81958</text:p>
              </table:table-cell>
              <table:table-cell office:value-type="float" office:value="0.28095">
                <text:p>0.28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4.88425">
                <text:p>-4.88425</text:p>
              </table:table-cell>
              <table:table-cell office:value-type="float" office:value="-1.31804">
                <text:p>-1.3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4002">
                <text:p>8.14002</text:p>
              </table:table-cell>
              <table:table-cell office:value-type="float" office:value="4.44768">
                <text:p>4.44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7725">
                <text:p>-1.77725</text:p>
              </table:table-cell>
              <table:table-cell office:value-type="float" office:value="15.64447">
                <text:p>15.644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94">
                <text:p>3.2394</text:p>
              </table:table-cell>
              <table:table-cell office:value-type="float" office:value="9.72359">
                <text:p>9.723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9668">
                <text:p>10.79668</text:p>
              </table:table-cell>
              <table:table-cell office:value-type="float" office:value="3.74072">
                <text:p>3.74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002">
                <text:p>8.43002</text:p>
              </table:table-cell>
              <table:table-cell office:value-type="float" office:value="5.14112">
                <text:p>5.1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6495">
                <text:p>16.06495</text:p>
              </table:table-cell>
              <table:table-cell office:value-type="float" office:value="0.47038">
                <text:p>0.47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41817">
                <text:p>3.41817</text:p>
              </table:table-cell>
              <table:table-cell office:value-type="float" office:value="0.23569">
                <text:p>0.23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0666">
                <text:p>2.90666</text:p>
              </table:table-cell>
              <table:table-cell office:value-type="float" office:value="0.92869">
                <text:p>0.9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467">
                <text:p>0.82467</text:p>
              </table:table-cell>
              <table:table-cell office:value-type="float" office:value="8.803">
                <text:p>8.8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.56435">
                <text:p>-3.56435</text:p>
              </table:table-cell>
              <table:table-cell office:value-type="float" office:value="-2.04234">
                <text:p>-2.04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0696">
                <text:p>17.50696</text:p>
              </table:table-cell>
              <table:table-cell office:value-type="float" office:value="6.02699">
                <text:p>6.0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4931">
                <text:p>9.44931</text:p>
              </table:table-cell>
              <table:table-cell office:value-type="float" office:value="5.75268">
                <text:p>5.75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0991">
                <text:p>11.20991</text:p>
              </table:table-cell>
              <table:table-cell office:value-type="float" office:value="10.55127">
                <text:p>10.5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3048">
                <text:p>11.13048</text:p>
              </table:table-cell>
              <table:table-cell office:value-type="float" office:value="5.04492">
                <text:p>5.0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6806">
                <text:p>9.86806</text:p>
              </table:table-cell>
              <table:table-cell office:value-type="float" office:value="9.15313">
                <text:p>9.1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99cm" svg:height="15.519cm" xlink:href=".." xlink:type="simple" chart:class="chart:scatter" chart:style-name="ch1">
        <chart:title svg:x="3.534cm" svg:y="0.446cm" chart:style-name="ch2">
          <text:p>Estimated clusters from Un-labeled data</text:p>
        </chart:title>
        <chart:legend chart:legend-position="end" svg:x="13.227cm" svg:y="6.962cm" style:legend-expansion="high" chart:style-name="ch3"/>
        <chart:plot-area chart:style-name="ch4" table:cell-range-address="temp.I1:temp.J301 temp.L1:temp.L301 temp.N1:temp.N301" chart:data-source-has-labels="row" svg:x="1.314cm" svg:y="1.535cm" svg:width="11.61cm" svg:height="12.693cm">
          <chartooo:coordinate-region svg:x="1.552cm" svg:y="1.734cm" svg:width="11.185cm" svg:height="12.295cm"/>
          <chart:axis chart:dimension="x" chart:name="primary-x" chart:style-name="ch5">
            <chart:title svg:x="6.149cm" svg:y="14.538cm" chart:style-name="ch6">
              <text:p>Dimension 1</text:p>
            </chart:title>
          </chart:axis>
          <chart:axis chart:dimension="y" chart:name="primary-y" chart:style-name="ch5">
            <chart:title svg:x="0.451cm" svg:y="8.851cm" chart:style-name="ch7">
              <text:p>Dimension 2</text:p>
            </chart:title>
          </chart:axis>
          <chart:series chart:style-name="ch8" chart:values-cell-range-address="temp.J1:temp.J301" loext:label-string="cluster1" chart:class="chart:scatter">
            <chart:domain table:cell-range-address="temp.I1:temp.I301"/>
            <chart:data-point chart:repeated="301"/>
          </chart:series>
          <chart:series chart:style-name="ch9" chart:values-cell-range-address="temp.L1:temp.L301" loext:label-string="cluster2" chart:class="chart:scatter">
            <chart:domain table:cell-range-address="temp.K1:temp.K301"/>
            <chart:data-point chart:repeated="301"/>
          </chart:series>
          <chart:series chart:style-name="ch10" chart:values-cell-range-address="temp.N1:temp.N301" loext:label-string="cluster3" chart:class="chart:scatter">
            <chart:domain table:cell-range-address="temp.M1:temp.M301"/>
            <chart:data-point chart:repeated="3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luster1</text:p>
              </table:table-cell>
              <table:table-cell office:value-type="string">
                <text:p>Column K</text:p>
              </table:table-cell>
              <table:table-cell office:value-type="string">
                <text:p>cluster2</text:p>
              </table:table-cell>
              <table:table-cell office:value-type="string">
                <text:p>Column M</text:p>
              </table:table-cell>
              <table:table-cell office:value-type="string">
                <text:p>cluster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mp.I1:temp.I301</svg:desc>
                </draw:g>
              </table:table-cell>
              <table:table-cell office:value-type="float" office:value="NaN">
                <text:p>NaN</text:p>
                <draw:g>
                  <svg:desc>temp.J1:temp.J301</svg:desc>
                </draw:g>
              </table:table-cell>
              <table:table-cell office:value-type="float" office:value="NaN">
                <text:p>NaN</text:p>
                <draw:g>
                  <svg:desc>temp.K1:temp.K301</svg:desc>
                </draw:g>
              </table:table-cell>
              <table:table-cell office:value-type="float" office:value="NaN">
                <text:p>NaN</text:p>
                <draw:g>
                  <svg:desc>temp.L1:temp.L301</svg:desc>
                </draw:g>
              </table:table-cell>
              <table:table-cell office:value-type="float" office:value="NaN">
                <text:p>NaN</text:p>
                <draw:g>
                  <svg:desc>temp.M1:temp.M301</svg:desc>
                </draw:g>
              </table:table-cell>
              <table:table-cell office:value-type="float" office:value="NaN">
                <text:p>NaN</text:p>
                <draw:g>
                  <svg:desc>temp.N1:temp.N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4593">
                <text:p>-1.24593</text:p>
              </table:table-cell>
              <table:table-cell office:value-type="float" office:value="1.75233">
                <text:p>1.75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92138">
                <text:p>-4.92138</text:p>
              </table:table-cell>
              <table:table-cell office:value-type="float" office:value="12.6702">
                <text:p>12.6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232">
                <text:p>0.77232</text:p>
              </table:table-cell>
              <table:table-cell office:value-type="float" office:value="16.97505">
                <text:p>16.97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2989">
                <text:p>3.72989</text:p>
              </table:table-cell>
              <table:table-cell office:value-type="float" office:value="11.54253">
                <text:p>11.5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0667">
                <text:p>2.50667</text:p>
              </table:table-cell>
              <table:table-cell office:value-type="float" office:value="0.61497">
                <text:p>0.6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108">
                <text:p>2.05108</text:p>
              </table:table-cell>
              <table:table-cell office:value-type="float" office:value="2.19732">
                <text:p>2.1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3861">
                <text:p>-1.23861</text:p>
              </table:table-cell>
              <table:table-cell office:value-type="float" office:value="1.8436">
                <text:p>1.8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2062">
                <text:p>-4.72062</text:p>
              </table:table-cell>
              <table:table-cell office:value-type="float" office:value="-0.5385">
                <text:p>-0.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9689">
                <text:p>13.49689</text:p>
              </table:table-cell>
              <table:table-cell office:value-type="float" office:value="2.43852">
                <text:p>2.43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9643">
                <text:p>7.39643</text:p>
              </table:table-cell>
              <table:table-cell office:value-type="float" office:value="12.7007">
                <text:p>12.7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4708">
                <text:p>-1.24708</text:p>
              </table:table-cell>
              <table:table-cell office:value-type="float" office:value="1.02308">
                <text:p>1.0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35283">
                <text:p>-5.35283</text:p>
              </table:table-cell>
              <table:table-cell office:value-type="float" office:value="11.48771">
                <text:p>11.48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5771">
                <text:p>-0.15771</text:p>
              </table:table-cell>
              <table:table-cell office:value-type="float" office:value="0.41551">
                <text:p>0.4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9135">
                <text:p>-2.89135</text:p>
              </table:table-cell>
              <table:table-cell office:value-type="float" office:value="15.84831">
                <text:p>15.84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2461">
                <text:p>5.02461</text:p>
              </table:table-cell>
              <table:table-cell office:value-type="float" office:value="0.74118">
                <text:p>0.7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19">
                <text:p>0.2519</text:p>
              </table:table-cell>
              <table:table-cell office:value-type="float" office:value="-1.08374">
                <text:p>-1.08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7325">
                <text:p>5.27325</text:p>
              </table:table-cell>
              <table:table-cell office:value-type="float" office:value="1.01255">
                <text:p>1.0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1681">
                <text:p>9.11681</text:p>
              </table:table-cell>
              <table:table-cell office:value-type="float" office:value="6.35552">
                <text:p>6.35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6835">
                <text:p>7.76835</text:p>
              </table:table-cell>
              <table:table-cell office:value-type="float" office:value="0.60273">
                <text:p>0.60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7917">
                <text:p>17.57917</text:p>
              </table:table-cell>
              <table:table-cell office:value-type="float" office:value="7.55135">
                <text:p>7.55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29619">
                <text:p>-6.29619</text:p>
              </table:table-cell>
              <table:table-cell office:value-type="float" office:value="7.05771">
                <text:p>7.0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1761">
                <text:p>-1.21761</text:p>
              </table:table-cell>
              <table:table-cell office:value-type="float" office:value="0.74927">
                <text:p>0.7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792">
                <text:p>1.1792</text:p>
              </table:table-cell>
              <table:table-cell office:value-type="float" office:value="17.72361">
                <text:p>17.7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07091">
                <text:p>-4.07091</text:p>
              </table:table-cell>
              <table:table-cell office:value-type="float" office:value="13.62372">
                <text:p>13.6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1998">
                <text:p>13.51998</text:p>
              </table:table-cell>
              <table:table-cell office:value-type="float" office:value="4.23001">
                <text:p>4.23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617">
                <text:p>0.37617</text:p>
              </table:table-cell>
              <table:table-cell office:value-type="float" office:value="21.12616">
                <text:p>21.1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2595">
                <text:p>-0.42595</text:p>
              </table:table-cell>
              <table:table-cell office:value-type="float" office:value="0.51888">
                <text:p>0.5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7652">
                <text:p>2.67652</text:p>
              </table:table-cell>
              <table:table-cell office:value-type="float" office:value="3.58832">
                <text:p>3.5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346">
                <text:p>0.82346</text:p>
              </table:table-cell>
              <table:table-cell office:value-type="float" office:value="11.45524">
                <text:p>11.45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2825">
                <text:p>9.02825</text:p>
              </table:table-cell>
              <table:table-cell office:value-type="float" office:value="-2.47788">
                <text:p>-2.477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4416">
                <text:p>13.24416</text:p>
              </table:table-cell>
              <table:table-cell office:value-type="float" office:value="3.51939">
                <text:p>3.519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9347">
                <text:p>9.39347</text:p>
              </table:table-cell>
              <table:table-cell office:value-type="float" office:value="4.50467">
                <text:p>4.504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7289">
                <text:p>13.27289</text:p>
              </table:table-cell>
              <table:table-cell office:value-type="float" office:value="4.05303">
                <text:p>4.053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0206">
                <text:p>-3.80206</text:p>
              </table:table-cell>
              <table:table-cell office:value-type="float" office:value="0.99278">
                <text:p>0.9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9014">
                <text:p>-3.69014</text:p>
              </table:table-cell>
              <table:table-cell office:value-type="float" office:value="-0.23242">
                <text:p>-0.23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01">
                <text:p>0.45001</text:p>
              </table:table-cell>
              <table:table-cell office:value-type="float" office:value="-1.42567">
                <text:p>-1.4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086">
                <text:p>-0.27086</text:p>
              </table:table-cell>
              <table:table-cell office:value-type="float" office:value="2.05829">
                <text:p>2.0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9298">
                <text:p>8.39298</text:p>
              </table:table-cell>
              <table:table-cell office:value-type="float" office:value="7.3699">
                <text:p>7.36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6682">
                <text:p>9.86682</text:p>
              </table:table-cell>
              <table:table-cell office:value-type="float" office:value="-3.23926">
                <text:p>-3.23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9596">
                <text:p>8.99596</text:p>
              </table:table-cell>
              <table:table-cell office:value-type="float" office:value="3.82407">
                <text:p>3.824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6177">
                <text:p>2.76177</text:p>
              </table:table-cell>
              <table:table-cell office:value-type="float" office:value="0.25412">
                <text:p>0.2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6682">
                <text:p>-1.16682</text:p>
              </table:table-cell>
              <table:table-cell office:value-type="float" office:value="0.15949">
                <text:p>0.1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636">
                <text:p>-4.8636</text:p>
              </table:table-cell>
              <table:table-cell office:value-type="float" office:value="0.7224">
                <text:p>0.7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3678">
                <text:p>-3.03678</text:p>
              </table:table-cell>
              <table:table-cell office:value-type="float" office:value="0.78827">
                <text:p>0.78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9248">
                <text:p>-1.19248</text:p>
              </table:table-cell>
              <table:table-cell office:value-type="float" office:value="-1.00184">
                <text:p>-1.0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6569">
                <text:p>-0.6569</text:p>
              </table:table-cell>
              <table:table-cell office:value-type="float" office:value="16.16785">
                <text:p>16.16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7257">
                <text:p>-3.77257</text:p>
              </table:table-cell>
              <table:table-cell office:value-type="float" office:value="2.45323">
                <text:p>2.45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4666">
                <text:p>10.84666</text:p>
              </table:table-cell>
              <table:table-cell office:value-type="float" office:value="0.07663">
                <text:p>0.076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483">
                <text:p>0.8483</text:p>
              </table:table-cell>
              <table:table-cell office:value-type="float" office:value="6.80294">
                <text:p>6.80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9136">
                <text:p>10.79136</text:p>
              </table:table-cell>
              <table:table-cell office:value-type="float" office:value="1.79479">
                <text:p>1.794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0556">
                <text:p>11.10556</text:p>
              </table:table-cell>
              <table:table-cell office:value-type="float" office:value="7.38869">
                <text:p>7.388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973">
                <text:p>-0.29973</text:p>
              </table:table-cell>
              <table:table-cell office:value-type="float" office:value="1.21605">
                <text:p>1.2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1228">
                <text:p>7.81228</text:p>
              </table:table-cell>
              <table:table-cell office:value-type="float" office:value="1.55859">
                <text:p>1.558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8327">
                <text:p>6.18327</text:p>
              </table:table-cell>
              <table:table-cell office:value-type="float" office:value="0.61685">
                <text:p>0.6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28184">
                <text:p>-1.28184</text:p>
              </table:table-cell>
              <table:table-cell office:value-type="float" office:value="21.59611">
                <text:p>21.59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8817">
                <text:p>-2.88817</text:p>
              </table:table-cell>
              <table:table-cell office:value-type="float" office:value="1.05362">
                <text:p>1.0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6559">
                <text:p>7.56559</text:p>
              </table:table-cell>
              <table:table-cell office:value-type="float" office:value="6.15955">
                <text:p>6.159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87602">
                <text:p>-1.87602</text:p>
              </table:table-cell>
              <table:table-cell office:value-type="float" office:value="13.70037">
                <text:p>13.7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2728">
                <text:p>2.02728</text:p>
              </table:table-cell>
              <table:table-cell office:value-type="float" office:value="-0.29212">
                <text:p>-0.2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8987">
                <text:p>7.28987</text:p>
              </table:table-cell>
              <table:table-cell office:value-type="float" office:value="3.44903">
                <text:p>3.449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5515">
                <text:p>7.65515</text:p>
              </table:table-cell>
              <table:table-cell office:value-type="float" office:value="7.42437">
                <text:p>7.424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2357">
                <text:p>15.32357</text:p>
              </table:table-cell>
              <table:table-cell office:value-type="float" office:value="5.13959">
                <text:p>5.139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6663">
                <text:p>3.86663</text:p>
              </table:table-cell>
              <table:table-cell office:value-type="float" office:value="-0.29441">
                <text:p>-0.29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3018">
                <text:p>2.63018</text:p>
              </table:table-cell>
              <table:table-cell office:value-type="float" office:value="-0.58002">
                <text:p>-0.58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.71222">
                <text:p>-2.71222</text:p>
              </table:table-cell>
              <table:table-cell office:value-type="float" office:value="17.44991">
                <text:p>17.44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0525">
                <text:p>2.60525</text:p>
              </table:table-cell>
              <table:table-cell office:value-type="float" office:value="20.30981">
                <text:p>20.30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35206">
                <text:p>-1.35206</text:p>
              </table:table-cell>
              <table:table-cell office:value-type="float" office:value="23.50136">
                <text:p>23.5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031">
                <text:p>1.77031</text:p>
              </table:table-cell>
              <table:table-cell office:value-type="float" office:value="0.09933">
                <text:p>0.09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79121">
                <text:p>-1.79121</text:p>
              </table:table-cell>
              <table:table-cell office:value-type="float" office:value="19.99021">
                <text:p>19.99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7732">
                <text:p>11.57732</text:p>
              </table:table-cell>
              <table:table-cell office:value-type="float" office:value="3.7725">
                <text:p>3.77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5608">
                <text:p>-3.95608</text:p>
              </table:table-cell>
              <table:table-cell office:value-type="float" office:value="-0.93286">
                <text:p>-0.93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6763">
                <text:p>9.26763</text:p>
              </table:table-cell>
              <table:table-cell office:value-type="float" office:value="1.99297">
                <text:p>1.992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4677">
                <text:p>-0.14677</text:p>
              </table:table-cell>
              <table:table-cell office:value-type="float" office:value="18.66654">
                <text:p>18.6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4115">
                <text:p>1.74115</text:p>
              </table:table-cell>
              <table:table-cell office:value-type="float" office:value="3.94063">
                <text:p>3.9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2252">
                <text:p>1.32252</text:p>
              </table:table-cell>
              <table:table-cell office:value-type="float" office:value="8.70669">
                <text:p>8.70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01495">
                <text:p>4.01495</text:p>
              </table:table-cell>
              <table:table-cell office:value-type="float" office:value="10.1366">
                <text:p>10.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5224">
                <text:p>2.15224</text:p>
              </table:table-cell>
              <table:table-cell office:value-type="float" office:value="23.58825">
                <text:p>23.5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4621">
                <text:p>-1.74621</text:p>
              </table:table-cell>
              <table:table-cell office:value-type="float" office:value="1.04112">
                <text:p>1.0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43">
                <text:p>0.57543</text:p>
              </table:table-cell>
              <table:table-cell office:value-type="float" office:value="-0.58262">
                <text:p>-0.5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6067">
                <text:p>6.96067</text:p>
              </table:table-cell>
              <table:table-cell office:value-type="float" office:value="8.02587">
                <text:p>8.025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802">
                <text:p>-0.40802</text:p>
              </table:table-cell>
              <table:table-cell office:value-type="float" office:value="-0.47282">
                <text:p>-0.47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304">
                <text:p>3.70304</text:p>
              </table:table-cell>
              <table:table-cell office:value-type="float" office:value="-1.33984">
                <text:p>-1.3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2992">
                <text:p>9.52992</text:p>
              </table:table-cell>
              <table:table-cell office:value-type="float" office:value="-0.82332">
                <text:p>-0.82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7606">
                <text:p>11.07606</text:p>
              </table:table-cell>
              <table:table-cell office:value-type="float" office:value="-0.39328">
                <text:p>-0.393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32491">
                <text:p>-1.32491</text:p>
              </table:table-cell>
              <table:table-cell office:value-type="float" office:value="16.8155">
                <text:p>16.8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.17769">
                <text:p>-4.17769</text:p>
              </table:table-cell>
              <table:table-cell office:value-type="float" office:value="7.88592">
                <text:p>7.8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6679">
                <text:p>-0.16679</text:p>
              </table:table-cell>
              <table:table-cell office:value-type="float" office:value="0.03748">
                <text:p>0.03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8227">
                <text:p>11.08227</text:p>
              </table:table-cell>
              <table:table-cell office:value-type="float" office:value="12.8547">
                <text:p>12.85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485">
                <text:p>11.9485</text:p>
              </table:table-cell>
              <table:table-cell office:value-type="float" office:value="-0.20688">
                <text:p>-0.206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048">
                <text:p>3.97048</text:p>
              </table:table-cell>
              <table:table-cell office:value-type="float" office:value="4.7761">
                <text:p>4.77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07597">
                <text:p>-4.07597</text:p>
              </table:table-cell>
              <table:table-cell office:value-type="float" office:value="8.26889">
                <text:p>8.26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163">
                <text:p>0.37163</text:p>
              </table:table-cell>
              <table:table-cell office:value-type="float" office:value="11.59768">
                <text:p>11.59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1719">
                <text:p>-0.31719</text:p>
              </table:table-cell>
              <table:table-cell office:value-type="float" office:value="12.43625">
                <text:p>12.4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5623">
                <text:p>10.65623</text:p>
              </table:table-cell>
              <table:table-cell office:value-type="float" office:value="10.71368">
                <text:p>10.713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1791">
                <text:p>7.31791</text:p>
              </table:table-cell>
              <table:table-cell office:value-type="float" office:value="0.1024">
                <text:p>0.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8461">
                <text:p>13.48461</text:p>
              </table:table-cell>
              <table:table-cell office:value-type="float" office:value="3.03597">
                <text:p>3.035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2332">
                <text:p>-1.32332</text:p>
              </table:table-cell>
              <table:table-cell office:value-type="float" office:value="-1.85006">
                <text:p>-1.85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6695">
                <text:p>12.86695</text:p>
              </table:table-cell>
              <table:table-cell office:value-type="float" office:value="6.31496">
                <text:p>6.31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491">
                <text:p>0.14491</text:p>
              </table:table-cell>
              <table:table-cell office:value-type="float" office:value="11.73521">
                <text:p>11.73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7736">
                <text:p>-1.37736</text:p>
              </table:table-cell>
              <table:table-cell office:value-type="float" office:value="0.00016">
                <text:p>0.0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3649">
                <text:p>0.93649</text:p>
              </table:table-cell>
              <table:table-cell office:value-type="float" office:value="16.52077">
                <text:p>16.5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0315">
                <text:p>10.40315</text:p>
              </table:table-cell>
              <table:table-cell office:value-type="float" office:value="7.41017">
                <text:p>7.410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3955">
                <text:p>6.43955</text:p>
              </table:table-cell>
              <table:table-cell office:value-type="float" office:value="6.66071">
                <text:p>6.660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339">
                <text:p>-0.80339</text:p>
              </table:table-cell>
              <table:table-cell office:value-type="float" office:value="-0.42835">
                <text:p>-0.4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2958">
                <text:p>12.12958</text:p>
              </table:table-cell>
              <table:table-cell office:value-type="float" office:value="3.41203">
                <text:p>3.412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85279">
                <text:p>-1.85279</text:p>
              </table:table-cell>
              <table:table-cell office:value-type="float" office:value="12.83828">
                <text:p>12.83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7886">
                <text:p>7.47886</text:p>
              </table:table-cell>
              <table:table-cell office:value-type="float" office:value="12.31553">
                <text:p>12.315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02704">
                <text:p>-1.02704</text:p>
              </table:table-cell>
              <table:table-cell office:value-type="float" office:value="14.10402">
                <text:p>14.10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136">
                <text:p>3.39136</text:p>
              </table:table-cell>
              <table:table-cell office:value-type="float" office:value="1.77079">
                <text:p>1.77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0541">
                <text:p>14.30541</text:p>
              </table:table-cell>
              <table:table-cell office:value-type="float" office:value="3.80355">
                <text:p>3.803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613">
                <text:p>-2.03613</text:p>
              </table:table-cell>
              <table:table-cell office:value-type="float" office:value="8.31039">
                <text:p>8.3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19481">
                <text:p>-2.19481</text:p>
              </table:table-cell>
              <table:table-cell office:value-type="float" office:value="20.7252">
                <text:p>20.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84095">
                <text:p>-0.84095</text:p>
              </table:table-cell>
              <table:table-cell office:value-type="float" office:value="8.31255">
                <text:p>8.3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657">
                <text:p>3.03657</text:p>
              </table:table-cell>
              <table:table-cell office:value-type="float" office:value="-1.1013">
                <text:p>-1.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2598">
                <text:p>-1.12598</text:p>
              </table:table-cell>
              <table:table-cell office:value-type="float" office:value="0.38736">
                <text:p>0.38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6283">
                <text:p>12.66283</text:p>
              </table:table-cell>
              <table:table-cell office:value-type="float" office:value="4.71875">
                <text:p>4.71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8729">
                <text:p>7.48729</text:p>
              </table:table-cell>
              <table:table-cell office:value-type="float" office:value="7.88324">
                <text:p>7.883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.01949">
                <text:p>-4.01949</text:p>
              </table:table-cell>
              <table:table-cell office:value-type="float" office:value="16.17297">
                <text:p>16.17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7071">
                <text:p>0.47071</text:p>
              </table:table-cell>
              <table:table-cell office:value-type="float" office:value="12.95284">
                <text:p>12.9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0013">
                <text:p>-1.40013</text:p>
              </table:table-cell>
              <table:table-cell office:value-type="float" office:value="0.26147">
                <text:p>0.2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11487">
                <text:p>-1.11487</text:p>
              </table:table-cell>
              <table:table-cell office:value-type="float" office:value="12.26921">
                <text:p>12.2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5614">
                <text:p>10.25614</text:p>
              </table:table-cell>
              <table:table-cell office:value-type="float" office:value="5.30823">
                <text:p>5.308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6231">
                <text:p>1.16231</text:p>
              </table:table-cell>
              <table:table-cell office:value-type="float" office:value="12.33338">
                <text:p>12.33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.11328">
                <text:p>-6.11328</text:p>
              </table:table-cell>
              <table:table-cell office:value-type="float" office:value="20.87534">
                <text:p>20.87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4806">
                <text:p>-1.94806</text:p>
              </table:table-cell>
              <table:table-cell office:value-type="float" office:value="-1.15766">
                <text:p>-1.15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0058">
                <text:p>-1.0058</text:p>
              </table:table-cell>
              <table:table-cell office:value-type="float" office:value="19.21952">
                <text:p>19.2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3787">
                <text:p>7.23787</text:p>
              </table:table-cell>
              <table:table-cell office:value-type="float" office:value="-0.13175">
                <text:p>-0.1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548">
                <text:p>1.11548</text:p>
              </table:table-cell>
              <table:table-cell office:value-type="float" office:value="0.63727">
                <text:p>0.63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.74371">
                <text:p>-2.74371</text:p>
              </table:table-cell>
              <table:table-cell office:value-type="float" office:value="13.83954">
                <text:p>13.83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3939">
                <text:p>3.13939</text:p>
              </table:table-cell>
              <table:table-cell office:value-type="float" office:value="20.59655">
                <text:p>20.59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6522">
                <text:p>3.86522</text:p>
              </table:table-cell>
              <table:table-cell office:value-type="float" office:value="0.19249">
                <text:p>0.19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99074">
                <text:p>2.99074</text:p>
              </table:table-cell>
              <table:table-cell office:value-type="float" office:value="19.07415">
                <text:p>19.07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12575">
                <text:p>-1.12575</text:p>
              </table:table-cell>
              <table:table-cell office:value-type="float" office:value="20.47682">
                <text:p>20.47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3399">
                <text:p>12.23399</text:p>
              </table:table-cell>
              <table:table-cell office:value-type="float" office:value="-0.89477">
                <text:p>-0.894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4575">
                <text:p>15.94575</text:p>
              </table:table-cell>
              <table:table-cell office:value-type="float" office:value="2.96907">
                <text:p>2.969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8782">
                <text:p>7.68782</text:p>
              </table:table-cell>
              <table:table-cell office:value-type="float" office:value="9.51843">
                <text:p>9.518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8076">
                <text:p>16.28076</text:p>
              </table:table-cell>
              <table:table-cell office:value-type="float" office:value="9.25631">
                <text:p>9.256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71275">
                <text:p>-1.71275</text:p>
              </table:table-cell>
              <table:table-cell office:value-type="float" office:value="7.04752">
                <text:p>7.04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7078">
                <text:p>-3.7078</text:p>
              </table:table-cell>
              <table:table-cell office:value-type="float" office:value="18.34086">
                <text:p>18.34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6062">
                <text:p>-4.16062</text:p>
              </table:table-cell>
              <table:table-cell office:value-type="float" office:value="0.67328">
                <text:p>0.67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90384">
                <text:p>-3.90384</text:p>
              </table:table-cell>
              <table:table-cell office:value-type="float" office:value="10.94708">
                <text:p>10.94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66034">
                <text:p>-0.66034</text:p>
              </table:table-cell>
              <table:table-cell office:value-type="float" office:value="13.69002">
                <text:p>13.69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7645">
                <text:p>-5.37645</text:p>
              </table:table-cell>
              <table:table-cell office:value-type="float" office:value="-0.3711">
                <text:p>-0.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223">
                <text:p>1.66223</text:p>
              </table:table-cell>
              <table:table-cell office:value-type="float" office:value="1.18775">
                <text:p>1.1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27897">
                <text:p>-1.27897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8582">
                <text:p>4.68582</text:p>
              </table:table-cell>
              <table:table-cell office:value-type="float" office:value="-0.46308">
                <text:p>-0.46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2746">
                <text:p>-0.22746</text:p>
              </table:table-cell>
              <table:table-cell office:value-type="float" office:value="16.63841">
                <text:p>16.63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6449">
                <text:p>2.36449</text:p>
              </table:table-cell>
              <table:table-cell office:value-type="float" office:value="16.42973">
                <text:p>16.42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8478">
                <text:p>-4.98478</text:p>
              </table:table-cell>
              <table:table-cell office:value-type="float" office:value="-0.0774">
                <text:p>-0.0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3516">
                <text:p>2.03516</text:p>
              </table:table-cell>
              <table:table-cell office:value-type="float" office:value="-1.80848">
                <text:p>-1.8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3092">
                <text:p>0.33092</text:p>
              </table:table-cell>
              <table:table-cell office:value-type="float" office:value="13.5762">
                <text:p>13.5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185">
                <text:p>1.53185</text:p>
              </table:table-cell>
              <table:table-cell office:value-type="float" office:value="13.62636">
                <text:p>13.6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8246">
                <text:p>13.98246</text:p>
              </table:table-cell>
              <table:table-cell office:value-type="float" office:value="7.31496">
                <text:p>7.314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25206">
                <text:p>-2.25206</text:p>
              </table:table-cell>
              <table:table-cell office:value-type="float" office:value="15.71825">
                <text:p>15.7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7451">
                <text:p>10.17451</text:p>
              </table:table-cell>
              <table:table-cell office:value-type="float" office:value="0.98713">
                <text:p>0.987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87002">
                <text:p>-0.87002</text:p>
              </table:table-cell>
              <table:table-cell office:value-type="float" office:value="12.11076">
                <text:p>12.1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.21453">
                <text:p>-3.21453</text:p>
              </table:table-cell>
              <table:table-cell office:value-type="float" office:value="22.65408">
                <text:p>22.65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0163">
                <text:p>-1.00163</text:p>
              </table:table-cell>
              <table:table-cell office:value-type="float" office:value="0.43207">
                <text:p>0.4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.12784">
                <text:p>-3.12784</text:p>
              </table:table-cell>
              <table:table-cell office:value-type="float" office:value="24.37513">
                <text:p>24.37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4782">
                <text:p>0.64782</text:p>
              </table:table-cell>
              <table:table-cell office:value-type="float" office:value="17.39602">
                <text:p>17.39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15">
                <text:p>0.12415</text:p>
              </table:table-cell>
              <table:table-cell office:value-type="float" office:value="0.25559">
                <text:p>0.25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942">
                <text:p>0.03942</text:p>
              </table:table-cell>
              <table:table-cell office:value-type="float" office:value="25.68383">
                <text:p>25.68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203">
                <text:p>-0.01203</text:p>
              </table:table-cell>
              <table:table-cell office:value-type="float" office:value="-0.20871">
                <text:p>-0.20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0815">
                <text:p>3.00815</text:p>
              </table:table-cell>
              <table:table-cell office:value-type="float" office:value="21.7463">
                <text:p>21.7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9095">
                <text:p>14.59095</text:p>
              </table:table-cell>
              <table:table-cell office:value-type="float" office:value="-1.57112">
                <text:p>-1.571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644">
                <text:p>12.9644</text:p>
              </table:table-cell>
              <table:table-cell office:value-type="float" office:value="-1.48349">
                <text:p>-1.483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77">
                <text:p>3.0677</text:p>
              </table:table-cell>
              <table:table-cell office:value-type="float" office:value="0.16645">
                <text:p>0.16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353">
                <text:p>3.3353</text:p>
              </table:table-cell>
              <table:table-cell office:value-type="float" office:value="24.11784">
                <text:p>24.1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2599">
                <text:p>9.82599</text:p>
              </table:table-cell>
              <table:table-cell office:value-type="float" office:value="6.76299">
                <text:p>6.762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5851">
                <text:p>-1.75851</text:p>
              </table:table-cell>
              <table:table-cell office:value-type="float" office:value="-0.80016">
                <text:p>-0.8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6712">
                <text:p>8.56712</text:p>
              </table:table-cell>
              <table:table-cell office:value-type="float" office:value="2.33118">
                <text:p>2.331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9303">
                <text:p>17.69303</text:p>
              </table:table-cell>
              <table:table-cell office:value-type="float" office:value="6.8596">
                <text:p>6.85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916">
                <text:p>9.53916</text:p>
              </table:table-cell>
              <table:table-cell office:value-type="float" office:value="1.71413">
                <text:p>1.714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23227">
                <text:p>5.23227</text:p>
              </table:table-cell>
              <table:table-cell office:value-type="float" office:value="32.65707">
                <text:p>32.65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988">
                <text:p>-6.3988</text:p>
              </table:table-cell>
              <table:table-cell office:value-type="float" office:value="1.24124">
                <text:p>1.2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8909">
                <text:p>7.78909</text:p>
              </table:table-cell>
              <table:table-cell office:value-type="float" office:value="6.76712">
                <text:p>6.767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56">
                <text:p>-0.4756</text:p>
              </table:table-cell>
              <table:table-cell office:value-type="float" office:value="-1.86585">
                <text:p>-1.86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9438">
                <text:p>6.39438</text:p>
              </table:table-cell>
              <table:table-cell office:value-type="float" office:value="6.5656">
                <text:p>6.56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69499">
                <text:p>5.69499</text:p>
              </table:table-cell>
              <table:table-cell office:value-type="float" office:value="14.50086">
                <text:p>14.50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2333">
                <text:p>6.22333</text:p>
              </table:table-cell>
              <table:table-cell office:value-type="float" office:value="-0.62022">
                <text:p>-0.6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8382">
                <text:p>-1.18382</text:p>
              </table:table-cell>
              <table:table-cell office:value-type="float" office:value="-1.78735">
                <text:p>-1.78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8568">
                <text:p>5.78568</text:p>
              </table:table-cell>
              <table:table-cell office:value-type="float" office:value="-0.55414">
                <text:p>-0.5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7992">
                <text:p>8.67992</text:p>
              </table:table-cell>
              <table:table-cell office:value-type="float" office:value="-2.23399">
                <text:p>-2.233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5994">
                <text:p>-0.05994</text:p>
              </table:table-cell>
              <table:table-cell office:value-type="float" office:value="7.08716">
                <text:p>7.08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9901">
                <text:p>10.49901</text:p>
              </table:table-cell>
              <table:table-cell office:value-type="float" office:value="1.28109">
                <text:p>1.281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7221">
                <text:p>11.77221</text:p>
              </table:table-cell>
              <table:table-cell office:value-type="float" office:value="3.77043">
                <text:p>3.770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482">
                <text:p>0.99482</text:p>
              </table:table-cell>
              <table:table-cell office:value-type="float" office:value="23.31258">
                <text:p>23.3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34341">
                <text:p>5.34341</text:p>
              </table:table-cell>
              <table:table-cell office:value-type="float" office:value="14.8862">
                <text:p>14.8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51415">
                <text:p>-1.51415</text:p>
              </table:table-cell>
              <table:table-cell office:value-type="float" office:value="4.41595">
                <text:p>4.4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231">
                <text:p>4.77231</text:p>
              </table:table-cell>
              <table:table-cell office:value-type="float" office:value="1.05135">
                <text:p>1.0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9.19748">
                <text:p>-9.19748</text:p>
              </table:table-cell>
              <table:table-cell office:value-type="float" office:value="10.87886">
                <text:p>10.87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2272">
                <text:p>10.12272</text:p>
              </table:table-cell>
              <table:table-cell office:value-type="float" office:value="3.52982">
                <text:p>3.529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248">
                <text:p>1.49248</text:p>
              </table:table-cell>
              <table:table-cell office:value-type="float" office:value="-0.14737">
                <text:p>-0.14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7.92299">
                <text:p>-7.92299</text:p>
              </table:table-cell>
              <table:table-cell office:value-type="float" office:value="17.00979">
                <text:p>17.00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.00871">
                <text:p>-4.00871</text:p>
              </table:table-cell>
              <table:table-cell office:value-type="float" office:value="24.84396">
                <text:p>24.84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4747">
                <text:p>5.94747</text:p>
              </table:table-cell>
              <table:table-cell office:value-type="float" office:value="11.02971">
                <text:p>11.029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171">
                <text:p>1.81171</text:p>
              </table:table-cell>
              <table:table-cell office:value-type="float" office:value="0.36831">
                <text:p>0.36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5234">
                <text:p>7.45234</text:p>
              </table:table-cell>
              <table:table-cell office:value-type="float" office:value="10.52398">
                <text:p>10.523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3669">
                <text:p>7.03669</text:p>
              </table:table-cell>
              <table:table-cell office:value-type="float" office:value="1.45918">
                <text:p>1.459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5199">
                <text:p>4.55199</text:p>
              </table:table-cell>
              <table:table-cell office:value-type="float" office:value="3.5628">
                <text:p>3.56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.05806">
                <text:p>-4.05806</text:p>
              </table:table-cell>
              <table:table-cell office:value-type="float" office:value="16.26388">
                <text:p>16.26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718">
                <text:p>0.03718</text:p>
              </table:table-cell>
              <table:table-cell office:value-type="float" office:value="1.78718">
                <text:p>1.78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0733">
                <text:p>2.10733</text:p>
              </table:table-cell>
              <table:table-cell office:value-type="float" office:value="2.06185">
                <text:p>2.0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4131">
                <text:p>15.24131</text:p>
              </table:table-cell>
              <table:table-cell office:value-type="float" office:value="5.73501">
                <text:p>5.735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643">
                <text:p>-3.5643</text:p>
              </table:table-cell>
              <table:table-cell office:value-type="float" office:value="-2.20709">
                <text:p>-2.2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0528">
                <text:p>10.10528</text:p>
              </table:table-cell>
              <table:table-cell office:value-type="float" office:value="-0.00739">
                <text:p>-0.007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114">
                <text:p>1.05114</text:p>
              </table:table-cell>
              <table:table-cell office:value-type="float" office:value="-0.67081">
                <text:p>-0.6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2581">
                <text:p>7.32581</text:p>
              </table:table-cell>
              <table:table-cell office:value-type="float" office:value="9.70212">
                <text:p>9.702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503">
                <text:p>3.06503</text:p>
              </table:table-cell>
              <table:table-cell office:value-type="float" office:value="0.44892">
                <text:p>0.4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86725">
                <text:p>-0.86725</text:p>
              </table:table-cell>
              <table:table-cell office:value-type="float" office:value="12.88822">
                <text:p>12.88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8165">
                <text:p>-2.58165</text:p>
              </table:table-cell>
              <table:table-cell office:value-type="float" office:value="-0.23914">
                <text:p>-0.2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126">
                <text:p>-1.7126</text:p>
              </table:table-cell>
              <table:table-cell office:value-type="float" office:value="0.04135">
                <text:p>0.0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7193">
                <text:p>-3.07193</text:p>
              </table:table-cell>
              <table:table-cell office:value-type="float" office:value="-0.56788">
                <text:p>-0.56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966">
                <text:p>0.15966</text:p>
              </table:table-cell>
              <table:table-cell office:value-type="float" office:value="0.70697">
                <text:p>0.70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0289">
                <text:p>14.50289</text:p>
              </table:table-cell>
              <table:table-cell office:value-type="float" office:value="3.55099">
                <text:p>3.550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9975">
                <text:p>9.09975</text:p>
              </table:table-cell>
              <table:table-cell office:value-type="float" office:value="4.02945">
                <text:p>4.029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0844">
                <text:p>11.20844</text:p>
              </table:table-cell>
              <table:table-cell office:value-type="float" office:value="0.80257">
                <text:p>0.802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2871">
                <text:p>-1.32871</text:p>
              </table:table-cell>
              <table:table-cell office:value-type="float" office:value="-0.28035">
                <text:p>-0.2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9409">
                <text:p>11.69409</text:p>
              </table:table-cell>
              <table:table-cell office:value-type="float" office:value="7.60557">
                <text:p>7.605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0105">
                <text:p>-2.80105</text:p>
              </table:table-cell>
              <table:table-cell office:value-type="float" office:value="-0.75084">
                <text:p>-0.75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3687">
                <text:p>12.33687</text:p>
              </table:table-cell>
              <table:table-cell office:value-type="float" office:value="4.85406">
                <text:p>4.854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6363">
                <text:p>8.46363</text:p>
              </table:table-cell>
              <table:table-cell office:value-type="float" office:value="0.22326">
                <text:p>0.223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3643">
                <text:p>5.93643</text:p>
              </table:table-cell>
              <table:table-cell office:value-type="float" office:value="-0.54618">
                <text:p>-0.5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.31631">
                <text:p>-2.31631</text:p>
              </table:table-cell>
              <table:table-cell office:value-type="float" office:value="23.45435">
                <text:p>23.4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59">
                <text:p>9.659</text:p>
              </table:table-cell>
              <table:table-cell office:value-type="float" office:value="5.03996">
                <text:p>5.039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8391">
                <text:p>5.98391</text:p>
              </table:table-cell>
              <table:table-cell office:value-type="float" office:value="3.09292">
                <text:p>3.092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5203">
                <text:p>16.45203</text:p>
              </table:table-cell>
              <table:table-cell office:value-type="float" office:value="3.71482">
                <text:p>3.714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8806">
                <text:p>-1.88806</text:p>
              </table:table-cell>
              <table:table-cell office:value-type="float" office:value="0.43432">
                <text:p>0.43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2378">
                <text:p>1.82378</text:p>
              </table:table-cell>
              <table:table-cell office:value-type="float" office:value="-0.47209">
                <text:p>-0.4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02816">
                <text:p>-1.02816</text:p>
              </table:table-cell>
              <table:table-cell office:value-type="float" office:value="22.36473">
                <text:p>22.36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.36706">
                <text:p>-4.36706</text:p>
              </table:table-cell>
              <table:table-cell office:value-type="float" office:value="13.20616">
                <text:p>13.20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052">
                <text:p>0.75052</text:p>
              </table:table-cell>
              <table:table-cell office:value-type="float" office:value="-0.96185">
                <text:p>-0.96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3395">
                <text:p>1.33395</text:p>
              </table:table-cell>
              <table:table-cell office:value-type="float" office:value="15.72134">
                <text:p>15.7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.75794">
                <text:p>-2.75794</text:p>
              </table:table-cell>
              <table:table-cell office:value-type="float" office:value="7.36439">
                <text:p>7.36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6525">
                <text:p>12.66525</text:p>
              </table:table-cell>
              <table:table-cell office:value-type="float" office:value="6.91539">
                <text:p>6.915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8752">
                <text:p>0.18752</text:p>
              </table:table-cell>
              <table:table-cell office:value-type="float" office:value="9.16672">
                <text:p>9.1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8157">
                <text:p>13.38157</text:p>
              </table:table-cell>
              <table:table-cell office:value-type="float" office:value="3.58043">
                <text:p>3.580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5593">
                <text:p>9.05593</text:p>
              </table:table-cell>
              <table:table-cell office:value-type="float" office:value="5.02423">
                <text:p>5.024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34156">
                <text:p>3.34156</text:p>
              </table:table-cell>
              <table:table-cell office:value-type="float" office:value="16.64095">
                <text:p>16.64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767">
                <text:p>-2.1767</text:p>
              </table:table-cell>
              <table:table-cell office:value-type="float" office:value="1.24951">
                <text:p>1.24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9698">
                <text:p>-2.49698</text:p>
              </table:table-cell>
              <table:table-cell office:value-type="float" office:value="-0.70008">
                <text:p>-0.7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1374">
                <text:p>10.21374</text:p>
              </table:table-cell>
              <table:table-cell office:value-type="float" office:value="1.67705">
                <text:p>1.677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038">
                <text:p>-1.86038</text:p>
              </table:table-cell>
              <table:table-cell office:value-type="float" office:value="-0.35522">
                <text:p>-0.35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59932">
                <text:p>-0.59932</text:p>
              </table:table-cell>
              <table:table-cell office:value-type="float" office:value="12.54567">
                <text:p>12.54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1119">
                <text:p>-1.71119</text:p>
              </table:table-cell>
              <table:table-cell office:value-type="float" office:value="-0.06886">
                <text:p>-0.06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.00927">
                <text:p>-3.00927</text:p>
              </table:table-cell>
              <table:table-cell office:value-type="float" office:value="22.11375">
                <text:p>22.1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588">
                <text:p>0.73588</text:p>
              </table:table-cell>
              <table:table-cell office:value-type="float" office:value="2.38071">
                <text:p>2.3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4331">
                <text:p>-4.04331</text:p>
              </table:table-cell>
              <table:table-cell office:value-type="float" office:value="0.11181">
                <text:p>0.1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50648">
                <text:p>-1.50648</text:p>
              </table:table-cell>
              <table:table-cell office:value-type="float" office:value="12.54366">
                <text:p>12.54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83435">
                <text:p>-0.83435</text:p>
              </table:table-cell>
              <table:table-cell office:value-type="float" office:value="10.05035">
                <text:p>10.05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045">
                <text:p>0.19045</text:p>
              </table:table-cell>
              <table:table-cell office:value-type="float" office:value="0.71577">
                <text:p>0.7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7056">
                <text:p>9.97056</text:p>
              </table:table-cell>
              <table:table-cell office:value-type="float" office:value="6.15876">
                <text:p>6.158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1907">
                <text:p>11.21907</text:p>
              </table:table-cell>
              <table:table-cell office:value-type="float" office:value="3.92711">
                <text:p>3.927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2419">
                <text:p>-8.82419</text:p>
              </table:table-cell>
              <table:table-cell office:value-type="float" office:value="0.80315">
                <text:p>0.8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1417">
                <text:p>12.51417</text:p>
              </table:table-cell>
              <table:table-cell office:value-type="float" office:value="3.5734">
                <text:p>3.57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.48801">
                <text:p>-2.48801</text:p>
              </table:table-cell>
              <table:table-cell office:value-type="float" office:value="19.05003">
                <text:p>19.05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30002">
                <text:p>1.30002</text:p>
              </table:table-cell>
              <table:table-cell office:value-type="float" office:value="20.98855">
                <text:p>20.98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72465">
                <text:p>-1.72465</text:p>
              </table:table-cell>
              <table:table-cell office:value-type="float" office:value="23.34464">
                <text:p>23.34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0666">
                <text:p>5.50666</text:p>
              </table:table-cell>
              <table:table-cell office:value-type="float" office:value="-0.41619">
                <text:p>-0.4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42386">
                <text:p>4.42386</text:p>
              </table:table-cell>
              <table:table-cell office:value-type="float" office:value="14.70081">
                <text:p>14.70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3959">
                <text:p>6.03959</text:p>
              </table:table-cell>
              <table:table-cell office:value-type="float" office:value="1.30355">
                <text:p>1.3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01">
                <text:p>0.07001</text:p>
              </table:table-cell>
              <table:table-cell office:value-type="float" office:value="-1.51335">
                <text:p>-1.5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7083">
                <text:p>7.97083</text:p>
              </table:table-cell>
              <table:table-cell office:value-type="float" office:value="4.30386">
                <text:p>4.303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879">
                <text:p>-1.3879</text:p>
              </table:table-cell>
              <table:table-cell office:value-type="float" office:value="1.08262">
                <text:p>1.0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7.22644">
                <text:p>-7.22644</text:p>
              </table:table-cell>
              <table:table-cell office:value-type="float" office:value="13.283">
                <text:p>13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0475">
                <text:p>14.30475</text:p>
              </table:table-cell>
              <table:table-cell office:value-type="float" office:value="6.74259">
                <text:p>6.742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77923">
                <text:p>3.77923</text:p>
              </table:table-cell>
              <table:table-cell office:value-type="float" office:value="22.26591">
                <text:p>22.26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8927">
                <text:p>8.38927</text:p>
              </table:table-cell>
              <table:table-cell office:value-type="float" office:value="-2.04379">
                <text:p>-2.043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.30112">
                <text:p>-2.30112</text:p>
              </table:table-cell>
              <table:table-cell office:value-type="float" office:value="7.29326">
                <text:p>7.2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4511">
                <text:p>12.14511</text:p>
              </table:table-cell>
              <table:table-cell office:value-type="float" office:value="0.20233">
                <text:p>0.202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60724">
                <text:p>-1.60724</text:p>
              </table:table-cell>
              <table:table-cell office:value-type="float" office:value="9.2013">
                <text:p>9.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9107">
                <text:p>1.99107</text:p>
              </table:table-cell>
              <table:table-cell office:value-type="float" office:value="0.25056">
                <text:p>0.25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409">
                <text:p>1.58409</text:p>
              </table:table-cell>
              <table:table-cell office:value-type="float" office:value="0.73927">
                <text:p>0.7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361">
                <text:p>3.02361</text:p>
              </table:table-cell>
              <table:table-cell office:value-type="float" office:value="0.33607">
                <text:p>0.33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61">
                <text:p>0.55561</text:p>
              </table:table-cell>
              <table:table-cell office:value-type="float" office:value="2.59911">
                <text:p>2.59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094">
                <text:p>-0.62094</text:p>
              </table:table-cell>
              <table:table-cell office:value-type="float" office:value="-0.17257">
                <text:p>-0.1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.49113">
                <text:p>-4.49113</text:p>
              </table:table-cell>
              <table:table-cell office:value-type="float" office:value="20.15717">
                <text:p>20.15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6685">
                <text:p>10.06685</text:p>
              </table:table-cell>
              <table:table-cell office:value-type="float" office:value="12.88448">
                <text:p>12.884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5598">
                <text:p>11.45598</text:p>
              </table:table-cell>
              <table:table-cell office:value-type="float" office:value="7.91968">
                <text:p>7.919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8304">
                <text:p>-4.18304</text:p>
              </table:table-cell>
              <table:table-cell office:value-type="float" office:value="-0.05911">
                <text:p>-0.0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5.10669">
                <text:p>-5.10669</text:p>
              </table:table-cell>
              <table:table-cell office:value-type="float" office:value="13.56277">
                <text:p>13.56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0497">
                <text:p>-4.00497</text:p>
              </table:table-cell>
              <table:table-cell office:value-type="float" office:value="-0.03062">
                <text:p>-0.03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6174">
                <text:p>-2.26174</text:p>
              </table:table-cell>
              <table:table-cell office:value-type="float" office:value="-0.71264">
                <text:p>-0.7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958">
                <text:p>-0.81958</text:p>
              </table:table-cell>
              <table:table-cell office:value-type="float" office:value="0.28095">
                <text:p>0.28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425">
                <text:p>-4.88425</text:p>
              </table:table-cell>
              <table:table-cell office:value-type="float" office:value="-1.31804">
                <text:p>-1.3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4002">
                <text:p>8.14002</text:p>
              </table:table-cell>
              <table:table-cell office:value-type="float" office:value="4.44768">
                <text:p>4.447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77725">
                <text:p>-1.77725</text:p>
              </table:table-cell>
              <table:table-cell office:value-type="float" office:value="15.64447">
                <text:p>15.64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2394">
                <text:p>3.2394</text:p>
              </table:table-cell>
              <table:table-cell office:value-type="float" office:value="9.72359">
                <text:p>9.7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9668">
                <text:p>10.79668</text:p>
              </table:table-cell>
              <table:table-cell office:value-type="float" office:value="3.74072">
                <text:p>3.740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002">
                <text:p>8.43002</text:p>
              </table:table-cell>
              <table:table-cell office:value-type="float" office:value="5.14112">
                <text:p>5.141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6495">
                <text:p>16.06495</text:p>
              </table:table-cell>
              <table:table-cell office:value-type="float" office:value="0.47038">
                <text:p>0.470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1817">
                <text:p>3.41817</text:p>
              </table:table-cell>
              <table:table-cell office:value-type="float" office:value="0.23569">
                <text:p>0.23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666">
                <text:p>2.90666</text:p>
              </table:table-cell>
              <table:table-cell office:value-type="float" office:value="0.92869">
                <text:p>0.9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2467">
                <text:p>0.82467</text:p>
              </table:table-cell>
              <table:table-cell office:value-type="float" office:value="8.803">
                <text:p>8.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6435">
                <text:p>-3.56435</text:p>
              </table:table-cell>
              <table:table-cell office:value-type="float" office:value="-2.04234">
                <text:p>-2.04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0696">
                <text:p>17.50696</text:p>
              </table:table-cell>
              <table:table-cell office:value-type="float" office:value="6.02699">
                <text:p>6.026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4931">
                <text:p>9.44931</text:p>
              </table:table-cell>
              <table:table-cell office:value-type="float" office:value="5.75268">
                <text:p>5.752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0991">
                <text:p>11.20991</text:p>
              </table:table-cell>
              <table:table-cell office:value-type="float" office:value="10.55127">
                <text:p>10.551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3048">
                <text:p>11.13048</text:p>
              </table:table-cell>
              <table:table-cell office:value-type="float" office:value="5.04492">
                <text:p>5.044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6806">
                <text:p>9.86806</text:p>
              </table:table-cell>
              <table:table-cell office:value-type="float" office:value="9.15313">
                <text:p>9.153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92cm" svg:height="15.563cm" xlink:href=".." xlink:type="simple" chart:class="chart:scatter" chart:style-name="ch1">
        <chart:title svg:x="4.345cm" svg:y="0.447cm" chart:style-name="ch2">
          <text:p>Un-labeled data before clustering</text:p>
        </chart:title>
        <chart:legend chart:legend-position="end" svg:x="13.182cm" svg:y="7.482cm" style:legend-expansion="high" chart:style-name="ch3"/>
        <chart:plot-area chart:style-name="ch4" table:cell-range-address="main.A1:main.B301" chart:data-source-has-labels="row" svg:x="1.318cm" svg:y="1.537cm" svg:width="11.557cm" svg:height="12.734cm">
          <chartooo:coordinate-region svg:x="1.556cm" svg:y="1.736cm" svg:width="11.132cm" svg:height="12.336cm"/>
          <chart:axis chart:dimension="x" chart:name="primary-x" chart:style-name="ch5">
            <chart:title svg:x="6.126cm" svg:y="14.582cm" chart:style-name="ch6">
              <text:p>Dimension 1</text:p>
            </chart:title>
          </chart:axis>
          <chart:axis chart:dimension="y" chart:name="primary-y" chart:style-name="ch5">
            <chart:title svg:x="0.451cm" svg:y="8.874cm" chart:style-name="ch7">
              <text:p>Dimension 2</text:p>
            </chart:title>
          </chart:axis>
          <chart:series chart:style-name="ch8" chart:values-cell-range-address="main.B1:main.B301" loext:label-string="unlabeled" chart:class="chart:scatter">
            <chart:domain table:cell-range-address="main.A1:main.A301"/>
            <chart:data-point chart:repeated="3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nlabel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main.A1:main.A301</svg:desc>
                </draw:g>
              </table:table-cell>
              <table:table-cell office:value-type="float" office:value="NaN">
                <text:p>NaN</text:p>
                <draw:g>
                  <svg:desc>main.B1:main.B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4593">
                <text:p>-1.24593</text:p>
              </table:table-cell>
              <table:table-cell office:value-type="float" office:value="1.75233">
                <text:p>1.75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92138">
                <text:p>-4.92138</text:p>
              </table:table-cell>
              <table:table-cell office:value-type="float" office:value="12.6702">
                <text:p>12.6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232">
                <text:p>0.77232</text:p>
              </table:table-cell>
              <table:table-cell office:value-type="float" office:value="16.97505">
                <text:p>16.9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2989">
                <text:p>3.72989</text:p>
              </table:table-cell>
              <table:table-cell office:value-type="float" office:value="11.54253">
                <text:p>11.54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667">
                <text:p>2.50667</text:p>
              </table:table-cell>
              <table:table-cell office:value-type="float" office:value="0.61497">
                <text:p>0.61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108">
                <text:p>2.05108</text:p>
              </table:table-cell>
              <table:table-cell office:value-type="float" office:value="2.19732">
                <text:p>2.19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3861">
                <text:p>-1.23861</text:p>
              </table:table-cell>
              <table:table-cell office:value-type="float" office:value="1.8436">
                <text:p>1.8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72062">
                <text:p>-4.72062</text:p>
              </table:table-cell>
              <table:table-cell office:value-type="float" office:value="-0.5385">
                <text:p>-0.5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49689">
                <text:p>13.49689</text:p>
              </table:table-cell>
              <table:table-cell office:value-type="float" office:value="2.43852">
                <text:p>2.43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9643">
                <text:p>7.39643</text:p>
              </table:table-cell>
              <table:table-cell office:value-type="float" office:value="12.7007">
                <text:p>12.7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24708">
                <text:p>-1.24708</text:p>
              </table:table-cell>
              <table:table-cell office:value-type="float" office:value="1.02308">
                <text:p>1.02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35283">
                <text:p>-5.35283</text:p>
              </table:table-cell>
              <table:table-cell office:value-type="float" office:value="11.48771">
                <text:p>11.487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771">
                <text:p>-0.15771</text:p>
              </table:table-cell>
              <table:table-cell office:value-type="float" office:value="0.41551">
                <text:p>0.41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9135">
                <text:p>-2.89135</text:p>
              </table:table-cell>
              <table:table-cell office:value-type="float" office:value="15.84831">
                <text:p>15.848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2461">
                <text:p>5.02461</text:p>
              </table:table-cell>
              <table:table-cell office:value-type="float" office:value="0.74118">
                <text:p>0.74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19">
                <text:p>0.2519</text:p>
              </table:table-cell>
              <table:table-cell office:value-type="float" office:value="-1.08374">
                <text:p>-1.08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7325">
                <text:p>5.27325</text:p>
              </table:table-cell>
              <table:table-cell office:value-type="float" office:value="1.01255">
                <text:p>1.01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11681">
                <text:p>9.11681</text:p>
              </table:table-cell>
              <table:table-cell office:value-type="float" office:value="6.35552">
                <text:p>6.35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76835">
                <text:p>7.76835</text:p>
              </table:table-cell>
              <table:table-cell office:value-type="float" office:value="0.60273">
                <text:p>0.60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57917">
                <text:p>17.57917</text:p>
              </table:table-cell>
              <table:table-cell office:value-type="float" office:value="7.55135">
                <text:p>7.55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29619">
                <text:p>-6.29619</text:p>
              </table:table-cell>
              <table:table-cell office:value-type="float" office:value="7.05771">
                <text:p>7.05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21761">
                <text:p>-1.21761</text:p>
              </table:table-cell>
              <table:table-cell office:value-type="float" office:value="0.74927">
                <text:p>0.74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792">
                <text:p>1.1792</text:p>
              </table:table-cell>
              <table:table-cell office:value-type="float" office:value="17.72361">
                <text:p>17.723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07091">
                <text:p>-4.07091</text:p>
              </table:table-cell>
              <table:table-cell office:value-type="float" office:value="13.62372">
                <text:p>13.62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51998">
                <text:p>13.51998</text:p>
              </table:table-cell>
              <table:table-cell office:value-type="float" office:value="4.23001">
                <text:p>4.23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617">
                <text:p>0.37617</text:p>
              </table:table-cell>
              <table:table-cell office:value-type="float" office:value="21.12616">
                <text:p>21.126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2595">
                <text:p>-0.42595</text:p>
              </table:table-cell>
              <table:table-cell office:value-type="float" office:value="0.51888">
                <text:p>0.51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7652">
                <text:p>2.67652</text:p>
              </table:table-cell>
              <table:table-cell office:value-type="float" office:value="3.58832">
                <text:p>3.588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346">
                <text:p>0.82346</text:p>
              </table:table-cell>
              <table:table-cell office:value-type="float" office:value="11.45524">
                <text:p>11.45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02825">
                <text:p>9.02825</text:p>
              </table:table-cell>
              <table:table-cell office:value-type="float" office:value="-2.47788">
                <text:p>-2.477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24416">
                <text:p>13.24416</text:p>
              </table:table-cell>
              <table:table-cell office:value-type="float" office:value="3.51939">
                <text:p>3.519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39347">
                <text:p>9.39347</text:p>
              </table:table-cell>
              <table:table-cell office:value-type="float" office:value="4.50467">
                <text:p>4.504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27289">
                <text:p>13.27289</text:p>
              </table:table-cell>
              <table:table-cell office:value-type="float" office:value="4.05303">
                <text:p>4.053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80206">
                <text:p>-3.80206</text:p>
              </table:table-cell>
              <table:table-cell office:value-type="float" office:value="0.99278">
                <text:p>0.992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69014">
                <text:p>-3.69014</text:p>
              </table:table-cell>
              <table:table-cell office:value-type="float" office:value="-0.23242">
                <text:p>-0.23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001">
                <text:p>0.45001</text:p>
              </table:table-cell>
              <table:table-cell office:value-type="float" office:value="-1.42567">
                <text:p>-1.425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7086">
                <text:p>-0.27086</text:p>
              </table:table-cell>
              <table:table-cell office:value-type="float" office:value="2.05829">
                <text:p>2.058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39298">
                <text:p>8.39298</text:p>
              </table:table-cell>
              <table:table-cell office:value-type="float" office:value="7.3699">
                <text:p>7.36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86682">
                <text:p>9.86682</text:p>
              </table:table-cell>
              <table:table-cell office:value-type="float" office:value="-3.23926">
                <text:p>-3.23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99596">
                <text:p>8.99596</text:p>
              </table:table-cell>
              <table:table-cell office:value-type="float" office:value="3.82407">
                <text:p>3.824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6177">
                <text:p>2.76177</text:p>
              </table:table-cell>
              <table:table-cell office:value-type="float" office:value="0.25412">
                <text:p>0.254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6682">
                <text:p>-1.16682</text:p>
              </table:table-cell>
              <table:table-cell office:value-type="float" office:value="0.15949">
                <text:p>0.159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8636">
                <text:p>-4.8636</text:p>
              </table:table-cell>
              <table:table-cell office:value-type="float" office:value="0.7224">
                <text:p>0.72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03678">
                <text:p>-3.03678</text:p>
              </table:table-cell>
              <table:table-cell office:value-type="float" office:value="0.78827">
                <text:p>0.788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19248">
                <text:p>-1.19248</text:p>
              </table:table-cell>
              <table:table-cell office:value-type="float" office:value="-1.00184">
                <text:p>-1.001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6569">
                <text:p>-0.6569</text:p>
              </table:table-cell>
              <table:table-cell office:value-type="float" office:value="16.16785">
                <text:p>16.16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77257">
                <text:p>-3.77257</text:p>
              </table:table-cell>
              <table:table-cell office:value-type="float" office:value="2.45323">
                <text:p>2.453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84666">
                <text:p>10.84666</text:p>
              </table:table-cell>
              <table:table-cell office:value-type="float" office:value="0.07663">
                <text:p>0.076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483">
                <text:p>0.8483</text:p>
              </table:table-cell>
              <table:table-cell office:value-type="float" office:value="6.80294">
                <text:p>6.802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79136">
                <text:p>10.79136</text:p>
              </table:table-cell>
              <table:table-cell office:value-type="float" office:value="1.79479">
                <text:p>1.794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10556">
                <text:p>11.10556</text:p>
              </table:table-cell>
              <table:table-cell office:value-type="float" office:value="7.38869">
                <text:p>7.388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9973">
                <text:p>-0.29973</text:p>
              </table:table-cell>
              <table:table-cell office:value-type="float" office:value="1.21605">
                <text:p>1.216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81228">
                <text:p>7.81228</text:p>
              </table:table-cell>
              <table:table-cell office:value-type="float" office:value="1.55859">
                <text:p>1.558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18327">
                <text:p>6.18327</text:p>
              </table:table-cell>
              <table:table-cell office:value-type="float" office:value="0.61685">
                <text:p>0.616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28184">
                <text:p>-1.28184</text:p>
              </table:table-cell>
              <table:table-cell office:value-type="float" office:value="21.59611">
                <text:p>21.596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88817">
                <text:p>-2.88817</text:p>
              </table:table-cell>
              <table:table-cell office:value-type="float" office:value="1.05362">
                <text:p>1.05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56559">
                <text:p>7.56559</text:p>
              </table:table-cell>
              <table:table-cell office:value-type="float" office:value="6.15955">
                <text:p>6.159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87602">
                <text:p>-1.87602</text:p>
              </table:table-cell>
              <table:table-cell office:value-type="float" office:value="13.70037">
                <text:p>13.700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2728">
                <text:p>2.02728</text:p>
              </table:table-cell>
              <table:table-cell office:value-type="float" office:value="-0.29212">
                <text:p>-0.292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28987">
                <text:p>7.28987</text:p>
              </table:table-cell>
              <table:table-cell office:value-type="float" office:value="3.44903">
                <text:p>3.449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5515">
                <text:p>7.65515</text:p>
              </table:table-cell>
              <table:table-cell office:value-type="float" office:value="7.42437">
                <text:p>7.424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32357">
                <text:p>15.32357</text:p>
              </table:table-cell>
              <table:table-cell office:value-type="float" office:value="5.13959">
                <text:p>5.139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6663">
                <text:p>3.86663</text:p>
              </table:table-cell>
              <table:table-cell office:value-type="float" office:value="-0.29441">
                <text:p>-0.294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3018">
                <text:p>2.63018</text:p>
              </table:table-cell>
              <table:table-cell office:value-type="float" office:value="-0.58002">
                <text:p>-0.58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.71222">
                <text:p>-2.71222</text:p>
              </table:table-cell>
              <table:table-cell office:value-type="float" office:value="17.44991">
                <text:p>17.44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0525">
                <text:p>2.60525</text:p>
              </table:table-cell>
              <table:table-cell office:value-type="float" office:value="20.30981">
                <text:p>20.309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35206">
                <text:p>-1.35206</text:p>
              </table:table-cell>
              <table:table-cell office:value-type="float" office:value="23.50136">
                <text:p>23.501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7031">
                <text:p>1.77031</text:p>
              </table:table-cell>
              <table:table-cell office:value-type="float" office:value="0.09933">
                <text:p>0.099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79121">
                <text:p>-1.79121</text:p>
              </table:table-cell>
              <table:table-cell office:value-type="float" office:value="19.99021">
                <text:p>19.990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57732">
                <text:p>11.57732</text:p>
              </table:table-cell>
              <table:table-cell office:value-type="float" office:value="3.7725">
                <text:p>3.77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95608">
                <text:p>-3.95608</text:p>
              </table:table-cell>
              <table:table-cell office:value-type="float" office:value="-0.93286">
                <text:p>-0.932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26763">
                <text:p>9.26763</text:p>
              </table:table-cell>
              <table:table-cell office:value-type="float" office:value="1.99297">
                <text:p>1.992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4677">
                <text:p>-0.14677</text:p>
              </table:table-cell>
              <table:table-cell office:value-type="float" office:value="18.66654">
                <text:p>18.66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4115">
                <text:p>1.74115</text:p>
              </table:table-cell>
              <table:table-cell office:value-type="float" office:value="3.94063">
                <text:p>3.940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2252">
                <text:p>1.32252</text:p>
              </table:table-cell>
              <table:table-cell office:value-type="float" office:value="8.70669">
                <text:p>8.706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01495">
                <text:p>4.01495</text:p>
              </table:table-cell>
              <table:table-cell office:value-type="float" office:value="10.1366">
                <text:p>10.13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5224">
                <text:p>2.15224</text:p>
              </table:table-cell>
              <table:table-cell office:value-type="float" office:value="23.58825">
                <text:p>23.588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74621">
                <text:p>-1.74621</text:p>
              </table:table-cell>
              <table:table-cell office:value-type="float" office:value="1.04112">
                <text:p>1.041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543">
                <text:p>0.57543</text:p>
              </table:table-cell>
              <table:table-cell office:value-type="float" office:value="-0.58262">
                <text:p>-0.582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96067">
                <text:p>6.96067</text:p>
              </table:table-cell>
              <table:table-cell office:value-type="float" office:value="8.02587">
                <text:p>8.025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0802">
                <text:p>-0.40802</text:p>
              </table:table-cell>
              <table:table-cell office:value-type="float" office:value="-0.47282">
                <text:p>-0.472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70304">
                <text:p>3.70304</text:p>
              </table:table-cell>
              <table:table-cell office:value-type="float" office:value="-1.33984">
                <text:p>-1.339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52992">
                <text:p>9.52992</text:p>
              </table:table-cell>
              <table:table-cell office:value-type="float" office:value="-0.82332">
                <text:p>-0.82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07606">
                <text:p>11.07606</text:p>
              </table:table-cell>
              <table:table-cell office:value-type="float" office:value="-0.39328">
                <text:p>-0.393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32491">
                <text:p>-1.32491</text:p>
              </table:table-cell>
              <table:table-cell office:value-type="float" office:value="16.8155">
                <text:p>16.8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.17769">
                <text:p>-4.17769</text:p>
              </table:table-cell>
              <table:table-cell office:value-type="float" office:value="7.88592">
                <text:p>7.885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6679">
                <text:p>-0.16679</text:p>
              </table:table-cell>
              <table:table-cell office:value-type="float" office:value="0.03748">
                <text:p>0.037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08227">
                <text:p>11.08227</text:p>
              </table:table-cell>
              <table:table-cell office:value-type="float" office:value="12.8547">
                <text:p>12.85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9485">
                <text:p>11.9485</text:p>
              </table:table-cell>
              <table:table-cell office:value-type="float" office:value="-0.20688">
                <text:p>-0.206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7048">
                <text:p>3.97048</text:p>
              </table:table-cell>
              <table:table-cell office:value-type="float" office:value="4.7761">
                <text:p>4.77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07597">
                <text:p>-4.07597</text:p>
              </table:table-cell>
              <table:table-cell office:value-type="float" office:value="8.26889">
                <text:p>8.26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163">
                <text:p>0.37163</text:p>
              </table:table-cell>
              <table:table-cell office:value-type="float" office:value="11.59768">
                <text:p>11.597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1719">
                <text:p>-0.31719</text:p>
              </table:table-cell>
              <table:table-cell office:value-type="float" office:value="12.43625">
                <text:p>12.43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65623">
                <text:p>10.65623</text:p>
              </table:table-cell>
              <table:table-cell office:value-type="float" office:value="10.71368">
                <text:p>10.713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31791">
                <text:p>7.31791</text:p>
              </table:table-cell>
              <table:table-cell office:value-type="float" office:value="0.1024">
                <text:p>0.10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48461">
                <text:p>13.48461</text:p>
              </table:table-cell>
              <table:table-cell office:value-type="float" office:value="3.03597">
                <text:p>3.035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32332">
                <text:p>-1.32332</text:p>
              </table:table-cell>
              <table:table-cell office:value-type="float" office:value="-1.85006">
                <text:p>-1.850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86695">
                <text:p>12.86695</text:p>
              </table:table-cell>
              <table:table-cell office:value-type="float" office:value="6.31496">
                <text:p>6.31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491">
                <text:p>0.14491</text:p>
              </table:table-cell>
              <table:table-cell office:value-type="float" office:value="11.73521">
                <text:p>11.735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37736">
                <text:p>-1.37736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3649">
                <text:p>0.93649</text:p>
              </table:table-cell>
              <table:table-cell office:value-type="float" office:value="16.52077">
                <text:p>16.520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40315">
                <text:p>10.40315</text:p>
              </table:table-cell>
              <table:table-cell office:value-type="float" office:value="7.41017">
                <text:p>7.410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43955">
                <text:p>6.43955</text:p>
              </table:table-cell>
              <table:table-cell office:value-type="float" office:value="6.66071">
                <text:p>6.660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80339">
                <text:p>-0.80339</text:p>
              </table:table-cell>
              <table:table-cell office:value-type="float" office:value="-0.42835">
                <text:p>-0.428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12958">
                <text:p>12.12958</text:p>
              </table:table-cell>
              <table:table-cell office:value-type="float" office:value="3.41203">
                <text:p>3.412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85279">
                <text:p>-1.85279</text:p>
              </table:table-cell>
              <table:table-cell office:value-type="float" office:value="12.83828">
                <text:p>12.838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47886">
                <text:p>7.47886</text:p>
              </table:table-cell>
              <table:table-cell office:value-type="float" office:value="12.31553">
                <text:p>12.315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02704">
                <text:p>-1.02704</text:p>
              </table:table-cell>
              <table:table-cell office:value-type="float" office:value="14.10402">
                <text:p>14.104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39136">
                <text:p>3.39136</text:p>
              </table:table-cell>
              <table:table-cell office:value-type="float" office:value="1.77079">
                <text:p>1.770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30541">
                <text:p>14.30541</text:p>
              </table:table-cell>
              <table:table-cell office:value-type="float" office:value="3.80355">
                <text:p>3.803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613">
                <text:p>-2.03613</text:p>
              </table:table-cell>
              <table:table-cell office:value-type="float" office:value="8.31039">
                <text:p>8.310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19481">
                <text:p>-2.19481</text:p>
              </table:table-cell>
              <table:table-cell office:value-type="float" office:value="20.7252">
                <text:p>20.72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84095">
                <text:p>-0.84095</text:p>
              </table:table-cell>
              <table:table-cell office:value-type="float" office:value="8.31255">
                <text:p>8.312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3657">
                <text:p>3.03657</text:p>
              </table:table-cell>
              <table:table-cell office:value-type="float" office:value="-1.1013">
                <text:p>-1.10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12598">
                <text:p>-1.12598</text:p>
              </table:table-cell>
              <table:table-cell office:value-type="float" office:value="0.38736">
                <text:p>0.387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66283">
                <text:p>12.66283</text:p>
              </table:table-cell>
              <table:table-cell office:value-type="float" office:value="4.71875">
                <text:p>4.71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48729">
                <text:p>7.48729</text:p>
              </table:table-cell>
              <table:table-cell office:value-type="float" office:value="7.88324">
                <text:p>7.883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.01949">
                <text:p>-4.01949</text:p>
              </table:table-cell>
              <table:table-cell office:value-type="float" office:value="16.17297">
                <text:p>16.172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7071">
                <text:p>0.47071</text:p>
              </table:table-cell>
              <table:table-cell office:value-type="float" office:value="12.95284">
                <text:p>12.95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40013">
                <text:p>-1.40013</text:p>
              </table:table-cell>
              <table:table-cell office:value-type="float" office:value="0.26147">
                <text:p>0.261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11487">
                <text:p>-1.11487</text:p>
              </table:table-cell>
              <table:table-cell office:value-type="float" office:value="12.26921">
                <text:p>12.269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25614">
                <text:p>10.25614</text:p>
              </table:table-cell>
              <table:table-cell office:value-type="float" office:value="5.30823">
                <text:p>5.308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6231">
                <text:p>1.16231</text:p>
              </table:table-cell>
              <table:table-cell office:value-type="float" office:value="12.33338">
                <text:p>12.333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.11328">
                <text:p>-6.11328</text:p>
              </table:table-cell>
              <table:table-cell office:value-type="float" office:value="20.87534">
                <text:p>20.875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94806">
                <text:p>-1.94806</text:p>
              </table:table-cell>
              <table:table-cell office:value-type="float" office:value="-1.15766">
                <text:p>-1.157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0058">
                <text:p>-1.0058</text:p>
              </table:table-cell>
              <table:table-cell office:value-type="float" office:value="19.21952">
                <text:p>19.219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23787">
                <text:p>7.23787</text:p>
              </table:table-cell>
              <table:table-cell office:value-type="float" office:value="-0.13175">
                <text:p>-0.131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1548">
                <text:p>1.11548</text:p>
              </table:table-cell>
              <table:table-cell office:value-type="float" office:value="0.63727">
                <text:p>0.637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.74371">
                <text:p>-2.74371</text:p>
              </table:table-cell>
              <table:table-cell office:value-type="float" office:value="13.83954">
                <text:p>13.839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3939">
                <text:p>3.13939</text:p>
              </table:table-cell>
              <table:table-cell office:value-type="float" office:value="20.59655">
                <text:p>20.59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6522">
                <text:p>3.86522</text:p>
              </table:table-cell>
              <table:table-cell office:value-type="float" office:value="0.19249">
                <text:p>0.192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99074">
                <text:p>2.99074</text:p>
              </table:table-cell>
              <table:table-cell office:value-type="float" office:value="19.07415">
                <text:p>19.074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12575">
                <text:p>-1.12575</text:p>
              </table:table-cell>
              <table:table-cell office:value-type="float" office:value="20.47682">
                <text:p>20.476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23399">
                <text:p>12.23399</text:p>
              </table:table-cell>
              <table:table-cell office:value-type="float" office:value="-0.89477">
                <text:p>-0.894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.94575">
                <text:p>15.94575</text:p>
              </table:table-cell>
              <table:table-cell office:value-type="float" office:value="2.96907">
                <text:p>2.969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68782">
                <text:p>7.68782</text:p>
              </table:table-cell>
              <table:table-cell office:value-type="float" office:value="9.51843">
                <text:p>9.518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28076">
                <text:p>16.28076</text:p>
              </table:table-cell>
              <table:table-cell office:value-type="float" office:value="9.25631">
                <text:p>9.256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71275">
                <text:p>-1.71275</text:p>
              </table:table-cell>
              <table:table-cell office:value-type="float" office:value="7.04752">
                <text:p>7.047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7078">
                <text:p>-3.7078</text:p>
              </table:table-cell>
              <table:table-cell office:value-type="float" office:value="18.34086">
                <text:p>18.340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.16062">
                <text:p>-4.16062</text:p>
              </table:table-cell>
              <table:table-cell office:value-type="float" office:value="0.67328">
                <text:p>0.673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90384">
                <text:p>-3.90384</text:p>
              </table:table-cell>
              <table:table-cell office:value-type="float" office:value="10.94708">
                <text:p>10.947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66034">
                <text:p>-0.66034</text:p>
              </table:table-cell>
              <table:table-cell office:value-type="float" office:value="13.69002">
                <text:p>13.69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37645">
                <text:p>-5.37645</text:p>
              </table:table-cell>
              <table:table-cell office:value-type="float" office:value="-0.3711">
                <text:p>-0.37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66223">
                <text:p>1.66223</text:p>
              </table:table-cell>
              <table:table-cell office:value-type="float" office:value="1.18775">
                <text:p>1.187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27897">
                <text:p>-1.27897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8582">
                <text:p>4.68582</text:p>
              </table:table-cell>
              <table:table-cell office:value-type="float" office:value="-0.46308">
                <text:p>-0.463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2746">
                <text:p>-0.22746</text:p>
              </table:table-cell>
              <table:table-cell office:value-type="float" office:value="16.63841">
                <text:p>16.638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6449">
                <text:p>2.36449</text:p>
              </table:table-cell>
              <table:table-cell office:value-type="float" office:value="16.42973">
                <text:p>16.429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.98478">
                <text:p>-4.98478</text:p>
              </table:table-cell>
              <table:table-cell office:value-type="float" office:value="-0.0774">
                <text:p>-0.07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3516">
                <text:p>2.03516</text:p>
              </table:table-cell>
              <table:table-cell office:value-type="float" office:value="-1.80848">
                <text:p>-1.808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3092">
                <text:p>0.33092</text:p>
              </table:table-cell>
              <table:table-cell office:value-type="float" office:value="13.5762">
                <text:p>13.57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185">
                <text:p>1.53185</text:p>
              </table:table-cell>
              <table:table-cell office:value-type="float" office:value="13.62636">
                <text:p>13.626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.98246">
                <text:p>13.98246</text:p>
              </table:table-cell>
              <table:table-cell office:value-type="float" office:value="7.31496">
                <text:p>7.314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25206">
                <text:p>-2.25206</text:p>
              </table:table-cell>
              <table:table-cell office:value-type="float" office:value="15.71825">
                <text:p>15.718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17451">
                <text:p>10.17451</text:p>
              </table:table-cell>
              <table:table-cell office:value-type="float" office:value="0.98713">
                <text:p>0.987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87002">
                <text:p>-0.87002</text:p>
              </table:table-cell>
              <table:table-cell office:value-type="float" office:value="12.11076">
                <text:p>12.110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.21453">
                <text:p>-3.21453</text:p>
              </table:table-cell>
              <table:table-cell office:value-type="float" office:value="22.65408">
                <text:p>22.654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00163">
                <text:p>-1.00163</text:p>
              </table:table-cell>
              <table:table-cell office:value-type="float" office:value="0.43207">
                <text:p>0.432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.12784">
                <text:p>-3.12784</text:p>
              </table:table-cell>
              <table:table-cell office:value-type="float" office:value="24.37513">
                <text:p>24.375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4782">
                <text:p>0.64782</text:p>
              </table:table-cell>
              <table:table-cell office:value-type="float" office:value="17.39602">
                <text:p>17.396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2415">
                <text:p>0.12415</text:p>
              </table:table-cell>
              <table:table-cell office:value-type="float" office:value="0.25559">
                <text:p>0.255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942">
                <text:p>0.03942</text:p>
              </table:table-cell>
              <table:table-cell office:value-type="float" office:value="25.68383">
                <text:p>25.683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1203">
                <text:p>-0.01203</text:p>
              </table:table-cell>
              <table:table-cell office:value-type="float" office:value="-0.20871">
                <text:p>-0.208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0815">
                <text:p>3.00815</text:p>
              </table:table-cell>
              <table:table-cell office:value-type="float" office:value="21.7463">
                <text:p>21.74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.59095">
                <text:p>14.59095</text:p>
              </table:table-cell>
              <table:table-cell office:value-type="float" office:value="-1.57112">
                <text:p>-1.571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9644">
                <text:p>12.9644</text:p>
              </table:table-cell>
              <table:table-cell office:value-type="float" office:value="-1.48349">
                <text:p>-1.483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0677">
                <text:p>3.0677</text:p>
              </table:table-cell>
              <table:table-cell office:value-type="float" office:value="0.16645">
                <text:p>0.166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353">
                <text:p>3.3353</text:p>
              </table:table-cell>
              <table:table-cell office:value-type="float" office:value="24.11784">
                <text:p>24.117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82599">
                <text:p>9.82599</text:p>
              </table:table-cell>
              <table:table-cell office:value-type="float" office:value="6.76299">
                <text:p>6.762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75851">
                <text:p>-1.75851</text:p>
              </table:table-cell>
              <table:table-cell office:value-type="float" office:value="-0.80016">
                <text:p>-0.800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6712">
                <text:p>8.56712</text:p>
              </table:table-cell>
              <table:table-cell office:value-type="float" office:value="2.33118">
                <text:p>2.331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69303">
                <text:p>17.69303</text:p>
              </table:table-cell>
              <table:table-cell office:value-type="float" office:value="6.8596">
                <text:p>6.85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53916">
                <text:p>9.53916</text:p>
              </table:table-cell>
              <table:table-cell office:value-type="float" office:value="1.71413">
                <text:p>1.714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23227">
                <text:p>5.23227</text:p>
              </table:table-cell>
              <table:table-cell office:value-type="float" office:value="32.65707">
                <text:p>32.657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.3988">
                <text:p>-6.3988</text:p>
              </table:table-cell>
              <table:table-cell office:value-type="float" office:value="1.24124">
                <text:p>1.241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78909">
                <text:p>7.78909</text:p>
              </table:table-cell>
              <table:table-cell office:value-type="float" office:value="6.76712">
                <text:p>6.767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4756">
                <text:p>-0.4756</text:p>
              </table:table-cell>
              <table:table-cell office:value-type="float" office:value="-1.86585">
                <text:p>-1.865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39438">
                <text:p>6.39438</text:p>
              </table:table-cell>
              <table:table-cell office:value-type="float" office:value="6.5656">
                <text:p>6.56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69499">
                <text:p>5.69499</text:p>
              </table:table-cell>
              <table:table-cell office:value-type="float" office:value="14.50086">
                <text:p>14.50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22333">
                <text:p>6.22333</text:p>
              </table:table-cell>
              <table:table-cell office:value-type="float" office:value="-0.62022">
                <text:p>-0.620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18382">
                <text:p>-1.18382</text:p>
              </table:table-cell>
              <table:table-cell office:value-type="float" office:value="-1.78735">
                <text:p>-1.787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78568">
                <text:p>5.78568</text:p>
              </table:table-cell>
              <table:table-cell office:value-type="float" office:value="-0.55414">
                <text:p>-0.554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67992">
                <text:p>8.67992</text:p>
              </table:table-cell>
              <table:table-cell office:value-type="float" office:value="-2.23399">
                <text:p>-2.233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5994">
                <text:p>-0.05994</text:p>
              </table:table-cell>
              <table:table-cell office:value-type="float" office:value="7.08716">
                <text:p>7.087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49901">
                <text:p>10.49901</text:p>
              </table:table-cell>
              <table:table-cell office:value-type="float" office:value="1.28109">
                <text:p>1.281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77221">
                <text:p>11.77221</text:p>
              </table:table-cell>
              <table:table-cell office:value-type="float" office:value="3.77043">
                <text:p>3.770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482">
                <text:p>0.99482</text:p>
              </table:table-cell>
              <table:table-cell office:value-type="float" office:value="23.31258">
                <text:p>23.312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34341">
                <text:p>5.34341</text:p>
              </table:table-cell>
              <table:table-cell office:value-type="float" office:value="14.8862">
                <text:p>14.88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51415">
                <text:p>-1.51415</text:p>
              </table:table-cell>
              <table:table-cell office:value-type="float" office:value="4.41595">
                <text:p>4.415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77231">
                <text:p>4.77231</text:p>
              </table:table-cell>
              <table:table-cell office:value-type="float" office:value="1.05135">
                <text:p>1.051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9.19748">
                <text:p>-9.19748</text:p>
              </table:table-cell>
              <table:table-cell office:value-type="float" office:value="10.87886">
                <text:p>10.878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12272">
                <text:p>10.12272</text:p>
              </table:table-cell>
              <table:table-cell office:value-type="float" office:value="3.52982">
                <text:p>3.529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9248">
                <text:p>1.49248</text:p>
              </table:table-cell>
              <table:table-cell office:value-type="float" office:value="-0.14737">
                <text:p>-0.147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7.92299">
                <text:p>-7.92299</text:p>
              </table:table-cell>
              <table:table-cell office:value-type="float" office:value="17.00979">
                <text:p>17.009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.00871">
                <text:p>-4.00871</text:p>
              </table:table-cell>
              <table:table-cell office:value-type="float" office:value="24.84396">
                <text:p>24.84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94747">
                <text:p>5.94747</text:p>
              </table:table-cell>
              <table:table-cell office:value-type="float" office:value="11.02971">
                <text:p>11.029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81171">
                <text:p>1.81171</text:p>
              </table:table-cell>
              <table:table-cell office:value-type="float" office:value="0.36831">
                <text:p>0.368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45234">
                <text:p>7.45234</text:p>
              </table:table-cell>
              <table:table-cell office:value-type="float" office:value="10.52398">
                <text:p>10.523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03669">
                <text:p>7.03669</text:p>
              </table:table-cell>
              <table:table-cell office:value-type="float" office:value="1.45918">
                <text:p>1.459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55199">
                <text:p>4.55199</text:p>
              </table:table-cell>
              <table:table-cell office:value-type="float" office:value="3.5628">
                <text:p>3.56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.05806">
                <text:p>-4.05806</text:p>
              </table:table-cell>
              <table:table-cell office:value-type="float" office:value="16.26388">
                <text:p>16.263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718">
                <text:p>0.03718</text:p>
              </table:table-cell>
              <table:table-cell office:value-type="float" office:value="1.78718">
                <text:p>1.787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10733">
                <text:p>2.10733</text:p>
              </table:table-cell>
              <table:table-cell office:value-type="float" office:value="2.06185">
                <text:p>2.061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.24131">
                <text:p>15.24131</text:p>
              </table:table-cell>
              <table:table-cell office:value-type="float" office:value="5.73501">
                <text:p>5.735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.5643">
                <text:p>-3.5643</text:p>
              </table:table-cell>
              <table:table-cell office:value-type="float" office:value="-2.20709">
                <text:p>-2.207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10528">
                <text:p>10.10528</text:p>
              </table:table-cell>
              <table:table-cell office:value-type="float" office:value="-0.00739">
                <text:p>-0.007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5114">
                <text:p>1.05114</text:p>
              </table:table-cell>
              <table:table-cell office:value-type="float" office:value="-0.67081">
                <text:p>-0.670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32581">
                <text:p>7.32581</text:p>
              </table:table-cell>
              <table:table-cell office:value-type="float" office:value="9.70212">
                <text:p>9.702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06503">
                <text:p>3.06503</text:p>
              </table:table-cell>
              <table:table-cell office:value-type="float" office:value="0.44892">
                <text:p>0.448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86725">
                <text:p>-0.86725</text:p>
              </table:table-cell>
              <table:table-cell office:value-type="float" office:value="12.88822">
                <text:p>12.888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.58165">
                <text:p>-2.58165</text:p>
              </table:table-cell>
              <table:table-cell office:value-type="float" office:value="-0.23914">
                <text:p>-0.239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7126">
                <text:p>-1.7126</text:p>
              </table:table-cell>
              <table:table-cell office:value-type="float" office:value="0.04135">
                <text:p>0.041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07193">
                <text:p>-3.07193</text:p>
              </table:table-cell>
              <table:table-cell office:value-type="float" office:value="-0.56788">
                <text:p>-0.567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5966">
                <text:p>0.15966</text:p>
              </table:table-cell>
              <table:table-cell office:value-type="float" office:value="0.70697">
                <text:p>0.706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.50289">
                <text:p>14.50289</text:p>
              </table:table-cell>
              <table:table-cell office:value-type="float" office:value="3.55099">
                <text:p>3.550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.09975">
                <text:p>9.09975</text:p>
              </table:table-cell>
              <table:table-cell office:value-type="float" office:value="4.02945">
                <text:p>4.029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.20844">
                <text:p>11.20844</text:p>
              </table:table-cell>
              <table:table-cell office:value-type="float" office:value="0.80257">
                <text:p>0.802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32871">
                <text:p>-1.32871</text:p>
              </table:table-cell>
              <table:table-cell office:value-type="float" office:value="-0.28035">
                <text:p>-0.280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69409">
                <text:p>11.69409</text:p>
              </table:table-cell>
              <table:table-cell office:value-type="float" office:value="7.60557">
                <text:p>7.605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80105">
                <text:p>-2.80105</text:p>
              </table:table-cell>
              <table:table-cell office:value-type="float" office:value="-0.75084">
                <text:p>-0.750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33687">
                <text:p>12.33687</text:p>
              </table:table-cell>
              <table:table-cell office:value-type="float" office:value="4.85406">
                <text:p>4.854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46363">
                <text:p>8.46363</text:p>
              </table:table-cell>
              <table:table-cell office:value-type="float" office:value="0.22326">
                <text:p>0.223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93643">
                <text:p>5.93643</text:p>
              </table:table-cell>
              <table:table-cell office:value-type="float" office:value="-0.54618">
                <text:p>-0.546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.31631">
                <text:p>-2.31631</text:p>
              </table:table-cell>
              <table:table-cell office:value-type="float" office:value="23.45435">
                <text:p>23.454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659">
                <text:p>9.659</text:p>
              </table:table-cell>
              <table:table-cell office:value-type="float" office:value="5.03996">
                <text:p>5.039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98391">
                <text:p>5.98391</text:p>
              </table:table-cell>
              <table:table-cell office:value-type="float" office:value="3.09292">
                <text:p>3.092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.45203">
                <text:p>16.45203</text:p>
              </table:table-cell>
              <table:table-cell office:value-type="float" office:value="3.71482">
                <text:p>3.714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88806">
                <text:p>-1.88806</text:p>
              </table:table-cell>
              <table:table-cell office:value-type="float" office:value="0.43432">
                <text:p>0.434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2378">
                <text:p>1.82378</text:p>
              </table:table-cell>
              <table:table-cell office:value-type="float" office:value="-0.47209">
                <text:p>-0.472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02816">
                <text:p>-1.02816</text:p>
              </table:table-cell>
              <table:table-cell office:value-type="float" office:value="22.36473">
                <text:p>22.364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.36706">
                <text:p>-4.36706</text:p>
              </table:table-cell>
              <table:table-cell office:value-type="float" office:value="13.20616">
                <text:p>13.206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5052">
                <text:p>0.75052</text:p>
              </table:table-cell>
              <table:table-cell office:value-type="float" office:value="-0.96185">
                <text:p>-0.961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3395">
                <text:p>1.33395</text:p>
              </table:table-cell>
              <table:table-cell office:value-type="float" office:value="15.72134">
                <text:p>15.721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.75794">
                <text:p>-2.75794</text:p>
              </table:table-cell>
              <table:table-cell office:value-type="float" office:value="7.36439">
                <text:p>7.364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.66525">
                <text:p>12.66525</text:p>
              </table:table-cell>
              <table:table-cell office:value-type="float" office:value="6.91539">
                <text:p>6.915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8752">
                <text:p>0.18752</text:p>
              </table:table-cell>
              <table:table-cell office:value-type="float" office:value="9.16672">
                <text:p>9.166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38157">
                <text:p>13.38157</text:p>
              </table:table-cell>
              <table:table-cell office:value-type="float" office:value="3.58043">
                <text:p>3.580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05593">
                <text:p>9.05593</text:p>
              </table:table-cell>
              <table:table-cell office:value-type="float" office:value="5.02423">
                <text:p>5.024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34156">
                <text:p>3.34156</text:p>
              </table:table-cell>
              <table:table-cell office:value-type="float" office:value="16.64095">
                <text:p>16.640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.1767">
                <text:p>-2.1767</text:p>
              </table:table-cell>
              <table:table-cell office:value-type="float" office:value="1.24951">
                <text:p>1.249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.49698">
                <text:p>-2.49698</text:p>
              </table:table-cell>
              <table:table-cell office:value-type="float" office:value="-0.70008">
                <text:p>-0.700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.21374">
                <text:p>10.21374</text:p>
              </table:table-cell>
              <table:table-cell office:value-type="float" office:value="1.67705">
                <text:p>1.677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86038">
                <text:p>-1.86038</text:p>
              </table:table-cell>
              <table:table-cell office:value-type="float" office:value="-0.35522">
                <text:p>-0.355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59932">
                <text:p>-0.59932</text:p>
              </table:table-cell>
              <table:table-cell office:value-type="float" office:value="12.54567">
                <text:p>12.545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71119">
                <text:p>-1.71119</text:p>
              </table:table-cell>
              <table:table-cell office:value-type="float" office:value="-0.06886">
                <text:p>-0.068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.00927">
                <text:p>-3.00927</text:p>
              </table:table-cell>
              <table:table-cell office:value-type="float" office:value="22.11375">
                <text:p>22.11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3588">
                <text:p>0.73588</text:p>
              </table:table-cell>
              <table:table-cell office:value-type="float" office:value="2.38071">
                <text:p>2.380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.04331">
                <text:p>-4.04331</text:p>
              </table:table-cell>
              <table:table-cell office:value-type="float" office:value="0.11181">
                <text:p>0.111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50648">
                <text:p>-1.50648</text:p>
              </table:table-cell>
              <table:table-cell office:value-type="float" office:value="12.54366">
                <text:p>12.543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83435">
                <text:p>-0.83435</text:p>
              </table:table-cell>
              <table:table-cell office:value-type="float" office:value="10.05035">
                <text:p>10.050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9045">
                <text:p>0.19045</text:p>
              </table:table-cell>
              <table:table-cell office:value-type="float" office:value="0.71577">
                <text:p>0.715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.97056">
                <text:p>9.97056</text:p>
              </table:table-cell>
              <table:table-cell office:value-type="float" office:value="6.15876">
                <text:p>6.158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.21907">
                <text:p>11.21907</text:p>
              </table:table-cell>
              <table:table-cell office:value-type="float" office:value="3.92711">
                <text:p>3.927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8.82419">
                <text:p>-8.82419</text:p>
              </table:table-cell>
              <table:table-cell office:value-type="float" office:value="0.80315">
                <text:p>0.803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51417">
                <text:p>12.51417</text:p>
              </table:table-cell>
              <table:table-cell office:value-type="float" office:value="3.5734">
                <text:p>3.57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.48801">
                <text:p>-2.48801</text:p>
              </table:table-cell>
              <table:table-cell office:value-type="float" office:value="19.05003">
                <text:p>19.050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30002">
                <text:p>1.30002</text:p>
              </table:table-cell>
              <table:table-cell office:value-type="float" office:value="20.98855">
                <text:p>20.988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72465">
                <text:p>-1.72465</text:p>
              </table:table-cell>
              <table:table-cell office:value-type="float" office:value="23.34464">
                <text:p>23.344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50666">
                <text:p>5.50666</text:p>
              </table:table-cell>
              <table:table-cell office:value-type="float" office:value="-0.41619">
                <text:p>-0.416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42386">
                <text:p>4.42386</text:p>
              </table:table-cell>
              <table:table-cell office:value-type="float" office:value="14.70081">
                <text:p>14.700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03959">
                <text:p>6.03959</text:p>
              </table:table-cell>
              <table:table-cell office:value-type="float" office:value="1.30355">
                <text:p>1.303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001">
                <text:p>0.07001</text:p>
              </table:table-cell>
              <table:table-cell office:value-type="float" office:value="-1.51335">
                <text:p>-1.513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97083">
                <text:p>7.97083</text:p>
              </table:table-cell>
              <table:table-cell office:value-type="float" office:value="4.30386">
                <text:p>4.303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3879">
                <text:p>-1.3879</text:p>
              </table:table-cell>
              <table:table-cell office:value-type="float" office:value="1.08262">
                <text:p>1.082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7.22644">
                <text:p>-7.22644</text:p>
              </table:table-cell>
              <table:table-cell office:value-type="float" office:value="13.283">
                <text:p>13.2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.30475">
                <text:p>14.30475</text:p>
              </table:table-cell>
              <table:table-cell office:value-type="float" office:value="6.74259">
                <text:p>6.742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77923">
                <text:p>3.77923</text:p>
              </table:table-cell>
              <table:table-cell office:value-type="float" office:value="22.26591">
                <text:p>22.265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38927">
                <text:p>8.38927</text:p>
              </table:table-cell>
              <table:table-cell office:value-type="float" office:value="-2.04379">
                <text:p>-2.043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.30112">
                <text:p>-2.30112</text:p>
              </table:table-cell>
              <table:table-cell office:value-type="float" office:value="7.29326">
                <text:p>7.293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.14511">
                <text:p>12.14511</text:p>
              </table:table-cell>
              <table:table-cell office:value-type="float" office:value="0.20233">
                <text:p>0.202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60724">
                <text:p>-1.60724</text:p>
              </table:table-cell>
              <table:table-cell office:value-type="float" office:value="9.2013">
                <text:p>9.20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99107">
                <text:p>1.99107</text:p>
              </table:table-cell>
              <table:table-cell office:value-type="float" office:value="0.25056">
                <text:p>0.250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8409">
                <text:p>1.58409</text:p>
              </table:table-cell>
              <table:table-cell office:value-type="float" office:value="0.73927">
                <text:p>0.739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02361">
                <text:p>3.02361</text:p>
              </table:table-cell>
              <table:table-cell office:value-type="float" office:value="0.33607">
                <text:p>0.336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5561">
                <text:p>0.55561</text:p>
              </table:table-cell>
              <table:table-cell office:value-type="float" office:value="2.59911">
                <text:p>2.599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62094">
                <text:p>-0.62094</text:p>
              </table:table-cell>
              <table:table-cell office:value-type="float" office:value="-0.17257">
                <text:p>-0.172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.49113">
                <text:p>-4.49113</text:p>
              </table:table-cell>
              <table:table-cell office:value-type="float" office:value="20.15717">
                <text:p>20.157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06685">
                <text:p>10.06685</text:p>
              </table:table-cell>
              <table:table-cell office:value-type="float" office:value="12.88448">
                <text:p>12.884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.45598">
                <text:p>11.45598</text:p>
              </table:table-cell>
              <table:table-cell office:value-type="float" office:value="7.91968">
                <text:p>7.919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.18304">
                <text:p>-4.18304</text:p>
              </table:table-cell>
              <table:table-cell office:value-type="float" office:value="-0.05911">
                <text:p>-0.059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5.10669">
                <text:p>-5.10669</text:p>
              </table:table-cell>
              <table:table-cell office:value-type="float" office:value="13.56277">
                <text:p>13.562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4.00497">
                <text:p>-4.00497</text:p>
              </table:table-cell>
              <table:table-cell office:value-type="float" office:value="-0.03062">
                <text:p>-0.030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.26174">
                <text:p>-2.26174</text:p>
              </table:table-cell>
              <table:table-cell office:value-type="float" office:value="-0.71264">
                <text:p>-0.712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81958">
                <text:p>-0.81958</text:p>
              </table:table-cell>
              <table:table-cell office:value-type="float" office:value="0.28095">
                <text:p>0.280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4.88425">
                <text:p>-4.88425</text:p>
              </table:table-cell>
              <table:table-cell office:value-type="float" office:value="-1.31804">
                <text:p>-1.318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14002">
                <text:p>8.14002</text:p>
              </table:table-cell>
              <table:table-cell office:value-type="float" office:value="4.44768">
                <text:p>4.447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77725">
                <text:p>-1.77725</text:p>
              </table:table-cell>
              <table:table-cell office:value-type="float" office:value="15.64447">
                <text:p>15.644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2394">
                <text:p>3.2394</text:p>
              </table:table-cell>
              <table:table-cell office:value-type="float" office:value="9.72359">
                <text:p>9.723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79668">
                <text:p>10.79668</text:p>
              </table:table-cell>
              <table:table-cell office:value-type="float" office:value="3.74072">
                <text:p>3.740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43002">
                <text:p>8.43002</text:p>
              </table:table-cell>
              <table:table-cell office:value-type="float" office:value="5.14112">
                <text:p>5.141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06495">
                <text:p>16.06495</text:p>
              </table:table-cell>
              <table:table-cell office:value-type="float" office:value="0.47038">
                <text:p>0.470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41817">
                <text:p>3.41817</text:p>
              </table:table-cell>
              <table:table-cell office:value-type="float" office:value="0.23569">
                <text:p>0.235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0666">
                <text:p>2.90666</text:p>
              </table:table-cell>
              <table:table-cell office:value-type="float" office:value="0.92869">
                <text:p>0.928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2467">
                <text:p>0.82467</text:p>
              </table:table-cell>
              <table:table-cell office:value-type="float" office:value="8.803">
                <text:p>8.8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.56435">
                <text:p>-3.56435</text:p>
              </table:table-cell>
              <table:table-cell office:value-type="float" office:value="-2.04234">
                <text:p>-2.042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.50696">
                <text:p>17.50696</text:p>
              </table:table-cell>
              <table:table-cell office:value-type="float" office:value="6.02699">
                <text:p>6.026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44931">
                <text:p>9.44931</text:p>
              </table:table-cell>
              <table:table-cell office:value-type="float" office:value="5.75268">
                <text:p>5.752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.20991">
                <text:p>11.20991</text:p>
              </table:table-cell>
              <table:table-cell office:value-type="float" office:value="10.55127">
                <text:p>10.551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.13048">
                <text:p>11.13048</text:p>
              </table:table-cell>
              <table:table-cell office:value-type="float" office:value="5.04492">
                <text:p>5.044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.86806">
                <text:p>9.86806</text:p>
              </table:table-cell>
              <table:table-cell office:value-type="float" office:value="9.15313">
                <text:p>9.153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